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9.5pt"/>
    </style:style>
    <style:style style:name="co2" style:family="table-column">
      <style:table-column-properties fo:break-before="auto" style:column-width="70.61pt"/>
    </style:style>
    <style:style style:name="co3" style:family="table-column">
      <style:table-column-properties fo:break-before="auto" style:column-width="48.19pt"/>
    </style:style>
    <style:style style:name="co4" style:family="table-column">
      <style:table-column-properties fo:break-before="auto" style:column-width="55.56pt"/>
    </style:style>
    <style:style style:name="co5" style:family="table-column">
      <style:table-column-properties fo:break-before="auto" style:column-width="78.6pt"/>
    </style:style>
    <style:style style:name="co6" style:family="table-column">
      <style:table-column-properties fo:break-before="auto" style:column-width="66.64pt"/>
    </style:style>
    <style:style style:name="co7" style:family="table-column">
      <style:table-column-properties fo:break-before="auto" style:column-width="57.1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57.91pt"/>
    </style:style>
    <style:style style:name="co10" style:family="table-column">
      <style:table-column-properties fo:break-before="auto" style:column-width="79.34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Unsigned_20_8_20_bit">
      <style:table-properties table:display="true" style:writing-mode="lr-tb"/>
    </style:style>
    <style:style style:name="ce1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fbe5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ackground-color="#e2f0d9" style:diagonal-bl-tr="none" style:diagonal-tl-br="none" fo:border="0.74pt solid #000000" style:rotation-align="none"/>
    </style:style>
    <style:style style:name="ce6" style:family="table-cell" style:parent-style-name="Default">
      <style:table-cell-properties fo:background-color="#f2f2f2" style:diagonal-bl-tr="none" style:diagonal-tl-br="none" fo:border="0.74pt solid #000000" style:rotation-align="none"/>
    </style:style>
    <style:style style:name="ce7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 style:data-style-name="N125">
      <style:table-cell-properties fo:background-color="#e2f0d9" style:diagonal-bl-tr="none" style:diagonal-tl-br="none" fo:border="0.74pt solid #000000" style:rotation-align="none"/>
    </style:style>
    <style:style style:name="ce1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3" style:family="table-cell" style:parent-style-name="Default">
      <style:table-cell-properties fo:background-color="transparent" style:rotation-align="none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7" style:family="table-cell" style:parent-style-name="Default">
      <style:table-cell-properties style:diagonal-bl-tr="none" style:diagonal-tl-br="none" fo:border="0.74pt solid #000000" style:rotation-align="none"/>
    </style:style>
    <style:style style:name="ce18" style:family="table-cell" style:parent-style-name="Default">
      <style:table-cell-properties fo:background-color="#d6dce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9" style:family="table-cell" style:parent-style-name="Default" style:data-style-name="N125">
      <style:table-cell-properties fo:background-color="#ccccff" style:diagonal-bl-tr="none" style:diagonal-tl-br="none" fo:border="0.74pt solid #000000" style:rotation-align="none"/>
    </style:style>
    <style:style style:name="ce20" style:family="table-cell" style:parent-style-name="Default" style:data-style-name="N125">
      <style:table-cell-properties fo:background-color="#d6dce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25">
      <style:table-cell-properties fo:background-color="#d6dce5" style:diagonal-bl-tr="none" style:diagonal-tl-br="none" fo:border="0.74pt solid #000000" style:rotation-align="none"/>
    </style:style>
    <style:style style:name="ce22" style:family="table-cell" style:parent-style-name="Default">
      <style:table-cell-properties fo:border-bottom="none" fo:background-color="#d6dce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none" fo:background-color="#d6dce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d6dce5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none" fo:background-color="#cc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none" fo:background-color="#cccc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cccc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none" fo:background-color="#d6dce5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none" fo:background-color="#cc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fo:border-bottom="none" fo:background-color="#ccccf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fo:border-bottom="0.74pt solid #000000" fo:background-color="#ccccf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fo:border-bottom="0.74pt solid #000000" fo:background-color="#d6dce5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fo:background-color="#cc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fo:border-bottom="0.74pt solid #000000" fo:background-color="#cccc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fo:border-bottom="none" fo:background-color="#d6dc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fo:background-color="#d6dce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fo:border-bottom="0.74pt solid #000000" fo:background-color="#d6dce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ackground-color="#cc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fo:border-bottom="0.74pt solid #000000" fo:background-color="#cccc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fo:background-color="#d6dce5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>
      <style:table-cell-properties fo:background-color="#d6dce5" style:diagonal-bl-tr="none" style:diagonal-tl-br="none" fo:border="none" style:rotation-align="none"/>
    </style:style>
    <style:style style:name="ce43" style:family="table-cell" style:parent-style-name="Default">
      <style:table-cell-properties fo:border-bottom="none" fo:background-color="#cc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fo:background-color="#ccccff" style:diagonal-bl-tr="none" style:diagonal-tl-br="none" fo:border="none" style:rotation-align="none"/>
    </style:style>
    <style:style style:name="ce45" style:family="table-cell" style:parent-style-name="Default">
      <style:table-cell-properties fo:border-bottom="0.74pt solid #000000" fo:background-color="#ccccff" style:diagonal-bl-tr="none" style:diagonal-tl-br="none" fo:border-left="none" fo:border-right="none" style:rotation-align="none" fo:border-top="none"/>
    </style:style>
    <style:style style:name="ce46" style:family="table-cell" style:parent-style-name="Default">
      <style:table-cell-properties fo:border-bottom="0.74pt solid #000000" fo:background-color="#d6dce5" style:diagonal-bl-tr="none" style:diagonal-tl-br="none" fo:border-left="none" fo:border-right="none" style:rotation-align="none" fo:border-top="none"/>
    </style:style>
    <style:style style:name="ce47" style:family="table-cell" style:parent-style-name="Default">
      <style:table-cell-properties fo:border-bottom="0.74pt solid #000000" fo:background-color="#cc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fo:border-bottom="none" fo:background-color="#cccc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fo:border-bottom="none" fo:background-color="#d6dce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fo:border-bottom="none" fo:background-color="#ccccff" style:diagonal-bl-tr="none" style:diagonal-tl-br="none" fo:border-left="none" fo:border-right="none" style:rotation-align="none" fo:border-top="0.74pt solid #000000"/>
    </style:style>
    <style:style style:name="ce51" style:family="table-cell" style:parent-style-name="Default">
      <style:table-cell-properties fo:border-bottom="none" fo:background-color="#d6dce5" style:diagonal-bl-tr="none" style:diagonal-tl-br="none" fo:border-left="none" fo:border-right="none" style:rotation-align="none" fo:border-top="0.74pt solid #000000"/>
    </style:style>
    <style:style style:name="ce52" style:family="table-cell" style:parent-style-name="Default">
      <style:table-cell-properties fo:border-bottom="0.74pt solid #000000" fo:background-color="#d6dc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>
      <style:table-cell-properties fo:border-bottom="none" fo:background-color="#d6dce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>
      <style:table-cell-properties fo:border-bottom="none" fo:background-color="#d6dce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>
      <style:table-cell-properties fo:border-bottom="none" fo:background-color="#cccc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fo:background-color="#cccc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fo:border-bottom="none" fo:background-color="#d6dce5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fo:border-bottom="none" fo:background-color="#ccccff" style:diagonal-bl-tr="none" style:diagonal-tl-br="none" fo:border-left="none" fo:border-right="0.74pt solid #000000" style:rotation-align="none" fo:border-top="0.74pt solid #000000"/>
    </style:style>
    <style:style style:name="ce60" style:family="table-cell" style:parent-style-name="Default">
      <style:table-cell-properties fo:border-bottom="0.74pt solid #000000" fo:background-color="#cccc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able-cell-properties fo:border-bottom="none" fo:background-color="#d6dce5" style:diagonal-bl-tr="none" style:diagonal-tl-br="none" fo:border-left="none" fo:border-right="0.74pt solid #000000" style:rotation-align="none" fo:border-top="0.74pt solid #000000"/>
    </style:style>
    <style:style style:name="ce62" style:family="table-cell" style:parent-style-name="Default">
      <style:table-cell-properties fo:border-bottom="0.74pt solid #000000" fo:background-color="#d6dce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order-bottom="none" fo:background-color="#d6dce5" style:diagonal-bl-tr="none" style:diagonal-tl-br="none" fo:border-left="none" fo:border-right="0.74pt solid #000000" style:rotation-align="none" fo:border-top="none"/>
    </style:style>
    <style:style style:name="ce64" style:family="table-cell" style:parent-style-name="Default">
      <style:table-cell-properties fo:border-bottom="none" fo:background-color="#ccccff" style:diagonal-bl-tr="none" style:diagonal-tl-br="none" fo:border-left="none" fo:border-right="0.74pt solid #000000" style:rotation-align="none" fo:border-top="none"/>
    </style:style>
    <style:style style:name="ce6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nsigned 8 bi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4" table:default-cell-style-name="Default"/>
        <table:table-column table:style-name="co3" table:number-columns-repeated="100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First occurrence of a value.</text:p>
          </table:table-cell>
          <table:covered-table-cell table:number-columns-repeated="2" table:style-name="ce3"/>
          <table:covered-table-cell table:style-name="ce7"/>
          <table:table-cell/>
          <table:table-cell table:style-name="ce8" office:value-type="string" calcext:value-type="string" table:number-columns-spanned="4" table:number-rows-spanned="1">
            <text:p>Second or later occurrence of a value.</text:p>
          </table:table-cell>
          <table:covered-table-cell table:number-columns-repeated="2" table:style-name="ce9"/>
          <table:covered-table-cell table:style-name="ce10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8" table:number-rows-spanned="1">
            <text:p>Denominator</text:p>
          </table:table-cell>
          <table:covered-table-cell table:number-columns-repeated="7" table:style-name="ce4"/>
          <table:table-cell table:style-name="ce12" table:number-columns-repeated="11"/>
          <table:table-cell table:number-columns-repeated="1003"/>
        </table:table-row>
        <table:table-row table:style-name="ro1">
          <table:table-cell/>
          <table:table-cell table:style-name="ce2" office:value-type="string" calcext:value-type="string">
            <text:p>Numerator</text:p>
          </table:table-cell>
          <table:table-cell table:style-name="ce4" table:formula="of:=2^0" office:value-type="float" office:value="1" calcext:value-type="float">
            <text:p>1</text:p>
          </table:table-cell>
          <table:table-cell table:style-name="ce4" table:formula="of:=2^1" office:value-type="float" office:value="2" calcext:value-type="float">
            <text:p>2</text:p>
          </table:table-cell>
          <table:table-cell table:style-name="ce4" table:formula="of:=2^2" office:value-type="float" office:value="4" calcext:value-type="float">
            <text:p>4</text:p>
          </table:table-cell>
          <table:table-cell table:style-name="ce4" table:formula="of:=2^3" office:value-type="float" office:value="8" calcext:value-type="float">
            <text:p>8</text:p>
          </table:table-cell>
          <table:table-cell table:style-name="ce4" table:formula="of:=2^4" office:value-type="float" office:value="16" calcext:value-type="float">
            <text:p>16</text:p>
          </table:table-cell>
          <table:table-cell table:style-name="ce4" table:formula="of:=2^5" office:value-type="float" office:value="32" calcext:value-type="float">
            <text:p>32</text:p>
          </table:table-cell>
          <table:table-cell table:style-name="ce4" table:formula="of:=2^6" office:value-type="float" office:value="64" calcext:value-type="float">
            <text:p>64</text:p>
          </table:table-cell>
          <table:table-cell table:style-name="ce4" table:formula="of:=2^7" office:value-type="float" office:value="128" calcext:value-type="float">
            <text:p>128</text:p>
          </table:table-cell>
          <table:table-cell table:style-name="ce12"/>
          <table:table-cell table:style-name="ce14" office:value-type="string" calcext:value-type="string" table:number-columns-spanned="2" table:number-rows-spanned="1">
            <text:p>Unique Values</text:p>
          </table:table-cell>
          <table:covered-table-cell table:style-name="ce14"/>
          <table:table-cell table:style-name="ce14" office:value-type="string" calcext:value-type="string">
            <text:p>Check Calc</text:p>
          </table:table-cell>
          <table:table-cell table:style-name="ce14" office:value-type="string" calcext:value-type="string">
            <text:p>Check Err</text:p>
          </table:table-cell>
          <table:table-cell table:style-name="ce14" office:value-type="string" calcext:value-type="string">
            <text:p>Difference</text:p>
          </table:table-cell>
          <table:table-cell table:style-name="ce14" office:value-type="string" calcext:value-type="string" table:number-columns-spanned="4" table:number-rows-spanned="1">
            <text:p>Comment</text:p>
          </table:table-cell>
          <table:covered-table-cell table:number-columns-repeated="2" table:style-name="ce35"/>
          <table:covered-table-cell table:style-name="ce53"/>
          <table:table-cell table:style-name="ce65"/>
          <table:table-cell table:number-columns-repeated="1003"/>
        </table:table-row>
        <table:table-row table:style-name="ro1">
          <table:table-cell/>
          <table:table-cell table:style-name="ce2" table:formula="of:=0" office:value-type="float" office:value="0" calcext:value-type="float">
            <text:p>0</text:p>
          </table:table-cell>
          <table:table-cell table:style-name="ce5" table:formula="of:=[.$B6]/[.C$5]" office:value-type="float" office:value="0" calcext:value-type="float">
            <text:p>0</text:p>
          </table:table-cell>
          <table:table-cell table:style-name="ce6" table:formula="of:=[.$B6]/[.D$5]" office:value-type="float" office:value="0" calcext:value-type="float">
            <text:p>0</text:p>
          </table:table-cell>
          <table:table-cell table:style-name="ce6" table:formula="of:=[.$B6]/[.E$5]" office:value-type="float" office:value="0" calcext:value-type="float">
            <text:p>0</text:p>
          </table:table-cell>
          <table:table-cell table:style-name="ce6" table:formula="of:=[.$B6]/[.F$5]" office:value-type="float" office:value="0" calcext:value-type="float">
            <text:p>0</text:p>
          </table:table-cell>
          <table:table-cell table:style-name="ce6" table:formula="of:=[.$B6]/[.G$5]" office:value-type="float" office:value="0" calcext:value-type="float">
            <text:p>0</text:p>
          </table:table-cell>
          <table:table-cell table:style-name="ce6" table:formula="of:=[.$B6]/[.H$5]" office:value-type="float" office:value="0" calcext:value-type="float">
            <text:p>0</text:p>
          </table:table-cell>
          <table:table-cell table:style-name="ce6" table:formula="of:=[.$B6]/[.I$5]" office:value-type="float" office:value="0" calcext:value-type="float">
            <text:p>0</text:p>
          </table:table-cell>
          <table:table-cell table:style-name="ce6" table:formula="of:=[.$B6]/[.J$5]" office:value-type="float" office:value="0" calcext:value-type="float">
            <text:p>0</text:p>
          </table:table-cell>
          <table:table-cell table:style-name="ce12"/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0 ÷ 1</text:p>
          </table:table-cell>
          <table:table-cell table:style-name="ce15" table:formula="of:=0/1" office:value-type="float" office:value="0" calcext:value-type="float">
            <text:p>0</text:p>
          </table:table-cell>
          <table:table-cell table:style-name="ce15" table:formula="of:=ABS([.L6]-[.N6])" office:value-type="float" office:value="0" calcext:value-type="float">
            <text:p>0</text:p>
          </table:table-cell>
          <table:table-cell table:style-name="ce17" office:value-type="string" calcext:value-type="string">
            <text:p>—</text:p>
          </table:table-cell>
          <table:table-cell table:style-name="ce22" office:value-type="string" calcext:value-type="string" table:number-columns-spanned="4" table:number-rows-spanned="256">
            <text:p>257 values 1 ÷ 128 apart from 0 through 256 ÷ 128 (2)</text:p>
          </table:table-cell>
          <table:covered-table-cell table:number-columns-repeated="2" table:style-name="ce36"/>
          <table:covered-table-cell table:style-name="ce54"/>
          <table:table-cell table:number-columns-repeated="1004"/>
        </table:table-row>
        <table:table-row table:style-name="ro1">
          <table:table-cell/>
          <table:table-cell table:style-name="ce2" table:formula="of:=[.B6]+1" office:value-type="float" office:value="1" calcext:value-type="float">
            <text:p>1</text:p>
          </table:table-cell>
          <table:table-cell table:style-name="ce5" table:formula="of:=[.$B7]/[.C$5]" office:value-type="float" office:value="1" calcext:value-type="float">
            <text:p>1</text:p>
          </table:table-cell>
          <table:table-cell table:style-name="ce5" table:formula="of:=[.$B7]/[.D$5]" office:value-type="float" office:value="0.5" calcext:value-type="float">
            <text:p>0.5</text:p>
          </table:table-cell>
          <table:table-cell table:style-name="ce5" table:formula="of:=[.$B7]/[.E$5]" office:value-type="float" office:value="0.25" calcext:value-type="float">
            <text:p>0.25</text:p>
          </table:table-cell>
          <table:table-cell table:style-name="ce5" table:formula="of:=[.$B7]/[.F$5]" office:value-type="float" office:value="0.125" calcext:value-type="float">
            <text:p>0.125</text:p>
          </table:table-cell>
          <table:table-cell table:style-name="ce5" table:formula="of:=[.$B7]/[.G$5]" office:value-type="float" office:value="0.0625" calcext:value-type="float">
            <text:p>0.0625</text:p>
          </table:table-cell>
          <table:table-cell table:style-name="ce5" table:formula="of:=[.$B7]/[.H$5]" office:value-type="float" office:value="0.03125" calcext:value-type="float">
            <text:p>0.03125</text:p>
          </table:table-cell>
          <table:table-cell table:style-name="ce5" table:formula="of:=[.$B7]/[.I$5]" office:value-type="float" office:value="0.015625" calcext:value-type="float">
            <text:p>0.015625</text:p>
          </table:table-cell>
          <table:table-cell table:style-name="ce11" table:formula="of:=[.$B7]/[.J$5]" office:value-type="float" office:value="0.0078125" calcext:value-type="float">
            <text:p>0.0078125</text:p>
          </table:table-cell>
          <table:table-cell table:style-name="ce12"/>
          <table:table-cell table:style-name="ce11" office:value-type="float" office:value="0.0078125" calcext:value-type="float">
            <text:p>0.0078125</text:p>
          </table:table-cell>
          <table:table-cell table:style-name="ce15" office:value-type="string" calcext:value-type="string">
            <text:p>1 ÷ 128</text:p>
          </table:table-cell>
          <table:table-cell table:style-name="ce15" table:formula="of:=1/128" office:value-type="float" office:value="0.0078125" calcext:value-type="float">
            <text:p>0.0078125</text:p>
          </table:table-cell>
          <table:table-cell table:style-name="ce15" table:formula="of:=ABS([.L7]-[.N7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7]+1" office:value-type="float" office:value="2" calcext:value-type="float">
            <text:p>2</text:p>
          </table:table-cell>
          <table:table-cell table:style-name="ce5" table:formula="of:=[.$B8]/[.C$5]" office:value-type="float" office:value="2" calcext:value-type="float">
            <text:p>2</text:p>
          </table:table-cell>
          <table:table-cell table:style-name="ce6" table:formula="of:=[.$B8]/[.D$5]" office:value-type="float" office:value="1" calcext:value-type="float">
            <text:p>1</text:p>
          </table:table-cell>
          <table:table-cell table:style-name="ce6" table:formula="of:=[.$B8]/[.E$5]" office:value-type="float" office:value="0.5" calcext:value-type="float">
            <text:p>0.5</text:p>
          </table:table-cell>
          <table:table-cell table:style-name="ce6" table:formula="of:=[.$B8]/[.F$5]" office:value-type="float" office:value="0.25" calcext:value-type="float">
            <text:p>0.25</text:p>
          </table:table-cell>
          <table:table-cell table:style-name="ce6" table:formula="of:=[.$B8]/[.G$5]" office:value-type="float" office:value="0.125" calcext:value-type="float">
            <text:p>0.125</text:p>
          </table:table-cell>
          <table:table-cell table:style-name="ce6" table:formula="of:=[.$B8]/[.H$5]" office:value-type="float" office:value="0.0625" calcext:value-type="float">
            <text:p>0.0625</text:p>
          </table:table-cell>
          <table:table-cell table:style-name="ce6" table:formula="of:=[.$B8]/[.I$5]" office:value-type="float" office:value="0.03125" calcext:value-type="float">
            <text:p>0.03125</text:p>
          </table:table-cell>
          <table:table-cell table:style-name="ce6" table:formula="of:=[.$B8]/[.J$5]" office:value-type="float" office:value="0.015625" calcext:value-type="float">
            <text:p>0.015625</text:p>
          </table:table-cell>
          <table:table-cell/>
          <table:table-cell table:style-name="ce5" office:value-type="float" office:value="0.015625" calcext:value-type="float">
            <text:p>0.015625</text:p>
          </table:table-cell>
          <table:table-cell table:style-name="ce15" office:value-type="string" calcext:value-type="string">
            <text:p>1 ÷ 64</text:p>
          </table:table-cell>
          <table:table-cell table:style-name="ce15" table:formula="of:=1/64" office:value-type="float" office:value="0.015625" calcext:value-type="float">
            <text:p>0.015625</text:p>
          </table:table-cell>
          <table:table-cell table:style-name="ce15" table:formula="of:=ABS([.L8]-[.N8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8]+1" office:value-type="float" office:value="3" calcext:value-type="float">
            <text:p>3</text:p>
          </table:table-cell>
          <table:table-cell table:style-name="ce5" table:formula="of:=[.$B9]/[.C$5]" office:value-type="float" office:value="3" calcext:value-type="float">
            <text:p>3</text:p>
          </table:table-cell>
          <table:table-cell table:style-name="ce5" table:formula="of:=[.$B9]/[.D$5]" office:value-type="float" office:value="1.5" calcext:value-type="float">
            <text:p>1.5</text:p>
          </table:table-cell>
          <table:table-cell table:style-name="ce5" table:formula="of:=[.$B9]/[.E$5]" office:value-type="float" office:value="0.75" calcext:value-type="float">
            <text:p>0.75</text:p>
          </table:table-cell>
          <table:table-cell table:style-name="ce5" table:formula="of:=[.$B9]/[.F$5]" office:value-type="float" office:value="0.375" calcext:value-type="float">
            <text:p>0.375</text:p>
          </table:table-cell>
          <table:table-cell table:style-name="ce5" table:formula="of:=[.$B9]/[.G$5]" office:value-type="float" office:value="0.1875" calcext:value-type="float">
            <text:p>0.1875</text:p>
          </table:table-cell>
          <table:table-cell table:style-name="ce5" table:formula="of:=[.$B9]/[.H$5]" office:value-type="float" office:value="0.09375" calcext:value-type="float">
            <text:p>0.09375</text:p>
          </table:table-cell>
          <table:table-cell table:style-name="ce5" table:formula="of:=[.$B9]/[.I$5]" office:value-type="float" office:value="0.046875" calcext:value-type="float">
            <text:p>0.046875</text:p>
          </table:table-cell>
          <table:table-cell table:style-name="ce11" table:formula="of:=[.$B9]/[.J$5]" office:value-type="float" office:value="0.0234375" calcext:value-type="float">
            <text:p>0.0234375</text:p>
          </table:table-cell>
          <table:table-cell/>
          <table:table-cell table:style-name="ce11" office:value-type="float" office:value="0.0234375" calcext:value-type="float">
            <text:p>0.0234375</text:p>
          </table:table-cell>
          <table:table-cell table:style-name="ce16" office:value-type="string" calcext:value-type="string">
            <text:p>3 ÷ 128</text:p>
          </table:table-cell>
          <table:table-cell table:style-name="ce16" table:formula="of:=3/128" office:value-type="float" office:value="0.0234375" calcext:value-type="float">
            <text:p>0.0234375</text:p>
          </table:table-cell>
          <table:table-cell table:style-name="ce15" table:formula="of:=ABS([.L9]-[.N9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9]+1" office:value-type="float" office:value="4" calcext:value-type="float">
            <text:p>4</text:p>
          </table:table-cell>
          <table:table-cell table:style-name="ce5" table:formula="of:=[.$B10]/[.C$5]" office:value-type="float" office:value="4" calcext:value-type="float">
            <text:p>4</text:p>
          </table:table-cell>
          <table:table-cell table:style-name="ce6" table:formula="of:=[.$B10]/[.D$5]" office:value-type="float" office:value="2" calcext:value-type="float">
            <text:p>2</text:p>
          </table:table-cell>
          <table:table-cell table:style-name="ce6" table:formula="of:=[.$B10]/[.E$5]" office:value-type="float" office:value="1" calcext:value-type="float">
            <text:p>1</text:p>
          </table:table-cell>
          <table:table-cell table:style-name="ce6" table:formula="of:=[.$B10]/[.F$5]" office:value-type="float" office:value="0.5" calcext:value-type="float">
            <text:p>0.5</text:p>
          </table:table-cell>
          <table:table-cell table:style-name="ce6" table:formula="of:=[.$B10]/[.G$5]" office:value-type="float" office:value="0.25" calcext:value-type="float">
            <text:p>0.25</text:p>
          </table:table-cell>
          <table:table-cell table:style-name="ce6" table:formula="of:=[.$B10]/[.H$5]" office:value-type="float" office:value="0.125" calcext:value-type="float">
            <text:p>0.125</text:p>
          </table:table-cell>
          <table:table-cell table:style-name="ce6" table:formula="of:=[.$B10]/[.I$5]" office:value-type="float" office:value="0.0625" calcext:value-type="float">
            <text:p>0.0625</text:p>
          </table:table-cell>
          <table:table-cell table:style-name="ce6" table:formula="of:=[.$B10]/[.J$5]" office:value-type="float" office:value="0.03125" calcext:value-type="float">
            <text:p>0.03125</text:p>
          </table:table-cell>
          <table:table-cell/>
          <table:table-cell table:style-name="ce5" office:value-type="float" office:value="0.03125" calcext:value-type="float">
            <text:p>0.03125</text:p>
          </table:table-cell>
          <table:table-cell table:style-name="ce16" office:value-type="string" calcext:value-type="string">
            <text:p>1 ÷ 32</text:p>
          </table:table-cell>
          <table:table-cell table:style-name="ce16" table:formula="of:=1/32" office:value-type="float" office:value="0.03125" calcext:value-type="float">
            <text:p>0.03125</text:p>
          </table:table-cell>
          <table:table-cell table:style-name="ce15" table:formula="of:=ABS([.L10]-[.N10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0]+1" office:value-type="float" office:value="5" calcext:value-type="float">
            <text:p>5</text:p>
          </table:table-cell>
          <table:table-cell table:style-name="ce5" table:formula="of:=[.$B11]/[.C$5]" office:value-type="float" office:value="5" calcext:value-type="float">
            <text:p>5</text:p>
          </table:table-cell>
          <table:table-cell table:style-name="ce5" table:formula="of:=[.$B11]/[.D$5]" office:value-type="float" office:value="2.5" calcext:value-type="float">
            <text:p>2.5</text:p>
          </table:table-cell>
          <table:table-cell table:style-name="ce5" table:formula="of:=[.$B11]/[.E$5]" office:value-type="float" office:value="1.25" calcext:value-type="float">
            <text:p>1.25</text:p>
          </table:table-cell>
          <table:table-cell table:style-name="ce5" table:formula="of:=[.$B11]/[.F$5]" office:value-type="float" office:value="0.625" calcext:value-type="float">
            <text:p>0.625</text:p>
          </table:table-cell>
          <table:table-cell table:style-name="ce5" table:formula="of:=[.$B11]/[.G$5]" office:value-type="float" office:value="0.3125" calcext:value-type="float">
            <text:p>0.3125</text:p>
          </table:table-cell>
          <table:table-cell table:style-name="ce5" table:formula="of:=[.$B11]/[.H$5]" office:value-type="float" office:value="0.15625" calcext:value-type="float">
            <text:p>0.15625</text:p>
          </table:table-cell>
          <table:table-cell table:style-name="ce5" table:formula="of:=[.$B11]/[.I$5]" office:value-type="float" office:value="0.078125" calcext:value-type="float">
            <text:p>0.078125</text:p>
          </table:table-cell>
          <table:table-cell table:style-name="ce11" table:formula="of:=[.$B11]/[.J$5]" office:value-type="float" office:value="0.0390625" calcext:value-type="float">
            <text:p>0.0390625</text:p>
          </table:table-cell>
          <table:table-cell/>
          <table:table-cell table:style-name="ce11" office:value-type="float" office:value="0.0390625" calcext:value-type="float">
            <text:p>0.0390625</text:p>
          </table:table-cell>
          <table:table-cell table:style-name="ce16" office:value-type="string" calcext:value-type="string">
            <text:p>5 ÷ 128</text:p>
          </table:table-cell>
          <table:table-cell table:style-name="ce16" table:formula="of:=5/128" office:value-type="float" office:value="0.0390625" calcext:value-type="float">
            <text:p>0.0390625</text:p>
          </table:table-cell>
          <table:table-cell table:style-name="ce15" table:formula="of:=ABS([.L11]-[.N11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1]+1" office:value-type="float" office:value="6" calcext:value-type="float">
            <text:p>6</text:p>
          </table:table-cell>
          <table:table-cell table:style-name="ce5" table:formula="of:=[.$B12]/[.C$5]" office:value-type="float" office:value="6" calcext:value-type="float">
            <text:p>6</text:p>
          </table:table-cell>
          <table:table-cell table:style-name="ce6" table:formula="of:=[.$B12]/[.D$5]" office:value-type="float" office:value="3" calcext:value-type="float">
            <text:p>3</text:p>
          </table:table-cell>
          <table:table-cell table:style-name="ce6" table:formula="of:=[.$B12]/[.E$5]" office:value-type="float" office:value="1.5" calcext:value-type="float">
            <text:p>1.5</text:p>
          </table:table-cell>
          <table:table-cell table:style-name="ce6" table:formula="of:=[.$B12]/[.F$5]" office:value-type="float" office:value="0.75" calcext:value-type="float">
            <text:p>0.75</text:p>
          </table:table-cell>
          <table:table-cell table:style-name="ce6" table:formula="of:=[.$B12]/[.G$5]" office:value-type="float" office:value="0.375" calcext:value-type="float">
            <text:p>0.375</text:p>
          </table:table-cell>
          <table:table-cell table:style-name="ce6" table:formula="of:=[.$B12]/[.H$5]" office:value-type="float" office:value="0.1875" calcext:value-type="float">
            <text:p>0.1875</text:p>
          </table:table-cell>
          <table:table-cell table:style-name="ce6" table:formula="of:=[.$B12]/[.I$5]" office:value-type="float" office:value="0.09375" calcext:value-type="float">
            <text:p>0.09375</text:p>
          </table:table-cell>
          <table:table-cell table:style-name="ce6" table:formula="of:=[.$B12]/[.J$5]" office:value-type="float" office:value="0.046875" calcext:value-type="float">
            <text:p>0.046875</text:p>
          </table:table-cell>
          <table:table-cell/>
          <table:table-cell table:style-name="ce5" office:value-type="float" office:value="0.046875" calcext:value-type="float">
            <text:p>0.046875</text:p>
          </table:table-cell>
          <table:table-cell table:style-name="ce16" office:value-type="string" calcext:value-type="string">
            <text:p>3 ÷ 64</text:p>
          </table:table-cell>
          <table:table-cell table:style-name="ce16" table:formula="of:=3/64" office:value-type="float" office:value="0.046875" calcext:value-type="float">
            <text:p>0.046875</text:p>
          </table:table-cell>
          <table:table-cell table:style-name="ce15" table:formula="of:=ABS([.L12]-[.N12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2]+1" office:value-type="float" office:value="7" calcext:value-type="float">
            <text:p>7</text:p>
          </table:table-cell>
          <table:table-cell table:style-name="ce5" table:formula="of:=[.$B13]/[.C$5]" office:value-type="float" office:value="7" calcext:value-type="float">
            <text:p>7</text:p>
          </table:table-cell>
          <table:table-cell table:style-name="ce5" table:formula="of:=[.$B13]/[.D$5]" office:value-type="float" office:value="3.5" calcext:value-type="float">
            <text:p>3.5</text:p>
          </table:table-cell>
          <table:table-cell table:style-name="ce5" table:formula="of:=[.$B13]/[.E$5]" office:value-type="float" office:value="1.75" calcext:value-type="float">
            <text:p>1.75</text:p>
          </table:table-cell>
          <table:table-cell table:style-name="ce5" table:formula="of:=[.$B13]/[.F$5]" office:value-type="float" office:value="0.875" calcext:value-type="float">
            <text:p>0.875</text:p>
          </table:table-cell>
          <table:table-cell table:style-name="ce5" table:formula="of:=[.$B13]/[.G$5]" office:value-type="float" office:value="0.4375" calcext:value-type="float">
            <text:p>0.4375</text:p>
          </table:table-cell>
          <table:table-cell table:style-name="ce5" table:formula="of:=[.$B13]/[.H$5]" office:value-type="float" office:value="0.21875" calcext:value-type="float">
            <text:p>0.21875</text:p>
          </table:table-cell>
          <table:table-cell table:style-name="ce5" table:formula="of:=[.$B13]/[.I$5]" office:value-type="float" office:value="0.109375" calcext:value-type="float">
            <text:p>0.109375</text:p>
          </table:table-cell>
          <table:table-cell table:style-name="ce5" table:formula="of:=[.$B13]/[.J$5]" office:value-type="float" office:value="0.0546875" calcext:value-type="float">
            <text:p>0.0546875</text:p>
          </table:table-cell>
          <table:table-cell/>
          <table:table-cell table:style-name="ce5" office:value-type="float" office:value="0.0546875" calcext:value-type="float">
            <text:p>0.0546875</text:p>
          </table:table-cell>
          <table:table-cell table:style-name="ce16" office:value-type="string" calcext:value-type="string">
            <text:p>7 ÷ 128</text:p>
          </table:table-cell>
          <table:table-cell table:style-name="ce16" table:formula="of:=7/128" office:value-type="float" office:value="0.0546875" calcext:value-type="float">
            <text:p>0.0546875</text:p>
          </table:table-cell>
          <table:table-cell table:style-name="ce15" table:formula="of:=ABS([.L13]-[.N13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3]+1" office:value-type="float" office:value="8" calcext:value-type="float">
            <text:p>8</text:p>
          </table:table-cell>
          <table:table-cell table:style-name="ce5" table:formula="of:=[.$B14]/[.C$5]" office:value-type="float" office:value="8" calcext:value-type="float">
            <text:p>8</text:p>
          </table:table-cell>
          <table:table-cell table:style-name="ce6" table:formula="of:=[.$B14]/[.D$5]" office:value-type="float" office:value="4" calcext:value-type="float">
            <text:p>4</text:p>
          </table:table-cell>
          <table:table-cell table:style-name="ce6" table:formula="of:=[.$B14]/[.E$5]" office:value-type="float" office:value="2" calcext:value-type="float">
            <text:p>2</text:p>
          </table:table-cell>
          <table:table-cell table:style-name="ce6" table:formula="of:=[.$B14]/[.F$5]" office:value-type="float" office:value="1" calcext:value-type="float">
            <text:p>1</text:p>
          </table:table-cell>
          <table:table-cell table:style-name="ce6" table:formula="of:=[.$B14]/[.G$5]" office:value-type="float" office:value="0.5" calcext:value-type="float">
            <text:p>0.5</text:p>
          </table:table-cell>
          <table:table-cell table:style-name="ce6" table:formula="of:=[.$B14]/[.H$5]" office:value-type="float" office:value="0.25" calcext:value-type="float">
            <text:p>0.25</text:p>
          </table:table-cell>
          <table:table-cell table:style-name="ce6" table:formula="of:=[.$B14]/[.I$5]" office:value-type="float" office:value="0.125" calcext:value-type="float">
            <text:p>0.125</text:p>
          </table:table-cell>
          <table:table-cell table:style-name="ce6" table:formula="of:=[.$B14]/[.J$5]" office:value-type="float" office:value="0.0625" calcext:value-type="float">
            <text:p>0.0625</text:p>
          </table:table-cell>
          <table:table-cell/>
          <table:table-cell table:style-name="ce5" office:value-type="float" office:value="0.0625" calcext:value-type="float">
            <text:p>0.0625</text:p>
          </table:table-cell>
          <table:table-cell table:style-name="ce16" office:value-type="string" calcext:value-type="string">
            <text:p>1 ÷ 16</text:p>
          </table:table-cell>
          <table:table-cell table:style-name="ce16" table:formula="of:=1/16" office:value-type="float" office:value="0.0625" calcext:value-type="float">
            <text:p>0.0625</text:p>
          </table:table-cell>
          <table:table-cell table:style-name="ce15" table:formula="of:=ABS([.L14]-[.N14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4]+1" office:value-type="float" office:value="9" calcext:value-type="float">
            <text:p>9</text:p>
          </table:table-cell>
          <table:table-cell table:style-name="ce5" table:formula="of:=[.$B15]/[.C$5]" office:value-type="float" office:value="9" calcext:value-type="float">
            <text:p>9</text:p>
          </table:table-cell>
          <table:table-cell table:style-name="ce5" table:formula="of:=[.$B15]/[.D$5]" office:value-type="float" office:value="4.5" calcext:value-type="float">
            <text:p>4.5</text:p>
          </table:table-cell>
          <table:table-cell table:style-name="ce5" table:formula="of:=[.$B15]/[.E$5]" office:value-type="float" office:value="2.25" calcext:value-type="float">
            <text:p>2.25</text:p>
          </table:table-cell>
          <table:table-cell table:style-name="ce5" table:formula="of:=[.$B15]/[.F$5]" office:value-type="float" office:value="1.125" calcext:value-type="float">
            <text:p>1.125</text:p>
          </table:table-cell>
          <table:table-cell table:style-name="ce5" table:formula="of:=[.$B15]/[.G$5]" office:value-type="float" office:value="0.5625" calcext:value-type="float">
            <text:p>0.5625</text:p>
          </table:table-cell>
          <table:table-cell table:style-name="ce5" table:formula="of:=[.$B15]/[.H$5]" office:value-type="float" office:value="0.28125" calcext:value-type="float">
            <text:p>0.28125</text:p>
          </table:table-cell>
          <table:table-cell table:style-name="ce5" table:formula="of:=[.$B15]/[.I$5]" office:value-type="float" office:value="0.140625" calcext:value-type="float">
            <text:p>0.140625</text:p>
          </table:table-cell>
          <table:table-cell table:style-name="ce5" table:formula="of:=[.$B15]/[.J$5]" office:value-type="float" office:value="0.0703125" calcext:value-type="float">
            <text:p>0.0703125</text:p>
          </table:table-cell>
          <table:table-cell/>
          <table:table-cell table:style-name="ce5" office:value-type="float" office:value="0.0703125" calcext:value-type="float">
            <text:p>0.0703125</text:p>
          </table:table-cell>
          <table:table-cell table:style-name="ce16" office:value-type="string" calcext:value-type="string">
            <text:p>9 ÷ 128</text:p>
          </table:table-cell>
          <table:table-cell table:style-name="ce16" table:formula="of:=9/128" office:value-type="float" office:value="0.0703125" calcext:value-type="float">
            <text:p>0.0703125</text:p>
          </table:table-cell>
          <table:table-cell table:style-name="ce15" table:formula="of:=ABS([.L15]-[.N15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5]+1" office:value-type="float" office:value="10" calcext:value-type="float">
            <text:p>10</text:p>
          </table:table-cell>
          <table:table-cell table:style-name="ce5" table:formula="of:=[.$B16]/[.C$5]" office:value-type="float" office:value="10" calcext:value-type="float">
            <text:p>10</text:p>
          </table:table-cell>
          <table:table-cell table:style-name="ce6" table:formula="of:=[.$B16]/[.D$5]" office:value-type="float" office:value="5" calcext:value-type="float">
            <text:p>5</text:p>
          </table:table-cell>
          <table:table-cell table:style-name="ce6" table:formula="of:=[.$B16]/[.E$5]" office:value-type="float" office:value="2.5" calcext:value-type="float">
            <text:p>2.5</text:p>
          </table:table-cell>
          <table:table-cell table:style-name="ce6" table:formula="of:=[.$B16]/[.F$5]" office:value-type="float" office:value="1.25" calcext:value-type="float">
            <text:p>1.25</text:p>
          </table:table-cell>
          <table:table-cell table:style-name="ce6" table:formula="of:=[.$B16]/[.G$5]" office:value-type="float" office:value="0.625" calcext:value-type="float">
            <text:p>0.625</text:p>
          </table:table-cell>
          <table:table-cell table:style-name="ce6" table:formula="of:=[.$B16]/[.H$5]" office:value-type="float" office:value="0.3125" calcext:value-type="float">
            <text:p>0.3125</text:p>
          </table:table-cell>
          <table:table-cell table:style-name="ce6" table:formula="of:=[.$B16]/[.I$5]" office:value-type="float" office:value="0.15625" calcext:value-type="float">
            <text:p>0.15625</text:p>
          </table:table-cell>
          <table:table-cell table:style-name="ce6" table:formula="of:=[.$B16]/[.J$5]" office:value-type="float" office:value="0.078125" calcext:value-type="float">
            <text:p>0.078125</text:p>
          </table:table-cell>
          <table:table-cell/>
          <table:table-cell table:style-name="ce5" office:value-type="float" office:value="0.078125" calcext:value-type="float">
            <text:p>0.078125</text:p>
          </table:table-cell>
          <table:table-cell table:style-name="ce16" office:value-type="string" calcext:value-type="string">
            <text:p>5 ÷ 64</text:p>
          </table:table-cell>
          <table:table-cell table:style-name="ce16" table:formula="of:=5/64" office:value-type="float" office:value="0.078125" calcext:value-type="float">
            <text:p>0.078125</text:p>
          </table:table-cell>
          <table:table-cell table:style-name="ce15" table:formula="of:=ABS([.L16]-[.N16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6]+1" office:value-type="float" office:value="11" calcext:value-type="float">
            <text:p>11</text:p>
          </table:table-cell>
          <table:table-cell table:style-name="ce5" table:formula="of:=[.$B17]/[.C$5]" office:value-type="float" office:value="11" calcext:value-type="float">
            <text:p>11</text:p>
          </table:table-cell>
          <table:table-cell table:style-name="ce5" table:formula="of:=[.$B17]/[.D$5]" office:value-type="float" office:value="5.5" calcext:value-type="float">
            <text:p>5.5</text:p>
          </table:table-cell>
          <table:table-cell table:style-name="ce5" table:formula="of:=[.$B17]/[.E$5]" office:value-type="float" office:value="2.75" calcext:value-type="float">
            <text:p>2.75</text:p>
          </table:table-cell>
          <table:table-cell table:style-name="ce5" table:formula="of:=[.$B17]/[.F$5]" office:value-type="float" office:value="1.375" calcext:value-type="float">
            <text:p>1.375</text:p>
          </table:table-cell>
          <table:table-cell table:style-name="ce5" table:formula="of:=[.$B17]/[.G$5]" office:value-type="float" office:value="0.6875" calcext:value-type="float">
            <text:p>0.6875</text:p>
          </table:table-cell>
          <table:table-cell table:style-name="ce5" table:formula="of:=[.$B17]/[.H$5]" office:value-type="float" office:value="0.34375" calcext:value-type="float">
            <text:p>0.34375</text:p>
          </table:table-cell>
          <table:table-cell table:style-name="ce5" table:formula="of:=[.$B17]/[.I$5]" office:value-type="float" office:value="0.171875" calcext:value-type="float">
            <text:p>0.171875</text:p>
          </table:table-cell>
          <table:table-cell table:style-name="ce5" table:formula="of:=[.$B17]/[.J$5]" office:value-type="float" office:value="0.0859375" calcext:value-type="float">
            <text:p>0.0859375</text:p>
          </table:table-cell>
          <table:table-cell/>
          <table:table-cell table:style-name="ce5" office:value-type="float" office:value="0.0859375" calcext:value-type="float">
            <text:p>0.0859375</text:p>
          </table:table-cell>
          <table:table-cell table:style-name="ce16" office:value-type="string" calcext:value-type="string">
            <text:p>11 ÷ 128</text:p>
          </table:table-cell>
          <table:table-cell table:style-name="ce16" table:formula="of:=11/128" office:value-type="float" office:value="0.0859375" calcext:value-type="float">
            <text:p>0.0859375</text:p>
          </table:table-cell>
          <table:table-cell table:style-name="ce15" table:formula="of:=ABS([.L17]-[.N17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7]+1" office:value-type="float" office:value="12" calcext:value-type="float">
            <text:p>12</text:p>
          </table:table-cell>
          <table:table-cell table:style-name="ce5" table:formula="of:=[.$B18]/[.C$5]" office:value-type="float" office:value="12" calcext:value-type="float">
            <text:p>12</text:p>
          </table:table-cell>
          <table:table-cell table:style-name="ce6" table:formula="of:=[.$B18]/[.D$5]" office:value-type="float" office:value="6" calcext:value-type="float">
            <text:p>6</text:p>
          </table:table-cell>
          <table:table-cell table:style-name="ce6" table:formula="of:=[.$B18]/[.E$5]" office:value-type="float" office:value="3" calcext:value-type="float">
            <text:p>3</text:p>
          </table:table-cell>
          <table:table-cell table:style-name="ce6" table:formula="of:=[.$B18]/[.F$5]" office:value-type="float" office:value="1.5" calcext:value-type="float">
            <text:p>1.5</text:p>
          </table:table-cell>
          <table:table-cell table:style-name="ce6" table:formula="of:=[.$B18]/[.G$5]" office:value-type="float" office:value="0.75" calcext:value-type="float">
            <text:p>0.75</text:p>
          </table:table-cell>
          <table:table-cell table:style-name="ce6" table:formula="of:=[.$B18]/[.H$5]" office:value-type="float" office:value="0.375" calcext:value-type="float">
            <text:p>0.375</text:p>
          </table:table-cell>
          <table:table-cell table:style-name="ce6" table:formula="of:=[.$B18]/[.I$5]" office:value-type="float" office:value="0.1875" calcext:value-type="float">
            <text:p>0.1875</text:p>
          </table:table-cell>
          <table:table-cell table:style-name="ce6" table:formula="of:=[.$B18]/[.J$5]" office:value-type="float" office:value="0.09375" calcext:value-type="float">
            <text:p>0.09375</text:p>
          </table:table-cell>
          <table:table-cell/>
          <table:table-cell table:style-name="ce5" office:value-type="float" office:value="0.09375" calcext:value-type="float">
            <text:p>0.09375</text:p>
          </table:table-cell>
          <table:table-cell table:style-name="ce16" office:value-type="string" calcext:value-type="string">
            <text:p>3 ÷ 32</text:p>
          </table:table-cell>
          <table:table-cell table:style-name="ce16" table:formula="of:=3/32" office:value-type="float" office:value="0.09375" calcext:value-type="float">
            <text:p>0.09375</text:p>
          </table:table-cell>
          <table:table-cell table:style-name="ce15" table:formula="of:=ABS([.L18]-[.N18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8]+1" office:value-type="float" office:value="13" calcext:value-type="float">
            <text:p>13</text:p>
          </table:table-cell>
          <table:table-cell table:style-name="ce5" table:formula="of:=[.$B19]/[.C$5]" office:value-type="float" office:value="13" calcext:value-type="float">
            <text:p>13</text:p>
          </table:table-cell>
          <table:table-cell table:style-name="ce5" table:formula="of:=[.$B19]/[.D$5]" office:value-type="float" office:value="6.5" calcext:value-type="float">
            <text:p>6.5</text:p>
          </table:table-cell>
          <table:table-cell table:style-name="ce5" table:formula="of:=[.$B19]/[.E$5]" office:value-type="float" office:value="3.25" calcext:value-type="float">
            <text:p>3.25</text:p>
          </table:table-cell>
          <table:table-cell table:style-name="ce5" table:formula="of:=[.$B19]/[.F$5]" office:value-type="float" office:value="1.625" calcext:value-type="float">
            <text:p>1.625</text:p>
          </table:table-cell>
          <table:table-cell table:style-name="ce5" table:formula="of:=[.$B19]/[.G$5]" office:value-type="float" office:value="0.8125" calcext:value-type="float">
            <text:p>0.8125</text:p>
          </table:table-cell>
          <table:table-cell table:style-name="ce5" table:formula="of:=[.$B19]/[.H$5]" office:value-type="float" office:value="0.40625" calcext:value-type="float">
            <text:p>0.40625</text:p>
          </table:table-cell>
          <table:table-cell table:style-name="ce5" table:formula="of:=[.$B19]/[.I$5]" office:value-type="float" office:value="0.203125" calcext:value-type="float">
            <text:p>0.203125</text:p>
          </table:table-cell>
          <table:table-cell table:style-name="ce5" table:formula="of:=[.$B19]/[.J$5]" office:value-type="float" office:value="0.1015625" calcext:value-type="float">
            <text:p>0.1015625</text:p>
          </table:table-cell>
          <table:table-cell/>
          <table:table-cell table:style-name="ce5" office:value-type="float" office:value="0.1015625" calcext:value-type="float">
            <text:p>0.1015625</text:p>
          </table:table-cell>
          <table:table-cell table:style-name="ce16" office:value-type="string" calcext:value-type="string">
            <text:p>13 ÷ 128</text:p>
          </table:table-cell>
          <table:table-cell table:style-name="ce16" table:formula="of:=13/128" office:value-type="float" office:value="0.1015625" calcext:value-type="float">
            <text:p>0.1015625</text:p>
          </table:table-cell>
          <table:table-cell table:style-name="ce15" table:formula="of:=ABS([.L19]-[.N19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9]+1" office:value-type="float" office:value="14" calcext:value-type="float">
            <text:p>14</text:p>
          </table:table-cell>
          <table:table-cell table:style-name="ce5" table:formula="of:=[.$B20]/[.C$5]" office:value-type="float" office:value="14" calcext:value-type="float">
            <text:p>14</text:p>
          </table:table-cell>
          <table:table-cell table:style-name="ce6" table:formula="of:=[.$B20]/[.D$5]" office:value-type="float" office:value="7" calcext:value-type="float">
            <text:p>7</text:p>
          </table:table-cell>
          <table:table-cell table:style-name="ce6" table:formula="of:=[.$B20]/[.E$5]" office:value-type="float" office:value="3.5" calcext:value-type="float">
            <text:p>3.5</text:p>
          </table:table-cell>
          <table:table-cell table:style-name="ce6" table:formula="of:=[.$B20]/[.F$5]" office:value-type="float" office:value="1.75" calcext:value-type="float">
            <text:p>1.75</text:p>
          </table:table-cell>
          <table:table-cell table:style-name="ce6" table:formula="of:=[.$B20]/[.G$5]" office:value-type="float" office:value="0.875" calcext:value-type="float">
            <text:p>0.875</text:p>
          </table:table-cell>
          <table:table-cell table:style-name="ce6" table:formula="of:=[.$B20]/[.H$5]" office:value-type="float" office:value="0.4375" calcext:value-type="float">
            <text:p>0.4375</text:p>
          </table:table-cell>
          <table:table-cell table:style-name="ce6" table:formula="of:=[.$B20]/[.I$5]" office:value-type="float" office:value="0.21875" calcext:value-type="float">
            <text:p>0.21875</text:p>
          </table:table-cell>
          <table:table-cell table:style-name="ce6" table:formula="of:=[.$B20]/[.J$5]" office:value-type="float" office:value="0.109375" calcext:value-type="float">
            <text:p>0.109375</text:p>
          </table:table-cell>
          <table:table-cell/>
          <table:table-cell table:style-name="ce5" office:value-type="float" office:value="0.109375" calcext:value-type="float">
            <text:p>0.109375</text:p>
          </table:table-cell>
          <table:table-cell table:style-name="ce16" office:value-type="string" calcext:value-type="string">
            <text:p>7 ÷ 64</text:p>
          </table:table-cell>
          <table:table-cell table:style-name="ce16" table:formula="of:=7/64" office:value-type="float" office:value="0.109375" calcext:value-type="float">
            <text:p>0.109375</text:p>
          </table:table-cell>
          <table:table-cell table:style-name="ce15" table:formula="of:=ABS([.L20]-[.N20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0]+1" office:value-type="float" office:value="15" calcext:value-type="float">
            <text:p>15</text:p>
          </table:table-cell>
          <table:table-cell table:style-name="ce5" table:formula="of:=[.$B21]/[.C$5]" office:value-type="float" office:value="15" calcext:value-type="float">
            <text:p>15</text:p>
          </table:table-cell>
          <table:table-cell table:style-name="ce5" table:formula="of:=[.$B21]/[.D$5]" office:value-type="float" office:value="7.5" calcext:value-type="float">
            <text:p>7.5</text:p>
          </table:table-cell>
          <table:table-cell table:style-name="ce5" table:formula="of:=[.$B21]/[.E$5]" office:value-type="float" office:value="3.75" calcext:value-type="float">
            <text:p>3.75</text:p>
          </table:table-cell>
          <table:table-cell table:style-name="ce5" table:formula="of:=[.$B21]/[.F$5]" office:value-type="float" office:value="1.875" calcext:value-type="float">
            <text:p>1.875</text:p>
          </table:table-cell>
          <table:table-cell table:style-name="ce5" table:formula="of:=[.$B21]/[.G$5]" office:value-type="float" office:value="0.9375" calcext:value-type="float">
            <text:p>0.9375</text:p>
          </table:table-cell>
          <table:table-cell table:style-name="ce5" table:formula="of:=[.$B21]/[.H$5]" office:value-type="float" office:value="0.46875" calcext:value-type="float">
            <text:p>0.46875</text:p>
          </table:table-cell>
          <table:table-cell table:style-name="ce5" table:formula="of:=[.$B21]/[.I$5]" office:value-type="float" office:value="0.234375" calcext:value-type="float">
            <text:p>0.234375</text:p>
          </table:table-cell>
          <table:table-cell table:style-name="ce5" table:formula="of:=[.$B21]/[.J$5]" office:value-type="float" office:value="0.1171875" calcext:value-type="float">
            <text:p>0.1171875</text:p>
          </table:table-cell>
          <table:table-cell/>
          <table:table-cell table:style-name="ce5" office:value-type="float" office:value="0.1171875" calcext:value-type="float">
            <text:p>0.1171875</text:p>
          </table:table-cell>
          <table:table-cell table:style-name="ce16" office:value-type="string" calcext:value-type="string">
            <text:p>15 ÷ 128</text:p>
          </table:table-cell>
          <table:table-cell table:style-name="ce16" table:formula="of:=15/128" office:value-type="float" office:value="0.1171875" calcext:value-type="float">
            <text:p>0.1171875</text:p>
          </table:table-cell>
          <table:table-cell table:style-name="ce15" table:formula="of:=ABS([.L21]-[.N21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1]+1" office:value-type="float" office:value="16" calcext:value-type="float">
            <text:p>16</text:p>
          </table:table-cell>
          <table:table-cell table:style-name="ce5" table:formula="of:=[.$B22]/[.C$5]" office:value-type="float" office:value="16" calcext:value-type="float">
            <text:p>16</text:p>
          </table:table-cell>
          <table:table-cell table:style-name="ce6" table:formula="of:=[.$B22]/[.D$5]" office:value-type="float" office:value="8" calcext:value-type="float">
            <text:p>8</text:p>
          </table:table-cell>
          <table:table-cell table:style-name="ce6" table:formula="of:=[.$B22]/[.E$5]" office:value-type="float" office:value="4" calcext:value-type="float">
            <text:p>4</text:p>
          </table:table-cell>
          <table:table-cell table:style-name="ce6" table:formula="of:=[.$B22]/[.F$5]" office:value-type="float" office:value="2" calcext:value-type="float">
            <text:p>2</text:p>
          </table:table-cell>
          <table:table-cell table:style-name="ce6" table:formula="of:=[.$B22]/[.G$5]" office:value-type="float" office:value="1" calcext:value-type="float">
            <text:p>1</text:p>
          </table:table-cell>
          <table:table-cell table:style-name="ce6" table:formula="of:=[.$B22]/[.H$5]" office:value-type="float" office:value="0.5" calcext:value-type="float">
            <text:p>0.5</text:p>
          </table:table-cell>
          <table:table-cell table:style-name="ce6" table:formula="of:=[.$B22]/[.I$5]" office:value-type="float" office:value="0.25" calcext:value-type="float">
            <text:p>0.25</text:p>
          </table:table-cell>
          <table:table-cell table:style-name="ce6" table:formula="of:=[.$B22]/[.J$5]" office:value-type="float" office:value="0.125" calcext:value-type="float">
            <text:p>0.125</text:p>
          </table:table-cell>
          <table:table-cell/>
          <table:table-cell table:style-name="ce5" office:value-type="float" office:value="0.125" calcext:value-type="float">
            <text:p>0.125</text:p>
          </table:table-cell>
          <table:table-cell table:style-name="ce16" office:value-type="string" calcext:value-type="string">
            <text:p>1 ÷ 8</text:p>
          </table:table-cell>
          <table:table-cell table:style-name="ce16" table:formula="of:=1/8" office:value-type="float" office:value="0.125" calcext:value-type="float">
            <text:p>0.125</text:p>
          </table:table-cell>
          <table:table-cell table:style-name="ce15" table:formula="of:=ABS([.L22]-[.N22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2]+1" office:value-type="float" office:value="17" calcext:value-type="float">
            <text:p>17</text:p>
          </table:table-cell>
          <table:table-cell table:style-name="ce5" table:formula="of:=[.$B23]/[.C$5]" office:value-type="float" office:value="17" calcext:value-type="float">
            <text:p>17</text:p>
          </table:table-cell>
          <table:table-cell table:style-name="ce5" table:formula="of:=[.$B23]/[.D$5]" office:value-type="float" office:value="8.5" calcext:value-type="float">
            <text:p>8.5</text:p>
          </table:table-cell>
          <table:table-cell table:style-name="ce5" table:formula="of:=[.$B23]/[.E$5]" office:value-type="float" office:value="4.25" calcext:value-type="float">
            <text:p>4.25</text:p>
          </table:table-cell>
          <table:table-cell table:style-name="ce5" table:formula="of:=[.$B23]/[.F$5]" office:value-type="float" office:value="2.125" calcext:value-type="float">
            <text:p>2.125</text:p>
          </table:table-cell>
          <table:table-cell table:style-name="ce5" table:formula="of:=[.$B23]/[.G$5]" office:value-type="float" office:value="1.0625" calcext:value-type="float">
            <text:p>1.0625</text:p>
          </table:table-cell>
          <table:table-cell table:style-name="ce5" table:formula="of:=[.$B23]/[.H$5]" office:value-type="float" office:value="0.53125" calcext:value-type="float">
            <text:p>0.53125</text:p>
          </table:table-cell>
          <table:table-cell table:style-name="ce5" table:formula="of:=[.$B23]/[.I$5]" office:value-type="float" office:value="0.265625" calcext:value-type="float">
            <text:p>0.265625</text:p>
          </table:table-cell>
          <table:table-cell table:style-name="ce5" table:formula="of:=[.$B23]/[.J$5]" office:value-type="float" office:value="0.1328125" calcext:value-type="float">
            <text:p>0.1328125</text:p>
          </table:table-cell>
          <table:table-cell/>
          <table:table-cell table:style-name="ce5" office:value-type="float" office:value="0.1328125" calcext:value-type="float">
            <text:p>0.1328125</text:p>
          </table:table-cell>
          <table:table-cell table:style-name="ce17" office:value-type="string" calcext:value-type="string">
            <text:p>17 ÷ 128</text:p>
          </table:table-cell>
          <table:table-cell table:style-name="ce17" table:formula="of:=17/128" office:value-type="float" office:value="0.1328125" calcext:value-type="float">
            <text:p>0.1328125</text:p>
          </table:table-cell>
          <table:table-cell table:style-name="ce15" table:formula="of:=ABS([.L23]-[.N23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3]+1" office:value-type="float" office:value="18" calcext:value-type="float">
            <text:p>18</text:p>
          </table:table-cell>
          <table:table-cell table:style-name="ce5" table:formula="of:=[.$B24]/[.C$5]" office:value-type="float" office:value="18" calcext:value-type="float">
            <text:p>18</text:p>
          </table:table-cell>
          <table:table-cell table:style-name="ce6" table:formula="of:=[.$B24]/[.D$5]" office:value-type="float" office:value="9" calcext:value-type="float">
            <text:p>9</text:p>
          </table:table-cell>
          <table:table-cell table:style-name="ce6" table:formula="of:=[.$B24]/[.E$5]" office:value-type="float" office:value="4.5" calcext:value-type="float">
            <text:p>4.5</text:p>
          </table:table-cell>
          <table:table-cell table:style-name="ce6" table:formula="of:=[.$B24]/[.F$5]" office:value-type="float" office:value="2.25" calcext:value-type="float">
            <text:p>2.25</text:p>
          </table:table-cell>
          <table:table-cell table:style-name="ce6" table:formula="of:=[.$B24]/[.G$5]" office:value-type="float" office:value="1.125" calcext:value-type="float">
            <text:p>1.125</text:p>
          </table:table-cell>
          <table:table-cell table:style-name="ce6" table:formula="of:=[.$B24]/[.H$5]" office:value-type="float" office:value="0.5625" calcext:value-type="float">
            <text:p>0.5625</text:p>
          </table:table-cell>
          <table:table-cell table:style-name="ce6" table:formula="of:=[.$B24]/[.I$5]" office:value-type="float" office:value="0.28125" calcext:value-type="float">
            <text:p>0.28125</text:p>
          </table:table-cell>
          <table:table-cell table:style-name="ce6" table:formula="of:=[.$B24]/[.J$5]" office:value-type="float" office:value="0.140625" calcext:value-type="float">
            <text:p>0.140625</text:p>
          </table:table-cell>
          <table:table-cell/>
          <table:table-cell table:style-name="ce5" office:value-type="float" office:value="0.140625" calcext:value-type="float">
            <text:p>0.140625</text:p>
          </table:table-cell>
          <table:table-cell table:style-name="ce17" office:value-type="string" calcext:value-type="string">
            <text:p>9 ÷ 64</text:p>
          </table:table-cell>
          <table:table-cell table:style-name="ce17" table:formula="of:=9/64" office:value-type="float" office:value="0.140625" calcext:value-type="float">
            <text:p>0.140625</text:p>
          </table:table-cell>
          <table:table-cell table:style-name="ce15" table:formula="of:=ABS([.L24]-[.N24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4]+1" office:value-type="float" office:value="19" calcext:value-type="float">
            <text:p>19</text:p>
          </table:table-cell>
          <table:table-cell table:style-name="ce5" table:formula="of:=[.$B25]/[.C$5]" office:value-type="float" office:value="19" calcext:value-type="float">
            <text:p>19</text:p>
          </table:table-cell>
          <table:table-cell table:style-name="ce5" table:formula="of:=[.$B25]/[.D$5]" office:value-type="float" office:value="9.5" calcext:value-type="float">
            <text:p>9.5</text:p>
          </table:table-cell>
          <table:table-cell table:style-name="ce5" table:formula="of:=[.$B25]/[.E$5]" office:value-type="float" office:value="4.75" calcext:value-type="float">
            <text:p>4.75</text:p>
          </table:table-cell>
          <table:table-cell table:style-name="ce5" table:formula="of:=[.$B25]/[.F$5]" office:value-type="float" office:value="2.375" calcext:value-type="float">
            <text:p>2.375</text:p>
          </table:table-cell>
          <table:table-cell table:style-name="ce5" table:formula="of:=[.$B25]/[.G$5]" office:value-type="float" office:value="1.1875" calcext:value-type="float">
            <text:p>1.1875</text:p>
          </table:table-cell>
          <table:table-cell table:style-name="ce5" table:formula="of:=[.$B25]/[.H$5]" office:value-type="float" office:value="0.59375" calcext:value-type="float">
            <text:p>0.59375</text:p>
          </table:table-cell>
          <table:table-cell table:style-name="ce5" table:formula="of:=[.$B25]/[.I$5]" office:value-type="float" office:value="0.296875" calcext:value-type="float">
            <text:p>0.296875</text:p>
          </table:table-cell>
          <table:table-cell table:style-name="ce5" table:formula="of:=[.$B25]/[.J$5]" office:value-type="float" office:value="0.1484375" calcext:value-type="float">
            <text:p>0.1484375</text:p>
          </table:table-cell>
          <table:table-cell/>
          <table:table-cell table:style-name="ce5" office:value-type="float" office:value="0.1484375" calcext:value-type="float">
            <text:p>0.1484375</text:p>
          </table:table-cell>
          <table:table-cell table:style-name="ce17" office:value-type="string" calcext:value-type="string">
            <text:p>19 ÷ 128</text:p>
          </table:table-cell>
          <table:table-cell table:style-name="ce17" table:formula="of:=19/128" office:value-type="float" office:value="0.1484375" calcext:value-type="float">
            <text:p>0.1484375</text:p>
          </table:table-cell>
          <table:table-cell table:style-name="ce15" table:formula="of:=ABS([.L25]-[.N25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5]+1" office:value-type="float" office:value="20" calcext:value-type="float">
            <text:p>20</text:p>
          </table:table-cell>
          <table:table-cell table:style-name="ce5" table:formula="of:=[.$B26]/[.C$5]" office:value-type="float" office:value="20" calcext:value-type="float">
            <text:p>20</text:p>
          </table:table-cell>
          <table:table-cell table:style-name="ce6" table:formula="of:=[.$B26]/[.D$5]" office:value-type="float" office:value="10" calcext:value-type="float">
            <text:p>10</text:p>
          </table:table-cell>
          <table:table-cell table:style-name="ce6" table:formula="of:=[.$B26]/[.E$5]" office:value-type="float" office:value="5" calcext:value-type="float">
            <text:p>5</text:p>
          </table:table-cell>
          <table:table-cell table:style-name="ce6" table:formula="of:=[.$B26]/[.F$5]" office:value-type="float" office:value="2.5" calcext:value-type="float">
            <text:p>2.5</text:p>
          </table:table-cell>
          <table:table-cell table:style-name="ce6" table:formula="of:=[.$B26]/[.G$5]" office:value-type="float" office:value="1.25" calcext:value-type="float">
            <text:p>1.25</text:p>
          </table:table-cell>
          <table:table-cell table:style-name="ce6" table:formula="of:=[.$B26]/[.H$5]" office:value-type="float" office:value="0.625" calcext:value-type="float">
            <text:p>0.625</text:p>
          </table:table-cell>
          <table:table-cell table:style-name="ce6" table:formula="of:=[.$B26]/[.I$5]" office:value-type="float" office:value="0.3125" calcext:value-type="float">
            <text:p>0.3125</text:p>
          </table:table-cell>
          <table:table-cell table:style-name="ce6" table:formula="of:=[.$B26]/[.J$5]" office:value-type="float" office:value="0.15625" calcext:value-type="float">
            <text:p>0.15625</text:p>
          </table:table-cell>
          <table:table-cell/>
          <table:table-cell table:style-name="ce5" office:value-type="float" office:value="0.15625" calcext:value-type="float">
            <text:p>0.15625</text:p>
          </table:table-cell>
          <table:table-cell table:style-name="ce17" office:value-type="string" calcext:value-type="string">
            <text:p>5 ÷ 32</text:p>
          </table:table-cell>
          <table:table-cell table:style-name="ce17" table:formula="of:=5/32" office:value-type="float" office:value="0.15625" calcext:value-type="float">
            <text:p>0.15625</text:p>
          </table:table-cell>
          <table:table-cell table:style-name="ce15" table:formula="of:=ABS([.L26]-[.N26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6]+1" office:value-type="float" office:value="21" calcext:value-type="float">
            <text:p>21</text:p>
          </table:table-cell>
          <table:table-cell table:style-name="ce5" table:formula="of:=[.$B27]/[.C$5]" office:value-type="float" office:value="21" calcext:value-type="float">
            <text:p>21</text:p>
          </table:table-cell>
          <table:table-cell table:style-name="ce5" table:formula="of:=[.$B27]/[.D$5]" office:value-type="float" office:value="10.5" calcext:value-type="float">
            <text:p>10.5</text:p>
          </table:table-cell>
          <table:table-cell table:style-name="ce5" table:formula="of:=[.$B27]/[.E$5]" office:value-type="float" office:value="5.25" calcext:value-type="float">
            <text:p>5.25</text:p>
          </table:table-cell>
          <table:table-cell table:style-name="ce5" table:formula="of:=[.$B27]/[.F$5]" office:value-type="float" office:value="2.625" calcext:value-type="float">
            <text:p>2.625</text:p>
          </table:table-cell>
          <table:table-cell table:style-name="ce5" table:formula="of:=[.$B27]/[.G$5]" office:value-type="float" office:value="1.3125" calcext:value-type="float">
            <text:p>1.3125</text:p>
          </table:table-cell>
          <table:table-cell table:style-name="ce5" table:formula="of:=[.$B27]/[.H$5]" office:value-type="float" office:value="0.65625" calcext:value-type="float">
            <text:p>0.65625</text:p>
          </table:table-cell>
          <table:table-cell table:style-name="ce5" table:formula="of:=[.$B27]/[.I$5]" office:value-type="float" office:value="0.328125" calcext:value-type="float">
            <text:p>0.328125</text:p>
          </table:table-cell>
          <table:table-cell table:style-name="ce5" table:formula="of:=[.$B27]/[.J$5]" office:value-type="float" office:value="0.1640625" calcext:value-type="float">
            <text:p>0.1640625</text:p>
          </table:table-cell>
          <table:table-cell/>
          <table:table-cell table:style-name="ce5" office:value-type="float" office:value="0.1640625" calcext:value-type="float">
            <text:p>0.1640625</text:p>
          </table:table-cell>
          <table:table-cell table:style-name="ce17" office:value-type="string" calcext:value-type="string">
            <text:p>21 ÷ 128</text:p>
          </table:table-cell>
          <table:table-cell table:style-name="ce17" table:formula="of:=21/128" office:value-type="float" office:value="0.1640625" calcext:value-type="float">
            <text:p>0.1640625</text:p>
          </table:table-cell>
          <table:table-cell table:style-name="ce15" table:formula="of:=ABS([.L27]-[.N27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7]+1" office:value-type="float" office:value="22" calcext:value-type="float">
            <text:p>22</text:p>
          </table:table-cell>
          <table:table-cell table:style-name="ce5" table:formula="of:=[.$B28]/[.C$5]" office:value-type="float" office:value="22" calcext:value-type="float">
            <text:p>22</text:p>
          </table:table-cell>
          <table:table-cell table:style-name="ce6" table:formula="of:=[.$B28]/[.D$5]" office:value-type="float" office:value="11" calcext:value-type="float">
            <text:p>11</text:p>
          </table:table-cell>
          <table:table-cell table:style-name="ce6" table:formula="of:=[.$B28]/[.E$5]" office:value-type="float" office:value="5.5" calcext:value-type="float">
            <text:p>5.5</text:p>
          </table:table-cell>
          <table:table-cell table:style-name="ce6" table:formula="of:=[.$B28]/[.F$5]" office:value-type="float" office:value="2.75" calcext:value-type="float">
            <text:p>2.75</text:p>
          </table:table-cell>
          <table:table-cell table:style-name="ce6" table:formula="of:=[.$B28]/[.G$5]" office:value-type="float" office:value="1.375" calcext:value-type="float">
            <text:p>1.375</text:p>
          </table:table-cell>
          <table:table-cell table:style-name="ce6" table:formula="of:=[.$B28]/[.H$5]" office:value-type="float" office:value="0.6875" calcext:value-type="float">
            <text:p>0.6875</text:p>
          </table:table-cell>
          <table:table-cell table:style-name="ce6" table:formula="of:=[.$B28]/[.I$5]" office:value-type="float" office:value="0.34375" calcext:value-type="float">
            <text:p>0.34375</text:p>
          </table:table-cell>
          <table:table-cell table:style-name="ce6" table:formula="of:=[.$B28]/[.J$5]" office:value-type="float" office:value="0.171875" calcext:value-type="float">
            <text:p>0.171875</text:p>
          </table:table-cell>
          <table:table-cell/>
          <table:table-cell table:style-name="ce5" office:value-type="float" office:value="0.171875" calcext:value-type="float">
            <text:p>0.171875</text:p>
          </table:table-cell>
          <table:table-cell table:style-name="ce17" office:value-type="string" calcext:value-type="string">
            <text:p>11 ÷ 64</text:p>
          </table:table-cell>
          <table:table-cell table:style-name="ce17" table:formula="of:=11/64" office:value-type="float" office:value="0.171875" calcext:value-type="float">
            <text:p>0.171875</text:p>
          </table:table-cell>
          <table:table-cell table:style-name="ce15" table:formula="of:=ABS([.L28]-[.N28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8]+1" office:value-type="float" office:value="23" calcext:value-type="float">
            <text:p>23</text:p>
          </table:table-cell>
          <table:table-cell table:style-name="ce5" table:formula="of:=[.$B29]/[.C$5]" office:value-type="float" office:value="23" calcext:value-type="float">
            <text:p>23</text:p>
          </table:table-cell>
          <table:table-cell table:style-name="ce5" table:formula="of:=[.$B29]/[.D$5]" office:value-type="float" office:value="11.5" calcext:value-type="float">
            <text:p>11.5</text:p>
          </table:table-cell>
          <table:table-cell table:style-name="ce5" table:formula="of:=[.$B29]/[.E$5]" office:value-type="float" office:value="5.75" calcext:value-type="float">
            <text:p>5.75</text:p>
          </table:table-cell>
          <table:table-cell table:style-name="ce5" table:formula="of:=[.$B29]/[.F$5]" office:value-type="float" office:value="2.875" calcext:value-type="float">
            <text:p>2.875</text:p>
          </table:table-cell>
          <table:table-cell table:style-name="ce5" table:formula="of:=[.$B29]/[.G$5]" office:value-type="float" office:value="1.4375" calcext:value-type="float">
            <text:p>1.4375</text:p>
          </table:table-cell>
          <table:table-cell table:style-name="ce5" table:formula="of:=[.$B29]/[.H$5]" office:value-type="float" office:value="0.71875" calcext:value-type="float">
            <text:p>0.71875</text:p>
          </table:table-cell>
          <table:table-cell table:style-name="ce5" table:formula="of:=[.$B29]/[.I$5]" office:value-type="float" office:value="0.359375" calcext:value-type="float">
            <text:p>0.359375</text:p>
          </table:table-cell>
          <table:table-cell table:style-name="ce5" table:formula="of:=[.$B29]/[.J$5]" office:value-type="float" office:value="0.1796875" calcext:value-type="float">
            <text:p>0.1796875</text:p>
          </table:table-cell>
          <table:table-cell/>
          <table:table-cell table:style-name="ce5" office:value-type="float" office:value="0.1796875" calcext:value-type="float">
            <text:p>0.1796875</text:p>
          </table:table-cell>
          <table:table-cell table:style-name="ce17" office:value-type="string" calcext:value-type="string">
            <text:p>23 ÷ 128</text:p>
          </table:table-cell>
          <table:table-cell table:style-name="ce17" table:formula="of:=23/128" office:value-type="float" office:value="0.1796875" calcext:value-type="float">
            <text:p>0.1796875</text:p>
          </table:table-cell>
          <table:table-cell table:style-name="ce15" table:formula="of:=ABS([.L29]-[.N29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9]+1" office:value-type="float" office:value="24" calcext:value-type="float">
            <text:p>24</text:p>
          </table:table-cell>
          <table:table-cell table:style-name="ce5" table:formula="of:=[.$B30]/[.C$5]" office:value-type="float" office:value="24" calcext:value-type="float">
            <text:p>24</text:p>
          </table:table-cell>
          <table:table-cell table:style-name="ce6" table:formula="of:=[.$B30]/[.D$5]" office:value-type="float" office:value="12" calcext:value-type="float">
            <text:p>12</text:p>
          </table:table-cell>
          <table:table-cell table:style-name="ce6" table:formula="of:=[.$B30]/[.E$5]" office:value-type="float" office:value="6" calcext:value-type="float">
            <text:p>6</text:p>
          </table:table-cell>
          <table:table-cell table:style-name="ce6" table:formula="of:=[.$B30]/[.F$5]" office:value-type="float" office:value="3" calcext:value-type="float">
            <text:p>3</text:p>
          </table:table-cell>
          <table:table-cell table:style-name="ce6" table:formula="of:=[.$B30]/[.G$5]" office:value-type="float" office:value="1.5" calcext:value-type="float">
            <text:p>1.5</text:p>
          </table:table-cell>
          <table:table-cell table:style-name="ce6" table:formula="of:=[.$B30]/[.H$5]" office:value-type="float" office:value="0.75" calcext:value-type="float">
            <text:p>0.75</text:p>
          </table:table-cell>
          <table:table-cell table:style-name="ce6" table:formula="of:=[.$B30]/[.I$5]" office:value-type="float" office:value="0.375" calcext:value-type="float">
            <text:p>0.375</text:p>
          </table:table-cell>
          <table:table-cell table:style-name="ce6" table:formula="of:=[.$B30]/[.J$5]" office:value-type="float" office:value="0.1875" calcext:value-type="float">
            <text:p>0.1875</text:p>
          </table:table-cell>
          <table:table-cell/>
          <table:table-cell table:style-name="ce5" office:value-type="float" office:value="0.1875" calcext:value-type="float">
            <text:p>0.1875</text:p>
          </table:table-cell>
          <table:table-cell table:style-name="ce17" office:value-type="string" calcext:value-type="string">
            <text:p>3 ÷ 16</text:p>
          </table:table-cell>
          <table:table-cell table:style-name="ce17" table:formula="of:=3/16" office:value-type="float" office:value="0.1875" calcext:value-type="float">
            <text:p>0.1875</text:p>
          </table:table-cell>
          <table:table-cell table:style-name="ce15" table:formula="of:=ABS([.L30]-[.N30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30]+1" office:value-type="float" office:value="25" calcext:value-type="float">
            <text:p>25</text:p>
          </table:table-cell>
          <table:table-cell table:style-name="ce5" table:formula="of:=[.$B31]/[.C$5]" office:value-type="float" office:value="25" calcext:value-type="float">
            <text:p>25</text:p>
          </table:table-cell>
          <table:table-cell table:style-name="ce5" table:formula="of:=[.$B31]/[.D$5]" office:value-type="float" office:value="12.5" calcext:value-type="float">
            <text:p>12.5</text:p>
          </table:table-cell>
          <table:table-cell table:style-name="ce5" table:formula="of:=[.$B31]/[.E$5]" office:value-type="float" office:value="6.25" calcext:value-type="float">
            <text:p>6.25</text:p>
          </table:table-cell>
          <table:table-cell table:style-name="ce5" table:formula="of:=[.$B31]/[.F$5]" office:value-type="float" office:value="3.125" calcext:value-type="float">
            <text:p>3.125</text:p>
          </table:table-cell>
          <table:table-cell table:style-name="ce5" table:formula="of:=[.$B31]/[.G$5]" office:value-type="float" office:value="1.5625" calcext:value-type="float">
            <text:p>1.5625</text:p>
          </table:table-cell>
          <table:table-cell table:style-name="ce5" table:formula="of:=[.$B31]/[.H$5]" office:value-type="float" office:value="0.78125" calcext:value-type="float">
            <text:p>0.78125</text:p>
          </table:table-cell>
          <table:table-cell table:style-name="ce5" table:formula="of:=[.$B31]/[.I$5]" office:value-type="float" office:value="0.390625" calcext:value-type="float">
            <text:p>0.390625</text:p>
          </table:table-cell>
          <table:table-cell table:style-name="ce5" table:formula="of:=[.$B31]/[.J$5]" office:value-type="float" office:value="0.1953125" calcext:value-type="float">
            <text:p>0.1953125</text:p>
          </table:table-cell>
          <table:table-cell/>
          <table:table-cell table:style-name="ce5" office:value-type="float" office:value="0.1953125" calcext:value-type="float">
            <text:p>0.1953125</text:p>
          </table:table-cell>
          <table:table-cell table:style-name="ce17" office:value-type="string" calcext:value-type="string">
            <text:p>25 ÷ 128</text:p>
          </table:table-cell>
          <table:table-cell table:style-name="ce17" table:formula="of:=25/128" office:value-type="float" office:value="0.1953125" calcext:value-type="float">
            <text:p>0.1953125</text:p>
          </table:table-cell>
          <table:table-cell table:style-name="ce15" table:formula="of:=ABS([.L31]-[.N31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31]+1" office:value-type="float" office:value="26" calcext:value-type="float">
            <text:p>26</text:p>
          </table:table-cell>
          <table:table-cell table:style-name="ce5" table:formula="of:=[.$B32]/[.C$5]" office:value-type="float" office:value="26" calcext:value-type="float">
            <text:p>26</text:p>
          </table:table-cell>
          <table:table-cell table:style-name="ce6" table:formula="of:=[.$B32]/[.D$5]" office:value-type="float" office:value="13" calcext:value-type="float">
            <text:p>13</text:p>
          </table:table-cell>
          <table:table-cell table:style-name="ce6" table:formula="of:=[.$B32]/[.E$5]" office:value-type="float" office:value="6.5" calcext:value-type="float">
            <text:p>6.5</text:p>
          </table:table-cell>
          <table:table-cell table:style-name="ce6" table:formula="of:=[.$B32]/[.F$5]" office:value-type="float" office:value="3.25" calcext:value-type="float">
            <text:p>3.25</text:p>
          </table:table-cell>
          <table:table-cell table:style-name="ce6" table:formula="of:=[.$B32]/[.G$5]" office:value-type="float" office:value="1.625" calcext:value-type="float">
            <text:p>1.625</text:p>
          </table:table-cell>
          <table:table-cell table:style-name="ce6" table:formula="of:=[.$B32]/[.H$5]" office:value-type="float" office:value="0.8125" calcext:value-type="float">
            <text:p>0.8125</text:p>
          </table:table-cell>
          <table:table-cell table:style-name="ce6" table:formula="of:=[.$B32]/[.I$5]" office:value-type="float" office:value="0.40625" calcext:value-type="float">
            <text:p>0.40625</text:p>
          </table:table-cell>
          <table:table-cell table:style-name="ce6" table:formula="of:=[.$B32]/[.J$5]" office:value-type="float" office:value="0.203125" calcext:value-type="float">
            <text:p>0.203125</text:p>
          </table:table-cell>
          <table:table-cell/>
          <table:table-cell table:style-name="ce5" office:value-type="float" office:value="0.203125" calcext:value-type="float">
            <text:p>0.203125</text:p>
          </table:table-cell>
          <table:table-cell table:style-name="ce17" office:value-type="string" calcext:value-type="string">
            <text:p>13 ÷ 64</text:p>
          </table:table-cell>
          <table:table-cell table:style-name="ce17" table:formula="of:=13/64" office:value-type="float" office:value="0.203125" calcext:value-type="float">
            <text:p>0.203125</text:p>
          </table:table-cell>
          <table:table-cell table:style-name="ce15" table:formula="of:=ABS([.L32]-[.N32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32]+1" office:value-type="float" office:value="27" calcext:value-type="float">
            <text:p>27</text:p>
          </table:table-cell>
          <table:table-cell table:style-name="ce5" table:formula="of:=[.$B33]/[.C$5]" office:value-type="float" office:value="27" calcext:value-type="float">
            <text:p>27</text:p>
          </table:table-cell>
          <table:table-cell table:style-name="ce5" table:formula="of:=[.$B33]/[.D$5]" office:value-type="float" office:value="13.5" calcext:value-type="float">
            <text:p>13.5</text:p>
          </table:table-cell>
          <table:table-cell table:style-name="ce5" table:formula="of:=[.$B33]/[.E$5]" office:value-type="float" office:value="6.75" calcext:value-type="float">
            <text:p>6.75</text:p>
          </table:table-cell>
          <table:table-cell table:style-name="ce5" table:formula="of:=[.$B33]/[.F$5]" office:value-type="float" office:value="3.375" calcext:value-type="float">
            <text:p>3.375</text:p>
          </table:table-cell>
          <table:table-cell table:style-name="ce5" table:formula="of:=[.$B33]/[.G$5]" office:value-type="float" office:value="1.6875" calcext:value-type="float">
            <text:p>1.6875</text:p>
          </table:table-cell>
          <table:table-cell table:style-name="ce5" table:formula="of:=[.$B33]/[.H$5]" office:value-type="float" office:value="0.84375" calcext:value-type="float">
            <text:p>0.84375</text:p>
          </table:table-cell>
          <table:table-cell table:style-name="ce5" table:formula="of:=[.$B33]/[.I$5]" office:value-type="float" office:value="0.421875" calcext:value-type="float">
            <text:p>0.421875</text:p>
          </table:table-cell>
          <table:table-cell table:style-name="ce5" table:formula="of:=[.$B33]/[.J$5]" office:value-type="float" office:value="0.2109375" calcext:value-type="float">
            <text:p>0.2109375</text:p>
          </table:table-cell>
          <table:table-cell/>
          <table:table-cell table:style-name="ce5" office:value-type="float" office:value="0.2109375" calcext:value-type="float">
            <text:p>0.2109375</text:p>
          </table:table-cell>
          <table:table-cell table:style-name="ce17" office:value-type="string" calcext:value-type="string">
            <text:p>27 ÷ 128</text:p>
          </table:table-cell>
          <table:table-cell table:style-name="ce17" table:formula="of:=27/128" office:value-type="float" office:value="0.2109375" calcext:value-type="float">
            <text:p>0.2109375</text:p>
          </table:table-cell>
          <table:table-cell table:style-name="ce15" table:formula="of:=ABS([.L33]-[.N33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33]+1" office:value-type="float" office:value="28" calcext:value-type="float">
            <text:p>28</text:p>
          </table:table-cell>
          <table:table-cell table:style-name="ce5" table:formula="of:=[.$B34]/[.C$5]" office:value-type="float" office:value="28" calcext:value-type="float">
            <text:p>28</text:p>
          </table:table-cell>
          <table:table-cell table:style-name="ce6" table:formula="of:=[.$B34]/[.D$5]" office:value-type="float" office:value="14" calcext:value-type="float">
            <text:p>14</text:p>
          </table:table-cell>
          <table:table-cell table:style-name="ce6" table:formula="of:=[.$B34]/[.E$5]" office:value-type="float" office:value="7" calcext:value-type="float">
            <text:p>7</text:p>
          </table:table-cell>
          <table:table-cell table:style-name="ce6" table:formula="of:=[.$B34]/[.F$5]" office:value-type="float" office:value="3.5" calcext:value-type="float">
            <text:p>3.5</text:p>
          </table:table-cell>
          <table:table-cell table:style-name="ce6" table:formula="of:=[.$B34]/[.G$5]" office:value-type="float" office:value="1.75" calcext:value-type="float">
            <text:p>1.75</text:p>
          </table:table-cell>
          <table:table-cell table:style-name="ce6" table:formula="of:=[.$B34]/[.H$5]" office:value-type="float" office:value="0.875" calcext:value-type="float">
            <text:p>0.875</text:p>
          </table:table-cell>
          <table:table-cell table:style-name="ce6" table:formula="of:=[.$B34]/[.I$5]" office:value-type="float" office:value="0.4375" calcext:value-type="float">
            <text:p>0.4375</text:p>
          </table:table-cell>
          <table:table-cell table:style-name="ce6" table:formula="of:=[.$B34]/[.J$5]" office:value-type="float" office:value="0.21875" calcext:value-type="float">
            <text:p>0.21875</text:p>
          </table:table-cell>
          <table:table-cell/>
          <table:table-cell table:style-name="ce5" office:value-type="float" office:value="0.21875" calcext:value-type="float">
            <text:p>0.21875</text:p>
          </table:table-cell>
          <table:table-cell table:style-name="ce17" office:value-type="string" calcext:value-type="string">
            <text:p>7 ÷ 32</text:p>
          </table:table-cell>
          <table:table-cell table:style-name="ce17" table:formula="of:=7/32" office:value-type="float" office:value="0.21875" calcext:value-type="float">
            <text:p>0.21875</text:p>
          </table:table-cell>
          <table:table-cell table:style-name="ce15" table:formula="of:=ABS([.L34]-[.N34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34]+1" office:value-type="float" office:value="29" calcext:value-type="float">
            <text:p>29</text:p>
          </table:table-cell>
          <table:table-cell table:style-name="ce5" table:formula="of:=[.$B35]/[.C$5]" office:value-type="float" office:value="29" calcext:value-type="float">
            <text:p>29</text:p>
          </table:table-cell>
          <table:table-cell table:style-name="ce5" table:formula="of:=[.$B35]/[.D$5]" office:value-type="float" office:value="14.5" calcext:value-type="float">
            <text:p>14.5</text:p>
          </table:table-cell>
          <table:table-cell table:style-name="ce5" table:formula="of:=[.$B35]/[.E$5]" office:value-type="float" office:value="7.25" calcext:value-type="float">
            <text:p>7.25</text:p>
          </table:table-cell>
          <table:table-cell table:style-name="ce5" table:formula="of:=[.$B35]/[.F$5]" office:value-type="float" office:value="3.625" calcext:value-type="float">
            <text:p>3.625</text:p>
          </table:table-cell>
          <table:table-cell table:style-name="ce5" table:formula="of:=[.$B35]/[.G$5]" office:value-type="float" office:value="1.8125" calcext:value-type="float">
            <text:p>1.8125</text:p>
          </table:table-cell>
          <table:table-cell table:style-name="ce5" table:formula="of:=[.$B35]/[.H$5]" office:value-type="float" office:value="0.90625" calcext:value-type="float">
            <text:p>0.90625</text:p>
          </table:table-cell>
          <table:table-cell table:style-name="ce5" table:formula="of:=[.$B35]/[.I$5]" office:value-type="float" office:value="0.453125" calcext:value-type="float">
            <text:p>0.453125</text:p>
          </table:table-cell>
          <table:table-cell table:style-name="ce5" table:formula="of:=[.$B35]/[.J$5]" office:value-type="float" office:value="0.2265625" calcext:value-type="float">
            <text:p>0.2265625</text:p>
          </table:table-cell>
          <table:table-cell/>
          <table:table-cell table:style-name="ce5" office:value-type="float" office:value="0.2265625" calcext:value-type="float">
            <text:p>0.2265625</text:p>
          </table:table-cell>
          <table:table-cell table:style-name="ce17" office:value-type="string" calcext:value-type="string">
            <text:p>29 ÷ 128</text:p>
          </table:table-cell>
          <table:table-cell table:style-name="ce17" table:formula="of:=29/128" office:value-type="float" office:value="0.2265625" calcext:value-type="float">
            <text:p>0.2265625</text:p>
          </table:table-cell>
          <table:table-cell table:style-name="ce15" table:formula="of:=ABS([.L35]-[.N35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35]+1" office:value-type="float" office:value="30" calcext:value-type="float">
            <text:p>30</text:p>
          </table:table-cell>
          <table:table-cell table:style-name="ce5" table:formula="of:=[.$B36]/[.C$5]" office:value-type="float" office:value="30" calcext:value-type="float">
            <text:p>30</text:p>
          </table:table-cell>
          <table:table-cell table:style-name="ce6" table:formula="of:=[.$B36]/[.D$5]" office:value-type="float" office:value="15" calcext:value-type="float">
            <text:p>15</text:p>
          </table:table-cell>
          <table:table-cell table:style-name="ce6" table:formula="of:=[.$B36]/[.E$5]" office:value-type="float" office:value="7.5" calcext:value-type="float">
            <text:p>7.5</text:p>
          </table:table-cell>
          <table:table-cell table:style-name="ce6" table:formula="of:=[.$B36]/[.F$5]" office:value-type="float" office:value="3.75" calcext:value-type="float">
            <text:p>3.75</text:p>
          </table:table-cell>
          <table:table-cell table:style-name="ce6" table:formula="of:=[.$B36]/[.G$5]" office:value-type="float" office:value="1.875" calcext:value-type="float">
            <text:p>1.875</text:p>
          </table:table-cell>
          <table:table-cell table:style-name="ce6" table:formula="of:=[.$B36]/[.H$5]" office:value-type="float" office:value="0.9375" calcext:value-type="float">
            <text:p>0.9375</text:p>
          </table:table-cell>
          <table:table-cell table:style-name="ce6" table:formula="of:=[.$B36]/[.I$5]" office:value-type="float" office:value="0.46875" calcext:value-type="float">
            <text:p>0.46875</text:p>
          </table:table-cell>
          <table:table-cell table:style-name="ce6" table:formula="of:=[.$B36]/[.J$5]" office:value-type="float" office:value="0.234375" calcext:value-type="float">
            <text:p>0.234375</text:p>
          </table:table-cell>
          <table:table-cell/>
          <table:table-cell table:style-name="ce5" office:value-type="float" office:value="0.234375" calcext:value-type="float">
            <text:p>0.234375</text:p>
          </table:table-cell>
          <table:table-cell table:style-name="ce17" office:value-type="string" calcext:value-type="string">
            <text:p>15 ÷ 64</text:p>
          </table:table-cell>
          <table:table-cell table:style-name="ce17" table:formula="of:=15/64" office:value-type="float" office:value="0.234375" calcext:value-type="float">
            <text:p>0.234375</text:p>
          </table:table-cell>
          <table:table-cell table:style-name="ce15" table:formula="of:=ABS([.L36]-[.N36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36]+1" office:value-type="float" office:value="31" calcext:value-type="float">
            <text:p>31</text:p>
          </table:table-cell>
          <table:table-cell table:style-name="ce5" table:formula="of:=[.$B37]/[.C$5]" office:value-type="float" office:value="31" calcext:value-type="float">
            <text:p>31</text:p>
          </table:table-cell>
          <table:table-cell table:style-name="ce5" table:formula="of:=[.$B37]/[.D$5]" office:value-type="float" office:value="15.5" calcext:value-type="float">
            <text:p>15.5</text:p>
          </table:table-cell>
          <table:table-cell table:style-name="ce5" table:formula="of:=[.$B37]/[.E$5]" office:value-type="float" office:value="7.75" calcext:value-type="float">
            <text:p>7.75</text:p>
          </table:table-cell>
          <table:table-cell table:style-name="ce5" table:formula="of:=[.$B37]/[.F$5]" office:value-type="float" office:value="3.875" calcext:value-type="float">
            <text:p>3.875</text:p>
          </table:table-cell>
          <table:table-cell table:style-name="ce5" table:formula="of:=[.$B37]/[.G$5]" office:value-type="float" office:value="1.9375" calcext:value-type="float">
            <text:p>1.9375</text:p>
          </table:table-cell>
          <table:table-cell table:style-name="ce5" table:formula="of:=[.$B37]/[.H$5]" office:value-type="float" office:value="0.96875" calcext:value-type="float">
            <text:p>0.96875</text:p>
          </table:table-cell>
          <table:table-cell table:style-name="ce5" table:formula="of:=[.$B37]/[.I$5]" office:value-type="float" office:value="0.484375" calcext:value-type="float">
            <text:p>0.484375</text:p>
          </table:table-cell>
          <table:table-cell table:style-name="ce5" table:formula="of:=[.$B37]/[.J$5]" office:value-type="float" office:value="0.2421875" calcext:value-type="float">
            <text:p>0.2421875</text:p>
          </table:table-cell>
          <table:table-cell/>
          <table:table-cell table:style-name="ce5" office:value-type="float" office:value="0.2421875" calcext:value-type="float">
            <text:p>0.2421875</text:p>
          </table:table-cell>
          <table:table-cell table:style-name="ce17" office:value-type="string" calcext:value-type="string">
            <text:p>31 ÷ 128</text:p>
          </table:table-cell>
          <table:table-cell table:style-name="ce17" table:formula="of:=31/128" office:value-type="float" office:value="0.2421875" calcext:value-type="float">
            <text:p>0.2421875</text:p>
          </table:table-cell>
          <table:table-cell table:style-name="ce15" table:formula="of:=ABS([.L37]-[.N37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37]+1" office:value-type="float" office:value="32" calcext:value-type="float">
            <text:p>32</text:p>
          </table:table-cell>
          <table:table-cell table:style-name="ce5" table:formula="of:=[.$B38]/[.C$5]" office:value-type="float" office:value="32" calcext:value-type="float">
            <text:p>32</text:p>
          </table:table-cell>
          <table:table-cell table:style-name="ce6" table:formula="of:=[.$B38]/[.D$5]" office:value-type="float" office:value="16" calcext:value-type="float">
            <text:p>16</text:p>
          </table:table-cell>
          <table:table-cell table:style-name="ce6" table:formula="of:=[.$B38]/[.E$5]" office:value-type="float" office:value="8" calcext:value-type="float">
            <text:p>8</text:p>
          </table:table-cell>
          <table:table-cell table:style-name="ce6" table:formula="of:=[.$B38]/[.F$5]" office:value-type="float" office:value="4" calcext:value-type="float">
            <text:p>4</text:p>
          </table:table-cell>
          <table:table-cell table:style-name="ce6" table:formula="of:=[.$B38]/[.G$5]" office:value-type="float" office:value="2" calcext:value-type="float">
            <text:p>2</text:p>
          </table:table-cell>
          <table:table-cell table:style-name="ce6" table:formula="of:=[.$B38]/[.H$5]" office:value-type="float" office:value="1" calcext:value-type="float">
            <text:p>1</text:p>
          </table:table-cell>
          <table:table-cell table:style-name="ce6" table:formula="of:=[.$B38]/[.I$5]" office:value-type="float" office:value="0.5" calcext:value-type="float">
            <text:p>0.5</text:p>
          </table:table-cell>
          <table:table-cell table:style-name="ce6" table:formula="of:=[.$B38]/[.J$5]" office:value-type="float" office:value="0.25" calcext:value-type="float">
            <text:p>0.25</text:p>
          </table:table-cell>
          <table:table-cell/>
          <table:table-cell table:style-name="ce5" office:value-type="float" office:value="0.25" calcext:value-type="float">
            <text:p>0.25</text:p>
          </table:table-cell>
          <table:table-cell table:style-name="ce17" office:value-type="string" calcext:value-type="string">
            <text:p>1 ÷ 4</text:p>
          </table:table-cell>
          <table:table-cell table:style-name="ce17" table:formula="of:=1/4" office:value-type="float" office:value="0.25" calcext:value-type="float">
            <text:p>0.25</text:p>
          </table:table-cell>
          <table:table-cell table:style-name="ce15" table:formula="of:=ABS([.L38]-[.N38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38]+1" office:value-type="float" office:value="33" calcext:value-type="float">
            <text:p>33</text:p>
          </table:table-cell>
          <table:table-cell table:style-name="ce5" table:formula="of:=[.$B39]/[.C$5]" office:value-type="float" office:value="33" calcext:value-type="float">
            <text:p>33</text:p>
          </table:table-cell>
          <table:table-cell table:style-name="ce5" table:formula="of:=[.$B39]/[.D$5]" office:value-type="float" office:value="16.5" calcext:value-type="float">
            <text:p>16.5</text:p>
          </table:table-cell>
          <table:table-cell table:style-name="ce5" table:formula="of:=[.$B39]/[.E$5]" office:value-type="float" office:value="8.25" calcext:value-type="float">
            <text:p>8.25</text:p>
          </table:table-cell>
          <table:table-cell table:style-name="ce5" table:formula="of:=[.$B39]/[.F$5]" office:value-type="float" office:value="4.125" calcext:value-type="float">
            <text:p>4.125</text:p>
          </table:table-cell>
          <table:table-cell table:style-name="ce5" table:formula="of:=[.$B39]/[.G$5]" office:value-type="float" office:value="2.0625" calcext:value-type="float">
            <text:p>2.0625</text:p>
          </table:table-cell>
          <table:table-cell table:style-name="ce5" table:formula="of:=[.$B39]/[.H$5]" office:value-type="float" office:value="1.03125" calcext:value-type="float">
            <text:p>1.03125</text:p>
          </table:table-cell>
          <table:table-cell table:style-name="ce5" table:formula="of:=[.$B39]/[.I$5]" office:value-type="float" office:value="0.515625" calcext:value-type="float">
            <text:p>0.515625</text:p>
          </table:table-cell>
          <table:table-cell table:style-name="ce5" table:formula="of:=[.$B39]/[.J$5]" office:value-type="float" office:value="0.2578125" calcext:value-type="float">
            <text:p>0.2578125</text:p>
          </table:table-cell>
          <table:table-cell/>
          <table:table-cell table:style-name="ce5" office:value-type="float" office:value="0.2578125" calcext:value-type="float">
            <text:p>0.2578125</text:p>
          </table:table-cell>
          <table:table-cell table:style-name="ce17" office:value-type="string" calcext:value-type="string">
            <text:p>33 ÷ 128</text:p>
          </table:table-cell>
          <table:table-cell table:style-name="ce17" table:formula="of:=33/128" office:value-type="float" office:value="0.2578125" calcext:value-type="float">
            <text:p>0.2578125</text:p>
          </table:table-cell>
          <table:table-cell table:style-name="ce15" table:formula="of:=ABS([.L39]-[.N39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39]+1" office:value-type="float" office:value="34" calcext:value-type="float">
            <text:p>34</text:p>
          </table:table-cell>
          <table:table-cell table:style-name="ce5" table:formula="of:=[.$B40]/[.C$5]" office:value-type="float" office:value="34" calcext:value-type="float">
            <text:p>34</text:p>
          </table:table-cell>
          <table:table-cell table:style-name="ce6" table:formula="of:=[.$B40]/[.D$5]" office:value-type="float" office:value="17" calcext:value-type="float">
            <text:p>17</text:p>
          </table:table-cell>
          <table:table-cell table:style-name="ce6" table:formula="of:=[.$B40]/[.E$5]" office:value-type="float" office:value="8.5" calcext:value-type="float">
            <text:p>8.5</text:p>
          </table:table-cell>
          <table:table-cell table:style-name="ce6" table:formula="of:=[.$B40]/[.F$5]" office:value-type="float" office:value="4.25" calcext:value-type="float">
            <text:p>4.25</text:p>
          </table:table-cell>
          <table:table-cell table:style-name="ce6" table:formula="of:=[.$B40]/[.G$5]" office:value-type="float" office:value="2.125" calcext:value-type="float">
            <text:p>2.125</text:p>
          </table:table-cell>
          <table:table-cell table:style-name="ce6" table:formula="of:=[.$B40]/[.H$5]" office:value-type="float" office:value="1.0625" calcext:value-type="float">
            <text:p>1.0625</text:p>
          </table:table-cell>
          <table:table-cell table:style-name="ce6" table:formula="of:=[.$B40]/[.I$5]" office:value-type="float" office:value="0.53125" calcext:value-type="float">
            <text:p>0.53125</text:p>
          </table:table-cell>
          <table:table-cell table:style-name="ce6" table:formula="of:=[.$B40]/[.J$5]" office:value-type="float" office:value="0.265625" calcext:value-type="float">
            <text:p>0.265625</text:p>
          </table:table-cell>
          <table:table-cell/>
          <table:table-cell table:style-name="ce5" office:value-type="float" office:value="0.265625" calcext:value-type="float">
            <text:p>0.265625</text:p>
          </table:table-cell>
          <table:table-cell table:style-name="ce17" office:value-type="string" calcext:value-type="string">
            <text:p>17 ÷ 64</text:p>
          </table:table-cell>
          <table:table-cell table:style-name="ce17" table:formula="of:=17/64" office:value-type="float" office:value="0.265625" calcext:value-type="float">
            <text:p>0.265625</text:p>
          </table:table-cell>
          <table:table-cell table:style-name="ce15" table:formula="of:=ABS([.L40]-[.N40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40]+1" office:value-type="float" office:value="35" calcext:value-type="float">
            <text:p>35</text:p>
          </table:table-cell>
          <table:table-cell table:style-name="ce5" table:formula="of:=[.$B41]/[.C$5]" office:value-type="float" office:value="35" calcext:value-type="float">
            <text:p>35</text:p>
          </table:table-cell>
          <table:table-cell table:style-name="ce5" table:formula="of:=[.$B41]/[.D$5]" office:value-type="float" office:value="17.5" calcext:value-type="float">
            <text:p>17.5</text:p>
          </table:table-cell>
          <table:table-cell table:style-name="ce5" table:formula="of:=[.$B41]/[.E$5]" office:value-type="float" office:value="8.75" calcext:value-type="float">
            <text:p>8.75</text:p>
          </table:table-cell>
          <table:table-cell table:style-name="ce5" table:formula="of:=[.$B41]/[.F$5]" office:value-type="float" office:value="4.375" calcext:value-type="float">
            <text:p>4.375</text:p>
          </table:table-cell>
          <table:table-cell table:style-name="ce5" table:formula="of:=[.$B41]/[.G$5]" office:value-type="float" office:value="2.1875" calcext:value-type="float">
            <text:p>2.1875</text:p>
          </table:table-cell>
          <table:table-cell table:style-name="ce5" table:formula="of:=[.$B41]/[.H$5]" office:value-type="float" office:value="1.09375" calcext:value-type="float">
            <text:p>1.09375</text:p>
          </table:table-cell>
          <table:table-cell table:style-name="ce5" table:formula="of:=[.$B41]/[.I$5]" office:value-type="float" office:value="0.546875" calcext:value-type="float">
            <text:p>0.546875</text:p>
          </table:table-cell>
          <table:table-cell table:style-name="ce5" table:formula="of:=[.$B41]/[.J$5]" office:value-type="float" office:value="0.2734375" calcext:value-type="float">
            <text:p>0.2734375</text:p>
          </table:table-cell>
          <table:table-cell/>
          <table:table-cell table:style-name="ce5" office:value-type="float" office:value="0.2734375" calcext:value-type="float">
            <text:p>0.2734375</text:p>
          </table:table-cell>
          <table:table-cell table:style-name="ce17" office:value-type="string" calcext:value-type="string">
            <text:p>35 ÷ 128</text:p>
          </table:table-cell>
          <table:table-cell table:style-name="ce17" table:formula="of:=35/128" office:value-type="float" office:value="0.2734375" calcext:value-type="float">
            <text:p>0.2734375</text:p>
          </table:table-cell>
          <table:table-cell table:style-name="ce15" table:formula="of:=ABS([.L41]-[.N41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41]+1" office:value-type="float" office:value="36" calcext:value-type="float">
            <text:p>36</text:p>
          </table:table-cell>
          <table:table-cell table:style-name="ce5" table:formula="of:=[.$B42]/[.C$5]" office:value-type="float" office:value="36" calcext:value-type="float">
            <text:p>36</text:p>
          </table:table-cell>
          <table:table-cell table:style-name="ce6" table:formula="of:=[.$B42]/[.D$5]" office:value-type="float" office:value="18" calcext:value-type="float">
            <text:p>18</text:p>
          </table:table-cell>
          <table:table-cell table:style-name="ce6" table:formula="of:=[.$B42]/[.E$5]" office:value-type="float" office:value="9" calcext:value-type="float">
            <text:p>9</text:p>
          </table:table-cell>
          <table:table-cell table:style-name="ce6" table:formula="of:=[.$B42]/[.F$5]" office:value-type="float" office:value="4.5" calcext:value-type="float">
            <text:p>4.5</text:p>
          </table:table-cell>
          <table:table-cell table:style-name="ce6" table:formula="of:=[.$B42]/[.G$5]" office:value-type="float" office:value="2.25" calcext:value-type="float">
            <text:p>2.25</text:p>
          </table:table-cell>
          <table:table-cell table:style-name="ce6" table:formula="of:=[.$B42]/[.H$5]" office:value-type="float" office:value="1.125" calcext:value-type="float">
            <text:p>1.125</text:p>
          </table:table-cell>
          <table:table-cell table:style-name="ce6" table:formula="of:=[.$B42]/[.I$5]" office:value-type="float" office:value="0.5625" calcext:value-type="float">
            <text:p>0.5625</text:p>
          </table:table-cell>
          <table:table-cell table:style-name="ce6" table:formula="of:=[.$B42]/[.J$5]" office:value-type="float" office:value="0.28125" calcext:value-type="float">
            <text:p>0.28125</text:p>
          </table:table-cell>
          <table:table-cell/>
          <table:table-cell table:style-name="ce5" office:value-type="float" office:value="0.28125" calcext:value-type="float">
            <text:p>0.28125</text:p>
          </table:table-cell>
          <table:table-cell table:style-name="ce17" office:value-type="string" calcext:value-type="string">
            <text:p>9 ÷ 32</text:p>
          </table:table-cell>
          <table:table-cell table:style-name="ce17" table:formula="of:=9/32" office:value-type="float" office:value="0.28125" calcext:value-type="float">
            <text:p>0.28125</text:p>
          </table:table-cell>
          <table:table-cell table:style-name="ce15" table:formula="of:=ABS([.L42]-[.N42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42]+1" office:value-type="float" office:value="37" calcext:value-type="float">
            <text:p>37</text:p>
          </table:table-cell>
          <table:table-cell table:style-name="ce5" table:formula="of:=[.$B43]/[.C$5]" office:value-type="float" office:value="37" calcext:value-type="float">
            <text:p>37</text:p>
          </table:table-cell>
          <table:table-cell table:style-name="ce5" table:formula="of:=[.$B43]/[.D$5]" office:value-type="float" office:value="18.5" calcext:value-type="float">
            <text:p>18.5</text:p>
          </table:table-cell>
          <table:table-cell table:style-name="ce5" table:formula="of:=[.$B43]/[.E$5]" office:value-type="float" office:value="9.25" calcext:value-type="float">
            <text:p>9.25</text:p>
          </table:table-cell>
          <table:table-cell table:style-name="ce5" table:formula="of:=[.$B43]/[.F$5]" office:value-type="float" office:value="4.625" calcext:value-type="float">
            <text:p>4.625</text:p>
          </table:table-cell>
          <table:table-cell table:style-name="ce5" table:formula="of:=[.$B43]/[.G$5]" office:value-type="float" office:value="2.3125" calcext:value-type="float">
            <text:p>2.3125</text:p>
          </table:table-cell>
          <table:table-cell table:style-name="ce5" table:formula="of:=[.$B43]/[.H$5]" office:value-type="float" office:value="1.15625" calcext:value-type="float">
            <text:p>1.15625</text:p>
          </table:table-cell>
          <table:table-cell table:style-name="ce5" table:formula="of:=[.$B43]/[.I$5]" office:value-type="float" office:value="0.578125" calcext:value-type="float">
            <text:p>0.578125</text:p>
          </table:table-cell>
          <table:table-cell table:style-name="ce5" table:formula="of:=[.$B43]/[.J$5]" office:value-type="float" office:value="0.2890625" calcext:value-type="float">
            <text:p>0.2890625</text:p>
          </table:table-cell>
          <table:table-cell/>
          <table:table-cell table:style-name="ce5" office:value-type="float" office:value="0.2890625" calcext:value-type="float">
            <text:p>0.2890625</text:p>
          </table:table-cell>
          <table:table-cell table:style-name="ce17" office:value-type="string" calcext:value-type="string">
            <text:p>37 ÷ 128</text:p>
          </table:table-cell>
          <table:table-cell table:style-name="ce17" table:formula="of:=37/128" office:value-type="float" office:value="0.2890625" calcext:value-type="float">
            <text:p>0.2890625</text:p>
          </table:table-cell>
          <table:table-cell table:style-name="ce15" table:formula="of:=ABS([.L43]-[.N43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43]+1" office:value-type="float" office:value="38" calcext:value-type="float">
            <text:p>38</text:p>
          </table:table-cell>
          <table:table-cell table:style-name="ce5" table:formula="of:=[.$B44]/[.C$5]" office:value-type="float" office:value="38" calcext:value-type="float">
            <text:p>38</text:p>
          </table:table-cell>
          <table:table-cell table:style-name="ce6" table:formula="of:=[.$B44]/[.D$5]" office:value-type="float" office:value="19" calcext:value-type="float">
            <text:p>19</text:p>
          </table:table-cell>
          <table:table-cell table:style-name="ce6" table:formula="of:=[.$B44]/[.E$5]" office:value-type="float" office:value="9.5" calcext:value-type="float">
            <text:p>9.5</text:p>
          </table:table-cell>
          <table:table-cell table:style-name="ce6" table:formula="of:=[.$B44]/[.F$5]" office:value-type="float" office:value="4.75" calcext:value-type="float">
            <text:p>4.75</text:p>
          </table:table-cell>
          <table:table-cell table:style-name="ce6" table:formula="of:=[.$B44]/[.G$5]" office:value-type="float" office:value="2.375" calcext:value-type="float">
            <text:p>2.375</text:p>
          </table:table-cell>
          <table:table-cell table:style-name="ce6" table:formula="of:=[.$B44]/[.H$5]" office:value-type="float" office:value="1.1875" calcext:value-type="float">
            <text:p>1.1875</text:p>
          </table:table-cell>
          <table:table-cell table:style-name="ce6" table:formula="of:=[.$B44]/[.I$5]" office:value-type="float" office:value="0.59375" calcext:value-type="float">
            <text:p>0.59375</text:p>
          </table:table-cell>
          <table:table-cell table:style-name="ce6" table:formula="of:=[.$B44]/[.J$5]" office:value-type="float" office:value="0.296875" calcext:value-type="float">
            <text:p>0.296875</text:p>
          </table:table-cell>
          <table:table-cell/>
          <table:table-cell table:style-name="ce5" office:value-type="float" office:value="0.296875" calcext:value-type="float">
            <text:p>0.296875</text:p>
          </table:table-cell>
          <table:table-cell table:style-name="ce17" office:value-type="string" calcext:value-type="string">
            <text:p>19 ÷ 64</text:p>
          </table:table-cell>
          <table:table-cell table:style-name="ce17" table:formula="of:=19/64" office:value-type="float" office:value="0.296875" calcext:value-type="float">
            <text:p>0.296875</text:p>
          </table:table-cell>
          <table:table-cell table:style-name="ce15" table:formula="of:=ABS([.L44]-[.N44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44]+1" office:value-type="float" office:value="39" calcext:value-type="float">
            <text:p>39</text:p>
          </table:table-cell>
          <table:table-cell table:style-name="ce5" table:formula="of:=[.$B45]/[.C$5]" office:value-type="float" office:value="39" calcext:value-type="float">
            <text:p>39</text:p>
          </table:table-cell>
          <table:table-cell table:style-name="ce5" table:formula="of:=[.$B45]/[.D$5]" office:value-type="float" office:value="19.5" calcext:value-type="float">
            <text:p>19.5</text:p>
          </table:table-cell>
          <table:table-cell table:style-name="ce5" table:formula="of:=[.$B45]/[.E$5]" office:value-type="float" office:value="9.75" calcext:value-type="float">
            <text:p>9.75</text:p>
          </table:table-cell>
          <table:table-cell table:style-name="ce5" table:formula="of:=[.$B45]/[.F$5]" office:value-type="float" office:value="4.875" calcext:value-type="float">
            <text:p>4.875</text:p>
          </table:table-cell>
          <table:table-cell table:style-name="ce5" table:formula="of:=[.$B45]/[.G$5]" office:value-type="float" office:value="2.4375" calcext:value-type="float">
            <text:p>2.4375</text:p>
          </table:table-cell>
          <table:table-cell table:style-name="ce5" table:formula="of:=[.$B45]/[.H$5]" office:value-type="float" office:value="1.21875" calcext:value-type="float">
            <text:p>1.21875</text:p>
          </table:table-cell>
          <table:table-cell table:style-name="ce5" table:formula="of:=[.$B45]/[.I$5]" office:value-type="float" office:value="0.609375" calcext:value-type="float">
            <text:p>0.609375</text:p>
          </table:table-cell>
          <table:table-cell table:style-name="ce5" table:formula="of:=[.$B45]/[.J$5]" office:value-type="float" office:value="0.3046875" calcext:value-type="float">
            <text:p>0.3046875</text:p>
          </table:table-cell>
          <table:table-cell/>
          <table:table-cell table:style-name="ce5" office:value-type="float" office:value="0.3046875" calcext:value-type="float">
            <text:p>0.3046875</text:p>
          </table:table-cell>
          <table:table-cell table:style-name="ce17" office:value-type="string" calcext:value-type="string">
            <text:p>39 ÷ 128</text:p>
          </table:table-cell>
          <table:table-cell table:style-name="ce17" table:formula="of:=39/128" office:value-type="float" office:value="0.3046875" calcext:value-type="float">
            <text:p>0.3046875</text:p>
          </table:table-cell>
          <table:table-cell table:style-name="ce15" table:formula="of:=ABS([.L45]-[.N45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45]+1" office:value-type="float" office:value="40" calcext:value-type="float">
            <text:p>40</text:p>
          </table:table-cell>
          <table:table-cell table:style-name="ce5" table:formula="of:=[.$B46]/[.C$5]" office:value-type="float" office:value="40" calcext:value-type="float">
            <text:p>40</text:p>
          </table:table-cell>
          <table:table-cell table:style-name="ce6" table:formula="of:=[.$B46]/[.D$5]" office:value-type="float" office:value="20" calcext:value-type="float">
            <text:p>20</text:p>
          </table:table-cell>
          <table:table-cell table:style-name="ce6" table:formula="of:=[.$B46]/[.E$5]" office:value-type="float" office:value="10" calcext:value-type="float">
            <text:p>10</text:p>
          </table:table-cell>
          <table:table-cell table:style-name="ce6" table:formula="of:=[.$B46]/[.F$5]" office:value-type="float" office:value="5" calcext:value-type="float">
            <text:p>5</text:p>
          </table:table-cell>
          <table:table-cell table:style-name="ce6" table:formula="of:=[.$B46]/[.G$5]" office:value-type="float" office:value="2.5" calcext:value-type="float">
            <text:p>2.5</text:p>
          </table:table-cell>
          <table:table-cell table:style-name="ce6" table:formula="of:=[.$B46]/[.H$5]" office:value-type="float" office:value="1.25" calcext:value-type="float">
            <text:p>1.25</text:p>
          </table:table-cell>
          <table:table-cell table:style-name="ce6" table:formula="of:=[.$B46]/[.I$5]" office:value-type="float" office:value="0.625" calcext:value-type="float">
            <text:p>0.625</text:p>
          </table:table-cell>
          <table:table-cell table:style-name="ce6" table:formula="of:=[.$B46]/[.J$5]" office:value-type="float" office:value="0.3125" calcext:value-type="float">
            <text:p>0.3125</text:p>
          </table:table-cell>
          <table:table-cell/>
          <table:table-cell table:style-name="ce5" office:value-type="float" office:value="0.3125" calcext:value-type="float">
            <text:p>0.3125</text:p>
          </table:table-cell>
          <table:table-cell table:style-name="ce17" office:value-type="string" calcext:value-type="string">
            <text:p>5 ÷ 16</text:p>
          </table:table-cell>
          <table:table-cell table:style-name="ce17" table:formula="of:=5/16" office:value-type="float" office:value="0.3125" calcext:value-type="float">
            <text:p>0.3125</text:p>
          </table:table-cell>
          <table:table-cell table:style-name="ce15" table:formula="of:=ABS([.L46]-[.N46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46]+1" office:value-type="float" office:value="41" calcext:value-type="float">
            <text:p>41</text:p>
          </table:table-cell>
          <table:table-cell table:style-name="ce5" table:formula="of:=[.$B47]/[.C$5]" office:value-type="float" office:value="41" calcext:value-type="float">
            <text:p>41</text:p>
          </table:table-cell>
          <table:table-cell table:style-name="ce5" table:formula="of:=[.$B47]/[.D$5]" office:value-type="float" office:value="20.5" calcext:value-type="float">
            <text:p>20.5</text:p>
          </table:table-cell>
          <table:table-cell table:style-name="ce5" table:formula="of:=[.$B47]/[.E$5]" office:value-type="float" office:value="10.25" calcext:value-type="float">
            <text:p>10.25</text:p>
          </table:table-cell>
          <table:table-cell table:style-name="ce5" table:formula="of:=[.$B47]/[.F$5]" office:value-type="float" office:value="5.125" calcext:value-type="float">
            <text:p>5.125</text:p>
          </table:table-cell>
          <table:table-cell table:style-name="ce5" table:formula="of:=[.$B47]/[.G$5]" office:value-type="float" office:value="2.5625" calcext:value-type="float">
            <text:p>2.5625</text:p>
          </table:table-cell>
          <table:table-cell table:style-name="ce5" table:formula="of:=[.$B47]/[.H$5]" office:value-type="float" office:value="1.28125" calcext:value-type="float">
            <text:p>1.28125</text:p>
          </table:table-cell>
          <table:table-cell table:style-name="ce5" table:formula="of:=[.$B47]/[.I$5]" office:value-type="float" office:value="0.640625" calcext:value-type="float">
            <text:p>0.640625</text:p>
          </table:table-cell>
          <table:table-cell table:style-name="ce5" table:formula="of:=[.$B47]/[.J$5]" office:value-type="float" office:value="0.3203125" calcext:value-type="float">
            <text:p>0.3203125</text:p>
          </table:table-cell>
          <table:table-cell/>
          <table:table-cell table:style-name="ce5" office:value-type="float" office:value="0.3203125" calcext:value-type="float">
            <text:p>0.3203125</text:p>
          </table:table-cell>
          <table:table-cell table:style-name="ce17" office:value-type="string" calcext:value-type="string">
            <text:p>41 ÷ 128</text:p>
          </table:table-cell>
          <table:table-cell table:style-name="ce17" table:formula="of:=41/128" office:value-type="float" office:value="0.3203125" calcext:value-type="float">
            <text:p>0.3203125</text:p>
          </table:table-cell>
          <table:table-cell table:style-name="ce15" table:formula="of:=ABS([.L47]-[.N47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47]+1" office:value-type="float" office:value="42" calcext:value-type="float">
            <text:p>42</text:p>
          </table:table-cell>
          <table:table-cell table:style-name="ce5" table:formula="of:=[.$B48]/[.C$5]" office:value-type="float" office:value="42" calcext:value-type="float">
            <text:p>42</text:p>
          </table:table-cell>
          <table:table-cell table:style-name="ce6" table:formula="of:=[.$B48]/[.D$5]" office:value-type="float" office:value="21" calcext:value-type="float">
            <text:p>21</text:p>
          </table:table-cell>
          <table:table-cell table:style-name="ce6" table:formula="of:=[.$B48]/[.E$5]" office:value-type="float" office:value="10.5" calcext:value-type="float">
            <text:p>10.5</text:p>
          </table:table-cell>
          <table:table-cell table:style-name="ce6" table:formula="of:=[.$B48]/[.F$5]" office:value-type="float" office:value="5.25" calcext:value-type="float">
            <text:p>5.25</text:p>
          </table:table-cell>
          <table:table-cell table:style-name="ce6" table:formula="of:=[.$B48]/[.G$5]" office:value-type="float" office:value="2.625" calcext:value-type="float">
            <text:p>2.625</text:p>
          </table:table-cell>
          <table:table-cell table:style-name="ce6" table:formula="of:=[.$B48]/[.H$5]" office:value-type="float" office:value="1.3125" calcext:value-type="float">
            <text:p>1.3125</text:p>
          </table:table-cell>
          <table:table-cell table:style-name="ce6" table:formula="of:=[.$B48]/[.I$5]" office:value-type="float" office:value="0.65625" calcext:value-type="float">
            <text:p>0.65625</text:p>
          </table:table-cell>
          <table:table-cell table:style-name="ce6" table:formula="of:=[.$B48]/[.J$5]" office:value-type="float" office:value="0.328125" calcext:value-type="float">
            <text:p>0.328125</text:p>
          </table:table-cell>
          <table:table-cell/>
          <table:table-cell table:style-name="ce5" office:value-type="float" office:value="0.328125" calcext:value-type="float">
            <text:p>0.328125</text:p>
          </table:table-cell>
          <table:table-cell table:style-name="ce17" office:value-type="string" calcext:value-type="string">
            <text:p>21 ÷ 64</text:p>
          </table:table-cell>
          <table:table-cell table:style-name="ce17" table:formula="of:=21/64" office:value-type="float" office:value="0.328125" calcext:value-type="float">
            <text:p>0.328125</text:p>
          </table:table-cell>
          <table:table-cell table:style-name="ce15" table:formula="of:=ABS([.L48]-[.N48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48]+1" office:value-type="float" office:value="43" calcext:value-type="float">
            <text:p>43</text:p>
          </table:table-cell>
          <table:table-cell table:style-name="ce5" table:formula="of:=[.$B49]/[.C$5]" office:value-type="float" office:value="43" calcext:value-type="float">
            <text:p>43</text:p>
          </table:table-cell>
          <table:table-cell table:style-name="ce5" table:formula="of:=[.$B49]/[.D$5]" office:value-type="float" office:value="21.5" calcext:value-type="float">
            <text:p>21.5</text:p>
          </table:table-cell>
          <table:table-cell table:style-name="ce5" table:formula="of:=[.$B49]/[.E$5]" office:value-type="float" office:value="10.75" calcext:value-type="float">
            <text:p>10.75</text:p>
          </table:table-cell>
          <table:table-cell table:style-name="ce5" table:formula="of:=[.$B49]/[.F$5]" office:value-type="float" office:value="5.375" calcext:value-type="float">
            <text:p>5.375</text:p>
          </table:table-cell>
          <table:table-cell table:style-name="ce5" table:formula="of:=[.$B49]/[.G$5]" office:value-type="float" office:value="2.6875" calcext:value-type="float">
            <text:p>2.6875</text:p>
          </table:table-cell>
          <table:table-cell table:style-name="ce5" table:formula="of:=[.$B49]/[.H$5]" office:value-type="float" office:value="1.34375" calcext:value-type="float">
            <text:p>1.34375</text:p>
          </table:table-cell>
          <table:table-cell table:style-name="ce5" table:formula="of:=[.$B49]/[.I$5]" office:value-type="float" office:value="0.671875" calcext:value-type="float">
            <text:p>0.671875</text:p>
          </table:table-cell>
          <table:table-cell table:style-name="ce5" table:formula="of:=[.$B49]/[.J$5]" office:value-type="float" office:value="0.3359375" calcext:value-type="float">
            <text:p>0.3359375</text:p>
          </table:table-cell>
          <table:table-cell/>
          <table:table-cell table:style-name="ce5" office:value-type="float" office:value="0.3359375" calcext:value-type="float">
            <text:p>0.3359375</text:p>
          </table:table-cell>
          <table:table-cell table:style-name="ce17" office:value-type="string" calcext:value-type="string">
            <text:p>43 ÷ 128</text:p>
          </table:table-cell>
          <table:table-cell table:style-name="ce17" table:formula="of:=43/128" office:value-type="float" office:value="0.3359375" calcext:value-type="float">
            <text:p>0.3359375</text:p>
          </table:table-cell>
          <table:table-cell table:style-name="ce15" table:formula="of:=ABS([.L49]-[.N49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49]+1" office:value-type="float" office:value="44" calcext:value-type="float">
            <text:p>44</text:p>
          </table:table-cell>
          <table:table-cell table:style-name="ce5" table:formula="of:=[.$B50]/[.C$5]" office:value-type="float" office:value="44" calcext:value-type="float">
            <text:p>44</text:p>
          </table:table-cell>
          <table:table-cell table:style-name="ce6" table:formula="of:=[.$B50]/[.D$5]" office:value-type="float" office:value="22" calcext:value-type="float">
            <text:p>22</text:p>
          </table:table-cell>
          <table:table-cell table:style-name="ce6" table:formula="of:=[.$B50]/[.E$5]" office:value-type="float" office:value="11" calcext:value-type="float">
            <text:p>11</text:p>
          </table:table-cell>
          <table:table-cell table:style-name="ce6" table:formula="of:=[.$B50]/[.F$5]" office:value-type="float" office:value="5.5" calcext:value-type="float">
            <text:p>5.5</text:p>
          </table:table-cell>
          <table:table-cell table:style-name="ce6" table:formula="of:=[.$B50]/[.G$5]" office:value-type="float" office:value="2.75" calcext:value-type="float">
            <text:p>2.75</text:p>
          </table:table-cell>
          <table:table-cell table:style-name="ce6" table:formula="of:=[.$B50]/[.H$5]" office:value-type="float" office:value="1.375" calcext:value-type="float">
            <text:p>1.375</text:p>
          </table:table-cell>
          <table:table-cell table:style-name="ce6" table:formula="of:=[.$B50]/[.I$5]" office:value-type="float" office:value="0.6875" calcext:value-type="float">
            <text:p>0.6875</text:p>
          </table:table-cell>
          <table:table-cell table:style-name="ce6" table:formula="of:=[.$B50]/[.J$5]" office:value-type="float" office:value="0.34375" calcext:value-type="float">
            <text:p>0.34375</text:p>
          </table:table-cell>
          <table:table-cell/>
          <table:table-cell table:style-name="ce5" office:value-type="float" office:value="0.34375" calcext:value-type="float">
            <text:p>0.34375</text:p>
          </table:table-cell>
          <table:table-cell table:style-name="ce17" office:value-type="string" calcext:value-type="string">
            <text:p>11 ÷ 32</text:p>
          </table:table-cell>
          <table:table-cell table:style-name="ce17" table:formula="of:=11/32" office:value-type="float" office:value="0.34375" calcext:value-type="float">
            <text:p>0.34375</text:p>
          </table:table-cell>
          <table:table-cell table:style-name="ce15" table:formula="of:=ABS([.L50]-[.N50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50]+1" office:value-type="float" office:value="45" calcext:value-type="float">
            <text:p>45</text:p>
          </table:table-cell>
          <table:table-cell table:style-name="ce5" table:formula="of:=[.$B51]/[.C$5]" office:value-type="float" office:value="45" calcext:value-type="float">
            <text:p>45</text:p>
          </table:table-cell>
          <table:table-cell table:style-name="ce5" table:formula="of:=[.$B51]/[.D$5]" office:value-type="float" office:value="22.5" calcext:value-type="float">
            <text:p>22.5</text:p>
          </table:table-cell>
          <table:table-cell table:style-name="ce5" table:formula="of:=[.$B51]/[.E$5]" office:value-type="float" office:value="11.25" calcext:value-type="float">
            <text:p>11.25</text:p>
          </table:table-cell>
          <table:table-cell table:style-name="ce5" table:formula="of:=[.$B51]/[.F$5]" office:value-type="float" office:value="5.625" calcext:value-type="float">
            <text:p>5.625</text:p>
          </table:table-cell>
          <table:table-cell table:style-name="ce5" table:formula="of:=[.$B51]/[.G$5]" office:value-type="float" office:value="2.8125" calcext:value-type="float">
            <text:p>2.8125</text:p>
          </table:table-cell>
          <table:table-cell table:style-name="ce5" table:formula="of:=[.$B51]/[.H$5]" office:value-type="float" office:value="1.40625" calcext:value-type="float">
            <text:p>1.40625</text:p>
          </table:table-cell>
          <table:table-cell table:style-name="ce5" table:formula="of:=[.$B51]/[.I$5]" office:value-type="float" office:value="0.703125" calcext:value-type="float">
            <text:p>0.703125</text:p>
          </table:table-cell>
          <table:table-cell table:style-name="ce5" table:formula="of:=[.$B51]/[.J$5]" office:value-type="float" office:value="0.3515625" calcext:value-type="float">
            <text:p>0.3515625</text:p>
          </table:table-cell>
          <table:table-cell/>
          <table:table-cell table:style-name="ce5" office:value-type="float" office:value="0.3515625" calcext:value-type="float">
            <text:p>0.3515625</text:p>
          </table:table-cell>
          <table:table-cell table:style-name="ce17" office:value-type="string" calcext:value-type="string">
            <text:p>45 ÷ 128</text:p>
          </table:table-cell>
          <table:table-cell table:style-name="ce17" table:formula="of:=45/128" office:value-type="float" office:value="0.3515625" calcext:value-type="float">
            <text:p>0.3515625</text:p>
          </table:table-cell>
          <table:table-cell table:style-name="ce15" table:formula="of:=ABS([.L51]-[.N51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51]+1" office:value-type="float" office:value="46" calcext:value-type="float">
            <text:p>46</text:p>
          </table:table-cell>
          <table:table-cell table:style-name="ce5" table:formula="of:=[.$B52]/[.C$5]" office:value-type="float" office:value="46" calcext:value-type="float">
            <text:p>46</text:p>
          </table:table-cell>
          <table:table-cell table:style-name="ce6" table:formula="of:=[.$B52]/[.D$5]" office:value-type="float" office:value="23" calcext:value-type="float">
            <text:p>23</text:p>
          </table:table-cell>
          <table:table-cell table:style-name="ce6" table:formula="of:=[.$B52]/[.E$5]" office:value-type="float" office:value="11.5" calcext:value-type="float">
            <text:p>11.5</text:p>
          </table:table-cell>
          <table:table-cell table:style-name="ce6" table:formula="of:=[.$B52]/[.F$5]" office:value-type="float" office:value="5.75" calcext:value-type="float">
            <text:p>5.75</text:p>
          </table:table-cell>
          <table:table-cell table:style-name="ce6" table:formula="of:=[.$B52]/[.G$5]" office:value-type="float" office:value="2.875" calcext:value-type="float">
            <text:p>2.875</text:p>
          </table:table-cell>
          <table:table-cell table:style-name="ce6" table:formula="of:=[.$B52]/[.H$5]" office:value-type="float" office:value="1.4375" calcext:value-type="float">
            <text:p>1.4375</text:p>
          </table:table-cell>
          <table:table-cell table:style-name="ce6" table:formula="of:=[.$B52]/[.I$5]" office:value-type="float" office:value="0.71875" calcext:value-type="float">
            <text:p>0.71875</text:p>
          </table:table-cell>
          <table:table-cell table:style-name="ce6" table:formula="of:=[.$B52]/[.J$5]" office:value-type="float" office:value="0.359375" calcext:value-type="float">
            <text:p>0.359375</text:p>
          </table:table-cell>
          <table:table-cell/>
          <table:table-cell table:style-name="ce5" office:value-type="float" office:value="0.359375" calcext:value-type="float">
            <text:p>0.359375</text:p>
          </table:table-cell>
          <table:table-cell table:style-name="ce17" office:value-type="string" calcext:value-type="string">
            <text:p>23 ÷ 64</text:p>
          </table:table-cell>
          <table:table-cell table:style-name="ce17" table:formula="of:=23/64" office:value-type="float" office:value="0.359375" calcext:value-type="float">
            <text:p>0.359375</text:p>
          </table:table-cell>
          <table:table-cell table:style-name="ce15" table:formula="of:=ABS([.L52]-[.N52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52]+1" office:value-type="float" office:value="47" calcext:value-type="float">
            <text:p>47</text:p>
          </table:table-cell>
          <table:table-cell table:style-name="ce5" table:formula="of:=[.$B53]/[.C$5]" office:value-type="float" office:value="47" calcext:value-type="float">
            <text:p>47</text:p>
          </table:table-cell>
          <table:table-cell table:style-name="ce5" table:formula="of:=[.$B53]/[.D$5]" office:value-type="float" office:value="23.5" calcext:value-type="float">
            <text:p>23.5</text:p>
          </table:table-cell>
          <table:table-cell table:style-name="ce5" table:formula="of:=[.$B53]/[.E$5]" office:value-type="float" office:value="11.75" calcext:value-type="float">
            <text:p>11.75</text:p>
          </table:table-cell>
          <table:table-cell table:style-name="ce5" table:formula="of:=[.$B53]/[.F$5]" office:value-type="float" office:value="5.875" calcext:value-type="float">
            <text:p>5.875</text:p>
          </table:table-cell>
          <table:table-cell table:style-name="ce5" table:formula="of:=[.$B53]/[.G$5]" office:value-type="float" office:value="2.9375" calcext:value-type="float">
            <text:p>2.9375</text:p>
          </table:table-cell>
          <table:table-cell table:style-name="ce5" table:formula="of:=[.$B53]/[.H$5]" office:value-type="float" office:value="1.46875" calcext:value-type="float">
            <text:p>1.46875</text:p>
          </table:table-cell>
          <table:table-cell table:style-name="ce5" table:formula="of:=[.$B53]/[.I$5]" office:value-type="float" office:value="0.734375" calcext:value-type="float">
            <text:p>0.734375</text:p>
          </table:table-cell>
          <table:table-cell table:style-name="ce5" table:formula="of:=[.$B53]/[.J$5]" office:value-type="float" office:value="0.3671875" calcext:value-type="float">
            <text:p>0.3671875</text:p>
          </table:table-cell>
          <table:table-cell/>
          <table:table-cell table:style-name="ce5" office:value-type="float" office:value="0.3671875" calcext:value-type="float">
            <text:p>0.3671875</text:p>
          </table:table-cell>
          <table:table-cell table:style-name="ce17" office:value-type="string" calcext:value-type="string">
            <text:p>47 ÷ 128</text:p>
          </table:table-cell>
          <table:table-cell table:style-name="ce17" table:formula="of:=47/128" office:value-type="float" office:value="0.3671875" calcext:value-type="float">
            <text:p>0.3671875</text:p>
          </table:table-cell>
          <table:table-cell table:style-name="ce15" table:formula="of:=ABS([.L53]-[.N53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53]+1" office:value-type="float" office:value="48" calcext:value-type="float">
            <text:p>48</text:p>
          </table:table-cell>
          <table:table-cell table:style-name="ce5" table:formula="of:=[.$B54]/[.C$5]" office:value-type="float" office:value="48" calcext:value-type="float">
            <text:p>48</text:p>
          </table:table-cell>
          <table:table-cell table:style-name="ce6" table:formula="of:=[.$B54]/[.D$5]" office:value-type="float" office:value="24" calcext:value-type="float">
            <text:p>24</text:p>
          </table:table-cell>
          <table:table-cell table:style-name="ce6" table:formula="of:=[.$B54]/[.E$5]" office:value-type="float" office:value="12" calcext:value-type="float">
            <text:p>12</text:p>
          </table:table-cell>
          <table:table-cell table:style-name="ce6" table:formula="of:=[.$B54]/[.F$5]" office:value-type="float" office:value="6" calcext:value-type="float">
            <text:p>6</text:p>
          </table:table-cell>
          <table:table-cell table:style-name="ce6" table:formula="of:=[.$B54]/[.G$5]" office:value-type="float" office:value="3" calcext:value-type="float">
            <text:p>3</text:p>
          </table:table-cell>
          <table:table-cell table:style-name="ce6" table:formula="of:=[.$B54]/[.H$5]" office:value-type="float" office:value="1.5" calcext:value-type="float">
            <text:p>1.5</text:p>
          </table:table-cell>
          <table:table-cell table:style-name="ce6" table:formula="of:=[.$B54]/[.I$5]" office:value-type="float" office:value="0.75" calcext:value-type="float">
            <text:p>0.75</text:p>
          </table:table-cell>
          <table:table-cell table:style-name="ce6" table:formula="of:=[.$B54]/[.J$5]" office:value-type="float" office:value="0.375" calcext:value-type="float">
            <text:p>0.375</text:p>
          </table:table-cell>
          <table:table-cell/>
          <table:table-cell table:style-name="ce5" office:value-type="float" office:value="0.375" calcext:value-type="float">
            <text:p>0.375</text:p>
          </table:table-cell>
          <table:table-cell table:style-name="ce17" office:value-type="string" calcext:value-type="string">
            <text:p>3 ÷ 8</text:p>
          </table:table-cell>
          <table:table-cell table:style-name="ce17" table:formula="of:=3/8" office:value-type="float" office:value="0.375" calcext:value-type="float">
            <text:p>0.375</text:p>
          </table:table-cell>
          <table:table-cell table:style-name="ce15" table:formula="of:=ABS([.L54]-[.N54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54]+1" office:value-type="float" office:value="49" calcext:value-type="float">
            <text:p>49</text:p>
          </table:table-cell>
          <table:table-cell table:style-name="ce5" table:formula="of:=[.$B55]/[.C$5]" office:value-type="float" office:value="49" calcext:value-type="float">
            <text:p>49</text:p>
          </table:table-cell>
          <table:table-cell table:style-name="ce5" table:formula="of:=[.$B55]/[.D$5]" office:value-type="float" office:value="24.5" calcext:value-type="float">
            <text:p>24.5</text:p>
          </table:table-cell>
          <table:table-cell table:style-name="ce5" table:formula="of:=[.$B55]/[.E$5]" office:value-type="float" office:value="12.25" calcext:value-type="float">
            <text:p>12.25</text:p>
          </table:table-cell>
          <table:table-cell table:style-name="ce5" table:formula="of:=[.$B55]/[.F$5]" office:value-type="float" office:value="6.125" calcext:value-type="float">
            <text:p>6.125</text:p>
          </table:table-cell>
          <table:table-cell table:style-name="ce5" table:formula="of:=[.$B55]/[.G$5]" office:value-type="float" office:value="3.0625" calcext:value-type="float">
            <text:p>3.0625</text:p>
          </table:table-cell>
          <table:table-cell table:style-name="ce5" table:formula="of:=[.$B55]/[.H$5]" office:value-type="float" office:value="1.53125" calcext:value-type="float">
            <text:p>1.53125</text:p>
          </table:table-cell>
          <table:table-cell table:style-name="ce5" table:formula="of:=[.$B55]/[.I$5]" office:value-type="float" office:value="0.765625" calcext:value-type="float">
            <text:p>0.765625</text:p>
          </table:table-cell>
          <table:table-cell table:style-name="ce5" table:formula="of:=[.$B55]/[.J$5]" office:value-type="float" office:value="0.3828125" calcext:value-type="float">
            <text:p>0.3828125</text:p>
          </table:table-cell>
          <table:table-cell/>
          <table:table-cell table:style-name="ce5" office:value-type="float" office:value="0.3828125" calcext:value-type="float">
            <text:p>0.3828125</text:p>
          </table:table-cell>
          <table:table-cell table:style-name="ce17" office:value-type="string" calcext:value-type="string">
            <text:p>49 ÷ 128</text:p>
          </table:table-cell>
          <table:table-cell table:style-name="ce17" table:formula="of:=49/128" office:value-type="float" office:value="0.3828125" calcext:value-type="float">
            <text:p>0.3828125</text:p>
          </table:table-cell>
          <table:table-cell table:style-name="ce15" table:formula="of:=ABS([.L55]-[.N55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55]+1" office:value-type="float" office:value="50" calcext:value-type="float">
            <text:p>50</text:p>
          </table:table-cell>
          <table:table-cell table:style-name="ce5" table:formula="of:=[.$B56]/[.C$5]" office:value-type="float" office:value="50" calcext:value-type="float">
            <text:p>50</text:p>
          </table:table-cell>
          <table:table-cell table:style-name="ce6" table:formula="of:=[.$B56]/[.D$5]" office:value-type="float" office:value="25" calcext:value-type="float">
            <text:p>25</text:p>
          </table:table-cell>
          <table:table-cell table:style-name="ce6" table:formula="of:=[.$B56]/[.E$5]" office:value-type="float" office:value="12.5" calcext:value-type="float">
            <text:p>12.5</text:p>
          </table:table-cell>
          <table:table-cell table:style-name="ce6" table:formula="of:=[.$B56]/[.F$5]" office:value-type="float" office:value="6.25" calcext:value-type="float">
            <text:p>6.25</text:p>
          </table:table-cell>
          <table:table-cell table:style-name="ce6" table:formula="of:=[.$B56]/[.G$5]" office:value-type="float" office:value="3.125" calcext:value-type="float">
            <text:p>3.125</text:p>
          </table:table-cell>
          <table:table-cell table:style-name="ce6" table:formula="of:=[.$B56]/[.H$5]" office:value-type="float" office:value="1.5625" calcext:value-type="float">
            <text:p>1.5625</text:p>
          </table:table-cell>
          <table:table-cell table:style-name="ce6" table:formula="of:=[.$B56]/[.I$5]" office:value-type="float" office:value="0.78125" calcext:value-type="float">
            <text:p>0.78125</text:p>
          </table:table-cell>
          <table:table-cell table:style-name="ce6" table:formula="of:=[.$B56]/[.J$5]" office:value-type="float" office:value="0.390625" calcext:value-type="float">
            <text:p>0.390625</text:p>
          </table:table-cell>
          <table:table-cell/>
          <table:table-cell table:style-name="ce5" office:value-type="float" office:value="0.390625" calcext:value-type="float">
            <text:p>0.390625</text:p>
          </table:table-cell>
          <table:table-cell table:style-name="ce17" office:value-type="string" calcext:value-type="string">
            <text:p>25 ÷ 64</text:p>
          </table:table-cell>
          <table:table-cell table:style-name="ce17" table:formula="of:=25/64" office:value-type="float" office:value="0.390625" calcext:value-type="float">
            <text:p>0.390625</text:p>
          </table:table-cell>
          <table:table-cell table:style-name="ce15" table:formula="of:=ABS([.L56]-[.N56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56]+1" office:value-type="float" office:value="51" calcext:value-type="float">
            <text:p>51</text:p>
          </table:table-cell>
          <table:table-cell table:style-name="ce5" table:formula="of:=[.$B57]/[.C$5]" office:value-type="float" office:value="51" calcext:value-type="float">
            <text:p>51</text:p>
          </table:table-cell>
          <table:table-cell table:style-name="ce5" table:formula="of:=[.$B57]/[.D$5]" office:value-type="float" office:value="25.5" calcext:value-type="float">
            <text:p>25.5</text:p>
          </table:table-cell>
          <table:table-cell table:style-name="ce5" table:formula="of:=[.$B57]/[.E$5]" office:value-type="float" office:value="12.75" calcext:value-type="float">
            <text:p>12.75</text:p>
          </table:table-cell>
          <table:table-cell table:style-name="ce5" table:formula="of:=[.$B57]/[.F$5]" office:value-type="float" office:value="6.375" calcext:value-type="float">
            <text:p>6.375</text:p>
          </table:table-cell>
          <table:table-cell table:style-name="ce5" table:formula="of:=[.$B57]/[.G$5]" office:value-type="float" office:value="3.1875" calcext:value-type="float">
            <text:p>3.1875</text:p>
          </table:table-cell>
          <table:table-cell table:style-name="ce5" table:formula="of:=[.$B57]/[.H$5]" office:value-type="float" office:value="1.59375" calcext:value-type="float">
            <text:p>1.59375</text:p>
          </table:table-cell>
          <table:table-cell table:style-name="ce5" table:formula="of:=[.$B57]/[.I$5]" office:value-type="float" office:value="0.796875" calcext:value-type="float">
            <text:p>0.796875</text:p>
          </table:table-cell>
          <table:table-cell table:style-name="ce5" table:formula="of:=[.$B57]/[.J$5]" office:value-type="float" office:value="0.3984375" calcext:value-type="float">
            <text:p>0.3984375</text:p>
          </table:table-cell>
          <table:table-cell/>
          <table:table-cell table:style-name="ce5" office:value-type="float" office:value="0.3984375" calcext:value-type="float">
            <text:p>0.3984375</text:p>
          </table:table-cell>
          <table:table-cell table:style-name="ce17" office:value-type="string" calcext:value-type="string">
            <text:p>51 ÷ 128</text:p>
          </table:table-cell>
          <table:table-cell table:style-name="ce17" table:formula="of:=51/128" office:value-type="float" office:value="0.3984375" calcext:value-type="float">
            <text:p>0.3984375</text:p>
          </table:table-cell>
          <table:table-cell table:style-name="ce15" table:formula="of:=ABS([.L57]-[.N57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57]+1" office:value-type="float" office:value="52" calcext:value-type="float">
            <text:p>52</text:p>
          </table:table-cell>
          <table:table-cell table:style-name="ce5" table:formula="of:=[.$B58]/[.C$5]" office:value-type="float" office:value="52" calcext:value-type="float">
            <text:p>52</text:p>
          </table:table-cell>
          <table:table-cell table:style-name="ce6" table:formula="of:=[.$B58]/[.D$5]" office:value-type="float" office:value="26" calcext:value-type="float">
            <text:p>26</text:p>
          </table:table-cell>
          <table:table-cell table:style-name="ce6" table:formula="of:=[.$B58]/[.E$5]" office:value-type="float" office:value="13" calcext:value-type="float">
            <text:p>13</text:p>
          </table:table-cell>
          <table:table-cell table:style-name="ce6" table:formula="of:=[.$B58]/[.F$5]" office:value-type="float" office:value="6.5" calcext:value-type="float">
            <text:p>6.5</text:p>
          </table:table-cell>
          <table:table-cell table:style-name="ce6" table:formula="of:=[.$B58]/[.G$5]" office:value-type="float" office:value="3.25" calcext:value-type="float">
            <text:p>3.25</text:p>
          </table:table-cell>
          <table:table-cell table:style-name="ce6" table:formula="of:=[.$B58]/[.H$5]" office:value-type="float" office:value="1.625" calcext:value-type="float">
            <text:p>1.625</text:p>
          </table:table-cell>
          <table:table-cell table:style-name="ce6" table:formula="of:=[.$B58]/[.I$5]" office:value-type="float" office:value="0.8125" calcext:value-type="float">
            <text:p>0.8125</text:p>
          </table:table-cell>
          <table:table-cell table:style-name="ce6" table:formula="of:=[.$B58]/[.J$5]" office:value-type="float" office:value="0.40625" calcext:value-type="float">
            <text:p>0.40625</text:p>
          </table:table-cell>
          <table:table-cell/>
          <table:table-cell table:style-name="ce5" office:value-type="float" office:value="0.40625" calcext:value-type="float">
            <text:p>0.40625</text:p>
          </table:table-cell>
          <table:table-cell table:style-name="ce17" office:value-type="string" calcext:value-type="string">
            <text:p>13 ÷ 32</text:p>
          </table:table-cell>
          <table:table-cell table:style-name="ce17" table:formula="of:=13/32" office:value-type="float" office:value="0.40625" calcext:value-type="float">
            <text:p>0.40625</text:p>
          </table:table-cell>
          <table:table-cell table:style-name="ce15" table:formula="of:=ABS([.L58]-[.N58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58]+1" office:value-type="float" office:value="53" calcext:value-type="float">
            <text:p>53</text:p>
          </table:table-cell>
          <table:table-cell table:style-name="ce5" table:formula="of:=[.$B59]/[.C$5]" office:value-type="float" office:value="53" calcext:value-type="float">
            <text:p>53</text:p>
          </table:table-cell>
          <table:table-cell table:style-name="ce5" table:formula="of:=[.$B59]/[.D$5]" office:value-type="float" office:value="26.5" calcext:value-type="float">
            <text:p>26.5</text:p>
          </table:table-cell>
          <table:table-cell table:style-name="ce5" table:formula="of:=[.$B59]/[.E$5]" office:value-type="float" office:value="13.25" calcext:value-type="float">
            <text:p>13.25</text:p>
          </table:table-cell>
          <table:table-cell table:style-name="ce5" table:formula="of:=[.$B59]/[.F$5]" office:value-type="float" office:value="6.625" calcext:value-type="float">
            <text:p>6.625</text:p>
          </table:table-cell>
          <table:table-cell table:style-name="ce5" table:formula="of:=[.$B59]/[.G$5]" office:value-type="float" office:value="3.3125" calcext:value-type="float">
            <text:p>3.3125</text:p>
          </table:table-cell>
          <table:table-cell table:style-name="ce5" table:formula="of:=[.$B59]/[.H$5]" office:value-type="float" office:value="1.65625" calcext:value-type="float">
            <text:p>1.65625</text:p>
          </table:table-cell>
          <table:table-cell table:style-name="ce5" table:formula="of:=[.$B59]/[.I$5]" office:value-type="float" office:value="0.828125" calcext:value-type="float">
            <text:p>0.828125</text:p>
          </table:table-cell>
          <table:table-cell table:style-name="ce5" table:formula="of:=[.$B59]/[.J$5]" office:value-type="float" office:value="0.4140625" calcext:value-type="float">
            <text:p>0.4140625</text:p>
          </table:table-cell>
          <table:table-cell/>
          <table:table-cell table:style-name="ce5" office:value-type="float" office:value="0.4140625" calcext:value-type="float">
            <text:p>0.4140625</text:p>
          </table:table-cell>
          <table:table-cell table:style-name="ce17" office:value-type="string" calcext:value-type="string">
            <text:p>53 ÷ 128</text:p>
          </table:table-cell>
          <table:table-cell table:style-name="ce17" table:formula="of:=53/128" office:value-type="float" office:value="0.4140625" calcext:value-type="float">
            <text:p>0.4140625</text:p>
          </table:table-cell>
          <table:table-cell table:style-name="ce15" table:formula="of:=ABS([.L59]-[.N59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59]+1" office:value-type="float" office:value="54" calcext:value-type="float">
            <text:p>54</text:p>
          </table:table-cell>
          <table:table-cell table:style-name="ce5" table:formula="of:=[.$B60]/[.C$5]" office:value-type="float" office:value="54" calcext:value-type="float">
            <text:p>54</text:p>
          </table:table-cell>
          <table:table-cell table:style-name="ce6" table:formula="of:=[.$B60]/[.D$5]" office:value-type="float" office:value="27" calcext:value-type="float">
            <text:p>27</text:p>
          </table:table-cell>
          <table:table-cell table:style-name="ce6" table:formula="of:=[.$B60]/[.E$5]" office:value-type="float" office:value="13.5" calcext:value-type="float">
            <text:p>13.5</text:p>
          </table:table-cell>
          <table:table-cell table:style-name="ce6" table:formula="of:=[.$B60]/[.F$5]" office:value-type="float" office:value="6.75" calcext:value-type="float">
            <text:p>6.75</text:p>
          </table:table-cell>
          <table:table-cell table:style-name="ce6" table:formula="of:=[.$B60]/[.G$5]" office:value-type="float" office:value="3.375" calcext:value-type="float">
            <text:p>3.375</text:p>
          </table:table-cell>
          <table:table-cell table:style-name="ce6" table:formula="of:=[.$B60]/[.H$5]" office:value-type="float" office:value="1.6875" calcext:value-type="float">
            <text:p>1.6875</text:p>
          </table:table-cell>
          <table:table-cell table:style-name="ce6" table:formula="of:=[.$B60]/[.I$5]" office:value-type="float" office:value="0.84375" calcext:value-type="float">
            <text:p>0.84375</text:p>
          </table:table-cell>
          <table:table-cell table:style-name="ce6" table:formula="of:=[.$B60]/[.J$5]" office:value-type="float" office:value="0.421875" calcext:value-type="float">
            <text:p>0.421875</text:p>
          </table:table-cell>
          <table:table-cell/>
          <table:table-cell table:style-name="ce5" office:value-type="float" office:value="0.421875" calcext:value-type="float">
            <text:p>0.421875</text:p>
          </table:table-cell>
          <table:table-cell table:style-name="ce17" office:value-type="string" calcext:value-type="string">
            <text:p>27 ÷ 64</text:p>
          </table:table-cell>
          <table:table-cell table:style-name="ce17" table:formula="of:=27/64" office:value-type="float" office:value="0.421875" calcext:value-type="float">
            <text:p>0.421875</text:p>
          </table:table-cell>
          <table:table-cell table:style-name="ce15" table:formula="of:=ABS([.L60]-[.N60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60]+1" office:value-type="float" office:value="55" calcext:value-type="float">
            <text:p>55</text:p>
          </table:table-cell>
          <table:table-cell table:style-name="ce5" table:formula="of:=[.$B61]/[.C$5]" office:value-type="float" office:value="55" calcext:value-type="float">
            <text:p>55</text:p>
          </table:table-cell>
          <table:table-cell table:style-name="ce5" table:formula="of:=[.$B61]/[.D$5]" office:value-type="float" office:value="27.5" calcext:value-type="float">
            <text:p>27.5</text:p>
          </table:table-cell>
          <table:table-cell table:style-name="ce5" table:formula="of:=[.$B61]/[.E$5]" office:value-type="float" office:value="13.75" calcext:value-type="float">
            <text:p>13.75</text:p>
          </table:table-cell>
          <table:table-cell table:style-name="ce5" table:formula="of:=[.$B61]/[.F$5]" office:value-type="float" office:value="6.875" calcext:value-type="float">
            <text:p>6.875</text:p>
          </table:table-cell>
          <table:table-cell table:style-name="ce5" table:formula="of:=[.$B61]/[.G$5]" office:value-type="float" office:value="3.4375" calcext:value-type="float">
            <text:p>3.4375</text:p>
          </table:table-cell>
          <table:table-cell table:style-name="ce5" table:formula="of:=[.$B61]/[.H$5]" office:value-type="float" office:value="1.71875" calcext:value-type="float">
            <text:p>1.71875</text:p>
          </table:table-cell>
          <table:table-cell table:style-name="ce5" table:formula="of:=[.$B61]/[.I$5]" office:value-type="float" office:value="0.859375" calcext:value-type="float">
            <text:p>0.859375</text:p>
          </table:table-cell>
          <table:table-cell table:style-name="ce5" table:formula="of:=[.$B61]/[.J$5]" office:value-type="float" office:value="0.4296875" calcext:value-type="float">
            <text:p>0.4296875</text:p>
          </table:table-cell>
          <table:table-cell/>
          <table:table-cell table:style-name="ce5" office:value-type="float" office:value="0.4296875" calcext:value-type="float">
            <text:p>0.4296875</text:p>
          </table:table-cell>
          <table:table-cell table:style-name="ce17" office:value-type="string" calcext:value-type="string">
            <text:p>55 ÷ 128</text:p>
          </table:table-cell>
          <table:table-cell table:style-name="ce17" table:formula="of:=55/128" office:value-type="float" office:value="0.4296875" calcext:value-type="float">
            <text:p>0.4296875</text:p>
          </table:table-cell>
          <table:table-cell table:style-name="ce15" table:formula="of:=ABS([.L61]-[.N61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61]+1" office:value-type="float" office:value="56" calcext:value-type="float">
            <text:p>56</text:p>
          </table:table-cell>
          <table:table-cell table:style-name="ce5" table:formula="of:=[.$B62]/[.C$5]" office:value-type="float" office:value="56" calcext:value-type="float">
            <text:p>56</text:p>
          </table:table-cell>
          <table:table-cell table:style-name="ce6" table:formula="of:=[.$B62]/[.D$5]" office:value-type="float" office:value="28" calcext:value-type="float">
            <text:p>28</text:p>
          </table:table-cell>
          <table:table-cell table:style-name="ce6" table:formula="of:=[.$B62]/[.E$5]" office:value-type="float" office:value="14" calcext:value-type="float">
            <text:p>14</text:p>
          </table:table-cell>
          <table:table-cell table:style-name="ce6" table:formula="of:=[.$B62]/[.F$5]" office:value-type="float" office:value="7" calcext:value-type="float">
            <text:p>7</text:p>
          </table:table-cell>
          <table:table-cell table:style-name="ce6" table:formula="of:=[.$B62]/[.G$5]" office:value-type="float" office:value="3.5" calcext:value-type="float">
            <text:p>3.5</text:p>
          </table:table-cell>
          <table:table-cell table:style-name="ce6" table:formula="of:=[.$B62]/[.H$5]" office:value-type="float" office:value="1.75" calcext:value-type="float">
            <text:p>1.75</text:p>
          </table:table-cell>
          <table:table-cell table:style-name="ce6" table:formula="of:=[.$B62]/[.I$5]" office:value-type="float" office:value="0.875" calcext:value-type="float">
            <text:p>0.875</text:p>
          </table:table-cell>
          <table:table-cell table:style-name="ce6" table:formula="of:=[.$B62]/[.J$5]" office:value-type="float" office:value="0.4375" calcext:value-type="float">
            <text:p>0.4375</text:p>
          </table:table-cell>
          <table:table-cell/>
          <table:table-cell table:style-name="ce5" office:value-type="float" office:value="0.4375" calcext:value-type="float">
            <text:p>0.4375</text:p>
          </table:table-cell>
          <table:table-cell table:style-name="ce17" office:value-type="string" calcext:value-type="string">
            <text:p>7 ÷ 16</text:p>
          </table:table-cell>
          <table:table-cell table:style-name="ce17" table:formula="of:=7/16" office:value-type="float" office:value="0.4375" calcext:value-type="float">
            <text:p>0.4375</text:p>
          </table:table-cell>
          <table:table-cell table:style-name="ce15" table:formula="of:=ABS([.L62]-[.N62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62]+1" office:value-type="float" office:value="57" calcext:value-type="float">
            <text:p>57</text:p>
          </table:table-cell>
          <table:table-cell table:style-name="ce5" table:formula="of:=[.$B63]/[.C$5]" office:value-type="float" office:value="57" calcext:value-type="float">
            <text:p>57</text:p>
          </table:table-cell>
          <table:table-cell table:style-name="ce5" table:formula="of:=[.$B63]/[.D$5]" office:value-type="float" office:value="28.5" calcext:value-type="float">
            <text:p>28.5</text:p>
          </table:table-cell>
          <table:table-cell table:style-name="ce5" table:formula="of:=[.$B63]/[.E$5]" office:value-type="float" office:value="14.25" calcext:value-type="float">
            <text:p>14.25</text:p>
          </table:table-cell>
          <table:table-cell table:style-name="ce5" table:formula="of:=[.$B63]/[.F$5]" office:value-type="float" office:value="7.125" calcext:value-type="float">
            <text:p>7.125</text:p>
          </table:table-cell>
          <table:table-cell table:style-name="ce5" table:formula="of:=[.$B63]/[.G$5]" office:value-type="float" office:value="3.5625" calcext:value-type="float">
            <text:p>3.5625</text:p>
          </table:table-cell>
          <table:table-cell table:style-name="ce5" table:formula="of:=[.$B63]/[.H$5]" office:value-type="float" office:value="1.78125" calcext:value-type="float">
            <text:p>1.78125</text:p>
          </table:table-cell>
          <table:table-cell table:style-name="ce5" table:formula="of:=[.$B63]/[.I$5]" office:value-type="float" office:value="0.890625" calcext:value-type="float">
            <text:p>0.890625</text:p>
          </table:table-cell>
          <table:table-cell table:style-name="ce5" table:formula="of:=[.$B63]/[.J$5]" office:value-type="float" office:value="0.4453125" calcext:value-type="float">
            <text:p>0.4453125</text:p>
          </table:table-cell>
          <table:table-cell/>
          <table:table-cell table:style-name="ce5" office:value-type="float" office:value="0.4453125" calcext:value-type="float">
            <text:p>0.4453125</text:p>
          </table:table-cell>
          <table:table-cell table:style-name="ce17" office:value-type="string" calcext:value-type="string">
            <text:p>57 ÷ 128</text:p>
          </table:table-cell>
          <table:table-cell table:style-name="ce17" table:formula="of:=57/128" office:value-type="float" office:value="0.4453125" calcext:value-type="float">
            <text:p>0.4453125</text:p>
          </table:table-cell>
          <table:table-cell table:style-name="ce15" table:formula="of:=ABS([.L63]-[.N63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63]+1" office:value-type="float" office:value="58" calcext:value-type="float">
            <text:p>58</text:p>
          </table:table-cell>
          <table:table-cell table:style-name="ce5" table:formula="of:=[.$B64]/[.C$5]" office:value-type="float" office:value="58" calcext:value-type="float">
            <text:p>58</text:p>
          </table:table-cell>
          <table:table-cell table:style-name="ce6" table:formula="of:=[.$B64]/[.D$5]" office:value-type="float" office:value="29" calcext:value-type="float">
            <text:p>29</text:p>
          </table:table-cell>
          <table:table-cell table:style-name="ce6" table:formula="of:=[.$B64]/[.E$5]" office:value-type="float" office:value="14.5" calcext:value-type="float">
            <text:p>14.5</text:p>
          </table:table-cell>
          <table:table-cell table:style-name="ce6" table:formula="of:=[.$B64]/[.F$5]" office:value-type="float" office:value="7.25" calcext:value-type="float">
            <text:p>7.25</text:p>
          </table:table-cell>
          <table:table-cell table:style-name="ce6" table:formula="of:=[.$B64]/[.G$5]" office:value-type="float" office:value="3.625" calcext:value-type="float">
            <text:p>3.625</text:p>
          </table:table-cell>
          <table:table-cell table:style-name="ce6" table:formula="of:=[.$B64]/[.H$5]" office:value-type="float" office:value="1.8125" calcext:value-type="float">
            <text:p>1.8125</text:p>
          </table:table-cell>
          <table:table-cell table:style-name="ce6" table:formula="of:=[.$B64]/[.I$5]" office:value-type="float" office:value="0.90625" calcext:value-type="float">
            <text:p>0.90625</text:p>
          </table:table-cell>
          <table:table-cell table:style-name="ce6" table:formula="of:=[.$B64]/[.J$5]" office:value-type="float" office:value="0.453125" calcext:value-type="float">
            <text:p>0.453125</text:p>
          </table:table-cell>
          <table:table-cell/>
          <table:table-cell table:style-name="ce5" office:value-type="float" office:value="0.453125" calcext:value-type="float">
            <text:p>0.453125</text:p>
          </table:table-cell>
          <table:table-cell table:style-name="ce17" office:value-type="string" calcext:value-type="string">
            <text:p>29 ÷ 64</text:p>
          </table:table-cell>
          <table:table-cell table:style-name="ce17" table:formula="of:=29/64" office:value-type="float" office:value="0.453125" calcext:value-type="float">
            <text:p>0.453125</text:p>
          </table:table-cell>
          <table:table-cell table:style-name="ce15" table:formula="of:=ABS([.L64]-[.N64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64]+1" office:value-type="float" office:value="59" calcext:value-type="float">
            <text:p>59</text:p>
          </table:table-cell>
          <table:table-cell table:style-name="ce5" table:formula="of:=[.$B65]/[.C$5]" office:value-type="float" office:value="59" calcext:value-type="float">
            <text:p>59</text:p>
          </table:table-cell>
          <table:table-cell table:style-name="ce5" table:formula="of:=[.$B65]/[.D$5]" office:value-type="float" office:value="29.5" calcext:value-type="float">
            <text:p>29.5</text:p>
          </table:table-cell>
          <table:table-cell table:style-name="ce5" table:formula="of:=[.$B65]/[.E$5]" office:value-type="float" office:value="14.75" calcext:value-type="float">
            <text:p>14.75</text:p>
          </table:table-cell>
          <table:table-cell table:style-name="ce5" table:formula="of:=[.$B65]/[.F$5]" office:value-type="float" office:value="7.375" calcext:value-type="float">
            <text:p>7.375</text:p>
          </table:table-cell>
          <table:table-cell table:style-name="ce5" table:formula="of:=[.$B65]/[.G$5]" office:value-type="float" office:value="3.6875" calcext:value-type="float">
            <text:p>3.6875</text:p>
          </table:table-cell>
          <table:table-cell table:style-name="ce5" table:formula="of:=[.$B65]/[.H$5]" office:value-type="float" office:value="1.84375" calcext:value-type="float">
            <text:p>1.84375</text:p>
          </table:table-cell>
          <table:table-cell table:style-name="ce5" table:formula="of:=[.$B65]/[.I$5]" office:value-type="float" office:value="0.921875" calcext:value-type="float">
            <text:p>0.921875</text:p>
          </table:table-cell>
          <table:table-cell table:style-name="ce5" table:formula="of:=[.$B65]/[.J$5]" office:value-type="float" office:value="0.4609375" calcext:value-type="float">
            <text:p>0.4609375</text:p>
          </table:table-cell>
          <table:table-cell/>
          <table:table-cell table:style-name="ce5" office:value-type="float" office:value="0.4609375" calcext:value-type="float">
            <text:p>0.4609375</text:p>
          </table:table-cell>
          <table:table-cell table:style-name="ce17" office:value-type="string" calcext:value-type="string">
            <text:p>59 ÷ 128</text:p>
          </table:table-cell>
          <table:table-cell table:style-name="ce17" table:formula="of:=59/128" office:value-type="float" office:value="0.4609375" calcext:value-type="float">
            <text:p>0.4609375</text:p>
          </table:table-cell>
          <table:table-cell table:style-name="ce15" table:formula="of:=ABS([.L65]-[.N65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65]+1" office:value-type="float" office:value="60" calcext:value-type="float">
            <text:p>60</text:p>
          </table:table-cell>
          <table:table-cell table:style-name="ce5" table:formula="of:=[.$B66]/[.C$5]" office:value-type="float" office:value="60" calcext:value-type="float">
            <text:p>60</text:p>
          </table:table-cell>
          <table:table-cell table:style-name="ce6" table:formula="of:=[.$B66]/[.D$5]" office:value-type="float" office:value="30" calcext:value-type="float">
            <text:p>30</text:p>
          </table:table-cell>
          <table:table-cell table:style-name="ce6" table:formula="of:=[.$B66]/[.E$5]" office:value-type="float" office:value="15" calcext:value-type="float">
            <text:p>15</text:p>
          </table:table-cell>
          <table:table-cell table:style-name="ce6" table:formula="of:=[.$B66]/[.F$5]" office:value-type="float" office:value="7.5" calcext:value-type="float">
            <text:p>7.5</text:p>
          </table:table-cell>
          <table:table-cell table:style-name="ce6" table:formula="of:=[.$B66]/[.G$5]" office:value-type="float" office:value="3.75" calcext:value-type="float">
            <text:p>3.75</text:p>
          </table:table-cell>
          <table:table-cell table:style-name="ce6" table:formula="of:=[.$B66]/[.H$5]" office:value-type="float" office:value="1.875" calcext:value-type="float">
            <text:p>1.875</text:p>
          </table:table-cell>
          <table:table-cell table:style-name="ce6" table:formula="of:=[.$B66]/[.I$5]" office:value-type="float" office:value="0.9375" calcext:value-type="float">
            <text:p>0.9375</text:p>
          </table:table-cell>
          <table:table-cell table:style-name="ce6" table:formula="of:=[.$B66]/[.J$5]" office:value-type="float" office:value="0.46875" calcext:value-type="float">
            <text:p>0.46875</text:p>
          </table:table-cell>
          <table:table-cell/>
          <table:table-cell table:style-name="ce5" office:value-type="float" office:value="0.46875" calcext:value-type="float">
            <text:p>0.46875</text:p>
          </table:table-cell>
          <table:table-cell table:style-name="ce17" office:value-type="string" calcext:value-type="string">
            <text:p>15 ÷ 32</text:p>
          </table:table-cell>
          <table:table-cell table:style-name="ce17" table:formula="of:=15/32" office:value-type="float" office:value="0.46875" calcext:value-type="float">
            <text:p>0.46875</text:p>
          </table:table-cell>
          <table:table-cell table:style-name="ce15" table:formula="of:=ABS([.L66]-[.N66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66]+1" office:value-type="float" office:value="61" calcext:value-type="float">
            <text:p>61</text:p>
          </table:table-cell>
          <table:table-cell table:style-name="ce5" table:formula="of:=[.$B67]/[.C$5]" office:value-type="float" office:value="61" calcext:value-type="float">
            <text:p>61</text:p>
          </table:table-cell>
          <table:table-cell table:style-name="ce5" table:formula="of:=[.$B67]/[.D$5]" office:value-type="float" office:value="30.5" calcext:value-type="float">
            <text:p>30.5</text:p>
          </table:table-cell>
          <table:table-cell table:style-name="ce5" table:formula="of:=[.$B67]/[.E$5]" office:value-type="float" office:value="15.25" calcext:value-type="float">
            <text:p>15.25</text:p>
          </table:table-cell>
          <table:table-cell table:style-name="ce5" table:formula="of:=[.$B67]/[.F$5]" office:value-type="float" office:value="7.625" calcext:value-type="float">
            <text:p>7.625</text:p>
          </table:table-cell>
          <table:table-cell table:style-name="ce5" table:formula="of:=[.$B67]/[.G$5]" office:value-type="float" office:value="3.8125" calcext:value-type="float">
            <text:p>3.8125</text:p>
          </table:table-cell>
          <table:table-cell table:style-name="ce5" table:formula="of:=[.$B67]/[.H$5]" office:value-type="float" office:value="1.90625" calcext:value-type="float">
            <text:p>1.90625</text:p>
          </table:table-cell>
          <table:table-cell table:style-name="ce5" table:formula="of:=[.$B67]/[.I$5]" office:value-type="float" office:value="0.953125" calcext:value-type="float">
            <text:p>0.953125</text:p>
          </table:table-cell>
          <table:table-cell table:style-name="ce5" table:formula="of:=[.$B67]/[.J$5]" office:value-type="float" office:value="0.4765625" calcext:value-type="float">
            <text:p>0.4765625</text:p>
          </table:table-cell>
          <table:table-cell/>
          <table:table-cell table:style-name="ce5" office:value-type="float" office:value="0.4765625" calcext:value-type="float">
            <text:p>0.4765625</text:p>
          </table:table-cell>
          <table:table-cell table:style-name="ce17" office:value-type="string" calcext:value-type="string">
            <text:p>61 ÷ 128</text:p>
          </table:table-cell>
          <table:table-cell table:style-name="ce17" table:formula="of:=61/128" office:value-type="float" office:value="0.4765625" calcext:value-type="float">
            <text:p>0.4765625</text:p>
          </table:table-cell>
          <table:table-cell table:style-name="ce15" table:formula="of:=ABS([.L67]-[.N67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67]+1" office:value-type="float" office:value="62" calcext:value-type="float">
            <text:p>62</text:p>
          </table:table-cell>
          <table:table-cell table:style-name="ce5" table:formula="of:=[.$B68]/[.C$5]" office:value-type="float" office:value="62" calcext:value-type="float">
            <text:p>62</text:p>
          </table:table-cell>
          <table:table-cell table:style-name="ce6" table:formula="of:=[.$B68]/[.D$5]" office:value-type="float" office:value="31" calcext:value-type="float">
            <text:p>31</text:p>
          </table:table-cell>
          <table:table-cell table:style-name="ce6" table:formula="of:=[.$B68]/[.E$5]" office:value-type="float" office:value="15.5" calcext:value-type="float">
            <text:p>15.5</text:p>
          </table:table-cell>
          <table:table-cell table:style-name="ce6" table:formula="of:=[.$B68]/[.F$5]" office:value-type="float" office:value="7.75" calcext:value-type="float">
            <text:p>7.75</text:p>
          </table:table-cell>
          <table:table-cell table:style-name="ce6" table:formula="of:=[.$B68]/[.G$5]" office:value-type="float" office:value="3.875" calcext:value-type="float">
            <text:p>3.875</text:p>
          </table:table-cell>
          <table:table-cell table:style-name="ce6" table:formula="of:=[.$B68]/[.H$5]" office:value-type="float" office:value="1.9375" calcext:value-type="float">
            <text:p>1.9375</text:p>
          </table:table-cell>
          <table:table-cell table:style-name="ce6" table:formula="of:=[.$B68]/[.I$5]" office:value-type="float" office:value="0.96875" calcext:value-type="float">
            <text:p>0.96875</text:p>
          </table:table-cell>
          <table:table-cell table:style-name="ce6" table:formula="of:=[.$B68]/[.J$5]" office:value-type="float" office:value="0.484375" calcext:value-type="float">
            <text:p>0.484375</text:p>
          </table:table-cell>
          <table:table-cell/>
          <table:table-cell table:style-name="ce5" office:value-type="float" office:value="0.484375" calcext:value-type="float">
            <text:p>0.484375</text:p>
          </table:table-cell>
          <table:table-cell table:style-name="ce17" office:value-type="string" calcext:value-type="string">
            <text:p>31 ÷ 64</text:p>
          </table:table-cell>
          <table:table-cell table:style-name="ce17" table:formula="of:=31/64" office:value-type="float" office:value="0.484375" calcext:value-type="float">
            <text:p>0.484375</text:p>
          </table:table-cell>
          <table:table-cell table:style-name="ce15" table:formula="of:=ABS([.L68]-[.N68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68]+1" office:value-type="float" office:value="63" calcext:value-type="float">
            <text:p>63</text:p>
          </table:table-cell>
          <table:table-cell table:style-name="ce5" table:formula="of:=[.$B69]/[.C$5]" office:value-type="float" office:value="63" calcext:value-type="float">
            <text:p>63</text:p>
          </table:table-cell>
          <table:table-cell table:style-name="ce5" table:formula="of:=[.$B69]/[.D$5]" office:value-type="float" office:value="31.5" calcext:value-type="float">
            <text:p>31.5</text:p>
          </table:table-cell>
          <table:table-cell table:style-name="ce5" table:formula="of:=[.$B69]/[.E$5]" office:value-type="float" office:value="15.75" calcext:value-type="float">
            <text:p>15.75</text:p>
          </table:table-cell>
          <table:table-cell table:style-name="ce5" table:formula="of:=[.$B69]/[.F$5]" office:value-type="float" office:value="7.875" calcext:value-type="float">
            <text:p>7.875</text:p>
          </table:table-cell>
          <table:table-cell table:style-name="ce5" table:formula="of:=[.$B69]/[.G$5]" office:value-type="float" office:value="3.9375" calcext:value-type="float">
            <text:p>3.9375</text:p>
          </table:table-cell>
          <table:table-cell table:style-name="ce5" table:formula="of:=[.$B69]/[.H$5]" office:value-type="float" office:value="1.96875" calcext:value-type="float">
            <text:p>1.96875</text:p>
          </table:table-cell>
          <table:table-cell table:style-name="ce5" table:formula="of:=[.$B69]/[.I$5]" office:value-type="float" office:value="0.984375" calcext:value-type="float">
            <text:p>0.984375</text:p>
          </table:table-cell>
          <table:table-cell table:style-name="ce5" table:formula="of:=[.$B69]/[.J$5]" office:value-type="float" office:value="0.4921875" calcext:value-type="float">
            <text:p>0.4921875</text:p>
          </table:table-cell>
          <table:table-cell/>
          <table:table-cell table:style-name="ce5" office:value-type="float" office:value="0.4921875" calcext:value-type="float">
            <text:p>0.4921875</text:p>
          </table:table-cell>
          <table:table-cell table:style-name="ce17" office:value-type="string" calcext:value-type="string">
            <text:p>63 ÷ 128</text:p>
          </table:table-cell>
          <table:table-cell table:style-name="ce17" table:formula="of:=63/128" office:value-type="float" office:value="0.4921875" calcext:value-type="float">
            <text:p>0.4921875</text:p>
          </table:table-cell>
          <table:table-cell table:style-name="ce15" table:formula="of:=ABS([.L69]-[.N69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69]+1" office:value-type="float" office:value="64" calcext:value-type="float">
            <text:p>64</text:p>
          </table:table-cell>
          <table:table-cell table:style-name="ce5" table:formula="of:=[.$B70]/[.C$5]" office:value-type="float" office:value="64" calcext:value-type="float">
            <text:p>64</text:p>
          </table:table-cell>
          <table:table-cell table:style-name="ce6" table:formula="of:=[.$B70]/[.D$5]" office:value-type="float" office:value="32" calcext:value-type="float">
            <text:p>32</text:p>
          </table:table-cell>
          <table:table-cell table:style-name="ce6" table:formula="of:=[.$B70]/[.E$5]" office:value-type="float" office:value="16" calcext:value-type="float">
            <text:p>16</text:p>
          </table:table-cell>
          <table:table-cell table:style-name="ce6" table:formula="of:=[.$B70]/[.F$5]" office:value-type="float" office:value="8" calcext:value-type="float">
            <text:p>8</text:p>
          </table:table-cell>
          <table:table-cell table:style-name="ce6" table:formula="of:=[.$B70]/[.G$5]" office:value-type="float" office:value="4" calcext:value-type="float">
            <text:p>4</text:p>
          </table:table-cell>
          <table:table-cell table:style-name="ce6" table:formula="of:=[.$B70]/[.H$5]" office:value-type="float" office:value="2" calcext:value-type="float">
            <text:p>2</text:p>
          </table:table-cell>
          <table:table-cell table:style-name="ce6" table:formula="of:=[.$B70]/[.I$5]" office:value-type="float" office:value="1" calcext:value-type="float">
            <text:p>1</text:p>
          </table:table-cell>
          <table:table-cell table:style-name="ce6" table:formula="of:=[.$B70]/[.J$5]" office:value-type="float" office:value="0.5" calcext:value-type="float">
            <text:p>0.5</text:p>
          </table:table-cell>
          <table:table-cell/>
          <table:table-cell table:style-name="ce5" office:value-type="float" office:value="0.5" calcext:value-type="float">
            <text:p>0.5</text:p>
          </table:table-cell>
          <table:table-cell table:style-name="ce17" office:value-type="string" calcext:value-type="string">
            <text:p>1 ÷ 2</text:p>
          </table:table-cell>
          <table:table-cell table:style-name="ce17" table:formula="of:=1/2" office:value-type="float" office:value="0.5" calcext:value-type="float">
            <text:p>0.5</text:p>
          </table:table-cell>
          <table:table-cell table:style-name="ce15" table:formula="of:=ABS([.L70]-[.N70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70]+1" office:value-type="float" office:value="65" calcext:value-type="float">
            <text:p>65</text:p>
          </table:table-cell>
          <table:table-cell table:style-name="ce5" table:formula="of:=[.$B71]/[.C$5]" office:value-type="float" office:value="65" calcext:value-type="float">
            <text:p>65</text:p>
          </table:table-cell>
          <table:table-cell table:style-name="ce5" table:formula="of:=[.$B71]/[.D$5]" office:value-type="float" office:value="32.5" calcext:value-type="float">
            <text:p>32.5</text:p>
          </table:table-cell>
          <table:table-cell table:style-name="ce5" table:formula="of:=[.$B71]/[.E$5]" office:value-type="float" office:value="16.25" calcext:value-type="float">
            <text:p>16.25</text:p>
          </table:table-cell>
          <table:table-cell table:style-name="ce5" table:formula="of:=[.$B71]/[.F$5]" office:value-type="float" office:value="8.125" calcext:value-type="float">
            <text:p>8.125</text:p>
          </table:table-cell>
          <table:table-cell table:style-name="ce5" table:formula="of:=[.$B71]/[.G$5]" office:value-type="float" office:value="4.0625" calcext:value-type="float">
            <text:p>4.0625</text:p>
          </table:table-cell>
          <table:table-cell table:style-name="ce5" table:formula="of:=[.$B71]/[.H$5]" office:value-type="float" office:value="2.03125" calcext:value-type="float">
            <text:p>2.03125</text:p>
          </table:table-cell>
          <table:table-cell table:style-name="ce5" table:formula="of:=[.$B71]/[.I$5]" office:value-type="float" office:value="1.015625" calcext:value-type="float">
            <text:p>1.015625</text:p>
          </table:table-cell>
          <table:table-cell table:style-name="ce5" table:formula="of:=[.$B71]/[.J$5]" office:value-type="float" office:value="0.5078125" calcext:value-type="float">
            <text:p>0.5078125</text:p>
          </table:table-cell>
          <table:table-cell/>
          <table:table-cell table:style-name="ce5" office:value-type="float" office:value="0.5078125" calcext:value-type="float">
            <text:p>0.5078125</text:p>
          </table:table-cell>
          <table:table-cell table:style-name="ce17" office:value-type="string" calcext:value-type="string">
            <text:p>65 ÷ 128</text:p>
          </table:table-cell>
          <table:table-cell table:style-name="ce17" table:formula="of:=65/128" office:value-type="float" office:value="0.5078125" calcext:value-type="float">
            <text:p>0.5078125</text:p>
          </table:table-cell>
          <table:table-cell table:style-name="ce15" table:formula="of:=ABS([.L71]-[.N71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71]+1" office:value-type="float" office:value="66" calcext:value-type="float">
            <text:p>66</text:p>
          </table:table-cell>
          <table:table-cell table:style-name="ce5" table:formula="of:=[.$B72]/[.C$5]" office:value-type="float" office:value="66" calcext:value-type="float">
            <text:p>66</text:p>
          </table:table-cell>
          <table:table-cell table:style-name="ce6" table:formula="of:=[.$B72]/[.D$5]" office:value-type="float" office:value="33" calcext:value-type="float">
            <text:p>33</text:p>
          </table:table-cell>
          <table:table-cell table:style-name="ce6" table:formula="of:=[.$B72]/[.E$5]" office:value-type="float" office:value="16.5" calcext:value-type="float">
            <text:p>16.5</text:p>
          </table:table-cell>
          <table:table-cell table:style-name="ce6" table:formula="of:=[.$B72]/[.F$5]" office:value-type="float" office:value="8.25" calcext:value-type="float">
            <text:p>8.25</text:p>
          </table:table-cell>
          <table:table-cell table:style-name="ce6" table:formula="of:=[.$B72]/[.G$5]" office:value-type="float" office:value="4.125" calcext:value-type="float">
            <text:p>4.125</text:p>
          </table:table-cell>
          <table:table-cell table:style-name="ce6" table:formula="of:=[.$B72]/[.H$5]" office:value-type="float" office:value="2.0625" calcext:value-type="float">
            <text:p>2.0625</text:p>
          </table:table-cell>
          <table:table-cell table:style-name="ce6" table:formula="of:=[.$B72]/[.I$5]" office:value-type="float" office:value="1.03125" calcext:value-type="float">
            <text:p>1.03125</text:p>
          </table:table-cell>
          <table:table-cell table:style-name="ce6" table:formula="of:=[.$B72]/[.J$5]" office:value-type="float" office:value="0.515625" calcext:value-type="float">
            <text:p>0.515625</text:p>
          </table:table-cell>
          <table:table-cell/>
          <table:table-cell table:style-name="ce5" office:value-type="float" office:value="0.515625" calcext:value-type="float">
            <text:p>0.515625</text:p>
          </table:table-cell>
          <table:table-cell table:style-name="ce17" office:value-type="string" calcext:value-type="string">
            <text:p>33 ÷ 64</text:p>
          </table:table-cell>
          <table:table-cell table:style-name="ce17" table:formula="of:=33/64" office:value-type="float" office:value="0.515625" calcext:value-type="float">
            <text:p>0.515625</text:p>
          </table:table-cell>
          <table:table-cell table:style-name="ce15" table:formula="of:=ABS([.L72]-[.N72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72]+1" office:value-type="float" office:value="67" calcext:value-type="float">
            <text:p>67</text:p>
          </table:table-cell>
          <table:table-cell table:style-name="ce5" table:formula="of:=[.$B73]/[.C$5]" office:value-type="float" office:value="67" calcext:value-type="float">
            <text:p>67</text:p>
          </table:table-cell>
          <table:table-cell table:style-name="ce5" table:formula="of:=[.$B73]/[.D$5]" office:value-type="float" office:value="33.5" calcext:value-type="float">
            <text:p>33.5</text:p>
          </table:table-cell>
          <table:table-cell table:style-name="ce5" table:formula="of:=[.$B73]/[.E$5]" office:value-type="float" office:value="16.75" calcext:value-type="float">
            <text:p>16.75</text:p>
          </table:table-cell>
          <table:table-cell table:style-name="ce5" table:formula="of:=[.$B73]/[.F$5]" office:value-type="float" office:value="8.375" calcext:value-type="float">
            <text:p>8.375</text:p>
          </table:table-cell>
          <table:table-cell table:style-name="ce5" table:formula="of:=[.$B73]/[.G$5]" office:value-type="float" office:value="4.1875" calcext:value-type="float">
            <text:p>4.1875</text:p>
          </table:table-cell>
          <table:table-cell table:style-name="ce5" table:formula="of:=[.$B73]/[.H$5]" office:value-type="float" office:value="2.09375" calcext:value-type="float">
            <text:p>2.09375</text:p>
          </table:table-cell>
          <table:table-cell table:style-name="ce5" table:formula="of:=[.$B73]/[.I$5]" office:value-type="float" office:value="1.046875" calcext:value-type="float">
            <text:p>1.046875</text:p>
          </table:table-cell>
          <table:table-cell table:style-name="ce5" table:formula="of:=[.$B73]/[.J$5]" office:value-type="float" office:value="0.5234375" calcext:value-type="float">
            <text:p>0.5234375</text:p>
          </table:table-cell>
          <table:table-cell/>
          <table:table-cell table:style-name="ce5" office:value-type="float" office:value="0.5234375" calcext:value-type="float">
            <text:p>0.5234375</text:p>
          </table:table-cell>
          <table:table-cell table:style-name="ce17" office:value-type="string" calcext:value-type="string">
            <text:p>67 ÷ 128</text:p>
          </table:table-cell>
          <table:table-cell table:style-name="ce17" table:formula="of:=67/128" office:value-type="float" office:value="0.5234375" calcext:value-type="float">
            <text:p>0.5234375</text:p>
          </table:table-cell>
          <table:table-cell table:style-name="ce15" table:formula="of:=ABS([.L73]-[.N73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73]+1" office:value-type="float" office:value="68" calcext:value-type="float">
            <text:p>68</text:p>
          </table:table-cell>
          <table:table-cell table:style-name="ce5" table:formula="of:=[.$B74]/[.C$5]" office:value-type="float" office:value="68" calcext:value-type="float">
            <text:p>68</text:p>
          </table:table-cell>
          <table:table-cell table:style-name="ce6" table:formula="of:=[.$B74]/[.D$5]" office:value-type="float" office:value="34" calcext:value-type="float">
            <text:p>34</text:p>
          </table:table-cell>
          <table:table-cell table:style-name="ce6" table:formula="of:=[.$B74]/[.E$5]" office:value-type="float" office:value="17" calcext:value-type="float">
            <text:p>17</text:p>
          </table:table-cell>
          <table:table-cell table:style-name="ce6" table:formula="of:=[.$B74]/[.F$5]" office:value-type="float" office:value="8.5" calcext:value-type="float">
            <text:p>8.5</text:p>
          </table:table-cell>
          <table:table-cell table:style-name="ce6" table:formula="of:=[.$B74]/[.G$5]" office:value-type="float" office:value="4.25" calcext:value-type="float">
            <text:p>4.25</text:p>
          </table:table-cell>
          <table:table-cell table:style-name="ce6" table:formula="of:=[.$B74]/[.H$5]" office:value-type="float" office:value="2.125" calcext:value-type="float">
            <text:p>2.125</text:p>
          </table:table-cell>
          <table:table-cell table:style-name="ce6" table:formula="of:=[.$B74]/[.I$5]" office:value-type="float" office:value="1.0625" calcext:value-type="float">
            <text:p>1.0625</text:p>
          </table:table-cell>
          <table:table-cell table:style-name="ce6" table:formula="of:=[.$B74]/[.J$5]" office:value-type="float" office:value="0.53125" calcext:value-type="float">
            <text:p>0.53125</text:p>
          </table:table-cell>
          <table:table-cell/>
          <table:table-cell table:style-name="ce5" office:value-type="float" office:value="0.53125" calcext:value-type="float">
            <text:p>0.53125</text:p>
          </table:table-cell>
          <table:table-cell table:style-name="ce17" office:value-type="string" calcext:value-type="string">
            <text:p>17 ÷ 32</text:p>
          </table:table-cell>
          <table:table-cell table:style-name="ce17" table:formula="of:=17/32" office:value-type="float" office:value="0.53125" calcext:value-type="float">
            <text:p>0.53125</text:p>
          </table:table-cell>
          <table:table-cell table:style-name="ce15" table:formula="of:=ABS([.L74]-[.N74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74]+1" office:value-type="float" office:value="69" calcext:value-type="float">
            <text:p>69</text:p>
          </table:table-cell>
          <table:table-cell table:style-name="ce5" table:formula="of:=[.$B75]/[.C$5]" office:value-type="float" office:value="69" calcext:value-type="float">
            <text:p>69</text:p>
          </table:table-cell>
          <table:table-cell table:style-name="ce5" table:formula="of:=[.$B75]/[.D$5]" office:value-type="float" office:value="34.5" calcext:value-type="float">
            <text:p>34.5</text:p>
          </table:table-cell>
          <table:table-cell table:style-name="ce5" table:formula="of:=[.$B75]/[.E$5]" office:value-type="float" office:value="17.25" calcext:value-type="float">
            <text:p>17.25</text:p>
          </table:table-cell>
          <table:table-cell table:style-name="ce5" table:formula="of:=[.$B75]/[.F$5]" office:value-type="float" office:value="8.625" calcext:value-type="float">
            <text:p>8.625</text:p>
          </table:table-cell>
          <table:table-cell table:style-name="ce5" table:formula="of:=[.$B75]/[.G$5]" office:value-type="float" office:value="4.3125" calcext:value-type="float">
            <text:p>4.3125</text:p>
          </table:table-cell>
          <table:table-cell table:style-name="ce5" table:formula="of:=[.$B75]/[.H$5]" office:value-type="float" office:value="2.15625" calcext:value-type="float">
            <text:p>2.15625</text:p>
          </table:table-cell>
          <table:table-cell table:style-name="ce5" table:formula="of:=[.$B75]/[.I$5]" office:value-type="float" office:value="1.078125" calcext:value-type="float">
            <text:p>1.078125</text:p>
          </table:table-cell>
          <table:table-cell table:style-name="ce5" table:formula="of:=[.$B75]/[.J$5]" office:value-type="float" office:value="0.5390625" calcext:value-type="float">
            <text:p>0.5390625</text:p>
          </table:table-cell>
          <table:table-cell/>
          <table:table-cell table:style-name="ce5" office:value-type="float" office:value="0.5390625" calcext:value-type="float">
            <text:p>0.5390625</text:p>
          </table:table-cell>
          <table:table-cell table:style-name="ce17" office:value-type="string" calcext:value-type="string">
            <text:p>69 ÷ 128</text:p>
          </table:table-cell>
          <table:table-cell table:style-name="ce17" table:formula="of:=69/128" office:value-type="float" office:value="0.5390625" calcext:value-type="float">
            <text:p>0.5390625</text:p>
          </table:table-cell>
          <table:table-cell table:style-name="ce15" table:formula="of:=ABS([.L75]-[.N75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75]+1" office:value-type="float" office:value="70" calcext:value-type="float">
            <text:p>70</text:p>
          </table:table-cell>
          <table:table-cell table:style-name="ce5" table:formula="of:=[.$B76]/[.C$5]" office:value-type="float" office:value="70" calcext:value-type="float">
            <text:p>70</text:p>
          </table:table-cell>
          <table:table-cell table:style-name="ce6" table:formula="of:=[.$B76]/[.D$5]" office:value-type="float" office:value="35" calcext:value-type="float">
            <text:p>35</text:p>
          </table:table-cell>
          <table:table-cell table:style-name="ce6" table:formula="of:=[.$B76]/[.E$5]" office:value-type="float" office:value="17.5" calcext:value-type="float">
            <text:p>17.5</text:p>
          </table:table-cell>
          <table:table-cell table:style-name="ce6" table:formula="of:=[.$B76]/[.F$5]" office:value-type="float" office:value="8.75" calcext:value-type="float">
            <text:p>8.75</text:p>
          </table:table-cell>
          <table:table-cell table:style-name="ce6" table:formula="of:=[.$B76]/[.G$5]" office:value-type="float" office:value="4.375" calcext:value-type="float">
            <text:p>4.375</text:p>
          </table:table-cell>
          <table:table-cell table:style-name="ce6" table:formula="of:=[.$B76]/[.H$5]" office:value-type="float" office:value="2.1875" calcext:value-type="float">
            <text:p>2.1875</text:p>
          </table:table-cell>
          <table:table-cell table:style-name="ce6" table:formula="of:=[.$B76]/[.I$5]" office:value-type="float" office:value="1.09375" calcext:value-type="float">
            <text:p>1.09375</text:p>
          </table:table-cell>
          <table:table-cell table:style-name="ce6" table:formula="of:=[.$B76]/[.J$5]" office:value-type="float" office:value="0.546875" calcext:value-type="float">
            <text:p>0.546875</text:p>
          </table:table-cell>
          <table:table-cell/>
          <table:table-cell table:style-name="ce5" office:value-type="float" office:value="0.546875" calcext:value-type="float">
            <text:p>0.546875</text:p>
          </table:table-cell>
          <table:table-cell table:style-name="ce17" office:value-type="string" calcext:value-type="string">
            <text:p>35 ÷ 64</text:p>
          </table:table-cell>
          <table:table-cell table:style-name="ce17" table:formula="of:=35/64" office:value-type="float" office:value="0.546875" calcext:value-type="float">
            <text:p>0.546875</text:p>
          </table:table-cell>
          <table:table-cell table:style-name="ce15" table:formula="of:=ABS([.L76]-[.N76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76]+1" office:value-type="float" office:value="71" calcext:value-type="float">
            <text:p>71</text:p>
          </table:table-cell>
          <table:table-cell table:style-name="ce5" table:formula="of:=[.$B77]/[.C$5]" office:value-type="float" office:value="71" calcext:value-type="float">
            <text:p>71</text:p>
          </table:table-cell>
          <table:table-cell table:style-name="ce5" table:formula="of:=[.$B77]/[.D$5]" office:value-type="float" office:value="35.5" calcext:value-type="float">
            <text:p>35.5</text:p>
          </table:table-cell>
          <table:table-cell table:style-name="ce5" table:formula="of:=[.$B77]/[.E$5]" office:value-type="float" office:value="17.75" calcext:value-type="float">
            <text:p>17.75</text:p>
          </table:table-cell>
          <table:table-cell table:style-name="ce5" table:formula="of:=[.$B77]/[.F$5]" office:value-type="float" office:value="8.875" calcext:value-type="float">
            <text:p>8.875</text:p>
          </table:table-cell>
          <table:table-cell table:style-name="ce5" table:formula="of:=[.$B77]/[.G$5]" office:value-type="float" office:value="4.4375" calcext:value-type="float">
            <text:p>4.4375</text:p>
          </table:table-cell>
          <table:table-cell table:style-name="ce5" table:formula="of:=[.$B77]/[.H$5]" office:value-type="float" office:value="2.21875" calcext:value-type="float">
            <text:p>2.21875</text:p>
          </table:table-cell>
          <table:table-cell table:style-name="ce5" table:formula="of:=[.$B77]/[.I$5]" office:value-type="float" office:value="1.109375" calcext:value-type="float">
            <text:p>1.109375</text:p>
          </table:table-cell>
          <table:table-cell table:style-name="ce5" table:formula="of:=[.$B77]/[.J$5]" office:value-type="float" office:value="0.5546875" calcext:value-type="float">
            <text:p>0.5546875</text:p>
          </table:table-cell>
          <table:table-cell/>
          <table:table-cell table:style-name="ce5" office:value-type="float" office:value="0.5546875" calcext:value-type="float">
            <text:p>0.5546875</text:p>
          </table:table-cell>
          <table:table-cell table:style-name="ce17" office:value-type="string" calcext:value-type="string">
            <text:p>71 ÷ 128</text:p>
          </table:table-cell>
          <table:table-cell table:style-name="ce17" table:formula="of:=71/128" office:value-type="float" office:value="0.5546875" calcext:value-type="float">
            <text:p>0.5546875</text:p>
          </table:table-cell>
          <table:table-cell table:style-name="ce15" table:formula="of:=ABS([.L77]-[.N77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77]+1" office:value-type="float" office:value="72" calcext:value-type="float">
            <text:p>72</text:p>
          </table:table-cell>
          <table:table-cell table:style-name="ce5" table:formula="of:=[.$B78]/[.C$5]" office:value-type="float" office:value="72" calcext:value-type="float">
            <text:p>72</text:p>
          </table:table-cell>
          <table:table-cell table:style-name="ce6" table:formula="of:=[.$B78]/[.D$5]" office:value-type="float" office:value="36" calcext:value-type="float">
            <text:p>36</text:p>
          </table:table-cell>
          <table:table-cell table:style-name="ce6" table:formula="of:=[.$B78]/[.E$5]" office:value-type="float" office:value="18" calcext:value-type="float">
            <text:p>18</text:p>
          </table:table-cell>
          <table:table-cell table:style-name="ce6" table:formula="of:=[.$B78]/[.F$5]" office:value-type="float" office:value="9" calcext:value-type="float">
            <text:p>9</text:p>
          </table:table-cell>
          <table:table-cell table:style-name="ce6" table:formula="of:=[.$B78]/[.G$5]" office:value-type="float" office:value="4.5" calcext:value-type="float">
            <text:p>4.5</text:p>
          </table:table-cell>
          <table:table-cell table:style-name="ce6" table:formula="of:=[.$B78]/[.H$5]" office:value-type="float" office:value="2.25" calcext:value-type="float">
            <text:p>2.25</text:p>
          </table:table-cell>
          <table:table-cell table:style-name="ce6" table:formula="of:=[.$B78]/[.I$5]" office:value-type="float" office:value="1.125" calcext:value-type="float">
            <text:p>1.125</text:p>
          </table:table-cell>
          <table:table-cell table:style-name="ce6" table:formula="of:=[.$B78]/[.J$5]" office:value-type="float" office:value="0.5625" calcext:value-type="float">
            <text:p>0.5625</text:p>
          </table:table-cell>
          <table:table-cell/>
          <table:table-cell table:style-name="ce5" office:value-type="float" office:value="0.5625" calcext:value-type="float">
            <text:p>0.5625</text:p>
          </table:table-cell>
          <table:table-cell table:style-name="ce17" office:value-type="string" calcext:value-type="string">
            <text:p>9 ÷ 16</text:p>
          </table:table-cell>
          <table:table-cell table:style-name="ce17" table:formula="of:=9/16" office:value-type="float" office:value="0.5625" calcext:value-type="float">
            <text:p>0.5625</text:p>
          </table:table-cell>
          <table:table-cell table:style-name="ce15" table:formula="of:=ABS([.L78]-[.N78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78]+1" office:value-type="float" office:value="73" calcext:value-type="float">
            <text:p>73</text:p>
          </table:table-cell>
          <table:table-cell table:style-name="ce5" table:formula="of:=[.$B79]/[.C$5]" office:value-type="float" office:value="73" calcext:value-type="float">
            <text:p>73</text:p>
          </table:table-cell>
          <table:table-cell table:style-name="ce5" table:formula="of:=[.$B79]/[.D$5]" office:value-type="float" office:value="36.5" calcext:value-type="float">
            <text:p>36.5</text:p>
          </table:table-cell>
          <table:table-cell table:style-name="ce5" table:formula="of:=[.$B79]/[.E$5]" office:value-type="float" office:value="18.25" calcext:value-type="float">
            <text:p>18.25</text:p>
          </table:table-cell>
          <table:table-cell table:style-name="ce5" table:formula="of:=[.$B79]/[.F$5]" office:value-type="float" office:value="9.125" calcext:value-type="float">
            <text:p>9.125</text:p>
          </table:table-cell>
          <table:table-cell table:style-name="ce5" table:formula="of:=[.$B79]/[.G$5]" office:value-type="float" office:value="4.5625" calcext:value-type="float">
            <text:p>4.5625</text:p>
          </table:table-cell>
          <table:table-cell table:style-name="ce5" table:formula="of:=[.$B79]/[.H$5]" office:value-type="float" office:value="2.28125" calcext:value-type="float">
            <text:p>2.28125</text:p>
          </table:table-cell>
          <table:table-cell table:style-name="ce5" table:formula="of:=[.$B79]/[.I$5]" office:value-type="float" office:value="1.140625" calcext:value-type="float">
            <text:p>1.140625</text:p>
          </table:table-cell>
          <table:table-cell table:style-name="ce5" table:formula="of:=[.$B79]/[.J$5]" office:value-type="float" office:value="0.5703125" calcext:value-type="float">
            <text:p>0.5703125</text:p>
          </table:table-cell>
          <table:table-cell/>
          <table:table-cell table:style-name="ce5" office:value-type="float" office:value="0.5703125" calcext:value-type="float">
            <text:p>0.5703125</text:p>
          </table:table-cell>
          <table:table-cell table:style-name="ce17" office:value-type="string" calcext:value-type="string">
            <text:p>73 ÷ 128</text:p>
          </table:table-cell>
          <table:table-cell table:style-name="ce17" table:formula="of:=73/128" office:value-type="float" office:value="0.5703125" calcext:value-type="float">
            <text:p>0.5703125</text:p>
          </table:table-cell>
          <table:table-cell table:style-name="ce15" table:formula="of:=ABS([.L79]-[.N79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79]+1" office:value-type="float" office:value="74" calcext:value-type="float">
            <text:p>74</text:p>
          </table:table-cell>
          <table:table-cell table:style-name="ce5" table:formula="of:=[.$B80]/[.C$5]" office:value-type="float" office:value="74" calcext:value-type="float">
            <text:p>74</text:p>
          </table:table-cell>
          <table:table-cell table:style-name="ce6" table:formula="of:=[.$B80]/[.D$5]" office:value-type="float" office:value="37" calcext:value-type="float">
            <text:p>37</text:p>
          </table:table-cell>
          <table:table-cell table:style-name="ce6" table:formula="of:=[.$B80]/[.E$5]" office:value-type="float" office:value="18.5" calcext:value-type="float">
            <text:p>18.5</text:p>
          </table:table-cell>
          <table:table-cell table:style-name="ce6" table:formula="of:=[.$B80]/[.F$5]" office:value-type="float" office:value="9.25" calcext:value-type="float">
            <text:p>9.25</text:p>
          </table:table-cell>
          <table:table-cell table:style-name="ce6" table:formula="of:=[.$B80]/[.G$5]" office:value-type="float" office:value="4.625" calcext:value-type="float">
            <text:p>4.625</text:p>
          </table:table-cell>
          <table:table-cell table:style-name="ce6" table:formula="of:=[.$B80]/[.H$5]" office:value-type="float" office:value="2.3125" calcext:value-type="float">
            <text:p>2.3125</text:p>
          </table:table-cell>
          <table:table-cell table:style-name="ce6" table:formula="of:=[.$B80]/[.I$5]" office:value-type="float" office:value="1.15625" calcext:value-type="float">
            <text:p>1.15625</text:p>
          </table:table-cell>
          <table:table-cell table:style-name="ce6" table:formula="of:=[.$B80]/[.J$5]" office:value-type="float" office:value="0.578125" calcext:value-type="float">
            <text:p>0.578125</text:p>
          </table:table-cell>
          <table:table-cell/>
          <table:table-cell table:style-name="ce5" office:value-type="float" office:value="0.578125" calcext:value-type="float">
            <text:p>0.578125</text:p>
          </table:table-cell>
          <table:table-cell table:style-name="ce17" office:value-type="string" calcext:value-type="string">
            <text:p>37 ÷ 64</text:p>
          </table:table-cell>
          <table:table-cell table:style-name="ce17" table:formula="of:=37/64" office:value-type="float" office:value="0.578125" calcext:value-type="float">
            <text:p>0.578125</text:p>
          </table:table-cell>
          <table:table-cell table:style-name="ce15" table:formula="of:=ABS([.L80]-[.N80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80]+1" office:value-type="float" office:value="75" calcext:value-type="float">
            <text:p>75</text:p>
          </table:table-cell>
          <table:table-cell table:style-name="ce5" table:formula="of:=[.$B81]/[.C$5]" office:value-type="float" office:value="75" calcext:value-type="float">
            <text:p>75</text:p>
          </table:table-cell>
          <table:table-cell table:style-name="ce5" table:formula="of:=[.$B81]/[.D$5]" office:value-type="float" office:value="37.5" calcext:value-type="float">
            <text:p>37.5</text:p>
          </table:table-cell>
          <table:table-cell table:style-name="ce5" table:formula="of:=[.$B81]/[.E$5]" office:value-type="float" office:value="18.75" calcext:value-type="float">
            <text:p>18.75</text:p>
          </table:table-cell>
          <table:table-cell table:style-name="ce5" table:formula="of:=[.$B81]/[.F$5]" office:value-type="float" office:value="9.375" calcext:value-type="float">
            <text:p>9.375</text:p>
          </table:table-cell>
          <table:table-cell table:style-name="ce5" table:formula="of:=[.$B81]/[.G$5]" office:value-type="float" office:value="4.6875" calcext:value-type="float">
            <text:p>4.6875</text:p>
          </table:table-cell>
          <table:table-cell table:style-name="ce5" table:formula="of:=[.$B81]/[.H$5]" office:value-type="float" office:value="2.34375" calcext:value-type="float">
            <text:p>2.34375</text:p>
          </table:table-cell>
          <table:table-cell table:style-name="ce5" table:formula="of:=[.$B81]/[.I$5]" office:value-type="float" office:value="1.171875" calcext:value-type="float">
            <text:p>1.171875</text:p>
          </table:table-cell>
          <table:table-cell table:style-name="ce5" table:formula="of:=[.$B81]/[.J$5]" office:value-type="float" office:value="0.5859375" calcext:value-type="float">
            <text:p>0.5859375</text:p>
          </table:table-cell>
          <table:table-cell/>
          <table:table-cell table:style-name="ce5" office:value-type="float" office:value="0.5859375" calcext:value-type="float">
            <text:p>0.5859375</text:p>
          </table:table-cell>
          <table:table-cell table:style-name="ce17" office:value-type="string" calcext:value-type="string">
            <text:p>75 ÷ 128</text:p>
          </table:table-cell>
          <table:table-cell table:style-name="ce17" table:formula="of:=75/128" office:value-type="float" office:value="0.5859375" calcext:value-type="float">
            <text:p>0.5859375</text:p>
          </table:table-cell>
          <table:table-cell table:style-name="ce15" table:formula="of:=ABS([.L81]-[.N81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81]+1" office:value-type="float" office:value="76" calcext:value-type="float">
            <text:p>76</text:p>
          </table:table-cell>
          <table:table-cell table:style-name="ce5" table:formula="of:=[.$B82]/[.C$5]" office:value-type="float" office:value="76" calcext:value-type="float">
            <text:p>76</text:p>
          </table:table-cell>
          <table:table-cell table:style-name="ce6" table:formula="of:=[.$B82]/[.D$5]" office:value-type="float" office:value="38" calcext:value-type="float">
            <text:p>38</text:p>
          </table:table-cell>
          <table:table-cell table:style-name="ce6" table:formula="of:=[.$B82]/[.E$5]" office:value-type="float" office:value="19" calcext:value-type="float">
            <text:p>19</text:p>
          </table:table-cell>
          <table:table-cell table:style-name="ce6" table:formula="of:=[.$B82]/[.F$5]" office:value-type="float" office:value="9.5" calcext:value-type="float">
            <text:p>9.5</text:p>
          </table:table-cell>
          <table:table-cell table:style-name="ce6" table:formula="of:=[.$B82]/[.G$5]" office:value-type="float" office:value="4.75" calcext:value-type="float">
            <text:p>4.75</text:p>
          </table:table-cell>
          <table:table-cell table:style-name="ce6" table:formula="of:=[.$B82]/[.H$5]" office:value-type="float" office:value="2.375" calcext:value-type="float">
            <text:p>2.375</text:p>
          </table:table-cell>
          <table:table-cell table:style-name="ce6" table:formula="of:=[.$B82]/[.I$5]" office:value-type="float" office:value="1.1875" calcext:value-type="float">
            <text:p>1.1875</text:p>
          </table:table-cell>
          <table:table-cell table:style-name="ce6" table:formula="of:=[.$B82]/[.J$5]" office:value-type="float" office:value="0.59375" calcext:value-type="float">
            <text:p>0.59375</text:p>
          </table:table-cell>
          <table:table-cell/>
          <table:table-cell table:style-name="ce5" office:value-type="float" office:value="0.59375" calcext:value-type="float">
            <text:p>0.59375</text:p>
          </table:table-cell>
          <table:table-cell table:style-name="ce17" office:value-type="string" calcext:value-type="string">
            <text:p>19 ÷ 32</text:p>
          </table:table-cell>
          <table:table-cell table:style-name="ce17" table:formula="of:=19/32" office:value-type="float" office:value="0.59375" calcext:value-type="float">
            <text:p>0.59375</text:p>
          </table:table-cell>
          <table:table-cell table:style-name="ce15" table:formula="of:=ABS([.L82]-[.N82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82]+1" office:value-type="float" office:value="77" calcext:value-type="float">
            <text:p>77</text:p>
          </table:table-cell>
          <table:table-cell table:style-name="ce5" table:formula="of:=[.$B83]/[.C$5]" office:value-type="float" office:value="77" calcext:value-type="float">
            <text:p>77</text:p>
          </table:table-cell>
          <table:table-cell table:style-name="ce5" table:formula="of:=[.$B83]/[.D$5]" office:value-type="float" office:value="38.5" calcext:value-type="float">
            <text:p>38.5</text:p>
          </table:table-cell>
          <table:table-cell table:style-name="ce5" table:formula="of:=[.$B83]/[.E$5]" office:value-type="float" office:value="19.25" calcext:value-type="float">
            <text:p>19.25</text:p>
          </table:table-cell>
          <table:table-cell table:style-name="ce5" table:formula="of:=[.$B83]/[.F$5]" office:value-type="float" office:value="9.625" calcext:value-type="float">
            <text:p>9.625</text:p>
          </table:table-cell>
          <table:table-cell table:style-name="ce5" table:formula="of:=[.$B83]/[.G$5]" office:value-type="float" office:value="4.8125" calcext:value-type="float">
            <text:p>4.8125</text:p>
          </table:table-cell>
          <table:table-cell table:style-name="ce5" table:formula="of:=[.$B83]/[.H$5]" office:value-type="float" office:value="2.40625" calcext:value-type="float">
            <text:p>2.40625</text:p>
          </table:table-cell>
          <table:table-cell table:style-name="ce5" table:formula="of:=[.$B83]/[.I$5]" office:value-type="float" office:value="1.203125" calcext:value-type="float">
            <text:p>1.203125</text:p>
          </table:table-cell>
          <table:table-cell table:style-name="ce5" table:formula="of:=[.$B83]/[.J$5]" office:value-type="float" office:value="0.6015625" calcext:value-type="float">
            <text:p>0.6015625</text:p>
          </table:table-cell>
          <table:table-cell/>
          <table:table-cell table:style-name="ce5" office:value-type="float" office:value="0.6015625" calcext:value-type="float">
            <text:p>0.6015625</text:p>
          </table:table-cell>
          <table:table-cell table:style-name="ce17" office:value-type="string" calcext:value-type="string">
            <text:p>77 ÷ 128</text:p>
          </table:table-cell>
          <table:table-cell table:style-name="ce17" table:formula="of:=77/128" office:value-type="float" office:value="0.6015625" calcext:value-type="float">
            <text:p>0.6015625</text:p>
          </table:table-cell>
          <table:table-cell table:style-name="ce15" table:formula="of:=ABS([.L83]-[.N83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83]+1" office:value-type="float" office:value="78" calcext:value-type="float">
            <text:p>78</text:p>
          </table:table-cell>
          <table:table-cell table:style-name="ce5" table:formula="of:=[.$B84]/[.C$5]" office:value-type="float" office:value="78" calcext:value-type="float">
            <text:p>78</text:p>
          </table:table-cell>
          <table:table-cell table:style-name="ce6" table:formula="of:=[.$B84]/[.D$5]" office:value-type="float" office:value="39" calcext:value-type="float">
            <text:p>39</text:p>
          </table:table-cell>
          <table:table-cell table:style-name="ce6" table:formula="of:=[.$B84]/[.E$5]" office:value-type="float" office:value="19.5" calcext:value-type="float">
            <text:p>19.5</text:p>
          </table:table-cell>
          <table:table-cell table:style-name="ce6" table:formula="of:=[.$B84]/[.F$5]" office:value-type="float" office:value="9.75" calcext:value-type="float">
            <text:p>9.75</text:p>
          </table:table-cell>
          <table:table-cell table:style-name="ce6" table:formula="of:=[.$B84]/[.G$5]" office:value-type="float" office:value="4.875" calcext:value-type="float">
            <text:p>4.875</text:p>
          </table:table-cell>
          <table:table-cell table:style-name="ce6" table:formula="of:=[.$B84]/[.H$5]" office:value-type="float" office:value="2.4375" calcext:value-type="float">
            <text:p>2.4375</text:p>
          </table:table-cell>
          <table:table-cell table:style-name="ce6" table:formula="of:=[.$B84]/[.I$5]" office:value-type="float" office:value="1.21875" calcext:value-type="float">
            <text:p>1.21875</text:p>
          </table:table-cell>
          <table:table-cell table:style-name="ce6" table:formula="of:=[.$B84]/[.J$5]" office:value-type="float" office:value="0.609375" calcext:value-type="float">
            <text:p>0.609375</text:p>
          </table:table-cell>
          <table:table-cell/>
          <table:table-cell table:style-name="ce5" office:value-type="float" office:value="0.609375" calcext:value-type="float">
            <text:p>0.609375</text:p>
          </table:table-cell>
          <table:table-cell table:style-name="ce17" office:value-type="string" calcext:value-type="string">
            <text:p>39 ÷ 64</text:p>
          </table:table-cell>
          <table:table-cell table:style-name="ce17" table:formula="of:=39/64" office:value-type="float" office:value="0.609375" calcext:value-type="float">
            <text:p>0.609375</text:p>
          </table:table-cell>
          <table:table-cell table:style-name="ce15" table:formula="of:=ABS([.L84]-[.N84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84]+1" office:value-type="float" office:value="79" calcext:value-type="float">
            <text:p>79</text:p>
          </table:table-cell>
          <table:table-cell table:style-name="ce5" table:formula="of:=[.$B85]/[.C$5]" office:value-type="float" office:value="79" calcext:value-type="float">
            <text:p>79</text:p>
          </table:table-cell>
          <table:table-cell table:style-name="ce5" table:formula="of:=[.$B85]/[.D$5]" office:value-type="float" office:value="39.5" calcext:value-type="float">
            <text:p>39.5</text:p>
          </table:table-cell>
          <table:table-cell table:style-name="ce5" table:formula="of:=[.$B85]/[.E$5]" office:value-type="float" office:value="19.75" calcext:value-type="float">
            <text:p>19.75</text:p>
          </table:table-cell>
          <table:table-cell table:style-name="ce5" table:formula="of:=[.$B85]/[.F$5]" office:value-type="float" office:value="9.875" calcext:value-type="float">
            <text:p>9.875</text:p>
          </table:table-cell>
          <table:table-cell table:style-name="ce5" table:formula="of:=[.$B85]/[.G$5]" office:value-type="float" office:value="4.9375" calcext:value-type="float">
            <text:p>4.9375</text:p>
          </table:table-cell>
          <table:table-cell table:style-name="ce5" table:formula="of:=[.$B85]/[.H$5]" office:value-type="float" office:value="2.46875" calcext:value-type="float">
            <text:p>2.46875</text:p>
          </table:table-cell>
          <table:table-cell table:style-name="ce5" table:formula="of:=[.$B85]/[.I$5]" office:value-type="float" office:value="1.234375" calcext:value-type="float">
            <text:p>1.234375</text:p>
          </table:table-cell>
          <table:table-cell table:style-name="ce5" table:formula="of:=[.$B85]/[.J$5]" office:value-type="float" office:value="0.6171875" calcext:value-type="float">
            <text:p>0.6171875</text:p>
          </table:table-cell>
          <table:table-cell/>
          <table:table-cell table:style-name="ce5" office:value-type="float" office:value="0.6171875" calcext:value-type="float">
            <text:p>0.6171875</text:p>
          </table:table-cell>
          <table:table-cell table:style-name="ce17" office:value-type="string" calcext:value-type="string">
            <text:p>79 ÷ 128</text:p>
          </table:table-cell>
          <table:table-cell table:style-name="ce17" table:formula="of:=79/128" office:value-type="float" office:value="0.6171875" calcext:value-type="float">
            <text:p>0.6171875</text:p>
          </table:table-cell>
          <table:table-cell table:style-name="ce15" table:formula="of:=ABS([.L85]-[.N85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85]+1" office:value-type="float" office:value="80" calcext:value-type="float">
            <text:p>80</text:p>
          </table:table-cell>
          <table:table-cell table:style-name="ce5" table:formula="of:=[.$B86]/[.C$5]" office:value-type="float" office:value="80" calcext:value-type="float">
            <text:p>80</text:p>
          </table:table-cell>
          <table:table-cell table:style-name="ce6" table:formula="of:=[.$B86]/[.D$5]" office:value-type="float" office:value="40" calcext:value-type="float">
            <text:p>40</text:p>
          </table:table-cell>
          <table:table-cell table:style-name="ce6" table:formula="of:=[.$B86]/[.E$5]" office:value-type="float" office:value="20" calcext:value-type="float">
            <text:p>20</text:p>
          </table:table-cell>
          <table:table-cell table:style-name="ce6" table:formula="of:=[.$B86]/[.F$5]" office:value-type="float" office:value="10" calcext:value-type="float">
            <text:p>10</text:p>
          </table:table-cell>
          <table:table-cell table:style-name="ce6" table:formula="of:=[.$B86]/[.G$5]" office:value-type="float" office:value="5" calcext:value-type="float">
            <text:p>5</text:p>
          </table:table-cell>
          <table:table-cell table:style-name="ce6" table:formula="of:=[.$B86]/[.H$5]" office:value-type="float" office:value="2.5" calcext:value-type="float">
            <text:p>2.5</text:p>
          </table:table-cell>
          <table:table-cell table:style-name="ce6" table:formula="of:=[.$B86]/[.I$5]" office:value-type="float" office:value="1.25" calcext:value-type="float">
            <text:p>1.25</text:p>
          </table:table-cell>
          <table:table-cell table:style-name="ce6" table:formula="of:=[.$B86]/[.J$5]" office:value-type="float" office:value="0.625" calcext:value-type="float">
            <text:p>0.625</text:p>
          </table:table-cell>
          <table:table-cell/>
          <table:table-cell table:style-name="ce5" office:value-type="float" office:value="0.625" calcext:value-type="float">
            <text:p>0.625</text:p>
          </table:table-cell>
          <table:table-cell table:style-name="ce17" office:value-type="string" calcext:value-type="string">
            <text:p>5 ÷ 8</text:p>
          </table:table-cell>
          <table:table-cell table:style-name="ce17" table:formula="of:=5/8" office:value-type="float" office:value="0.625" calcext:value-type="float">
            <text:p>0.625</text:p>
          </table:table-cell>
          <table:table-cell table:style-name="ce15" table:formula="of:=ABS([.L86]-[.N86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86]+1" office:value-type="float" office:value="81" calcext:value-type="float">
            <text:p>81</text:p>
          </table:table-cell>
          <table:table-cell table:style-name="ce5" table:formula="of:=[.$B87]/[.C$5]" office:value-type="float" office:value="81" calcext:value-type="float">
            <text:p>81</text:p>
          </table:table-cell>
          <table:table-cell table:style-name="ce5" table:formula="of:=[.$B87]/[.D$5]" office:value-type="float" office:value="40.5" calcext:value-type="float">
            <text:p>40.5</text:p>
          </table:table-cell>
          <table:table-cell table:style-name="ce5" table:formula="of:=[.$B87]/[.E$5]" office:value-type="float" office:value="20.25" calcext:value-type="float">
            <text:p>20.25</text:p>
          </table:table-cell>
          <table:table-cell table:style-name="ce5" table:formula="of:=[.$B87]/[.F$5]" office:value-type="float" office:value="10.125" calcext:value-type="float">
            <text:p>10.125</text:p>
          </table:table-cell>
          <table:table-cell table:style-name="ce5" table:formula="of:=[.$B87]/[.G$5]" office:value-type="float" office:value="5.0625" calcext:value-type="float">
            <text:p>5.0625</text:p>
          </table:table-cell>
          <table:table-cell table:style-name="ce5" table:formula="of:=[.$B87]/[.H$5]" office:value-type="float" office:value="2.53125" calcext:value-type="float">
            <text:p>2.53125</text:p>
          </table:table-cell>
          <table:table-cell table:style-name="ce5" table:formula="of:=[.$B87]/[.I$5]" office:value-type="float" office:value="1.265625" calcext:value-type="float">
            <text:p>1.265625</text:p>
          </table:table-cell>
          <table:table-cell table:style-name="ce5" table:formula="of:=[.$B87]/[.J$5]" office:value-type="float" office:value="0.6328125" calcext:value-type="float">
            <text:p>0.6328125</text:p>
          </table:table-cell>
          <table:table-cell/>
          <table:table-cell table:style-name="ce5" office:value-type="float" office:value="0.6328125" calcext:value-type="float">
            <text:p>0.6328125</text:p>
          </table:table-cell>
          <table:table-cell table:style-name="ce17" office:value-type="string" calcext:value-type="string">
            <text:p>81 ÷ 128</text:p>
          </table:table-cell>
          <table:table-cell table:style-name="ce17" table:formula="of:=81/128" office:value-type="float" office:value="0.6328125" calcext:value-type="float">
            <text:p>0.6328125</text:p>
          </table:table-cell>
          <table:table-cell table:style-name="ce15" table:formula="of:=ABS([.L87]-[.N87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87]+1" office:value-type="float" office:value="82" calcext:value-type="float">
            <text:p>82</text:p>
          </table:table-cell>
          <table:table-cell table:style-name="ce5" table:formula="of:=[.$B88]/[.C$5]" office:value-type="float" office:value="82" calcext:value-type="float">
            <text:p>82</text:p>
          </table:table-cell>
          <table:table-cell table:style-name="ce6" table:formula="of:=[.$B88]/[.D$5]" office:value-type="float" office:value="41" calcext:value-type="float">
            <text:p>41</text:p>
          </table:table-cell>
          <table:table-cell table:style-name="ce6" table:formula="of:=[.$B88]/[.E$5]" office:value-type="float" office:value="20.5" calcext:value-type="float">
            <text:p>20.5</text:p>
          </table:table-cell>
          <table:table-cell table:style-name="ce6" table:formula="of:=[.$B88]/[.F$5]" office:value-type="float" office:value="10.25" calcext:value-type="float">
            <text:p>10.25</text:p>
          </table:table-cell>
          <table:table-cell table:style-name="ce6" table:formula="of:=[.$B88]/[.G$5]" office:value-type="float" office:value="5.125" calcext:value-type="float">
            <text:p>5.125</text:p>
          </table:table-cell>
          <table:table-cell table:style-name="ce6" table:formula="of:=[.$B88]/[.H$5]" office:value-type="float" office:value="2.5625" calcext:value-type="float">
            <text:p>2.5625</text:p>
          </table:table-cell>
          <table:table-cell table:style-name="ce6" table:formula="of:=[.$B88]/[.I$5]" office:value-type="float" office:value="1.28125" calcext:value-type="float">
            <text:p>1.28125</text:p>
          </table:table-cell>
          <table:table-cell table:style-name="ce6" table:formula="of:=[.$B88]/[.J$5]" office:value-type="float" office:value="0.640625" calcext:value-type="float">
            <text:p>0.640625</text:p>
          </table:table-cell>
          <table:table-cell/>
          <table:table-cell table:style-name="ce5" office:value-type="float" office:value="0.640625" calcext:value-type="float">
            <text:p>0.640625</text:p>
          </table:table-cell>
          <table:table-cell table:style-name="ce17" office:value-type="string" calcext:value-type="string">
            <text:p>41 ÷ 64</text:p>
          </table:table-cell>
          <table:table-cell table:style-name="ce17" table:formula="of:=41/64" office:value-type="float" office:value="0.640625" calcext:value-type="float">
            <text:p>0.640625</text:p>
          </table:table-cell>
          <table:table-cell table:style-name="ce15" table:formula="of:=ABS([.L88]-[.N88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88]+1" office:value-type="float" office:value="83" calcext:value-type="float">
            <text:p>83</text:p>
          </table:table-cell>
          <table:table-cell table:style-name="ce5" table:formula="of:=[.$B89]/[.C$5]" office:value-type="float" office:value="83" calcext:value-type="float">
            <text:p>83</text:p>
          </table:table-cell>
          <table:table-cell table:style-name="ce5" table:formula="of:=[.$B89]/[.D$5]" office:value-type="float" office:value="41.5" calcext:value-type="float">
            <text:p>41.5</text:p>
          </table:table-cell>
          <table:table-cell table:style-name="ce5" table:formula="of:=[.$B89]/[.E$5]" office:value-type="float" office:value="20.75" calcext:value-type="float">
            <text:p>20.75</text:p>
          </table:table-cell>
          <table:table-cell table:style-name="ce5" table:formula="of:=[.$B89]/[.F$5]" office:value-type="float" office:value="10.375" calcext:value-type="float">
            <text:p>10.375</text:p>
          </table:table-cell>
          <table:table-cell table:style-name="ce5" table:formula="of:=[.$B89]/[.G$5]" office:value-type="float" office:value="5.1875" calcext:value-type="float">
            <text:p>5.1875</text:p>
          </table:table-cell>
          <table:table-cell table:style-name="ce5" table:formula="of:=[.$B89]/[.H$5]" office:value-type="float" office:value="2.59375" calcext:value-type="float">
            <text:p>2.59375</text:p>
          </table:table-cell>
          <table:table-cell table:style-name="ce5" table:formula="of:=[.$B89]/[.I$5]" office:value-type="float" office:value="1.296875" calcext:value-type="float">
            <text:p>1.296875</text:p>
          </table:table-cell>
          <table:table-cell table:style-name="ce5" table:formula="of:=[.$B89]/[.J$5]" office:value-type="float" office:value="0.6484375" calcext:value-type="float">
            <text:p>0.6484375</text:p>
          </table:table-cell>
          <table:table-cell/>
          <table:table-cell table:style-name="ce5" office:value-type="float" office:value="0.6484375" calcext:value-type="float">
            <text:p>0.6484375</text:p>
          </table:table-cell>
          <table:table-cell table:style-name="ce17" office:value-type="string" calcext:value-type="string">
            <text:p>83 ÷ 128</text:p>
          </table:table-cell>
          <table:table-cell table:style-name="ce17" table:formula="of:=83/128" office:value-type="float" office:value="0.6484375" calcext:value-type="float">
            <text:p>0.6484375</text:p>
          </table:table-cell>
          <table:table-cell table:style-name="ce15" table:formula="of:=ABS([.L89]-[.N89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89]+1" office:value-type="float" office:value="84" calcext:value-type="float">
            <text:p>84</text:p>
          </table:table-cell>
          <table:table-cell table:style-name="ce5" table:formula="of:=[.$B90]/[.C$5]" office:value-type="float" office:value="84" calcext:value-type="float">
            <text:p>84</text:p>
          </table:table-cell>
          <table:table-cell table:style-name="ce6" table:formula="of:=[.$B90]/[.D$5]" office:value-type="float" office:value="42" calcext:value-type="float">
            <text:p>42</text:p>
          </table:table-cell>
          <table:table-cell table:style-name="ce6" table:formula="of:=[.$B90]/[.E$5]" office:value-type="float" office:value="21" calcext:value-type="float">
            <text:p>21</text:p>
          </table:table-cell>
          <table:table-cell table:style-name="ce6" table:formula="of:=[.$B90]/[.F$5]" office:value-type="float" office:value="10.5" calcext:value-type="float">
            <text:p>10.5</text:p>
          </table:table-cell>
          <table:table-cell table:style-name="ce6" table:formula="of:=[.$B90]/[.G$5]" office:value-type="float" office:value="5.25" calcext:value-type="float">
            <text:p>5.25</text:p>
          </table:table-cell>
          <table:table-cell table:style-name="ce6" table:formula="of:=[.$B90]/[.H$5]" office:value-type="float" office:value="2.625" calcext:value-type="float">
            <text:p>2.625</text:p>
          </table:table-cell>
          <table:table-cell table:style-name="ce6" table:formula="of:=[.$B90]/[.I$5]" office:value-type="float" office:value="1.3125" calcext:value-type="float">
            <text:p>1.3125</text:p>
          </table:table-cell>
          <table:table-cell table:style-name="ce6" table:formula="of:=[.$B90]/[.J$5]" office:value-type="float" office:value="0.65625" calcext:value-type="float">
            <text:p>0.65625</text:p>
          </table:table-cell>
          <table:table-cell/>
          <table:table-cell table:style-name="ce5" office:value-type="float" office:value="0.65625" calcext:value-type="float">
            <text:p>0.65625</text:p>
          </table:table-cell>
          <table:table-cell table:style-name="ce17" office:value-type="string" calcext:value-type="string">
            <text:p>21 ÷ 32</text:p>
          </table:table-cell>
          <table:table-cell table:style-name="ce17" table:formula="of:=21/32" office:value-type="float" office:value="0.65625" calcext:value-type="float">
            <text:p>0.65625</text:p>
          </table:table-cell>
          <table:table-cell table:style-name="ce15" table:formula="of:=ABS([.L90]-[.N90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90]+1" office:value-type="float" office:value="85" calcext:value-type="float">
            <text:p>85</text:p>
          </table:table-cell>
          <table:table-cell table:style-name="ce5" table:formula="of:=[.$B91]/[.C$5]" office:value-type="float" office:value="85" calcext:value-type="float">
            <text:p>85</text:p>
          </table:table-cell>
          <table:table-cell table:style-name="ce5" table:formula="of:=[.$B91]/[.D$5]" office:value-type="float" office:value="42.5" calcext:value-type="float">
            <text:p>42.5</text:p>
          </table:table-cell>
          <table:table-cell table:style-name="ce5" table:formula="of:=[.$B91]/[.E$5]" office:value-type="float" office:value="21.25" calcext:value-type="float">
            <text:p>21.25</text:p>
          </table:table-cell>
          <table:table-cell table:style-name="ce5" table:formula="of:=[.$B91]/[.F$5]" office:value-type="float" office:value="10.625" calcext:value-type="float">
            <text:p>10.625</text:p>
          </table:table-cell>
          <table:table-cell table:style-name="ce5" table:formula="of:=[.$B91]/[.G$5]" office:value-type="float" office:value="5.3125" calcext:value-type="float">
            <text:p>5.3125</text:p>
          </table:table-cell>
          <table:table-cell table:style-name="ce5" table:formula="of:=[.$B91]/[.H$5]" office:value-type="float" office:value="2.65625" calcext:value-type="float">
            <text:p>2.65625</text:p>
          </table:table-cell>
          <table:table-cell table:style-name="ce5" table:formula="of:=[.$B91]/[.I$5]" office:value-type="float" office:value="1.328125" calcext:value-type="float">
            <text:p>1.328125</text:p>
          </table:table-cell>
          <table:table-cell table:style-name="ce5" table:formula="of:=[.$B91]/[.J$5]" office:value-type="float" office:value="0.6640625" calcext:value-type="float">
            <text:p>0.6640625</text:p>
          </table:table-cell>
          <table:table-cell/>
          <table:table-cell table:style-name="ce5" office:value-type="float" office:value="0.6640625" calcext:value-type="float">
            <text:p>0.6640625</text:p>
          </table:table-cell>
          <table:table-cell table:style-name="ce17" office:value-type="string" calcext:value-type="string">
            <text:p>85 ÷ 128</text:p>
          </table:table-cell>
          <table:table-cell table:style-name="ce17" table:formula="of:=85/128" office:value-type="float" office:value="0.6640625" calcext:value-type="float">
            <text:p>0.6640625</text:p>
          </table:table-cell>
          <table:table-cell table:style-name="ce15" table:formula="of:=ABS([.L91]-[.N91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91]+1" office:value-type="float" office:value="86" calcext:value-type="float">
            <text:p>86</text:p>
          </table:table-cell>
          <table:table-cell table:style-name="ce5" table:formula="of:=[.$B92]/[.C$5]" office:value-type="float" office:value="86" calcext:value-type="float">
            <text:p>86</text:p>
          </table:table-cell>
          <table:table-cell table:style-name="ce6" table:formula="of:=[.$B92]/[.D$5]" office:value-type="float" office:value="43" calcext:value-type="float">
            <text:p>43</text:p>
          </table:table-cell>
          <table:table-cell table:style-name="ce6" table:formula="of:=[.$B92]/[.E$5]" office:value-type="float" office:value="21.5" calcext:value-type="float">
            <text:p>21.5</text:p>
          </table:table-cell>
          <table:table-cell table:style-name="ce6" table:formula="of:=[.$B92]/[.F$5]" office:value-type="float" office:value="10.75" calcext:value-type="float">
            <text:p>10.75</text:p>
          </table:table-cell>
          <table:table-cell table:style-name="ce6" table:formula="of:=[.$B92]/[.G$5]" office:value-type="float" office:value="5.375" calcext:value-type="float">
            <text:p>5.375</text:p>
          </table:table-cell>
          <table:table-cell table:style-name="ce6" table:formula="of:=[.$B92]/[.H$5]" office:value-type="float" office:value="2.6875" calcext:value-type="float">
            <text:p>2.6875</text:p>
          </table:table-cell>
          <table:table-cell table:style-name="ce6" table:formula="of:=[.$B92]/[.I$5]" office:value-type="float" office:value="1.34375" calcext:value-type="float">
            <text:p>1.34375</text:p>
          </table:table-cell>
          <table:table-cell table:style-name="ce6" table:formula="of:=[.$B92]/[.J$5]" office:value-type="float" office:value="0.671875" calcext:value-type="float">
            <text:p>0.671875</text:p>
          </table:table-cell>
          <table:table-cell/>
          <table:table-cell table:style-name="ce5" office:value-type="float" office:value="0.671875" calcext:value-type="float">
            <text:p>0.671875</text:p>
          </table:table-cell>
          <table:table-cell table:style-name="ce17" office:value-type="string" calcext:value-type="string">
            <text:p>43 ÷ 64</text:p>
          </table:table-cell>
          <table:table-cell table:style-name="ce17" table:formula="of:=43/64" office:value-type="float" office:value="0.671875" calcext:value-type="float">
            <text:p>0.671875</text:p>
          </table:table-cell>
          <table:table-cell table:style-name="ce15" table:formula="of:=ABS([.L92]-[.N92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92]+1" office:value-type="float" office:value="87" calcext:value-type="float">
            <text:p>87</text:p>
          </table:table-cell>
          <table:table-cell table:style-name="ce5" table:formula="of:=[.$B93]/[.C$5]" office:value-type="float" office:value="87" calcext:value-type="float">
            <text:p>87</text:p>
          </table:table-cell>
          <table:table-cell table:style-name="ce5" table:formula="of:=[.$B93]/[.D$5]" office:value-type="float" office:value="43.5" calcext:value-type="float">
            <text:p>43.5</text:p>
          </table:table-cell>
          <table:table-cell table:style-name="ce5" table:formula="of:=[.$B93]/[.E$5]" office:value-type="float" office:value="21.75" calcext:value-type="float">
            <text:p>21.75</text:p>
          </table:table-cell>
          <table:table-cell table:style-name="ce5" table:formula="of:=[.$B93]/[.F$5]" office:value-type="float" office:value="10.875" calcext:value-type="float">
            <text:p>10.875</text:p>
          </table:table-cell>
          <table:table-cell table:style-name="ce5" table:formula="of:=[.$B93]/[.G$5]" office:value-type="float" office:value="5.4375" calcext:value-type="float">
            <text:p>5.4375</text:p>
          </table:table-cell>
          <table:table-cell table:style-name="ce5" table:formula="of:=[.$B93]/[.H$5]" office:value-type="float" office:value="2.71875" calcext:value-type="float">
            <text:p>2.71875</text:p>
          </table:table-cell>
          <table:table-cell table:style-name="ce5" table:formula="of:=[.$B93]/[.I$5]" office:value-type="float" office:value="1.359375" calcext:value-type="float">
            <text:p>1.359375</text:p>
          </table:table-cell>
          <table:table-cell table:style-name="ce5" table:formula="of:=[.$B93]/[.J$5]" office:value-type="float" office:value="0.6796875" calcext:value-type="float">
            <text:p>0.6796875</text:p>
          </table:table-cell>
          <table:table-cell/>
          <table:table-cell table:style-name="ce5" office:value-type="float" office:value="0.6796875" calcext:value-type="float">
            <text:p>0.6796875</text:p>
          </table:table-cell>
          <table:table-cell table:style-name="ce17" office:value-type="string" calcext:value-type="string">
            <text:p>87 ÷ 128</text:p>
          </table:table-cell>
          <table:table-cell table:style-name="ce17" table:formula="of:=87/128" office:value-type="float" office:value="0.6796875" calcext:value-type="float">
            <text:p>0.6796875</text:p>
          </table:table-cell>
          <table:table-cell table:style-name="ce15" table:formula="of:=ABS([.L93]-[.N93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93]+1" office:value-type="float" office:value="88" calcext:value-type="float">
            <text:p>88</text:p>
          </table:table-cell>
          <table:table-cell table:style-name="ce5" table:formula="of:=[.$B94]/[.C$5]" office:value-type="float" office:value="88" calcext:value-type="float">
            <text:p>88</text:p>
          </table:table-cell>
          <table:table-cell table:style-name="ce6" table:formula="of:=[.$B94]/[.D$5]" office:value-type="float" office:value="44" calcext:value-type="float">
            <text:p>44</text:p>
          </table:table-cell>
          <table:table-cell table:style-name="ce6" table:formula="of:=[.$B94]/[.E$5]" office:value-type="float" office:value="22" calcext:value-type="float">
            <text:p>22</text:p>
          </table:table-cell>
          <table:table-cell table:style-name="ce6" table:formula="of:=[.$B94]/[.F$5]" office:value-type="float" office:value="11" calcext:value-type="float">
            <text:p>11</text:p>
          </table:table-cell>
          <table:table-cell table:style-name="ce6" table:formula="of:=[.$B94]/[.G$5]" office:value-type="float" office:value="5.5" calcext:value-type="float">
            <text:p>5.5</text:p>
          </table:table-cell>
          <table:table-cell table:style-name="ce6" table:formula="of:=[.$B94]/[.H$5]" office:value-type="float" office:value="2.75" calcext:value-type="float">
            <text:p>2.75</text:p>
          </table:table-cell>
          <table:table-cell table:style-name="ce6" table:formula="of:=[.$B94]/[.I$5]" office:value-type="float" office:value="1.375" calcext:value-type="float">
            <text:p>1.375</text:p>
          </table:table-cell>
          <table:table-cell table:style-name="ce6" table:formula="of:=[.$B94]/[.J$5]" office:value-type="float" office:value="0.6875" calcext:value-type="float">
            <text:p>0.6875</text:p>
          </table:table-cell>
          <table:table-cell/>
          <table:table-cell table:style-name="ce5" office:value-type="float" office:value="0.6875" calcext:value-type="float">
            <text:p>0.6875</text:p>
          </table:table-cell>
          <table:table-cell table:style-name="ce17" office:value-type="string" calcext:value-type="string">
            <text:p>11 ÷ 16</text:p>
          </table:table-cell>
          <table:table-cell table:style-name="ce17" table:formula="of:=11/16" office:value-type="float" office:value="0.6875" calcext:value-type="float">
            <text:p>0.6875</text:p>
          </table:table-cell>
          <table:table-cell table:style-name="ce15" table:formula="of:=ABS([.L94]-[.N94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94]+1" office:value-type="float" office:value="89" calcext:value-type="float">
            <text:p>89</text:p>
          </table:table-cell>
          <table:table-cell table:style-name="ce5" table:formula="of:=[.$B95]/[.C$5]" office:value-type="float" office:value="89" calcext:value-type="float">
            <text:p>89</text:p>
          </table:table-cell>
          <table:table-cell table:style-name="ce5" table:formula="of:=[.$B95]/[.D$5]" office:value-type="float" office:value="44.5" calcext:value-type="float">
            <text:p>44.5</text:p>
          </table:table-cell>
          <table:table-cell table:style-name="ce5" table:formula="of:=[.$B95]/[.E$5]" office:value-type="float" office:value="22.25" calcext:value-type="float">
            <text:p>22.25</text:p>
          </table:table-cell>
          <table:table-cell table:style-name="ce5" table:formula="of:=[.$B95]/[.F$5]" office:value-type="float" office:value="11.125" calcext:value-type="float">
            <text:p>11.125</text:p>
          </table:table-cell>
          <table:table-cell table:style-name="ce5" table:formula="of:=[.$B95]/[.G$5]" office:value-type="float" office:value="5.5625" calcext:value-type="float">
            <text:p>5.5625</text:p>
          </table:table-cell>
          <table:table-cell table:style-name="ce5" table:formula="of:=[.$B95]/[.H$5]" office:value-type="float" office:value="2.78125" calcext:value-type="float">
            <text:p>2.78125</text:p>
          </table:table-cell>
          <table:table-cell table:style-name="ce5" table:formula="of:=[.$B95]/[.I$5]" office:value-type="float" office:value="1.390625" calcext:value-type="float">
            <text:p>1.390625</text:p>
          </table:table-cell>
          <table:table-cell table:style-name="ce5" table:formula="of:=[.$B95]/[.J$5]" office:value-type="float" office:value="0.6953125" calcext:value-type="float">
            <text:p>0.6953125</text:p>
          </table:table-cell>
          <table:table-cell/>
          <table:table-cell table:style-name="ce5" office:value-type="float" office:value="0.6953125" calcext:value-type="float">
            <text:p>0.6953125</text:p>
          </table:table-cell>
          <table:table-cell table:style-name="ce17" office:value-type="string" calcext:value-type="string">
            <text:p>89 ÷ 128</text:p>
          </table:table-cell>
          <table:table-cell table:style-name="ce17" table:formula="of:=89/128" office:value-type="float" office:value="0.6953125" calcext:value-type="float">
            <text:p>0.6953125</text:p>
          </table:table-cell>
          <table:table-cell table:style-name="ce15" table:formula="of:=ABS([.L95]-[.N95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95]+1" office:value-type="float" office:value="90" calcext:value-type="float">
            <text:p>90</text:p>
          </table:table-cell>
          <table:table-cell table:style-name="ce5" table:formula="of:=[.$B96]/[.C$5]" office:value-type="float" office:value="90" calcext:value-type="float">
            <text:p>90</text:p>
          </table:table-cell>
          <table:table-cell table:style-name="ce6" table:formula="of:=[.$B96]/[.D$5]" office:value-type="float" office:value="45" calcext:value-type="float">
            <text:p>45</text:p>
          </table:table-cell>
          <table:table-cell table:style-name="ce6" table:formula="of:=[.$B96]/[.E$5]" office:value-type="float" office:value="22.5" calcext:value-type="float">
            <text:p>22.5</text:p>
          </table:table-cell>
          <table:table-cell table:style-name="ce6" table:formula="of:=[.$B96]/[.F$5]" office:value-type="float" office:value="11.25" calcext:value-type="float">
            <text:p>11.25</text:p>
          </table:table-cell>
          <table:table-cell table:style-name="ce6" table:formula="of:=[.$B96]/[.G$5]" office:value-type="float" office:value="5.625" calcext:value-type="float">
            <text:p>5.625</text:p>
          </table:table-cell>
          <table:table-cell table:style-name="ce6" table:formula="of:=[.$B96]/[.H$5]" office:value-type="float" office:value="2.8125" calcext:value-type="float">
            <text:p>2.8125</text:p>
          </table:table-cell>
          <table:table-cell table:style-name="ce6" table:formula="of:=[.$B96]/[.I$5]" office:value-type="float" office:value="1.40625" calcext:value-type="float">
            <text:p>1.40625</text:p>
          </table:table-cell>
          <table:table-cell table:style-name="ce6" table:formula="of:=[.$B96]/[.J$5]" office:value-type="float" office:value="0.703125" calcext:value-type="float">
            <text:p>0.703125</text:p>
          </table:table-cell>
          <table:table-cell/>
          <table:table-cell table:style-name="ce5" office:value-type="float" office:value="0.703125" calcext:value-type="float">
            <text:p>0.703125</text:p>
          </table:table-cell>
          <table:table-cell table:style-name="ce17" office:value-type="string" calcext:value-type="string">
            <text:p>45 ÷ 64</text:p>
          </table:table-cell>
          <table:table-cell table:style-name="ce17" table:formula="of:=45/64" office:value-type="float" office:value="0.703125" calcext:value-type="float">
            <text:p>0.703125</text:p>
          </table:table-cell>
          <table:table-cell table:style-name="ce15" table:formula="of:=ABS([.L96]-[.N96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96]+1" office:value-type="float" office:value="91" calcext:value-type="float">
            <text:p>91</text:p>
          </table:table-cell>
          <table:table-cell table:style-name="ce5" table:formula="of:=[.$B97]/[.C$5]" office:value-type="float" office:value="91" calcext:value-type="float">
            <text:p>91</text:p>
          </table:table-cell>
          <table:table-cell table:style-name="ce5" table:formula="of:=[.$B97]/[.D$5]" office:value-type="float" office:value="45.5" calcext:value-type="float">
            <text:p>45.5</text:p>
          </table:table-cell>
          <table:table-cell table:style-name="ce5" table:formula="of:=[.$B97]/[.E$5]" office:value-type="float" office:value="22.75" calcext:value-type="float">
            <text:p>22.75</text:p>
          </table:table-cell>
          <table:table-cell table:style-name="ce5" table:formula="of:=[.$B97]/[.F$5]" office:value-type="float" office:value="11.375" calcext:value-type="float">
            <text:p>11.375</text:p>
          </table:table-cell>
          <table:table-cell table:style-name="ce5" table:formula="of:=[.$B97]/[.G$5]" office:value-type="float" office:value="5.6875" calcext:value-type="float">
            <text:p>5.6875</text:p>
          </table:table-cell>
          <table:table-cell table:style-name="ce5" table:formula="of:=[.$B97]/[.H$5]" office:value-type="float" office:value="2.84375" calcext:value-type="float">
            <text:p>2.84375</text:p>
          </table:table-cell>
          <table:table-cell table:style-name="ce5" table:formula="of:=[.$B97]/[.I$5]" office:value-type="float" office:value="1.421875" calcext:value-type="float">
            <text:p>1.421875</text:p>
          </table:table-cell>
          <table:table-cell table:style-name="ce5" table:formula="of:=[.$B97]/[.J$5]" office:value-type="float" office:value="0.7109375" calcext:value-type="float">
            <text:p>0.7109375</text:p>
          </table:table-cell>
          <table:table-cell/>
          <table:table-cell table:style-name="ce5" office:value-type="float" office:value="0.7109375" calcext:value-type="float">
            <text:p>0.7109375</text:p>
          </table:table-cell>
          <table:table-cell table:style-name="ce17" office:value-type="string" calcext:value-type="string">
            <text:p>91 ÷ 128</text:p>
          </table:table-cell>
          <table:table-cell table:style-name="ce17" table:formula="of:=91/128" office:value-type="float" office:value="0.7109375" calcext:value-type="float">
            <text:p>0.7109375</text:p>
          </table:table-cell>
          <table:table-cell table:style-name="ce15" table:formula="of:=ABS([.L97]-[.N97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97]+1" office:value-type="float" office:value="92" calcext:value-type="float">
            <text:p>92</text:p>
          </table:table-cell>
          <table:table-cell table:style-name="ce5" table:formula="of:=[.$B98]/[.C$5]" office:value-type="float" office:value="92" calcext:value-type="float">
            <text:p>92</text:p>
          </table:table-cell>
          <table:table-cell table:style-name="ce6" table:formula="of:=[.$B98]/[.D$5]" office:value-type="float" office:value="46" calcext:value-type="float">
            <text:p>46</text:p>
          </table:table-cell>
          <table:table-cell table:style-name="ce6" table:formula="of:=[.$B98]/[.E$5]" office:value-type="float" office:value="23" calcext:value-type="float">
            <text:p>23</text:p>
          </table:table-cell>
          <table:table-cell table:style-name="ce6" table:formula="of:=[.$B98]/[.F$5]" office:value-type="float" office:value="11.5" calcext:value-type="float">
            <text:p>11.5</text:p>
          </table:table-cell>
          <table:table-cell table:style-name="ce6" table:formula="of:=[.$B98]/[.G$5]" office:value-type="float" office:value="5.75" calcext:value-type="float">
            <text:p>5.75</text:p>
          </table:table-cell>
          <table:table-cell table:style-name="ce6" table:formula="of:=[.$B98]/[.H$5]" office:value-type="float" office:value="2.875" calcext:value-type="float">
            <text:p>2.875</text:p>
          </table:table-cell>
          <table:table-cell table:style-name="ce6" table:formula="of:=[.$B98]/[.I$5]" office:value-type="float" office:value="1.4375" calcext:value-type="float">
            <text:p>1.4375</text:p>
          </table:table-cell>
          <table:table-cell table:style-name="ce6" table:formula="of:=[.$B98]/[.J$5]" office:value-type="float" office:value="0.71875" calcext:value-type="float">
            <text:p>0.71875</text:p>
          </table:table-cell>
          <table:table-cell/>
          <table:table-cell table:style-name="ce5" office:value-type="float" office:value="0.71875" calcext:value-type="float">
            <text:p>0.71875</text:p>
          </table:table-cell>
          <table:table-cell table:style-name="ce17" office:value-type="string" calcext:value-type="string">
            <text:p>23 ÷ 32</text:p>
          </table:table-cell>
          <table:table-cell table:style-name="ce17" table:formula="of:=23/32" office:value-type="float" office:value="0.71875" calcext:value-type="float">
            <text:p>0.71875</text:p>
          </table:table-cell>
          <table:table-cell table:style-name="ce15" table:formula="of:=ABS([.L98]-[.N98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98]+1" office:value-type="float" office:value="93" calcext:value-type="float">
            <text:p>93</text:p>
          </table:table-cell>
          <table:table-cell table:style-name="ce5" table:formula="of:=[.$B99]/[.C$5]" office:value-type="float" office:value="93" calcext:value-type="float">
            <text:p>93</text:p>
          </table:table-cell>
          <table:table-cell table:style-name="ce5" table:formula="of:=[.$B99]/[.D$5]" office:value-type="float" office:value="46.5" calcext:value-type="float">
            <text:p>46.5</text:p>
          </table:table-cell>
          <table:table-cell table:style-name="ce5" table:formula="of:=[.$B99]/[.E$5]" office:value-type="float" office:value="23.25" calcext:value-type="float">
            <text:p>23.25</text:p>
          </table:table-cell>
          <table:table-cell table:style-name="ce5" table:formula="of:=[.$B99]/[.F$5]" office:value-type="float" office:value="11.625" calcext:value-type="float">
            <text:p>11.625</text:p>
          </table:table-cell>
          <table:table-cell table:style-name="ce5" table:formula="of:=[.$B99]/[.G$5]" office:value-type="float" office:value="5.8125" calcext:value-type="float">
            <text:p>5.8125</text:p>
          </table:table-cell>
          <table:table-cell table:style-name="ce5" table:formula="of:=[.$B99]/[.H$5]" office:value-type="float" office:value="2.90625" calcext:value-type="float">
            <text:p>2.90625</text:p>
          </table:table-cell>
          <table:table-cell table:style-name="ce5" table:formula="of:=[.$B99]/[.I$5]" office:value-type="float" office:value="1.453125" calcext:value-type="float">
            <text:p>1.453125</text:p>
          </table:table-cell>
          <table:table-cell table:style-name="ce5" table:formula="of:=[.$B99]/[.J$5]" office:value-type="float" office:value="0.7265625" calcext:value-type="float">
            <text:p>0.7265625</text:p>
          </table:table-cell>
          <table:table-cell/>
          <table:table-cell table:style-name="ce5" office:value-type="float" office:value="0.7265625" calcext:value-type="float">
            <text:p>0.7265625</text:p>
          </table:table-cell>
          <table:table-cell table:style-name="ce17" office:value-type="string" calcext:value-type="string">
            <text:p>93 ÷ 128</text:p>
          </table:table-cell>
          <table:table-cell table:style-name="ce17" table:formula="of:=93/128" office:value-type="float" office:value="0.7265625" calcext:value-type="float">
            <text:p>0.7265625</text:p>
          </table:table-cell>
          <table:table-cell table:style-name="ce15" table:formula="of:=ABS([.L99]-[.N99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99]+1" office:value-type="float" office:value="94" calcext:value-type="float">
            <text:p>94</text:p>
          </table:table-cell>
          <table:table-cell table:style-name="ce5" table:formula="of:=[.$B100]/[.C$5]" office:value-type="float" office:value="94" calcext:value-type="float">
            <text:p>94</text:p>
          </table:table-cell>
          <table:table-cell table:style-name="ce6" table:formula="of:=[.$B100]/[.D$5]" office:value-type="float" office:value="47" calcext:value-type="float">
            <text:p>47</text:p>
          </table:table-cell>
          <table:table-cell table:style-name="ce6" table:formula="of:=[.$B100]/[.E$5]" office:value-type="float" office:value="23.5" calcext:value-type="float">
            <text:p>23.5</text:p>
          </table:table-cell>
          <table:table-cell table:style-name="ce6" table:formula="of:=[.$B100]/[.F$5]" office:value-type="float" office:value="11.75" calcext:value-type="float">
            <text:p>11.75</text:p>
          </table:table-cell>
          <table:table-cell table:style-name="ce6" table:formula="of:=[.$B100]/[.G$5]" office:value-type="float" office:value="5.875" calcext:value-type="float">
            <text:p>5.875</text:p>
          </table:table-cell>
          <table:table-cell table:style-name="ce6" table:formula="of:=[.$B100]/[.H$5]" office:value-type="float" office:value="2.9375" calcext:value-type="float">
            <text:p>2.9375</text:p>
          </table:table-cell>
          <table:table-cell table:style-name="ce6" table:formula="of:=[.$B100]/[.I$5]" office:value-type="float" office:value="1.46875" calcext:value-type="float">
            <text:p>1.46875</text:p>
          </table:table-cell>
          <table:table-cell table:style-name="ce6" table:formula="of:=[.$B100]/[.J$5]" office:value-type="float" office:value="0.734375" calcext:value-type="float">
            <text:p>0.734375</text:p>
          </table:table-cell>
          <table:table-cell/>
          <table:table-cell table:style-name="ce5" office:value-type="float" office:value="0.734375" calcext:value-type="float">
            <text:p>0.734375</text:p>
          </table:table-cell>
          <table:table-cell table:style-name="ce17" office:value-type="string" calcext:value-type="string">
            <text:p>47 ÷ 64</text:p>
          </table:table-cell>
          <table:table-cell table:style-name="ce17" table:formula="of:=47/64" office:value-type="float" office:value="0.734375" calcext:value-type="float">
            <text:p>0.734375</text:p>
          </table:table-cell>
          <table:table-cell table:style-name="ce15" table:formula="of:=ABS([.L100]-[.N100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00]+1" office:value-type="float" office:value="95" calcext:value-type="float">
            <text:p>95</text:p>
          </table:table-cell>
          <table:table-cell table:style-name="ce5" table:formula="of:=[.$B101]/[.C$5]" office:value-type="float" office:value="95" calcext:value-type="float">
            <text:p>95</text:p>
          </table:table-cell>
          <table:table-cell table:style-name="ce5" table:formula="of:=[.$B101]/[.D$5]" office:value-type="float" office:value="47.5" calcext:value-type="float">
            <text:p>47.5</text:p>
          </table:table-cell>
          <table:table-cell table:style-name="ce5" table:formula="of:=[.$B101]/[.E$5]" office:value-type="float" office:value="23.75" calcext:value-type="float">
            <text:p>23.75</text:p>
          </table:table-cell>
          <table:table-cell table:style-name="ce5" table:formula="of:=[.$B101]/[.F$5]" office:value-type="float" office:value="11.875" calcext:value-type="float">
            <text:p>11.875</text:p>
          </table:table-cell>
          <table:table-cell table:style-name="ce5" table:formula="of:=[.$B101]/[.G$5]" office:value-type="float" office:value="5.9375" calcext:value-type="float">
            <text:p>5.9375</text:p>
          </table:table-cell>
          <table:table-cell table:style-name="ce5" table:formula="of:=[.$B101]/[.H$5]" office:value-type="float" office:value="2.96875" calcext:value-type="float">
            <text:p>2.96875</text:p>
          </table:table-cell>
          <table:table-cell table:style-name="ce5" table:formula="of:=[.$B101]/[.I$5]" office:value-type="float" office:value="1.484375" calcext:value-type="float">
            <text:p>1.484375</text:p>
          </table:table-cell>
          <table:table-cell table:style-name="ce5" table:formula="of:=[.$B101]/[.J$5]" office:value-type="float" office:value="0.7421875" calcext:value-type="float">
            <text:p>0.7421875</text:p>
          </table:table-cell>
          <table:table-cell/>
          <table:table-cell table:style-name="ce5" office:value-type="float" office:value="0.7421875" calcext:value-type="float">
            <text:p>0.7421875</text:p>
          </table:table-cell>
          <table:table-cell table:style-name="ce17" office:value-type="string" calcext:value-type="string">
            <text:p>95 ÷ 128</text:p>
          </table:table-cell>
          <table:table-cell table:style-name="ce17" table:formula="of:=95/128" office:value-type="float" office:value="0.7421875" calcext:value-type="float">
            <text:p>0.7421875</text:p>
          </table:table-cell>
          <table:table-cell table:style-name="ce15" table:formula="of:=ABS([.L101]-[.N101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01]+1" office:value-type="float" office:value="96" calcext:value-type="float">
            <text:p>96</text:p>
          </table:table-cell>
          <table:table-cell table:style-name="ce5" table:formula="of:=[.$B102]/[.C$5]" office:value-type="float" office:value="96" calcext:value-type="float">
            <text:p>96</text:p>
          </table:table-cell>
          <table:table-cell table:style-name="ce6" table:formula="of:=[.$B102]/[.D$5]" office:value-type="float" office:value="48" calcext:value-type="float">
            <text:p>48</text:p>
          </table:table-cell>
          <table:table-cell table:style-name="ce6" table:formula="of:=[.$B102]/[.E$5]" office:value-type="float" office:value="24" calcext:value-type="float">
            <text:p>24</text:p>
          </table:table-cell>
          <table:table-cell table:style-name="ce6" table:formula="of:=[.$B102]/[.F$5]" office:value-type="float" office:value="12" calcext:value-type="float">
            <text:p>12</text:p>
          </table:table-cell>
          <table:table-cell table:style-name="ce6" table:formula="of:=[.$B102]/[.G$5]" office:value-type="float" office:value="6" calcext:value-type="float">
            <text:p>6</text:p>
          </table:table-cell>
          <table:table-cell table:style-name="ce6" table:formula="of:=[.$B102]/[.H$5]" office:value-type="float" office:value="3" calcext:value-type="float">
            <text:p>3</text:p>
          </table:table-cell>
          <table:table-cell table:style-name="ce6" table:formula="of:=[.$B102]/[.I$5]" office:value-type="float" office:value="1.5" calcext:value-type="float">
            <text:p>1.5</text:p>
          </table:table-cell>
          <table:table-cell table:style-name="ce6" table:formula="of:=[.$B102]/[.J$5]" office:value-type="float" office:value="0.75" calcext:value-type="float">
            <text:p>0.75</text:p>
          </table:table-cell>
          <table:table-cell/>
          <table:table-cell table:style-name="ce5" office:value-type="float" office:value="0.75" calcext:value-type="float">
            <text:p>0.75</text:p>
          </table:table-cell>
          <table:table-cell table:style-name="ce17" office:value-type="string" calcext:value-type="string">
            <text:p>3 ÷ 4</text:p>
          </table:table-cell>
          <table:table-cell table:style-name="ce17" table:formula="of:=3/4" office:value-type="float" office:value="0.75" calcext:value-type="float">
            <text:p>0.75</text:p>
          </table:table-cell>
          <table:table-cell table:style-name="ce15" table:formula="of:=ABS([.L102]-[.N102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02]+1" office:value-type="float" office:value="97" calcext:value-type="float">
            <text:p>97</text:p>
          </table:table-cell>
          <table:table-cell table:style-name="ce5" table:formula="of:=[.$B103]/[.C$5]" office:value-type="float" office:value="97" calcext:value-type="float">
            <text:p>97</text:p>
          </table:table-cell>
          <table:table-cell table:style-name="ce5" table:formula="of:=[.$B103]/[.D$5]" office:value-type="float" office:value="48.5" calcext:value-type="float">
            <text:p>48.5</text:p>
          </table:table-cell>
          <table:table-cell table:style-name="ce5" table:formula="of:=[.$B103]/[.E$5]" office:value-type="float" office:value="24.25" calcext:value-type="float">
            <text:p>24.25</text:p>
          </table:table-cell>
          <table:table-cell table:style-name="ce5" table:formula="of:=[.$B103]/[.F$5]" office:value-type="float" office:value="12.125" calcext:value-type="float">
            <text:p>12.125</text:p>
          </table:table-cell>
          <table:table-cell table:style-name="ce5" table:formula="of:=[.$B103]/[.G$5]" office:value-type="float" office:value="6.0625" calcext:value-type="float">
            <text:p>6.0625</text:p>
          </table:table-cell>
          <table:table-cell table:style-name="ce5" table:formula="of:=[.$B103]/[.H$5]" office:value-type="float" office:value="3.03125" calcext:value-type="float">
            <text:p>3.03125</text:p>
          </table:table-cell>
          <table:table-cell table:style-name="ce5" table:formula="of:=[.$B103]/[.I$5]" office:value-type="float" office:value="1.515625" calcext:value-type="float">
            <text:p>1.515625</text:p>
          </table:table-cell>
          <table:table-cell table:style-name="ce5" table:formula="of:=[.$B103]/[.J$5]" office:value-type="float" office:value="0.7578125" calcext:value-type="float">
            <text:p>0.7578125</text:p>
          </table:table-cell>
          <table:table-cell/>
          <table:table-cell table:style-name="ce5" office:value-type="float" office:value="0.7578125" calcext:value-type="float">
            <text:p>0.7578125</text:p>
          </table:table-cell>
          <table:table-cell table:style-name="ce17" office:value-type="string" calcext:value-type="string">
            <text:p>97 ÷ 128</text:p>
          </table:table-cell>
          <table:table-cell table:style-name="ce17" table:formula="of:=97/128" office:value-type="float" office:value="0.7578125" calcext:value-type="float">
            <text:p>0.7578125</text:p>
          </table:table-cell>
          <table:table-cell table:style-name="ce15" table:formula="of:=ABS([.L103]-[.N103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03]+1" office:value-type="float" office:value="98" calcext:value-type="float">
            <text:p>98</text:p>
          </table:table-cell>
          <table:table-cell table:style-name="ce5" table:formula="of:=[.$B104]/[.C$5]" office:value-type="float" office:value="98" calcext:value-type="float">
            <text:p>98</text:p>
          </table:table-cell>
          <table:table-cell table:style-name="ce6" table:formula="of:=[.$B104]/[.D$5]" office:value-type="float" office:value="49" calcext:value-type="float">
            <text:p>49</text:p>
          </table:table-cell>
          <table:table-cell table:style-name="ce6" table:formula="of:=[.$B104]/[.E$5]" office:value-type="float" office:value="24.5" calcext:value-type="float">
            <text:p>24.5</text:p>
          </table:table-cell>
          <table:table-cell table:style-name="ce6" table:formula="of:=[.$B104]/[.F$5]" office:value-type="float" office:value="12.25" calcext:value-type="float">
            <text:p>12.25</text:p>
          </table:table-cell>
          <table:table-cell table:style-name="ce6" table:formula="of:=[.$B104]/[.G$5]" office:value-type="float" office:value="6.125" calcext:value-type="float">
            <text:p>6.125</text:p>
          </table:table-cell>
          <table:table-cell table:style-name="ce6" table:formula="of:=[.$B104]/[.H$5]" office:value-type="float" office:value="3.0625" calcext:value-type="float">
            <text:p>3.0625</text:p>
          </table:table-cell>
          <table:table-cell table:style-name="ce6" table:formula="of:=[.$B104]/[.I$5]" office:value-type="float" office:value="1.53125" calcext:value-type="float">
            <text:p>1.53125</text:p>
          </table:table-cell>
          <table:table-cell table:style-name="ce6" table:formula="of:=[.$B104]/[.J$5]" office:value-type="float" office:value="0.765625" calcext:value-type="float">
            <text:p>0.765625</text:p>
          </table:table-cell>
          <table:table-cell/>
          <table:table-cell table:style-name="ce5" office:value-type="float" office:value="0.765625" calcext:value-type="float">
            <text:p>0.765625</text:p>
          </table:table-cell>
          <table:table-cell table:style-name="ce17" office:value-type="string" calcext:value-type="string">
            <text:p>49 ÷ 64</text:p>
          </table:table-cell>
          <table:table-cell table:style-name="ce17" table:formula="of:=49/64" office:value-type="float" office:value="0.765625" calcext:value-type="float">
            <text:p>0.765625</text:p>
          </table:table-cell>
          <table:table-cell table:style-name="ce15" table:formula="of:=ABS([.L104]-[.N104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04]+1" office:value-type="float" office:value="99" calcext:value-type="float">
            <text:p>99</text:p>
          </table:table-cell>
          <table:table-cell table:style-name="ce5" table:formula="of:=[.$B105]/[.C$5]" office:value-type="float" office:value="99" calcext:value-type="float">
            <text:p>99</text:p>
          </table:table-cell>
          <table:table-cell table:style-name="ce5" table:formula="of:=[.$B105]/[.D$5]" office:value-type="float" office:value="49.5" calcext:value-type="float">
            <text:p>49.5</text:p>
          </table:table-cell>
          <table:table-cell table:style-name="ce5" table:formula="of:=[.$B105]/[.E$5]" office:value-type="float" office:value="24.75" calcext:value-type="float">
            <text:p>24.75</text:p>
          </table:table-cell>
          <table:table-cell table:style-name="ce5" table:formula="of:=[.$B105]/[.F$5]" office:value-type="float" office:value="12.375" calcext:value-type="float">
            <text:p>12.375</text:p>
          </table:table-cell>
          <table:table-cell table:style-name="ce5" table:formula="of:=[.$B105]/[.G$5]" office:value-type="float" office:value="6.1875" calcext:value-type="float">
            <text:p>6.1875</text:p>
          </table:table-cell>
          <table:table-cell table:style-name="ce5" table:formula="of:=[.$B105]/[.H$5]" office:value-type="float" office:value="3.09375" calcext:value-type="float">
            <text:p>3.09375</text:p>
          </table:table-cell>
          <table:table-cell table:style-name="ce5" table:formula="of:=[.$B105]/[.I$5]" office:value-type="float" office:value="1.546875" calcext:value-type="float">
            <text:p>1.546875</text:p>
          </table:table-cell>
          <table:table-cell table:style-name="ce5" table:formula="of:=[.$B105]/[.J$5]" office:value-type="float" office:value="0.7734375" calcext:value-type="float">
            <text:p>0.7734375</text:p>
          </table:table-cell>
          <table:table-cell/>
          <table:table-cell table:style-name="ce5" office:value-type="float" office:value="0.7734375" calcext:value-type="float">
            <text:p>0.7734375</text:p>
          </table:table-cell>
          <table:table-cell table:style-name="ce17" office:value-type="string" calcext:value-type="string">
            <text:p>99 ÷ 128</text:p>
          </table:table-cell>
          <table:table-cell table:style-name="ce17" table:formula="of:=99/128" office:value-type="float" office:value="0.7734375" calcext:value-type="float">
            <text:p>0.7734375</text:p>
          </table:table-cell>
          <table:table-cell table:style-name="ce15" table:formula="of:=ABS([.L105]-[.N105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05]+1" office:value-type="float" office:value="100" calcext:value-type="float">
            <text:p>100</text:p>
          </table:table-cell>
          <table:table-cell table:style-name="ce5" table:formula="of:=[.$B106]/[.C$5]" office:value-type="float" office:value="100" calcext:value-type="float">
            <text:p>100</text:p>
          </table:table-cell>
          <table:table-cell table:style-name="ce6" table:formula="of:=[.$B106]/[.D$5]" office:value-type="float" office:value="50" calcext:value-type="float">
            <text:p>50</text:p>
          </table:table-cell>
          <table:table-cell table:style-name="ce6" table:formula="of:=[.$B106]/[.E$5]" office:value-type="float" office:value="25" calcext:value-type="float">
            <text:p>25</text:p>
          </table:table-cell>
          <table:table-cell table:style-name="ce6" table:formula="of:=[.$B106]/[.F$5]" office:value-type="float" office:value="12.5" calcext:value-type="float">
            <text:p>12.5</text:p>
          </table:table-cell>
          <table:table-cell table:style-name="ce6" table:formula="of:=[.$B106]/[.G$5]" office:value-type="float" office:value="6.25" calcext:value-type="float">
            <text:p>6.25</text:p>
          </table:table-cell>
          <table:table-cell table:style-name="ce6" table:formula="of:=[.$B106]/[.H$5]" office:value-type="float" office:value="3.125" calcext:value-type="float">
            <text:p>3.125</text:p>
          </table:table-cell>
          <table:table-cell table:style-name="ce6" table:formula="of:=[.$B106]/[.I$5]" office:value-type="float" office:value="1.5625" calcext:value-type="float">
            <text:p>1.5625</text:p>
          </table:table-cell>
          <table:table-cell table:style-name="ce6" table:formula="of:=[.$B106]/[.J$5]" office:value-type="float" office:value="0.78125" calcext:value-type="float">
            <text:p>0.78125</text:p>
          </table:table-cell>
          <table:table-cell/>
          <table:table-cell table:style-name="ce5" office:value-type="float" office:value="0.78125" calcext:value-type="float">
            <text:p>0.78125</text:p>
          </table:table-cell>
          <table:table-cell table:style-name="ce17" office:value-type="string" calcext:value-type="string">
            <text:p>25 ÷ 32</text:p>
          </table:table-cell>
          <table:table-cell table:style-name="ce17" table:formula="of:=25/32" office:value-type="float" office:value="0.78125" calcext:value-type="float">
            <text:p>0.78125</text:p>
          </table:table-cell>
          <table:table-cell table:style-name="ce15" table:formula="of:=ABS([.L106]-[.N106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06]+1" office:value-type="float" office:value="101" calcext:value-type="float">
            <text:p>101</text:p>
          </table:table-cell>
          <table:table-cell table:style-name="ce5" table:formula="of:=[.$B107]/[.C$5]" office:value-type="float" office:value="101" calcext:value-type="float">
            <text:p>101</text:p>
          </table:table-cell>
          <table:table-cell table:style-name="ce5" table:formula="of:=[.$B107]/[.D$5]" office:value-type="float" office:value="50.5" calcext:value-type="float">
            <text:p>50.5</text:p>
          </table:table-cell>
          <table:table-cell table:style-name="ce5" table:formula="of:=[.$B107]/[.E$5]" office:value-type="float" office:value="25.25" calcext:value-type="float">
            <text:p>25.25</text:p>
          </table:table-cell>
          <table:table-cell table:style-name="ce5" table:formula="of:=[.$B107]/[.F$5]" office:value-type="float" office:value="12.625" calcext:value-type="float">
            <text:p>12.625</text:p>
          </table:table-cell>
          <table:table-cell table:style-name="ce5" table:formula="of:=[.$B107]/[.G$5]" office:value-type="float" office:value="6.3125" calcext:value-type="float">
            <text:p>6.3125</text:p>
          </table:table-cell>
          <table:table-cell table:style-name="ce5" table:formula="of:=[.$B107]/[.H$5]" office:value-type="float" office:value="3.15625" calcext:value-type="float">
            <text:p>3.15625</text:p>
          </table:table-cell>
          <table:table-cell table:style-name="ce5" table:formula="of:=[.$B107]/[.I$5]" office:value-type="float" office:value="1.578125" calcext:value-type="float">
            <text:p>1.578125</text:p>
          </table:table-cell>
          <table:table-cell table:style-name="ce5" table:formula="of:=[.$B107]/[.J$5]" office:value-type="float" office:value="0.7890625" calcext:value-type="float">
            <text:p>0.7890625</text:p>
          </table:table-cell>
          <table:table-cell/>
          <table:table-cell table:style-name="ce5" office:value-type="float" office:value="0.7890625" calcext:value-type="float">
            <text:p>0.7890625</text:p>
          </table:table-cell>
          <table:table-cell table:style-name="ce17" office:value-type="string" calcext:value-type="string">
            <text:p>101 ÷ 128</text:p>
          </table:table-cell>
          <table:table-cell table:style-name="ce17" table:formula="of:=101/128" office:value-type="float" office:value="0.7890625" calcext:value-type="float">
            <text:p>0.7890625</text:p>
          </table:table-cell>
          <table:table-cell table:style-name="ce15" table:formula="of:=ABS([.L107]-[.N107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07]+1" office:value-type="float" office:value="102" calcext:value-type="float">
            <text:p>102</text:p>
          </table:table-cell>
          <table:table-cell table:style-name="ce5" table:formula="of:=[.$B108]/[.C$5]" office:value-type="float" office:value="102" calcext:value-type="float">
            <text:p>102</text:p>
          </table:table-cell>
          <table:table-cell table:style-name="ce6" table:formula="of:=[.$B108]/[.D$5]" office:value-type="float" office:value="51" calcext:value-type="float">
            <text:p>51</text:p>
          </table:table-cell>
          <table:table-cell table:style-name="ce6" table:formula="of:=[.$B108]/[.E$5]" office:value-type="float" office:value="25.5" calcext:value-type="float">
            <text:p>25.5</text:p>
          </table:table-cell>
          <table:table-cell table:style-name="ce6" table:formula="of:=[.$B108]/[.F$5]" office:value-type="float" office:value="12.75" calcext:value-type="float">
            <text:p>12.75</text:p>
          </table:table-cell>
          <table:table-cell table:style-name="ce6" table:formula="of:=[.$B108]/[.G$5]" office:value-type="float" office:value="6.375" calcext:value-type="float">
            <text:p>6.375</text:p>
          </table:table-cell>
          <table:table-cell table:style-name="ce6" table:formula="of:=[.$B108]/[.H$5]" office:value-type="float" office:value="3.1875" calcext:value-type="float">
            <text:p>3.1875</text:p>
          </table:table-cell>
          <table:table-cell table:style-name="ce6" table:formula="of:=[.$B108]/[.I$5]" office:value-type="float" office:value="1.59375" calcext:value-type="float">
            <text:p>1.59375</text:p>
          </table:table-cell>
          <table:table-cell table:style-name="ce6" table:formula="of:=[.$B108]/[.J$5]" office:value-type="float" office:value="0.796875" calcext:value-type="float">
            <text:p>0.796875</text:p>
          </table:table-cell>
          <table:table-cell/>
          <table:table-cell table:style-name="ce5" office:value-type="float" office:value="0.796875" calcext:value-type="float">
            <text:p>0.796875</text:p>
          </table:table-cell>
          <table:table-cell table:style-name="ce17" office:value-type="string" calcext:value-type="string">
            <text:p>51 ÷ 64</text:p>
          </table:table-cell>
          <table:table-cell table:style-name="ce17" table:formula="of:=51/64" office:value-type="float" office:value="0.796875" calcext:value-type="float">
            <text:p>0.796875</text:p>
          </table:table-cell>
          <table:table-cell table:style-name="ce15" table:formula="of:=ABS([.L108]-[.N108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08]+1" office:value-type="float" office:value="103" calcext:value-type="float">
            <text:p>103</text:p>
          </table:table-cell>
          <table:table-cell table:style-name="ce5" table:formula="of:=[.$B109]/[.C$5]" office:value-type="float" office:value="103" calcext:value-type="float">
            <text:p>103</text:p>
          </table:table-cell>
          <table:table-cell table:style-name="ce5" table:formula="of:=[.$B109]/[.D$5]" office:value-type="float" office:value="51.5" calcext:value-type="float">
            <text:p>51.5</text:p>
          </table:table-cell>
          <table:table-cell table:style-name="ce5" table:formula="of:=[.$B109]/[.E$5]" office:value-type="float" office:value="25.75" calcext:value-type="float">
            <text:p>25.75</text:p>
          </table:table-cell>
          <table:table-cell table:style-name="ce5" table:formula="of:=[.$B109]/[.F$5]" office:value-type="float" office:value="12.875" calcext:value-type="float">
            <text:p>12.875</text:p>
          </table:table-cell>
          <table:table-cell table:style-name="ce5" table:formula="of:=[.$B109]/[.G$5]" office:value-type="float" office:value="6.4375" calcext:value-type="float">
            <text:p>6.4375</text:p>
          </table:table-cell>
          <table:table-cell table:style-name="ce5" table:formula="of:=[.$B109]/[.H$5]" office:value-type="float" office:value="3.21875" calcext:value-type="float">
            <text:p>3.21875</text:p>
          </table:table-cell>
          <table:table-cell table:style-name="ce5" table:formula="of:=[.$B109]/[.I$5]" office:value-type="float" office:value="1.609375" calcext:value-type="float">
            <text:p>1.609375</text:p>
          </table:table-cell>
          <table:table-cell table:style-name="ce5" table:formula="of:=[.$B109]/[.J$5]" office:value-type="float" office:value="0.8046875" calcext:value-type="float">
            <text:p>0.8046875</text:p>
          </table:table-cell>
          <table:table-cell/>
          <table:table-cell table:style-name="ce5" office:value-type="float" office:value="0.8046875" calcext:value-type="float">
            <text:p>0.8046875</text:p>
          </table:table-cell>
          <table:table-cell table:style-name="ce17" office:value-type="string" calcext:value-type="string">
            <text:p>103 ÷ 128</text:p>
          </table:table-cell>
          <table:table-cell table:style-name="ce17" table:formula="of:=103/128" office:value-type="float" office:value="0.8046875" calcext:value-type="float">
            <text:p>0.8046875</text:p>
          </table:table-cell>
          <table:table-cell table:style-name="ce15" table:formula="of:=ABS([.L109]-[.N109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09]+1" office:value-type="float" office:value="104" calcext:value-type="float">
            <text:p>104</text:p>
          </table:table-cell>
          <table:table-cell table:style-name="ce5" table:formula="of:=[.$B110]/[.C$5]" office:value-type="float" office:value="104" calcext:value-type="float">
            <text:p>104</text:p>
          </table:table-cell>
          <table:table-cell table:style-name="ce6" table:formula="of:=[.$B110]/[.D$5]" office:value-type="float" office:value="52" calcext:value-type="float">
            <text:p>52</text:p>
          </table:table-cell>
          <table:table-cell table:style-name="ce6" table:formula="of:=[.$B110]/[.E$5]" office:value-type="float" office:value="26" calcext:value-type="float">
            <text:p>26</text:p>
          </table:table-cell>
          <table:table-cell table:style-name="ce6" table:formula="of:=[.$B110]/[.F$5]" office:value-type="float" office:value="13" calcext:value-type="float">
            <text:p>13</text:p>
          </table:table-cell>
          <table:table-cell table:style-name="ce6" table:formula="of:=[.$B110]/[.G$5]" office:value-type="float" office:value="6.5" calcext:value-type="float">
            <text:p>6.5</text:p>
          </table:table-cell>
          <table:table-cell table:style-name="ce6" table:formula="of:=[.$B110]/[.H$5]" office:value-type="float" office:value="3.25" calcext:value-type="float">
            <text:p>3.25</text:p>
          </table:table-cell>
          <table:table-cell table:style-name="ce6" table:formula="of:=[.$B110]/[.I$5]" office:value-type="float" office:value="1.625" calcext:value-type="float">
            <text:p>1.625</text:p>
          </table:table-cell>
          <table:table-cell table:style-name="ce6" table:formula="of:=[.$B110]/[.J$5]" office:value-type="float" office:value="0.8125" calcext:value-type="float">
            <text:p>0.8125</text:p>
          </table:table-cell>
          <table:table-cell/>
          <table:table-cell table:style-name="ce5" office:value-type="float" office:value="0.8125" calcext:value-type="float">
            <text:p>0.8125</text:p>
          </table:table-cell>
          <table:table-cell table:style-name="ce17" office:value-type="string" calcext:value-type="string">
            <text:p>13 ÷ 16</text:p>
          </table:table-cell>
          <table:table-cell table:style-name="ce17" table:formula="of:=13/16" office:value-type="float" office:value="0.8125" calcext:value-type="float">
            <text:p>0.8125</text:p>
          </table:table-cell>
          <table:table-cell table:style-name="ce15" table:formula="of:=ABS([.L110]-[.N110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10]+1" office:value-type="float" office:value="105" calcext:value-type="float">
            <text:p>105</text:p>
          </table:table-cell>
          <table:table-cell table:style-name="ce5" table:formula="of:=[.$B111]/[.C$5]" office:value-type="float" office:value="105" calcext:value-type="float">
            <text:p>105</text:p>
          </table:table-cell>
          <table:table-cell table:style-name="ce5" table:formula="of:=[.$B111]/[.D$5]" office:value-type="float" office:value="52.5" calcext:value-type="float">
            <text:p>52.5</text:p>
          </table:table-cell>
          <table:table-cell table:style-name="ce5" table:formula="of:=[.$B111]/[.E$5]" office:value-type="float" office:value="26.25" calcext:value-type="float">
            <text:p>26.25</text:p>
          </table:table-cell>
          <table:table-cell table:style-name="ce5" table:formula="of:=[.$B111]/[.F$5]" office:value-type="float" office:value="13.125" calcext:value-type="float">
            <text:p>13.125</text:p>
          </table:table-cell>
          <table:table-cell table:style-name="ce5" table:formula="of:=[.$B111]/[.G$5]" office:value-type="float" office:value="6.5625" calcext:value-type="float">
            <text:p>6.5625</text:p>
          </table:table-cell>
          <table:table-cell table:style-name="ce5" table:formula="of:=[.$B111]/[.H$5]" office:value-type="float" office:value="3.28125" calcext:value-type="float">
            <text:p>3.28125</text:p>
          </table:table-cell>
          <table:table-cell table:style-name="ce5" table:formula="of:=[.$B111]/[.I$5]" office:value-type="float" office:value="1.640625" calcext:value-type="float">
            <text:p>1.640625</text:p>
          </table:table-cell>
          <table:table-cell table:style-name="ce5" table:formula="of:=[.$B111]/[.J$5]" office:value-type="float" office:value="0.8203125" calcext:value-type="float">
            <text:p>0.8203125</text:p>
          </table:table-cell>
          <table:table-cell/>
          <table:table-cell table:style-name="ce5" office:value-type="float" office:value="0.8203125" calcext:value-type="float">
            <text:p>0.8203125</text:p>
          </table:table-cell>
          <table:table-cell table:style-name="ce17" office:value-type="string" calcext:value-type="string">
            <text:p>105 ÷ 128</text:p>
          </table:table-cell>
          <table:table-cell table:style-name="ce17" table:formula="of:=105/128" office:value-type="float" office:value="0.8203125" calcext:value-type="float">
            <text:p>0.8203125</text:p>
          </table:table-cell>
          <table:table-cell table:style-name="ce15" table:formula="of:=ABS([.L111]-[.N111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11]+1" office:value-type="float" office:value="106" calcext:value-type="float">
            <text:p>106</text:p>
          </table:table-cell>
          <table:table-cell table:style-name="ce5" table:formula="of:=[.$B112]/[.C$5]" office:value-type="float" office:value="106" calcext:value-type="float">
            <text:p>106</text:p>
          </table:table-cell>
          <table:table-cell table:style-name="ce6" table:formula="of:=[.$B112]/[.D$5]" office:value-type="float" office:value="53" calcext:value-type="float">
            <text:p>53</text:p>
          </table:table-cell>
          <table:table-cell table:style-name="ce6" table:formula="of:=[.$B112]/[.E$5]" office:value-type="float" office:value="26.5" calcext:value-type="float">
            <text:p>26.5</text:p>
          </table:table-cell>
          <table:table-cell table:style-name="ce6" table:formula="of:=[.$B112]/[.F$5]" office:value-type="float" office:value="13.25" calcext:value-type="float">
            <text:p>13.25</text:p>
          </table:table-cell>
          <table:table-cell table:style-name="ce6" table:formula="of:=[.$B112]/[.G$5]" office:value-type="float" office:value="6.625" calcext:value-type="float">
            <text:p>6.625</text:p>
          </table:table-cell>
          <table:table-cell table:style-name="ce6" table:formula="of:=[.$B112]/[.H$5]" office:value-type="float" office:value="3.3125" calcext:value-type="float">
            <text:p>3.3125</text:p>
          </table:table-cell>
          <table:table-cell table:style-name="ce6" table:formula="of:=[.$B112]/[.I$5]" office:value-type="float" office:value="1.65625" calcext:value-type="float">
            <text:p>1.65625</text:p>
          </table:table-cell>
          <table:table-cell table:style-name="ce6" table:formula="of:=[.$B112]/[.J$5]" office:value-type="float" office:value="0.828125" calcext:value-type="float">
            <text:p>0.828125</text:p>
          </table:table-cell>
          <table:table-cell/>
          <table:table-cell table:style-name="ce5" office:value-type="float" office:value="0.828125" calcext:value-type="float">
            <text:p>0.828125</text:p>
          </table:table-cell>
          <table:table-cell table:style-name="ce17" office:value-type="string" calcext:value-type="string">
            <text:p>53 ÷ 64</text:p>
          </table:table-cell>
          <table:table-cell table:style-name="ce17" table:formula="of:=53/64" office:value-type="float" office:value="0.828125" calcext:value-type="float">
            <text:p>0.828125</text:p>
          </table:table-cell>
          <table:table-cell table:style-name="ce15" table:formula="of:=ABS([.L112]-[.N112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12]+1" office:value-type="float" office:value="107" calcext:value-type="float">
            <text:p>107</text:p>
          </table:table-cell>
          <table:table-cell table:style-name="ce5" table:formula="of:=[.$B113]/[.C$5]" office:value-type="float" office:value="107" calcext:value-type="float">
            <text:p>107</text:p>
          </table:table-cell>
          <table:table-cell table:style-name="ce5" table:formula="of:=[.$B113]/[.D$5]" office:value-type="float" office:value="53.5" calcext:value-type="float">
            <text:p>53.5</text:p>
          </table:table-cell>
          <table:table-cell table:style-name="ce5" table:formula="of:=[.$B113]/[.E$5]" office:value-type="float" office:value="26.75" calcext:value-type="float">
            <text:p>26.75</text:p>
          </table:table-cell>
          <table:table-cell table:style-name="ce5" table:formula="of:=[.$B113]/[.F$5]" office:value-type="float" office:value="13.375" calcext:value-type="float">
            <text:p>13.375</text:p>
          </table:table-cell>
          <table:table-cell table:style-name="ce5" table:formula="of:=[.$B113]/[.G$5]" office:value-type="float" office:value="6.6875" calcext:value-type="float">
            <text:p>6.6875</text:p>
          </table:table-cell>
          <table:table-cell table:style-name="ce5" table:formula="of:=[.$B113]/[.H$5]" office:value-type="float" office:value="3.34375" calcext:value-type="float">
            <text:p>3.34375</text:p>
          </table:table-cell>
          <table:table-cell table:style-name="ce5" table:formula="of:=[.$B113]/[.I$5]" office:value-type="float" office:value="1.671875" calcext:value-type="float">
            <text:p>1.671875</text:p>
          </table:table-cell>
          <table:table-cell table:style-name="ce5" table:formula="of:=[.$B113]/[.J$5]" office:value-type="float" office:value="0.8359375" calcext:value-type="float">
            <text:p>0.8359375</text:p>
          </table:table-cell>
          <table:table-cell/>
          <table:table-cell table:style-name="ce5" office:value-type="float" office:value="0.8359375" calcext:value-type="float">
            <text:p>0.8359375</text:p>
          </table:table-cell>
          <table:table-cell table:style-name="ce17" office:value-type="string" calcext:value-type="string">
            <text:p>107 ÷ 128</text:p>
          </table:table-cell>
          <table:table-cell table:style-name="ce17" table:formula="of:=107/128" office:value-type="float" office:value="0.8359375" calcext:value-type="float">
            <text:p>0.8359375</text:p>
          </table:table-cell>
          <table:table-cell table:style-name="ce15" table:formula="of:=ABS([.L113]-[.N113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13]+1" office:value-type="float" office:value="108" calcext:value-type="float">
            <text:p>108</text:p>
          </table:table-cell>
          <table:table-cell table:style-name="ce5" table:formula="of:=[.$B114]/[.C$5]" office:value-type="float" office:value="108" calcext:value-type="float">
            <text:p>108</text:p>
          </table:table-cell>
          <table:table-cell table:style-name="ce6" table:formula="of:=[.$B114]/[.D$5]" office:value-type="float" office:value="54" calcext:value-type="float">
            <text:p>54</text:p>
          </table:table-cell>
          <table:table-cell table:style-name="ce6" table:formula="of:=[.$B114]/[.E$5]" office:value-type="float" office:value="27" calcext:value-type="float">
            <text:p>27</text:p>
          </table:table-cell>
          <table:table-cell table:style-name="ce6" table:formula="of:=[.$B114]/[.F$5]" office:value-type="float" office:value="13.5" calcext:value-type="float">
            <text:p>13.5</text:p>
          </table:table-cell>
          <table:table-cell table:style-name="ce6" table:formula="of:=[.$B114]/[.G$5]" office:value-type="float" office:value="6.75" calcext:value-type="float">
            <text:p>6.75</text:p>
          </table:table-cell>
          <table:table-cell table:style-name="ce6" table:formula="of:=[.$B114]/[.H$5]" office:value-type="float" office:value="3.375" calcext:value-type="float">
            <text:p>3.375</text:p>
          </table:table-cell>
          <table:table-cell table:style-name="ce6" table:formula="of:=[.$B114]/[.I$5]" office:value-type="float" office:value="1.6875" calcext:value-type="float">
            <text:p>1.6875</text:p>
          </table:table-cell>
          <table:table-cell table:style-name="ce6" table:formula="of:=[.$B114]/[.J$5]" office:value-type="float" office:value="0.84375" calcext:value-type="float">
            <text:p>0.84375</text:p>
          </table:table-cell>
          <table:table-cell/>
          <table:table-cell table:style-name="ce5" office:value-type="float" office:value="0.84375" calcext:value-type="float">
            <text:p>0.84375</text:p>
          </table:table-cell>
          <table:table-cell table:style-name="ce17" office:value-type="string" calcext:value-type="string">
            <text:p>27 ÷ 32</text:p>
          </table:table-cell>
          <table:table-cell table:style-name="ce17" table:formula="of:=27/32" office:value-type="float" office:value="0.84375" calcext:value-type="float">
            <text:p>0.84375</text:p>
          </table:table-cell>
          <table:table-cell table:style-name="ce15" table:formula="of:=ABS([.L114]-[.N114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14]+1" office:value-type="float" office:value="109" calcext:value-type="float">
            <text:p>109</text:p>
          </table:table-cell>
          <table:table-cell table:style-name="ce5" table:formula="of:=[.$B115]/[.C$5]" office:value-type="float" office:value="109" calcext:value-type="float">
            <text:p>109</text:p>
          </table:table-cell>
          <table:table-cell table:style-name="ce5" table:formula="of:=[.$B115]/[.D$5]" office:value-type="float" office:value="54.5" calcext:value-type="float">
            <text:p>54.5</text:p>
          </table:table-cell>
          <table:table-cell table:style-name="ce5" table:formula="of:=[.$B115]/[.E$5]" office:value-type="float" office:value="27.25" calcext:value-type="float">
            <text:p>27.25</text:p>
          </table:table-cell>
          <table:table-cell table:style-name="ce5" table:formula="of:=[.$B115]/[.F$5]" office:value-type="float" office:value="13.625" calcext:value-type="float">
            <text:p>13.625</text:p>
          </table:table-cell>
          <table:table-cell table:style-name="ce5" table:formula="of:=[.$B115]/[.G$5]" office:value-type="float" office:value="6.8125" calcext:value-type="float">
            <text:p>6.8125</text:p>
          </table:table-cell>
          <table:table-cell table:style-name="ce5" table:formula="of:=[.$B115]/[.H$5]" office:value-type="float" office:value="3.40625" calcext:value-type="float">
            <text:p>3.40625</text:p>
          </table:table-cell>
          <table:table-cell table:style-name="ce5" table:formula="of:=[.$B115]/[.I$5]" office:value-type="float" office:value="1.703125" calcext:value-type="float">
            <text:p>1.703125</text:p>
          </table:table-cell>
          <table:table-cell table:style-name="ce5" table:formula="of:=[.$B115]/[.J$5]" office:value-type="float" office:value="0.8515625" calcext:value-type="float">
            <text:p>0.8515625</text:p>
          </table:table-cell>
          <table:table-cell/>
          <table:table-cell table:style-name="ce5" office:value-type="float" office:value="0.8515625" calcext:value-type="float">
            <text:p>0.8515625</text:p>
          </table:table-cell>
          <table:table-cell table:style-name="ce17" office:value-type="string" calcext:value-type="string">
            <text:p>109 ÷ 128</text:p>
          </table:table-cell>
          <table:table-cell table:style-name="ce17" table:formula="of:=109/128" office:value-type="float" office:value="0.8515625" calcext:value-type="float">
            <text:p>0.8515625</text:p>
          </table:table-cell>
          <table:table-cell table:style-name="ce15" table:formula="of:=ABS([.L115]-[.N115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15]+1" office:value-type="float" office:value="110" calcext:value-type="float">
            <text:p>110</text:p>
          </table:table-cell>
          <table:table-cell table:style-name="ce5" table:formula="of:=[.$B116]/[.C$5]" office:value-type="float" office:value="110" calcext:value-type="float">
            <text:p>110</text:p>
          </table:table-cell>
          <table:table-cell table:style-name="ce6" table:formula="of:=[.$B116]/[.D$5]" office:value-type="float" office:value="55" calcext:value-type="float">
            <text:p>55</text:p>
          </table:table-cell>
          <table:table-cell table:style-name="ce6" table:formula="of:=[.$B116]/[.E$5]" office:value-type="float" office:value="27.5" calcext:value-type="float">
            <text:p>27.5</text:p>
          </table:table-cell>
          <table:table-cell table:style-name="ce6" table:formula="of:=[.$B116]/[.F$5]" office:value-type="float" office:value="13.75" calcext:value-type="float">
            <text:p>13.75</text:p>
          </table:table-cell>
          <table:table-cell table:style-name="ce6" table:formula="of:=[.$B116]/[.G$5]" office:value-type="float" office:value="6.875" calcext:value-type="float">
            <text:p>6.875</text:p>
          </table:table-cell>
          <table:table-cell table:style-name="ce6" table:formula="of:=[.$B116]/[.H$5]" office:value-type="float" office:value="3.4375" calcext:value-type="float">
            <text:p>3.4375</text:p>
          </table:table-cell>
          <table:table-cell table:style-name="ce6" table:formula="of:=[.$B116]/[.I$5]" office:value-type="float" office:value="1.71875" calcext:value-type="float">
            <text:p>1.71875</text:p>
          </table:table-cell>
          <table:table-cell table:style-name="ce6" table:formula="of:=[.$B116]/[.J$5]" office:value-type="float" office:value="0.859375" calcext:value-type="float">
            <text:p>0.859375</text:p>
          </table:table-cell>
          <table:table-cell/>
          <table:table-cell table:style-name="ce5" office:value-type="float" office:value="0.859375" calcext:value-type="float">
            <text:p>0.859375</text:p>
          </table:table-cell>
          <table:table-cell table:style-name="ce17" office:value-type="string" calcext:value-type="string">
            <text:p>55 ÷ 64</text:p>
          </table:table-cell>
          <table:table-cell table:style-name="ce17" table:formula="of:=55/64" office:value-type="float" office:value="0.859375" calcext:value-type="float">
            <text:p>0.859375</text:p>
          </table:table-cell>
          <table:table-cell table:style-name="ce15" table:formula="of:=ABS([.L116]-[.N116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16]+1" office:value-type="float" office:value="111" calcext:value-type="float">
            <text:p>111</text:p>
          </table:table-cell>
          <table:table-cell table:style-name="ce5" table:formula="of:=[.$B117]/[.C$5]" office:value-type="float" office:value="111" calcext:value-type="float">
            <text:p>111</text:p>
          </table:table-cell>
          <table:table-cell table:style-name="ce5" table:formula="of:=[.$B117]/[.D$5]" office:value-type="float" office:value="55.5" calcext:value-type="float">
            <text:p>55.5</text:p>
          </table:table-cell>
          <table:table-cell table:style-name="ce5" table:formula="of:=[.$B117]/[.E$5]" office:value-type="float" office:value="27.75" calcext:value-type="float">
            <text:p>27.75</text:p>
          </table:table-cell>
          <table:table-cell table:style-name="ce5" table:formula="of:=[.$B117]/[.F$5]" office:value-type="float" office:value="13.875" calcext:value-type="float">
            <text:p>13.875</text:p>
          </table:table-cell>
          <table:table-cell table:style-name="ce5" table:formula="of:=[.$B117]/[.G$5]" office:value-type="float" office:value="6.9375" calcext:value-type="float">
            <text:p>6.9375</text:p>
          </table:table-cell>
          <table:table-cell table:style-name="ce5" table:formula="of:=[.$B117]/[.H$5]" office:value-type="float" office:value="3.46875" calcext:value-type="float">
            <text:p>3.46875</text:p>
          </table:table-cell>
          <table:table-cell table:style-name="ce5" table:formula="of:=[.$B117]/[.I$5]" office:value-type="float" office:value="1.734375" calcext:value-type="float">
            <text:p>1.734375</text:p>
          </table:table-cell>
          <table:table-cell table:style-name="ce5" table:formula="of:=[.$B117]/[.J$5]" office:value-type="float" office:value="0.8671875" calcext:value-type="float">
            <text:p>0.8671875</text:p>
          </table:table-cell>
          <table:table-cell/>
          <table:table-cell table:style-name="ce5" office:value-type="float" office:value="0.8671875" calcext:value-type="float">
            <text:p>0.8671875</text:p>
          </table:table-cell>
          <table:table-cell table:style-name="ce17" office:value-type="string" calcext:value-type="string">
            <text:p>111 ÷ 128</text:p>
          </table:table-cell>
          <table:table-cell table:style-name="ce17" table:formula="of:=111/128" office:value-type="float" office:value="0.8671875" calcext:value-type="float">
            <text:p>0.8671875</text:p>
          </table:table-cell>
          <table:table-cell table:style-name="ce15" table:formula="of:=ABS([.L117]-[.N117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17]+1" office:value-type="float" office:value="112" calcext:value-type="float">
            <text:p>112</text:p>
          </table:table-cell>
          <table:table-cell table:style-name="ce5" table:formula="of:=[.$B118]/[.C$5]" office:value-type="float" office:value="112" calcext:value-type="float">
            <text:p>112</text:p>
          </table:table-cell>
          <table:table-cell table:style-name="ce6" table:formula="of:=[.$B118]/[.D$5]" office:value-type="float" office:value="56" calcext:value-type="float">
            <text:p>56</text:p>
          </table:table-cell>
          <table:table-cell table:style-name="ce6" table:formula="of:=[.$B118]/[.E$5]" office:value-type="float" office:value="28" calcext:value-type="float">
            <text:p>28</text:p>
          </table:table-cell>
          <table:table-cell table:style-name="ce6" table:formula="of:=[.$B118]/[.F$5]" office:value-type="float" office:value="14" calcext:value-type="float">
            <text:p>14</text:p>
          </table:table-cell>
          <table:table-cell table:style-name="ce6" table:formula="of:=[.$B118]/[.G$5]" office:value-type="float" office:value="7" calcext:value-type="float">
            <text:p>7</text:p>
          </table:table-cell>
          <table:table-cell table:style-name="ce6" table:formula="of:=[.$B118]/[.H$5]" office:value-type="float" office:value="3.5" calcext:value-type="float">
            <text:p>3.5</text:p>
          </table:table-cell>
          <table:table-cell table:style-name="ce6" table:formula="of:=[.$B118]/[.I$5]" office:value-type="float" office:value="1.75" calcext:value-type="float">
            <text:p>1.75</text:p>
          </table:table-cell>
          <table:table-cell table:style-name="ce6" table:formula="of:=[.$B118]/[.J$5]" office:value-type="float" office:value="0.875" calcext:value-type="float">
            <text:p>0.875</text:p>
          </table:table-cell>
          <table:table-cell/>
          <table:table-cell table:style-name="ce5" office:value-type="float" office:value="0.875" calcext:value-type="float">
            <text:p>0.875</text:p>
          </table:table-cell>
          <table:table-cell table:style-name="ce17" office:value-type="string" calcext:value-type="string">
            <text:p>7 ÷ 8</text:p>
          </table:table-cell>
          <table:table-cell table:style-name="ce17" table:formula="of:=7/8" office:value-type="float" office:value="0.875" calcext:value-type="float">
            <text:p>0.875</text:p>
          </table:table-cell>
          <table:table-cell table:style-name="ce15" table:formula="of:=ABS([.L118]-[.N118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18]+1" office:value-type="float" office:value="113" calcext:value-type="float">
            <text:p>113</text:p>
          </table:table-cell>
          <table:table-cell table:style-name="ce5" table:formula="of:=[.$B119]/[.C$5]" office:value-type="float" office:value="113" calcext:value-type="float">
            <text:p>113</text:p>
          </table:table-cell>
          <table:table-cell table:style-name="ce5" table:formula="of:=[.$B119]/[.D$5]" office:value-type="float" office:value="56.5" calcext:value-type="float">
            <text:p>56.5</text:p>
          </table:table-cell>
          <table:table-cell table:style-name="ce5" table:formula="of:=[.$B119]/[.E$5]" office:value-type="float" office:value="28.25" calcext:value-type="float">
            <text:p>28.25</text:p>
          </table:table-cell>
          <table:table-cell table:style-name="ce5" table:formula="of:=[.$B119]/[.F$5]" office:value-type="float" office:value="14.125" calcext:value-type="float">
            <text:p>14.125</text:p>
          </table:table-cell>
          <table:table-cell table:style-name="ce5" table:formula="of:=[.$B119]/[.G$5]" office:value-type="float" office:value="7.0625" calcext:value-type="float">
            <text:p>7.0625</text:p>
          </table:table-cell>
          <table:table-cell table:style-name="ce5" table:formula="of:=[.$B119]/[.H$5]" office:value-type="float" office:value="3.53125" calcext:value-type="float">
            <text:p>3.53125</text:p>
          </table:table-cell>
          <table:table-cell table:style-name="ce5" table:formula="of:=[.$B119]/[.I$5]" office:value-type="float" office:value="1.765625" calcext:value-type="float">
            <text:p>1.765625</text:p>
          </table:table-cell>
          <table:table-cell table:style-name="ce5" table:formula="of:=[.$B119]/[.J$5]" office:value-type="float" office:value="0.8828125" calcext:value-type="float">
            <text:p>0.8828125</text:p>
          </table:table-cell>
          <table:table-cell/>
          <table:table-cell table:style-name="ce5" office:value-type="float" office:value="0.8828125" calcext:value-type="float">
            <text:p>0.8828125</text:p>
          </table:table-cell>
          <table:table-cell table:style-name="ce17" office:value-type="string" calcext:value-type="string">
            <text:p>113 ÷ 128</text:p>
          </table:table-cell>
          <table:table-cell table:style-name="ce17" table:formula="of:=113/128" office:value-type="float" office:value="0.8828125" calcext:value-type="float">
            <text:p>0.8828125</text:p>
          </table:table-cell>
          <table:table-cell table:style-name="ce15" table:formula="of:=ABS([.L119]-[.N119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19]+1" office:value-type="float" office:value="114" calcext:value-type="float">
            <text:p>114</text:p>
          </table:table-cell>
          <table:table-cell table:style-name="ce5" table:formula="of:=[.$B120]/[.C$5]" office:value-type="float" office:value="114" calcext:value-type="float">
            <text:p>114</text:p>
          </table:table-cell>
          <table:table-cell table:style-name="ce6" table:formula="of:=[.$B120]/[.D$5]" office:value-type="float" office:value="57" calcext:value-type="float">
            <text:p>57</text:p>
          </table:table-cell>
          <table:table-cell table:style-name="ce6" table:formula="of:=[.$B120]/[.E$5]" office:value-type="float" office:value="28.5" calcext:value-type="float">
            <text:p>28.5</text:p>
          </table:table-cell>
          <table:table-cell table:style-name="ce6" table:formula="of:=[.$B120]/[.F$5]" office:value-type="float" office:value="14.25" calcext:value-type="float">
            <text:p>14.25</text:p>
          </table:table-cell>
          <table:table-cell table:style-name="ce6" table:formula="of:=[.$B120]/[.G$5]" office:value-type="float" office:value="7.125" calcext:value-type="float">
            <text:p>7.125</text:p>
          </table:table-cell>
          <table:table-cell table:style-name="ce6" table:formula="of:=[.$B120]/[.H$5]" office:value-type="float" office:value="3.5625" calcext:value-type="float">
            <text:p>3.5625</text:p>
          </table:table-cell>
          <table:table-cell table:style-name="ce6" table:formula="of:=[.$B120]/[.I$5]" office:value-type="float" office:value="1.78125" calcext:value-type="float">
            <text:p>1.78125</text:p>
          </table:table-cell>
          <table:table-cell table:style-name="ce6" table:formula="of:=[.$B120]/[.J$5]" office:value-type="float" office:value="0.890625" calcext:value-type="float">
            <text:p>0.890625</text:p>
          </table:table-cell>
          <table:table-cell/>
          <table:table-cell table:style-name="ce5" office:value-type="float" office:value="0.890625" calcext:value-type="float">
            <text:p>0.890625</text:p>
          </table:table-cell>
          <table:table-cell table:style-name="ce17" office:value-type="string" calcext:value-type="string">
            <text:p>57 ÷ 64</text:p>
          </table:table-cell>
          <table:table-cell table:style-name="ce17" table:formula="of:=57/64" office:value-type="float" office:value="0.890625" calcext:value-type="float">
            <text:p>0.890625</text:p>
          </table:table-cell>
          <table:table-cell table:style-name="ce15" table:formula="of:=ABS([.L120]-[.N120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20]+1" office:value-type="float" office:value="115" calcext:value-type="float">
            <text:p>115</text:p>
          </table:table-cell>
          <table:table-cell table:style-name="ce5" table:formula="of:=[.$B121]/[.C$5]" office:value-type="float" office:value="115" calcext:value-type="float">
            <text:p>115</text:p>
          </table:table-cell>
          <table:table-cell table:style-name="ce5" table:formula="of:=[.$B121]/[.D$5]" office:value-type="float" office:value="57.5" calcext:value-type="float">
            <text:p>57.5</text:p>
          </table:table-cell>
          <table:table-cell table:style-name="ce5" table:formula="of:=[.$B121]/[.E$5]" office:value-type="float" office:value="28.75" calcext:value-type="float">
            <text:p>28.75</text:p>
          </table:table-cell>
          <table:table-cell table:style-name="ce5" table:formula="of:=[.$B121]/[.F$5]" office:value-type="float" office:value="14.375" calcext:value-type="float">
            <text:p>14.375</text:p>
          </table:table-cell>
          <table:table-cell table:style-name="ce5" table:formula="of:=[.$B121]/[.G$5]" office:value-type="float" office:value="7.1875" calcext:value-type="float">
            <text:p>7.1875</text:p>
          </table:table-cell>
          <table:table-cell table:style-name="ce5" table:formula="of:=[.$B121]/[.H$5]" office:value-type="float" office:value="3.59375" calcext:value-type="float">
            <text:p>3.59375</text:p>
          </table:table-cell>
          <table:table-cell table:style-name="ce5" table:formula="of:=[.$B121]/[.I$5]" office:value-type="float" office:value="1.796875" calcext:value-type="float">
            <text:p>1.796875</text:p>
          </table:table-cell>
          <table:table-cell table:style-name="ce5" table:formula="of:=[.$B121]/[.J$5]" office:value-type="float" office:value="0.8984375" calcext:value-type="float">
            <text:p>0.8984375</text:p>
          </table:table-cell>
          <table:table-cell/>
          <table:table-cell table:style-name="ce5" office:value-type="float" office:value="0.8984375" calcext:value-type="float">
            <text:p>0.8984375</text:p>
          </table:table-cell>
          <table:table-cell table:style-name="ce17" office:value-type="string" calcext:value-type="string">
            <text:p>115 ÷ 128</text:p>
          </table:table-cell>
          <table:table-cell table:style-name="ce17" table:formula="of:=115/128" office:value-type="float" office:value="0.8984375" calcext:value-type="float">
            <text:p>0.8984375</text:p>
          </table:table-cell>
          <table:table-cell table:style-name="ce15" table:formula="of:=ABS([.L121]-[.N121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21]+1" office:value-type="float" office:value="116" calcext:value-type="float">
            <text:p>116</text:p>
          </table:table-cell>
          <table:table-cell table:style-name="ce5" table:formula="of:=[.$B122]/[.C$5]" office:value-type="float" office:value="116" calcext:value-type="float">
            <text:p>116</text:p>
          </table:table-cell>
          <table:table-cell table:style-name="ce6" table:formula="of:=[.$B122]/[.D$5]" office:value-type="float" office:value="58" calcext:value-type="float">
            <text:p>58</text:p>
          </table:table-cell>
          <table:table-cell table:style-name="ce6" table:formula="of:=[.$B122]/[.E$5]" office:value-type="float" office:value="29" calcext:value-type="float">
            <text:p>29</text:p>
          </table:table-cell>
          <table:table-cell table:style-name="ce6" table:formula="of:=[.$B122]/[.F$5]" office:value-type="float" office:value="14.5" calcext:value-type="float">
            <text:p>14.5</text:p>
          </table:table-cell>
          <table:table-cell table:style-name="ce6" table:formula="of:=[.$B122]/[.G$5]" office:value-type="float" office:value="7.25" calcext:value-type="float">
            <text:p>7.25</text:p>
          </table:table-cell>
          <table:table-cell table:style-name="ce6" table:formula="of:=[.$B122]/[.H$5]" office:value-type="float" office:value="3.625" calcext:value-type="float">
            <text:p>3.625</text:p>
          </table:table-cell>
          <table:table-cell table:style-name="ce6" table:formula="of:=[.$B122]/[.I$5]" office:value-type="float" office:value="1.8125" calcext:value-type="float">
            <text:p>1.8125</text:p>
          </table:table-cell>
          <table:table-cell table:style-name="ce6" table:formula="of:=[.$B122]/[.J$5]" office:value-type="float" office:value="0.90625" calcext:value-type="float">
            <text:p>0.90625</text:p>
          </table:table-cell>
          <table:table-cell/>
          <table:table-cell table:style-name="ce5" office:value-type="float" office:value="0.90625" calcext:value-type="float">
            <text:p>0.90625</text:p>
          </table:table-cell>
          <table:table-cell table:style-name="ce17" office:value-type="string" calcext:value-type="string">
            <text:p>29 ÷ 32</text:p>
          </table:table-cell>
          <table:table-cell table:style-name="ce17" table:formula="of:=29/32" office:value-type="float" office:value="0.90625" calcext:value-type="float">
            <text:p>0.90625</text:p>
          </table:table-cell>
          <table:table-cell table:style-name="ce15" table:formula="of:=ABS([.L122]-[.N122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22]+1" office:value-type="float" office:value="117" calcext:value-type="float">
            <text:p>117</text:p>
          </table:table-cell>
          <table:table-cell table:style-name="ce5" table:formula="of:=[.$B123]/[.C$5]" office:value-type="float" office:value="117" calcext:value-type="float">
            <text:p>117</text:p>
          </table:table-cell>
          <table:table-cell table:style-name="ce5" table:formula="of:=[.$B123]/[.D$5]" office:value-type="float" office:value="58.5" calcext:value-type="float">
            <text:p>58.5</text:p>
          </table:table-cell>
          <table:table-cell table:style-name="ce5" table:formula="of:=[.$B123]/[.E$5]" office:value-type="float" office:value="29.25" calcext:value-type="float">
            <text:p>29.25</text:p>
          </table:table-cell>
          <table:table-cell table:style-name="ce5" table:formula="of:=[.$B123]/[.F$5]" office:value-type="float" office:value="14.625" calcext:value-type="float">
            <text:p>14.625</text:p>
          </table:table-cell>
          <table:table-cell table:style-name="ce5" table:formula="of:=[.$B123]/[.G$5]" office:value-type="float" office:value="7.3125" calcext:value-type="float">
            <text:p>7.3125</text:p>
          </table:table-cell>
          <table:table-cell table:style-name="ce5" table:formula="of:=[.$B123]/[.H$5]" office:value-type="float" office:value="3.65625" calcext:value-type="float">
            <text:p>3.65625</text:p>
          </table:table-cell>
          <table:table-cell table:style-name="ce5" table:formula="of:=[.$B123]/[.I$5]" office:value-type="float" office:value="1.828125" calcext:value-type="float">
            <text:p>1.828125</text:p>
          </table:table-cell>
          <table:table-cell table:style-name="ce5" table:formula="of:=[.$B123]/[.J$5]" office:value-type="float" office:value="0.9140625" calcext:value-type="float">
            <text:p>0.9140625</text:p>
          </table:table-cell>
          <table:table-cell/>
          <table:table-cell table:style-name="ce5" office:value-type="float" office:value="0.9140625" calcext:value-type="float">
            <text:p>0.9140625</text:p>
          </table:table-cell>
          <table:table-cell table:style-name="ce17" office:value-type="string" calcext:value-type="string">
            <text:p>117 ÷ 128</text:p>
          </table:table-cell>
          <table:table-cell table:style-name="ce17" table:formula="of:=117/128" office:value-type="float" office:value="0.9140625" calcext:value-type="float">
            <text:p>0.9140625</text:p>
          </table:table-cell>
          <table:table-cell table:style-name="ce15" table:formula="of:=ABS([.L123]-[.N123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23]+1" office:value-type="float" office:value="118" calcext:value-type="float">
            <text:p>118</text:p>
          </table:table-cell>
          <table:table-cell table:style-name="ce5" table:formula="of:=[.$B124]/[.C$5]" office:value-type="float" office:value="118" calcext:value-type="float">
            <text:p>118</text:p>
          </table:table-cell>
          <table:table-cell table:style-name="ce6" table:formula="of:=[.$B124]/[.D$5]" office:value-type="float" office:value="59" calcext:value-type="float">
            <text:p>59</text:p>
          </table:table-cell>
          <table:table-cell table:style-name="ce6" table:formula="of:=[.$B124]/[.E$5]" office:value-type="float" office:value="29.5" calcext:value-type="float">
            <text:p>29.5</text:p>
          </table:table-cell>
          <table:table-cell table:style-name="ce6" table:formula="of:=[.$B124]/[.F$5]" office:value-type="float" office:value="14.75" calcext:value-type="float">
            <text:p>14.75</text:p>
          </table:table-cell>
          <table:table-cell table:style-name="ce6" table:formula="of:=[.$B124]/[.G$5]" office:value-type="float" office:value="7.375" calcext:value-type="float">
            <text:p>7.375</text:p>
          </table:table-cell>
          <table:table-cell table:style-name="ce6" table:formula="of:=[.$B124]/[.H$5]" office:value-type="float" office:value="3.6875" calcext:value-type="float">
            <text:p>3.6875</text:p>
          </table:table-cell>
          <table:table-cell table:style-name="ce6" table:formula="of:=[.$B124]/[.I$5]" office:value-type="float" office:value="1.84375" calcext:value-type="float">
            <text:p>1.84375</text:p>
          </table:table-cell>
          <table:table-cell table:style-name="ce6" table:formula="of:=[.$B124]/[.J$5]" office:value-type="float" office:value="0.921875" calcext:value-type="float">
            <text:p>0.921875</text:p>
          </table:table-cell>
          <table:table-cell/>
          <table:table-cell table:style-name="ce5" office:value-type="float" office:value="0.921875" calcext:value-type="float">
            <text:p>0.921875</text:p>
          </table:table-cell>
          <table:table-cell table:style-name="ce17" office:value-type="string" calcext:value-type="string">
            <text:p>59 ÷ 64</text:p>
          </table:table-cell>
          <table:table-cell table:style-name="ce17" table:formula="of:=59/64" office:value-type="float" office:value="0.921875" calcext:value-type="float">
            <text:p>0.921875</text:p>
          </table:table-cell>
          <table:table-cell table:style-name="ce15" table:formula="of:=ABS([.L124]-[.N124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24]+1" office:value-type="float" office:value="119" calcext:value-type="float">
            <text:p>119</text:p>
          </table:table-cell>
          <table:table-cell table:style-name="ce5" table:formula="of:=[.$B125]/[.C$5]" office:value-type="float" office:value="119" calcext:value-type="float">
            <text:p>119</text:p>
          </table:table-cell>
          <table:table-cell table:style-name="ce5" table:formula="of:=[.$B125]/[.D$5]" office:value-type="float" office:value="59.5" calcext:value-type="float">
            <text:p>59.5</text:p>
          </table:table-cell>
          <table:table-cell table:style-name="ce5" table:formula="of:=[.$B125]/[.E$5]" office:value-type="float" office:value="29.75" calcext:value-type="float">
            <text:p>29.75</text:p>
          </table:table-cell>
          <table:table-cell table:style-name="ce5" table:formula="of:=[.$B125]/[.F$5]" office:value-type="float" office:value="14.875" calcext:value-type="float">
            <text:p>14.875</text:p>
          </table:table-cell>
          <table:table-cell table:style-name="ce5" table:formula="of:=[.$B125]/[.G$5]" office:value-type="float" office:value="7.4375" calcext:value-type="float">
            <text:p>7.4375</text:p>
          </table:table-cell>
          <table:table-cell table:style-name="ce5" table:formula="of:=[.$B125]/[.H$5]" office:value-type="float" office:value="3.71875" calcext:value-type="float">
            <text:p>3.71875</text:p>
          </table:table-cell>
          <table:table-cell table:style-name="ce5" table:formula="of:=[.$B125]/[.I$5]" office:value-type="float" office:value="1.859375" calcext:value-type="float">
            <text:p>1.859375</text:p>
          </table:table-cell>
          <table:table-cell table:style-name="ce5" table:formula="of:=[.$B125]/[.J$5]" office:value-type="float" office:value="0.9296875" calcext:value-type="float">
            <text:p>0.9296875</text:p>
          </table:table-cell>
          <table:table-cell/>
          <table:table-cell table:style-name="ce5" office:value-type="float" office:value="0.9296875" calcext:value-type="float">
            <text:p>0.9296875</text:p>
          </table:table-cell>
          <table:table-cell table:style-name="ce17" office:value-type="string" calcext:value-type="string">
            <text:p>119 ÷ 128</text:p>
          </table:table-cell>
          <table:table-cell table:style-name="ce17" table:formula="of:=119/128" office:value-type="float" office:value="0.9296875" calcext:value-type="float">
            <text:p>0.9296875</text:p>
          </table:table-cell>
          <table:table-cell table:style-name="ce15" table:formula="of:=ABS([.L125]-[.N125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25]+1" office:value-type="float" office:value="120" calcext:value-type="float">
            <text:p>120</text:p>
          </table:table-cell>
          <table:table-cell table:style-name="ce5" table:formula="of:=[.$B126]/[.C$5]" office:value-type="float" office:value="120" calcext:value-type="float">
            <text:p>120</text:p>
          </table:table-cell>
          <table:table-cell table:style-name="ce6" table:formula="of:=[.$B126]/[.D$5]" office:value-type="float" office:value="60" calcext:value-type="float">
            <text:p>60</text:p>
          </table:table-cell>
          <table:table-cell table:style-name="ce6" table:formula="of:=[.$B126]/[.E$5]" office:value-type="float" office:value="30" calcext:value-type="float">
            <text:p>30</text:p>
          </table:table-cell>
          <table:table-cell table:style-name="ce6" table:formula="of:=[.$B126]/[.F$5]" office:value-type="float" office:value="15" calcext:value-type="float">
            <text:p>15</text:p>
          </table:table-cell>
          <table:table-cell table:style-name="ce6" table:formula="of:=[.$B126]/[.G$5]" office:value-type="float" office:value="7.5" calcext:value-type="float">
            <text:p>7.5</text:p>
          </table:table-cell>
          <table:table-cell table:style-name="ce6" table:formula="of:=[.$B126]/[.H$5]" office:value-type="float" office:value="3.75" calcext:value-type="float">
            <text:p>3.75</text:p>
          </table:table-cell>
          <table:table-cell table:style-name="ce6" table:formula="of:=[.$B126]/[.I$5]" office:value-type="float" office:value="1.875" calcext:value-type="float">
            <text:p>1.875</text:p>
          </table:table-cell>
          <table:table-cell table:style-name="ce6" table:formula="of:=[.$B126]/[.J$5]" office:value-type="float" office:value="0.9375" calcext:value-type="float">
            <text:p>0.9375</text:p>
          </table:table-cell>
          <table:table-cell/>
          <table:table-cell table:style-name="ce5" office:value-type="float" office:value="0.9375" calcext:value-type="float">
            <text:p>0.9375</text:p>
          </table:table-cell>
          <table:table-cell table:style-name="ce17" office:value-type="string" calcext:value-type="string">
            <text:p>15 ÷ 16</text:p>
          </table:table-cell>
          <table:table-cell table:style-name="ce17" table:formula="of:=15/16" office:value-type="float" office:value="0.9375" calcext:value-type="float">
            <text:p>0.9375</text:p>
          </table:table-cell>
          <table:table-cell table:style-name="ce15" table:formula="of:=ABS([.L126]-[.N126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26]+1" office:value-type="float" office:value="121" calcext:value-type="float">
            <text:p>121</text:p>
          </table:table-cell>
          <table:table-cell table:style-name="ce5" table:formula="of:=[.$B127]/[.C$5]" office:value-type="float" office:value="121" calcext:value-type="float">
            <text:p>121</text:p>
          </table:table-cell>
          <table:table-cell table:style-name="ce5" table:formula="of:=[.$B127]/[.D$5]" office:value-type="float" office:value="60.5" calcext:value-type="float">
            <text:p>60.5</text:p>
          </table:table-cell>
          <table:table-cell table:style-name="ce5" table:formula="of:=[.$B127]/[.E$5]" office:value-type="float" office:value="30.25" calcext:value-type="float">
            <text:p>30.25</text:p>
          </table:table-cell>
          <table:table-cell table:style-name="ce5" table:formula="of:=[.$B127]/[.F$5]" office:value-type="float" office:value="15.125" calcext:value-type="float">
            <text:p>15.125</text:p>
          </table:table-cell>
          <table:table-cell table:style-name="ce5" table:formula="of:=[.$B127]/[.G$5]" office:value-type="float" office:value="7.5625" calcext:value-type="float">
            <text:p>7.5625</text:p>
          </table:table-cell>
          <table:table-cell table:style-name="ce5" table:formula="of:=[.$B127]/[.H$5]" office:value-type="float" office:value="3.78125" calcext:value-type="float">
            <text:p>3.78125</text:p>
          </table:table-cell>
          <table:table-cell table:style-name="ce5" table:formula="of:=[.$B127]/[.I$5]" office:value-type="float" office:value="1.890625" calcext:value-type="float">
            <text:p>1.890625</text:p>
          </table:table-cell>
          <table:table-cell table:style-name="ce5" table:formula="of:=[.$B127]/[.J$5]" office:value-type="float" office:value="0.9453125" calcext:value-type="float">
            <text:p>0.9453125</text:p>
          </table:table-cell>
          <table:table-cell/>
          <table:table-cell table:style-name="ce5" office:value-type="float" office:value="0.9453125" calcext:value-type="float">
            <text:p>0.9453125</text:p>
          </table:table-cell>
          <table:table-cell table:style-name="ce17" office:value-type="string" calcext:value-type="string">
            <text:p>121 ÷ 128</text:p>
          </table:table-cell>
          <table:table-cell table:style-name="ce17" table:formula="of:=121/128" office:value-type="float" office:value="0.9453125" calcext:value-type="float">
            <text:p>0.9453125</text:p>
          </table:table-cell>
          <table:table-cell table:style-name="ce15" table:formula="of:=ABS([.L127]-[.N127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27]+1" office:value-type="float" office:value="122" calcext:value-type="float">
            <text:p>122</text:p>
          </table:table-cell>
          <table:table-cell table:style-name="ce5" table:formula="of:=[.$B128]/[.C$5]" office:value-type="float" office:value="122" calcext:value-type="float">
            <text:p>122</text:p>
          </table:table-cell>
          <table:table-cell table:style-name="ce6" table:formula="of:=[.$B128]/[.D$5]" office:value-type="float" office:value="61" calcext:value-type="float">
            <text:p>61</text:p>
          </table:table-cell>
          <table:table-cell table:style-name="ce6" table:formula="of:=[.$B128]/[.E$5]" office:value-type="float" office:value="30.5" calcext:value-type="float">
            <text:p>30.5</text:p>
          </table:table-cell>
          <table:table-cell table:style-name="ce6" table:formula="of:=[.$B128]/[.F$5]" office:value-type="float" office:value="15.25" calcext:value-type="float">
            <text:p>15.25</text:p>
          </table:table-cell>
          <table:table-cell table:style-name="ce6" table:formula="of:=[.$B128]/[.G$5]" office:value-type="float" office:value="7.625" calcext:value-type="float">
            <text:p>7.625</text:p>
          </table:table-cell>
          <table:table-cell table:style-name="ce6" table:formula="of:=[.$B128]/[.H$5]" office:value-type="float" office:value="3.8125" calcext:value-type="float">
            <text:p>3.8125</text:p>
          </table:table-cell>
          <table:table-cell table:style-name="ce6" table:formula="of:=[.$B128]/[.I$5]" office:value-type="float" office:value="1.90625" calcext:value-type="float">
            <text:p>1.90625</text:p>
          </table:table-cell>
          <table:table-cell table:style-name="ce6" table:formula="of:=[.$B128]/[.J$5]" office:value-type="float" office:value="0.953125" calcext:value-type="float">
            <text:p>0.953125</text:p>
          </table:table-cell>
          <table:table-cell/>
          <table:table-cell table:style-name="ce5" office:value-type="float" office:value="0.953125" calcext:value-type="float">
            <text:p>0.953125</text:p>
          </table:table-cell>
          <table:table-cell table:style-name="ce17" office:value-type="string" calcext:value-type="string">
            <text:p>61 ÷ 64</text:p>
          </table:table-cell>
          <table:table-cell table:style-name="ce17" table:formula="of:=61/64" office:value-type="float" office:value="0.953125" calcext:value-type="float">
            <text:p>0.953125</text:p>
          </table:table-cell>
          <table:table-cell table:style-name="ce15" table:formula="of:=ABS([.L128]-[.N128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28]+1" office:value-type="float" office:value="123" calcext:value-type="float">
            <text:p>123</text:p>
          </table:table-cell>
          <table:table-cell table:style-name="ce5" table:formula="of:=[.$B129]/[.C$5]" office:value-type="float" office:value="123" calcext:value-type="float">
            <text:p>123</text:p>
          </table:table-cell>
          <table:table-cell table:style-name="ce5" table:formula="of:=[.$B129]/[.D$5]" office:value-type="float" office:value="61.5" calcext:value-type="float">
            <text:p>61.5</text:p>
          </table:table-cell>
          <table:table-cell table:style-name="ce5" table:formula="of:=[.$B129]/[.E$5]" office:value-type="float" office:value="30.75" calcext:value-type="float">
            <text:p>30.75</text:p>
          </table:table-cell>
          <table:table-cell table:style-name="ce5" table:formula="of:=[.$B129]/[.F$5]" office:value-type="float" office:value="15.375" calcext:value-type="float">
            <text:p>15.375</text:p>
          </table:table-cell>
          <table:table-cell table:style-name="ce5" table:formula="of:=[.$B129]/[.G$5]" office:value-type="float" office:value="7.6875" calcext:value-type="float">
            <text:p>7.6875</text:p>
          </table:table-cell>
          <table:table-cell table:style-name="ce5" table:formula="of:=[.$B129]/[.H$5]" office:value-type="float" office:value="3.84375" calcext:value-type="float">
            <text:p>3.84375</text:p>
          </table:table-cell>
          <table:table-cell table:style-name="ce5" table:formula="of:=[.$B129]/[.I$5]" office:value-type="float" office:value="1.921875" calcext:value-type="float">
            <text:p>1.921875</text:p>
          </table:table-cell>
          <table:table-cell table:style-name="ce5" table:formula="of:=[.$B129]/[.J$5]" office:value-type="float" office:value="0.9609375" calcext:value-type="float">
            <text:p>0.9609375</text:p>
          </table:table-cell>
          <table:table-cell/>
          <table:table-cell table:style-name="ce5" office:value-type="float" office:value="0.9609375" calcext:value-type="float">
            <text:p>0.9609375</text:p>
          </table:table-cell>
          <table:table-cell table:style-name="ce17" office:value-type="string" calcext:value-type="string">
            <text:p>123 ÷ 128</text:p>
          </table:table-cell>
          <table:table-cell table:style-name="ce17" table:formula="of:=123/128" office:value-type="float" office:value="0.9609375" calcext:value-type="float">
            <text:p>0.9609375</text:p>
          </table:table-cell>
          <table:table-cell table:style-name="ce15" table:formula="of:=ABS([.L129]-[.N129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29]+1" office:value-type="float" office:value="124" calcext:value-type="float">
            <text:p>124</text:p>
          </table:table-cell>
          <table:table-cell table:style-name="ce5" table:formula="of:=[.$B130]/[.C$5]" office:value-type="float" office:value="124" calcext:value-type="float">
            <text:p>124</text:p>
          </table:table-cell>
          <table:table-cell table:style-name="ce6" table:formula="of:=[.$B130]/[.D$5]" office:value-type="float" office:value="62" calcext:value-type="float">
            <text:p>62</text:p>
          </table:table-cell>
          <table:table-cell table:style-name="ce6" table:formula="of:=[.$B130]/[.E$5]" office:value-type="float" office:value="31" calcext:value-type="float">
            <text:p>31</text:p>
          </table:table-cell>
          <table:table-cell table:style-name="ce6" table:formula="of:=[.$B130]/[.F$5]" office:value-type="float" office:value="15.5" calcext:value-type="float">
            <text:p>15.5</text:p>
          </table:table-cell>
          <table:table-cell table:style-name="ce6" table:formula="of:=[.$B130]/[.G$5]" office:value-type="float" office:value="7.75" calcext:value-type="float">
            <text:p>7.75</text:p>
          </table:table-cell>
          <table:table-cell table:style-name="ce6" table:formula="of:=[.$B130]/[.H$5]" office:value-type="float" office:value="3.875" calcext:value-type="float">
            <text:p>3.875</text:p>
          </table:table-cell>
          <table:table-cell table:style-name="ce6" table:formula="of:=[.$B130]/[.I$5]" office:value-type="float" office:value="1.9375" calcext:value-type="float">
            <text:p>1.9375</text:p>
          </table:table-cell>
          <table:table-cell table:style-name="ce6" table:formula="of:=[.$B130]/[.J$5]" office:value-type="float" office:value="0.96875" calcext:value-type="float">
            <text:p>0.96875</text:p>
          </table:table-cell>
          <table:table-cell/>
          <table:table-cell table:style-name="ce5" office:value-type="float" office:value="0.96875" calcext:value-type="float">
            <text:p>0.96875</text:p>
          </table:table-cell>
          <table:table-cell table:style-name="ce17" office:value-type="string" calcext:value-type="string">
            <text:p>31 ÷ 32</text:p>
          </table:table-cell>
          <table:table-cell table:style-name="ce17" table:formula="of:=31/32" office:value-type="float" office:value="0.96875" calcext:value-type="float">
            <text:p>0.96875</text:p>
          </table:table-cell>
          <table:table-cell table:style-name="ce15" table:formula="of:=ABS([.L130]-[.N130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30]+1" office:value-type="float" office:value="125" calcext:value-type="float">
            <text:p>125</text:p>
          </table:table-cell>
          <table:table-cell table:style-name="ce5" table:formula="of:=[.$B131]/[.C$5]" office:value-type="float" office:value="125" calcext:value-type="float">
            <text:p>125</text:p>
          </table:table-cell>
          <table:table-cell table:style-name="ce5" table:formula="of:=[.$B131]/[.D$5]" office:value-type="float" office:value="62.5" calcext:value-type="float">
            <text:p>62.5</text:p>
          </table:table-cell>
          <table:table-cell table:style-name="ce5" table:formula="of:=[.$B131]/[.E$5]" office:value-type="float" office:value="31.25" calcext:value-type="float">
            <text:p>31.25</text:p>
          </table:table-cell>
          <table:table-cell table:style-name="ce5" table:formula="of:=[.$B131]/[.F$5]" office:value-type="float" office:value="15.625" calcext:value-type="float">
            <text:p>15.625</text:p>
          </table:table-cell>
          <table:table-cell table:style-name="ce5" table:formula="of:=[.$B131]/[.G$5]" office:value-type="float" office:value="7.8125" calcext:value-type="float">
            <text:p>7.8125</text:p>
          </table:table-cell>
          <table:table-cell table:style-name="ce5" table:formula="of:=[.$B131]/[.H$5]" office:value-type="float" office:value="3.90625" calcext:value-type="float">
            <text:p>3.90625</text:p>
          </table:table-cell>
          <table:table-cell table:style-name="ce5" table:formula="of:=[.$B131]/[.I$5]" office:value-type="float" office:value="1.953125" calcext:value-type="float">
            <text:p>1.953125</text:p>
          </table:table-cell>
          <table:table-cell table:style-name="ce5" table:formula="of:=[.$B131]/[.J$5]" office:value-type="float" office:value="0.9765625" calcext:value-type="float">
            <text:p>0.9765625</text:p>
          </table:table-cell>
          <table:table-cell/>
          <table:table-cell table:style-name="ce5" office:value-type="float" office:value="0.9765625" calcext:value-type="float">
            <text:p>0.9765625</text:p>
          </table:table-cell>
          <table:table-cell table:style-name="ce17" office:value-type="string" calcext:value-type="string">
            <text:p>125 ÷ 128</text:p>
          </table:table-cell>
          <table:table-cell table:style-name="ce17" table:formula="of:=125/128" office:value-type="float" office:value="0.9765625" calcext:value-type="float">
            <text:p>0.9765625</text:p>
          </table:table-cell>
          <table:table-cell table:style-name="ce15" table:formula="of:=ABS([.L131]-[.N131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31]+1" office:value-type="float" office:value="126" calcext:value-type="float">
            <text:p>126</text:p>
          </table:table-cell>
          <table:table-cell table:style-name="ce5" table:formula="of:=[.$B132]/[.C$5]" office:value-type="float" office:value="126" calcext:value-type="float">
            <text:p>126</text:p>
          </table:table-cell>
          <table:table-cell table:style-name="ce6" table:formula="of:=[.$B132]/[.D$5]" office:value-type="float" office:value="63" calcext:value-type="float">
            <text:p>63</text:p>
          </table:table-cell>
          <table:table-cell table:style-name="ce6" table:formula="of:=[.$B132]/[.E$5]" office:value-type="float" office:value="31.5" calcext:value-type="float">
            <text:p>31.5</text:p>
          </table:table-cell>
          <table:table-cell table:style-name="ce6" table:formula="of:=[.$B132]/[.F$5]" office:value-type="float" office:value="15.75" calcext:value-type="float">
            <text:p>15.75</text:p>
          </table:table-cell>
          <table:table-cell table:style-name="ce6" table:formula="of:=[.$B132]/[.G$5]" office:value-type="float" office:value="7.875" calcext:value-type="float">
            <text:p>7.875</text:p>
          </table:table-cell>
          <table:table-cell table:style-name="ce6" table:formula="of:=[.$B132]/[.H$5]" office:value-type="float" office:value="3.9375" calcext:value-type="float">
            <text:p>3.9375</text:p>
          </table:table-cell>
          <table:table-cell table:style-name="ce6" table:formula="of:=[.$B132]/[.I$5]" office:value-type="float" office:value="1.96875" calcext:value-type="float">
            <text:p>1.96875</text:p>
          </table:table-cell>
          <table:table-cell table:style-name="ce6" table:formula="of:=[.$B132]/[.J$5]" office:value-type="float" office:value="0.984375" calcext:value-type="float">
            <text:p>0.984375</text:p>
          </table:table-cell>
          <table:table-cell/>
          <table:table-cell table:style-name="ce5" office:value-type="float" office:value="0.984375" calcext:value-type="float">
            <text:p>0.984375</text:p>
          </table:table-cell>
          <table:table-cell table:style-name="ce17" office:value-type="string" calcext:value-type="string">
            <text:p>63 ÷ 64</text:p>
          </table:table-cell>
          <table:table-cell table:style-name="ce17" table:formula="of:=63/64" office:value-type="float" office:value="0.984375" calcext:value-type="float">
            <text:p>0.984375</text:p>
          </table:table-cell>
          <table:table-cell table:style-name="ce15" table:formula="of:=ABS([.L132]-[.N132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32]+1" office:value-type="float" office:value="127" calcext:value-type="float">
            <text:p>127</text:p>
          </table:table-cell>
          <table:table-cell table:style-name="ce5" table:formula="of:=[.$B133]/[.C$5]" office:value-type="float" office:value="127" calcext:value-type="float">
            <text:p>127</text:p>
          </table:table-cell>
          <table:table-cell table:style-name="ce5" table:formula="of:=[.$B133]/[.D$5]" office:value-type="float" office:value="63.5" calcext:value-type="float">
            <text:p>63.5</text:p>
          </table:table-cell>
          <table:table-cell table:style-name="ce5" table:formula="of:=[.$B133]/[.E$5]" office:value-type="float" office:value="31.75" calcext:value-type="float">
            <text:p>31.75</text:p>
          </table:table-cell>
          <table:table-cell table:style-name="ce5" table:formula="of:=[.$B133]/[.F$5]" office:value-type="float" office:value="15.875" calcext:value-type="float">
            <text:p>15.875</text:p>
          </table:table-cell>
          <table:table-cell table:style-name="ce5" table:formula="of:=[.$B133]/[.G$5]" office:value-type="float" office:value="7.9375" calcext:value-type="float">
            <text:p>7.9375</text:p>
          </table:table-cell>
          <table:table-cell table:style-name="ce5" table:formula="of:=[.$B133]/[.H$5]" office:value-type="float" office:value="3.96875" calcext:value-type="float">
            <text:p>3.96875</text:p>
          </table:table-cell>
          <table:table-cell table:style-name="ce5" table:formula="of:=[.$B133]/[.I$5]" office:value-type="float" office:value="1.984375" calcext:value-type="float">
            <text:p>1.984375</text:p>
          </table:table-cell>
          <table:table-cell table:style-name="ce5" table:formula="of:=[.$B133]/[.J$5]" office:value-type="float" office:value="0.9921875" calcext:value-type="float">
            <text:p>0.9921875</text:p>
          </table:table-cell>
          <table:table-cell/>
          <table:table-cell table:style-name="ce5" office:value-type="float" office:value="0.9921875" calcext:value-type="float">
            <text:p>0.9921875</text:p>
          </table:table-cell>
          <table:table-cell table:style-name="ce17" office:value-type="string" calcext:value-type="string">
            <text:p>127 ÷ 128</text:p>
          </table:table-cell>
          <table:table-cell table:style-name="ce17" table:formula="of:=127/128" office:value-type="float" office:value="0.9921875" calcext:value-type="float">
            <text:p>0.9921875</text:p>
          </table:table-cell>
          <table:table-cell table:style-name="ce15" table:formula="of:=ABS([.L133]-[.N133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33]+1" office:value-type="float" office:value="128" calcext:value-type="float">
            <text:p>128</text:p>
          </table:table-cell>
          <table:table-cell table:style-name="ce5" table:formula="of:=[.$B134]/[.C$5]" office:value-type="float" office:value="128" calcext:value-type="float">
            <text:p>128</text:p>
          </table:table-cell>
          <table:table-cell table:style-name="ce6" table:formula="of:=[.$B134]/[.D$5]" office:value-type="float" office:value="64" calcext:value-type="float">
            <text:p>64</text:p>
          </table:table-cell>
          <table:table-cell table:style-name="ce6" table:formula="of:=[.$B134]/[.E$5]" office:value-type="float" office:value="32" calcext:value-type="float">
            <text:p>32</text:p>
          </table:table-cell>
          <table:table-cell table:style-name="ce6" table:formula="of:=[.$B134]/[.F$5]" office:value-type="float" office:value="16" calcext:value-type="float">
            <text:p>16</text:p>
          </table:table-cell>
          <table:table-cell table:style-name="ce6" table:formula="of:=[.$B134]/[.G$5]" office:value-type="float" office:value="8" calcext:value-type="float">
            <text:p>8</text:p>
          </table:table-cell>
          <table:table-cell table:style-name="ce6" table:formula="of:=[.$B134]/[.H$5]" office:value-type="float" office:value="4" calcext:value-type="float">
            <text:p>4</text:p>
          </table:table-cell>
          <table:table-cell table:style-name="ce6" table:formula="of:=[.$B134]/[.I$5]" office:value-type="float" office:value="2" calcext:value-type="float">
            <text:p>2</text:p>
          </table:table-cell>
          <table:table-cell table:style-name="ce6" table:formula="of:=[.$B134]/[.J$5]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1 ÷ 1</text:p>
          </table:table-cell>
          <table:table-cell table:style-name="ce17" table:formula="of:=1/1" office:value-type="float" office:value="1" calcext:value-type="float">
            <text:p>1</text:p>
          </table:table-cell>
          <table:table-cell table:style-name="ce15" table:formula="of:=ABS([.L134]-[.N134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34]+1" office:value-type="float" office:value="129" calcext:value-type="float">
            <text:p>129</text:p>
          </table:table-cell>
          <table:table-cell table:style-name="ce5" table:formula="of:=[.$B135]/[.C$5]" office:value-type="float" office:value="129" calcext:value-type="float">
            <text:p>129</text:p>
          </table:table-cell>
          <table:table-cell table:style-name="ce5" table:formula="of:=[.$B135]/[.D$5]" office:value-type="float" office:value="64.5" calcext:value-type="float">
            <text:p>64.5</text:p>
          </table:table-cell>
          <table:table-cell table:style-name="ce5" table:formula="of:=[.$B135]/[.E$5]" office:value-type="float" office:value="32.25" calcext:value-type="float">
            <text:p>32.25</text:p>
          </table:table-cell>
          <table:table-cell table:style-name="ce5" table:formula="of:=[.$B135]/[.F$5]" office:value-type="float" office:value="16.125" calcext:value-type="float">
            <text:p>16.125</text:p>
          </table:table-cell>
          <table:table-cell table:style-name="ce5" table:formula="of:=[.$B135]/[.G$5]" office:value-type="float" office:value="8.0625" calcext:value-type="float">
            <text:p>8.0625</text:p>
          </table:table-cell>
          <table:table-cell table:style-name="ce5" table:formula="of:=[.$B135]/[.H$5]" office:value-type="float" office:value="4.03125" calcext:value-type="float">
            <text:p>4.03125</text:p>
          </table:table-cell>
          <table:table-cell table:style-name="ce5" table:formula="of:=[.$B135]/[.I$5]" office:value-type="float" office:value="2.015625" calcext:value-type="float">
            <text:p>2.015625</text:p>
          </table:table-cell>
          <table:table-cell table:style-name="ce5" table:formula="of:=[.$B135]/[.J$5]" office:value-type="float" office:value="1.0078125" calcext:value-type="float">
            <text:p>1.0078125</text:p>
          </table:table-cell>
          <table:table-cell/>
          <table:table-cell table:style-name="ce5" office:value-type="float" office:value="1.0078125" calcext:value-type="float">
            <text:p>1.0078125</text:p>
          </table:table-cell>
          <table:table-cell table:style-name="ce17" office:value-type="string" calcext:value-type="string">
            <text:p>129 ÷ 128</text:p>
          </table:table-cell>
          <table:table-cell table:style-name="ce17" table:formula="of:=129/128" office:value-type="float" office:value="1.0078125" calcext:value-type="float">
            <text:p>1.0078125</text:p>
          </table:table-cell>
          <table:table-cell table:style-name="ce15" table:formula="of:=ABS([.L135]-[.N135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35]+1" office:value-type="float" office:value="130" calcext:value-type="float">
            <text:p>130</text:p>
          </table:table-cell>
          <table:table-cell table:style-name="ce5" table:formula="of:=[.$B136]/[.C$5]" office:value-type="float" office:value="130" calcext:value-type="float">
            <text:p>130</text:p>
          </table:table-cell>
          <table:table-cell table:style-name="ce6" table:formula="of:=[.$B136]/[.D$5]" office:value-type="float" office:value="65" calcext:value-type="float">
            <text:p>65</text:p>
          </table:table-cell>
          <table:table-cell table:style-name="ce6" table:formula="of:=[.$B136]/[.E$5]" office:value-type="float" office:value="32.5" calcext:value-type="float">
            <text:p>32.5</text:p>
          </table:table-cell>
          <table:table-cell table:style-name="ce6" table:formula="of:=[.$B136]/[.F$5]" office:value-type="float" office:value="16.25" calcext:value-type="float">
            <text:p>16.25</text:p>
          </table:table-cell>
          <table:table-cell table:style-name="ce6" table:formula="of:=[.$B136]/[.G$5]" office:value-type="float" office:value="8.125" calcext:value-type="float">
            <text:p>8.125</text:p>
          </table:table-cell>
          <table:table-cell table:style-name="ce6" table:formula="of:=[.$B136]/[.H$5]" office:value-type="float" office:value="4.0625" calcext:value-type="float">
            <text:p>4.0625</text:p>
          </table:table-cell>
          <table:table-cell table:style-name="ce6" table:formula="of:=[.$B136]/[.I$5]" office:value-type="float" office:value="2.03125" calcext:value-type="float">
            <text:p>2.03125</text:p>
          </table:table-cell>
          <table:table-cell table:style-name="ce6" table:formula="of:=[.$B136]/[.J$5]" office:value-type="float" office:value="1.015625" calcext:value-type="float">
            <text:p>1.015625</text:p>
          </table:table-cell>
          <table:table-cell/>
          <table:table-cell table:style-name="ce5" office:value-type="float" office:value="1.015625" calcext:value-type="float">
            <text:p>1.015625</text:p>
          </table:table-cell>
          <table:table-cell table:style-name="ce17" office:value-type="string" calcext:value-type="string">
            <text:p>65 ÷ 64</text:p>
          </table:table-cell>
          <table:table-cell table:style-name="ce17" table:formula="of:=65/64" office:value-type="float" office:value="1.015625" calcext:value-type="float">
            <text:p>1.015625</text:p>
          </table:table-cell>
          <table:table-cell table:style-name="ce15" table:formula="of:=ABS([.L136]-[.N136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36]+1" office:value-type="float" office:value="131" calcext:value-type="float">
            <text:p>131</text:p>
          </table:table-cell>
          <table:table-cell table:style-name="ce5" table:formula="of:=[.$B137]/[.C$5]" office:value-type="float" office:value="131" calcext:value-type="float">
            <text:p>131</text:p>
          </table:table-cell>
          <table:table-cell table:style-name="ce5" table:formula="of:=[.$B137]/[.D$5]" office:value-type="float" office:value="65.5" calcext:value-type="float">
            <text:p>65.5</text:p>
          </table:table-cell>
          <table:table-cell table:style-name="ce5" table:formula="of:=[.$B137]/[.E$5]" office:value-type="float" office:value="32.75" calcext:value-type="float">
            <text:p>32.75</text:p>
          </table:table-cell>
          <table:table-cell table:style-name="ce5" table:formula="of:=[.$B137]/[.F$5]" office:value-type="float" office:value="16.375" calcext:value-type="float">
            <text:p>16.375</text:p>
          </table:table-cell>
          <table:table-cell table:style-name="ce5" table:formula="of:=[.$B137]/[.G$5]" office:value-type="float" office:value="8.1875" calcext:value-type="float">
            <text:p>8.1875</text:p>
          </table:table-cell>
          <table:table-cell table:style-name="ce5" table:formula="of:=[.$B137]/[.H$5]" office:value-type="float" office:value="4.09375" calcext:value-type="float">
            <text:p>4.09375</text:p>
          </table:table-cell>
          <table:table-cell table:style-name="ce5" table:formula="of:=[.$B137]/[.I$5]" office:value-type="float" office:value="2.046875" calcext:value-type="float">
            <text:p>2.046875</text:p>
          </table:table-cell>
          <table:table-cell table:style-name="ce5" table:formula="of:=[.$B137]/[.J$5]" office:value-type="float" office:value="1.0234375" calcext:value-type="float">
            <text:p>1.0234375</text:p>
          </table:table-cell>
          <table:table-cell/>
          <table:table-cell table:style-name="ce5" office:value-type="float" office:value="1.0234375" calcext:value-type="float">
            <text:p>1.0234375</text:p>
          </table:table-cell>
          <table:table-cell table:style-name="ce17" office:value-type="string" calcext:value-type="string">
            <text:p>131 ÷ 128</text:p>
          </table:table-cell>
          <table:table-cell table:style-name="ce17" table:formula="of:=131/128" office:value-type="float" office:value="1.0234375" calcext:value-type="float">
            <text:p>1.0234375</text:p>
          </table:table-cell>
          <table:table-cell table:style-name="ce15" table:formula="of:=ABS([.L137]-[.N137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37]+1" office:value-type="float" office:value="132" calcext:value-type="float">
            <text:p>132</text:p>
          </table:table-cell>
          <table:table-cell table:style-name="ce5" table:formula="of:=[.$B138]/[.C$5]" office:value-type="float" office:value="132" calcext:value-type="float">
            <text:p>132</text:p>
          </table:table-cell>
          <table:table-cell table:style-name="ce6" table:formula="of:=[.$B138]/[.D$5]" office:value-type="float" office:value="66" calcext:value-type="float">
            <text:p>66</text:p>
          </table:table-cell>
          <table:table-cell table:style-name="ce6" table:formula="of:=[.$B138]/[.E$5]" office:value-type="float" office:value="33" calcext:value-type="float">
            <text:p>33</text:p>
          </table:table-cell>
          <table:table-cell table:style-name="ce6" table:formula="of:=[.$B138]/[.F$5]" office:value-type="float" office:value="16.5" calcext:value-type="float">
            <text:p>16.5</text:p>
          </table:table-cell>
          <table:table-cell table:style-name="ce6" table:formula="of:=[.$B138]/[.G$5]" office:value-type="float" office:value="8.25" calcext:value-type="float">
            <text:p>8.25</text:p>
          </table:table-cell>
          <table:table-cell table:style-name="ce6" table:formula="of:=[.$B138]/[.H$5]" office:value-type="float" office:value="4.125" calcext:value-type="float">
            <text:p>4.125</text:p>
          </table:table-cell>
          <table:table-cell table:style-name="ce6" table:formula="of:=[.$B138]/[.I$5]" office:value-type="float" office:value="2.0625" calcext:value-type="float">
            <text:p>2.0625</text:p>
          </table:table-cell>
          <table:table-cell table:style-name="ce6" table:formula="of:=[.$B138]/[.J$5]" office:value-type="float" office:value="1.03125" calcext:value-type="float">
            <text:p>1.03125</text:p>
          </table:table-cell>
          <table:table-cell/>
          <table:table-cell table:style-name="ce5" office:value-type="float" office:value="1.03125" calcext:value-type="float">
            <text:p>1.03125</text:p>
          </table:table-cell>
          <table:table-cell table:style-name="ce17" office:value-type="string" calcext:value-type="string">
            <text:p>33 ÷ 32</text:p>
          </table:table-cell>
          <table:table-cell table:style-name="ce17" table:formula="of:=33/32" office:value-type="float" office:value="1.03125" calcext:value-type="float">
            <text:p>1.03125</text:p>
          </table:table-cell>
          <table:table-cell table:style-name="ce15" table:formula="of:=ABS([.L138]-[.N138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38]+1" office:value-type="float" office:value="133" calcext:value-type="float">
            <text:p>133</text:p>
          </table:table-cell>
          <table:table-cell table:style-name="ce5" table:formula="of:=[.$B139]/[.C$5]" office:value-type="float" office:value="133" calcext:value-type="float">
            <text:p>133</text:p>
          </table:table-cell>
          <table:table-cell table:style-name="ce5" table:formula="of:=[.$B139]/[.D$5]" office:value-type="float" office:value="66.5" calcext:value-type="float">
            <text:p>66.5</text:p>
          </table:table-cell>
          <table:table-cell table:style-name="ce5" table:formula="of:=[.$B139]/[.E$5]" office:value-type="float" office:value="33.25" calcext:value-type="float">
            <text:p>33.25</text:p>
          </table:table-cell>
          <table:table-cell table:style-name="ce5" table:formula="of:=[.$B139]/[.F$5]" office:value-type="float" office:value="16.625" calcext:value-type="float">
            <text:p>16.625</text:p>
          </table:table-cell>
          <table:table-cell table:style-name="ce5" table:formula="of:=[.$B139]/[.G$5]" office:value-type="float" office:value="8.3125" calcext:value-type="float">
            <text:p>8.3125</text:p>
          </table:table-cell>
          <table:table-cell table:style-name="ce5" table:formula="of:=[.$B139]/[.H$5]" office:value-type="float" office:value="4.15625" calcext:value-type="float">
            <text:p>4.15625</text:p>
          </table:table-cell>
          <table:table-cell table:style-name="ce5" table:formula="of:=[.$B139]/[.I$5]" office:value-type="float" office:value="2.078125" calcext:value-type="float">
            <text:p>2.078125</text:p>
          </table:table-cell>
          <table:table-cell table:style-name="ce5" table:formula="of:=[.$B139]/[.J$5]" office:value-type="float" office:value="1.0390625" calcext:value-type="float">
            <text:p>1.0390625</text:p>
          </table:table-cell>
          <table:table-cell/>
          <table:table-cell table:style-name="ce5" office:value-type="float" office:value="1.0390625" calcext:value-type="float">
            <text:p>1.0390625</text:p>
          </table:table-cell>
          <table:table-cell table:style-name="ce17" office:value-type="string" calcext:value-type="string">
            <text:p>133 ÷ 128</text:p>
          </table:table-cell>
          <table:table-cell table:style-name="ce17" table:formula="of:=133/128" office:value-type="float" office:value="1.0390625" calcext:value-type="float">
            <text:p>1.0390625</text:p>
          </table:table-cell>
          <table:table-cell table:style-name="ce15" table:formula="of:=ABS([.L139]-[.N139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39]+1" office:value-type="float" office:value="134" calcext:value-type="float">
            <text:p>134</text:p>
          </table:table-cell>
          <table:table-cell table:style-name="ce5" table:formula="of:=[.$B140]/[.C$5]" office:value-type="float" office:value="134" calcext:value-type="float">
            <text:p>134</text:p>
          </table:table-cell>
          <table:table-cell table:style-name="ce6" table:formula="of:=[.$B140]/[.D$5]" office:value-type="float" office:value="67" calcext:value-type="float">
            <text:p>67</text:p>
          </table:table-cell>
          <table:table-cell table:style-name="ce6" table:formula="of:=[.$B140]/[.E$5]" office:value-type="float" office:value="33.5" calcext:value-type="float">
            <text:p>33.5</text:p>
          </table:table-cell>
          <table:table-cell table:style-name="ce6" table:formula="of:=[.$B140]/[.F$5]" office:value-type="float" office:value="16.75" calcext:value-type="float">
            <text:p>16.75</text:p>
          </table:table-cell>
          <table:table-cell table:style-name="ce6" table:formula="of:=[.$B140]/[.G$5]" office:value-type="float" office:value="8.375" calcext:value-type="float">
            <text:p>8.375</text:p>
          </table:table-cell>
          <table:table-cell table:style-name="ce6" table:formula="of:=[.$B140]/[.H$5]" office:value-type="float" office:value="4.1875" calcext:value-type="float">
            <text:p>4.1875</text:p>
          </table:table-cell>
          <table:table-cell table:style-name="ce6" table:formula="of:=[.$B140]/[.I$5]" office:value-type="float" office:value="2.09375" calcext:value-type="float">
            <text:p>2.09375</text:p>
          </table:table-cell>
          <table:table-cell table:style-name="ce6" table:formula="of:=[.$B140]/[.J$5]" office:value-type="float" office:value="1.046875" calcext:value-type="float">
            <text:p>1.046875</text:p>
          </table:table-cell>
          <table:table-cell/>
          <table:table-cell table:style-name="ce5" office:value-type="float" office:value="1.046875" calcext:value-type="float">
            <text:p>1.046875</text:p>
          </table:table-cell>
          <table:table-cell table:style-name="ce17" office:value-type="string" calcext:value-type="string">
            <text:p>67 ÷ 64</text:p>
          </table:table-cell>
          <table:table-cell table:style-name="ce17" table:formula="of:=67/64" office:value-type="float" office:value="1.046875" calcext:value-type="float">
            <text:p>1.046875</text:p>
          </table:table-cell>
          <table:table-cell table:style-name="ce15" table:formula="of:=ABS([.L140]-[.N140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40]+1" office:value-type="float" office:value="135" calcext:value-type="float">
            <text:p>135</text:p>
          </table:table-cell>
          <table:table-cell table:style-name="ce5" table:formula="of:=[.$B141]/[.C$5]" office:value-type="float" office:value="135" calcext:value-type="float">
            <text:p>135</text:p>
          </table:table-cell>
          <table:table-cell table:style-name="ce5" table:formula="of:=[.$B141]/[.D$5]" office:value-type="float" office:value="67.5" calcext:value-type="float">
            <text:p>67.5</text:p>
          </table:table-cell>
          <table:table-cell table:style-name="ce5" table:formula="of:=[.$B141]/[.E$5]" office:value-type="float" office:value="33.75" calcext:value-type="float">
            <text:p>33.75</text:p>
          </table:table-cell>
          <table:table-cell table:style-name="ce5" table:formula="of:=[.$B141]/[.F$5]" office:value-type="float" office:value="16.875" calcext:value-type="float">
            <text:p>16.875</text:p>
          </table:table-cell>
          <table:table-cell table:style-name="ce5" table:formula="of:=[.$B141]/[.G$5]" office:value-type="float" office:value="8.4375" calcext:value-type="float">
            <text:p>8.4375</text:p>
          </table:table-cell>
          <table:table-cell table:style-name="ce5" table:formula="of:=[.$B141]/[.H$5]" office:value-type="float" office:value="4.21875" calcext:value-type="float">
            <text:p>4.21875</text:p>
          </table:table-cell>
          <table:table-cell table:style-name="ce5" table:formula="of:=[.$B141]/[.I$5]" office:value-type="float" office:value="2.109375" calcext:value-type="float">
            <text:p>2.109375</text:p>
          </table:table-cell>
          <table:table-cell table:style-name="ce5" table:formula="of:=[.$B141]/[.J$5]" office:value-type="float" office:value="1.0546875" calcext:value-type="float">
            <text:p>1.0546875</text:p>
          </table:table-cell>
          <table:table-cell/>
          <table:table-cell table:style-name="ce5" office:value-type="float" office:value="1.0546875" calcext:value-type="float">
            <text:p>1.0546875</text:p>
          </table:table-cell>
          <table:table-cell table:style-name="ce17" office:value-type="string" calcext:value-type="string">
            <text:p>135 ÷ 128</text:p>
          </table:table-cell>
          <table:table-cell table:style-name="ce17" table:formula="of:=135/128" office:value-type="float" office:value="1.0546875" calcext:value-type="float">
            <text:p>1.0546875</text:p>
          </table:table-cell>
          <table:table-cell table:style-name="ce15" table:formula="of:=ABS([.L141]-[.N141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41]+1" office:value-type="float" office:value="136" calcext:value-type="float">
            <text:p>136</text:p>
          </table:table-cell>
          <table:table-cell table:style-name="ce5" table:formula="of:=[.$B142]/[.C$5]" office:value-type="float" office:value="136" calcext:value-type="float">
            <text:p>136</text:p>
          </table:table-cell>
          <table:table-cell table:style-name="ce6" table:formula="of:=[.$B142]/[.D$5]" office:value-type="float" office:value="68" calcext:value-type="float">
            <text:p>68</text:p>
          </table:table-cell>
          <table:table-cell table:style-name="ce6" table:formula="of:=[.$B142]/[.E$5]" office:value-type="float" office:value="34" calcext:value-type="float">
            <text:p>34</text:p>
          </table:table-cell>
          <table:table-cell table:style-name="ce6" table:formula="of:=[.$B142]/[.F$5]" office:value-type="float" office:value="17" calcext:value-type="float">
            <text:p>17</text:p>
          </table:table-cell>
          <table:table-cell table:style-name="ce6" table:formula="of:=[.$B142]/[.G$5]" office:value-type="float" office:value="8.5" calcext:value-type="float">
            <text:p>8.5</text:p>
          </table:table-cell>
          <table:table-cell table:style-name="ce6" table:formula="of:=[.$B142]/[.H$5]" office:value-type="float" office:value="4.25" calcext:value-type="float">
            <text:p>4.25</text:p>
          </table:table-cell>
          <table:table-cell table:style-name="ce6" table:formula="of:=[.$B142]/[.I$5]" office:value-type="float" office:value="2.125" calcext:value-type="float">
            <text:p>2.125</text:p>
          </table:table-cell>
          <table:table-cell table:style-name="ce6" table:formula="of:=[.$B142]/[.J$5]" office:value-type="float" office:value="1.0625" calcext:value-type="float">
            <text:p>1.0625</text:p>
          </table:table-cell>
          <table:table-cell/>
          <table:table-cell table:style-name="ce5" office:value-type="float" office:value="1.0625" calcext:value-type="float">
            <text:p>1.0625</text:p>
          </table:table-cell>
          <table:table-cell table:style-name="ce17" office:value-type="string" calcext:value-type="string">
            <text:p>17 ÷ 16</text:p>
          </table:table-cell>
          <table:table-cell table:style-name="ce17" table:formula="of:=17/16" office:value-type="float" office:value="1.0625" calcext:value-type="float">
            <text:p>1.0625</text:p>
          </table:table-cell>
          <table:table-cell table:style-name="ce15" table:formula="of:=ABS([.L142]-[.N142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42]+1" office:value-type="float" office:value="137" calcext:value-type="float">
            <text:p>137</text:p>
          </table:table-cell>
          <table:table-cell table:style-name="ce5" table:formula="of:=[.$B143]/[.C$5]" office:value-type="float" office:value="137" calcext:value-type="float">
            <text:p>137</text:p>
          </table:table-cell>
          <table:table-cell table:style-name="ce5" table:formula="of:=[.$B143]/[.D$5]" office:value-type="float" office:value="68.5" calcext:value-type="float">
            <text:p>68.5</text:p>
          </table:table-cell>
          <table:table-cell table:style-name="ce5" table:formula="of:=[.$B143]/[.E$5]" office:value-type="float" office:value="34.25" calcext:value-type="float">
            <text:p>34.25</text:p>
          </table:table-cell>
          <table:table-cell table:style-name="ce5" table:formula="of:=[.$B143]/[.F$5]" office:value-type="float" office:value="17.125" calcext:value-type="float">
            <text:p>17.125</text:p>
          </table:table-cell>
          <table:table-cell table:style-name="ce5" table:formula="of:=[.$B143]/[.G$5]" office:value-type="float" office:value="8.5625" calcext:value-type="float">
            <text:p>8.5625</text:p>
          </table:table-cell>
          <table:table-cell table:style-name="ce5" table:formula="of:=[.$B143]/[.H$5]" office:value-type="float" office:value="4.28125" calcext:value-type="float">
            <text:p>4.28125</text:p>
          </table:table-cell>
          <table:table-cell table:style-name="ce5" table:formula="of:=[.$B143]/[.I$5]" office:value-type="float" office:value="2.140625" calcext:value-type="float">
            <text:p>2.140625</text:p>
          </table:table-cell>
          <table:table-cell table:style-name="ce5" table:formula="of:=[.$B143]/[.J$5]" office:value-type="float" office:value="1.0703125" calcext:value-type="float">
            <text:p>1.0703125</text:p>
          </table:table-cell>
          <table:table-cell/>
          <table:table-cell table:style-name="ce5" office:value-type="float" office:value="1.0703125" calcext:value-type="float">
            <text:p>1.0703125</text:p>
          </table:table-cell>
          <table:table-cell table:style-name="ce17" office:value-type="string" calcext:value-type="string">
            <text:p>137 ÷ 128</text:p>
          </table:table-cell>
          <table:table-cell table:style-name="ce17" table:formula="of:=137/128" office:value-type="float" office:value="1.0703125" calcext:value-type="float">
            <text:p>1.0703125</text:p>
          </table:table-cell>
          <table:table-cell table:style-name="ce15" table:formula="of:=ABS([.L143]-[.N143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43]+1" office:value-type="float" office:value="138" calcext:value-type="float">
            <text:p>138</text:p>
          </table:table-cell>
          <table:table-cell table:style-name="ce5" table:formula="of:=[.$B144]/[.C$5]" office:value-type="float" office:value="138" calcext:value-type="float">
            <text:p>138</text:p>
          </table:table-cell>
          <table:table-cell table:style-name="ce6" table:formula="of:=[.$B144]/[.D$5]" office:value-type="float" office:value="69" calcext:value-type="float">
            <text:p>69</text:p>
          </table:table-cell>
          <table:table-cell table:style-name="ce6" table:formula="of:=[.$B144]/[.E$5]" office:value-type="float" office:value="34.5" calcext:value-type="float">
            <text:p>34.5</text:p>
          </table:table-cell>
          <table:table-cell table:style-name="ce6" table:formula="of:=[.$B144]/[.F$5]" office:value-type="float" office:value="17.25" calcext:value-type="float">
            <text:p>17.25</text:p>
          </table:table-cell>
          <table:table-cell table:style-name="ce6" table:formula="of:=[.$B144]/[.G$5]" office:value-type="float" office:value="8.625" calcext:value-type="float">
            <text:p>8.625</text:p>
          </table:table-cell>
          <table:table-cell table:style-name="ce6" table:formula="of:=[.$B144]/[.H$5]" office:value-type="float" office:value="4.3125" calcext:value-type="float">
            <text:p>4.3125</text:p>
          </table:table-cell>
          <table:table-cell table:style-name="ce6" table:formula="of:=[.$B144]/[.I$5]" office:value-type="float" office:value="2.15625" calcext:value-type="float">
            <text:p>2.15625</text:p>
          </table:table-cell>
          <table:table-cell table:style-name="ce6" table:formula="of:=[.$B144]/[.J$5]" office:value-type="float" office:value="1.078125" calcext:value-type="float">
            <text:p>1.078125</text:p>
          </table:table-cell>
          <table:table-cell/>
          <table:table-cell table:style-name="ce5" office:value-type="float" office:value="1.078125" calcext:value-type="float">
            <text:p>1.078125</text:p>
          </table:table-cell>
          <table:table-cell table:style-name="ce17" office:value-type="string" calcext:value-type="string">
            <text:p>69 ÷ 64</text:p>
          </table:table-cell>
          <table:table-cell table:style-name="ce17" table:formula="of:=69/64" office:value-type="float" office:value="1.078125" calcext:value-type="float">
            <text:p>1.078125</text:p>
          </table:table-cell>
          <table:table-cell table:style-name="ce15" table:formula="of:=ABS([.L144]-[.N144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44]+1" office:value-type="float" office:value="139" calcext:value-type="float">
            <text:p>139</text:p>
          </table:table-cell>
          <table:table-cell table:style-name="ce5" table:formula="of:=[.$B145]/[.C$5]" office:value-type="float" office:value="139" calcext:value-type="float">
            <text:p>139</text:p>
          </table:table-cell>
          <table:table-cell table:style-name="ce5" table:formula="of:=[.$B145]/[.D$5]" office:value-type="float" office:value="69.5" calcext:value-type="float">
            <text:p>69.5</text:p>
          </table:table-cell>
          <table:table-cell table:style-name="ce5" table:formula="of:=[.$B145]/[.E$5]" office:value-type="float" office:value="34.75" calcext:value-type="float">
            <text:p>34.75</text:p>
          </table:table-cell>
          <table:table-cell table:style-name="ce5" table:formula="of:=[.$B145]/[.F$5]" office:value-type="float" office:value="17.375" calcext:value-type="float">
            <text:p>17.375</text:p>
          </table:table-cell>
          <table:table-cell table:style-name="ce5" table:formula="of:=[.$B145]/[.G$5]" office:value-type="float" office:value="8.6875" calcext:value-type="float">
            <text:p>8.6875</text:p>
          </table:table-cell>
          <table:table-cell table:style-name="ce5" table:formula="of:=[.$B145]/[.H$5]" office:value-type="float" office:value="4.34375" calcext:value-type="float">
            <text:p>4.34375</text:p>
          </table:table-cell>
          <table:table-cell table:style-name="ce5" table:formula="of:=[.$B145]/[.I$5]" office:value-type="float" office:value="2.171875" calcext:value-type="float">
            <text:p>2.171875</text:p>
          </table:table-cell>
          <table:table-cell table:style-name="ce5" table:formula="of:=[.$B145]/[.J$5]" office:value-type="float" office:value="1.0859375" calcext:value-type="float">
            <text:p>1.0859375</text:p>
          </table:table-cell>
          <table:table-cell/>
          <table:table-cell table:style-name="ce5" office:value-type="float" office:value="1.0859375" calcext:value-type="float">
            <text:p>1.0859375</text:p>
          </table:table-cell>
          <table:table-cell table:style-name="ce17" office:value-type="string" calcext:value-type="string">
            <text:p>139 ÷ 128</text:p>
          </table:table-cell>
          <table:table-cell table:style-name="ce17" table:formula="of:=139/128" office:value-type="float" office:value="1.0859375" calcext:value-type="float">
            <text:p>1.0859375</text:p>
          </table:table-cell>
          <table:table-cell table:style-name="ce15" table:formula="of:=ABS([.L145]-[.N145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45]+1" office:value-type="float" office:value="140" calcext:value-type="float">
            <text:p>140</text:p>
          </table:table-cell>
          <table:table-cell table:style-name="ce5" table:formula="of:=[.$B146]/[.C$5]" office:value-type="float" office:value="140" calcext:value-type="float">
            <text:p>140</text:p>
          </table:table-cell>
          <table:table-cell table:style-name="ce6" table:formula="of:=[.$B146]/[.D$5]" office:value-type="float" office:value="70" calcext:value-type="float">
            <text:p>70</text:p>
          </table:table-cell>
          <table:table-cell table:style-name="ce6" table:formula="of:=[.$B146]/[.E$5]" office:value-type="float" office:value="35" calcext:value-type="float">
            <text:p>35</text:p>
          </table:table-cell>
          <table:table-cell table:style-name="ce6" table:formula="of:=[.$B146]/[.F$5]" office:value-type="float" office:value="17.5" calcext:value-type="float">
            <text:p>17.5</text:p>
          </table:table-cell>
          <table:table-cell table:style-name="ce6" table:formula="of:=[.$B146]/[.G$5]" office:value-type="float" office:value="8.75" calcext:value-type="float">
            <text:p>8.75</text:p>
          </table:table-cell>
          <table:table-cell table:style-name="ce6" table:formula="of:=[.$B146]/[.H$5]" office:value-type="float" office:value="4.375" calcext:value-type="float">
            <text:p>4.375</text:p>
          </table:table-cell>
          <table:table-cell table:style-name="ce6" table:formula="of:=[.$B146]/[.I$5]" office:value-type="float" office:value="2.1875" calcext:value-type="float">
            <text:p>2.1875</text:p>
          </table:table-cell>
          <table:table-cell table:style-name="ce6" table:formula="of:=[.$B146]/[.J$5]" office:value-type="float" office:value="1.09375" calcext:value-type="float">
            <text:p>1.09375</text:p>
          </table:table-cell>
          <table:table-cell/>
          <table:table-cell table:style-name="ce5" office:value-type="float" office:value="1.09375" calcext:value-type="float">
            <text:p>1.09375</text:p>
          </table:table-cell>
          <table:table-cell table:style-name="ce17" office:value-type="string" calcext:value-type="string">
            <text:p>35 ÷ 32</text:p>
          </table:table-cell>
          <table:table-cell table:style-name="ce17" table:formula="of:=35/32" office:value-type="float" office:value="1.09375" calcext:value-type="float">
            <text:p>1.09375</text:p>
          </table:table-cell>
          <table:table-cell table:style-name="ce15" table:formula="of:=ABS([.L146]-[.N146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46]+1" office:value-type="float" office:value="141" calcext:value-type="float">
            <text:p>141</text:p>
          </table:table-cell>
          <table:table-cell table:style-name="ce5" table:formula="of:=[.$B147]/[.C$5]" office:value-type="float" office:value="141" calcext:value-type="float">
            <text:p>141</text:p>
          </table:table-cell>
          <table:table-cell table:style-name="ce5" table:formula="of:=[.$B147]/[.D$5]" office:value-type="float" office:value="70.5" calcext:value-type="float">
            <text:p>70.5</text:p>
          </table:table-cell>
          <table:table-cell table:style-name="ce5" table:formula="of:=[.$B147]/[.E$5]" office:value-type="float" office:value="35.25" calcext:value-type="float">
            <text:p>35.25</text:p>
          </table:table-cell>
          <table:table-cell table:style-name="ce5" table:formula="of:=[.$B147]/[.F$5]" office:value-type="float" office:value="17.625" calcext:value-type="float">
            <text:p>17.625</text:p>
          </table:table-cell>
          <table:table-cell table:style-name="ce5" table:formula="of:=[.$B147]/[.G$5]" office:value-type="float" office:value="8.8125" calcext:value-type="float">
            <text:p>8.8125</text:p>
          </table:table-cell>
          <table:table-cell table:style-name="ce5" table:formula="of:=[.$B147]/[.H$5]" office:value-type="float" office:value="4.40625" calcext:value-type="float">
            <text:p>4.40625</text:p>
          </table:table-cell>
          <table:table-cell table:style-name="ce5" table:formula="of:=[.$B147]/[.I$5]" office:value-type="float" office:value="2.203125" calcext:value-type="float">
            <text:p>2.203125</text:p>
          </table:table-cell>
          <table:table-cell table:style-name="ce5" table:formula="of:=[.$B147]/[.J$5]" office:value-type="float" office:value="1.1015625" calcext:value-type="float">
            <text:p>1.1015625</text:p>
          </table:table-cell>
          <table:table-cell/>
          <table:table-cell table:style-name="ce5" office:value-type="float" office:value="1.1015625" calcext:value-type="float">
            <text:p>1.1015625</text:p>
          </table:table-cell>
          <table:table-cell table:style-name="ce17" office:value-type="string" calcext:value-type="string">
            <text:p>141 ÷ 128</text:p>
          </table:table-cell>
          <table:table-cell table:style-name="ce17" table:formula="of:=141/128" office:value-type="float" office:value="1.1015625" calcext:value-type="float">
            <text:p>1.1015625</text:p>
          </table:table-cell>
          <table:table-cell table:style-name="ce15" table:formula="of:=ABS([.L147]-[.N147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47]+1" office:value-type="float" office:value="142" calcext:value-type="float">
            <text:p>142</text:p>
          </table:table-cell>
          <table:table-cell table:style-name="ce5" table:formula="of:=[.$B148]/[.C$5]" office:value-type="float" office:value="142" calcext:value-type="float">
            <text:p>142</text:p>
          </table:table-cell>
          <table:table-cell table:style-name="ce6" table:formula="of:=[.$B148]/[.D$5]" office:value-type="float" office:value="71" calcext:value-type="float">
            <text:p>71</text:p>
          </table:table-cell>
          <table:table-cell table:style-name="ce6" table:formula="of:=[.$B148]/[.E$5]" office:value-type="float" office:value="35.5" calcext:value-type="float">
            <text:p>35.5</text:p>
          </table:table-cell>
          <table:table-cell table:style-name="ce6" table:formula="of:=[.$B148]/[.F$5]" office:value-type="float" office:value="17.75" calcext:value-type="float">
            <text:p>17.75</text:p>
          </table:table-cell>
          <table:table-cell table:style-name="ce6" table:formula="of:=[.$B148]/[.G$5]" office:value-type="float" office:value="8.875" calcext:value-type="float">
            <text:p>8.875</text:p>
          </table:table-cell>
          <table:table-cell table:style-name="ce6" table:formula="of:=[.$B148]/[.H$5]" office:value-type="float" office:value="4.4375" calcext:value-type="float">
            <text:p>4.4375</text:p>
          </table:table-cell>
          <table:table-cell table:style-name="ce6" table:formula="of:=[.$B148]/[.I$5]" office:value-type="float" office:value="2.21875" calcext:value-type="float">
            <text:p>2.21875</text:p>
          </table:table-cell>
          <table:table-cell table:style-name="ce6" table:formula="of:=[.$B148]/[.J$5]" office:value-type="float" office:value="1.109375" calcext:value-type="float">
            <text:p>1.109375</text:p>
          </table:table-cell>
          <table:table-cell/>
          <table:table-cell table:style-name="ce5" office:value-type="float" office:value="1.109375" calcext:value-type="float">
            <text:p>1.109375</text:p>
          </table:table-cell>
          <table:table-cell table:style-name="ce17" office:value-type="string" calcext:value-type="string">
            <text:p>71 ÷ 64</text:p>
          </table:table-cell>
          <table:table-cell table:style-name="ce17" table:formula="of:=71/64" office:value-type="float" office:value="1.109375" calcext:value-type="float">
            <text:p>1.109375</text:p>
          </table:table-cell>
          <table:table-cell table:style-name="ce15" table:formula="of:=ABS([.L148]-[.N148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48]+1" office:value-type="float" office:value="143" calcext:value-type="float">
            <text:p>143</text:p>
          </table:table-cell>
          <table:table-cell table:style-name="ce5" table:formula="of:=[.$B149]/[.C$5]" office:value-type="float" office:value="143" calcext:value-type="float">
            <text:p>143</text:p>
          </table:table-cell>
          <table:table-cell table:style-name="ce5" table:formula="of:=[.$B149]/[.D$5]" office:value-type="float" office:value="71.5" calcext:value-type="float">
            <text:p>71.5</text:p>
          </table:table-cell>
          <table:table-cell table:style-name="ce5" table:formula="of:=[.$B149]/[.E$5]" office:value-type="float" office:value="35.75" calcext:value-type="float">
            <text:p>35.75</text:p>
          </table:table-cell>
          <table:table-cell table:style-name="ce5" table:formula="of:=[.$B149]/[.F$5]" office:value-type="float" office:value="17.875" calcext:value-type="float">
            <text:p>17.875</text:p>
          </table:table-cell>
          <table:table-cell table:style-name="ce5" table:formula="of:=[.$B149]/[.G$5]" office:value-type="float" office:value="8.9375" calcext:value-type="float">
            <text:p>8.9375</text:p>
          </table:table-cell>
          <table:table-cell table:style-name="ce5" table:formula="of:=[.$B149]/[.H$5]" office:value-type="float" office:value="4.46875" calcext:value-type="float">
            <text:p>4.46875</text:p>
          </table:table-cell>
          <table:table-cell table:style-name="ce5" table:formula="of:=[.$B149]/[.I$5]" office:value-type="float" office:value="2.234375" calcext:value-type="float">
            <text:p>2.234375</text:p>
          </table:table-cell>
          <table:table-cell table:style-name="ce5" table:formula="of:=[.$B149]/[.J$5]" office:value-type="float" office:value="1.1171875" calcext:value-type="float">
            <text:p>1.1171875</text:p>
          </table:table-cell>
          <table:table-cell/>
          <table:table-cell table:style-name="ce5" office:value-type="float" office:value="1.1171875" calcext:value-type="float">
            <text:p>1.1171875</text:p>
          </table:table-cell>
          <table:table-cell table:style-name="ce17" office:value-type="string" calcext:value-type="string">
            <text:p>143 ÷ 128</text:p>
          </table:table-cell>
          <table:table-cell table:style-name="ce17" table:formula="of:=143/128" office:value-type="float" office:value="1.1171875" calcext:value-type="float">
            <text:p>1.1171875</text:p>
          </table:table-cell>
          <table:table-cell table:style-name="ce15" table:formula="of:=ABS([.L149]-[.N149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49]+1" office:value-type="float" office:value="144" calcext:value-type="float">
            <text:p>144</text:p>
          </table:table-cell>
          <table:table-cell table:style-name="ce5" table:formula="of:=[.$B150]/[.C$5]" office:value-type="float" office:value="144" calcext:value-type="float">
            <text:p>144</text:p>
          </table:table-cell>
          <table:table-cell table:style-name="ce6" table:formula="of:=[.$B150]/[.D$5]" office:value-type="float" office:value="72" calcext:value-type="float">
            <text:p>72</text:p>
          </table:table-cell>
          <table:table-cell table:style-name="ce6" table:formula="of:=[.$B150]/[.E$5]" office:value-type="float" office:value="36" calcext:value-type="float">
            <text:p>36</text:p>
          </table:table-cell>
          <table:table-cell table:style-name="ce6" table:formula="of:=[.$B150]/[.F$5]" office:value-type="float" office:value="18" calcext:value-type="float">
            <text:p>18</text:p>
          </table:table-cell>
          <table:table-cell table:style-name="ce6" table:formula="of:=[.$B150]/[.G$5]" office:value-type="float" office:value="9" calcext:value-type="float">
            <text:p>9</text:p>
          </table:table-cell>
          <table:table-cell table:style-name="ce6" table:formula="of:=[.$B150]/[.H$5]" office:value-type="float" office:value="4.5" calcext:value-type="float">
            <text:p>4.5</text:p>
          </table:table-cell>
          <table:table-cell table:style-name="ce6" table:formula="of:=[.$B150]/[.I$5]" office:value-type="float" office:value="2.25" calcext:value-type="float">
            <text:p>2.25</text:p>
          </table:table-cell>
          <table:table-cell table:style-name="ce6" table:formula="of:=[.$B150]/[.J$5]" office:value-type="float" office:value="1.125" calcext:value-type="float">
            <text:p>1.125</text:p>
          </table:table-cell>
          <table:table-cell/>
          <table:table-cell table:style-name="ce5" office:value-type="float" office:value="1.125" calcext:value-type="float">
            <text:p>1.125</text:p>
          </table:table-cell>
          <table:table-cell table:style-name="ce17" office:value-type="string" calcext:value-type="string">
            <text:p>9 ÷ 8</text:p>
          </table:table-cell>
          <table:table-cell table:style-name="ce17" table:formula="of:=9/8" office:value-type="float" office:value="1.125" calcext:value-type="float">
            <text:p>1.125</text:p>
          </table:table-cell>
          <table:table-cell table:style-name="ce15" table:formula="of:=ABS([.L150]-[.N150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50]+1" office:value-type="float" office:value="145" calcext:value-type="float">
            <text:p>145</text:p>
          </table:table-cell>
          <table:table-cell table:style-name="ce5" table:formula="of:=[.$B151]/[.C$5]" office:value-type="float" office:value="145" calcext:value-type="float">
            <text:p>145</text:p>
          </table:table-cell>
          <table:table-cell table:style-name="ce5" table:formula="of:=[.$B151]/[.D$5]" office:value-type="float" office:value="72.5" calcext:value-type="float">
            <text:p>72.5</text:p>
          </table:table-cell>
          <table:table-cell table:style-name="ce5" table:formula="of:=[.$B151]/[.E$5]" office:value-type="float" office:value="36.25" calcext:value-type="float">
            <text:p>36.25</text:p>
          </table:table-cell>
          <table:table-cell table:style-name="ce5" table:formula="of:=[.$B151]/[.F$5]" office:value-type="float" office:value="18.125" calcext:value-type="float">
            <text:p>18.125</text:p>
          </table:table-cell>
          <table:table-cell table:style-name="ce5" table:formula="of:=[.$B151]/[.G$5]" office:value-type="float" office:value="9.0625" calcext:value-type="float">
            <text:p>9.0625</text:p>
          </table:table-cell>
          <table:table-cell table:style-name="ce5" table:formula="of:=[.$B151]/[.H$5]" office:value-type="float" office:value="4.53125" calcext:value-type="float">
            <text:p>4.53125</text:p>
          </table:table-cell>
          <table:table-cell table:style-name="ce5" table:formula="of:=[.$B151]/[.I$5]" office:value-type="float" office:value="2.265625" calcext:value-type="float">
            <text:p>2.265625</text:p>
          </table:table-cell>
          <table:table-cell table:style-name="ce5" table:formula="of:=[.$B151]/[.J$5]" office:value-type="float" office:value="1.1328125" calcext:value-type="float">
            <text:p>1.1328125</text:p>
          </table:table-cell>
          <table:table-cell/>
          <table:table-cell table:style-name="ce5" office:value-type="float" office:value="1.1328125" calcext:value-type="float">
            <text:p>1.1328125</text:p>
          </table:table-cell>
          <table:table-cell table:style-name="ce17" office:value-type="string" calcext:value-type="string">
            <text:p>145 ÷ 128</text:p>
          </table:table-cell>
          <table:table-cell table:style-name="ce17" table:formula="of:=145/128" office:value-type="float" office:value="1.1328125" calcext:value-type="float">
            <text:p>1.1328125</text:p>
          </table:table-cell>
          <table:table-cell table:style-name="ce15" table:formula="of:=ABS([.L151]-[.N151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51]+1" office:value-type="float" office:value="146" calcext:value-type="float">
            <text:p>146</text:p>
          </table:table-cell>
          <table:table-cell table:style-name="ce5" table:formula="of:=[.$B152]/[.C$5]" office:value-type="float" office:value="146" calcext:value-type="float">
            <text:p>146</text:p>
          </table:table-cell>
          <table:table-cell table:style-name="ce6" table:formula="of:=[.$B152]/[.D$5]" office:value-type="float" office:value="73" calcext:value-type="float">
            <text:p>73</text:p>
          </table:table-cell>
          <table:table-cell table:style-name="ce6" table:formula="of:=[.$B152]/[.E$5]" office:value-type="float" office:value="36.5" calcext:value-type="float">
            <text:p>36.5</text:p>
          </table:table-cell>
          <table:table-cell table:style-name="ce6" table:formula="of:=[.$B152]/[.F$5]" office:value-type="float" office:value="18.25" calcext:value-type="float">
            <text:p>18.25</text:p>
          </table:table-cell>
          <table:table-cell table:style-name="ce6" table:formula="of:=[.$B152]/[.G$5]" office:value-type="float" office:value="9.125" calcext:value-type="float">
            <text:p>9.125</text:p>
          </table:table-cell>
          <table:table-cell table:style-name="ce6" table:formula="of:=[.$B152]/[.H$5]" office:value-type="float" office:value="4.5625" calcext:value-type="float">
            <text:p>4.5625</text:p>
          </table:table-cell>
          <table:table-cell table:style-name="ce6" table:formula="of:=[.$B152]/[.I$5]" office:value-type="float" office:value="2.28125" calcext:value-type="float">
            <text:p>2.28125</text:p>
          </table:table-cell>
          <table:table-cell table:style-name="ce6" table:formula="of:=[.$B152]/[.J$5]" office:value-type="float" office:value="1.140625" calcext:value-type="float">
            <text:p>1.140625</text:p>
          </table:table-cell>
          <table:table-cell/>
          <table:table-cell table:style-name="ce5" office:value-type="float" office:value="1.140625" calcext:value-type="float">
            <text:p>1.140625</text:p>
          </table:table-cell>
          <table:table-cell table:style-name="ce17" office:value-type="string" calcext:value-type="string">
            <text:p>73 ÷ 64</text:p>
          </table:table-cell>
          <table:table-cell table:style-name="ce17" table:formula="of:=73/64" office:value-type="float" office:value="1.140625" calcext:value-type="float">
            <text:p>1.140625</text:p>
          </table:table-cell>
          <table:table-cell table:style-name="ce15" table:formula="of:=ABS([.L152]-[.N152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52]+1" office:value-type="float" office:value="147" calcext:value-type="float">
            <text:p>147</text:p>
          </table:table-cell>
          <table:table-cell table:style-name="ce5" table:formula="of:=[.$B153]/[.C$5]" office:value-type="float" office:value="147" calcext:value-type="float">
            <text:p>147</text:p>
          </table:table-cell>
          <table:table-cell table:style-name="ce5" table:formula="of:=[.$B153]/[.D$5]" office:value-type="float" office:value="73.5" calcext:value-type="float">
            <text:p>73.5</text:p>
          </table:table-cell>
          <table:table-cell table:style-name="ce5" table:formula="of:=[.$B153]/[.E$5]" office:value-type="float" office:value="36.75" calcext:value-type="float">
            <text:p>36.75</text:p>
          </table:table-cell>
          <table:table-cell table:style-name="ce5" table:formula="of:=[.$B153]/[.F$5]" office:value-type="float" office:value="18.375" calcext:value-type="float">
            <text:p>18.375</text:p>
          </table:table-cell>
          <table:table-cell table:style-name="ce5" table:formula="of:=[.$B153]/[.G$5]" office:value-type="float" office:value="9.1875" calcext:value-type="float">
            <text:p>9.1875</text:p>
          </table:table-cell>
          <table:table-cell table:style-name="ce5" table:formula="of:=[.$B153]/[.H$5]" office:value-type="float" office:value="4.59375" calcext:value-type="float">
            <text:p>4.59375</text:p>
          </table:table-cell>
          <table:table-cell table:style-name="ce5" table:formula="of:=[.$B153]/[.I$5]" office:value-type="float" office:value="2.296875" calcext:value-type="float">
            <text:p>2.296875</text:p>
          </table:table-cell>
          <table:table-cell table:style-name="ce5" table:formula="of:=[.$B153]/[.J$5]" office:value-type="float" office:value="1.1484375" calcext:value-type="float">
            <text:p>1.1484375</text:p>
          </table:table-cell>
          <table:table-cell/>
          <table:table-cell table:style-name="ce5" office:value-type="float" office:value="1.1484375" calcext:value-type="float">
            <text:p>1.1484375</text:p>
          </table:table-cell>
          <table:table-cell table:style-name="ce17" office:value-type="string" calcext:value-type="string">
            <text:p>147 ÷ 128</text:p>
          </table:table-cell>
          <table:table-cell table:style-name="ce17" table:formula="of:=147/128" office:value-type="float" office:value="1.1484375" calcext:value-type="float">
            <text:p>1.1484375</text:p>
          </table:table-cell>
          <table:table-cell table:style-name="ce15" table:formula="of:=ABS([.L153]-[.N153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53]+1" office:value-type="float" office:value="148" calcext:value-type="float">
            <text:p>148</text:p>
          </table:table-cell>
          <table:table-cell table:style-name="ce5" table:formula="of:=[.$B154]/[.C$5]" office:value-type="float" office:value="148" calcext:value-type="float">
            <text:p>148</text:p>
          </table:table-cell>
          <table:table-cell table:style-name="ce6" table:formula="of:=[.$B154]/[.D$5]" office:value-type="float" office:value="74" calcext:value-type="float">
            <text:p>74</text:p>
          </table:table-cell>
          <table:table-cell table:style-name="ce6" table:formula="of:=[.$B154]/[.E$5]" office:value-type="float" office:value="37" calcext:value-type="float">
            <text:p>37</text:p>
          </table:table-cell>
          <table:table-cell table:style-name="ce6" table:formula="of:=[.$B154]/[.F$5]" office:value-type="float" office:value="18.5" calcext:value-type="float">
            <text:p>18.5</text:p>
          </table:table-cell>
          <table:table-cell table:style-name="ce6" table:formula="of:=[.$B154]/[.G$5]" office:value-type="float" office:value="9.25" calcext:value-type="float">
            <text:p>9.25</text:p>
          </table:table-cell>
          <table:table-cell table:style-name="ce6" table:formula="of:=[.$B154]/[.H$5]" office:value-type="float" office:value="4.625" calcext:value-type="float">
            <text:p>4.625</text:p>
          </table:table-cell>
          <table:table-cell table:style-name="ce6" table:formula="of:=[.$B154]/[.I$5]" office:value-type="float" office:value="2.3125" calcext:value-type="float">
            <text:p>2.3125</text:p>
          </table:table-cell>
          <table:table-cell table:style-name="ce6" table:formula="of:=[.$B154]/[.J$5]" office:value-type="float" office:value="1.15625" calcext:value-type="float">
            <text:p>1.15625</text:p>
          </table:table-cell>
          <table:table-cell/>
          <table:table-cell table:style-name="ce5" office:value-type="float" office:value="1.15625" calcext:value-type="float">
            <text:p>1.15625</text:p>
          </table:table-cell>
          <table:table-cell table:style-name="ce17" office:value-type="string" calcext:value-type="string">
            <text:p>37 ÷ 32</text:p>
          </table:table-cell>
          <table:table-cell table:style-name="ce17" table:formula="of:=37/32" office:value-type="float" office:value="1.15625" calcext:value-type="float">
            <text:p>1.15625</text:p>
          </table:table-cell>
          <table:table-cell table:style-name="ce15" table:formula="of:=ABS([.L154]-[.N154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54]+1" office:value-type="float" office:value="149" calcext:value-type="float">
            <text:p>149</text:p>
          </table:table-cell>
          <table:table-cell table:style-name="ce5" table:formula="of:=[.$B155]/[.C$5]" office:value-type="float" office:value="149" calcext:value-type="float">
            <text:p>149</text:p>
          </table:table-cell>
          <table:table-cell table:style-name="ce5" table:formula="of:=[.$B155]/[.D$5]" office:value-type="float" office:value="74.5" calcext:value-type="float">
            <text:p>74.5</text:p>
          </table:table-cell>
          <table:table-cell table:style-name="ce5" table:formula="of:=[.$B155]/[.E$5]" office:value-type="float" office:value="37.25" calcext:value-type="float">
            <text:p>37.25</text:p>
          </table:table-cell>
          <table:table-cell table:style-name="ce5" table:formula="of:=[.$B155]/[.F$5]" office:value-type="float" office:value="18.625" calcext:value-type="float">
            <text:p>18.625</text:p>
          </table:table-cell>
          <table:table-cell table:style-name="ce5" table:formula="of:=[.$B155]/[.G$5]" office:value-type="float" office:value="9.3125" calcext:value-type="float">
            <text:p>9.3125</text:p>
          </table:table-cell>
          <table:table-cell table:style-name="ce5" table:formula="of:=[.$B155]/[.H$5]" office:value-type="float" office:value="4.65625" calcext:value-type="float">
            <text:p>4.65625</text:p>
          </table:table-cell>
          <table:table-cell table:style-name="ce5" table:formula="of:=[.$B155]/[.I$5]" office:value-type="float" office:value="2.328125" calcext:value-type="float">
            <text:p>2.328125</text:p>
          </table:table-cell>
          <table:table-cell table:style-name="ce5" table:formula="of:=[.$B155]/[.J$5]" office:value-type="float" office:value="1.1640625" calcext:value-type="float">
            <text:p>1.1640625</text:p>
          </table:table-cell>
          <table:table-cell/>
          <table:table-cell table:style-name="ce5" office:value-type="float" office:value="1.1640625" calcext:value-type="float">
            <text:p>1.1640625</text:p>
          </table:table-cell>
          <table:table-cell table:style-name="ce17" office:value-type="string" calcext:value-type="string">
            <text:p>149 ÷ 128</text:p>
          </table:table-cell>
          <table:table-cell table:style-name="ce17" table:formula="of:=149/128" office:value-type="float" office:value="1.1640625" calcext:value-type="float">
            <text:p>1.1640625</text:p>
          </table:table-cell>
          <table:table-cell table:style-name="ce15" table:formula="of:=ABS([.L155]-[.N155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55]+1" office:value-type="float" office:value="150" calcext:value-type="float">
            <text:p>150</text:p>
          </table:table-cell>
          <table:table-cell table:style-name="ce5" table:formula="of:=[.$B156]/[.C$5]" office:value-type="float" office:value="150" calcext:value-type="float">
            <text:p>150</text:p>
          </table:table-cell>
          <table:table-cell table:style-name="ce6" table:formula="of:=[.$B156]/[.D$5]" office:value-type="float" office:value="75" calcext:value-type="float">
            <text:p>75</text:p>
          </table:table-cell>
          <table:table-cell table:style-name="ce6" table:formula="of:=[.$B156]/[.E$5]" office:value-type="float" office:value="37.5" calcext:value-type="float">
            <text:p>37.5</text:p>
          </table:table-cell>
          <table:table-cell table:style-name="ce6" table:formula="of:=[.$B156]/[.F$5]" office:value-type="float" office:value="18.75" calcext:value-type="float">
            <text:p>18.75</text:p>
          </table:table-cell>
          <table:table-cell table:style-name="ce6" table:formula="of:=[.$B156]/[.G$5]" office:value-type="float" office:value="9.375" calcext:value-type="float">
            <text:p>9.375</text:p>
          </table:table-cell>
          <table:table-cell table:style-name="ce6" table:formula="of:=[.$B156]/[.H$5]" office:value-type="float" office:value="4.6875" calcext:value-type="float">
            <text:p>4.6875</text:p>
          </table:table-cell>
          <table:table-cell table:style-name="ce6" table:formula="of:=[.$B156]/[.I$5]" office:value-type="float" office:value="2.34375" calcext:value-type="float">
            <text:p>2.34375</text:p>
          </table:table-cell>
          <table:table-cell table:style-name="ce6" table:formula="of:=[.$B156]/[.J$5]" office:value-type="float" office:value="1.171875" calcext:value-type="float">
            <text:p>1.171875</text:p>
          </table:table-cell>
          <table:table-cell/>
          <table:table-cell table:style-name="ce5" office:value-type="float" office:value="1.171875" calcext:value-type="float">
            <text:p>1.171875</text:p>
          </table:table-cell>
          <table:table-cell table:style-name="ce17" office:value-type="string" calcext:value-type="string">
            <text:p>75 ÷ 64</text:p>
          </table:table-cell>
          <table:table-cell table:style-name="ce17" table:formula="of:=75/64" office:value-type="float" office:value="1.171875" calcext:value-type="float">
            <text:p>1.171875</text:p>
          </table:table-cell>
          <table:table-cell table:style-name="ce15" table:formula="of:=ABS([.L156]-[.N156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56]+1" office:value-type="float" office:value="151" calcext:value-type="float">
            <text:p>151</text:p>
          </table:table-cell>
          <table:table-cell table:style-name="ce5" table:formula="of:=[.$B157]/[.C$5]" office:value-type="float" office:value="151" calcext:value-type="float">
            <text:p>151</text:p>
          </table:table-cell>
          <table:table-cell table:style-name="ce5" table:formula="of:=[.$B157]/[.D$5]" office:value-type="float" office:value="75.5" calcext:value-type="float">
            <text:p>75.5</text:p>
          </table:table-cell>
          <table:table-cell table:style-name="ce5" table:formula="of:=[.$B157]/[.E$5]" office:value-type="float" office:value="37.75" calcext:value-type="float">
            <text:p>37.75</text:p>
          </table:table-cell>
          <table:table-cell table:style-name="ce5" table:formula="of:=[.$B157]/[.F$5]" office:value-type="float" office:value="18.875" calcext:value-type="float">
            <text:p>18.875</text:p>
          </table:table-cell>
          <table:table-cell table:style-name="ce5" table:formula="of:=[.$B157]/[.G$5]" office:value-type="float" office:value="9.4375" calcext:value-type="float">
            <text:p>9.4375</text:p>
          </table:table-cell>
          <table:table-cell table:style-name="ce5" table:formula="of:=[.$B157]/[.H$5]" office:value-type="float" office:value="4.71875" calcext:value-type="float">
            <text:p>4.71875</text:p>
          </table:table-cell>
          <table:table-cell table:style-name="ce5" table:formula="of:=[.$B157]/[.I$5]" office:value-type="float" office:value="2.359375" calcext:value-type="float">
            <text:p>2.359375</text:p>
          </table:table-cell>
          <table:table-cell table:style-name="ce5" table:formula="of:=[.$B157]/[.J$5]" office:value-type="float" office:value="1.1796875" calcext:value-type="float">
            <text:p>1.1796875</text:p>
          </table:table-cell>
          <table:table-cell/>
          <table:table-cell table:style-name="ce5" office:value-type="float" office:value="1.1796875" calcext:value-type="float">
            <text:p>1.1796875</text:p>
          </table:table-cell>
          <table:table-cell table:style-name="ce17" office:value-type="string" calcext:value-type="string">
            <text:p>151 ÷ 128</text:p>
          </table:table-cell>
          <table:table-cell table:style-name="ce17" table:formula="of:=151/128" office:value-type="float" office:value="1.1796875" calcext:value-type="float">
            <text:p>1.1796875</text:p>
          </table:table-cell>
          <table:table-cell table:style-name="ce15" table:formula="of:=ABS([.L157]-[.N157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57]+1" office:value-type="float" office:value="152" calcext:value-type="float">
            <text:p>152</text:p>
          </table:table-cell>
          <table:table-cell table:style-name="ce5" table:formula="of:=[.$B158]/[.C$5]" office:value-type="float" office:value="152" calcext:value-type="float">
            <text:p>152</text:p>
          </table:table-cell>
          <table:table-cell table:style-name="ce6" table:formula="of:=[.$B158]/[.D$5]" office:value-type="float" office:value="76" calcext:value-type="float">
            <text:p>76</text:p>
          </table:table-cell>
          <table:table-cell table:style-name="ce6" table:formula="of:=[.$B158]/[.E$5]" office:value-type="float" office:value="38" calcext:value-type="float">
            <text:p>38</text:p>
          </table:table-cell>
          <table:table-cell table:style-name="ce6" table:formula="of:=[.$B158]/[.F$5]" office:value-type="float" office:value="19" calcext:value-type="float">
            <text:p>19</text:p>
          </table:table-cell>
          <table:table-cell table:style-name="ce6" table:formula="of:=[.$B158]/[.G$5]" office:value-type="float" office:value="9.5" calcext:value-type="float">
            <text:p>9.5</text:p>
          </table:table-cell>
          <table:table-cell table:style-name="ce6" table:formula="of:=[.$B158]/[.H$5]" office:value-type="float" office:value="4.75" calcext:value-type="float">
            <text:p>4.75</text:p>
          </table:table-cell>
          <table:table-cell table:style-name="ce6" table:formula="of:=[.$B158]/[.I$5]" office:value-type="float" office:value="2.375" calcext:value-type="float">
            <text:p>2.375</text:p>
          </table:table-cell>
          <table:table-cell table:style-name="ce6" table:formula="of:=[.$B158]/[.J$5]" office:value-type="float" office:value="1.1875" calcext:value-type="float">
            <text:p>1.1875</text:p>
          </table:table-cell>
          <table:table-cell/>
          <table:table-cell table:style-name="ce5" office:value-type="float" office:value="1.1875" calcext:value-type="float">
            <text:p>1.1875</text:p>
          </table:table-cell>
          <table:table-cell table:style-name="ce17" office:value-type="string" calcext:value-type="string">
            <text:p>19 ÷ 16</text:p>
          </table:table-cell>
          <table:table-cell table:style-name="ce17" table:formula="of:=19/16" office:value-type="float" office:value="1.1875" calcext:value-type="float">
            <text:p>1.1875</text:p>
          </table:table-cell>
          <table:table-cell table:style-name="ce15" table:formula="of:=ABS([.L158]-[.N158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58]+1" office:value-type="float" office:value="153" calcext:value-type="float">
            <text:p>153</text:p>
          </table:table-cell>
          <table:table-cell table:style-name="ce5" table:formula="of:=[.$B159]/[.C$5]" office:value-type="float" office:value="153" calcext:value-type="float">
            <text:p>153</text:p>
          </table:table-cell>
          <table:table-cell table:style-name="ce5" table:formula="of:=[.$B159]/[.D$5]" office:value-type="float" office:value="76.5" calcext:value-type="float">
            <text:p>76.5</text:p>
          </table:table-cell>
          <table:table-cell table:style-name="ce5" table:formula="of:=[.$B159]/[.E$5]" office:value-type="float" office:value="38.25" calcext:value-type="float">
            <text:p>38.25</text:p>
          </table:table-cell>
          <table:table-cell table:style-name="ce5" table:formula="of:=[.$B159]/[.F$5]" office:value-type="float" office:value="19.125" calcext:value-type="float">
            <text:p>19.125</text:p>
          </table:table-cell>
          <table:table-cell table:style-name="ce5" table:formula="of:=[.$B159]/[.G$5]" office:value-type="float" office:value="9.5625" calcext:value-type="float">
            <text:p>9.5625</text:p>
          </table:table-cell>
          <table:table-cell table:style-name="ce5" table:formula="of:=[.$B159]/[.H$5]" office:value-type="float" office:value="4.78125" calcext:value-type="float">
            <text:p>4.78125</text:p>
          </table:table-cell>
          <table:table-cell table:style-name="ce5" table:formula="of:=[.$B159]/[.I$5]" office:value-type="float" office:value="2.390625" calcext:value-type="float">
            <text:p>2.390625</text:p>
          </table:table-cell>
          <table:table-cell table:style-name="ce5" table:formula="of:=[.$B159]/[.J$5]" office:value-type="float" office:value="1.1953125" calcext:value-type="float">
            <text:p>1.1953125</text:p>
          </table:table-cell>
          <table:table-cell/>
          <table:table-cell table:style-name="ce5" office:value-type="float" office:value="1.1953125" calcext:value-type="float">
            <text:p>1.1953125</text:p>
          </table:table-cell>
          <table:table-cell table:style-name="ce17" office:value-type="string" calcext:value-type="string">
            <text:p>153 ÷ 128</text:p>
          </table:table-cell>
          <table:table-cell table:style-name="ce17" table:formula="of:=153/128" office:value-type="float" office:value="1.1953125" calcext:value-type="float">
            <text:p>1.1953125</text:p>
          </table:table-cell>
          <table:table-cell table:style-name="ce15" table:formula="of:=ABS([.L159]-[.N159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59]+1" office:value-type="float" office:value="154" calcext:value-type="float">
            <text:p>154</text:p>
          </table:table-cell>
          <table:table-cell table:style-name="ce5" table:formula="of:=[.$B160]/[.C$5]" office:value-type="float" office:value="154" calcext:value-type="float">
            <text:p>154</text:p>
          </table:table-cell>
          <table:table-cell table:style-name="ce6" table:formula="of:=[.$B160]/[.D$5]" office:value-type="float" office:value="77" calcext:value-type="float">
            <text:p>77</text:p>
          </table:table-cell>
          <table:table-cell table:style-name="ce6" table:formula="of:=[.$B160]/[.E$5]" office:value-type="float" office:value="38.5" calcext:value-type="float">
            <text:p>38.5</text:p>
          </table:table-cell>
          <table:table-cell table:style-name="ce6" table:formula="of:=[.$B160]/[.F$5]" office:value-type="float" office:value="19.25" calcext:value-type="float">
            <text:p>19.25</text:p>
          </table:table-cell>
          <table:table-cell table:style-name="ce6" table:formula="of:=[.$B160]/[.G$5]" office:value-type="float" office:value="9.625" calcext:value-type="float">
            <text:p>9.625</text:p>
          </table:table-cell>
          <table:table-cell table:style-name="ce6" table:formula="of:=[.$B160]/[.H$5]" office:value-type="float" office:value="4.8125" calcext:value-type="float">
            <text:p>4.8125</text:p>
          </table:table-cell>
          <table:table-cell table:style-name="ce6" table:formula="of:=[.$B160]/[.I$5]" office:value-type="float" office:value="2.40625" calcext:value-type="float">
            <text:p>2.40625</text:p>
          </table:table-cell>
          <table:table-cell table:style-name="ce6" table:formula="of:=[.$B160]/[.J$5]" office:value-type="float" office:value="1.203125" calcext:value-type="float">
            <text:p>1.203125</text:p>
          </table:table-cell>
          <table:table-cell/>
          <table:table-cell table:style-name="ce5" office:value-type="float" office:value="1.203125" calcext:value-type="float">
            <text:p>1.203125</text:p>
          </table:table-cell>
          <table:table-cell table:style-name="ce17" office:value-type="string" calcext:value-type="string">
            <text:p>77 ÷ 64</text:p>
          </table:table-cell>
          <table:table-cell table:style-name="ce17" table:formula="of:=77/64" office:value-type="float" office:value="1.203125" calcext:value-type="float">
            <text:p>1.203125</text:p>
          </table:table-cell>
          <table:table-cell table:style-name="ce15" table:formula="of:=ABS([.L160]-[.N160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60]+1" office:value-type="float" office:value="155" calcext:value-type="float">
            <text:p>155</text:p>
          </table:table-cell>
          <table:table-cell table:style-name="ce5" table:formula="of:=[.$B161]/[.C$5]" office:value-type="float" office:value="155" calcext:value-type="float">
            <text:p>155</text:p>
          </table:table-cell>
          <table:table-cell table:style-name="ce5" table:formula="of:=[.$B161]/[.D$5]" office:value-type="float" office:value="77.5" calcext:value-type="float">
            <text:p>77.5</text:p>
          </table:table-cell>
          <table:table-cell table:style-name="ce5" table:formula="of:=[.$B161]/[.E$5]" office:value-type="float" office:value="38.75" calcext:value-type="float">
            <text:p>38.75</text:p>
          </table:table-cell>
          <table:table-cell table:style-name="ce5" table:formula="of:=[.$B161]/[.F$5]" office:value-type="float" office:value="19.375" calcext:value-type="float">
            <text:p>19.375</text:p>
          </table:table-cell>
          <table:table-cell table:style-name="ce5" table:formula="of:=[.$B161]/[.G$5]" office:value-type="float" office:value="9.6875" calcext:value-type="float">
            <text:p>9.6875</text:p>
          </table:table-cell>
          <table:table-cell table:style-name="ce5" table:formula="of:=[.$B161]/[.H$5]" office:value-type="float" office:value="4.84375" calcext:value-type="float">
            <text:p>4.84375</text:p>
          </table:table-cell>
          <table:table-cell table:style-name="ce5" table:formula="of:=[.$B161]/[.I$5]" office:value-type="float" office:value="2.421875" calcext:value-type="float">
            <text:p>2.421875</text:p>
          </table:table-cell>
          <table:table-cell table:style-name="ce5" table:formula="of:=[.$B161]/[.J$5]" office:value-type="float" office:value="1.2109375" calcext:value-type="float">
            <text:p>1.2109375</text:p>
          </table:table-cell>
          <table:table-cell/>
          <table:table-cell table:style-name="ce5" office:value-type="float" office:value="1.2109375" calcext:value-type="float">
            <text:p>1.2109375</text:p>
          </table:table-cell>
          <table:table-cell table:style-name="ce17" office:value-type="string" calcext:value-type="string">
            <text:p>155 ÷ 128</text:p>
          </table:table-cell>
          <table:table-cell table:style-name="ce17" table:formula="of:=155/128" office:value-type="float" office:value="1.2109375" calcext:value-type="float">
            <text:p>1.2109375</text:p>
          </table:table-cell>
          <table:table-cell table:style-name="ce15" table:formula="of:=ABS([.L161]-[.N161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61]+1" office:value-type="float" office:value="156" calcext:value-type="float">
            <text:p>156</text:p>
          </table:table-cell>
          <table:table-cell table:style-name="ce5" table:formula="of:=[.$B162]/[.C$5]" office:value-type="float" office:value="156" calcext:value-type="float">
            <text:p>156</text:p>
          </table:table-cell>
          <table:table-cell table:style-name="ce6" table:formula="of:=[.$B162]/[.D$5]" office:value-type="float" office:value="78" calcext:value-type="float">
            <text:p>78</text:p>
          </table:table-cell>
          <table:table-cell table:style-name="ce6" table:formula="of:=[.$B162]/[.E$5]" office:value-type="float" office:value="39" calcext:value-type="float">
            <text:p>39</text:p>
          </table:table-cell>
          <table:table-cell table:style-name="ce6" table:formula="of:=[.$B162]/[.F$5]" office:value-type="float" office:value="19.5" calcext:value-type="float">
            <text:p>19.5</text:p>
          </table:table-cell>
          <table:table-cell table:style-name="ce6" table:formula="of:=[.$B162]/[.G$5]" office:value-type="float" office:value="9.75" calcext:value-type="float">
            <text:p>9.75</text:p>
          </table:table-cell>
          <table:table-cell table:style-name="ce6" table:formula="of:=[.$B162]/[.H$5]" office:value-type="float" office:value="4.875" calcext:value-type="float">
            <text:p>4.875</text:p>
          </table:table-cell>
          <table:table-cell table:style-name="ce6" table:formula="of:=[.$B162]/[.I$5]" office:value-type="float" office:value="2.4375" calcext:value-type="float">
            <text:p>2.4375</text:p>
          </table:table-cell>
          <table:table-cell table:style-name="ce6" table:formula="of:=[.$B162]/[.J$5]" office:value-type="float" office:value="1.21875" calcext:value-type="float">
            <text:p>1.21875</text:p>
          </table:table-cell>
          <table:table-cell/>
          <table:table-cell table:style-name="ce5" office:value-type="float" office:value="1.21875" calcext:value-type="float">
            <text:p>1.21875</text:p>
          </table:table-cell>
          <table:table-cell table:style-name="ce17" office:value-type="string" calcext:value-type="string">
            <text:p>39 ÷ 32</text:p>
          </table:table-cell>
          <table:table-cell table:style-name="ce17" table:formula="of:=39/32" office:value-type="float" office:value="1.21875" calcext:value-type="float">
            <text:p>1.21875</text:p>
          </table:table-cell>
          <table:table-cell table:style-name="ce15" table:formula="of:=ABS([.L162]-[.N162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62]+1" office:value-type="float" office:value="157" calcext:value-type="float">
            <text:p>157</text:p>
          </table:table-cell>
          <table:table-cell table:style-name="ce5" table:formula="of:=[.$B163]/[.C$5]" office:value-type="float" office:value="157" calcext:value-type="float">
            <text:p>157</text:p>
          </table:table-cell>
          <table:table-cell table:style-name="ce5" table:formula="of:=[.$B163]/[.D$5]" office:value-type="float" office:value="78.5" calcext:value-type="float">
            <text:p>78.5</text:p>
          </table:table-cell>
          <table:table-cell table:style-name="ce5" table:formula="of:=[.$B163]/[.E$5]" office:value-type="float" office:value="39.25" calcext:value-type="float">
            <text:p>39.25</text:p>
          </table:table-cell>
          <table:table-cell table:style-name="ce5" table:formula="of:=[.$B163]/[.F$5]" office:value-type="float" office:value="19.625" calcext:value-type="float">
            <text:p>19.625</text:p>
          </table:table-cell>
          <table:table-cell table:style-name="ce5" table:formula="of:=[.$B163]/[.G$5]" office:value-type="float" office:value="9.8125" calcext:value-type="float">
            <text:p>9.8125</text:p>
          </table:table-cell>
          <table:table-cell table:style-name="ce5" table:formula="of:=[.$B163]/[.H$5]" office:value-type="float" office:value="4.90625" calcext:value-type="float">
            <text:p>4.90625</text:p>
          </table:table-cell>
          <table:table-cell table:style-name="ce5" table:formula="of:=[.$B163]/[.I$5]" office:value-type="float" office:value="2.453125" calcext:value-type="float">
            <text:p>2.453125</text:p>
          </table:table-cell>
          <table:table-cell table:style-name="ce5" table:formula="of:=[.$B163]/[.J$5]" office:value-type="float" office:value="1.2265625" calcext:value-type="float">
            <text:p>1.2265625</text:p>
          </table:table-cell>
          <table:table-cell/>
          <table:table-cell table:style-name="ce5" office:value-type="float" office:value="1.2265625" calcext:value-type="float">
            <text:p>1.2265625</text:p>
          </table:table-cell>
          <table:table-cell table:style-name="ce17" office:value-type="string" calcext:value-type="string">
            <text:p>157 ÷ 128</text:p>
          </table:table-cell>
          <table:table-cell table:style-name="ce17" table:formula="of:=157/128" office:value-type="float" office:value="1.2265625" calcext:value-type="float">
            <text:p>1.2265625</text:p>
          </table:table-cell>
          <table:table-cell table:style-name="ce15" table:formula="of:=ABS([.L163]-[.N163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63]+1" office:value-type="float" office:value="158" calcext:value-type="float">
            <text:p>158</text:p>
          </table:table-cell>
          <table:table-cell table:style-name="ce5" table:formula="of:=[.$B164]/[.C$5]" office:value-type="float" office:value="158" calcext:value-type="float">
            <text:p>158</text:p>
          </table:table-cell>
          <table:table-cell table:style-name="ce6" table:formula="of:=[.$B164]/[.D$5]" office:value-type="float" office:value="79" calcext:value-type="float">
            <text:p>79</text:p>
          </table:table-cell>
          <table:table-cell table:style-name="ce6" table:formula="of:=[.$B164]/[.E$5]" office:value-type="float" office:value="39.5" calcext:value-type="float">
            <text:p>39.5</text:p>
          </table:table-cell>
          <table:table-cell table:style-name="ce6" table:formula="of:=[.$B164]/[.F$5]" office:value-type="float" office:value="19.75" calcext:value-type="float">
            <text:p>19.75</text:p>
          </table:table-cell>
          <table:table-cell table:style-name="ce6" table:formula="of:=[.$B164]/[.G$5]" office:value-type="float" office:value="9.875" calcext:value-type="float">
            <text:p>9.875</text:p>
          </table:table-cell>
          <table:table-cell table:style-name="ce6" table:formula="of:=[.$B164]/[.H$5]" office:value-type="float" office:value="4.9375" calcext:value-type="float">
            <text:p>4.9375</text:p>
          </table:table-cell>
          <table:table-cell table:style-name="ce6" table:formula="of:=[.$B164]/[.I$5]" office:value-type="float" office:value="2.46875" calcext:value-type="float">
            <text:p>2.46875</text:p>
          </table:table-cell>
          <table:table-cell table:style-name="ce6" table:formula="of:=[.$B164]/[.J$5]" office:value-type="float" office:value="1.234375" calcext:value-type="float">
            <text:p>1.234375</text:p>
          </table:table-cell>
          <table:table-cell/>
          <table:table-cell table:style-name="ce5" office:value-type="float" office:value="1.234375" calcext:value-type="float">
            <text:p>1.234375</text:p>
          </table:table-cell>
          <table:table-cell table:style-name="ce17" office:value-type="string" calcext:value-type="string">
            <text:p>79 ÷ 64</text:p>
          </table:table-cell>
          <table:table-cell table:style-name="ce17" table:formula="of:=79/64" office:value-type="float" office:value="1.234375" calcext:value-type="float">
            <text:p>1.234375</text:p>
          </table:table-cell>
          <table:table-cell table:style-name="ce15" table:formula="of:=ABS([.L164]-[.N164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64]+1" office:value-type="float" office:value="159" calcext:value-type="float">
            <text:p>159</text:p>
          </table:table-cell>
          <table:table-cell table:style-name="ce5" table:formula="of:=[.$B165]/[.C$5]" office:value-type="float" office:value="159" calcext:value-type="float">
            <text:p>159</text:p>
          </table:table-cell>
          <table:table-cell table:style-name="ce5" table:formula="of:=[.$B165]/[.D$5]" office:value-type="float" office:value="79.5" calcext:value-type="float">
            <text:p>79.5</text:p>
          </table:table-cell>
          <table:table-cell table:style-name="ce5" table:formula="of:=[.$B165]/[.E$5]" office:value-type="float" office:value="39.75" calcext:value-type="float">
            <text:p>39.75</text:p>
          </table:table-cell>
          <table:table-cell table:style-name="ce5" table:formula="of:=[.$B165]/[.F$5]" office:value-type="float" office:value="19.875" calcext:value-type="float">
            <text:p>19.875</text:p>
          </table:table-cell>
          <table:table-cell table:style-name="ce5" table:formula="of:=[.$B165]/[.G$5]" office:value-type="float" office:value="9.9375" calcext:value-type="float">
            <text:p>9.9375</text:p>
          </table:table-cell>
          <table:table-cell table:style-name="ce5" table:formula="of:=[.$B165]/[.H$5]" office:value-type="float" office:value="4.96875" calcext:value-type="float">
            <text:p>4.96875</text:p>
          </table:table-cell>
          <table:table-cell table:style-name="ce5" table:formula="of:=[.$B165]/[.I$5]" office:value-type="float" office:value="2.484375" calcext:value-type="float">
            <text:p>2.484375</text:p>
          </table:table-cell>
          <table:table-cell table:style-name="ce5" table:formula="of:=[.$B165]/[.J$5]" office:value-type="float" office:value="1.2421875" calcext:value-type="float">
            <text:p>1.2421875</text:p>
          </table:table-cell>
          <table:table-cell/>
          <table:table-cell table:style-name="ce5" office:value-type="float" office:value="1.2421875" calcext:value-type="float">
            <text:p>1.2421875</text:p>
          </table:table-cell>
          <table:table-cell table:style-name="ce17" office:value-type="string" calcext:value-type="string">
            <text:p>159 ÷ 128</text:p>
          </table:table-cell>
          <table:table-cell table:style-name="ce17" table:formula="of:=159/128" office:value-type="float" office:value="1.2421875" calcext:value-type="float">
            <text:p>1.2421875</text:p>
          </table:table-cell>
          <table:table-cell table:style-name="ce15" table:formula="of:=ABS([.L165]-[.N165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65]+1" office:value-type="float" office:value="160" calcext:value-type="float">
            <text:p>160</text:p>
          </table:table-cell>
          <table:table-cell table:style-name="ce5" table:formula="of:=[.$B166]/[.C$5]" office:value-type="float" office:value="160" calcext:value-type="float">
            <text:p>160</text:p>
          </table:table-cell>
          <table:table-cell table:style-name="ce6" table:formula="of:=[.$B166]/[.D$5]" office:value-type="float" office:value="80" calcext:value-type="float">
            <text:p>80</text:p>
          </table:table-cell>
          <table:table-cell table:style-name="ce6" table:formula="of:=[.$B166]/[.E$5]" office:value-type="float" office:value="40" calcext:value-type="float">
            <text:p>40</text:p>
          </table:table-cell>
          <table:table-cell table:style-name="ce6" table:formula="of:=[.$B166]/[.F$5]" office:value-type="float" office:value="20" calcext:value-type="float">
            <text:p>20</text:p>
          </table:table-cell>
          <table:table-cell table:style-name="ce6" table:formula="of:=[.$B166]/[.G$5]" office:value-type="float" office:value="10" calcext:value-type="float">
            <text:p>10</text:p>
          </table:table-cell>
          <table:table-cell table:style-name="ce6" table:formula="of:=[.$B166]/[.H$5]" office:value-type="float" office:value="5" calcext:value-type="float">
            <text:p>5</text:p>
          </table:table-cell>
          <table:table-cell table:style-name="ce6" table:formula="of:=[.$B166]/[.I$5]" office:value-type="float" office:value="2.5" calcext:value-type="float">
            <text:p>2.5</text:p>
          </table:table-cell>
          <table:table-cell table:style-name="ce6" table:formula="of:=[.$B166]/[.J$5]" office:value-type="float" office:value="1.25" calcext:value-type="float">
            <text:p>1.25</text:p>
          </table:table-cell>
          <table:table-cell/>
          <table:table-cell table:style-name="ce5" office:value-type="float" office:value="1.25" calcext:value-type="float">
            <text:p>1.25</text:p>
          </table:table-cell>
          <table:table-cell table:style-name="ce17" office:value-type="string" calcext:value-type="string">
            <text:p>5 ÷ 4</text:p>
          </table:table-cell>
          <table:table-cell table:style-name="ce17" table:formula="of:=5/4" office:value-type="float" office:value="1.25" calcext:value-type="float">
            <text:p>1.25</text:p>
          </table:table-cell>
          <table:table-cell table:style-name="ce15" table:formula="of:=ABS([.L166]-[.N166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66]+1" office:value-type="float" office:value="161" calcext:value-type="float">
            <text:p>161</text:p>
          </table:table-cell>
          <table:table-cell table:style-name="ce5" table:formula="of:=[.$B167]/[.C$5]" office:value-type="float" office:value="161" calcext:value-type="float">
            <text:p>161</text:p>
          </table:table-cell>
          <table:table-cell table:style-name="ce5" table:formula="of:=[.$B167]/[.D$5]" office:value-type="float" office:value="80.5" calcext:value-type="float">
            <text:p>80.5</text:p>
          </table:table-cell>
          <table:table-cell table:style-name="ce5" table:formula="of:=[.$B167]/[.E$5]" office:value-type="float" office:value="40.25" calcext:value-type="float">
            <text:p>40.25</text:p>
          </table:table-cell>
          <table:table-cell table:style-name="ce5" table:formula="of:=[.$B167]/[.F$5]" office:value-type="float" office:value="20.125" calcext:value-type="float">
            <text:p>20.125</text:p>
          </table:table-cell>
          <table:table-cell table:style-name="ce5" table:formula="of:=[.$B167]/[.G$5]" office:value-type="float" office:value="10.0625" calcext:value-type="float">
            <text:p>10.0625</text:p>
          </table:table-cell>
          <table:table-cell table:style-name="ce5" table:formula="of:=[.$B167]/[.H$5]" office:value-type="float" office:value="5.03125" calcext:value-type="float">
            <text:p>5.03125</text:p>
          </table:table-cell>
          <table:table-cell table:style-name="ce5" table:formula="of:=[.$B167]/[.I$5]" office:value-type="float" office:value="2.515625" calcext:value-type="float">
            <text:p>2.515625</text:p>
          </table:table-cell>
          <table:table-cell table:style-name="ce5" table:formula="of:=[.$B167]/[.J$5]" office:value-type="float" office:value="1.2578125" calcext:value-type="float">
            <text:p>1.2578125</text:p>
          </table:table-cell>
          <table:table-cell/>
          <table:table-cell table:style-name="ce5" office:value-type="float" office:value="1.2578125" calcext:value-type="float">
            <text:p>1.2578125</text:p>
          </table:table-cell>
          <table:table-cell table:style-name="ce17" office:value-type="string" calcext:value-type="string">
            <text:p>161 ÷ 128</text:p>
          </table:table-cell>
          <table:table-cell table:style-name="ce17" table:formula="of:=161/128" office:value-type="float" office:value="1.2578125" calcext:value-type="float">
            <text:p>1.2578125</text:p>
          </table:table-cell>
          <table:table-cell table:style-name="ce15" table:formula="of:=ABS([.L167]-[.N167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67]+1" office:value-type="float" office:value="162" calcext:value-type="float">
            <text:p>162</text:p>
          </table:table-cell>
          <table:table-cell table:style-name="ce5" table:formula="of:=[.$B168]/[.C$5]" office:value-type="float" office:value="162" calcext:value-type="float">
            <text:p>162</text:p>
          </table:table-cell>
          <table:table-cell table:style-name="ce6" table:formula="of:=[.$B168]/[.D$5]" office:value-type="float" office:value="81" calcext:value-type="float">
            <text:p>81</text:p>
          </table:table-cell>
          <table:table-cell table:style-name="ce6" table:formula="of:=[.$B168]/[.E$5]" office:value-type="float" office:value="40.5" calcext:value-type="float">
            <text:p>40.5</text:p>
          </table:table-cell>
          <table:table-cell table:style-name="ce6" table:formula="of:=[.$B168]/[.F$5]" office:value-type="float" office:value="20.25" calcext:value-type="float">
            <text:p>20.25</text:p>
          </table:table-cell>
          <table:table-cell table:style-name="ce6" table:formula="of:=[.$B168]/[.G$5]" office:value-type="float" office:value="10.125" calcext:value-type="float">
            <text:p>10.125</text:p>
          </table:table-cell>
          <table:table-cell table:style-name="ce6" table:formula="of:=[.$B168]/[.H$5]" office:value-type="float" office:value="5.0625" calcext:value-type="float">
            <text:p>5.0625</text:p>
          </table:table-cell>
          <table:table-cell table:style-name="ce6" table:formula="of:=[.$B168]/[.I$5]" office:value-type="float" office:value="2.53125" calcext:value-type="float">
            <text:p>2.53125</text:p>
          </table:table-cell>
          <table:table-cell table:style-name="ce6" table:formula="of:=[.$B168]/[.J$5]" office:value-type="float" office:value="1.265625" calcext:value-type="float">
            <text:p>1.265625</text:p>
          </table:table-cell>
          <table:table-cell/>
          <table:table-cell table:style-name="ce5" office:value-type="float" office:value="1.265625" calcext:value-type="float">
            <text:p>1.265625</text:p>
          </table:table-cell>
          <table:table-cell table:style-name="ce17" office:value-type="string" calcext:value-type="string">
            <text:p>81 ÷ 64</text:p>
          </table:table-cell>
          <table:table-cell table:style-name="ce17" table:formula="of:=81/64" office:value-type="float" office:value="1.265625" calcext:value-type="float">
            <text:p>1.265625</text:p>
          </table:table-cell>
          <table:table-cell table:style-name="ce15" table:formula="of:=ABS([.L168]-[.N168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68]+1" office:value-type="float" office:value="163" calcext:value-type="float">
            <text:p>163</text:p>
          </table:table-cell>
          <table:table-cell table:style-name="ce5" table:formula="of:=[.$B169]/[.C$5]" office:value-type="float" office:value="163" calcext:value-type="float">
            <text:p>163</text:p>
          </table:table-cell>
          <table:table-cell table:style-name="ce5" table:formula="of:=[.$B169]/[.D$5]" office:value-type="float" office:value="81.5" calcext:value-type="float">
            <text:p>81.5</text:p>
          </table:table-cell>
          <table:table-cell table:style-name="ce5" table:formula="of:=[.$B169]/[.E$5]" office:value-type="float" office:value="40.75" calcext:value-type="float">
            <text:p>40.75</text:p>
          </table:table-cell>
          <table:table-cell table:style-name="ce5" table:formula="of:=[.$B169]/[.F$5]" office:value-type="float" office:value="20.375" calcext:value-type="float">
            <text:p>20.375</text:p>
          </table:table-cell>
          <table:table-cell table:style-name="ce5" table:formula="of:=[.$B169]/[.G$5]" office:value-type="float" office:value="10.1875" calcext:value-type="float">
            <text:p>10.1875</text:p>
          </table:table-cell>
          <table:table-cell table:style-name="ce5" table:formula="of:=[.$B169]/[.H$5]" office:value-type="float" office:value="5.09375" calcext:value-type="float">
            <text:p>5.09375</text:p>
          </table:table-cell>
          <table:table-cell table:style-name="ce5" table:formula="of:=[.$B169]/[.I$5]" office:value-type="float" office:value="2.546875" calcext:value-type="float">
            <text:p>2.546875</text:p>
          </table:table-cell>
          <table:table-cell table:style-name="ce5" table:formula="of:=[.$B169]/[.J$5]" office:value-type="float" office:value="1.2734375" calcext:value-type="float">
            <text:p>1.2734375</text:p>
          </table:table-cell>
          <table:table-cell/>
          <table:table-cell table:style-name="ce5" office:value-type="float" office:value="1.2734375" calcext:value-type="float">
            <text:p>1.2734375</text:p>
          </table:table-cell>
          <table:table-cell table:style-name="ce17" office:value-type="string" calcext:value-type="string">
            <text:p>163 ÷ 128</text:p>
          </table:table-cell>
          <table:table-cell table:style-name="ce17" table:formula="of:=163/128" office:value-type="float" office:value="1.2734375" calcext:value-type="float">
            <text:p>1.2734375</text:p>
          </table:table-cell>
          <table:table-cell table:style-name="ce15" table:formula="of:=ABS([.L169]-[.N169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69]+1" office:value-type="float" office:value="164" calcext:value-type="float">
            <text:p>164</text:p>
          </table:table-cell>
          <table:table-cell table:style-name="ce5" table:formula="of:=[.$B170]/[.C$5]" office:value-type="float" office:value="164" calcext:value-type="float">
            <text:p>164</text:p>
          </table:table-cell>
          <table:table-cell table:style-name="ce6" table:formula="of:=[.$B170]/[.D$5]" office:value-type="float" office:value="82" calcext:value-type="float">
            <text:p>82</text:p>
          </table:table-cell>
          <table:table-cell table:style-name="ce6" table:formula="of:=[.$B170]/[.E$5]" office:value-type="float" office:value="41" calcext:value-type="float">
            <text:p>41</text:p>
          </table:table-cell>
          <table:table-cell table:style-name="ce6" table:formula="of:=[.$B170]/[.F$5]" office:value-type="float" office:value="20.5" calcext:value-type="float">
            <text:p>20.5</text:p>
          </table:table-cell>
          <table:table-cell table:style-name="ce6" table:formula="of:=[.$B170]/[.G$5]" office:value-type="float" office:value="10.25" calcext:value-type="float">
            <text:p>10.25</text:p>
          </table:table-cell>
          <table:table-cell table:style-name="ce6" table:formula="of:=[.$B170]/[.H$5]" office:value-type="float" office:value="5.125" calcext:value-type="float">
            <text:p>5.125</text:p>
          </table:table-cell>
          <table:table-cell table:style-name="ce6" table:formula="of:=[.$B170]/[.I$5]" office:value-type="float" office:value="2.5625" calcext:value-type="float">
            <text:p>2.5625</text:p>
          </table:table-cell>
          <table:table-cell table:style-name="ce6" table:formula="of:=[.$B170]/[.J$5]" office:value-type="float" office:value="1.28125" calcext:value-type="float">
            <text:p>1.28125</text:p>
          </table:table-cell>
          <table:table-cell/>
          <table:table-cell table:style-name="ce5" office:value-type="float" office:value="1.28125" calcext:value-type="float">
            <text:p>1.28125</text:p>
          </table:table-cell>
          <table:table-cell table:style-name="ce17" office:value-type="string" calcext:value-type="string">
            <text:p>41 ÷ 32</text:p>
          </table:table-cell>
          <table:table-cell table:style-name="ce17" table:formula="of:=41/32" office:value-type="float" office:value="1.28125" calcext:value-type="float">
            <text:p>1.28125</text:p>
          </table:table-cell>
          <table:table-cell table:style-name="ce15" table:formula="of:=ABS([.L170]-[.N170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70]+1" office:value-type="float" office:value="165" calcext:value-type="float">
            <text:p>165</text:p>
          </table:table-cell>
          <table:table-cell table:style-name="ce5" table:formula="of:=[.$B171]/[.C$5]" office:value-type="float" office:value="165" calcext:value-type="float">
            <text:p>165</text:p>
          </table:table-cell>
          <table:table-cell table:style-name="ce5" table:formula="of:=[.$B171]/[.D$5]" office:value-type="float" office:value="82.5" calcext:value-type="float">
            <text:p>82.5</text:p>
          </table:table-cell>
          <table:table-cell table:style-name="ce5" table:formula="of:=[.$B171]/[.E$5]" office:value-type="float" office:value="41.25" calcext:value-type="float">
            <text:p>41.25</text:p>
          </table:table-cell>
          <table:table-cell table:style-name="ce5" table:formula="of:=[.$B171]/[.F$5]" office:value-type="float" office:value="20.625" calcext:value-type="float">
            <text:p>20.625</text:p>
          </table:table-cell>
          <table:table-cell table:style-name="ce5" table:formula="of:=[.$B171]/[.G$5]" office:value-type="float" office:value="10.3125" calcext:value-type="float">
            <text:p>10.3125</text:p>
          </table:table-cell>
          <table:table-cell table:style-name="ce5" table:formula="of:=[.$B171]/[.H$5]" office:value-type="float" office:value="5.15625" calcext:value-type="float">
            <text:p>5.15625</text:p>
          </table:table-cell>
          <table:table-cell table:style-name="ce5" table:formula="of:=[.$B171]/[.I$5]" office:value-type="float" office:value="2.578125" calcext:value-type="float">
            <text:p>2.578125</text:p>
          </table:table-cell>
          <table:table-cell table:style-name="ce5" table:formula="of:=[.$B171]/[.J$5]" office:value-type="float" office:value="1.2890625" calcext:value-type="float">
            <text:p>1.2890625</text:p>
          </table:table-cell>
          <table:table-cell/>
          <table:table-cell table:style-name="ce5" office:value-type="float" office:value="1.2890625" calcext:value-type="float">
            <text:p>1.2890625</text:p>
          </table:table-cell>
          <table:table-cell table:style-name="ce17" office:value-type="string" calcext:value-type="string">
            <text:p>165 ÷ 128</text:p>
          </table:table-cell>
          <table:table-cell table:style-name="ce17" table:formula="of:=165/128" office:value-type="float" office:value="1.2890625" calcext:value-type="float">
            <text:p>1.2890625</text:p>
          </table:table-cell>
          <table:table-cell table:style-name="ce15" table:formula="of:=ABS([.L171]-[.N171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71]+1" office:value-type="float" office:value="166" calcext:value-type="float">
            <text:p>166</text:p>
          </table:table-cell>
          <table:table-cell table:style-name="ce5" table:formula="of:=[.$B172]/[.C$5]" office:value-type="float" office:value="166" calcext:value-type="float">
            <text:p>166</text:p>
          </table:table-cell>
          <table:table-cell table:style-name="ce6" table:formula="of:=[.$B172]/[.D$5]" office:value-type="float" office:value="83" calcext:value-type="float">
            <text:p>83</text:p>
          </table:table-cell>
          <table:table-cell table:style-name="ce6" table:formula="of:=[.$B172]/[.E$5]" office:value-type="float" office:value="41.5" calcext:value-type="float">
            <text:p>41.5</text:p>
          </table:table-cell>
          <table:table-cell table:style-name="ce6" table:formula="of:=[.$B172]/[.F$5]" office:value-type="float" office:value="20.75" calcext:value-type="float">
            <text:p>20.75</text:p>
          </table:table-cell>
          <table:table-cell table:style-name="ce6" table:formula="of:=[.$B172]/[.G$5]" office:value-type="float" office:value="10.375" calcext:value-type="float">
            <text:p>10.375</text:p>
          </table:table-cell>
          <table:table-cell table:style-name="ce6" table:formula="of:=[.$B172]/[.H$5]" office:value-type="float" office:value="5.1875" calcext:value-type="float">
            <text:p>5.1875</text:p>
          </table:table-cell>
          <table:table-cell table:style-name="ce6" table:formula="of:=[.$B172]/[.I$5]" office:value-type="float" office:value="2.59375" calcext:value-type="float">
            <text:p>2.59375</text:p>
          </table:table-cell>
          <table:table-cell table:style-name="ce6" table:formula="of:=[.$B172]/[.J$5]" office:value-type="float" office:value="1.296875" calcext:value-type="float">
            <text:p>1.296875</text:p>
          </table:table-cell>
          <table:table-cell/>
          <table:table-cell table:style-name="ce5" office:value-type="float" office:value="1.296875" calcext:value-type="float">
            <text:p>1.296875</text:p>
          </table:table-cell>
          <table:table-cell table:style-name="ce17" office:value-type="string" calcext:value-type="string">
            <text:p>83 ÷ 64</text:p>
          </table:table-cell>
          <table:table-cell table:style-name="ce17" table:formula="of:=83/64" office:value-type="float" office:value="1.296875" calcext:value-type="float">
            <text:p>1.296875</text:p>
          </table:table-cell>
          <table:table-cell table:style-name="ce15" table:formula="of:=ABS([.L172]-[.N172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72]+1" office:value-type="float" office:value="167" calcext:value-type="float">
            <text:p>167</text:p>
          </table:table-cell>
          <table:table-cell table:style-name="ce5" table:formula="of:=[.$B173]/[.C$5]" office:value-type="float" office:value="167" calcext:value-type="float">
            <text:p>167</text:p>
          </table:table-cell>
          <table:table-cell table:style-name="ce5" table:formula="of:=[.$B173]/[.D$5]" office:value-type="float" office:value="83.5" calcext:value-type="float">
            <text:p>83.5</text:p>
          </table:table-cell>
          <table:table-cell table:style-name="ce5" table:formula="of:=[.$B173]/[.E$5]" office:value-type="float" office:value="41.75" calcext:value-type="float">
            <text:p>41.75</text:p>
          </table:table-cell>
          <table:table-cell table:style-name="ce5" table:formula="of:=[.$B173]/[.F$5]" office:value-type="float" office:value="20.875" calcext:value-type="float">
            <text:p>20.875</text:p>
          </table:table-cell>
          <table:table-cell table:style-name="ce5" table:formula="of:=[.$B173]/[.G$5]" office:value-type="float" office:value="10.4375" calcext:value-type="float">
            <text:p>10.4375</text:p>
          </table:table-cell>
          <table:table-cell table:style-name="ce5" table:formula="of:=[.$B173]/[.H$5]" office:value-type="float" office:value="5.21875" calcext:value-type="float">
            <text:p>5.21875</text:p>
          </table:table-cell>
          <table:table-cell table:style-name="ce5" table:formula="of:=[.$B173]/[.I$5]" office:value-type="float" office:value="2.609375" calcext:value-type="float">
            <text:p>2.609375</text:p>
          </table:table-cell>
          <table:table-cell table:style-name="ce5" table:formula="of:=[.$B173]/[.J$5]" office:value-type="float" office:value="1.3046875" calcext:value-type="float">
            <text:p>1.3046875</text:p>
          </table:table-cell>
          <table:table-cell/>
          <table:table-cell table:style-name="ce5" office:value-type="float" office:value="1.3046875" calcext:value-type="float">
            <text:p>1.3046875</text:p>
          </table:table-cell>
          <table:table-cell table:style-name="ce17" office:value-type="string" calcext:value-type="string">
            <text:p>167 ÷ 128</text:p>
          </table:table-cell>
          <table:table-cell table:style-name="ce17" table:formula="of:=167/128" office:value-type="float" office:value="1.3046875" calcext:value-type="float">
            <text:p>1.3046875</text:p>
          </table:table-cell>
          <table:table-cell table:style-name="ce15" table:formula="of:=ABS([.L173]-[.N173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73]+1" office:value-type="float" office:value="168" calcext:value-type="float">
            <text:p>168</text:p>
          </table:table-cell>
          <table:table-cell table:style-name="ce5" table:formula="of:=[.$B174]/[.C$5]" office:value-type="float" office:value="168" calcext:value-type="float">
            <text:p>168</text:p>
          </table:table-cell>
          <table:table-cell table:style-name="ce6" table:formula="of:=[.$B174]/[.D$5]" office:value-type="float" office:value="84" calcext:value-type="float">
            <text:p>84</text:p>
          </table:table-cell>
          <table:table-cell table:style-name="ce6" table:formula="of:=[.$B174]/[.E$5]" office:value-type="float" office:value="42" calcext:value-type="float">
            <text:p>42</text:p>
          </table:table-cell>
          <table:table-cell table:style-name="ce6" table:formula="of:=[.$B174]/[.F$5]" office:value-type="float" office:value="21" calcext:value-type="float">
            <text:p>21</text:p>
          </table:table-cell>
          <table:table-cell table:style-name="ce6" table:formula="of:=[.$B174]/[.G$5]" office:value-type="float" office:value="10.5" calcext:value-type="float">
            <text:p>10.5</text:p>
          </table:table-cell>
          <table:table-cell table:style-name="ce6" table:formula="of:=[.$B174]/[.H$5]" office:value-type="float" office:value="5.25" calcext:value-type="float">
            <text:p>5.25</text:p>
          </table:table-cell>
          <table:table-cell table:style-name="ce6" table:formula="of:=[.$B174]/[.I$5]" office:value-type="float" office:value="2.625" calcext:value-type="float">
            <text:p>2.625</text:p>
          </table:table-cell>
          <table:table-cell table:style-name="ce6" table:formula="of:=[.$B174]/[.J$5]" office:value-type="float" office:value="1.3125" calcext:value-type="float">
            <text:p>1.3125</text:p>
          </table:table-cell>
          <table:table-cell/>
          <table:table-cell table:style-name="ce5" office:value-type="float" office:value="1.3125" calcext:value-type="float">
            <text:p>1.3125</text:p>
          </table:table-cell>
          <table:table-cell table:style-name="ce17" office:value-type="string" calcext:value-type="string">
            <text:p>21 ÷ 16</text:p>
          </table:table-cell>
          <table:table-cell table:style-name="ce17" table:formula="of:=21/16" office:value-type="float" office:value="1.3125" calcext:value-type="float">
            <text:p>1.3125</text:p>
          </table:table-cell>
          <table:table-cell table:style-name="ce15" table:formula="of:=ABS([.L174]-[.N174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74]+1" office:value-type="float" office:value="169" calcext:value-type="float">
            <text:p>169</text:p>
          </table:table-cell>
          <table:table-cell table:style-name="ce5" table:formula="of:=[.$B175]/[.C$5]" office:value-type="float" office:value="169" calcext:value-type="float">
            <text:p>169</text:p>
          </table:table-cell>
          <table:table-cell table:style-name="ce5" table:formula="of:=[.$B175]/[.D$5]" office:value-type="float" office:value="84.5" calcext:value-type="float">
            <text:p>84.5</text:p>
          </table:table-cell>
          <table:table-cell table:style-name="ce5" table:formula="of:=[.$B175]/[.E$5]" office:value-type="float" office:value="42.25" calcext:value-type="float">
            <text:p>42.25</text:p>
          </table:table-cell>
          <table:table-cell table:style-name="ce5" table:formula="of:=[.$B175]/[.F$5]" office:value-type="float" office:value="21.125" calcext:value-type="float">
            <text:p>21.125</text:p>
          </table:table-cell>
          <table:table-cell table:style-name="ce5" table:formula="of:=[.$B175]/[.G$5]" office:value-type="float" office:value="10.5625" calcext:value-type="float">
            <text:p>10.5625</text:p>
          </table:table-cell>
          <table:table-cell table:style-name="ce5" table:formula="of:=[.$B175]/[.H$5]" office:value-type="float" office:value="5.28125" calcext:value-type="float">
            <text:p>5.28125</text:p>
          </table:table-cell>
          <table:table-cell table:style-name="ce5" table:formula="of:=[.$B175]/[.I$5]" office:value-type="float" office:value="2.640625" calcext:value-type="float">
            <text:p>2.640625</text:p>
          </table:table-cell>
          <table:table-cell table:style-name="ce5" table:formula="of:=[.$B175]/[.J$5]" office:value-type="float" office:value="1.3203125" calcext:value-type="float">
            <text:p>1.3203125</text:p>
          </table:table-cell>
          <table:table-cell/>
          <table:table-cell table:style-name="ce5" office:value-type="float" office:value="1.3203125" calcext:value-type="float">
            <text:p>1.3203125</text:p>
          </table:table-cell>
          <table:table-cell table:style-name="ce17" office:value-type="string" calcext:value-type="string">
            <text:p>169 ÷ 128</text:p>
          </table:table-cell>
          <table:table-cell table:style-name="ce17" table:formula="of:=169/128" office:value-type="float" office:value="1.3203125" calcext:value-type="float">
            <text:p>1.3203125</text:p>
          </table:table-cell>
          <table:table-cell table:style-name="ce15" table:formula="of:=ABS([.L175]-[.N175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75]+1" office:value-type="float" office:value="170" calcext:value-type="float">
            <text:p>170</text:p>
          </table:table-cell>
          <table:table-cell table:style-name="ce5" table:formula="of:=[.$B176]/[.C$5]" office:value-type="float" office:value="170" calcext:value-type="float">
            <text:p>170</text:p>
          </table:table-cell>
          <table:table-cell table:style-name="ce6" table:formula="of:=[.$B176]/[.D$5]" office:value-type="float" office:value="85" calcext:value-type="float">
            <text:p>85</text:p>
          </table:table-cell>
          <table:table-cell table:style-name="ce6" table:formula="of:=[.$B176]/[.E$5]" office:value-type="float" office:value="42.5" calcext:value-type="float">
            <text:p>42.5</text:p>
          </table:table-cell>
          <table:table-cell table:style-name="ce6" table:formula="of:=[.$B176]/[.F$5]" office:value-type="float" office:value="21.25" calcext:value-type="float">
            <text:p>21.25</text:p>
          </table:table-cell>
          <table:table-cell table:style-name="ce6" table:formula="of:=[.$B176]/[.G$5]" office:value-type="float" office:value="10.625" calcext:value-type="float">
            <text:p>10.625</text:p>
          </table:table-cell>
          <table:table-cell table:style-name="ce6" table:formula="of:=[.$B176]/[.H$5]" office:value-type="float" office:value="5.3125" calcext:value-type="float">
            <text:p>5.3125</text:p>
          </table:table-cell>
          <table:table-cell table:style-name="ce6" table:formula="of:=[.$B176]/[.I$5]" office:value-type="float" office:value="2.65625" calcext:value-type="float">
            <text:p>2.65625</text:p>
          </table:table-cell>
          <table:table-cell table:style-name="ce6" table:formula="of:=[.$B176]/[.J$5]" office:value-type="float" office:value="1.328125" calcext:value-type="float">
            <text:p>1.328125</text:p>
          </table:table-cell>
          <table:table-cell/>
          <table:table-cell table:style-name="ce5" office:value-type="float" office:value="1.328125" calcext:value-type="float">
            <text:p>1.328125</text:p>
          </table:table-cell>
          <table:table-cell table:style-name="ce17" office:value-type="string" calcext:value-type="string">
            <text:p>85 ÷ 64</text:p>
          </table:table-cell>
          <table:table-cell table:style-name="ce17" table:formula="of:=85/64" office:value-type="float" office:value="1.328125" calcext:value-type="float">
            <text:p>1.328125</text:p>
          </table:table-cell>
          <table:table-cell table:style-name="ce15" table:formula="of:=ABS([.L176]-[.N176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76]+1" office:value-type="float" office:value="171" calcext:value-type="float">
            <text:p>171</text:p>
          </table:table-cell>
          <table:table-cell table:style-name="ce5" table:formula="of:=[.$B177]/[.C$5]" office:value-type="float" office:value="171" calcext:value-type="float">
            <text:p>171</text:p>
          </table:table-cell>
          <table:table-cell table:style-name="ce5" table:formula="of:=[.$B177]/[.D$5]" office:value-type="float" office:value="85.5" calcext:value-type="float">
            <text:p>85.5</text:p>
          </table:table-cell>
          <table:table-cell table:style-name="ce5" table:formula="of:=[.$B177]/[.E$5]" office:value-type="float" office:value="42.75" calcext:value-type="float">
            <text:p>42.75</text:p>
          </table:table-cell>
          <table:table-cell table:style-name="ce5" table:formula="of:=[.$B177]/[.F$5]" office:value-type="float" office:value="21.375" calcext:value-type="float">
            <text:p>21.375</text:p>
          </table:table-cell>
          <table:table-cell table:style-name="ce5" table:formula="of:=[.$B177]/[.G$5]" office:value-type="float" office:value="10.6875" calcext:value-type="float">
            <text:p>10.6875</text:p>
          </table:table-cell>
          <table:table-cell table:style-name="ce5" table:formula="of:=[.$B177]/[.H$5]" office:value-type="float" office:value="5.34375" calcext:value-type="float">
            <text:p>5.34375</text:p>
          </table:table-cell>
          <table:table-cell table:style-name="ce5" table:formula="of:=[.$B177]/[.I$5]" office:value-type="float" office:value="2.671875" calcext:value-type="float">
            <text:p>2.671875</text:p>
          </table:table-cell>
          <table:table-cell table:style-name="ce5" table:formula="of:=[.$B177]/[.J$5]" office:value-type="float" office:value="1.3359375" calcext:value-type="float">
            <text:p>1.3359375</text:p>
          </table:table-cell>
          <table:table-cell/>
          <table:table-cell table:style-name="ce5" office:value-type="float" office:value="1.3359375" calcext:value-type="float">
            <text:p>1.3359375</text:p>
          </table:table-cell>
          <table:table-cell table:style-name="ce17" office:value-type="string" calcext:value-type="string">
            <text:p>171 ÷ 128</text:p>
          </table:table-cell>
          <table:table-cell table:style-name="ce17" table:formula="of:=171/128" office:value-type="float" office:value="1.3359375" calcext:value-type="float">
            <text:p>1.3359375</text:p>
          </table:table-cell>
          <table:table-cell table:style-name="ce15" table:formula="of:=ABS([.L177]-[.N177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77]+1" office:value-type="float" office:value="172" calcext:value-type="float">
            <text:p>172</text:p>
          </table:table-cell>
          <table:table-cell table:style-name="ce5" table:formula="of:=[.$B178]/[.C$5]" office:value-type="float" office:value="172" calcext:value-type="float">
            <text:p>172</text:p>
          </table:table-cell>
          <table:table-cell table:style-name="ce6" table:formula="of:=[.$B178]/[.D$5]" office:value-type="float" office:value="86" calcext:value-type="float">
            <text:p>86</text:p>
          </table:table-cell>
          <table:table-cell table:style-name="ce6" table:formula="of:=[.$B178]/[.E$5]" office:value-type="float" office:value="43" calcext:value-type="float">
            <text:p>43</text:p>
          </table:table-cell>
          <table:table-cell table:style-name="ce6" table:formula="of:=[.$B178]/[.F$5]" office:value-type="float" office:value="21.5" calcext:value-type="float">
            <text:p>21.5</text:p>
          </table:table-cell>
          <table:table-cell table:style-name="ce6" table:formula="of:=[.$B178]/[.G$5]" office:value-type="float" office:value="10.75" calcext:value-type="float">
            <text:p>10.75</text:p>
          </table:table-cell>
          <table:table-cell table:style-name="ce6" table:formula="of:=[.$B178]/[.H$5]" office:value-type="float" office:value="5.375" calcext:value-type="float">
            <text:p>5.375</text:p>
          </table:table-cell>
          <table:table-cell table:style-name="ce6" table:formula="of:=[.$B178]/[.I$5]" office:value-type="float" office:value="2.6875" calcext:value-type="float">
            <text:p>2.6875</text:p>
          </table:table-cell>
          <table:table-cell table:style-name="ce6" table:formula="of:=[.$B178]/[.J$5]" office:value-type="float" office:value="1.34375" calcext:value-type="float">
            <text:p>1.34375</text:p>
          </table:table-cell>
          <table:table-cell/>
          <table:table-cell table:style-name="ce5" office:value-type="float" office:value="1.34375" calcext:value-type="float">
            <text:p>1.34375</text:p>
          </table:table-cell>
          <table:table-cell table:style-name="ce17" office:value-type="string" calcext:value-type="string">
            <text:p>43 ÷ 32</text:p>
          </table:table-cell>
          <table:table-cell table:style-name="ce17" table:formula="of:=43/32" office:value-type="float" office:value="1.34375" calcext:value-type="float">
            <text:p>1.34375</text:p>
          </table:table-cell>
          <table:table-cell table:style-name="ce15" table:formula="of:=ABS([.L178]-[.N178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78]+1" office:value-type="float" office:value="173" calcext:value-type="float">
            <text:p>173</text:p>
          </table:table-cell>
          <table:table-cell table:style-name="ce5" table:formula="of:=[.$B179]/[.C$5]" office:value-type="float" office:value="173" calcext:value-type="float">
            <text:p>173</text:p>
          </table:table-cell>
          <table:table-cell table:style-name="ce5" table:formula="of:=[.$B179]/[.D$5]" office:value-type="float" office:value="86.5" calcext:value-type="float">
            <text:p>86.5</text:p>
          </table:table-cell>
          <table:table-cell table:style-name="ce5" table:formula="of:=[.$B179]/[.E$5]" office:value-type="float" office:value="43.25" calcext:value-type="float">
            <text:p>43.25</text:p>
          </table:table-cell>
          <table:table-cell table:style-name="ce5" table:formula="of:=[.$B179]/[.F$5]" office:value-type="float" office:value="21.625" calcext:value-type="float">
            <text:p>21.625</text:p>
          </table:table-cell>
          <table:table-cell table:style-name="ce5" table:formula="of:=[.$B179]/[.G$5]" office:value-type="float" office:value="10.8125" calcext:value-type="float">
            <text:p>10.8125</text:p>
          </table:table-cell>
          <table:table-cell table:style-name="ce5" table:formula="of:=[.$B179]/[.H$5]" office:value-type="float" office:value="5.40625" calcext:value-type="float">
            <text:p>5.40625</text:p>
          </table:table-cell>
          <table:table-cell table:style-name="ce5" table:formula="of:=[.$B179]/[.I$5]" office:value-type="float" office:value="2.703125" calcext:value-type="float">
            <text:p>2.703125</text:p>
          </table:table-cell>
          <table:table-cell table:style-name="ce5" table:formula="of:=[.$B179]/[.J$5]" office:value-type="float" office:value="1.3515625" calcext:value-type="float">
            <text:p>1.3515625</text:p>
          </table:table-cell>
          <table:table-cell/>
          <table:table-cell table:style-name="ce5" office:value-type="float" office:value="1.3515625" calcext:value-type="float">
            <text:p>1.3515625</text:p>
          </table:table-cell>
          <table:table-cell table:style-name="ce17" office:value-type="string" calcext:value-type="string">
            <text:p>173 ÷ 128</text:p>
          </table:table-cell>
          <table:table-cell table:style-name="ce17" table:formula="of:=173/128" office:value-type="float" office:value="1.3515625" calcext:value-type="float">
            <text:p>1.3515625</text:p>
          </table:table-cell>
          <table:table-cell table:style-name="ce15" table:formula="of:=ABS([.L179]-[.N179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79]+1" office:value-type="float" office:value="174" calcext:value-type="float">
            <text:p>174</text:p>
          </table:table-cell>
          <table:table-cell table:style-name="ce5" table:formula="of:=[.$B180]/[.C$5]" office:value-type="float" office:value="174" calcext:value-type="float">
            <text:p>174</text:p>
          </table:table-cell>
          <table:table-cell table:style-name="ce6" table:formula="of:=[.$B180]/[.D$5]" office:value-type="float" office:value="87" calcext:value-type="float">
            <text:p>87</text:p>
          </table:table-cell>
          <table:table-cell table:style-name="ce6" table:formula="of:=[.$B180]/[.E$5]" office:value-type="float" office:value="43.5" calcext:value-type="float">
            <text:p>43.5</text:p>
          </table:table-cell>
          <table:table-cell table:style-name="ce6" table:formula="of:=[.$B180]/[.F$5]" office:value-type="float" office:value="21.75" calcext:value-type="float">
            <text:p>21.75</text:p>
          </table:table-cell>
          <table:table-cell table:style-name="ce6" table:formula="of:=[.$B180]/[.G$5]" office:value-type="float" office:value="10.875" calcext:value-type="float">
            <text:p>10.875</text:p>
          </table:table-cell>
          <table:table-cell table:style-name="ce6" table:formula="of:=[.$B180]/[.H$5]" office:value-type="float" office:value="5.4375" calcext:value-type="float">
            <text:p>5.4375</text:p>
          </table:table-cell>
          <table:table-cell table:style-name="ce6" table:formula="of:=[.$B180]/[.I$5]" office:value-type="float" office:value="2.71875" calcext:value-type="float">
            <text:p>2.71875</text:p>
          </table:table-cell>
          <table:table-cell table:style-name="ce6" table:formula="of:=[.$B180]/[.J$5]" office:value-type="float" office:value="1.359375" calcext:value-type="float">
            <text:p>1.359375</text:p>
          </table:table-cell>
          <table:table-cell/>
          <table:table-cell table:style-name="ce5" office:value-type="float" office:value="1.359375" calcext:value-type="float">
            <text:p>1.359375</text:p>
          </table:table-cell>
          <table:table-cell table:style-name="ce17" office:value-type="string" calcext:value-type="string">
            <text:p>87 ÷ 64</text:p>
          </table:table-cell>
          <table:table-cell table:style-name="ce17" table:formula="of:=87/64" office:value-type="float" office:value="1.359375" calcext:value-type="float">
            <text:p>1.359375</text:p>
          </table:table-cell>
          <table:table-cell table:style-name="ce15" table:formula="of:=ABS([.L180]-[.N180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80]+1" office:value-type="float" office:value="175" calcext:value-type="float">
            <text:p>175</text:p>
          </table:table-cell>
          <table:table-cell table:style-name="ce5" table:formula="of:=[.$B181]/[.C$5]" office:value-type="float" office:value="175" calcext:value-type="float">
            <text:p>175</text:p>
          </table:table-cell>
          <table:table-cell table:style-name="ce5" table:formula="of:=[.$B181]/[.D$5]" office:value-type="float" office:value="87.5" calcext:value-type="float">
            <text:p>87.5</text:p>
          </table:table-cell>
          <table:table-cell table:style-name="ce5" table:formula="of:=[.$B181]/[.E$5]" office:value-type="float" office:value="43.75" calcext:value-type="float">
            <text:p>43.75</text:p>
          </table:table-cell>
          <table:table-cell table:style-name="ce5" table:formula="of:=[.$B181]/[.F$5]" office:value-type="float" office:value="21.875" calcext:value-type="float">
            <text:p>21.875</text:p>
          </table:table-cell>
          <table:table-cell table:style-name="ce5" table:formula="of:=[.$B181]/[.G$5]" office:value-type="float" office:value="10.9375" calcext:value-type="float">
            <text:p>10.9375</text:p>
          </table:table-cell>
          <table:table-cell table:style-name="ce5" table:formula="of:=[.$B181]/[.H$5]" office:value-type="float" office:value="5.46875" calcext:value-type="float">
            <text:p>5.46875</text:p>
          </table:table-cell>
          <table:table-cell table:style-name="ce5" table:formula="of:=[.$B181]/[.I$5]" office:value-type="float" office:value="2.734375" calcext:value-type="float">
            <text:p>2.734375</text:p>
          </table:table-cell>
          <table:table-cell table:style-name="ce5" table:formula="of:=[.$B181]/[.J$5]" office:value-type="float" office:value="1.3671875" calcext:value-type="float">
            <text:p>1.3671875</text:p>
          </table:table-cell>
          <table:table-cell/>
          <table:table-cell table:style-name="ce5" office:value-type="float" office:value="1.3671875" calcext:value-type="float">
            <text:p>1.3671875</text:p>
          </table:table-cell>
          <table:table-cell table:style-name="ce17" office:value-type="string" calcext:value-type="string">
            <text:p>175 ÷ 128</text:p>
          </table:table-cell>
          <table:table-cell table:style-name="ce17" table:formula="of:=175/128" office:value-type="float" office:value="1.3671875" calcext:value-type="float">
            <text:p>1.3671875</text:p>
          </table:table-cell>
          <table:table-cell table:style-name="ce15" table:formula="of:=ABS([.L181]-[.N181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81]+1" office:value-type="float" office:value="176" calcext:value-type="float">
            <text:p>176</text:p>
          </table:table-cell>
          <table:table-cell table:style-name="ce5" table:formula="of:=[.$B182]/[.C$5]" office:value-type="float" office:value="176" calcext:value-type="float">
            <text:p>176</text:p>
          </table:table-cell>
          <table:table-cell table:style-name="ce6" table:formula="of:=[.$B182]/[.D$5]" office:value-type="float" office:value="88" calcext:value-type="float">
            <text:p>88</text:p>
          </table:table-cell>
          <table:table-cell table:style-name="ce6" table:formula="of:=[.$B182]/[.E$5]" office:value-type="float" office:value="44" calcext:value-type="float">
            <text:p>44</text:p>
          </table:table-cell>
          <table:table-cell table:style-name="ce6" table:formula="of:=[.$B182]/[.F$5]" office:value-type="float" office:value="22" calcext:value-type="float">
            <text:p>22</text:p>
          </table:table-cell>
          <table:table-cell table:style-name="ce6" table:formula="of:=[.$B182]/[.G$5]" office:value-type="float" office:value="11" calcext:value-type="float">
            <text:p>11</text:p>
          </table:table-cell>
          <table:table-cell table:style-name="ce6" table:formula="of:=[.$B182]/[.H$5]" office:value-type="float" office:value="5.5" calcext:value-type="float">
            <text:p>5.5</text:p>
          </table:table-cell>
          <table:table-cell table:style-name="ce6" table:formula="of:=[.$B182]/[.I$5]" office:value-type="float" office:value="2.75" calcext:value-type="float">
            <text:p>2.75</text:p>
          </table:table-cell>
          <table:table-cell table:style-name="ce6" table:formula="of:=[.$B182]/[.J$5]" office:value-type="float" office:value="1.375" calcext:value-type="float">
            <text:p>1.375</text:p>
          </table:table-cell>
          <table:table-cell/>
          <table:table-cell table:style-name="ce5" office:value-type="float" office:value="1.375" calcext:value-type="float">
            <text:p>1.375</text:p>
          </table:table-cell>
          <table:table-cell table:style-name="ce17" office:value-type="string" calcext:value-type="string">
            <text:p>11 ÷ 8</text:p>
          </table:table-cell>
          <table:table-cell table:style-name="ce17" table:formula="of:=11/8" office:value-type="float" office:value="1.375" calcext:value-type="float">
            <text:p>1.375</text:p>
          </table:table-cell>
          <table:table-cell table:style-name="ce15" table:formula="of:=ABS([.L182]-[.N182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82]+1" office:value-type="float" office:value="177" calcext:value-type="float">
            <text:p>177</text:p>
          </table:table-cell>
          <table:table-cell table:style-name="ce5" table:formula="of:=[.$B183]/[.C$5]" office:value-type="float" office:value="177" calcext:value-type="float">
            <text:p>177</text:p>
          </table:table-cell>
          <table:table-cell table:style-name="ce5" table:formula="of:=[.$B183]/[.D$5]" office:value-type="float" office:value="88.5" calcext:value-type="float">
            <text:p>88.5</text:p>
          </table:table-cell>
          <table:table-cell table:style-name="ce5" table:formula="of:=[.$B183]/[.E$5]" office:value-type="float" office:value="44.25" calcext:value-type="float">
            <text:p>44.25</text:p>
          </table:table-cell>
          <table:table-cell table:style-name="ce5" table:formula="of:=[.$B183]/[.F$5]" office:value-type="float" office:value="22.125" calcext:value-type="float">
            <text:p>22.125</text:p>
          </table:table-cell>
          <table:table-cell table:style-name="ce5" table:formula="of:=[.$B183]/[.G$5]" office:value-type="float" office:value="11.0625" calcext:value-type="float">
            <text:p>11.0625</text:p>
          </table:table-cell>
          <table:table-cell table:style-name="ce5" table:formula="of:=[.$B183]/[.H$5]" office:value-type="float" office:value="5.53125" calcext:value-type="float">
            <text:p>5.53125</text:p>
          </table:table-cell>
          <table:table-cell table:style-name="ce5" table:formula="of:=[.$B183]/[.I$5]" office:value-type="float" office:value="2.765625" calcext:value-type="float">
            <text:p>2.765625</text:p>
          </table:table-cell>
          <table:table-cell table:style-name="ce5" table:formula="of:=[.$B183]/[.J$5]" office:value-type="float" office:value="1.3828125" calcext:value-type="float">
            <text:p>1.3828125</text:p>
          </table:table-cell>
          <table:table-cell/>
          <table:table-cell table:style-name="ce5" office:value-type="float" office:value="1.3828125" calcext:value-type="float">
            <text:p>1.3828125</text:p>
          </table:table-cell>
          <table:table-cell table:style-name="ce17" office:value-type="string" calcext:value-type="string">
            <text:p>177 ÷ 128</text:p>
          </table:table-cell>
          <table:table-cell table:style-name="ce17" table:formula="of:=177/128" office:value-type="float" office:value="1.3828125" calcext:value-type="float">
            <text:p>1.3828125</text:p>
          </table:table-cell>
          <table:table-cell table:style-name="ce15" table:formula="of:=ABS([.L183]-[.N183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83]+1" office:value-type="float" office:value="178" calcext:value-type="float">
            <text:p>178</text:p>
          </table:table-cell>
          <table:table-cell table:style-name="ce5" table:formula="of:=[.$B184]/[.C$5]" office:value-type="float" office:value="178" calcext:value-type="float">
            <text:p>178</text:p>
          </table:table-cell>
          <table:table-cell table:style-name="ce6" table:formula="of:=[.$B184]/[.D$5]" office:value-type="float" office:value="89" calcext:value-type="float">
            <text:p>89</text:p>
          </table:table-cell>
          <table:table-cell table:style-name="ce6" table:formula="of:=[.$B184]/[.E$5]" office:value-type="float" office:value="44.5" calcext:value-type="float">
            <text:p>44.5</text:p>
          </table:table-cell>
          <table:table-cell table:style-name="ce6" table:formula="of:=[.$B184]/[.F$5]" office:value-type="float" office:value="22.25" calcext:value-type="float">
            <text:p>22.25</text:p>
          </table:table-cell>
          <table:table-cell table:style-name="ce6" table:formula="of:=[.$B184]/[.G$5]" office:value-type="float" office:value="11.125" calcext:value-type="float">
            <text:p>11.125</text:p>
          </table:table-cell>
          <table:table-cell table:style-name="ce6" table:formula="of:=[.$B184]/[.H$5]" office:value-type="float" office:value="5.5625" calcext:value-type="float">
            <text:p>5.5625</text:p>
          </table:table-cell>
          <table:table-cell table:style-name="ce6" table:formula="of:=[.$B184]/[.I$5]" office:value-type="float" office:value="2.78125" calcext:value-type="float">
            <text:p>2.78125</text:p>
          </table:table-cell>
          <table:table-cell table:style-name="ce6" table:formula="of:=[.$B184]/[.J$5]" office:value-type="float" office:value="1.390625" calcext:value-type="float">
            <text:p>1.390625</text:p>
          </table:table-cell>
          <table:table-cell/>
          <table:table-cell table:style-name="ce5" office:value-type="float" office:value="1.390625" calcext:value-type="float">
            <text:p>1.390625</text:p>
          </table:table-cell>
          <table:table-cell table:style-name="ce17" office:value-type="string" calcext:value-type="string">
            <text:p>89 ÷ 64</text:p>
          </table:table-cell>
          <table:table-cell table:style-name="ce17" table:formula="of:=89/64" office:value-type="float" office:value="1.390625" calcext:value-type="float">
            <text:p>1.390625</text:p>
          </table:table-cell>
          <table:table-cell table:style-name="ce15" table:formula="of:=ABS([.L184]-[.N184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84]+1" office:value-type="float" office:value="179" calcext:value-type="float">
            <text:p>179</text:p>
          </table:table-cell>
          <table:table-cell table:style-name="ce5" table:formula="of:=[.$B185]/[.C$5]" office:value-type="float" office:value="179" calcext:value-type="float">
            <text:p>179</text:p>
          </table:table-cell>
          <table:table-cell table:style-name="ce5" table:formula="of:=[.$B185]/[.D$5]" office:value-type="float" office:value="89.5" calcext:value-type="float">
            <text:p>89.5</text:p>
          </table:table-cell>
          <table:table-cell table:style-name="ce5" table:formula="of:=[.$B185]/[.E$5]" office:value-type="float" office:value="44.75" calcext:value-type="float">
            <text:p>44.75</text:p>
          </table:table-cell>
          <table:table-cell table:style-name="ce5" table:formula="of:=[.$B185]/[.F$5]" office:value-type="float" office:value="22.375" calcext:value-type="float">
            <text:p>22.375</text:p>
          </table:table-cell>
          <table:table-cell table:style-name="ce5" table:formula="of:=[.$B185]/[.G$5]" office:value-type="float" office:value="11.1875" calcext:value-type="float">
            <text:p>11.1875</text:p>
          </table:table-cell>
          <table:table-cell table:style-name="ce5" table:formula="of:=[.$B185]/[.H$5]" office:value-type="float" office:value="5.59375" calcext:value-type="float">
            <text:p>5.59375</text:p>
          </table:table-cell>
          <table:table-cell table:style-name="ce5" table:formula="of:=[.$B185]/[.I$5]" office:value-type="float" office:value="2.796875" calcext:value-type="float">
            <text:p>2.796875</text:p>
          </table:table-cell>
          <table:table-cell table:style-name="ce5" table:formula="of:=[.$B185]/[.J$5]" office:value-type="float" office:value="1.3984375" calcext:value-type="float">
            <text:p>1.3984375</text:p>
          </table:table-cell>
          <table:table-cell/>
          <table:table-cell table:style-name="ce5" office:value-type="float" office:value="1.3984375" calcext:value-type="float">
            <text:p>1.3984375</text:p>
          </table:table-cell>
          <table:table-cell table:style-name="ce17" office:value-type="string" calcext:value-type="string">
            <text:p>179 ÷ 128</text:p>
          </table:table-cell>
          <table:table-cell table:style-name="ce17" table:formula="of:=179/128" office:value-type="float" office:value="1.3984375" calcext:value-type="float">
            <text:p>1.3984375</text:p>
          </table:table-cell>
          <table:table-cell table:style-name="ce15" table:formula="of:=ABS([.L185]-[.N185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85]+1" office:value-type="float" office:value="180" calcext:value-type="float">
            <text:p>180</text:p>
          </table:table-cell>
          <table:table-cell table:style-name="ce5" table:formula="of:=[.$B186]/[.C$5]" office:value-type="float" office:value="180" calcext:value-type="float">
            <text:p>180</text:p>
          </table:table-cell>
          <table:table-cell table:style-name="ce6" table:formula="of:=[.$B186]/[.D$5]" office:value-type="float" office:value="90" calcext:value-type="float">
            <text:p>90</text:p>
          </table:table-cell>
          <table:table-cell table:style-name="ce6" table:formula="of:=[.$B186]/[.E$5]" office:value-type="float" office:value="45" calcext:value-type="float">
            <text:p>45</text:p>
          </table:table-cell>
          <table:table-cell table:style-name="ce6" table:formula="of:=[.$B186]/[.F$5]" office:value-type="float" office:value="22.5" calcext:value-type="float">
            <text:p>22.5</text:p>
          </table:table-cell>
          <table:table-cell table:style-name="ce6" table:formula="of:=[.$B186]/[.G$5]" office:value-type="float" office:value="11.25" calcext:value-type="float">
            <text:p>11.25</text:p>
          </table:table-cell>
          <table:table-cell table:style-name="ce6" table:formula="of:=[.$B186]/[.H$5]" office:value-type="float" office:value="5.625" calcext:value-type="float">
            <text:p>5.625</text:p>
          </table:table-cell>
          <table:table-cell table:style-name="ce6" table:formula="of:=[.$B186]/[.I$5]" office:value-type="float" office:value="2.8125" calcext:value-type="float">
            <text:p>2.8125</text:p>
          </table:table-cell>
          <table:table-cell table:style-name="ce6" table:formula="of:=[.$B186]/[.J$5]" office:value-type="float" office:value="1.40625" calcext:value-type="float">
            <text:p>1.40625</text:p>
          </table:table-cell>
          <table:table-cell/>
          <table:table-cell table:style-name="ce5" office:value-type="float" office:value="1.40625" calcext:value-type="float">
            <text:p>1.40625</text:p>
          </table:table-cell>
          <table:table-cell table:style-name="ce17" office:value-type="string" calcext:value-type="string">
            <text:p>45 ÷ 32</text:p>
          </table:table-cell>
          <table:table-cell table:style-name="ce17" table:formula="of:=45/32" office:value-type="float" office:value="1.40625" calcext:value-type="float">
            <text:p>1.40625</text:p>
          </table:table-cell>
          <table:table-cell table:style-name="ce15" table:formula="of:=ABS([.L186]-[.N186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86]+1" office:value-type="float" office:value="181" calcext:value-type="float">
            <text:p>181</text:p>
          </table:table-cell>
          <table:table-cell table:style-name="ce5" table:formula="of:=[.$B187]/[.C$5]" office:value-type="float" office:value="181" calcext:value-type="float">
            <text:p>181</text:p>
          </table:table-cell>
          <table:table-cell table:style-name="ce5" table:formula="of:=[.$B187]/[.D$5]" office:value-type="float" office:value="90.5" calcext:value-type="float">
            <text:p>90.5</text:p>
          </table:table-cell>
          <table:table-cell table:style-name="ce5" table:formula="of:=[.$B187]/[.E$5]" office:value-type="float" office:value="45.25" calcext:value-type="float">
            <text:p>45.25</text:p>
          </table:table-cell>
          <table:table-cell table:style-name="ce5" table:formula="of:=[.$B187]/[.F$5]" office:value-type="float" office:value="22.625" calcext:value-type="float">
            <text:p>22.625</text:p>
          </table:table-cell>
          <table:table-cell table:style-name="ce5" table:formula="of:=[.$B187]/[.G$5]" office:value-type="float" office:value="11.3125" calcext:value-type="float">
            <text:p>11.3125</text:p>
          </table:table-cell>
          <table:table-cell table:style-name="ce5" table:formula="of:=[.$B187]/[.H$5]" office:value-type="float" office:value="5.65625" calcext:value-type="float">
            <text:p>5.65625</text:p>
          </table:table-cell>
          <table:table-cell table:style-name="ce5" table:formula="of:=[.$B187]/[.I$5]" office:value-type="float" office:value="2.828125" calcext:value-type="float">
            <text:p>2.828125</text:p>
          </table:table-cell>
          <table:table-cell table:style-name="ce5" table:formula="of:=[.$B187]/[.J$5]" office:value-type="float" office:value="1.4140625" calcext:value-type="float">
            <text:p>1.4140625</text:p>
          </table:table-cell>
          <table:table-cell/>
          <table:table-cell table:style-name="ce5" office:value-type="float" office:value="1.4140625" calcext:value-type="float">
            <text:p>1.4140625</text:p>
          </table:table-cell>
          <table:table-cell table:style-name="ce17" office:value-type="string" calcext:value-type="string">
            <text:p>181 ÷ 128</text:p>
          </table:table-cell>
          <table:table-cell table:style-name="ce17" table:formula="of:=181/128" office:value-type="float" office:value="1.4140625" calcext:value-type="float">
            <text:p>1.4140625</text:p>
          </table:table-cell>
          <table:table-cell table:style-name="ce15" table:formula="of:=ABS([.L187]-[.N187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87]+1" office:value-type="float" office:value="182" calcext:value-type="float">
            <text:p>182</text:p>
          </table:table-cell>
          <table:table-cell table:style-name="ce5" table:formula="of:=[.$B188]/[.C$5]" office:value-type="float" office:value="182" calcext:value-type="float">
            <text:p>182</text:p>
          </table:table-cell>
          <table:table-cell table:style-name="ce6" table:formula="of:=[.$B188]/[.D$5]" office:value-type="float" office:value="91" calcext:value-type="float">
            <text:p>91</text:p>
          </table:table-cell>
          <table:table-cell table:style-name="ce6" table:formula="of:=[.$B188]/[.E$5]" office:value-type="float" office:value="45.5" calcext:value-type="float">
            <text:p>45.5</text:p>
          </table:table-cell>
          <table:table-cell table:style-name="ce6" table:formula="of:=[.$B188]/[.F$5]" office:value-type="float" office:value="22.75" calcext:value-type="float">
            <text:p>22.75</text:p>
          </table:table-cell>
          <table:table-cell table:style-name="ce6" table:formula="of:=[.$B188]/[.G$5]" office:value-type="float" office:value="11.375" calcext:value-type="float">
            <text:p>11.375</text:p>
          </table:table-cell>
          <table:table-cell table:style-name="ce6" table:formula="of:=[.$B188]/[.H$5]" office:value-type="float" office:value="5.6875" calcext:value-type="float">
            <text:p>5.6875</text:p>
          </table:table-cell>
          <table:table-cell table:style-name="ce6" table:formula="of:=[.$B188]/[.I$5]" office:value-type="float" office:value="2.84375" calcext:value-type="float">
            <text:p>2.84375</text:p>
          </table:table-cell>
          <table:table-cell table:style-name="ce6" table:formula="of:=[.$B188]/[.J$5]" office:value-type="float" office:value="1.421875" calcext:value-type="float">
            <text:p>1.421875</text:p>
          </table:table-cell>
          <table:table-cell/>
          <table:table-cell table:style-name="ce5" office:value-type="float" office:value="1.421875" calcext:value-type="float">
            <text:p>1.421875</text:p>
          </table:table-cell>
          <table:table-cell table:style-name="ce17" office:value-type="string" calcext:value-type="string">
            <text:p>91 ÷ 64</text:p>
          </table:table-cell>
          <table:table-cell table:style-name="ce17" table:formula="of:=91/64" office:value-type="float" office:value="1.421875" calcext:value-type="float">
            <text:p>1.421875</text:p>
          </table:table-cell>
          <table:table-cell table:style-name="ce15" table:formula="of:=ABS([.L188]-[.N188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88]+1" office:value-type="float" office:value="183" calcext:value-type="float">
            <text:p>183</text:p>
          </table:table-cell>
          <table:table-cell table:style-name="ce5" table:formula="of:=[.$B189]/[.C$5]" office:value-type="float" office:value="183" calcext:value-type="float">
            <text:p>183</text:p>
          </table:table-cell>
          <table:table-cell table:style-name="ce5" table:formula="of:=[.$B189]/[.D$5]" office:value-type="float" office:value="91.5" calcext:value-type="float">
            <text:p>91.5</text:p>
          </table:table-cell>
          <table:table-cell table:style-name="ce5" table:formula="of:=[.$B189]/[.E$5]" office:value-type="float" office:value="45.75" calcext:value-type="float">
            <text:p>45.75</text:p>
          </table:table-cell>
          <table:table-cell table:style-name="ce5" table:formula="of:=[.$B189]/[.F$5]" office:value-type="float" office:value="22.875" calcext:value-type="float">
            <text:p>22.875</text:p>
          </table:table-cell>
          <table:table-cell table:style-name="ce5" table:formula="of:=[.$B189]/[.G$5]" office:value-type="float" office:value="11.4375" calcext:value-type="float">
            <text:p>11.4375</text:p>
          </table:table-cell>
          <table:table-cell table:style-name="ce5" table:formula="of:=[.$B189]/[.H$5]" office:value-type="float" office:value="5.71875" calcext:value-type="float">
            <text:p>5.71875</text:p>
          </table:table-cell>
          <table:table-cell table:style-name="ce5" table:formula="of:=[.$B189]/[.I$5]" office:value-type="float" office:value="2.859375" calcext:value-type="float">
            <text:p>2.859375</text:p>
          </table:table-cell>
          <table:table-cell table:style-name="ce5" table:formula="of:=[.$B189]/[.J$5]" office:value-type="float" office:value="1.4296875" calcext:value-type="float">
            <text:p>1.4296875</text:p>
          </table:table-cell>
          <table:table-cell/>
          <table:table-cell table:style-name="ce5" office:value-type="float" office:value="1.4296875" calcext:value-type="float">
            <text:p>1.4296875</text:p>
          </table:table-cell>
          <table:table-cell table:style-name="ce17" office:value-type="string" calcext:value-type="string">
            <text:p>183 ÷ 128</text:p>
          </table:table-cell>
          <table:table-cell table:style-name="ce17" table:formula="of:=183/128" office:value-type="float" office:value="1.4296875" calcext:value-type="float">
            <text:p>1.4296875</text:p>
          </table:table-cell>
          <table:table-cell table:style-name="ce15" table:formula="of:=ABS([.L189]-[.N189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89]+1" office:value-type="float" office:value="184" calcext:value-type="float">
            <text:p>184</text:p>
          </table:table-cell>
          <table:table-cell table:style-name="ce5" table:formula="of:=[.$B190]/[.C$5]" office:value-type="float" office:value="184" calcext:value-type="float">
            <text:p>184</text:p>
          </table:table-cell>
          <table:table-cell table:style-name="ce6" table:formula="of:=[.$B190]/[.D$5]" office:value-type="float" office:value="92" calcext:value-type="float">
            <text:p>92</text:p>
          </table:table-cell>
          <table:table-cell table:style-name="ce6" table:formula="of:=[.$B190]/[.E$5]" office:value-type="float" office:value="46" calcext:value-type="float">
            <text:p>46</text:p>
          </table:table-cell>
          <table:table-cell table:style-name="ce6" table:formula="of:=[.$B190]/[.F$5]" office:value-type="float" office:value="23" calcext:value-type="float">
            <text:p>23</text:p>
          </table:table-cell>
          <table:table-cell table:style-name="ce6" table:formula="of:=[.$B190]/[.G$5]" office:value-type="float" office:value="11.5" calcext:value-type="float">
            <text:p>11.5</text:p>
          </table:table-cell>
          <table:table-cell table:style-name="ce6" table:formula="of:=[.$B190]/[.H$5]" office:value-type="float" office:value="5.75" calcext:value-type="float">
            <text:p>5.75</text:p>
          </table:table-cell>
          <table:table-cell table:style-name="ce6" table:formula="of:=[.$B190]/[.I$5]" office:value-type="float" office:value="2.875" calcext:value-type="float">
            <text:p>2.875</text:p>
          </table:table-cell>
          <table:table-cell table:style-name="ce6" table:formula="of:=[.$B190]/[.J$5]" office:value-type="float" office:value="1.4375" calcext:value-type="float">
            <text:p>1.4375</text:p>
          </table:table-cell>
          <table:table-cell/>
          <table:table-cell table:style-name="ce5" office:value-type="float" office:value="1.4375" calcext:value-type="float">
            <text:p>1.4375</text:p>
          </table:table-cell>
          <table:table-cell table:style-name="ce17" office:value-type="string" calcext:value-type="string">
            <text:p>23 ÷ 16</text:p>
          </table:table-cell>
          <table:table-cell table:style-name="ce17" table:formula="of:=23/16" office:value-type="float" office:value="1.4375" calcext:value-type="float">
            <text:p>1.4375</text:p>
          </table:table-cell>
          <table:table-cell table:style-name="ce15" table:formula="of:=ABS([.L190]-[.N190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90]+1" office:value-type="float" office:value="185" calcext:value-type="float">
            <text:p>185</text:p>
          </table:table-cell>
          <table:table-cell table:style-name="ce5" table:formula="of:=[.$B191]/[.C$5]" office:value-type="float" office:value="185" calcext:value-type="float">
            <text:p>185</text:p>
          </table:table-cell>
          <table:table-cell table:style-name="ce5" table:formula="of:=[.$B191]/[.D$5]" office:value-type="float" office:value="92.5" calcext:value-type="float">
            <text:p>92.5</text:p>
          </table:table-cell>
          <table:table-cell table:style-name="ce5" table:formula="of:=[.$B191]/[.E$5]" office:value-type="float" office:value="46.25" calcext:value-type="float">
            <text:p>46.25</text:p>
          </table:table-cell>
          <table:table-cell table:style-name="ce5" table:formula="of:=[.$B191]/[.F$5]" office:value-type="float" office:value="23.125" calcext:value-type="float">
            <text:p>23.125</text:p>
          </table:table-cell>
          <table:table-cell table:style-name="ce5" table:formula="of:=[.$B191]/[.G$5]" office:value-type="float" office:value="11.5625" calcext:value-type="float">
            <text:p>11.5625</text:p>
          </table:table-cell>
          <table:table-cell table:style-name="ce5" table:formula="of:=[.$B191]/[.H$5]" office:value-type="float" office:value="5.78125" calcext:value-type="float">
            <text:p>5.78125</text:p>
          </table:table-cell>
          <table:table-cell table:style-name="ce5" table:formula="of:=[.$B191]/[.I$5]" office:value-type="float" office:value="2.890625" calcext:value-type="float">
            <text:p>2.890625</text:p>
          </table:table-cell>
          <table:table-cell table:style-name="ce5" table:formula="of:=[.$B191]/[.J$5]" office:value-type="float" office:value="1.4453125" calcext:value-type="float">
            <text:p>1.4453125</text:p>
          </table:table-cell>
          <table:table-cell/>
          <table:table-cell table:style-name="ce5" office:value-type="float" office:value="1.4453125" calcext:value-type="float">
            <text:p>1.4453125</text:p>
          </table:table-cell>
          <table:table-cell table:style-name="ce17" office:value-type="string" calcext:value-type="string">
            <text:p>185 ÷ 128</text:p>
          </table:table-cell>
          <table:table-cell table:style-name="ce17" table:formula="of:=185/128" office:value-type="float" office:value="1.4453125" calcext:value-type="float">
            <text:p>1.4453125</text:p>
          </table:table-cell>
          <table:table-cell table:style-name="ce15" table:formula="of:=ABS([.L191]-[.N191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91]+1" office:value-type="float" office:value="186" calcext:value-type="float">
            <text:p>186</text:p>
          </table:table-cell>
          <table:table-cell table:style-name="ce5" table:formula="of:=[.$B192]/[.C$5]" office:value-type="float" office:value="186" calcext:value-type="float">
            <text:p>186</text:p>
          </table:table-cell>
          <table:table-cell table:style-name="ce6" table:formula="of:=[.$B192]/[.D$5]" office:value-type="float" office:value="93" calcext:value-type="float">
            <text:p>93</text:p>
          </table:table-cell>
          <table:table-cell table:style-name="ce6" table:formula="of:=[.$B192]/[.E$5]" office:value-type="float" office:value="46.5" calcext:value-type="float">
            <text:p>46.5</text:p>
          </table:table-cell>
          <table:table-cell table:style-name="ce6" table:formula="of:=[.$B192]/[.F$5]" office:value-type="float" office:value="23.25" calcext:value-type="float">
            <text:p>23.25</text:p>
          </table:table-cell>
          <table:table-cell table:style-name="ce6" table:formula="of:=[.$B192]/[.G$5]" office:value-type="float" office:value="11.625" calcext:value-type="float">
            <text:p>11.625</text:p>
          </table:table-cell>
          <table:table-cell table:style-name="ce6" table:formula="of:=[.$B192]/[.H$5]" office:value-type="float" office:value="5.8125" calcext:value-type="float">
            <text:p>5.8125</text:p>
          </table:table-cell>
          <table:table-cell table:style-name="ce6" table:formula="of:=[.$B192]/[.I$5]" office:value-type="float" office:value="2.90625" calcext:value-type="float">
            <text:p>2.90625</text:p>
          </table:table-cell>
          <table:table-cell table:style-name="ce6" table:formula="of:=[.$B192]/[.J$5]" office:value-type="float" office:value="1.453125" calcext:value-type="float">
            <text:p>1.453125</text:p>
          </table:table-cell>
          <table:table-cell/>
          <table:table-cell table:style-name="ce5" office:value-type="float" office:value="1.453125" calcext:value-type="float">
            <text:p>1.453125</text:p>
          </table:table-cell>
          <table:table-cell table:style-name="ce17" office:value-type="string" calcext:value-type="string">
            <text:p>93 ÷ 64</text:p>
          </table:table-cell>
          <table:table-cell table:style-name="ce17" table:formula="of:=93/64" office:value-type="float" office:value="1.453125" calcext:value-type="float">
            <text:p>1.453125</text:p>
          </table:table-cell>
          <table:table-cell table:style-name="ce15" table:formula="of:=ABS([.L192]-[.N192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92]+1" office:value-type="float" office:value="187" calcext:value-type="float">
            <text:p>187</text:p>
          </table:table-cell>
          <table:table-cell table:style-name="ce5" table:formula="of:=[.$B193]/[.C$5]" office:value-type="float" office:value="187" calcext:value-type="float">
            <text:p>187</text:p>
          </table:table-cell>
          <table:table-cell table:style-name="ce5" table:formula="of:=[.$B193]/[.D$5]" office:value-type="float" office:value="93.5" calcext:value-type="float">
            <text:p>93.5</text:p>
          </table:table-cell>
          <table:table-cell table:style-name="ce5" table:formula="of:=[.$B193]/[.E$5]" office:value-type="float" office:value="46.75" calcext:value-type="float">
            <text:p>46.75</text:p>
          </table:table-cell>
          <table:table-cell table:style-name="ce5" table:formula="of:=[.$B193]/[.F$5]" office:value-type="float" office:value="23.375" calcext:value-type="float">
            <text:p>23.375</text:p>
          </table:table-cell>
          <table:table-cell table:style-name="ce5" table:formula="of:=[.$B193]/[.G$5]" office:value-type="float" office:value="11.6875" calcext:value-type="float">
            <text:p>11.6875</text:p>
          </table:table-cell>
          <table:table-cell table:style-name="ce5" table:formula="of:=[.$B193]/[.H$5]" office:value-type="float" office:value="5.84375" calcext:value-type="float">
            <text:p>5.84375</text:p>
          </table:table-cell>
          <table:table-cell table:style-name="ce5" table:formula="of:=[.$B193]/[.I$5]" office:value-type="float" office:value="2.921875" calcext:value-type="float">
            <text:p>2.921875</text:p>
          </table:table-cell>
          <table:table-cell table:style-name="ce5" table:formula="of:=[.$B193]/[.J$5]" office:value-type="float" office:value="1.4609375" calcext:value-type="float">
            <text:p>1.4609375</text:p>
          </table:table-cell>
          <table:table-cell/>
          <table:table-cell table:style-name="ce5" office:value-type="float" office:value="1.4609375" calcext:value-type="float">
            <text:p>1.4609375</text:p>
          </table:table-cell>
          <table:table-cell table:style-name="ce17" office:value-type="string" calcext:value-type="string">
            <text:p>187 ÷ 128</text:p>
          </table:table-cell>
          <table:table-cell table:style-name="ce17" table:formula="of:=187/128" office:value-type="float" office:value="1.4609375" calcext:value-type="float">
            <text:p>1.4609375</text:p>
          </table:table-cell>
          <table:table-cell table:style-name="ce15" table:formula="of:=ABS([.L193]-[.N193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93]+1" office:value-type="float" office:value="188" calcext:value-type="float">
            <text:p>188</text:p>
          </table:table-cell>
          <table:table-cell table:style-name="ce5" table:formula="of:=[.$B194]/[.C$5]" office:value-type="float" office:value="188" calcext:value-type="float">
            <text:p>188</text:p>
          </table:table-cell>
          <table:table-cell table:style-name="ce6" table:formula="of:=[.$B194]/[.D$5]" office:value-type="float" office:value="94" calcext:value-type="float">
            <text:p>94</text:p>
          </table:table-cell>
          <table:table-cell table:style-name="ce6" table:formula="of:=[.$B194]/[.E$5]" office:value-type="float" office:value="47" calcext:value-type="float">
            <text:p>47</text:p>
          </table:table-cell>
          <table:table-cell table:style-name="ce6" table:formula="of:=[.$B194]/[.F$5]" office:value-type="float" office:value="23.5" calcext:value-type="float">
            <text:p>23.5</text:p>
          </table:table-cell>
          <table:table-cell table:style-name="ce6" table:formula="of:=[.$B194]/[.G$5]" office:value-type="float" office:value="11.75" calcext:value-type="float">
            <text:p>11.75</text:p>
          </table:table-cell>
          <table:table-cell table:style-name="ce6" table:formula="of:=[.$B194]/[.H$5]" office:value-type="float" office:value="5.875" calcext:value-type="float">
            <text:p>5.875</text:p>
          </table:table-cell>
          <table:table-cell table:style-name="ce6" table:formula="of:=[.$B194]/[.I$5]" office:value-type="float" office:value="2.9375" calcext:value-type="float">
            <text:p>2.9375</text:p>
          </table:table-cell>
          <table:table-cell table:style-name="ce6" table:formula="of:=[.$B194]/[.J$5]" office:value-type="float" office:value="1.46875" calcext:value-type="float">
            <text:p>1.46875</text:p>
          </table:table-cell>
          <table:table-cell/>
          <table:table-cell table:style-name="ce5" office:value-type="float" office:value="1.46875" calcext:value-type="float">
            <text:p>1.46875</text:p>
          </table:table-cell>
          <table:table-cell table:style-name="ce17" office:value-type="string" calcext:value-type="string">
            <text:p>47 ÷ 32</text:p>
          </table:table-cell>
          <table:table-cell table:style-name="ce17" table:formula="of:=47/32" office:value-type="float" office:value="1.46875" calcext:value-type="float">
            <text:p>1.46875</text:p>
          </table:table-cell>
          <table:table-cell table:style-name="ce15" table:formula="of:=ABS([.L194]-[.N194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94]+1" office:value-type="float" office:value="189" calcext:value-type="float">
            <text:p>189</text:p>
          </table:table-cell>
          <table:table-cell table:style-name="ce5" table:formula="of:=[.$B195]/[.C$5]" office:value-type="float" office:value="189" calcext:value-type="float">
            <text:p>189</text:p>
          </table:table-cell>
          <table:table-cell table:style-name="ce5" table:formula="of:=[.$B195]/[.D$5]" office:value-type="float" office:value="94.5" calcext:value-type="float">
            <text:p>94.5</text:p>
          </table:table-cell>
          <table:table-cell table:style-name="ce5" table:formula="of:=[.$B195]/[.E$5]" office:value-type="float" office:value="47.25" calcext:value-type="float">
            <text:p>47.25</text:p>
          </table:table-cell>
          <table:table-cell table:style-name="ce5" table:formula="of:=[.$B195]/[.F$5]" office:value-type="float" office:value="23.625" calcext:value-type="float">
            <text:p>23.625</text:p>
          </table:table-cell>
          <table:table-cell table:style-name="ce5" table:formula="of:=[.$B195]/[.G$5]" office:value-type="float" office:value="11.8125" calcext:value-type="float">
            <text:p>11.8125</text:p>
          </table:table-cell>
          <table:table-cell table:style-name="ce5" table:formula="of:=[.$B195]/[.H$5]" office:value-type="float" office:value="5.90625" calcext:value-type="float">
            <text:p>5.90625</text:p>
          </table:table-cell>
          <table:table-cell table:style-name="ce5" table:formula="of:=[.$B195]/[.I$5]" office:value-type="float" office:value="2.953125" calcext:value-type="float">
            <text:p>2.953125</text:p>
          </table:table-cell>
          <table:table-cell table:style-name="ce5" table:formula="of:=[.$B195]/[.J$5]" office:value-type="float" office:value="1.4765625" calcext:value-type="float">
            <text:p>1.4765625</text:p>
          </table:table-cell>
          <table:table-cell/>
          <table:table-cell table:style-name="ce5" office:value-type="float" office:value="1.4765625" calcext:value-type="float">
            <text:p>1.4765625</text:p>
          </table:table-cell>
          <table:table-cell table:style-name="ce17" office:value-type="string" calcext:value-type="string">
            <text:p>189 ÷ 128</text:p>
          </table:table-cell>
          <table:table-cell table:style-name="ce17" table:formula="of:=189/128" office:value-type="float" office:value="1.4765625" calcext:value-type="float">
            <text:p>1.4765625</text:p>
          </table:table-cell>
          <table:table-cell table:style-name="ce15" table:formula="of:=ABS([.L195]-[.N195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95]+1" office:value-type="float" office:value="190" calcext:value-type="float">
            <text:p>190</text:p>
          </table:table-cell>
          <table:table-cell table:style-name="ce5" table:formula="of:=[.$B196]/[.C$5]" office:value-type="float" office:value="190" calcext:value-type="float">
            <text:p>190</text:p>
          </table:table-cell>
          <table:table-cell table:style-name="ce6" table:formula="of:=[.$B196]/[.D$5]" office:value-type="float" office:value="95" calcext:value-type="float">
            <text:p>95</text:p>
          </table:table-cell>
          <table:table-cell table:style-name="ce6" table:formula="of:=[.$B196]/[.E$5]" office:value-type="float" office:value="47.5" calcext:value-type="float">
            <text:p>47.5</text:p>
          </table:table-cell>
          <table:table-cell table:style-name="ce6" table:formula="of:=[.$B196]/[.F$5]" office:value-type="float" office:value="23.75" calcext:value-type="float">
            <text:p>23.75</text:p>
          </table:table-cell>
          <table:table-cell table:style-name="ce6" table:formula="of:=[.$B196]/[.G$5]" office:value-type="float" office:value="11.875" calcext:value-type="float">
            <text:p>11.875</text:p>
          </table:table-cell>
          <table:table-cell table:style-name="ce6" table:formula="of:=[.$B196]/[.H$5]" office:value-type="float" office:value="5.9375" calcext:value-type="float">
            <text:p>5.9375</text:p>
          </table:table-cell>
          <table:table-cell table:style-name="ce6" table:formula="of:=[.$B196]/[.I$5]" office:value-type="float" office:value="2.96875" calcext:value-type="float">
            <text:p>2.96875</text:p>
          </table:table-cell>
          <table:table-cell table:style-name="ce6" table:formula="of:=[.$B196]/[.J$5]" office:value-type="float" office:value="1.484375" calcext:value-type="float">
            <text:p>1.484375</text:p>
          </table:table-cell>
          <table:table-cell/>
          <table:table-cell table:style-name="ce5" office:value-type="float" office:value="1.484375" calcext:value-type="float">
            <text:p>1.484375</text:p>
          </table:table-cell>
          <table:table-cell table:style-name="ce17" office:value-type="string" calcext:value-type="string">
            <text:p>95 ÷ 64</text:p>
          </table:table-cell>
          <table:table-cell table:style-name="ce17" table:formula="of:=95/64" office:value-type="float" office:value="1.484375" calcext:value-type="float">
            <text:p>1.484375</text:p>
          </table:table-cell>
          <table:table-cell table:style-name="ce15" table:formula="of:=ABS([.L196]-[.N196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96]+1" office:value-type="float" office:value="191" calcext:value-type="float">
            <text:p>191</text:p>
          </table:table-cell>
          <table:table-cell table:style-name="ce5" table:formula="of:=[.$B197]/[.C$5]" office:value-type="float" office:value="191" calcext:value-type="float">
            <text:p>191</text:p>
          </table:table-cell>
          <table:table-cell table:style-name="ce5" table:formula="of:=[.$B197]/[.D$5]" office:value-type="float" office:value="95.5" calcext:value-type="float">
            <text:p>95.5</text:p>
          </table:table-cell>
          <table:table-cell table:style-name="ce5" table:formula="of:=[.$B197]/[.E$5]" office:value-type="float" office:value="47.75" calcext:value-type="float">
            <text:p>47.75</text:p>
          </table:table-cell>
          <table:table-cell table:style-name="ce5" table:formula="of:=[.$B197]/[.F$5]" office:value-type="float" office:value="23.875" calcext:value-type="float">
            <text:p>23.875</text:p>
          </table:table-cell>
          <table:table-cell table:style-name="ce5" table:formula="of:=[.$B197]/[.G$5]" office:value-type="float" office:value="11.9375" calcext:value-type="float">
            <text:p>11.9375</text:p>
          </table:table-cell>
          <table:table-cell table:style-name="ce5" table:formula="of:=[.$B197]/[.H$5]" office:value-type="float" office:value="5.96875" calcext:value-type="float">
            <text:p>5.96875</text:p>
          </table:table-cell>
          <table:table-cell table:style-name="ce5" table:formula="of:=[.$B197]/[.I$5]" office:value-type="float" office:value="2.984375" calcext:value-type="float">
            <text:p>2.984375</text:p>
          </table:table-cell>
          <table:table-cell table:style-name="ce5" table:formula="of:=[.$B197]/[.J$5]" office:value-type="float" office:value="1.4921875" calcext:value-type="float">
            <text:p>1.4921875</text:p>
          </table:table-cell>
          <table:table-cell/>
          <table:table-cell table:style-name="ce5" office:value-type="float" office:value="1.4921875" calcext:value-type="float">
            <text:p>1.4921875</text:p>
          </table:table-cell>
          <table:table-cell table:style-name="ce17" office:value-type="string" calcext:value-type="string">
            <text:p>191 ÷ 128</text:p>
          </table:table-cell>
          <table:table-cell table:style-name="ce17" table:formula="of:=191/128" office:value-type="float" office:value="1.4921875" calcext:value-type="float">
            <text:p>1.4921875</text:p>
          </table:table-cell>
          <table:table-cell table:style-name="ce15" table:formula="of:=ABS([.L197]-[.N197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97]+1" office:value-type="float" office:value="192" calcext:value-type="float">
            <text:p>192</text:p>
          </table:table-cell>
          <table:table-cell table:style-name="ce5" table:formula="of:=[.$B198]/[.C$5]" office:value-type="float" office:value="192" calcext:value-type="float">
            <text:p>192</text:p>
          </table:table-cell>
          <table:table-cell table:style-name="ce6" table:formula="of:=[.$B198]/[.D$5]" office:value-type="float" office:value="96" calcext:value-type="float">
            <text:p>96</text:p>
          </table:table-cell>
          <table:table-cell table:style-name="ce6" table:formula="of:=[.$B198]/[.E$5]" office:value-type="float" office:value="48" calcext:value-type="float">
            <text:p>48</text:p>
          </table:table-cell>
          <table:table-cell table:style-name="ce6" table:formula="of:=[.$B198]/[.F$5]" office:value-type="float" office:value="24" calcext:value-type="float">
            <text:p>24</text:p>
          </table:table-cell>
          <table:table-cell table:style-name="ce6" table:formula="of:=[.$B198]/[.G$5]" office:value-type="float" office:value="12" calcext:value-type="float">
            <text:p>12</text:p>
          </table:table-cell>
          <table:table-cell table:style-name="ce6" table:formula="of:=[.$B198]/[.H$5]" office:value-type="float" office:value="6" calcext:value-type="float">
            <text:p>6</text:p>
          </table:table-cell>
          <table:table-cell table:style-name="ce6" table:formula="of:=[.$B198]/[.I$5]" office:value-type="float" office:value="3" calcext:value-type="float">
            <text:p>3</text:p>
          </table:table-cell>
          <table:table-cell table:style-name="ce6" table:formula="of:=[.$B198]/[.J$5]" office:value-type="float" office:value="1.5" calcext:value-type="float">
            <text:p>1.5</text:p>
          </table:table-cell>
          <table:table-cell/>
          <table:table-cell table:style-name="ce5" office:value-type="float" office:value="1.5" calcext:value-type="float">
            <text:p>1.5</text:p>
          </table:table-cell>
          <table:table-cell table:style-name="ce17" office:value-type="string" calcext:value-type="string">
            <text:p>3 ÷ 2</text:p>
          </table:table-cell>
          <table:table-cell table:style-name="ce17" table:formula="of:=3/2" office:value-type="float" office:value="1.5" calcext:value-type="float">
            <text:p>1.5</text:p>
          </table:table-cell>
          <table:table-cell table:style-name="ce15" table:formula="of:=ABS([.L198]-[.N198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98]+1" office:value-type="float" office:value="193" calcext:value-type="float">
            <text:p>193</text:p>
          </table:table-cell>
          <table:table-cell table:style-name="ce5" table:formula="of:=[.$B199]/[.C$5]" office:value-type="float" office:value="193" calcext:value-type="float">
            <text:p>193</text:p>
          </table:table-cell>
          <table:table-cell table:style-name="ce5" table:formula="of:=[.$B199]/[.D$5]" office:value-type="float" office:value="96.5" calcext:value-type="float">
            <text:p>96.5</text:p>
          </table:table-cell>
          <table:table-cell table:style-name="ce5" table:formula="of:=[.$B199]/[.E$5]" office:value-type="float" office:value="48.25" calcext:value-type="float">
            <text:p>48.25</text:p>
          </table:table-cell>
          <table:table-cell table:style-name="ce5" table:formula="of:=[.$B199]/[.F$5]" office:value-type="float" office:value="24.125" calcext:value-type="float">
            <text:p>24.125</text:p>
          </table:table-cell>
          <table:table-cell table:style-name="ce5" table:formula="of:=[.$B199]/[.G$5]" office:value-type="float" office:value="12.0625" calcext:value-type="float">
            <text:p>12.0625</text:p>
          </table:table-cell>
          <table:table-cell table:style-name="ce5" table:formula="of:=[.$B199]/[.H$5]" office:value-type="float" office:value="6.03125" calcext:value-type="float">
            <text:p>6.03125</text:p>
          </table:table-cell>
          <table:table-cell table:style-name="ce5" table:formula="of:=[.$B199]/[.I$5]" office:value-type="float" office:value="3.015625" calcext:value-type="float">
            <text:p>3.015625</text:p>
          </table:table-cell>
          <table:table-cell table:style-name="ce5" table:formula="of:=[.$B199]/[.J$5]" office:value-type="float" office:value="1.5078125" calcext:value-type="float">
            <text:p>1.5078125</text:p>
          </table:table-cell>
          <table:table-cell/>
          <table:table-cell table:style-name="ce5" office:value-type="float" office:value="1.5078125" calcext:value-type="float">
            <text:p>1.5078125</text:p>
          </table:table-cell>
          <table:table-cell table:style-name="ce17" office:value-type="string" calcext:value-type="string">
            <text:p>193 ÷ 128</text:p>
          </table:table-cell>
          <table:table-cell table:style-name="ce17" table:formula="of:=193/128" office:value-type="float" office:value="1.5078125" calcext:value-type="float">
            <text:p>1.5078125</text:p>
          </table:table-cell>
          <table:table-cell table:style-name="ce15" table:formula="of:=ABS([.L199]-[.N199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199]+1" office:value-type="float" office:value="194" calcext:value-type="float">
            <text:p>194</text:p>
          </table:table-cell>
          <table:table-cell table:style-name="ce5" table:formula="of:=[.$B200]/[.C$5]" office:value-type="float" office:value="194" calcext:value-type="float">
            <text:p>194</text:p>
          </table:table-cell>
          <table:table-cell table:style-name="ce6" table:formula="of:=[.$B200]/[.D$5]" office:value-type="float" office:value="97" calcext:value-type="float">
            <text:p>97</text:p>
          </table:table-cell>
          <table:table-cell table:style-name="ce6" table:formula="of:=[.$B200]/[.E$5]" office:value-type="float" office:value="48.5" calcext:value-type="float">
            <text:p>48.5</text:p>
          </table:table-cell>
          <table:table-cell table:style-name="ce6" table:formula="of:=[.$B200]/[.F$5]" office:value-type="float" office:value="24.25" calcext:value-type="float">
            <text:p>24.25</text:p>
          </table:table-cell>
          <table:table-cell table:style-name="ce6" table:formula="of:=[.$B200]/[.G$5]" office:value-type="float" office:value="12.125" calcext:value-type="float">
            <text:p>12.125</text:p>
          </table:table-cell>
          <table:table-cell table:style-name="ce6" table:formula="of:=[.$B200]/[.H$5]" office:value-type="float" office:value="6.0625" calcext:value-type="float">
            <text:p>6.0625</text:p>
          </table:table-cell>
          <table:table-cell table:style-name="ce6" table:formula="of:=[.$B200]/[.I$5]" office:value-type="float" office:value="3.03125" calcext:value-type="float">
            <text:p>3.03125</text:p>
          </table:table-cell>
          <table:table-cell table:style-name="ce6" table:formula="of:=[.$B200]/[.J$5]" office:value-type="float" office:value="1.515625" calcext:value-type="float">
            <text:p>1.515625</text:p>
          </table:table-cell>
          <table:table-cell/>
          <table:table-cell table:style-name="ce5" office:value-type="float" office:value="1.515625" calcext:value-type="float">
            <text:p>1.515625</text:p>
          </table:table-cell>
          <table:table-cell table:style-name="ce17" office:value-type="string" calcext:value-type="string">
            <text:p>97 ÷ 64</text:p>
          </table:table-cell>
          <table:table-cell table:style-name="ce17" table:formula="of:=97/64" office:value-type="float" office:value="1.515625" calcext:value-type="float">
            <text:p>1.515625</text:p>
          </table:table-cell>
          <table:table-cell table:style-name="ce15" table:formula="of:=ABS([.L200]-[.N200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00]+1" office:value-type="float" office:value="195" calcext:value-type="float">
            <text:p>195</text:p>
          </table:table-cell>
          <table:table-cell table:style-name="ce5" table:formula="of:=[.$B201]/[.C$5]" office:value-type="float" office:value="195" calcext:value-type="float">
            <text:p>195</text:p>
          </table:table-cell>
          <table:table-cell table:style-name="ce5" table:formula="of:=[.$B201]/[.D$5]" office:value-type="float" office:value="97.5" calcext:value-type="float">
            <text:p>97.5</text:p>
          </table:table-cell>
          <table:table-cell table:style-name="ce5" table:formula="of:=[.$B201]/[.E$5]" office:value-type="float" office:value="48.75" calcext:value-type="float">
            <text:p>48.75</text:p>
          </table:table-cell>
          <table:table-cell table:style-name="ce5" table:formula="of:=[.$B201]/[.F$5]" office:value-type="float" office:value="24.375" calcext:value-type="float">
            <text:p>24.375</text:p>
          </table:table-cell>
          <table:table-cell table:style-name="ce5" table:formula="of:=[.$B201]/[.G$5]" office:value-type="float" office:value="12.1875" calcext:value-type="float">
            <text:p>12.1875</text:p>
          </table:table-cell>
          <table:table-cell table:style-name="ce5" table:formula="of:=[.$B201]/[.H$5]" office:value-type="float" office:value="6.09375" calcext:value-type="float">
            <text:p>6.09375</text:p>
          </table:table-cell>
          <table:table-cell table:style-name="ce5" table:formula="of:=[.$B201]/[.I$5]" office:value-type="float" office:value="3.046875" calcext:value-type="float">
            <text:p>3.046875</text:p>
          </table:table-cell>
          <table:table-cell table:style-name="ce5" table:formula="of:=[.$B201]/[.J$5]" office:value-type="float" office:value="1.5234375" calcext:value-type="float">
            <text:p>1.5234375</text:p>
          </table:table-cell>
          <table:table-cell/>
          <table:table-cell table:style-name="ce5" office:value-type="float" office:value="1.5234375" calcext:value-type="float">
            <text:p>1.5234375</text:p>
          </table:table-cell>
          <table:table-cell table:style-name="ce17" office:value-type="string" calcext:value-type="string">
            <text:p>195 ÷ 128</text:p>
          </table:table-cell>
          <table:table-cell table:style-name="ce17" table:formula="of:=195/128" office:value-type="float" office:value="1.5234375" calcext:value-type="float">
            <text:p>1.5234375</text:p>
          </table:table-cell>
          <table:table-cell table:style-name="ce15" table:formula="of:=ABS([.L201]-[.N201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01]+1" office:value-type="float" office:value="196" calcext:value-type="float">
            <text:p>196</text:p>
          </table:table-cell>
          <table:table-cell table:style-name="ce5" table:formula="of:=[.$B202]/[.C$5]" office:value-type="float" office:value="196" calcext:value-type="float">
            <text:p>196</text:p>
          </table:table-cell>
          <table:table-cell table:style-name="ce6" table:formula="of:=[.$B202]/[.D$5]" office:value-type="float" office:value="98" calcext:value-type="float">
            <text:p>98</text:p>
          </table:table-cell>
          <table:table-cell table:style-name="ce6" table:formula="of:=[.$B202]/[.E$5]" office:value-type="float" office:value="49" calcext:value-type="float">
            <text:p>49</text:p>
          </table:table-cell>
          <table:table-cell table:style-name="ce6" table:formula="of:=[.$B202]/[.F$5]" office:value-type="float" office:value="24.5" calcext:value-type="float">
            <text:p>24.5</text:p>
          </table:table-cell>
          <table:table-cell table:style-name="ce6" table:formula="of:=[.$B202]/[.G$5]" office:value-type="float" office:value="12.25" calcext:value-type="float">
            <text:p>12.25</text:p>
          </table:table-cell>
          <table:table-cell table:style-name="ce6" table:formula="of:=[.$B202]/[.H$5]" office:value-type="float" office:value="6.125" calcext:value-type="float">
            <text:p>6.125</text:p>
          </table:table-cell>
          <table:table-cell table:style-name="ce6" table:formula="of:=[.$B202]/[.I$5]" office:value-type="float" office:value="3.0625" calcext:value-type="float">
            <text:p>3.0625</text:p>
          </table:table-cell>
          <table:table-cell table:style-name="ce6" table:formula="of:=[.$B202]/[.J$5]" office:value-type="float" office:value="1.53125" calcext:value-type="float">
            <text:p>1.53125</text:p>
          </table:table-cell>
          <table:table-cell/>
          <table:table-cell table:style-name="ce5" office:value-type="float" office:value="1.53125" calcext:value-type="float">
            <text:p>1.53125</text:p>
          </table:table-cell>
          <table:table-cell table:style-name="ce17" office:value-type="string" calcext:value-type="string">
            <text:p>49 ÷ 32</text:p>
          </table:table-cell>
          <table:table-cell table:style-name="ce17" table:formula="of:=49/32" office:value-type="float" office:value="1.53125" calcext:value-type="float">
            <text:p>1.53125</text:p>
          </table:table-cell>
          <table:table-cell table:style-name="ce15" table:formula="of:=ABS([.L202]-[.N202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02]+1" office:value-type="float" office:value="197" calcext:value-type="float">
            <text:p>197</text:p>
          </table:table-cell>
          <table:table-cell table:style-name="ce5" table:formula="of:=[.$B203]/[.C$5]" office:value-type="float" office:value="197" calcext:value-type="float">
            <text:p>197</text:p>
          </table:table-cell>
          <table:table-cell table:style-name="ce5" table:formula="of:=[.$B203]/[.D$5]" office:value-type="float" office:value="98.5" calcext:value-type="float">
            <text:p>98.5</text:p>
          </table:table-cell>
          <table:table-cell table:style-name="ce5" table:formula="of:=[.$B203]/[.E$5]" office:value-type="float" office:value="49.25" calcext:value-type="float">
            <text:p>49.25</text:p>
          </table:table-cell>
          <table:table-cell table:style-name="ce5" table:formula="of:=[.$B203]/[.F$5]" office:value-type="float" office:value="24.625" calcext:value-type="float">
            <text:p>24.625</text:p>
          </table:table-cell>
          <table:table-cell table:style-name="ce5" table:formula="of:=[.$B203]/[.G$5]" office:value-type="float" office:value="12.3125" calcext:value-type="float">
            <text:p>12.3125</text:p>
          </table:table-cell>
          <table:table-cell table:style-name="ce5" table:formula="of:=[.$B203]/[.H$5]" office:value-type="float" office:value="6.15625" calcext:value-type="float">
            <text:p>6.15625</text:p>
          </table:table-cell>
          <table:table-cell table:style-name="ce5" table:formula="of:=[.$B203]/[.I$5]" office:value-type="float" office:value="3.078125" calcext:value-type="float">
            <text:p>3.078125</text:p>
          </table:table-cell>
          <table:table-cell table:style-name="ce5" table:formula="of:=[.$B203]/[.J$5]" office:value-type="float" office:value="1.5390625" calcext:value-type="float">
            <text:p>1.5390625</text:p>
          </table:table-cell>
          <table:table-cell/>
          <table:table-cell table:style-name="ce5" office:value-type="float" office:value="1.5390625" calcext:value-type="float">
            <text:p>1.5390625</text:p>
          </table:table-cell>
          <table:table-cell table:style-name="ce17" office:value-type="string" calcext:value-type="string">
            <text:p>197 ÷ 128</text:p>
          </table:table-cell>
          <table:table-cell table:style-name="ce17" table:formula="of:=197/128" office:value-type="float" office:value="1.5390625" calcext:value-type="float">
            <text:p>1.5390625</text:p>
          </table:table-cell>
          <table:table-cell table:style-name="ce15" table:formula="of:=ABS([.L203]-[.N203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03]+1" office:value-type="float" office:value="198" calcext:value-type="float">
            <text:p>198</text:p>
          </table:table-cell>
          <table:table-cell table:style-name="ce5" table:formula="of:=[.$B204]/[.C$5]" office:value-type="float" office:value="198" calcext:value-type="float">
            <text:p>198</text:p>
          </table:table-cell>
          <table:table-cell table:style-name="ce6" table:formula="of:=[.$B204]/[.D$5]" office:value-type="float" office:value="99" calcext:value-type="float">
            <text:p>99</text:p>
          </table:table-cell>
          <table:table-cell table:style-name="ce6" table:formula="of:=[.$B204]/[.E$5]" office:value-type="float" office:value="49.5" calcext:value-type="float">
            <text:p>49.5</text:p>
          </table:table-cell>
          <table:table-cell table:style-name="ce6" table:formula="of:=[.$B204]/[.F$5]" office:value-type="float" office:value="24.75" calcext:value-type="float">
            <text:p>24.75</text:p>
          </table:table-cell>
          <table:table-cell table:style-name="ce6" table:formula="of:=[.$B204]/[.G$5]" office:value-type="float" office:value="12.375" calcext:value-type="float">
            <text:p>12.375</text:p>
          </table:table-cell>
          <table:table-cell table:style-name="ce6" table:formula="of:=[.$B204]/[.H$5]" office:value-type="float" office:value="6.1875" calcext:value-type="float">
            <text:p>6.1875</text:p>
          </table:table-cell>
          <table:table-cell table:style-name="ce6" table:formula="of:=[.$B204]/[.I$5]" office:value-type="float" office:value="3.09375" calcext:value-type="float">
            <text:p>3.09375</text:p>
          </table:table-cell>
          <table:table-cell table:style-name="ce6" table:formula="of:=[.$B204]/[.J$5]" office:value-type="float" office:value="1.546875" calcext:value-type="float">
            <text:p>1.546875</text:p>
          </table:table-cell>
          <table:table-cell/>
          <table:table-cell table:style-name="ce5" office:value-type="float" office:value="1.546875" calcext:value-type="float">
            <text:p>1.546875</text:p>
          </table:table-cell>
          <table:table-cell table:style-name="ce17" office:value-type="string" calcext:value-type="string">
            <text:p>99 ÷ 64</text:p>
          </table:table-cell>
          <table:table-cell table:style-name="ce17" table:formula="of:=99/64" office:value-type="float" office:value="1.546875" calcext:value-type="float">
            <text:p>1.546875</text:p>
          </table:table-cell>
          <table:table-cell table:style-name="ce15" table:formula="of:=ABS([.L204]-[.N204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04]+1" office:value-type="float" office:value="199" calcext:value-type="float">
            <text:p>199</text:p>
          </table:table-cell>
          <table:table-cell table:style-name="ce5" table:formula="of:=[.$B205]/[.C$5]" office:value-type="float" office:value="199" calcext:value-type="float">
            <text:p>199</text:p>
          </table:table-cell>
          <table:table-cell table:style-name="ce5" table:formula="of:=[.$B205]/[.D$5]" office:value-type="float" office:value="99.5" calcext:value-type="float">
            <text:p>99.5</text:p>
          </table:table-cell>
          <table:table-cell table:style-name="ce5" table:formula="of:=[.$B205]/[.E$5]" office:value-type="float" office:value="49.75" calcext:value-type="float">
            <text:p>49.75</text:p>
          </table:table-cell>
          <table:table-cell table:style-name="ce5" table:formula="of:=[.$B205]/[.F$5]" office:value-type="float" office:value="24.875" calcext:value-type="float">
            <text:p>24.875</text:p>
          </table:table-cell>
          <table:table-cell table:style-name="ce5" table:formula="of:=[.$B205]/[.G$5]" office:value-type="float" office:value="12.4375" calcext:value-type="float">
            <text:p>12.4375</text:p>
          </table:table-cell>
          <table:table-cell table:style-name="ce5" table:formula="of:=[.$B205]/[.H$5]" office:value-type="float" office:value="6.21875" calcext:value-type="float">
            <text:p>6.21875</text:p>
          </table:table-cell>
          <table:table-cell table:style-name="ce5" table:formula="of:=[.$B205]/[.I$5]" office:value-type="float" office:value="3.109375" calcext:value-type="float">
            <text:p>3.109375</text:p>
          </table:table-cell>
          <table:table-cell table:style-name="ce5" table:formula="of:=[.$B205]/[.J$5]" office:value-type="float" office:value="1.5546875" calcext:value-type="float">
            <text:p>1.5546875</text:p>
          </table:table-cell>
          <table:table-cell/>
          <table:table-cell table:style-name="ce5" office:value-type="float" office:value="1.5546875" calcext:value-type="float">
            <text:p>1.5546875</text:p>
          </table:table-cell>
          <table:table-cell table:style-name="ce17" office:value-type="string" calcext:value-type="string">
            <text:p>199 ÷ 128</text:p>
          </table:table-cell>
          <table:table-cell table:style-name="ce17" table:formula="of:=199/128" office:value-type="float" office:value="1.5546875" calcext:value-type="float">
            <text:p>1.5546875</text:p>
          </table:table-cell>
          <table:table-cell table:style-name="ce15" table:formula="of:=ABS([.L205]-[.N205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05]+1" office:value-type="float" office:value="200" calcext:value-type="float">
            <text:p>200</text:p>
          </table:table-cell>
          <table:table-cell table:style-name="ce5" table:formula="of:=[.$B206]/[.C$5]" office:value-type="float" office:value="200" calcext:value-type="float">
            <text:p>200</text:p>
          </table:table-cell>
          <table:table-cell table:style-name="ce6" table:formula="of:=[.$B206]/[.D$5]" office:value-type="float" office:value="100" calcext:value-type="float">
            <text:p>100</text:p>
          </table:table-cell>
          <table:table-cell table:style-name="ce6" table:formula="of:=[.$B206]/[.E$5]" office:value-type="float" office:value="50" calcext:value-type="float">
            <text:p>50</text:p>
          </table:table-cell>
          <table:table-cell table:style-name="ce6" table:formula="of:=[.$B206]/[.F$5]" office:value-type="float" office:value="25" calcext:value-type="float">
            <text:p>25</text:p>
          </table:table-cell>
          <table:table-cell table:style-name="ce6" table:formula="of:=[.$B206]/[.G$5]" office:value-type="float" office:value="12.5" calcext:value-type="float">
            <text:p>12.5</text:p>
          </table:table-cell>
          <table:table-cell table:style-name="ce6" table:formula="of:=[.$B206]/[.H$5]" office:value-type="float" office:value="6.25" calcext:value-type="float">
            <text:p>6.25</text:p>
          </table:table-cell>
          <table:table-cell table:style-name="ce6" table:formula="of:=[.$B206]/[.I$5]" office:value-type="float" office:value="3.125" calcext:value-type="float">
            <text:p>3.125</text:p>
          </table:table-cell>
          <table:table-cell table:style-name="ce6" table:formula="of:=[.$B206]/[.J$5]" office:value-type="float" office:value="1.5625" calcext:value-type="float">
            <text:p>1.5625</text:p>
          </table:table-cell>
          <table:table-cell/>
          <table:table-cell table:style-name="ce5" office:value-type="float" office:value="1.5625" calcext:value-type="float">
            <text:p>1.5625</text:p>
          </table:table-cell>
          <table:table-cell table:style-name="ce17" office:value-type="string" calcext:value-type="string">
            <text:p>25 ÷ 16</text:p>
          </table:table-cell>
          <table:table-cell table:style-name="ce17" table:formula="of:=25/16" office:value-type="float" office:value="1.5625" calcext:value-type="float">
            <text:p>1.5625</text:p>
          </table:table-cell>
          <table:table-cell table:style-name="ce15" table:formula="of:=ABS([.L206]-[.N206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06]+1" office:value-type="float" office:value="201" calcext:value-type="float">
            <text:p>201</text:p>
          </table:table-cell>
          <table:table-cell table:style-name="ce5" table:formula="of:=[.$B207]/[.C$5]" office:value-type="float" office:value="201" calcext:value-type="float">
            <text:p>201</text:p>
          </table:table-cell>
          <table:table-cell table:style-name="ce5" table:formula="of:=[.$B207]/[.D$5]" office:value-type="float" office:value="100.5" calcext:value-type="float">
            <text:p>100.5</text:p>
          </table:table-cell>
          <table:table-cell table:style-name="ce5" table:formula="of:=[.$B207]/[.E$5]" office:value-type="float" office:value="50.25" calcext:value-type="float">
            <text:p>50.25</text:p>
          </table:table-cell>
          <table:table-cell table:style-name="ce5" table:formula="of:=[.$B207]/[.F$5]" office:value-type="float" office:value="25.125" calcext:value-type="float">
            <text:p>25.125</text:p>
          </table:table-cell>
          <table:table-cell table:style-name="ce5" table:formula="of:=[.$B207]/[.G$5]" office:value-type="float" office:value="12.5625" calcext:value-type="float">
            <text:p>12.5625</text:p>
          </table:table-cell>
          <table:table-cell table:style-name="ce5" table:formula="of:=[.$B207]/[.H$5]" office:value-type="float" office:value="6.28125" calcext:value-type="float">
            <text:p>6.28125</text:p>
          </table:table-cell>
          <table:table-cell table:style-name="ce5" table:formula="of:=[.$B207]/[.I$5]" office:value-type="float" office:value="3.140625" calcext:value-type="float">
            <text:p>3.140625</text:p>
          </table:table-cell>
          <table:table-cell table:style-name="ce5" table:formula="of:=[.$B207]/[.J$5]" office:value-type="float" office:value="1.5703125" calcext:value-type="float">
            <text:p>1.5703125</text:p>
          </table:table-cell>
          <table:table-cell/>
          <table:table-cell table:style-name="ce5" office:value-type="float" office:value="1.5703125" calcext:value-type="float">
            <text:p>1.5703125</text:p>
          </table:table-cell>
          <table:table-cell table:style-name="ce17" office:value-type="string" calcext:value-type="string">
            <text:p>201 ÷ 128</text:p>
          </table:table-cell>
          <table:table-cell table:style-name="ce17" table:formula="of:=201/128" office:value-type="float" office:value="1.5703125" calcext:value-type="float">
            <text:p>1.5703125</text:p>
          </table:table-cell>
          <table:table-cell table:style-name="ce15" table:formula="of:=ABS([.L207]-[.N207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07]+1" office:value-type="float" office:value="202" calcext:value-type="float">
            <text:p>202</text:p>
          </table:table-cell>
          <table:table-cell table:style-name="ce5" table:formula="of:=[.$B208]/[.C$5]" office:value-type="float" office:value="202" calcext:value-type="float">
            <text:p>202</text:p>
          </table:table-cell>
          <table:table-cell table:style-name="ce6" table:formula="of:=[.$B208]/[.D$5]" office:value-type="float" office:value="101" calcext:value-type="float">
            <text:p>101</text:p>
          </table:table-cell>
          <table:table-cell table:style-name="ce6" table:formula="of:=[.$B208]/[.E$5]" office:value-type="float" office:value="50.5" calcext:value-type="float">
            <text:p>50.5</text:p>
          </table:table-cell>
          <table:table-cell table:style-name="ce6" table:formula="of:=[.$B208]/[.F$5]" office:value-type="float" office:value="25.25" calcext:value-type="float">
            <text:p>25.25</text:p>
          </table:table-cell>
          <table:table-cell table:style-name="ce6" table:formula="of:=[.$B208]/[.G$5]" office:value-type="float" office:value="12.625" calcext:value-type="float">
            <text:p>12.625</text:p>
          </table:table-cell>
          <table:table-cell table:style-name="ce6" table:formula="of:=[.$B208]/[.H$5]" office:value-type="float" office:value="6.3125" calcext:value-type="float">
            <text:p>6.3125</text:p>
          </table:table-cell>
          <table:table-cell table:style-name="ce6" table:formula="of:=[.$B208]/[.I$5]" office:value-type="float" office:value="3.15625" calcext:value-type="float">
            <text:p>3.15625</text:p>
          </table:table-cell>
          <table:table-cell table:style-name="ce6" table:formula="of:=[.$B208]/[.J$5]" office:value-type="float" office:value="1.578125" calcext:value-type="float">
            <text:p>1.578125</text:p>
          </table:table-cell>
          <table:table-cell/>
          <table:table-cell table:style-name="ce5" office:value-type="float" office:value="1.578125" calcext:value-type="float">
            <text:p>1.578125</text:p>
          </table:table-cell>
          <table:table-cell table:style-name="ce17" office:value-type="string" calcext:value-type="string">
            <text:p>101 ÷ 64</text:p>
          </table:table-cell>
          <table:table-cell table:style-name="ce17" table:formula="of:=101/64" office:value-type="float" office:value="1.578125" calcext:value-type="float">
            <text:p>1.578125</text:p>
          </table:table-cell>
          <table:table-cell table:style-name="ce15" table:formula="of:=ABS([.L208]-[.N208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08]+1" office:value-type="float" office:value="203" calcext:value-type="float">
            <text:p>203</text:p>
          </table:table-cell>
          <table:table-cell table:style-name="ce5" table:formula="of:=[.$B209]/[.C$5]" office:value-type="float" office:value="203" calcext:value-type="float">
            <text:p>203</text:p>
          </table:table-cell>
          <table:table-cell table:style-name="ce5" table:formula="of:=[.$B209]/[.D$5]" office:value-type="float" office:value="101.5" calcext:value-type="float">
            <text:p>101.5</text:p>
          </table:table-cell>
          <table:table-cell table:style-name="ce5" table:formula="of:=[.$B209]/[.E$5]" office:value-type="float" office:value="50.75" calcext:value-type="float">
            <text:p>50.75</text:p>
          </table:table-cell>
          <table:table-cell table:style-name="ce5" table:formula="of:=[.$B209]/[.F$5]" office:value-type="float" office:value="25.375" calcext:value-type="float">
            <text:p>25.375</text:p>
          </table:table-cell>
          <table:table-cell table:style-name="ce5" table:formula="of:=[.$B209]/[.G$5]" office:value-type="float" office:value="12.6875" calcext:value-type="float">
            <text:p>12.6875</text:p>
          </table:table-cell>
          <table:table-cell table:style-name="ce5" table:formula="of:=[.$B209]/[.H$5]" office:value-type="float" office:value="6.34375" calcext:value-type="float">
            <text:p>6.34375</text:p>
          </table:table-cell>
          <table:table-cell table:style-name="ce5" table:formula="of:=[.$B209]/[.I$5]" office:value-type="float" office:value="3.171875" calcext:value-type="float">
            <text:p>3.171875</text:p>
          </table:table-cell>
          <table:table-cell table:style-name="ce5" table:formula="of:=[.$B209]/[.J$5]" office:value-type="float" office:value="1.5859375" calcext:value-type="float">
            <text:p>1.5859375</text:p>
          </table:table-cell>
          <table:table-cell/>
          <table:table-cell table:style-name="ce5" office:value-type="float" office:value="1.5859375" calcext:value-type="float">
            <text:p>1.5859375</text:p>
          </table:table-cell>
          <table:table-cell table:style-name="ce17" office:value-type="string" calcext:value-type="string">
            <text:p>203 ÷ 128</text:p>
          </table:table-cell>
          <table:table-cell table:style-name="ce17" table:formula="of:=203/128" office:value-type="float" office:value="1.5859375" calcext:value-type="float">
            <text:p>1.5859375</text:p>
          </table:table-cell>
          <table:table-cell table:style-name="ce15" table:formula="of:=ABS([.L209]-[.N209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09]+1" office:value-type="float" office:value="204" calcext:value-type="float">
            <text:p>204</text:p>
          </table:table-cell>
          <table:table-cell table:style-name="ce5" table:formula="of:=[.$B210]/[.C$5]" office:value-type="float" office:value="204" calcext:value-type="float">
            <text:p>204</text:p>
          </table:table-cell>
          <table:table-cell table:style-name="ce6" table:formula="of:=[.$B210]/[.D$5]" office:value-type="float" office:value="102" calcext:value-type="float">
            <text:p>102</text:p>
          </table:table-cell>
          <table:table-cell table:style-name="ce6" table:formula="of:=[.$B210]/[.E$5]" office:value-type="float" office:value="51" calcext:value-type="float">
            <text:p>51</text:p>
          </table:table-cell>
          <table:table-cell table:style-name="ce6" table:formula="of:=[.$B210]/[.F$5]" office:value-type="float" office:value="25.5" calcext:value-type="float">
            <text:p>25.5</text:p>
          </table:table-cell>
          <table:table-cell table:style-name="ce6" table:formula="of:=[.$B210]/[.G$5]" office:value-type="float" office:value="12.75" calcext:value-type="float">
            <text:p>12.75</text:p>
          </table:table-cell>
          <table:table-cell table:style-name="ce6" table:formula="of:=[.$B210]/[.H$5]" office:value-type="float" office:value="6.375" calcext:value-type="float">
            <text:p>6.375</text:p>
          </table:table-cell>
          <table:table-cell table:style-name="ce6" table:formula="of:=[.$B210]/[.I$5]" office:value-type="float" office:value="3.1875" calcext:value-type="float">
            <text:p>3.1875</text:p>
          </table:table-cell>
          <table:table-cell table:style-name="ce6" table:formula="of:=[.$B210]/[.J$5]" office:value-type="float" office:value="1.59375" calcext:value-type="float">
            <text:p>1.59375</text:p>
          </table:table-cell>
          <table:table-cell/>
          <table:table-cell table:style-name="ce5" office:value-type="float" office:value="1.59375" calcext:value-type="float">
            <text:p>1.59375</text:p>
          </table:table-cell>
          <table:table-cell table:style-name="ce17" office:value-type="string" calcext:value-type="string">
            <text:p>51 ÷ 32</text:p>
          </table:table-cell>
          <table:table-cell table:style-name="ce17" table:formula="of:=51/32" office:value-type="float" office:value="1.59375" calcext:value-type="float">
            <text:p>1.59375</text:p>
          </table:table-cell>
          <table:table-cell table:style-name="ce15" table:formula="of:=ABS([.L210]-[.N210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10]+1" office:value-type="float" office:value="205" calcext:value-type="float">
            <text:p>205</text:p>
          </table:table-cell>
          <table:table-cell table:style-name="ce5" table:formula="of:=[.$B211]/[.C$5]" office:value-type="float" office:value="205" calcext:value-type="float">
            <text:p>205</text:p>
          </table:table-cell>
          <table:table-cell table:style-name="ce5" table:formula="of:=[.$B211]/[.D$5]" office:value-type="float" office:value="102.5" calcext:value-type="float">
            <text:p>102.5</text:p>
          </table:table-cell>
          <table:table-cell table:style-name="ce5" table:formula="of:=[.$B211]/[.E$5]" office:value-type="float" office:value="51.25" calcext:value-type="float">
            <text:p>51.25</text:p>
          </table:table-cell>
          <table:table-cell table:style-name="ce5" table:formula="of:=[.$B211]/[.F$5]" office:value-type="float" office:value="25.625" calcext:value-type="float">
            <text:p>25.625</text:p>
          </table:table-cell>
          <table:table-cell table:style-name="ce5" table:formula="of:=[.$B211]/[.G$5]" office:value-type="float" office:value="12.8125" calcext:value-type="float">
            <text:p>12.8125</text:p>
          </table:table-cell>
          <table:table-cell table:style-name="ce5" table:formula="of:=[.$B211]/[.H$5]" office:value-type="float" office:value="6.40625" calcext:value-type="float">
            <text:p>6.40625</text:p>
          </table:table-cell>
          <table:table-cell table:style-name="ce5" table:formula="of:=[.$B211]/[.I$5]" office:value-type="float" office:value="3.203125" calcext:value-type="float">
            <text:p>3.203125</text:p>
          </table:table-cell>
          <table:table-cell table:style-name="ce5" table:formula="of:=[.$B211]/[.J$5]" office:value-type="float" office:value="1.6015625" calcext:value-type="float">
            <text:p>1.6015625</text:p>
          </table:table-cell>
          <table:table-cell/>
          <table:table-cell table:style-name="ce5" office:value-type="float" office:value="1.6015625" calcext:value-type="float">
            <text:p>1.6015625</text:p>
          </table:table-cell>
          <table:table-cell table:style-name="ce17" office:value-type="string" calcext:value-type="string">
            <text:p>205 ÷ 128</text:p>
          </table:table-cell>
          <table:table-cell table:style-name="ce17" table:formula="of:=205/128" office:value-type="float" office:value="1.6015625" calcext:value-type="float">
            <text:p>1.6015625</text:p>
          </table:table-cell>
          <table:table-cell table:style-name="ce15" table:formula="of:=ABS([.L211]-[.N211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11]+1" office:value-type="float" office:value="206" calcext:value-type="float">
            <text:p>206</text:p>
          </table:table-cell>
          <table:table-cell table:style-name="ce5" table:formula="of:=[.$B212]/[.C$5]" office:value-type="float" office:value="206" calcext:value-type="float">
            <text:p>206</text:p>
          </table:table-cell>
          <table:table-cell table:style-name="ce6" table:formula="of:=[.$B212]/[.D$5]" office:value-type="float" office:value="103" calcext:value-type="float">
            <text:p>103</text:p>
          </table:table-cell>
          <table:table-cell table:style-name="ce6" table:formula="of:=[.$B212]/[.E$5]" office:value-type="float" office:value="51.5" calcext:value-type="float">
            <text:p>51.5</text:p>
          </table:table-cell>
          <table:table-cell table:style-name="ce6" table:formula="of:=[.$B212]/[.F$5]" office:value-type="float" office:value="25.75" calcext:value-type="float">
            <text:p>25.75</text:p>
          </table:table-cell>
          <table:table-cell table:style-name="ce6" table:formula="of:=[.$B212]/[.G$5]" office:value-type="float" office:value="12.875" calcext:value-type="float">
            <text:p>12.875</text:p>
          </table:table-cell>
          <table:table-cell table:style-name="ce6" table:formula="of:=[.$B212]/[.H$5]" office:value-type="float" office:value="6.4375" calcext:value-type="float">
            <text:p>6.4375</text:p>
          </table:table-cell>
          <table:table-cell table:style-name="ce6" table:formula="of:=[.$B212]/[.I$5]" office:value-type="float" office:value="3.21875" calcext:value-type="float">
            <text:p>3.21875</text:p>
          </table:table-cell>
          <table:table-cell table:style-name="ce6" table:formula="of:=[.$B212]/[.J$5]" office:value-type="float" office:value="1.609375" calcext:value-type="float">
            <text:p>1.609375</text:p>
          </table:table-cell>
          <table:table-cell/>
          <table:table-cell table:style-name="ce5" office:value-type="float" office:value="1.609375" calcext:value-type="float">
            <text:p>1.609375</text:p>
          </table:table-cell>
          <table:table-cell table:style-name="ce17" office:value-type="string" calcext:value-type="string">
            <text:p>103 ÷ 64</text:p>
          </table:table-cell>
          <table:table-cell table:style-name="ce17" table:formula="of:=103/64" office:value-type="float" office:value="1.609375" calcext:value-type="float">
            <text:p>1.609375</text:p>
          </table:table-cell>
          <table:table-cell table:style-name="ce15" table:formula="of:=ABS([.L212]-[.N212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12]+1" office:value-type="float" office:value="207" calcext:value-type="float">
            <text:p>207</text:p>
          </table:table-cell>
          <table:table-cell table:style-name="ce5" table:formula="of:=[.$B213]/[.C$5]" office:value-type="float" office:value="207" calcext:value-type="float">
            <text:p>207</text:p>
          </table:table-cell>
          <table:table-cell table:style-name="ce5" table:formula="of:=[.$B213]/[.D$5]" office:value-type="float" office:value="103.5" calcext:value-type="float">
            <text:p>103.5</text:p>
          </table:table-cell>
          <table:table-cell table:style-name="ce5" table:formula="of:=[.$B213]/[.E$5]" office:value-type="float" office:value="51.75" calcext:value-type="float">
            <text:p>51.75</text:p>
          </table:table-cell>
          <table:table-cell table:style-name="ce5" table:formula="of:=[.$B213]/[.F$5]" office:value-type="float" office:value="25.875" calcext:value-type="float">
            <text:p>25.875</text:p>
          </table:table-cell>
          <table:table-cell table:style-name="ce5" table:formula="of:=[.$B213]/[.G$5]" office:value-type="float" office:value="12.9375" calcext:value-type="float">
            <text:p>12.9375</text:p>
          </table:table-cell>
          <table:table-cell table:style-name="ce5" table:formula="of:=[.$B213]/[.H$5]" office:value-type="float" office:value="6.46875" calcext:value-type="float">
            <text:p>6.46875</text:p>
          </table:table-cell>
          <table:table-cell table:style-name="ce5" table:formula="of:=[.$B213]/[.I$5]" office:value-type="float" office:value="3.234375" calcext:value-type="float">
            <text:p>3.234375</text:p>
          </table:table-cell>
          <table:table-cell table:style-name="ce5" table:formula="of:=[.$B213]/[.J$5]" office:value-type="float" office:value="1.6171875" calcext:value-type="float">
            <text:p>1.6171875</text:p>
          </table:table-cell>
          <table:table-cell/>
          <table:table-cell table:style-name="ce5" office:value-type="float" office:value="1.6171875" calcext:value-type="float">
            <text:p>1.6171875</text:p>
          </table:table-cell>
          <table:table-cell table:style-name="ce17" office:value-type="string" calcext:value-type="string">
            <text:p>207 ÷ 128</text:p>
          </table:table-cell>
          <table:table-cell table:style-name="ce17" table:formula="of:=207/128" office:value-type="float" office:value="1.6171875" calcext:value-type="float">
            <text:p>1.6171875</text:p>
          </table:table-cell>
          <table:table-cell table:style-name="ce15" table:formula="of:=ABS([.L213]-[.N213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13]+1" office:value-type="float" office:value="208" calcext:value-type="float">
            <text:p>208</text:p>
          </table:table-cell>
          <table:table-cell table:style-name="ce5" table:formula="of:=[.$B214]/[.C$5]" office:value-type="float" office:value="208" calcext:value-type="float">
            <text:p>208</text:p>
          </table:table-cell>
          <table:table-cell table:style-name="ce6" table:formula="of:=[.$B214]/[.D$5]" office:value-type="float" office:value="104" calcext:value-type="float">
            <text:p>104</text:p>
          </table:table-cell>
          <table:table-cell table:style-name="ce6" table:formula="of:=[.$B214]/[.E$5]" office:value-type="float" office:value="52" calcext:value-type="float">
            <text:p>52</text:p>
          </table:table-cell>
          <table:table-cell table:style-name="ce6" table:formula="of:=[.$B214]/[.F$5]" office:value-type="float" office:value="26" calcext:value-type="float">
            <text:p>26</text:p>
          </table:table-cell>
          <table:table-cell table:style-name="ce6" table:formula="of:=[.$B214]/[.G$5]" office:value-type="float" office:value="13" calcext:value-type="float">
            <text:p>13</text:p>
          </table:table-cell>
          <table:table-cell table:style-name="ce6" table:formula="of:=[.$B214]/[.H$5]" office:value-type="float" office:value="6.5" calcext:value-type="float">
            <text:p>6.5</text:p>
          </table:table-cell>
          <table:table-cell table:style-name="ce6" table:formula="of:=[.$B214]/[.I$5]" office:value-type="float" office:value="3.25" calcext:value-type="float">
            <text:p>3.25</text:p>
          </table:table-cell>
          <table:table-cell table:style-name="ce6" table:formula="of:=[.$B214]/[.J$5]" office:value-type="float" office:value="1.625" calcext:value-type="float">
            <text:p>1.625</text:p>
          </table:table-cell>
          <table:table-cell/>
          <table:table-cell table:style-name="ce5" office:value-type="float" office:value="1.625" calcext:value-type="float">
            <text:p>1.625</text:p>
          </table:table-cell>
          <table:table-cell table:style-name="ce17" office:value-type="string" calcext:value-type="string">
            <text:p>13 ÷ 8</text:p>
          </table:table-cell>
          <table:table-cell table:style-name="ce17" table:formula="of:=13/8" office:value-type="float" office:value="1.625" calcext:value-type="float">
            <text:p>1.625</text:p>
          </table:table-cell>
          <table:table-cell table:style-name="ce15" table:formula="of:=ABS([.L214]-[.N214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14]+1" office:value-type="float" office:value="209" calcext:value-type="float">
            <text:p>209</text:p>
          </table:table-cell>
          <table:table-cell table:style-name="ce5" table:formula="of:=[.$B215]/[.C$5]" office:value-type="float" office:value="209" calcext:value-type="float">
            <text:p>209</text:p>
          </table:table-cell>
          <table:table-cell table:style-name="ce5" table:formula="of:=[.$B215]/[.D$5]" office:value-type="float" office:value="104.5" calcext:value-type="float">
            <text:p>104.5</text:p>
          </table:table-cell>
          <table:table-cell table:style-name="ce5" table:formula="of:=[.$B215]/[.E$5]" office:value-type="float" office:value="52.25" calcext:value-type="float">
            <text:p>52.25</text:p>
          </table:table-cell>
          <table:table-cell table:style-name="ce5" table:formula="of:=[.$B215]/[.F$5]" office:value-type="float" office:value="26.125" calcext:value-type="float">
            <text:p>26.125</text:p>
          </table:table-cell>
          <table:table-cell table:style-name="ce5" table:formula="of:=[.$B215]/[.G$5]" office:value-type="float" office:value="13.0625" calcext:value-type="float">
            <text:p>13.0625</text:p>
          </table:table-cell>
          <table:table-cell table:style-name="ce5" table:formula="of:=[.$B215]/[.H$5]" office:value-type="float" office:value="6.53125" calcext:value-type="float">
            <text:p>6.53125</text:p>
          </table:table-cell>
          <table:table-cell table:style-name="ce5" table:formula="of:=[.$B215]/[.I$5]" office:value-type="float" office:value="3.265625" calcext:value-type="float">
            <text:p>3.265625</text:p>
          </table:table-cell>
          <table:table-cell table:style-name="ce5" table:formula="of:=[.$B215]/[.J$5]" office:value-type="float" office:value="1.6328125" calcext:value-type="float">
            <text:p>1.6328125</text:p>
          </table:table-cell>
          <table:table-cell/>
          <table:table-cell table:style-name="ce5" office:value-type="float" office:value="1.6328125" calcext:value-type="float">
            <text:p>1.6328125</text:p>
          </table:table-cell>
          <table:table-cell table:style-name="ce17" office:value-type="string" calcext:value-type="string">
            <text:p>209 ÷ 128</text:p>
          </table:table-cell>
          <table:table-cell table:style-name="ce17" table:formula="of:=209/128" office:value-type="float" office:value="1.6328125" calcext:value-type="float">
            <text:p>1.6328125</text:p>
          </table:table-cell>
          <table:table-cell table:style-name="ce15" table:formula="of:=ABS([.L215]-[.N215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15]+1" office:value-type="float" office:value="210" calcext:value-type="float">
            <text:p>210</text:p>
          </table:table-cell>
          <table:table-cell table:style-name="ce5" table:formula="of:=[.$B216]/[.C$5]" office:value-type="float" office:value="210" calcext:value-type="float">
            <text:p>210</text:p>
          </table:table-cell>
          <table:table-cell table:style-name="ce6" table:formula="of:=[.$B216]/[.D$5]" office:value-type="float" office:value="105" calcext:value-type="float">
            <text:p>105</text:p>
          </table:table-cell>
          <table:table-cell table:style-name="ce6" table:formula="of:=[.$B216]/[.E$5]" office:value-type="float" office:value="52.5" calcext:value-type="float">
            <text:p>52.5</text:p>
          </table:table-cell>
          <table:table-cell table:style-name="ce6" table:formula="of:=[.$B216]/[.F$5]" office:value-type="float" office:value="26.25" calcext:value-type="float">
            <text:p>26.25</text:p>
          </table:table-cell>
          <table:table-cell table:style-name="ce6" table:formula="of:=[.$B216]/[.G$5]" office:value-type="float" office:value="13.125" calcext:value-type="float">
            <text:p>13.125</text:p>
          </table:table-cell>
          <table:table-cell table:style-name="ce6" table:formula="of:=[.$B216]/[.H$5]" office:value-type="float" office:value="6.5625" calcext:value-type="float">
            <text:p>6.5625</text:p>
          </table:table-cell>
          <table:table-cell table:style-name="ce6" table:formula="of:=[.$B216]/[.I$5]" office:value-type="float" office:value="3.28125" calcext:value-type="float">
            <text:p>3.28125</text:p>
          </table:table-cell>
          <table:table-cell table:style-name="ce6" table:formula="of:=[.$B216]/[.J$5]" office:value-type="float" office:value="1.640625" calcext:value-type="float">
            <text:p>1.640625</text:p>
          </table:table-cell>
          <table:table-cell/>
          <table:table-cell table:style-name="ce5" office:value-type="float" office:value="1.640625" calcext:value-type="float">
            <text:p>1.640625</text:p>
          </table:table-cell>
          <table:table-cell table:style-name="ce17" office:value-type="string" calcext:value-type="string">
            <text:p>105 ÷ 64</text:p>
          </table:table-cell>
          <table:table-cell table:style-name="ce17" table:formula="of:=105/64" office:value-type="float" office:value="1.640625" calcext:value-type="float">
            <text:p>1.640625</text:p>
          </table:table-cell>
          <table:table-cell table:style-name="ce15" table:formula="of:=ABS([.L216]-[.N216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16]+1" office:value-type="float" office:value="211" calcext:value-type="float">
            <text:p>211</text:p>
          </table:table-cell>
          <table:table-cell table:style-name="ce5" table:formula="of:=[.$B217]/[.C$5]" office:value-type="float" office:value="211" calcext:value-type="float">
            <text:p>211</text:p>
          </table:table-cell>
          <table:table-cell table:style-name="ce5" table:formula="of:=[.$B217]/[.D$5]" office:value-type="float" office:value="105.5" calcext:value-type="float">
            <text:p>105.5</text:p>
          </table:table-cell>
          <table:table-cell table:style-name="ce5" table:formula="of:=[.$B217]/[.E$5]" office:value-type="float" office:value="52.75" calcext:value-type="float">
            <text:p>52.75</text:p>
          </table:table-cell>
          <table:table-cell table:style-name="ce5" table:formula="of:=[.$B217]/[.F$5]" office:value-type="float" office:value="26.375" calcext:value-type="float">
            <text:p>26.375</text:p>
          </table:table-cell>
          <table:table-cell table:style-name="ce5" table:formula="of:=[.$B217]/[.G$5]" office:value-type="float" office:value="13.1875" calcext:value-type="float">
            <text:p>13.1875</text:p>
          </table:table-cell>
          <table:table-cell table:style-name="ce5" table:formula="of:=[.$B217]/[.H$5]" office:value-type="float" office:value="6.59375" calcext:value-type="float">
            <text:p>6.59375</text:p>
          </table:table-cell>
          <table:table-cell table:style-name="ce5" table:formula="of:=[.$B217]/[.I$5]" office:value-type="float" office:value="3.296875" calcext:value-type="float">
            <text:p>3.296875</text:p>
          </table:table-cell>
          <table:table-cell table:style-name="ce5" table:formula="of:=[.$B217]/[.J$5]" office:value-type="float" office:value="1.6484375" calcext:value-type="float">
            <text:p>1.6484375</text:p>
          </table:table-cell>
          <table:table-cell/>
          <table:table-cell table:style-name="ce5" office:value-type="float" office:value="1.6484375" calcext:value-type="float">
            <text:p>1.6484375</text:p>
          </table:table-cell>
          <table:table-cell table:style-name="ce17" office:value-type="string" calcext:value-type="string">
            <text:p>211 ÷ 128</text:p>
          </table:table-cell>
          <table:table-cell table:style-name="ce17" table:formula="of:=211/128" office:value-type="float" office:value="1.6484375" calcext:value-type="float">
            <text:p>1.6484375</text:p>
          </table:table-cell>
          <table:table-cell table:style-name="ce15" table:formula="of:=ABS([.L217]-[.N217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17]+1" office:value-type="float" office:value="212" calcext:value-type="float">
            <text:p>212</text:p>
          </table:table-cell>
          <table:table-cell table:style-name="ce5" table:formula="of:=[.$B218]/[.C$5]" office:value-type="float" office:value="212" calcext:value-type="float">
            <text:p>212</text:p>
          </table:table-cell>
          <table:table-cell table:style-name="ce6" table:formula="of:=[.$B218]/[.D$5]" office:value-type="float" office:value="106" calcext:value-type="float">
            <text:p>106</text:p>
          </table:table-cell>
          <table:table-cell table:style-name="ce6" table:formula="of:=[.$B218]/[.E$5]" office:value-type="float" office:value="53" calcext:value-type="float">
            <text:p>53</text:p>
          </table:table-cell>
          <table:table-cell table:style-name="ce6" table:formula="of:=[.$B218]/[.F$5]" office:value-type="float" office:value="26.5" calcext:value-type="float">
            <text:p>26.5</text:p>
          </table:table-cell>
          <table:table-cell table:style-name="ce6" table:formula="of:=[.$B218]/[.G$5]" office:value-type="float" office:value="13.25" calcext:value-type="float">
            <text:p>13.25</text:p>
          </table:table-cell>
          <table:table-cell table:style-name="ce6" table:formula="of:=[.$B218]/[.H$5]" office:value-type="float" office:value="6.625" calcext:value-type="float">
            <text:p>6.625</text:p>
          </table:table-cell>
          <table:table-cell table:style-name="ce6" table:formula="of:=[.$B218]/[.I$5]" office:value-type="float" office:value="3.3125" calcext:value-type="float">
            <text:p>3.3125</text:p>
          </table:table-cell>
          <table:table-cell table:style-name="ce6" table:formula="of:=[.$B218]/[.J$5]" office:value-type="float" office:value="1.65625" calcext:value-type="float">
            <text:p>1.65625</text:p>
          </table:table-cell>
          <table:table-cell/>
          <table:table-cell table:style-name="ce5" office:value-type="float" office:value="1.65625" calcext:value-type="float">
            <text:p>1.65625</text:p>
          </table:table-cell>
          <table:table-cell table:style-name="ce17" office:value-type="string" calcext:value-type="string">
            <text:p>53 ÷ 32</text:p>
          </table:table-cell>
          <table:table-cell table:style-name="ce17" table:formula="of:=53/32" office:value-type="float" office:value="1.65625" calcext:value-type="float">
            <text:p>1.65625</text:p>
          </table:table-cell>
          <table:table-cell table:style-name="ce15" table:formula="of:=ABS([.L218]-[.N218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18]+1" office:value-type="float" office:value="213" calcext:value-type="float">
            <text:p>213</text:p>
          </table:table-cell>
          <table:table-cell table:style-name="ce5" table:formula="of:=[.$B219]/[.C$5]" office:value-type="float" office:value="213" calcext:value-type="float">
            <text:p>213</text:p>
          </table:table-cell>
          <table:table-cell table:style-name="ce5" table:formula="of:=[.$B219]/[.D$5]" office:value-type="float" office:value="106.5" calcext:value-type="float">
            <text:p>106.5</text:p>
          </table:table-cell>
          <table:table-cell table:style-name="ce5" table:formula="of:=[.$B219]/[.E$5]" office:value-type="float" office:value="53.25" calcext:value-type="float">
            <text:p>53.25</text:p>
          </table:table-cell>
          <table:table-cell table:style-name="ce5" table:formula="of:=[.$B219]/[.F$5]" office:value-type="float" office:value="26.625" calcext:value-type="float">
            <text:p>26.625</text:p>
          </table:table-cell>
          <table:table-cell table:style-name="ce5" table:formula="of:=[.$B219]/[.G$5]" office:value-type="float" office:value="13.3125" calcext:value-type="float">
            <text:p>13.3125</text:p>
          </table:table-cell>
          <table:table-cell table:style-name="ce5" table:formula="of:=[.$B219]/[.H$5]" office:value-type="float" office:value="6.65625" calcext:value-type="float">
            <text:p>6.65625</text:p>
          </table:table-cell>
          <table:table-cell table:style-name="ce5" table:formula="of:=[.$B219]/[.I$5]" office:value-type="float" office:value="3.328125" calcext:value-type="float">
            <text:p>3.328125</text:p>
          </table:table-cell>
          <table:table-cell table:style-name="ce5" table:formula="of:=[.$B219]/[.J$5]" office:value-type="float" office:value="1.6640625" calcext:value-type="float">
            <text:p>1.6640625</text:p>
          </table:table-cell>
          <table:table-cell/>
          <table:table-cell table:style-name="ce5" office:value-type="float" office:value="1.6640625" calcext:value-type="float">
            <text:p>1.6640625</text:p>
          </table:table-cell>
          <table:table-cell table:style-name="ce17" office:value-type="string" calcext:value-type="string">
            <text:p>213 ÷ 128</text:p>
          </table:table-cell>
          <table:table-cell table:style-name="ce17" table:formula="of:=213/128" office:value-type="float" office:value="1.6640625" calcext:value-type="float">
            <text:p>1.6640625</text:p>
          </table:table-cell>
          <table:table-cell table:style-name="ce15" table:formula="of:=ABS([.L219]-[.N219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19]+1" office:value-type="float" office:value="214" calcext:value-type="float">
            <text:p>214</text:p>
          </table:table-cell>
          <table:table-cell table:style-name="ce5" table:formula="of:=[.$B220]/[.C$5]" office:value-type="float" office:value="214" calcext:value-type="float">
            <text:p>214</text:p>
          </table:table-cell>
          <table:table-cell table:style-name="ce6" table:formula="of:=[.$B220]/[.D$5]" office:value-type="float" office:value="107" calcext:value-type="float">
            <text:p>107</text:p>
          </table:table-cell>
          <table:table-cell table:style-name="ce6" table:formula="of:=[.$B220]/[.E$5]" office:value-type="float" office:value="53.5" calcext:value-type="float">
            <text:p>53.5</text:p>
          </table:table-cell>
          <table:table-cell table:style-name="ce6" table:formula="of:=[.$B220]/[.F$5]" office:value-type="float" office:value="26.75" calcext:value-type="float">
            <text:p>26.75</text:p>
          </table:table-cell>
          <table:table-cell table:style-name="ce6" table:formula="of:=[.$B220]/[.G$5]" office:value-type="float" office:value="13.375" calcext:value-type="float">
            <text:p>13.375</text:p>
          </table:table-cell>
          <table:table-cell table:style-name="ce6" table:formula="of:=[.$B220]/[.H$5]" office:value-type="float" office:value="6.6875" calcext:value-type="float">
            <text:p>6.6875</text:p>
          </table:table-cell>
          <table:table-cell table:style-name="ce6" table:formula="of:=[.$B220]/[.I$5]" office:value-type="float" office:value="3.34375" calcext:value-type="float">
            <text:p>3.34375</text:p>
          </table:table-cell>
          <table:table-cell table:style-name="ce6" table:formula="of:=[.$B220]/[.J$5]" office:value-type="float" office:value="1.671875" calcext:value-type="float">
            <text:p>1.671875</text:p>
          </table:table-cell>
          <table:table-cell/>
          <table:table-cell table:style-name="ce5" office:value-type="float" office:value="1.671875" calcext:value-type="float">
            <text:p>1.671875</text:p>
          </table:table-cell>
          <table:table-cell table:style-name="ce17" office:value-type="string" calcext:value-type="string">
            <text:p>107 ÷ 64</text:p>
          </table:table-cell>
          <table:table-cell table:style-name="ce17" table:formula="of:=107/64" office:value-type="float" office:value="1.671875" calcext:value-type="float">
            <text:p>1.671875</text:p>
          </table:table-cell>
          <table:table-cell table:style-name="ce15" table:formula="of:=ABS([.L220]-[.N220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20]+1" office:value-type="float" office:value="215" calcext:value-type="float">
            <text:p>215</text:p>
          </table:table-cell>
          <table:table-cell table:style-name="ce5" table:formula="of:=[.$B221]/[.C$5]" office:value-type="float" office:value="215" calcext:value-type="float">
            <text:p>215</text:p>
          </table:table-cell>
          <table:table-cell table:style-name="ce5" table:formula="of:=[.$B221]/[.D$5]" office:value-type="float" office:value="107.5" calcext:value-type="float">
            <text:p>107.5</text:p>
          </table:table-cell>
          <table:table-cell table:style-name="ce5" table:formula="of:=[.$B221]/[.E$5]" office:value-type="float" office:value="53.75" calcext:value-type="float">
            <text:p>53.75</text:p>
          </table:table-cell>
          <table:table-cell table:style-name="ce5" table:formula="of:=[.$B221]/[.F$5]" office:value-type="float" office:value="26.875" calcext:value-type="float">
            <text:p>26.875</text:p>
          </table:table-cell>
          <table:table-cell table:style-name="ce5" table:formula="of:=[.$B221]/[.G$5]" office:value-type="float" office:value="13.4375" calcext:value-type="float">
            <text:p>13.4375</text:p>
          </table:table-cell>
          <table:table-cell table:style-name="ce5" table:formula="of:=[.$B221]/[.H$5]" office:value-type="float" office:value="6.71875" calcext:value-type="float">
            <text:p>6.71875</text:p>
          </table:table-cell>
          <table:table-cell table:style-name="ce5" table:formula="of:=[.$B221]/[.I$5]" office:value-type="float" office:value="3.359375" calcext:value-type="float">
            <text:p>3.359375</text:p>
          </table:table-cell>
          <table:table-cell table:style-name="ce5" table:formula="of:=[.$B221]/[.J$5]" office:value-type="float" office:value="1.6796875" calcext:value-type="float">
            <text:p>1.6796875</text:p>
          </table:table-cell>
          <table:table-cell/>
          <table:table-cell table:style-name="ce5" office:value-type="float" office:value="1.6796875" calcext:value-type="float">
            <text:p>1.6796875</text:p>
          </table:table-cell>
          <table:table-cell table:style-name="ce17" office:value-type="string" calcext:value-type="string">
            <text:p>215 ÷ 128</text:p>
          </table:table-cell>
          <table:table-cell table:style-name="ce17" table:formula="of:=215/128" office:value-type="float" office:value="1.6796875" calcext:value-type="float">
            <text:p>1.6796875</text:p>
          </table:table-cell>
          <table:table-cell table:style-name="ce15" table:formula="of:=ABS([.L221]-[.N221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21]+1" office:value-type="float" office:value="216" calcext:value-type="float">
            <text:p>216</text:p>
          </table:table-cell>
          <table:table-cell table:style-name="ce5" table:formula="of:=[.$B222]/[.C$5]" office:value-type="float" office:value="216" calcext:value-type="float">
            <text:p>216</text:p>
          </table:table-cell>
          <table:table-cell table:style-name="ce6" table:formula="of:=[.$B222]/[.D$5]" office:value-type="float" office:value="108" calcext:value-type="float">
            <text:p>108</text:p>
          </table:table-cell>
          <table:table-cell table:style-name="ce6" table:formula="of:=[.$B222]/[.E$5]" office:value-type="float" office:value="54" calcext:value-type="float">
            <text:p>54</text:p>
          </table:table-cell>
          <table:table-cell table:style-name="ce6" table:formula="of:=[.$B222]/[.F$5]" office:value-type="float" office:value="27" calcext:value-type="float">
            <text:p>27</text:p>
          </table:table-cell>
          <table:table-cell table:style-name="ce6" table:formula="of:=[.$B222]/[.G$5]" office:value-type="float" office:value="13.5" calcext:value-type="float">
            <text:p>13.5</text:p>
          </table:table-cell>
          <table:table-cell table:style-name="ce6" table:formula="of:=[.$B222]/[.H$5]" office:value-type="float" office:value="6.75" calcext:value-type="float">
            <text:p>6.75</text:p>
          </table:table-cell>
          <table:table-cell table:style-name="ce6" table:formula="of:=[.$B222]/[.I$5]" office:value-type="float" office:value="3.375" calcext:value-type="float">
            <text:p>3.375</text:p>
          </table:table-cell>
          <table:table-cell table:style-name="ce6" table:formula="of:=[.$B222]/[.J$5]" office:value-type="float" office:value="1.6875" calcext:value-type="float">
            <text:p>1.6875</text:p>
          </table:table-cell>
          <table:table-cell/>
          <table:table-cell table:style-name="ce5" office:value-type="float" office:value="1.6875" calcext:value-type="float">
            <text:p>1.6875</text:p>
          </table:table-cell>
          <table:table-cell table:style-name="ce17" office:value-type="string" calcext:value-type="string">
            <text:p>27 ÷ 16</text:p>
          </table:table-cell>
          <table:table-cell table:style-name="ce17" table:formula="of:=27/16" office:value-type="float" office:value="1.6875" calcext:value-type="float">
            <text:p>1.6875</text:p>
          </table:table-cell>
          <table:table-cell table:style-name="ce15" table:formula="of:=ABS([.L222]-[.N222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22]+1" office:value-type="float" office:value="217" calcext:value-type="float">
            <text:p>217</text:p>
          </table:table-cell>
          <table:table-cell table:style-name="ce5" table:formula="of:=[.$B223]/[.C$5]" office:value-type="float" office:value="217" calcext:value-type="float">
            <text:p>217</text:p>
          </table:table-cell>
          <table:table-cell table:style-name="ce5" table:formula="of:=[.$B223]/[.D$5]" office:value-type="float" office:value="108.5" calcext:value-type="float">
            <text:p>108.5</text:p>
          </table:table-cell>
          <table:table-cell table:style-name="ce5" table:formula="of:=[.$B223]/[.E$5]" office:value-type="float" office:value="54.25" calcext:value-type="float">
            <text:p>54.25</text:p>
          </table:table-cell>
          <table:table-cell table:style-name="ce5" table:formula="of:=[.$B223]/[.F$5]" office:value-type="float" office:value="27.125" calcext:value-type="float">
            <text:p>27.125</text:p>
          </table:table-cell>
          <table:table-cell table:style-name="ce5" table:formula="of:=[.$B223]/[.G$5]" office:value-type="float" office:value="13.5625" calcext:value-type="float">
            <text:p>13.5625</text:p>
          </table:table-cell>
          <table:table-cell table:style-name="ce5" table:formula="of:=[.$B223]/[.H$5]" office:value-type="float" office:value="6.78125" calcext:value-type="float">
            <text:p>6.78125</text:p>
          </table:table-cell>
          <table:table-cell table:style-name="ce5" table:formula="of:=[.$B223]/[.I$5]" office:value-type="float" office:value="3.390625" calcext:value-type="float">
            <text:p>3.390625</text:p>
          </table:table-cell>
          <table:table-cell table:style-name="ce5" table:formula="of:=[.$B223]/[.J$5]" office:value-type="float" office:value="1.6953125" calcext:value-type="float">
            <text:p>1.6953125</text:p>
          </table:table-cell>
          <table:table-cell/>
          <table:table-cell table:style-name="ce5" office:value-type="float" office:value="1.6953125" calcext:value-type="float">
            <text:p>1.6953125</text:p>
          </table:table-cell>
          <table:table-cell table:style-name="ce17" office:value-type="string" calcext:value-type="string">
            <text:p>217 ÷ 128</text:p>
          </table:table-cell>
          <table:table-cell table:style-name="ce17" table:formula="of:=217/128" office:value-type="float" office:value="1.6953125" calcext:value-type="float">
            <text:p>1.6953125</text:p>
          </table:table-cell>
          <table:table-cell table:style-name="ce15" table:formula="of:=ABS([.L223]-[.N223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23]+1" office:value-type="float" office:value="218" calcext:value-type="float">
            <text:p>218</text:p>
          </table:table-cell>
          <table:table-cell table:style-name="ce5" table:formula="of:=[.$B224]/[.C$5]" office:value-type="float" office:value="218" calcext:value-type="float">
            <text:p>218</text:p>
          </table:table-cell>
          <table:table-cell table:style-name="ce6" table:formula="of:=[.$B224]/[.D$5]" office:value-type="float" office:value="109" calcext:value-type="float">
            <text:p>109</text:p>
          </table:table-cell>
          <table:table-cell table:style-name="ce6" table:formula="of:=[.$B224]/[.E$5]" office:value-type="float" office:value="54.5" calcext:value-type="float">
            <text:p>54.5</text:p>
          </table:table-cell>
          <table:table-cell table:style-name="ce6" table:formula="of:=[.$B224]/[.F$5]" office:value-type="float" office:value="27.25" calcext:value-type="float">
            <text:p>27.25</text:p>
          </table:table-cell>
          <table:table-cell table:style-name="ce6" table:formula="of:=[.$B224]/[.G$5]" office:value-type="float" office:value="13.625" calcext:value-type="float">
            <text:p>13.625</text:p>
          </table:table-cell>
          <table:table-cell table:style-name="ce6" table:formula="of:=[.$B224]/[.H$5]" office:value-type="float" office:value="6.8125" calcext:value-type="float">
            <text:p>6.8125</text:p>
          </table:table-cell>
          <table:table-cell table:style-name="ce6" table:formula="of:=[.$B224]/[.I$5]" office:value-type="float" office:value="3.40625" calcext:value-type="float">
            <text:p>3.40625</text:p>
          </table:table-cell>
          <table:table-cell table:style-name="ce6" table:formula="of:=[.$B224]/[.J$5]" office:value-type="float" office:value="1.703125" calcext:value-type="float">
            <text:p>1.703125</text:p>
          </table:table-cell>
          <table:table-cell/>
          <table:table-cell table:style-name="ce5" office:value-type="float" office:value="1.703125" calcext:value-type="float">
            <text:p>1.703125</text:p>
          </table:table-cell>
          <table:table-cell table:style-name="ce17" office:value-type="string" calcext:value-type="string">
            <text:p>109 ÷ 64</text:p>
          </table:table-cell>
          <table:table-cell table:style-name="ce17" table:formula="of:=109/64" office:value-type="float" office:value="1.703125" calcext:value-type="float">
            <text:p>1.703125</text:p>
          </table:table-cell>
          <table:table-cell table:style-name="ce15" table:formula="of:=ABS([.L224]-[.N224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24]+1" office:value-type="float" office:value="219" calcext:value-type="float">
            <text:p>219</text:p>
          </table:table-cell>
          <table:table-cell table:style-name="ce5" table:formula="of:=[.$B225]/[.C$5]" office:value-type="float" office:value="219" calcext:value-type="float">
            <text:p>219</text:p>
          </table:table-cell>
          <table:table-cell table:style-name="ce5" table:formula="of:=[.$B225]/[.D$5]" office:value-type="float" office:value="109.5" calcext:value-type="float">
            <text:p>109.5</text:p>
          </table:table-cell>
          <table:table-cell table:style-name="ce5" table:formula="of:=[.$B225]/[.E$5]" office:value-type="float" office:value="54.75" calcext:value-type="float">
            <text:p>54.75</text:p>
          </table:table-cell>
          <table:table-cell table:style-name="ce5" table:formula="of:=[.$B225]/[.F$5]" office:value-type="float" office:value="27.375" calcext:value-type="float">
            <text:p>27.375</text:p>
          </table:table-cell>
          <table:table-cell table:style-name="ce5" table:formula="of:=[.$B225]/[.G$5]" office:value-type="float" office:value="13.6875" calcext:value-type="float">
            <text:p>13.6875</text:p>
          </table:table-cell>
          <table:table-cell table:style-name="ce5" table:formula="of:=[.$B225]/[.H$5]" office:value-type="float" office:value="6.84375" calcext:value-type="float">
            <text:p>6.84375</text:p>
          </table:table-cell>
          <table:table-cell table:style-name="ce5" table:formula="of:=[.$B225]/[.I$5]" office:value-type="float" office:value="3.421875" calcext:value-type="float">
            <text:p>3.421875</text:p>
          </table:table-cell>
          <table:table-cell table:style-name="ce5" table:formula="of:=[.$B225]/[.J$5]" office:value-type="float" office:value="1.7109375" calcext:value-type="float">
            <text:p>1.7109375</text:p>
          </table:table-cell>
          <table:table-cell/>
          <table:table-cell table:style-name="ce5" office:value-type="float" office:value="1.7109375" calcext:value-type="float">
            <text:p>1.7109375</text:p>
          </table:table-cell>
          <table:table-cell table:style-name="ce17" office:value-type="string" calcext:value-type="string">
            <text:p>219 ÷ 128</text:p>
          </table:table-cell>
          <table:table-cell table:style-name="ce17" table:formula="of:=219/128" office:value-type="float" office:value="1.7109375" calcext:value-type="float">
            <text:p>1.7109375</text:p>
          </table:table-cell>
          <table:table-cell table:style-name="ce15" table:formula="of:=ABS([.L225]-[.N225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25]+1" office:value-type="float" office:value="220" calcext:value-type="float">
            <text:p>220</text:p>
          </table:table-cell>
          <table:table-cell table:style-name="ce5" table:formula="of:=[.$B226]/[.C$5]" office:value-type="float" office:value="220" calcext:value-type="float">
            <text:p>220</text:p>
          </table:table-cell>
          <table:table-cell table:style-name="ce6" table:formula="of:=[.$B226]/[.D$5]" office:value-type="float" office:value="110" calcext:value-type="float">
            <text:p>110</text:p>
          </table:table-cell>
          <table:table-cell table:style-name="ce6" table:formula="of:=[.$B226]/[.E$5]" office:value-type="float" office:value="55" calcext:value-type="float">
            <text:p>55</text:p>
          </table:table-cell>
          <table:table-cell table:style-name="ce6" table:formula="of:=[.$B226]/[.F$5]" office:value-type="float" office:value="27.5" calcext:value-type="float">
            <text:p>27.5</text:p>
          </table:table-cell>
          <table:table-cell table:style-name="ce6" table:formula="of:=[.$B226]/[.G$5]" office:value-type="float" office:value="13.75" calcext:value-type="float">
            <text:p>13.75</text:p>
          </table:table-cell>
          <table:table-cell table:style-name="ce6" table:formula="of:=[.$B226]/[.H$5]" office:value-type="float" office:value="6.875" calcext:value-type="float">
            <text:p>6.875</text:p>
          </table:table-cell>
          <table:table-cell table:style-name="ce6" table:formula="of:=[.$B226]/[.I$5]" office:value-type="float" office:value="3.4375" calcext:value-type="float">
            <text:p>3.4375</text:p>
          </table:table-cell>
          <table:table-cell table:style-name="ce6" table:formula="of:=[.$B226]/[.J$5]" office:value-type="float" office:value="1.71875" calcext:value-type="float">
            <text:p>1.71875</text:p>
          </table:table-cell>
          <table:table-cell/>
          <table:table-cell table:style-name="ce5" office:value-type="float" office:value="1.71875" calcext:value-type="float">
            <text:p>1.71875</text:p>
          </table:table-cell>
          <table:table-cell table:style-name="ce17" office:value-type="string" calcext:value-type="string">
            <text:p>55 ÷ 32</text:p>
          </table:table-cell>
          <table:table-cell table:style-name="ce17" table:formula="of:=55/32" office:value-type="float" office:value="1.71875" calcext:value-type="float">
            <text:p>1.71875</text:p>
          </table:table-cell>
          <table:table-cell table:style-name="ce15" table:formula="of:=ABS([.L226]-[.N226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26]+1" office:value-type="float" office:value="221" calcext:value-type="float">
            <text:p>221</text:p>
          </table:table-cell>
          <table:table-cell table:style-name="ce5" table:formula="of:=[.$B227]/[.C$5]" office:value-type="float" office:value="221" calcext:value-type="float">
            <text:p>221</text:p>
          </table:table-cell>
          <table:table-cell table:style-name="ce5" table:formula="of:=[.$B227]/[.D$5]" office:value-type="float" office:value="110.5" calcext:value-type="float">
            <text:p>110.5</text:p>
          </table:table-cell>
          <table:table-cell table:style-name="ce5" table:formula="of:=[.$B227]/[.E$5]" office:value-type="float" office:value="55.25" calcext:value-type="float">
            <text:p>55.25</text:p>
          </table:table-cell>
          <table:table-cell table:style-name="ce5" table:formula="of:=[.$B227]/[.F$5]" office:value-type="float" office:value="27.625" calcext:value-type="float">
            <text:p>27.625</text:p>
          </table:table-cell>
          <table:table-cell table:style-name="ce5" table:formula="of:=[.$B227]/[.G$5]" office:value-type="float" office:value="13.8125" calcext:value-type="float">
            <text:p>13.8125</text:p>
          </table:table-cell>
          <table:table-cell table:style-name="ce5" table:formula="of:=[.$B227]/[.H$5]" office:value-type="float" office:value="6.90625" calcext:value-type="float">
            <text:p>6.90625</text:p>
          </table:table-cell>
          <table:table-cell table:style-name="ce5" table:formula="of:=[.$B227]/[.I$5]" office:value-type="float" office:value="3.453125" calcext:value-type="float">
            <text:p>3.453125</text:p>
          </table:table-cell>
          <table:table-cell table:style-name="ce5" table:formula="of:=[.$B227]/[.J$5]" office:value-type="float" office:value="1.7265625" calcext:value-type="float">
            <text:p>1.7265625</text:p>
          </table:table-cell>
          <table:table-cell/>
          <table:table-cell table:style-name="ce5" office:value-type="float" office:value="1.7265625" calcext:value-type="float">
            <text:p>1.7265625</text:p>
          </table:table-cell>
          <table:table-cell table:style-name="ce17" office:value-type="string" calcext:value-type="string">
            <text:p>221 ÷ 128</text:p>
          </table:table-cell>
          <table:table-cell table:style-name="ce17" table:formula="of:=221/128" office:value-type="float" office:value="1.7265625" calcext:value-type="float">
            <text:p>1.7265625</text:p>
          </table:table-cell>
          <table:table-cell table:style-name="ce15" table:formula="of:=ABS([.L227]-[.N227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27]+1" office:value-type="float" office:value="222" calcext:value-type="float">
            <text:p>222</text:p>
          </table:table-cell>
          <table:table-cell table:style-name="ce5" table:formula="of:=[.$B228]/[.C$5]" office:value-type="float" office:value="222" calcext:value-type="float">
            <text:p>222</text:p>
          </table:table-cell>
          <table:table-cell table:style-name="ce6" table:formula="of:=[.$B228]/[.D$5]" office:value-type="float" office:value="111" calcext:value-type="float">
            <text:p>111</text:p>
          </table:table-cell>
          <table:table-cell table:style-name="ce6" table:formula="of:=[.$B228]/[.E$5]" office:value-type="float" office:value="55.5" calcext:value-type="float">
            <text:p>55.5</text:p>
          </table:table-cell>
          <table:table-cell table:style-name="ce6" table:formula="of:=[.$B228]/[.F$5]" office:value-type="float" office:value="27.75" calcext:value-type="float">
            <text:p>27.75</text:p>
          </table:table-cell>
          <table:table-cell table:style-name="ce6" table:formula="of:=[.$B228]/[.G$5]" office:value-type="float" office:value="13.875" calcext:value-type="float">
            <text:p>13.875</text:p>
          </table:table-cell>
          <table:table-cell table:style-name="ce6" table:formula="of:=[.$B228]/[.H$5]" office:value-type="float" office:value="6.9375" calcext:value-type="float">
            <text:p>6.9375</text:p>
          </table:table-cell>
          <table:table-cell table:style-name="ce6" table:formula="of:=[.$B228]/[.I$5]" office:value-type="float" office:value="3.46875" calcext:value-type="float">
            <text:p>3.46875</text:p>
          </table:table-cell>
          <table:table-cell table:style-name="ce6" table:formula="of:=[.$B228]/[.J$5]" office:value-type="float" office:value="1.734375" calcext:value-type="float">
            <text:p>1.734375</text:p>
          </table:table-cell>
          <table:table-cell/>
          <table:table-cell table:style-name="ce5" office:value-type="float" office:value="1.734375" calcext:value-type="float">
            <text:p>1.734375</text:p>
          </table:table-cell>
          <table:table-cell table:style-name="ce17" office:value-type="string" calcext:value-type="string">
            <text:p>111 ÷ 64</text:p>
          </table:table-cell>
          <table:table-cell table:style-name="ce17" table:formula="of:=111/64" office:value-type="float" office:value="1.734375" calcext:value-type="float">
            <text:p>1.734375</text:p>
          </table:table-cell>
          <table:table-cell table:style-name="ce15" table:formula="of:=ABS([.L228]-[.N228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28]+1" office:value-type="float" office:value="223" calcext:value-type="float">
            <text:p>223</text:p>
          </table:table-cell>
          <table:table-cell table:style-name="ce5" table:formula="of:=[.$B229]/[.C$5]" office:value-type="float" office:value="223" calcext:value-type="float">
            <text:p>223</text:p>
          </table:table-cell>
          <table:table-cell table:style-name="ce5" table:formula="of:=[.$B229]/[.D$5]" office:value-type="float" office:value="111.5" calcext:value-type="float">
            <text:p>111.5</text:p>
          </table:table-cell>
          <table:table-cell table:style-name="ce5" table:formula="of:=[.$B229]/[.E$5]" office:value-type="float" office:value="55.75" calcext:value-type="float">
            <text:p>55.75</text:p>
          </table:table-cell>
          <table:table-cell table:style-name="ce5" table:formula="of:=[.$B229]/[.F$5]" office:value-type="float" office:value="27.875" calcext:value-type="float">
            <text:p>27.875</text:p>
          </table:table-cell>
          <table:table-cell table:style-name="ce5" table:formula="of:=[.$B229]/[.G$5]" office:value-type="float" office:value="13.9375" calcext:value-type="float">
            <text:p>13.9375</text:p>
          </table:table-cell>
          <table:table-cell table:style-name="ce5" table:formula="of:=[.$B229]/[.H$5]" office:value-type="float" office:value="6.96875" calcext:value-type="float">
            <text:p>6.96875</text:p>
          </table:table-cell>
          <table:table-cell table:style-name="ce5" table:formula="of:=[.$B229]/[.I$5]" office:value-type="float" office:value="3.484375" calcext:value-type="float">
            <text:p>3.484375</text:p>
          </table:table-cell>
          <table:table-cell table:style-name="ce5" table:formula="of:=[.$B229]/[.J$5]" office:value-type="float" office:value="1.7421875" calcext:value-type="float">
            <text:p>1.7421875</text:p>
          </table:table-cell>
          <table:table-cell table:style-name="ce13"/>
          <table:table-cell table:style-name="ce5" office:value-type="float" office:value="1.7421875" calcext:value-type="float">
            <text:p>1.7421875</text:p>
          </table:table-cell>
          <table:table-cell table:style-name="ce17" office:value-type="string" calcext:value-type="string">
            <text:p>223 ÷ 128</text:p>
          </table:table-cell>
          <table:table-cell table:style-name="ce17" table:formula="of:=223/128" office:value-type="float" office:value="1.7421875" calcext:value-type="float">
            <text:p>1.7421875</text:p>
          </table:table-cell>
          <table:table-cell table:style-name="ce15" table:formula="of:=ABS([.L229]-[.N229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29]+1" office:value-type="float" office:value="224" calcext:value-type="float">
            <text:p>224</text:p>
          </table:table-cell>
          <table:table-cell table:style-name="ce5" table:formula="of:=[.$B230]/[.C$5]" office:value-type="float" office:value="224" calcext:value-type="float">
            <text:p>224</text:p>
          </table:table-cell>
          <table:table-cell table:style-name="ce6" table:formula="of:=[.$B230]/[.D$5]" office:value-type="float" office:value="112" calcext:value-type="float">
            <text:p>112</text:p>
          </table:table-cell>
          <table:table-cell table:style-name="ce6" table:formula="of:=[.$B230]/[.E$5]" office:value-type="float" office:value="56" calcext:value-type="float">
            <text:p>56</text:p>
          </table:table-cell>
          <table:table-cell table:style-name="ce6" table:formula="of:=[.$B230]/[.F$5]" office:value-type="float" office:value="28" calcext:value-type="float">
            <text:p>28</text:p>
          </table:table-cell>
          <table:table-cell table:style-name="ce6" table:formula="of:=[.$B230]/[.G$5]" office:value-type="float" office:value="14" calcext:value-type="float">
            <text:p>14</text:p>
          </table:table-cell>
          <table:table-cell table:style-name="ce6" table:formula="of:=[.$B230]/[.H$5]" office:value-type="float" office:value="7" calcext:value-type="float">
            <text:p>7</text:p>
          </table:table-cell>
          <table:table-cell table:style-name="ce6" table:formula="of:=[.$B230]/[.I$5]" office:value-type="float" office:value="3.5" calcext:value-type="float">
            <text:p>3.5</text:p>
          </table:table-cell>
          <table:table-cell table:style-name="ce6" table:formula="of:=[.$B230]/[.J$5]" office:value-type="float" office:value="1.75" calcext:value-type="float">
            <text:p>1.75</text:p>
          </table:table-cell>
          <table:table-cell/>
          <table:table-cell table:style-name="ce5" office:value-type="float" office:value="1.75" calcext:value-type="float">
            <text:p>1.75</text:p>
          </table:table-cell>
          <table:table-cell table:style-name="ce17" office:value-type="string" calcext:value-type="string">
            <text:p>7 ÷ 4</text:p>
          </table:table-cell>
          <table:table-cell table:style-name="ce17" table:formula="of:=7/4" office:value-type="float" office:value="1.75" calcext:value-type="float">
            <text:p>1.75</text:p>
          </table:table-cell>
          <table:table-cell table:style-name="ce15" table:formula="of:=ABS([.L230]-[.N230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30]+1" office:value-type="float" office:value="225" calcext:value-type="float">
            <text:p>225</text:p>
          </table:table-cell>
          <table:table-cell table:style-name="ce5" table:formula="of:=[.$B231]/[.C$5]" office:value-type="float" office:value="225" calcext:value-type="float">
            <text:p>225</text:p>
          </table:table-cell>
          <table:table-cell table:style-name="ce5" table:formula="of:=[.$B231]/[.D$5]" office:value-type="float" office:value="112.5" calcext:value-type="float">
            <text:p>112.5</text:p>
          </table:table-cell>
          <table:table-cell table:style-name="ce5" table:formula="of:=[.$B231]/[.E$5]" office:value-type="float" office:value="56.25" calcext:value-type="float">
            <text:p>56.25</text:p>
          </table:table-cell>
          <table:table-cell table:style-name="ce5" table:formula="of:=[.$B231]/[.F$5]" office:value-type="float" office:value="28.125" calcext:value-type="float">
            <text:p>28.125</text:p>
          </table:table-cell>
          <table:table-cell table:style-name="ce5" table:formula="of:=[.$B231]/[.G$5]" office:value-type="float" office:value="14.0625" calcext:value-type="float">
            <text:p>14.0625</text:p>
          </table:table-cell>
          <table:table-cell table:style-name="ce5" table:formula="of:=[.$B231]/[.H$5]" office:value-type="float" office:value="7.03125" calcext:value-type="float">
            <text:p>7.03125</text:p>
          </table:table-cell>
          <table:table-cell table:style-name="ce5" table:formula="of:=[.$B231]/[.I$5]" office:value-type="float" office:value="3.515625" calcext:value-type="float">
            <text:p>3.515625</text:p>
          </table:table-cell>
          <table:table-cell table:style-name="ce5" table:formula="of:=[.$B231]/[.J$5]" office:value-type="float" office:value="1.7578125" calcext:value-type="float">
            <text:p>1.7578125</text:p>
          </table:table-cell>
          <table:table-cell/>
          <table:table-cell table:style-name="ce5" office:value-type="float" office:value="1.7578125" calcext:value-type="float">
            <text:p>1.7578125</text:p>
          </table:table-cell>
          <table:table-cell table:style-name="ce17" office:value-type="string" calcext:value-type="string">
            <text:p>225 ÷ 128</text:p>
          </table:table-cell>
          <table:table-cell table:style-name="ce17" table:formula="of:=225/128" office:value-type="float" office:value="1.7578125" calcext:value-type="float">
            <text:p>1.7578125</text:p>
          </table:table-cell>
          <table:table-cell table:style-name="ce15" table:formula="of:=ABS([.L231]-[.N231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31]+1" office:value-type="float" office:value="226" calcext:value-type="float">
            <text:p>226</text:p>
          </table:table-cell>
          <table:table-cell table:style-name="ce5" table:formula="of:=[.$B232]/[.C$5]" office:value-type="float" office:value="226" calcext:value-type="float">
            <text:p>226</text:p>
          </table:table-cell>
          <table:table-cell table:style-name="ce6" table:formula="of:=[.$B232]/[.D$5]" office:value-type="float" office:value="113" calcext:value-type="float">
            <text:p>113</text:p>
          </table:table-cell>
          <table:table-cell table:style-name="ce6" table:formula="of:=[.$B232]/[.E$5]" office:value-type="float" office:value="56.5" calcext:value-type="float">
            <text:p>56.5</text:p>
          </table:table-cell>
          <table:table-cell table:style-name="ce6" table:formula="of:=[.$B232]/[.F$5]" office:value-type="float" office:value="28.25" calcext:value-type="float">
            <text:p>28.25</text:p>
          </table:table-cell>
          <table:table-cell table:style-name="ce6" table:formula="of:=[.$B232]/[.G$5]" office:value-type="float" office:value="14.125" calcext:value-type="float">
            <text:p>14.125</text:p>
          </table:table-cell>
          <table:table-cell table:style-name="ce6" table:formula="of:=[.$B232]/[.H$5]" office:value-type="float" office:value="7.0625" calcext:value-type="float">
            <text:p>7.0625</text:p>
          </table:table-cell>
          <table:table-cell table:style-name="ce6" table:formula="of:=[.$B232]/[.I$5]" office:value-type="float" office:value="3.53125" calcext:value-type="float">
            <text:p>3.53125</text:p>
          </table:table-cell>
          <table:table-cell table:style-name="ce6" table:formula="of:=[.$B232]/[.J$5]" office:value-type="float" office:value="1.765625" calcext:value-type="float">
            <text:p>1.765625</text:p>
          </table:table-cell>
          <table:table-cell/>
          <table:table-cell table:style-name="ce5" office:value-type="float" office:value="1.765625" calcext:value-type="float">
            <text:p>1.765625</text:p>
          </table:table-cell>
          <table:table-cell table:style-name="ce17" office:value-type="string" calcext:value-type="string">
            <text:p>113 ÷ 64</text:p>
          </table:table-cell>
          <table:table-cell table:style-name="ce17" table:formula="of:=113/64" office:value-type="float" office:value="1.765625" calcext:value-type="float">
            <text:p>1.765625</text:p>
          </table:table-cell>
          <table:table-cell table:style-name="ce15" table:formula="of:=ABS([.L232]-[.N232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32]+1" office:value-type="float" office:value="227" calcext:value-type="float">
            <text:p>227</text:p>
          </table:table-cell>
          <table:table-cell table:style-name="ce5" table:formula="of:=[.$B233]/[.C$5]" office:value-type="float" office:value="227" calcext:value-type="float">
            <text:p>227</text:p>
          </table:table-cell>
          <table:table-cell table:style-name="ce5" table:formula="of:=[.$B233]/[.D$5]" office:value-type="float" office:value="113.5" calcext:value-type="float">
            <text:p>113.5</text:p>
          </table:table-cell>
          <table:table-cell table:style-name="ce5" table:formula="of:=[.$B233]/[.E$5]" office:value-type="float" office:value="56.75" calcext:value-type="float">
            <text:p>56.75</text:p>
          </table:table-cell>
          <table:table-cell table:style-name="ce5" table:formula="of:=[.$B233]/[.F$5]" office:value-type="float" office:value="28.375" calcext:value-type="float">
            <text:p>28.375</text:p>
          </table:table-cell>
          <table:table-cell table:style-name="ce5" table:formula="of:=[.$B233]/[.G$5]" office:value-type="float" office:value="14.1875" calcext:value-type="float">
            <text:p>14.1875</text:p>
          </table:table-cell>
          <table:table-cell table:style-name="ce5" table:formula="of:=[.$B233]/[.H$5]" office:value-type="float" office:value="7.09375" calcext:value-type="float">
            <text:p>7.09375</text:p>
          </table:table-cell>
          <table:table-cell table:style-name="ce5" table:formula="of:=[.$B233]/[.I$5]" office:value-type="float" office:value="3.546875" calcext:value-type="float">
            <text:p>3.546875</text:p>
          </table:table-cell>
          <table:table-cell table:style-name="ce5" table:formula="of:=[.$B233]/[.J$5]" office:value-type="float" office:value="1.7734375" calcext:value-type="float">
            <text:p>1.7734375</text:p>
          </table:table-cell>
          <table:table-cell/>
          <table:table-cell table:style-name="ce5" office:value-type="float" office:value="1.7734375" calcext:value-type="float">
            <text:p>1.7734375</text:p>
          </table:table-cell>
          <table:table-cell table:style-name="ce17" office:value-type="string" calcext:value-type="string">
            <text:p>227 ÷ 128</text:p>
          </table:table-cell>
          <table:table-cell table:style-name="ce17" table:formula="of:=227/128" office:value-type="float" office:value="1.7734375" calcext:value-type="float">
            <text:p>1.7734375</text:p>
          </table:table-cell>
          <table:table-cell table:style-name="ce15" table:formula="of:=ABS([.L233]-[.N233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33]+1" office:value-type="float" office:value="228" calcext:value-type="float">
            <text:p>228</text:p>
          </table:table-cell>
          <table:table-cell table:style-name="ce5" table:formula="of:=[.$B234]/[.C$5]" office:value-type="float" office:value="228" calcext:value-type="float">
            <text:p>228</text:p>
          </table:table-cell>
          <table:table-cell table:style-name="ce6" table:formula="of:=[.$B234]/[.D$5]" office:value-type="float" office:value="114" calcext:value-type="float">
            <text:p>114</text:p>
          </table:table-cell>
          <table:table-cell table:style-name="ce6" table:formula="of:=[.$B234]/[.E$5]" office:value-type="float" office:value="57" calcext:value-type="float">
            <text:p>57</text:p>
          </table:table-cell>
          <table:table-cell table:style-name="ce6" table:formula="of:=[.$B234]/[.F$5]" office:value-type="float" office:value="28.5" calcext:value-type="float">
            <text:p>28.5</text:p>
          </table:table-cell>
          <table:table-cell table:style-name="ce6" table:formula="of:=[.$B234]/[.G$5]" office:value-type="float" office:value="14.25" calcext:value-type="float">
            <text:p>14.25</text:p>
          </table:table-cell>
          <table:table-cell table:style-name="ce6" table:formula="of:=[.$B234]/[.H$5]" office:value-type="float" office:value="7.125" calcext:value-type="float">
            <text:p>7.125</text:p>
          </table:table-cell>
          <table:table-cell table:style-name="ce6" table:formula="of:=[.$B234]/[.I$5]" office:value-type="float" office:value="3.5625" calcext:value-type="float">
            <text:p>3.5625</text:p>
          </table:table-cell>
          <table:table-cell table:style-name="ce6" table:formula="of:=[.$B234]/[.J$5]" office:value-type="float" office:value="1.78125" calcext:value-type="float">
            <text:p>1.78125</text:p>
          </table:table-cell>
          <table:table-cell/>
          <table:table-cell table:style-name="ce5" office:value-type="float" office:value="1.78125" calcext:value-type="float">
            <text:p>1.78125</text:p>
          </table:table-cell>
          <table:table-cell table:style-name="ce17" office:value-type="string" calcext:value-type="string">
            <text:p>57 ÷ 32</text:p>
          </table:table-cell>
          <table:table-cell table:style-name="ce17" table:formula="of:=57/32" office:value-type="float" office:value="1.78125" calcext:value-type="float">
            <text:p>1.78125</text:p>
          </table:table-cell>
          <table:table-cell table:style-name="ce15" table:formula="of:=ABS([.L234]-[.N234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34]+1" office:value-type="float" office:value="229" calcext:value-type="float">
            <text:p>229</text:p>
          </table:table-cell>
          <table:table-cell table:style-name="ce5" table:formula="of:=[.$B235]/[.C$5]" office:value-type="float" office:value="229" calcext:value-type="float">
            <text:p>229</text:p>
          </table:table-cell>
          <table:table-cell table:style-name="ce5" table:formula="of:=[.$B235]/[.D$5]" office:value-type="float" office:value="114.5" calcext:value-type="float">
            <text:p>114.5</text:p>
          </table:table-cell>
          <table:table-cell table:style-name="ce5" table:formula="of:=[.$B235]/[.E$5]" office:value-type="float" office:value="57.25" calcext:value-type="float">
            <text:p>57.25</text:p>
          </table:table-cell>
          <table:table-cell table:style-name="ce5" table:formula="of:=[.$B235]/[.F$5]" office:value-type="float" office:value="28.625" calcext:value-type="float">
            <text:p>28.625</text:p>
          </table:table-cell>
          <table:table-cell table:style-name="ce5" table:formula="of:=[.$B235]/[.G$5]" office:value-type="float" office:value="14.3125" calcext:value-type="float">
            <text:p>14.3125</text:p>
          </table:table-cell>
          <table:table-cell table:style-name="ce5" table:formula="of:=[.$B235]/[.H$5]" office:value-type="float" office:value="7.15625" calcext:value-type="float">
            <text:p>7.15625</text:p>
          </table:table-cell>
          <table:table-cell table:style-name="ce5" table:formula="of:=[.$B235]/[.I$5]" office:value-type="float" office:value="3.578125" calcext:value-type="float">
            <text:p>3.578125</text:p>
          </table:table-cell>
          <table:table-cell table:style-name="ce5" table:formula="of:=[.$B235]/[.J$5]" office:value-type="float" office:value="1.7890625" calcext:value-type="float">
            <text:p>1.7890625</text:p>
          </table:table-cell>
          <table:table-cell/>
          <table:table-cell table:style-name="ce5" office:value-type="float" office:value="1.7890625" calcext:value-type="float">
            <text:p>1.7890625</text:p>
          </table:table-cell>
          <table:table-cell table:style-name="ce17" office:value-type="string" calcext:value-type="string">
            <text:p>229 ÷ 128</text:p>
          </table:table-cell>
          <table:table-cell table:style-name="ce17" table:formula="of:=229/128" office:value-type="float" office:value="1.7890625" calcext:value-type="float">
            <text:p>1.7890625</text:p>
          </table:table-cell>
          <table:table-cell table:style-name="ce15" table:formula="of:=ABS([.L235]-[.N235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35]+1" office:value-type="float" office:value="230" calcext:value-type="float">
            <text:p>230</text:p>
          </table:table-cell>
          <table:table-cell table:style-name="ce5" table:formula="of:=[.$B236]/[.C$5]" office:value-type="float" office:value="230" calcext:value-type="float">
            <text:p>230</text:p>
          </table:table-cell>
          <table:table-cell table:style-name="ce6" table:formula="of:=[.$B236]/[.D$5]" office:value-type="float" office:value="115" calcext:value-type="float">
            <text:p>115</text:p>
          </table:table-cell>
          <table:table-cell table:style-name="ce6" table:formula="of:=[.$B236]/[.E$5]" office:value-type="float" office:value="57.5" calcext:value-type="float">
            <text:p>57.5</text:p>
          </table:table-cell>
          <table:table-cell table:style-name="ce6" table:formula="of:=[.$B236]/[.F$5]" office:value-type="float" office:value="28.75" calcext:value-type="float">
            <text:p>28.75</text:p>
          </table:table-cell>
          <table:table-cell table:style-name="ce6" table:formula="of:=[.$B236]/[.G$5]" office:value-type="float" office:value="14.375" calcext:value-type="float">
            <text:p>14.375</text:p>
          </table:table-cell>
          <table:table-cell table:style-name="ce6" table:formula="of:=[.$B236]/[.H$5]" office:value-type="float" office:value="7.1875" calcext:value-type="float">
            <text:p>7.1875</text:p>
          </table:table-cell>
          <table:table-cell table:style-name="ce6" table:formula="of:=[.$B236]/[.I$5]" office:value-type="float" office:value="3.59375" calcext:value-type="float">
            <text:p>3.59375</text:p>
          </table:table-cell>
          <table:table-cell table:style-name="ce6" table:formula="of:=[.$B236]/[.J$5]" office:value-type="float" office:value="1.796875" calcext:value-type="float">
            <text:p>1.796875</text:p>
          </table:table-cell>
          <table:table-cell/>
          <table:table-cell table:style-name="ce5" office:value-type="float" office:value="1.796875" calcext:value-type="float">
            <text:p>1.796875</text:p>
          </table:table-cell>
          <table:table-cell table:style-name="ce17" office:value-type="string" calcext:value-type="string">
            <text:p>115 ÷ 64</text:p>
          </table:table-cell>
          <table:table-cell table:style-name="ce17" table:formula="of:=115/64" office:value-type="float" office:value="1.796875" calcext:value-type="float">
            <text:p>1.796875</text:p>
          </table:table-cell>
          <table:table-cell table:style-name="ce15" table:formula="of:=ABS([.L236]-[.N236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36]+1" office:value-type="float" office:value="231" calcext:value-type="float">
            <text:p>231</text:p>
          </table:table-cell>
          <table:table-cell table:style-name="ce5" table:formula="of:=[.$B237]/[.C$5]" office:value-type="float" office:value="231" calcext:value-type="float">
            <text:p>231</text:p>
          </table:table-cell>
          <table:table-cell table:style-name="ce5" table:formula="of:=[.$B237]/[.D$5]" office:value-type="float" office:value="115.5" calcext:value-type="float">
            <text:p>115.5</text:p>
          </table:table-cell>
          <table:table-cell table:style-name="ce5" table:formula="of:=[.$B237]/[.E$5]" office:value-type="float" office:value="57.75" calcext:value-type="float">
            <text:p>57.75</text:p>
          </table:table-cell>
          <table:table-cell table:style-name="ce5" table:formula="of:=[.$B237]/[.F$5]" office:value-type="float" office:value="28.875" calcext:value-type="float">
            <text:p>28.875</text:p>
          </table:table-cell>
          <table:table-cell table:style-name="ce5" table:formula="of:=[.$B237]/[.G$5]" office:value-type="float" office:value="14.4375" calcext:value-type="float">
            <text:p>14.4375</text:p>
          </table:table-cell>
          <table:table-cell table:style-name="ce5" table:formula="of:=[.$B237]/[.H$5]" office:value-type="float" office:value="7.21875" calcext:value-type="float">
            <text:p>7.21875</text:p>
          </table:table-cell>
          <table:table-cell table:style-name="ce5" table:formula="of:=[.$B237]/[.I$5]" office:value-type="float" office:value="3.609375" calcext:value-type="float">
            <text:p>3.609375</text:p>
          </table:table-cell>
          <table:table-cell table:style-name="ce5" table:formula="of:=[.$B237]/[.J$5]" office:value-type="float" office:value="1.8046875" calcext:value-type="float">
            <text:p>1.8046875</text:p>
          </table:table-cell>
          <table:table-cell/>
          <table:table-cell table:style-name="ce5" office:value-type="float" office:value="1.8046875" calcext:value-type="float">
            <text:p>1.8046875</text:p>
          </table:table-cell>
          <table:table-cell table:style-name="ce17" office:value-type="string" calcext:value-type="string">
            <text:p>231 ÷ 128</text:p>
          </table:table-cell>
          <table:table-cell table:style-name="ce17" table:formula="of:=231/128" office:value-type="float" office:value="1.8046875" calcext:value-type="float">
            <text:p>1.8046875</text:p>
          </table:table-cell>
          <table:table-cell table:style-name="ce15" table:formula="of:=ABS([.L237]-[.N237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37]+1" office:value-type="float" office:value="232" calcext:value-type="float">
            <text:p>232</text:p>
          </table:table-cell>
          <table:table-cell table:style-name="ce5" table:formula="of:=[.$B238]/[.C$5]" office:value-type="float" office:value="232" calcext:value-type="float">
            <text:p>232</text:p>
          </table:table-cell>
          <table:table-cell table:style-name="ce6" table:formula="of:=[.$B238]/[.D$5]" office:value-type="float" office:value="116" calcext:value-type="float">
            <text:p>116</text:p>
          </table:table-cell>
          <table:table-cell table:style-name="ce6" table:formula="of:=[.$B238]/[.E$5]" office:value-type="float" office:value="58" calcext:value-type="float">
            <text:p>58</text:p>
          </table:table-cell>
          <table:table-cell table:style-name="ce6" table:formula="of:=[.$B238]/[.F$5]" office:value-type="float" office:value="29" calcext:value-type="float">
            <text:p>29</text:p>
          </table:table-cell>
          <table:table-cell table:style-name="ce6" table:formula="of:=[.$B238]/[.G$5]" office:value-type="float" office:value="14.5" calcext:value-type="float">
            <text:p>14.5</text:p>
          </table:table-cell>
          <table:table-cell table:style-name="ce6" table:formula="of:=[.$B238]/[.H$5]" office:value-type="float" office:value="7.25" calcext:value-type="float">
            <text:p>7.25</text:p>
          </table:table-cell>
          <table:table-cell table:style-name="ce6" table:formula="of:=[.$B238]/[.I$5]" office:value-type="float" office:value="3.625" calcext:value-type="float">
            <text:p>3.625</text:p>
          </table:table-cell>
          <table:table-cell table:style-name="ce6" table:formula="of:=[.$B238]/[.J$5]" office:value-type="float" office:value="1.8125" calcext:value-type="float">
            <text:p>1.8125</text:p>
          </table:table-cell>
          <table:table-cell/>
          <table:table-cell table:style-name="ce5" office:value-type="float" office:value="1.8125" calcext:value-type="float">
            <text:p>1.8125</text:p>
          </table:table-cell>
          <table:table-cell table:style-name="ce17" office:value-type="string" calcext:value-type="string">
            <text:p>29 ÷ 16</text:p>
          </table:table-cell>
          <table:table-cell table:style-name="ce17" table:formula="of:=29/16" office:value-type="float" office:value="1.8125" calcext:value-type="float">
            <text:p>1.8125</text:p>
          </table:table-cell>
          <table:table-cell table:style-name="ce15" table:formula="of:=ABS([.L238]-[.N238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38]+1" office:value-type="float" office:value="233" calcext:value-type="float">
            <text:p>233</text:p>
          </table:table-cell>
          <table:table-cell table:style-name="ce5" table:formula="of:=[.$B239]/[.C$5]" office:value-type="float" office:value="233" calcext:value-type="float">
            <text:p>233</text:p>
          </table:table-cell>
          <table:table-cell table:style-name="ce5" table:formula="of:=[.$B239]/[.D$5]" office:value-type="float" office:value="116.5" calcext:value-type="float">
            <text:p>116.5</text:p>
          </table:table-cell>
          <table:table-cell table:style-name="ce5" table:formula="of:=[.$B239]/[.E$5]" office:value-type="float" office:value="58.25" calcext:value-type="float">
            <text:p>58.25</text:p>
          </table:table-cell>
          <table:table-cell table:style-name="ce5" table:formula="of:=[.$B239]/[.F$5]" office:value-type="float" office:value="29.125" calcext:value-type="float">
            <text:p>29.125</text:p>
          </table:table-cell>
          <table:table-cell table:style-name="ce5" table:formula="of:=[.$B239]/[.G$5]" office:value-type="float" office:value="14.5625" calcext:value-type="float">
            <text:p>14.5625</text:p>
          </table:table-cell>
          <table:table-cell table:style-name="ce5" table:formula="of:=[.$B239]/[.H$5]" office:value-type="float" office:value="7.28125" calcext:value-type="float">
            <text:p>7.28125</text:p>
          </table:table-cell>
          <table:table-cell table:style-name="ce5" table:formula="of:=[.$B239]/[.I$5]" office:value-type="float" office:value="3.640625" calcext:value-type="float">
            <text:p>3.640625</text:p>
          </table:table-cell>
          <table:table-cell table:style-name="ce5" table:formula="of:=[.$B239]/[.J$5]" office:value-type="float" office:value="1.8203125" calcext:value-type="float">
            <text:p>1.8203125</text:p>
          </table:table-cell>
          <table:table-cell/>
          <table:table-cell table:style-name="ce5" office:value-type="float" office:value="1.8203125" calcext:value-type="float">
            <text:p>1.8203125</text:p>
          </table:table-cell>
          <table:table-cell table:style-name="ce17" office:value-type="string" calcext:value-type="string">
            <text:p>233 ÷ 128</text:p>
          </table:table-cell>
          <table:table-cell table:style-name="ce17" table:formula="of:=233/128" office:value-type="float" office:value="1.8203125" calcext:value-type="float">
            <text:p>1.8203125</text:p>
          </table:table-cell>
          <table:table-cell table:style-name="ce15" table:formula="of:=ABS([.L239]-[.N239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39]+1" office:value-type="float" office:value="234" calcext:value-type="float">
            <text:p>234</text:p>
          </table:table-cell>
          <table:table-cell table:style-name="ce5" table:formula="of:=[.$B240]/[.C$5]" office:value-type="float" office:value="234" calcext:value-type="float">
            <text:p>234</text:p>
          </table:table-cell>
          <table:table-cell table:style-name="ce6" table:formula="of:=[.$B240]/[.D$5]" office:value-type="float" office:value="117" calcext:value-type="float">
            <text:p>117</text:p>
          </table:table-cell>
          <table:table-cell table:style-name="ce6" table:formula="of:=[.$B240]/[.E$5]" office:value-type="float" office:value="58.5" calcext:value-type="float">
            <text:p>58.5</text:p>
          </table:table-cell>
          <table:table-cell table:style-name="ce6" table:formula="of:=[.$B240]/[.F$5]" office:value-type="float" office:value="29.25" calcext:value-type="float">
            <text:p>29.25</text:p>
          </table:table-cell>
          <table:table-cell table:style-name="ce6" table:formula="of:=[.$B240]/[.G$5]" office:value-type="float" office:value="14.625" calcext:value-type="float">
            <text:p>14.625</text:p>
          </table:table-cell>
          <table:table-cell table:style-name="ce6" table:formula="of:=[.$B240]/[.H$5]" office:value-type="float" office:value="7.3125" calcext:value-type="float">
            <text:p>7.3125</text:p>
          </table:table-cell>
          <table:table-cell table:style-name="ce6" table:formula="of:=[.$B240]/[.I$5]" office:value-type="float" office:value="3.65625" calcext:value-type="float">
            <text:p>3.65625</text:p>
          </table:table-cell>
          <table:table-cell table:style-name="ce6" table:formula="of:=[.$B240]/[.J$5]" office:value-type="float" office:value="1.828125" calcext:value-type="float">
            <text:p>1.828125</text:p>
          </table:table-cell>
          <table:table-cell/>
          <table:table-cell table:style-name="ce5" office:value-type="float" office:value="1.828125" calcext:value-type="float">
            <text:p>1.828125</text:p>
          </table:table-cell>
          <table:table-cell table:style-name="ce17" office:value-type="string" calcext:value-type="string">
            <text:p>117 ÷ 64</text:p>
          </table:table-cell>
          <table:table-cell table:style-name="ce17" table:formula="of:=117/64" office:value-type="float" office:value="1.828125" calcext:value-type="float">
            <text:p>1.828125</text:p>
          </table:table-cell>
          <table:table-cell table:style-name="ce15" table:formula="of:=ABS([.L240]-[.N240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40]+1" office:value-type="float" office:value="235" calcext:value-type="float">
            <text:p>235</text:p>
          </table:table-cell>
          <table:table-cell table:style-name="ce5" table:formula="of:=[.$B241]/[.C$5]" office:value-type="float" office:value="235" calcext:value-type="float">
            <text:p>235</text:p>
          </table:table-cell>
          <table:table-cell table:style-name="ce5" table:formula="of:=[.$B241]/[.D$5]" office:value-type="float" office:value="117.5" calcext:value-type="float">
            <text:p>117.5</text:p>
          </table:table-cell>
          <table:table-cell table:style-name="ce5" table:formula="of:=[.$B241]/[.E$5]" office:value-type="float" office:value="58.75" calcext:value-type="float">
            <text:p>58.75</text:p>
          </table:table-cell>
          <table:table-cell table:style-name="ce5" table:formula="of:=[.$B241]/[.F$5]" office:value-type="float" office:value="29.375" calcext:value-type="float">
            <text:p>29.375</text:p>
          </table:table-cell>
          <table:table-cell table:style-name="ce5" table:formula="of:=[.$B241]/[.G$5]" office:value-type="float" office:value="14.6875" calcext:value-type="float">
            <text:p>14.6875</text:p>
          </table:table-cell>
          <table:table-cell table:style-name="ce5" table:formula="of:=[.$B241]/[.H$5]" office:value-type="float" office:value="7.34375" calcext:value-type="float">
            <text:p>7.34375</text:p>
          </table:table-cell>
          <table:table-cell table:style-name="ce5" table:formula="of:=[.$B241]/[.I$5]" office:value-type="float" office:value="3.671875" calcext:value-type="float">
            <text:p>3.671875</text:p>
          </table:table-cell>
          <table:table-cell table:style-name="ce5" table:formula="of:=[.$B241]/[.J$5]" office:value-type="float" office:value="1.8359375" calcext:value-type="float">
            <text:p>1.8359375</text:p>
          </table:table-cell>
          <table:table-cell/>
          <table:table-cell table:style-name="ce5" office:value-type="float" office:value="1.8359375" calcext:value-type="float">
            <text:p>1.8359375</text:p>
          </table:table-cell>
          <table:table-cell table:style-name="ce17" office:value-type="string" calcext:value-type="string">
            <text:p>235 ÷ 128</text:p>
          </table:table-cell>
          <table:table-cell table:style-name="ce17" table:formula="of:=235/128" office:value-type="float" office:value="1.8359375" calcext:value-type="float">
            <text:p>1.8359375</text:p>
          </table:table-cell>
          <table:table-cell table:style-name="ce15" table:formula="of:=ABS([.L241]-[.N241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41]+1" office:value-type="float" office:value="236" calcext:value-type="float">
            <text:p>236</text:p>
          </table:table-cell>
          <table:table-cell table:style-name="ce5" table:formula="of:=[.$B242]/[.C$5]" office:value-type="float" office:value="236" calcext:value-type="float">
            <text:p>236</text:p>
          </table:table-cell>
          <table:table-cell table:style-name="ce6" table:formula="of:=[.$B242]/[.D$5]" office:value-type="float" office:value="118" calcext:value-type="float">
            <text:p>118</text:p>
          </table:table-cell>
          <table:table-cell table:style-name="ce6" table:formula="of:=[.$B242]/[.E$5]" office:value-type="float" office:value="59" calcext:value-type="float">
            <text:p>59</text:p>
          </table:table-cell>
          <table:table-cell table:style-name="ce6" table:formula="of:=[.$B242]/[.F$5]" office:value-type="float" office:value="29.5" calcext:value-type="float">
            <text:p>29.5</text:p>
          </table:table-cell>
          <table:table-cell table:style-name="ce6" table:formula="of:=[.$B242]/[.G$5]" office:value-type="float" office:value="14.75" calcext:value-type="float">
            <text:p>14.75</text:p>
          </table:table-cell>
          <table:table-cell table:style-name="ce6" table:formula="of:=[.$B242]/[.H$5]" office:value-type="float" office:value="7.375" calcext:value-type="float">
            <text:p>7.375</text:p>
          </table:table-cell>
          <table:table-cell table:style-name="ce6" table:formula="of:=[.$B242]/[.I$5]" office:value-type="float" office:value="3.6875" calcext:value-type="float">
            <text:p>3.6875</text:p>
          </table:table-cell>
          <table:table-cell table:style-name="ce6" table:formula="of:=[.$B242]/[.J$5]" office:value-type="float" office:value="1.84375" calcext:value-type="float">
            <text:p>1.84375</text:p>
          </table:table-cell>
          <table:table-cell/>
          <table:table-cell table:style-name="ce5" office:value-type="float" office:value="1.84375" calcext:value-type="float">
            <text:p>1.84375</text:p>
          </table:table-cell>
          <table:table-cell table:style-name="ce17" office:value-type="string" calcext:value-type="string">
            <text:p>59 ÷ 32</text:p>
          </table:table-cell>
          <table:table-cell table:style-name="ce17" table:formula="of:=59/32" office:value-type="float" office:value="1.84375" calcext:value-type="float">
            <text:p>1.84375</text:p>
          </table:table-cell>
          <table:table-cell table:style-name="ce15" table:formula="of:=ABS([.L242]-[.N242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42]+1" office:value-type="float" office:value="237" calcext:value-type="float">
            <text:p>237</text:p>
          </table:table-cell>
          <table:table-cell table:style-name="ce5" table:formula="of:=[.$B243]/[.C$5]" office:value-type="float" office:value="237" calcext:value-type="float">
            <text:p>237</text:p>
          </table:table-cell>
          <table:table-cell table:style-name="ce5" table:formula="of:=[.$B243]/[.D$5]" office:value-type="float" office:value="118.5" calcext:value-type="float">
            <text:p>118.5</text:p>
          </table:table-cell>
          <table:table-cell table:style-name="ce5" table:formula="of:=[.$B243]/[.E$5]" office:value-type="float" office:value="59.25" calcext:value-type="float">
            <text:p>59.25</text:p>
          </table:table-cell>
          <table:table-cell table:style-name="ce5" table:formula="of:=[.$B243]/[.F$5]" office:value-type="float" office:value="29.625" calcext:value-type="float">
            <text:p>29.625</text:p>
          </table:table-cell>
          <table:table-cell table:style-name="ce5" table:formula="of:=[.$B243]/[.G$5]" office:value-type="float" office:value="14.8125" calcext:value-type="float">
            <text:p>14.8125</text:p>
          </table:table-cell>
          <table:table-cell table:style-name="ce5" table:formula="of:=[.$B243]/[.H$5]" office:value-type="float" office:value="7.40625" calcext:value-type="float">
            <text:p>7.40625</text:p>
          </table:table-cell>
          <table:table-cell table:style-name="ce5" table:formula="of:=[.$B243]/[.I$5]" office:value-type="float" office:value="3.703125" calcext:value-type="float">
            <text:p>3.703125</text:p>
          </table:table-cell>
          <table:table-cell table:style-name="ce5" table:formula="of:=[.$B243]/[.J$5]" office:value-type="float" office:value="1.8515625" calcext:value-type="float">
            <text:p>1.8515625</text:p>
          </table:table-cell>
          <table:table-cell/>
          <table:table-cell table:style-name="ce5" office:value-type="float" office:value="1.8515625" calcext:value-type="float">
            <text:p>1.8515625</text:p>
          </table:table-cell>
          <table:table-cell table:style-name="ce17" office:value-type="string" calcext:value-type="string">
            <text:p>237 ÷ 128</text:p>
          </table:table-cell>
          <table:table-cell table:style-name="ce17" table:formula="of:=237/128" office:value-type="float" office:value="1.8515625" calcext:value-type="float">
            <text:p>1.8515625</text:p>
          </table:table-cell>
          <table:table-cell table:style-name="ce15" table:formula="of:=ABS([.L243]-[.N243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43]+1" office:value-type="float" office:value="238" calcext:value-type="float">
            <text:p>238</text:p>
          </table:table-cell>
          <table:table-cell table:style-name="ce5" table:formula="of:=[.$B244]/[.C$5]" office:value-type="float" office:value="238" calcext:value-type="float">
            <text:p>238</text:p>
          </table:table-cell>
          <table:table-cell table:style-name="ce6" table:formula="of:=[.$B244]/[.D$5]" office:value-type="float" office:value="119" calcext:value-type="float">
            <text:p>119</text:p>
          </table:table-cell>
          <table:table-cell table:style-name="ce6" table:formula="of:=[.$B244]/[.E$5]" office:value-type="float" office:value="59.5" calcext:value-type="float">
            <text:p>59.5</text:p>
          </table:table-cell>
          <table:table-cell table:style-name="ce6" table:formula="of:=[.$B244]/[.F$5]" office:value-type="float" office:value="29.75" calcext:value-type="float">
            <text:p>29.75</text:p>
          </table:table-cell>
          <table:table-cell table:style-name="ce6" table:formula="of:=[.$B244]/[.G$5]" office:value-type="float" office:value="14.875" calcext:value-type="float">
            <text:p>14.875</text:p>
          </table:table-cell>
          <table:table-cell table:style-name="ce6" table:formula="of:=[.$B244]/[.H$5]" office:value-type="float" office:value="7.4375" calcext:value-type="float">
            <text:p>7.4375</text:p>
          </table:table-cell>
          <table:table-cell table:style-name="ce6" table:formula="of:=[.$B244]/[.I$5]" office:value-type="float" office:value="3.71875" calcext:value-type="float">
            <text:p>3.71875</text:p>
          </table:table-cell>
          <table:table-cell table:style-name="ce6" table:formula="of:=[.$B244]/[.J$5]" office:value-type="float" office:value="1.859375" calcext:value-type="float">
            <text:p>1.859375</text:p>
          </table:table-cell>
          <table:table-cell/>
          <table:table-cell table:style-name="ce5" office:value-type="float" office:value="1.859375" calcext:value-type="float">
            <text:p>1.859375</text:p>
          </table:table-cell>
          <table:table-cell table:style-name="ce17" office:value-type="string" calcext:value-type="string">
            <text:p>119 ÷ 64</text:p>
          </table:table-cell>
          <table:table-cell table:style-name="ce17" table:formula="of:=119/64" office:value-type="float" office:value="1.859375" calcext:value-type="float">
            <text:p>1.859375</text:p>
          </table:table-cell>
          <table:table-cell table:style-name="ce15" table:formula="of:=ABS([.L244]-[.N244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44]+1" office:value-type="float" office:value="239" calcext:value-type="float">
            <text:p>239</text:p>
          </table:table-cell>
          <table:table-cell table:style-name="ce5" table:formula="of:=[.$B245]/[.C$5]" office:value-type="float" office:value="239" calcext:value-type="float">
            <text:p>239</text:p>
          </table:table-cell>
          <table:table-cell table:style-name="ce5" table:formula="of:=[.$B245]/[.D$5]" office:value-type="float" office:value="119.5" calcext:value-type="float">
            <text:p>119.5</text:p>
          </table:table-cell>
          <table:table-cell table:style-name="ce5" table:formula="of:=[.$B245]/[.E$5]" office:value-type="float" office:value="59.75" calcext:value-type="float">
            <text:p>59.75</text:p>
          </table:table-cell>
          <table:table-cell table:style-name="ce5" table:formula="of:=[.$B245]/[.F$5]" office:value-type="float" office:value="29.875" calcext:value-type="float">
            <text:p>29.875</text:p>
          </table:table-cell>
          <table:table-cell table:style-name="ce5" table:formula="of:=[.$B245]/[.G$5]" office:value-type="float" office:value="14.9375" calcext:value-type="float">
            <text:p>14.9375</text:p>
          </table:table-cell>
          <table:table-cell table:style-name="ce5" table:formula="of:=[.$B245]/[.H$5]" office:value-type="float" office:value="7.46875" calcext:value-type="float">
            <text:p>7.46875</text:p>
          </table:table-cell>
          <table:table-cell table:style-name="ce5" table:formula="of:=[.$B245]/[.I$5]" office:value-type="float" office:value="3.734375" calcext:value-type="float">
            <text:p>3.734375</text:p>
          </table:table-cell>
          <table:table-cell table:style-name="ce5" table:formula="of:=[.$B245]/[.J$5]" office:value-type="float" office:value="1.8671875" calcext:value-type="float">
            <text:p>1.8671875</text:p>
          </table:table-cell>
          <table:table-cell/>
          <table:table-cell table:style-name="ce5" office:value-type="float" office:value="1.8671875" calcext:value-type="float">
            <text:p>1.8671875</text:p>
          </table:table-cell>
          <table:table-cell table:style-name="ce17" office:value-type="string" calcext:value-type="string">
            <text:p>239 ÷ 128</text:p>
          </table:table-cell>
          <table:table-cell table:style-name="ce17" table:formula="of:=239/128" office:value-type="float" office:value="1.8671875" calcext:value-type="float">
            <text:p>1.8671875</text:p>
          </table:table-cell>
          <table:table-cell table:style-name="ce15" table:formula="of:=ABS([.L245]-[.N245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45]+1" office:value-type="float" office:value="240" calcext:value-type="float">
            <text:p>240</text:p>
          </table:table-cell>
          <table:table-cell table:style-name="ce5" table:formula="of:=[.$B246]/[.C$5]" office:value-type="float" office:value="240" calcext:value-type="float">
            <text:p>240</text:p>
          </table:table-cell>
          <table:table-cell table:style-name="ce6" table:formula="of:=[.$B246]/[.D$5]" office:value-type="float" office:value="120" calcext:value-type="float">
            <text:p>120</text:p>
          </table:table-cell>
          <table:table-cell table:style-name="ce6" table:formula="of:=[.$B246]/[.E$5]" office:value-type="float" office:value="60" calcext:value-type="float">
            <text:p>60</text:p>
          </table:table-cell>
          <table:table-cell table:style-name="ce6" table:formula="of:=[.$B246]/[.F$5]" office:value-type="float" office:value="30" calcext:value-type="float">
            <text:p>30</text:p>
          </table:table-cell>
          <table:table-cell table:style-name="ce6" table:formula="of:=[.$B246]/[.G$5]" office:value-type="float" office:value="15" calcext:value-type="float">
            <text:p>15</text:p>
          </table:table-cell>
          <table:table-cell table:style-name="ce6" table:formula="of:=[.$B246]/[.H$5]" office:value-type="float" office:value="7.5" calcext:value-type="float">
            <text:p>7.5</text:p>
          </table:table-cell>
          <table:table-cell table:style-name="ce6" table:formula="of:=[.$B246]/[.I$5]" office:value-type="float" office:value="3.75" calcext:value-type="float">
            <text:p>3.75</text:p>
          </table:table-cell>
          <table:table-cell table:style-name="ce6" table:formula="of:=[.$B246]/[.J$5]" office:value-type="float" office:value="1.875" calcext:value-type="float">
            <text:p>1.875</text:p>
          </table:table-cell>
          <table:table-cell/>
          <table:table-cell table:style-name="ce5" office:value-type="float" office:value="1.875" calcext:value-type="float">
            <text:p>1.875</text:p>
          </table:table-cell>
          <table:table-cell table:style-name="ce17" office:value-type="string" calcext:value-type="string">
            <text:p>15 ÷ 8</text:p>
          </table:table-cell>
          <table:table-cell table:style-name="ce17" table:formula="of:=15/8" office:value-type="float" office:value="1.875" calcext:value-type="float">
            <text:p>1.875</text:p>
          </table:table-cell>
          <table:table-cell table:style-name="ce15" table:formula="of:=ABS([.L246]-[.N246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46]+1" office:value-type="float" office:value="241" calcext:value-type="float">
            <text:p>241</text:p>
          </table:table-cell>
          <table:table-cell table:style-name="ce5" table:formula="of:=[.$B247]/[.C$5]" office:value-type="float" office:value="241" calcext:value-type="float">
            <text:p>241</text:p>
          </table:table-cell>
          <table:table-cell table:style-name="ce5" table:formula="of:=[.$B247]/[.D$5]" office:value-type="float" office:value="120.5" calcext:value-type="float">
            <text:p>120.5</text:p>
          </table:table-cell>
          <table:table-cell table:style-name="ce5" table:formula="of:=[.$B247]/[.E$5]" office:value-type="float" office:value="60.25" calcext:value-type="float">
            <text:p>60.25</text:p>
          </table:table-cell>
          <table:table-cell table:style-name="ce5" table:formula="of:=[.$B247]/[.F$5]" office:value-type="float" office:value="30.125" calcext:value-type="float">
            <text:p>30.125</text:p>
          </table:table-cell>
          <table:table-cell table:style-name="ce5" table:formula="of:=[.$B247]/[.G$5]" office:value-type="float" office:value="15.0625" calcext:value-type="float">
            <text:p>15.0625</text:p>
          </table:table-cell>
          <table:table-cell table:style-name="ce5" table:formula="of:=[.$B247]/[.H$5]" office:value-type="float" office:value="7.53125" calcext:value-type="float">
            <text:p>7.53125</text:p>
          </table:table-cell>
          <table:table-cell table:style-name="ce5" table:formula="of:=[.$B247]/[.I$5]" office:value-type="float" office:value="3.765625" calcext:value-type="float">
            <text:p>3.765625</text:p>
          </table:table-cell>
          <table:table-cell table:style-name="ce5" table:formula="of:=[.$B247]/[.J$5]" office:value-type="float" office:value="1.8828125" calcext:value-type="float">
            <text:p>1.8828125</text:p>
          </table:table-cell>
          <table:table-cell/>
          <table:table-cell table:style-name="ce5" office:value-type="float" office:value="1.8828125" calcext:value-type="float">
            <text:p>1.8828125</text:p>
          </table:table-cell>
          <table:table-cell table:style-name="ce17" office:value-type="string" calcext:value-type="string">
            <text:p>241 ÷ 128</text:p>
          </table:table-cell>
          <table:table-cell table:style-name="ce17" table:formula="of:=241/128" office:value-type="float" office:value="1.8828125" calcext:value-type="float">
            <text:p>1.8828125</text:p>
          </table:table-cell>
          <table:table-cell table:style-name="ce15" table:formula="of:=ABS([.L247]-[.N247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47]+1" office:value-type="float" office:value="242" calcext:value-type="float">
            <text:p>242</text:p>
          </table:table-cell>
          <table:table-cell table:style-name="ce5" table:formula="of:=[.$B248]/[.C$5]" office:value-type="float" office:value="242" calcext:value-type="float">
            <text:p>242</text:p>
          </table:table-cell>
          <table:table-cell table:style-name="ce6" table:formula="of:=[.$B248]/[.D$5]" office:value-type="float" office:value="121" calcext:value-type="float">
            <text:p>121</text:p>
          </table:table-cell>
          <table:table-cell table:style-name="ce6" table:formula="of:=[.$B248]/[.E$5]" office:value-type="float" office:value="60.5" calcext:value-type="float">
            <text:p>60.5</text:p>
          </table:table-cell>
          <table:table-cell table:style-name="ce6" table:formula="of:=[.$B248]/[.F$5]" office:value-type="float" office:value="30.25" calcext:value-type="float">
            <text:p>30.25</text:p>
          </table:table-cell>
          <table:table-cell table:style-name="ce6" table:formula="of:=[.$B248]/[.G$5]" office:value-type="float" office:value="15.125" calcext:value-type="float">
            <text:p>15.125</text:p>
          </table:table-cell>
          <table:table-cell table:style-name="ce6" table:formula="of:=[.$B248]/[.H$5]" office:value-type="float" office:value="7.5625" calcext:value-type="float">
            <text:p>7.5625</text:p>
          </table:table-cell>
          <table:table-cell table:style-name="ce6" table:formula="of:=[.$B248]/[.I$5]" office:value-type="float" office:value="3.78125" calcext:value-type="float">
            <text:p>3.78125</text:p>
          </table:table-cell>
          <table:table-cell table:style-name="ce6" table:formula="of:=[.$B248]/[.J$5]" office:value-type="float" office:value="1.890625" calcext:value-type="float">
            <text:p>1.890625</text:p>
          </table:table-cell>
          <table:table-cell/>
          <table:table-cell table:style-name="ce5" office:value-type="float" office:value="1.890625" calcext:value-type="float">
            <text:p>1.890625</text:p>
          </table:table-cell>
          <table:table-cell table:style-name="ce17" office:value-type="string" calcext:value-type="string">
            <text:p>121 ÷ 64</text:p>
          </table:table-cell>
          <table:table-cell table:style-name="ce17" table:formula="of:=121/64" office:value-type="float" office:value="1.890625" calcext:value-type="float">
            <text:p>1.890625</text:p>
          </table:table-cell>
          <table:table-cell table:style-name="ce15" table:formula="of:=ABS([.L248]-[.N248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48]+1" office:value-type="float" office:value="243" calcext:value-type="float">
            <text:p>243</text:p>
          </table:table-cell>
          <table:table-cell table:style-name="ce5" table:formula="of:=[.$B249]/[.C$5]" office:value-type="float" office:value="243" calcext:value-type="float">
            <text:p>243</text:p>
          </table:table-cell>
          <table:table-cell table:style-name="ce5" table:formula="of:=[.$B249]/[.D$5]" office:value-type="float" office:value="121.5" calcext:value-type="float">
            <text:p>121.5</text:p>
          </table:table-cell>
          <table:table-cell table:style-name="ce5" table:formula="of:=[.$B249]/[.E$5]" office:value-type="float" office:value="60.75" calcext:value-type="float">
            <text:p>60.75</text:p>
          </table:table-cell>
          <table:table-cell table:style-name="ce5" table:formula="of:=[.$B249]/[.F$5]" office:value-type="float" office:value="30.375" calcext:value-type="float">
            <text:p>30.375</text:p>
          </table:table-cell>
          <table:table-cell table:style-name="ce5" table:formula="of:=[.$B249]/[.G$5]" office:value-type="float" office:value="15.1875" calcext:value-type="float">
            <text:p>15.1875</text:p>
          </table:table-cell>
          <table:table-cell table:style-name="ce5" table:formula="of:=[.$B249]/[.H$5]" office:value-type="float" office:value="7.59375" calcext:value-type="float">
            <text:p>7.59375</text:p>
          </table:table-cell>
          <table:table-cell table:style-name="ce5" table:formula="of:=[.$B249]/[.I$5]" office:value-type="float" office:value="3.796875" calcext:value-type="float">
            <text:p>3.796875</text:p>
          </table:table-cell>
          <table:table-cell table:style-name="ce5" table:formula="of:=[.$B249]/[.J$5]" office:value-type="float" office:value="1.8984375" calcext:value-type="float">
            <text:p>1.8984375</text:p>
          </table:table-cell>
          <table:table-cell/>
          <table:table-cell table:style-name="ce5" office:value-type="float" office:value="1.8984375" calcext:value-type="float">
            <text:p>1.8984375</text:p>
          </table:table-cell>
          <table:table-cell table:style-name="ce17" office:value-type="string" calcext:value-type="string">
            <text:p>243 ÷ 128</text:p>
          </table:table-cell>
          <table:table-cell table:style-name="ce17" table:formula="of:=243/128" office:value-type="float" office:value="1.8984375" calcext:value-type="float">
            <text:p>1.8984375</text:p>
          </table:table-cell>
          <table:table-cell table:style-name="ce15" table:formula="of:=ABS([.L249]-[.N249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49]+1" office:value-type="float" office:value="244" calcext:value-type="float">
            <text:p>244</text:p>
          </table:table-cell>
          <table:table-cell table:style-name="ce5" table:formula="of:=[.$B250]/[.C$5]" office:value-type="float" office:value="244" calcext:value-type="float">
            <text:p>244</text:p>
          </table:table-cell>
          <table:table-cell table:style-name="ce6" table:formula="of:=[.$B250]/[.D$5]" office:value-type="float" office:value="122" calcext:value-type="float">
            <text:p>122</text:p>
          </table:table-cell>
          <table:table-cell table:style-name="ce6" table:formula="of:=[.$B250]/[.E$5]" office:value-type="float" office:value="61" calcext:value-type="float">
            <text:p>61</text:p>
          </table:table-cell>
          <table:table-cell table:style-name="ce6" table:formula="of:=[.$B250]/[.F$5]" office:value-type="float" office:value="30.5" calcext:value-type="float">
            <text:p>30.5</text:p>
          </table:table-cell>
          <table:table-cell table:style-name="ce6" table:formula="of:=[.$B250]/[.G$5]" office:value-type="float" office:value="15.25" calcext:value-type="float">
            <text:p>15.25</text:p>
          </table:table-cell>
          <table:table-cell table:style-name="ce6" table:formula="of:=[.$B250]/[.H$5]" office:value-type="float" office:value="7.625" calcext:value-type="float">
            <text:p>7.625</text:p>
          </table:table-cell>
          <table:table-cell table:style-name="ce6" table:formula="of:=[.$B250]/[.I$5]" office:value-type="float" office:value="3.8125" calcext:value-type="float">
            <text:p>3.8125</text:p>
          </table:table-cell>
          <table:table-cell table:style-name="ce6" table:formula="of:=[.$B250]/[.J$5]" office:value-type="float" office:value="1.90625" calcext:value-type="float">
            <text:p>1.90625</text:p>
          </table:table-cell>
          <table:table-cell/>
          <table:table-cell table:style-name="ce5" office:value-type="float" office:value="1.90625" calcext:value-type="float">
            <text:p>1.90625</text:p>
          </table:table-cell>
          <table:table-cell table:style-name="ce17" office:value-type="string" calcext:value-type="string">
            <text:p>61 ÷ 32</text:p>
          </table:table-cell>
          <table:table-cell table:style-name="ce17" table:formula="of:=61/32" office:value-type="float" office:value="1.90625" calcext:value-type="float">
            <text:p>1.90625</text:p>
          </table:table-cell>
          <table:table-cell table:style-name="ce15" table:formula="of:=ABS([.L250]-[.N250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50]+1" office:value-type="float" office:value="245" calcext:value-type="float">
            <text:p>245</text:p>
          </table:table-cell>
          <table:table-cell table:style-name="ce5" table:formula="of:=[.$B251]/[.C$5]" office:value-type="float" office:value="245" calcext:value-type="float">
            <text:p>245</text:p>
          </table:table-cell>
          <table:table-cell table:style-name="ce5" table:formula="of:=[.$B251]/[.D$5]" office:value-type="float" office:value="122.5" calcext:value-type="float">
            <text:p>122.5</text:p>
          </table:table-cell>
          <table:table-cell table:style-name="ce5" table:formula="of:=[.$B251]/[.E$5]" office:value-type="float" office:value="61.25" calcext:value-type="float">
            <text:p>61.25</text:p>
          </table:table-cell>
          <table:table-cell table:style-name="ce5" table:formula="of:=[.$B251]/[.F$5]" office:value-type="float" office:value="30.625" calcext:value-type="float">
            <text:p>30.625</text:p>
          </table:table-cell>
          <table:table-cell table:style-name="ce5" table:formula="of:=[.$B251]/[.G$5]" office:value-type="float" office:value="15.3125" calcext:value-type="float">
            <text:p>15.3125</text:p>
          </table:table-cell>
          <table:table-cell table:style-name="ce5" table:formula="of:=[.$B251]/[.H$5]" office:value-type="float" office:value="7.65625" calcext:value-type="float">
            <text:p>7.65625</text:p>
          </table:table-cell>
          <table:table-cell table:style-name="ce5" table:formula="of:=[.$B251]/[.I$5]" office:value-type="float" office:value="3.828125" calcext:value-type="float">
            <text:p>3.828125</text:p>
          </table:table-cell>
          <table:table-cell table:style-name="ce5" table:formula="of:=[.$B251]/[.J$5]" office:value-type="float" office:value="1.9140625" calcext:value-type="float">
            <text:p>1.9140625</text:p>
          </table:table-cell>
          <table:table-cell/>
          <table:table-cell table:style-name="ce5" office:value-type="float" office:value="1.9140625" calcext:value-type="float">
            <text:p>1.9140625</text:p>
          </table:table-cell>
          <table:table-cell table:style-name="ce17" office:value-type="string" calcext:value-type="string">
            <text:p>245 ÷ 128</text:p>
          </table:table-cell>
          <table:table-cell table:style-name="ce17" table:formula="of:=245/128" office:value-type="float" office:value="1.9140625" calcext:value-type="float">
            <text:p>1.9140625</text:p>
          </table:table-cell>
          <table:table-cell table:style-name="ce15" table:formula="of:=ABS([.L251]-[.N251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51]+1" office:value-type="float" office:value="246" calcext:value-type="float">
            <text:p>246</text:p>
          </table:table-cell>
          <table:table-cell table:style-name="ce5" table:formula="of:=[.$B252]/[.C$5]" office:value-type="float" office:value="246" calcext:value-type="float">
            <text:p>246</text:p>
          </table:table-cell>
          <table:table-cell table:style-name="ce6" table:formula="of:=[.$B252]/[.D$5]" office:value-type="float" office:value="123" calcext:value-type="float">
            <text:p>123</text:p>
          </table:table-cell>
          <table:table-cell table:style-name="ce6" table:formula="of:=[.$B252]/[.E$5]" office:value-type="float" office:value="61.5" calcext:value-type="float">
            <text:p>61.5</text:p>
          </table:table-cell>
          <table:table-cell table:style-name="ce6" table:formula="of:=[.$B252]/[.F$5]" office:value-type="float" office:value="30.75" calcext:value-type="float">
            <text:p>30.75</text:p>
          </table:table-cell>
          <table:table-cell table:style-name="ce6" table:formula="of:=[.$B252]/[.G$5]" office:value-type="float" office:value="15.375" calcext:value-type="float">
            <text:p>15.375</text:p>
          </table:table-cell>
          <table:table-cell table:style-name="ce6" table:formula="of:=[.$B252]/[.H$5]" office:value-type="float" office:value="7.6875" calcext:value-type="float">
            <text:p>7.6875</text:p>
          </table:table-cell>
          <table:table-cell table:style-name="ce6" table:formula="of:=[.$B252]/[.I$5]" office:value-type="float" office:value="3.84375" calcext:value-type="float">
            <text:p>3.84375</text:p>
          </table:table-cell>
          <table:table-cell table:style-name="ce6" table:formula="of:=[.$B252]/[.J$5]" office:value-type="float" office:value="1.921875" calcext:value-type="float">
            <text:p>1.921875</text:p>
          </table:table-cell>
          <table:table-cell/>
          <table:table-cell table:style-name="ce5" office:value-type="float" office:value="1.921875" calcext:value-type="float">
            <text:p>1.921875</text:p>
          </table:table-cell>
          <table:table-cell table:style-name="ce17" office:value-type="string" calcext:value-type="string">
            <text:p>123 ÷ 64</text:p>
          </table:table-cell>
          <table:table-cell table:style-name="ce17" table:formula="of:=123/64" office:value-type="float" office:value="1.921875" calcext:value-type="float">
            <text:p>1.921875</text:p>
          </table:table-cell>
          <table:table-cell table:style-name="ce15" table:formula="of:=ABS([.L252]-[.N252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52]+1" office:value-type="float" office:value="247" calcext:value-type="float">
            <text:p>247</text:p>
          </table:table-cell>
          <table:table-cell table:style-name="ce5" table:formula="of:=[.$B253]/[.C$5]" office:value-type="float" office:value="247" calcext:value-type="float">
            <text:p>247</text:p>
          </table:table-cell>
          <table:table-cell table:style-name="ce5" table:formula="of:=[.$B253]/[.D$5]" office:value-type="float" office:value="123.5" calcext:value-type="float">
            <text:p>123.5</text:p>
          </table:table-cell>
          <table:table-cell table:style-name="ce5" table:formula="of:=[.$B253]/[.E$5]" office:value-type="float" office:value="61.75" calcext:value-type="float">
            <text:p>61.75</text:p>
          </table:table-cell>
          <table:table-cell table:style-name="ce5" table:formula="of:=[.$B253]/[.F$5]" office:value-type="float" office:value="30.875" calcext:value-type="float">
            <text:p>30.875</text:p>
          </table:table-cell>
          <table:table-cell table:style-name="ce5" table:formula="of:=[.$B253]/[.G$5]" office:value-type="float" office:value="15.4375" calcext:value-type="float">
            <text:p>15.4375</text:p>
          </table:table-cell>
          <table:table-cell table:style-name="ce5" table:formula="of:=[.$B253]/[.H$5]" office:value-type="float" office:value="7.71875" calcext:value-type="float">
            <text:p>7.71875</text:p>
          </table:table-cell>
          <table:table-cell table:style-name="ce5" table:formula="of:=[.$B253]/[.I$5]" office:value-type="float" office:value="3.859375" calcext:value-type="float">
            <text:p>3.859375</text:p>
          </table:table-cell>
          <table:table-cell table:style-name="ce5" table:formula="of:=[.$B253]/[.J$5]" office:value-type="float" office:value="1.9296875" calcext:value-type="float">
            <text:p>1.9296875</text:p>
          </table:table-cell>
          <table:table-cell/>
          <table:table-cell table:style-name="ce5" office:value-type="float" office:value="1.9296875" calcext:value-type="float">
            <text:p>1.9296875</text:p>
          </table:table-cell>
          <table:table-cell table:style-name="ce17" office:value-type="string" calcext:value-type="string">
            <text:p>247 ÷ 128</text:p>
          </table:table-cell>
          <table:table-cell table:style-name="ce17" table:formula="of:=247/128" office:value-type="float" office:value="1.9296875" calcext:value-type="float">
            <text:p>1.9296875</text:p>
          </table:table-cell>
          <table:table-cell table:style-name="ce15" table:formula="of:=ABS([.L253]-[.N253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53]+1" office:value-type="float" office:value="248" calcext:value-type="float">
            <text:p>248</text:p>
          </table:table-cell>
          <table:table-cell table:style-name="ce5" table:formula="of:=[.$B254]/[.C$5]" office:value-type="float" office:value="248" calcext:value-type="float">
            <text:p>248</text:p>
          </table:table-cell>
          <table:table-cell table:style-name="ce6" table:formula="of:=[.$B254]/[.D$5]" office:value-type="float" office:value="124" calcext:value-type="float">
            <text:p>124</text:p>
          </table:table-cell>
          <table:table-cell table:style-name="ce6" table:formula="of:=[.$B254]/[.E$5]" office:value-type="float" office:value="62" calcext:value-type="float">
            <text:p>62</text:p>
          </table:table-cell>
          <table:table-cell table:style-name="ce6" table:formula="of:=[.$B254]/[.F$5]" office:value-type="float" office:value="31" calcext:value-type="float">
            <text:p>31</text:p>
          </table:table-cell>
          <table:table-cell table:style-name="ce6" table:formula="of:=[.$B254]/[.G$5]" office:value-type="float" office:value="15.5" calcext:value-type="float">
            <text:p>15.5</text:p>
          </table:table-cell>
          <table:table-cell table:style-name="ce6" table:formula="of:=[.$B254]/[.H$5]" office:value-type="float" office:value="7.75" calcext:value-type="float">
            <text:p>7.75</text:p>
          </table:table-cell>
          <table:table-cell table:style-name="ce6" table:formula="of:=[.$B254]/[.I$5]" office:value-type="float" office:value="3.875" calcext:value-type="float">
            <text:p>3.875</text:p>
          </table:table-cell>
          <table:table-cell table:style-name="ce6" table:formula="of:=[.$B254]/[.J$5]" office:value-type="float" office:value="1.9375" calcext:value-type="float">
            <text:p>1.9375</text:p>
          </table:table-cell>
          <table:table-cell/>
          <table:table-cell table:style-name="ce5" office:value-type="float" office:value="1.9375" calcext:value-type="float">
            <text:p>1.9375</text:p>
          </table:table-cell>
          <table:table-cell table:style-name="ce17" office:value-type="string" calcext:value-type="string">
            <text:p>31 ÷ 16</text:p>
          </table:table-cell>
          <table:table-cell table:style-name="ce17" table:formula="of:=31/16" office:value-type="float" office:value="1.9375" calcext:value-type="float">
            <text:p>1.9375</text:p>
          </table:table-cell>
          <table:table-cell table:style-name="ce15" table:formula="of:=ABS([.L254]-[.N254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54]+1" office:value-type="float" office:value="249" calcext:value-type="float">
            <text:p>249</text:p>
          </table:table-cell>
          <table:table-cell table:style-name="ce5" table:formula="of:=[.$B255]/[.C$5]" office:value-type="float" office:value="249" calcext:value-type="float">
            <text:p>249</text:p>
          </table:table-cell>
          <table:table-cell table:style-name="ce5" table:formula="of:=[.$B255]/[.D$5]" office:value-type="float" office:value="124.5" calcext:value-type="float">
            <text:p>124.5</text:p>
          </table:table-cell>
          <table:table-cell table:style-name="ce5" table:formula="of:=[.$B255]/[.E$5]" office:value-type="float" office:value="62.25" calcext:value-type="float">
            <text:p>62.25</text:p>
          </table:table-cell>
          <table:table-cell table:style-name="ce5" table:formula="of:=[.$B255]/[.F$5]" office:value-type="float" office:value="31.125" calcext:value-type="float">
            <text:p>31.125</text:p>
          </table:table-cell>
          <table:table-cell table:style-name="ce5" table:formula="of:=[.$B255]/[.G$5]" office:value-type="float" office:value="15.5625" calcext:value-type="float">
            <text:p>15.5625</text:p>
          </table:table-cell>
          <table:table-cell table:style-name="ce5" table:formula="of:=[.$B255]/[.H$5]" office:value-type="float" office:value="7.78125" calcext:value-type="float">
            <text:p>7.78125</text:p>
          </table:table-cell>
          <table:table-cell table:style-name="ce5" table:formula="of:=[.$B255]/[.I$5]" office:value-type="float" office:value="3.890625" calcext:value-type="float">
            <text:p>3.890625</text:p>
          </table:table-cell>
          <table:table-cell table:style-name="ce5" table:formula="of:=[.$B255]/[.J$5]" office:value-type="float" office:value="1.9453125" calcext:value-type="float">
            <text:p>1.9453125</text:p>
          </table:table-cell>
          <table:table-cell/>
          <table:table-cell table:style-name="ce5" office:value-type="float" office:value="1.9453125" calcext:value-type="float">
            <text:p>1.9453125</text:p>
          </table:table-cell>
          <table:table-cell table:style-name="ce17" office:value-type="string" calcext:value-type="string">
            <text:p>249 ÷ 128</text:p>
          </table:table-cell>
          <table:table-cell table:style-name="ce17" table:formula="of:=249/128" office:value-type="float" office:value="1.9453125" calcext:value-type="float">
            <text:p>1.9453125</text:p>
          </table:table-cell>
          <table:table-cell table:style-name="ce15" table:formula="of:=ABS([.L255]-[.N255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55]+1" office:value-type="float" office:value="250" calcext:value-type="float">
            <text:p>250</text:p>
          </table:table-cell>
          <table:table-cell table:style-name="ce5" table:formula="of:=[.$B256]/[.C$5]" office:value-type="float" office:value="250" calcext:value-type="float">
            <text:p>250</text:p>
          </table:table-cell>
          <table:table-cell table:style-name="ce6" table:formula="of:=[.$B256]/[.D$5]" office:value-type="float" office:value="125" calcext:value-type="float">
            <text:p>125</text:p>
          </table:table-cell>
          <table:table-cell table:style-name="ce6" table:formula="of:=[.$B256]/[.E$5]" office:value-type="float" office:value="62.5" calcext:value-type="float">
            <text:p>62.5</text:p>
          </table:table-cell>
          <table:table-cell table:style-name="ce6" table:formula="of:=[.$B256]/[.F$5]" office:value-type="float" office:value="31.25" calcext:value-type="float">
            <text:p>31.25</text:p>
          </table:table-cell>
          <table:table-cell table:style-name="ce6" table:formula="of:=[.$B256]/[.G$5]" office:value-type="float" office:value="15.625" calcext:value-type="float">
            <text:p>15.625</text:p>
          </table:table-cell>
          <table:table-cell table:style-name="ce6" table:formula="of:=[.$B256]/[.H$5]" office:value-type="float" office:value="7.8125" calcext:value-type="float">
            <text:p>7.8125</text:p>
          </table:table-cell>
          <table:table-cell table:style-name="ce6" table:formula="of:=[.$B256]/[.I$5]" office:value-type="float" office:value="3.90625" calcext:value-type="float">
            <text:p>3.90625</text:p>
          </table:table-cell>
          <table:table-cell table:style-name="ce6" table:formula="of:=[.$B256]/[.J$5]" office:value-type="float" office:value="1.953125" calcext:value-type="float">
            <text:p>1.953125</text:p>
          </table:table-cell>
          <table:table-cell/>
          <table:table-cell table:style-name="ce5" office:value-type="float" office:value="1.953125" calcext:value-type="float">
            <text:p>1.953125</text:p>
          </table:table-cell>
          <table:table-cell table:style-name="ce17" office:value-type="string" calcext:value-type="string">
            <text:p>125 ÷ 64</text:p>
          </table:table-cell>
          <table:table-cell table:style-name="ce17" table:formula="of:=125/64" office:value-type="float" office:value="1.953125" calcext:value-type="float">
            <text:p>1.953125</text:p>
          </table:table-cell>
          <table:table-cell table:style-name="ce15" table:formula="of:=ABS([.L256]-[.N256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56]+1" office:value-type="float" office:value="251" calcext:value-type="float">
            <text:p>251</text:p>
          </table:table-cell>
          <table:table-cell table:style-name="ce5" table:formula="of:=[.$B257]/[.C$5]" office:value-type="float" office:value="251" calcext:value-type="float">
            <text:p>251</text:p>
          </table:table-cell>
          <table:table-cell table:style-name="ce5" table:formula="of:=[.$B257]/[.D$5]" office:value-type="float" office:value="125.5" calcext:value-type="float">
            <text:p>125.5</text:p>
          </table:table-cell>
          <table:table-cell table:style-name="ce5" table:formula="of:=[.$B257]/[.E$5]" office:value-type="float" office:value="62.75" calcext:value-type="float">
            <text:p>62.75</text:p>
          </table:table-cell>
          <table:table-cell table:style-name="ce5" table:formula="of:=[.$B257]/[.F$5]" office:value-type="float" office:value="31.375" calcext:value-type="float">
            <text:p>31.375</text:p>
          </table:table-cell>
          <table:table-cell table:style-name="ce5" table:formula="of:=[.$B257]/[.G$5]" office:value-type="float" office:value="15.6875" calcext:value-type="float">
            <text:p>15.6875</text:p>
          </table:table-cell>
          <table:table-cell table:style-name="ce5" table:formula="of:=[.$B257]/[.H$5]" office:value-type="float" office:value="7.84375" calcext:value-type="float">
            <text:p>7.84375</text:p>
          </table:table-cell>
          <table:table-cell table:style-name="ce5" table:formula="of:=[.$B257]/[.I$5]" office:value-type="float" office:value="3.921875" calcext:value-type="float">
            <text:p>3.921875</text:p>
          </table:table-cell>
          <table:table-cell table:style-name="ce5" table:formula="of:=[.$B257]/[.J$5]" office:value-type="float" office:value="1.9609375" calcext:value-type="float">
            <text:p>1.9609375</text:p>
          </table:table-cell>
          <table:table-cell/>
          <table:table-cell table:style-name="ce5" office:value-type="float" office:value="1.9609375" calcext:value-type="float">
            <text:p>1.9609375</text:p>
          </table:table-cell>
          <table:table-cell table:style-name="ce17" office:value-type="string" calcext:value-type="string">
            <text:p>251 ÷ 128</text:p>
          </table:table-cell>
          <table:table-cell table:style-name="ce17" table:formula="of:=251/128" office:value-type="float" office:value="1.9609375" calcext:value-type="float">
            <text:p>1.9609375</text:p>
          </table:table-cell>
          <table:table-cell table:style-name="ce15" table:formula="of:=ABS([.L257]-[.N257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57]+1" office:value-type="float" office:value="252" calcext:value-type="float">
            <text:p>252</text:p>
          </table:table-cell>
          <table:table-cell table:style-name="ce5" table:formula="of:=[.$B258]/[.C$5]" office:value-type="float" office:value="252" calcext:value-type="float">
            <text:p>252</text:p>
          </table:table-cell>
          <table:table-cell table:style-name="ce6" table:formula="of:=[.$B258]/[.D$5]" office:value-type="float" office:value="126" calcext:value-type="float">
            <text:p>126</text:p>
          </table:table-cell>
          <table:table-cell table:style-name="ce6" table:formula="of:=[.$B258]/[.E$5]" office:value-type="float" office:value="63" calcext:value-type="float">
            <text:p>63</text:p>
          </table:table-cell>
          <table:table-cell table:style-name="ce6" table:formula="of:=[.$B258]/[.F$5]" office:value-type="float" office:value="31.5" calcext:value-type="float">
            <text:p>31.5</text:p>
          </table:table-cell>
          <table:table-cell table:style-name="ce6" table:formula="of:=[.$B258]/[.G$5]" office:value-type="float" office:value="15.75" calcext:value-type="float">
            <text:p>15.75</text:p>
          </table:table-cell>
          <table:table-cell table:style-name="ce6" table:formula="of:=[.$B258]/[.H$5]" office:value-type="float" office:value="7.875" calcext:value-type="float">
            <text:p>7.875</text:p>
          </table:table-cell>
          <table:table-cell table:style-name="ce6" table:formula="of:=[.$B258]/[.I$5]" office:value-type="float" office:value="3.9375" calcext:value-type="float">
            <text:p>3.9375</text:p>
          </table:table-cell>
          <table:table-cell table:style-name="ce6" table:formula="of:=[.$B258]/[.J$5]" office:value-type="float" office:value="1.96875" calcext:value-type="float">
            <text:p>1.96875</text:p>
          </table:table-cell>
          <table:table-cell/>
          <table:table-cell table:style-name="ce5" office:value-type="float" office:value="1.96875" calcext:value-type="float">
            <text:p>1.96875</text:p>
          </table:table-cell>
          <table:table-cell table:style-name="ce17" office:value-type="string" calcext:value-type="string">
            <text:p>63 ÷ 32</text:p>
          </table:table-cell>
          <table:table-cell table:style-name="ce17" table:formula="of:=63/32" office:value-type="float" office:value="1.96875" calcext:value-type="float">
            <text:p>1.96875</text:p>
          </table:table-cell>
          <table:table-cell table:style-name="ce15" table:formula="of:=ABS([.L258]-[.N258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58]+1" office:value-type="float" office:value="253" calcext:value-type="float">
            <text:p>253</text:p>
          </table:table-cell>
          <table:table-cell table:style-name="ce5" table:formula="of:=[.$B259]/[.C$5]" office:value-type="float" office:value="253" calcext:value-type="float">
            <text:p>253</text:p>
          </table:table-cell>
          <table:table-cell table:style-name="ce5" table:formula="of:=[.$B259]/[.D$5]" office:value-type="float" office:value="126.5" calcext:value-type="float">
            <text:p>126.5</text:p>
          </table:table-cell>
          <table:table-cell table:style-name="ce5" table:formula="of:=[.$B259]/[.E$5]" office:value-type="float" office:value="63.25" calcext:value-type="float">
            <text:p>63.25</text:p>
          </table:table-cell>
          <table:table-cell table:style-name="ce5" table:formula="of:=[.$B259]/[.F$5]" office:value-type="float" office:value="31.625" calcext:value-type="float">
            <text:p>31.625</text:p>
          </table:table-cell>
          <table:table-cell table:style-name="ce5" table:formula="of:=[.$B259]/[.G$5]" office:value-type="float" office:value="15.8125" calcext:value-type="float">
            <text:p>15.8125</text:p>
          </table:table-cell>
          <table:table-cell table:style-name="ce5" table:formula="of:=[.$B259]/[.H$5]" office:value-type="float" office:value="7.90625" calcext:value-type="float">
            <text:p>7.90625</text:p>
          </table:table-cell>
          <table:table-cell table:style-name="ce5" table:formula="of:=[.$B259]/[.I$5]" office:value-type="float" office:value="3.953125" calcext:value-type="float">
            <text:p>3.953125</text:p>
          </table:table-cell>
          <table:table-cell table:style-name="ce5" table:formula="of:=[.$B259]/[.J$5]" office:value-type="float" office:value="1.9765625" calcext:value-type="float">
            <text:p>1.9765625</text:p>
          </table:table-cell>
          <table:table-cell/>
          <table:table-cell table:style-name="ce5" office:value-type="float" office:value="1.9765625" calcext:value-type="float">
            <text:p>1.9765625</text:p>
          </table:table-cell>
          <table:table-cell table:style-name="ce17" office:value-type="string" calcext:value-type="string">
            <text:p>253 ÷ 128</text:p>
          </table:table-cell>
          <table:table-cell table:style-name="ce17" table:formula="of:=253/128" office:value-type="float" office:value="1.9765625" calcext:value-type="float">
            <text:p>1.9765625</text:p>
          </table:table-cell>
          <table:table-cell table:style-name="ce15" table:formula="of:=ABS([.L259]-[.N259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59]+1" office:value-type="float" office:value="254" calcext:value-type="float">
            <text:p>254</text:p>
          </table:table-cell>
          <table:table-cell table:style-name="ce5" table:formula="of:=[.$B260]/[.C$5]" office:value-type="float" office:value="254" calcext:value-type="float">
            <text:p>254</text:p>
          </table:table-cell>
          <table:table-cell table:style-name="ce6" table:formula="of:=[.$B260]/[.D$5]" office:value-type="float" office:value="127" calcext:value-type="float">
            <text:p>127</text:p>
          </table:table-cell>
          <table:table-cell table:style-name="ce6" table:formula="of:=[.$B260]/[.E$5]" office:value-type="float" office:value="63.5" calcext:value-type="float">
            <text:p>63.5</text:p>
          </table:table-cell>
          <table:table-cell table:style-name="ce6" table:formula="of:=[.$B260]/[.F$5]" office:value-type="float" office:value="31.75" calcext:value-type="float">
            <text:p>31.75</text:p>
          </table:table-cell>
          <table:table-cell table:style-name="ce6" table:formula="of:=[.$B260]/[.G$5]" office:value-type="float" office:value="15.875" calcext:value-type="float">
            <text:p>15.875</text:p>
          </table:table-cell>
          <table:table-cell table:style-name="ce6" table:formula="of:=[.$B260]/[.H$5]" office:value-type="float" office:value="7.9375" calcext:value-type="float">
            <text:p>7.9375</text:p>
          </table:table-cell>
          <table:table-cell table:style-name="ce6" table:formula="of:=[.$B260]/[.I$5]" office:value-type="float" office:value="3.96875" calcext:value-type="float">
            <text:p>3.96875</text:p>
          </table:table-cell>
          <table:table-cell table:style-name="ce6" table:formula="of:=[.$B260]/[.J$5]" office:value-type="float" office:value="1.984375" calcext:value-type="float">
            <text:p>1.984375</text:p>
          </table:table-cell>
          <table:table-cell/>
          <table:table-cell table:style-name="ce5" office:value-type="float" office:value="1.984375" calcext:value-type="float">
            <text:p>1.984375</text:p>
          </table:table-cell>
          <table:table-cell table:style-name="ce17" office:value-type="string" calcext:value-type="string">
            <text:p>127 ÷ 64</text:p>
          </table:table-cell>
          <table:table-cell table:style-name="ce17" table:formula="of:=127/64" office:value-type="float" office:value="1.984375" calcext:value-type="float">
            <text:p>1.984375</text:p>
          </table:table-cell>
          <table:table-cell table:style-name="ce15" table:formula="of:=ABS([.L260]-[.N260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/>
          <table:table-cell table:style-name="ce2" table:formula="of:=[.B260]+1" office:value-type="float" office:value="255" calcext:value-type="float">
            <text:p>255</text:p>
          </table:table-cell>
          <table:table-cell table:style-name="ce5" table:formula="of:=[.$B261]/[.C$5]" office:value-type="float" office:value="255" calcext:value-type="float">
            <text:p>255</text:p>
          </table:table-cell>
          <table:table-cell table:style-name="ce5" table:formula="of:=[.$B261]/[.D$5]" office:value-type="float" office:value="127.5" calcext:value-type="float">
            <text:p>127.5</text:p>
          </table:table-cell>
          <table:table-cell table:style-name="ce5" table:formula="of:=[.$B261]/[.E$5]" office:value-type="float" office:value="63.75" calcext:value-type="float">
            <text:p>63.75</text:p>
          </table:table-cell>
          <table:table-cell table:style-name="ce5" table:formula="of:=[.$B261]/[.F$5]" office:value-type="float" office:value="31.875" calcext:value-type="float">
            <text:p>31.875</text:p>
          </table:table-cell>
          <table:table-cell table:style-name="ce5" table:formula="of:=[.$B261]/[.G$5]" office:value-type="float" office:value="15.9375" calcext:value-type="float">
            <text:p>15.9375</text:p>
          </table:table-cell>
          <table:table-cell table:style-name="ce5" table:formula="of:=[.$B261]/[.H$5]" office:value-type="float" office:value="7.96875" calcext:value-type="float">
            <text:p>7.96875</text:p>
          </table:table-cell>
          <table:table-cell table:style-name="ce5" table:formula="of:=[.$B261]/[.I$5]" office:value-type="float" office:value="3.984375" calcext:value-type="float">
            <text:p>3.984375</text:p>
          </table:table-cell>
          <table:table-cell table:style-name="ce5" table:formula="of:=[.$B261]/[.J$5]" office:value-type="float" office:value="1.9921875" calcext:value-type="float">
            <text:p>1.9921875</text:p>
          </table:table-cell>
          <table:table-cell/>
          <table:table-cell table:style-name="ce5" office:value-type="float" office:value="1.9921875" calcext:value-type="float">
            <text:p>1.9921875</text:p>
          </table:table-cell>
          <table:table-cell table:style-name="ce17" office:value-type="string" calcext:value-type="string">
            <text:p>255 ÷ 128</text:p>
          </table:table-cell>
          <table:table-cell table:style-name="ce17" table:formula="of:=255/128" office:value-type="float" office:value="1.9921875" calcext:value-type="float">
            <text:p>1.9921875</text:p>
          </table:table-cell>
          <table:table-cell table:style-name="ce15" table:formula="of:=ABS([.L261]-[.N261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" calcext:value-type="float">
            <text:p>2</text:p>
          </table:table-cell>
          <table:table-cell table:style-name="ce17" office:value-type="string" calcext:value-type="string">
            <text:p>2 ÷ 1</text:p>
          </table:table-cell>
          <table:table-cell table:style-name="ce17" table:formula="of:=2/1" office:value-type="float" office:value="2" calcext:value-type="float">
            <text:p>2</text:p>
          </table:table-cell>
          <table:table-cell table:style-name="ce15" table:formula="of:=ABS([.L262]-[.N262])" office:value-type="float" office:value="0" calcext:value-type="float">
            <text:p>0</text:p>
          </table:table-cell>
          <table:table-cell table:style-name="ce18" office:value-type="string" calcext:value-type="string">
            <text:p>1 ÷ 128</text:p>
          </table:table-cell>
          <table:table-cell table:style-name="ce24"/>
          <table:table-cell table:style-name="ce38"/>
          <table:table-cell table:style-name="ce48"/>
          <table:table-cell table:style-name="ce56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015625" calcext:value-type="float">
            <text:p>2.015625</text:p>
          </table:table-cell>
          <table:table-cell table:style-name="ce17" office:value-type="string" calcext:value-type="string">
            <text:p>129 ÷ 64</text:p>
          </table:table-cell>
          <table:table-cell table:style-name="ce17" table:formula="of:=129/64" office:value-type="float" office:value="2.015625" calcext:value-type="float">
            <text:p>2.015625</text:p>
          </table:table-cell>
          <table:table-cell table:style-name="ce15" table:formula="of:=ABS([.L263]-[.N263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table-cell table:style-name="ce25" office:value-type="string" calcext:value-type="string" table:number-columns-spanned="4" table:number-rows-spanned="127">
            <text:p>129 values 1 ÷ 64 apart from 256 ÷ 128 (2) through 256 ÷ 64 (4)</text:p>
          </table:table-cell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03125" calcext:value-type="float">
            <text:p>2.03125</text:p>
          </table:table-cell>
          <table:table-cell table:style-name="ce17" office:value-type="string" calcext:value-type="string">
            <text:p>65 ÷ 32</text:p>
          </table:table-cell>
          <table:table-cell table:style-name="ce17" table:formula="of:=65/32" office:value-type="float" office:value="2.03125" calcext:value-type="float">
            <text:p>2.03125</text:p>
          </table:table-cell>
          <table:table-cell table:style-name="ce15" table:formula="of:=ABS([.L264]-[.N264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046875" calcext:value-type="float">
            <text:p>2.046875</text:p>
          </table:table-cell>
          <table:table-cell table:style-name="ce17" office:value-type="string" calcext:value-type="string">
            <text:p>131 ÷ 64</text:p>
          </table:table-cell>
          <table:table-cell table:style-name="ce17" table:formula="of:=131/64" office:value-type="float" office:value="2.046875" calcext:value-type="float">
            <text:p>2.046875</text:p>
          </table:table-cell>
          <table:table-cell table:style-name="ce15" table:formula="of:=ABS([.L265]-[.N265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0625" calcext:value-type="float">
            <text:p>2.0625</text:p>
          </table:table-cell>
          <table:table-cell table:style-name="ce17" office:value-type="string" calcext:value-type="string">
            <text:p>33 ÷ 16</text:p>
          </table:table-cell>
          <table:table-cell table:style-name="ce17" table:formula="of:=33/16" office:value-type="float" office:value="2.0625" calcext:value-type="float">
            <text:p>2.0625</text:p>
          </table:table-cell>
          <table:table-cell table:style-name="ce15" table:formula="of:=ABS([.L266]-[.N266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078125" calcext:value-type="float">
            <text:p>2.078125</text:p>
          </table:table-cell>
          <table:table-cell table:style-name="ce17" office:value-type="string" calcext:value-type="string">
            <text:p>133 ÷ 64</text:p>
          </table:table-cell>
          <table:table-cell table:style-name="ce17" table:formula="of:=133/64" office:value-type="float" office:value="2.078125" calcext:value-type="float">
            <text:p>2.078125</text:p>
          </table:table-cell>
          <table:table-cell table:style-name="ce15" table:formula="of:=ABS([.L267]-[.N267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09375" calcext:value-type="float">
            <text:p>2.09375</text:p>
          </table:table-cell>
          <table:table-cell table:style-name="ce17" office:value-type="string" calcext:value-type="string">
            <text:p>67 ÷ 32</text:p>
          </table:table-cell>
          <table:table-cell table:style-name="ce17" table:formula="of:=67/32" office:value-type="float" office:value="2.09375" calcext:value-type="float">
            <text:p>2.09375</text:p>
          </table:table-cell>
          <table:table-cell table:style-name="ce15" table:formula="of:=ABS([.L268]-[.N268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109375" calcext:value-type="float">
            <text:p>2.109375</text:p>
          </table:table-cell>
          <table:table-cell table:style-name="ce17" office:value-type="string" calcext:value-type="string">
            <text:p>135 ÷ 64</text:p>
          </table:table-cell>
          <table:table-cell table:style-name="ce17" table:formula="of:=135/64" office:value-type="float" office:value="2.109375" calcext:value-type="float">
            <text:p>2.109375</text:p>
          </table:table-cell>
          <table:table-cell table:style-name="ce15" table:formula="of:=ABS([.L269]-[.N269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125" calcext:value-type="float">
            <text:p>2.125</text:p>
          </table:table-cell>
          <table:table-cell table:style-name="ce17" office:value-type="string" calcext:value-type="string">
            <text:p>17 ÷ 8</text:p>
          </table:table-cell>
          <table:table-cell table:style-name="ce17" table:formula="of:=17/8" office:value-type="float" office:value="2.125" calcext:value-type="float">
            <text:p>2.125</text:p>
          </table:table-cell>
          <table:table-cell table:style-name="ce15" table:formula="of:=ABS([.L270]-[.N270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140625" calcext:value-type="float">
            <text:p>2.140625</text:p>
          </table:table-cell>
          <table:table-cell table:style-name="ce17" office:value-type="string" calcext:value-type="string">
            <text:p>137 ÷ 64</text:p>
          </table:table-cell>
          <table:table-cell table:style-name="ce17" table:formula="of:=137/64" office:value-type="float" office:value="2.140625" calcext:value-type="float">
            <text:p>2.140625</text:p>
          </table:table-cell>
          <table:table-cell table:style-name="ce15" table:formula="of:=ABS([.L271]-[.N271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15625" calcext:value-type="float">
            <text:p>2.15625</text:p>
          </table:table-cell>
          <table:table-cell table:style-name="ce17" office:value-type="string" calcext:value-type="string">
            <text:p>69 ÷ 32</text:p>
          </table:table-cell>
          <table:table-cell table:style-name="ce17" table:formula="of:=69/32" office:value-type="float" office:value="2.15625" calcext:value-type="float">
            <text:p>2.15625</text:p>
          </table:table-cell>
          <table:table-cell table:style-name="ce15" table:formula="of:=ABS([.L272]-[.N272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171875" calcext:value-type="float">
            <text:p>2.171875</text:p>
          </table:table-cell>
          <table:table-cell table:style-name="ce17" office:value-type="string" calcext:value-type="string">
            <text:p>139 ÷ 64</text:p>
          </table:table-cell>
          <table:table-cell table:style-name="ce17" table:formula="of:=139/64" office:value-type="float" office:value="2.171875" calcext:value-type="float">
            <text:p>2.171875</text:p>
          </table:table-cell>
          <table:table-cell table:style-name="ce15" table:formula="of:=ABS([.L273]-[.N273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1875" calcext:value-type="float">
            <text:p>2.1875</text:p>
          </table:table-cell>
          <table:table-cell table:style-name="ce17" office:value-type="string" calcext:value-type="string">
            <text:p>35 ÷ 16</text:p>
          </table:table-cell>
          <table:table-cell table:style-name="ce17" table:formula="of:=35/16" office:value-type="float" office:value="2.1875" calcext:value-type="float">
            <text:p>2.1875</text:p>
          </table:table-cell>
          <table:table-cell table:style-name="ce15" table:formula="of:=ABS([.L274]-[.N274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203125" calcext:value-type="float">
            <text:p>2.203125</text:p>
          </table:table-cell>
          <table:table-cell table:style-name="ce17" office:value-type="string" calcext:value-type="string">
            <text:p>141 ÷ 64</text:p>
          </table:table-cell>
          <table:table-cell table:style-name="ce17" table:formula="of:=141/64" office:value-type="float" office:value="2.203125" calcext:value-type="float">
            <text:p>2.203125</text:p>
          </table:table-cell>
          <table:table-cell table:style-name="ce15" table:formula="of:=ABS([.L275]-[.N275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21875" calcext:value-type="float">
            <text:p>2.21875</text:p>
          </table:table-cell>
          <table:table-cell table:style-name="ce17" office:value-type="string" calcext:value-type="string">
            <text:p>71 ÷ 32</text:p>
          </table:table-cell>
          <table:table-cell table:style-name="ce17" table:formula="of:=71/32" office:value-type="float" office:value="2.21875" calcext:value-type="float">
            <text:p>2.21875</text:p>
          </table:table-cell>
          <table:table-cell table:style-name="ce15" table:formula="of:=ABS([.L276]-[.N276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234375" calcext:value-type="float">
            <text:p>2.234375</text:p>
          </table:table-cell>
          <table:table-cell table:style-name="ce17" office:value-type="string" calcext:value-type="string">
            <text:p>143 ÷ 64</text:p>
          </table:table-cell>
          <table:table-cell table:style-name="ce17" table:formula="of:=143/64" office:value-type="float" office:value="2.234375" calcext:value-type="float">
            <text:p>2.234375</text:p>
          </table:table-cell>
          <table:table-cell table:style-name="ce15" table:formula="of:=ABS([.L277]-[.N277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25" calcext:value-type="float">
            <text:p>2.25</text:p>
          </table:table-cell>
          <table:table-cell table:style-name="ce17" office:value-type="string" calcext:value-type="string">
            <text:p>9 ÷ 4</text:p>
          </table:table-cell>
          <table:table-cell table:style-name="ce17" table:formula="of:=9/4" office:value-type="float" office:value="2.25" calcext:value-type="float">
            <text:p>2.25</text:p>
          </table:table-cell>
          <table:table-cell table:style-name="ce15" table:formula="of:=ABS([.L278]-[.N278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265625" calcext:value-type="float">
            <text:p>2.265625</text:p>
          </table:table-cell>
          <table:table-cell table:style-name="ce17" office:value-type="string" calcext:value-type="string">
            <text:p>145 ÷ 64</text:p>
          </table:table-cell>
          <table:table-cell table:style-name="ce17" table:formula="of:=145/64" office:value-type="float" office:value="2.265625" calcext:value-type="float">
            <text:p>2.265625</text:p>
          </table:table-cell>
          <table:table-cell table:style-name="ce15" table:formula="of:=ABS([.L279]-[.N279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28125" calcext:value-type="float">
            <text:p>2.28125</text:p>
          </table:table-cell>
          <table:table-cell table:style-name="ce17" office:value-type="string" calcext:value-type="string">
            <text:p>73 ÷ 32</text:p>
          </table:table-cell>
          <table:table-cell table:style-name="ce17" table:formula="of:=73/32" office:value-type="float" office:value="2.28125" calcext:value-type="float">
            <text:p>2.28125</text:p>
          </table:table-cell>
          <table:table-cell table:style-name="ce15" table:formula="of:=ABS([.L280]-[.N280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296875" calcext:value-type="float">
            <text:p>2.296875</text:p>
          </table:table-cell>
          <table:table-cell table:style-name="ce17" office:value-type="string" calcext:value-type="string">
            <text:p>147 ÷ 64</text:p>
          </table:table-cell>
          <table:table-cell table:style-name="ce17" table:formula="of:=147/64" office:value-type="float" office:value="2.296875" calcext:value-type="float">
            <text:p>2.296875</text:p>
          </table:table-cell>
          <table:table-cell table:style-name="ce15" table:formula="of:=ABS([.L281]-[.N281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3125" calcext:value-type="float">
            <text:p>2.3125</text:p>
          </table:table-cell>
          <table:table-cell table:style-name="ce17" office:value-type="string" calcext:value-type="string">
            <text:p>37 ÷ 16</text:p>
          </table:table-cell>
          <table:table-cell table:style-name="ce17" table:formula="of:=37/16" office:value-type="float" office:value="2.3125" calcext:value-type="float">
            <text:p>2.3125</text:p>
          </table:table-cell>
          <table:table-cell table:style-name="ce15" table:formula="of:=ABS([.L282]-[.N282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328125" calcext:value-type="float">
            <text:p>2.328125</text:p>
          </table:table-cell>
          <table:table-cell table:style-name="ce17" office:value-type="string" calcext:value-type="string">
            <text:p>149 ÷ 64</text:p>
          </table:table-cell>
          <table:table-cell table:style-name="ce17" table:formula="of:=149/64" office:value-type="float" office:value="2.328125" calcext:value-type="float">
            <text:p>2.328125</text:p>
          </table:table-cell>
          <table:table-cell table:style-name="ce15" table:formula="of:=ABS([.L283]-[.N283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34375" calcext:value-type="float">
            <text:p>2.34375</text:p>
          </table:table-cell>
          <table:table-cell table:style-name="ce17" office:value-type="string" calcext:value-type="string">
            <text:p>75 ÷ 32</text:p>
          </table:table-cell>
          <table:table-cell table:style-name="ce17" table:formula="of:=75/32" office:value-type="float" office:value="2.34375" calcext:value-type="float">
            <text:p>2.34375</text:p>
          </table:table-cell>
          <table:table-cell table:style-name="ce15" table:formula="of:=ABS([.L284]-[.N284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359375" calcext:value-type="float">
            <text:p>2.359375</text:p>
          </table:table-cell>
          <table:table-cell table:style-name="ce17" office:value-type="string" calcext:value-type="string">
            <text:p>151 ÷ 64</text:p>
          </table:table-cell>
          <table:table-cell table:style-name="ce17" table:formula="of:=151/64" office:value-type="float" office:value="2.359375" calcext:value-type="float">
            <text:p>2.359375</text:p>
          </table:table-cell>
          <table:table-cell table:style-name="ce15" table:formula="of:=ABS([.L285]-[.N285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375" calcext:value-type="float">
            <text:p>2.375</text:p>
          </table:table-cell>
          <table:table-cell table:style-name="ce17" office:value-type="string" calcext:value-type="string">
            <text:p>19 ÷ 8</text:p>
          </table:table-cell>
          <table:table-cell table:style-name="ce17" table:formula="of:=19/8" office:value-type="float" office:value="2.375" calcext:value-type="float">
            <text:p>2.375</text:p>
          </table:table-cell>
          <table:table-cell table:style-name="ce15" table:formula="of:=ABS([.L286]-[.N286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390625" calcext:value-type="float">
            <text:p>2.390625</text:p>
          </table:table-cell>
          <table:table-cell table:style-name="ce17" office:value-type="string" calcext:value-type="string">
            <text:p>153 ÷ 64</text:p>
          </table:table-cell>
          <table:table-cell table:style-name="ce17" table:formula="of:=153/64" office:value-type="float" office:value="2.390625" calcext:value-type="float">
            <text:p>2.390625</text:p>
          </table:table-cell>
          <table:table-cell table:style-name="ce15" table:formula="of:=ABS([.L287]-[.N287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40625" calcext:value-type="float">
            <text:p>2.40625</text:p>
          </table:table-cell>
          <table:table-cell table:style-name="ce17" office:value-type="string" calcext:value-type="string">
            <text:p>77 ÷ 32</text:p>
          </table:table-cell>
          <table:table-cell table:style-name="ce17" table:formula="of:=77/32" office:value-type="float" office:value="2.40625" calcext:value-type="float">
            <text:p>2.40625</text:p>
          </table:table-cell>
          <table:table-cell table:style-name="ce15" table:formula="of:=ABS([.L288]-[.N288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421875" calcext:value-type="float">
            <text:p>2.421875</text:p>
          </table:table-cell>
          <table:table-cell table:style-name="ce17" office:value-type="string" calcext:value-type="string">
            <text:p>155 ÷ 64</text:p>
          </table:table-cell>
          <table:table-cell table:style-name="ce17" table:formula="of:=155/64" office:value-type="float" office:value="2.421875" calcext:value-type="float">
            <text:p>2.421875</text:p>
          </table:table-cell>
          <table:table-cell table:style-name="ce15" table:formula="of:=ABS([.L289]-[.N289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4375" calcext:value-type="float">
            <text:p>2.4375</text:p>
          </table:table-cell>
          <table:table-cell table:style-name="ce17" office:value-type="string" calcext:value-type="string">
            <text:p>39 ÷ 16</text:p>
          </table:table-cell>
          <table:table-cell table:style-name="ce17" table:formula="of:=39/16" office:value-type="float" office:value="2.4375" calcext:value-type="float">
            <text:p>2.4375</text:p>
          </table:table-cell>
          <table:table-cell table:style-name="ce15" table:formula="of:=ABS([.L290]-[.N290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453125" calcext:value-type="float">
            <text:p>2.453125</text:p>
          </table:table-cell>
          <table:table-cell table:style-name="ce17" office:value-type="string" calcext:value-type="string">
            <text:p>157 ÷ 64</text:p>
          </table:table-cell>
          <table:table-cell table:style-name="ce17" table:formula="of:=157/64" office:value-type="float" office:value="2.453125" calcext:value-type="float">
            <text:p>2.453125</text:p>
          </table:table-cell>
          <table:table-cell table:style-name="ce15" table:formula="of:=ABS([.L291]-[.N291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46875" calcext:value-type="float">
            <text:p>2.46875</text:p>
          </table:table-cell>
          <table:table-cell table:style-name="ce17" office:value-type="string" calcext:value-type="string">
            <text:p>79 ÷ 32</text:p>
          </table:table-cell>
          <table:table-cell table:style-name="ce17" table:formula="of:=79/32" office:value-type="float" office:value="2.46875" calcext:value-type="float">
            <text:p>2.46875</text:p>
          </table:table-cell>
          <table:table-cell table:style-name="ce15" table:formula="of:=ABS([.L292]-[.N292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484375" calcext:value-type="float">
            <text:p>2.484375</text:p>
          </table:table-cell>
          <table:table-cell table:style-name="ce17" office:value-type="string" calcext:value-type="string">
            <text:p>159 ÷ 64</text:p>
          </table:table-cell>
          <table:table-cell table:style-name="ce17" table:formula="of:=159/64" office:value-type="float" office:value="2.484375" calcext:value-type="float">
            <text:p>2.484375</text:p>
          </table:table-cell>
          <table:table-cell table:style-name="ce15" table:formula="of:=ABS([.L293]-[.N293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5" calcext:value-type="float">
            <text:p>2.5</text:p>
          </table:table-cell>
          <table:table-cell table:style-name="ce17" office:value-type="string" calcext:value-type="string">
            <text:p>5 ÷ 2</text:p>
          </table:table-cell>
          <table:table-cell table:style-name="ce17" table:formula="of:=5/2" office:value-type="float" office:value="2.5" calcext:value-type="float">
            <text:p>2.5</text:p>
          </table:table-cell>
          <table:table-cell table:style-name="ce15" table:formula="of:=ABS([.L294]-[.N294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515625" calcext:value-type="float">
            <text:p>2.515625</text:p>
          </table:table-cell>
          <table:table-cell table:style-name="ce17" office:value-type="string" calcext:value-type="string">
            <text:p>161 ÷ 64</text:p>
          </table:table-cell>
          <table:table-cell table:style-name="ce17" table:formula="of:=161/64" office:value-type="float" office:value="2.515625" calcext:value-type="float">
            <text:p>2.515625</text:p>
          </table:table-cell>
          <table:table-cell table:style-name="ce15" table:formula="of:=ABS([.L295]-[.N295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53125" calcext:value-type="float">
            <text:p>2.53125</text:p>
          </table:table-cell>
          <table:table-cell table:style-name="ce17" office:value-type="string" calcext:value-type="string">
            <text:p>81 ÷ 32</text:p>
          </table:table-cell>
          <table:table-cell table:style-name="ce17" table:formula="of:=81/32" office:value-type="float" office:value="2.53125" calcext:value-type="float">
            <text:p>2.53125</text:p>
          </table:table-cell>
          <table:table-cell table:style-name="ce15" table:formula="of:=ABS([.L296]-[.N296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546875" calcext:value-type="float">
            <text:p>2.546875</text:p>
          </table:table-cell>
          <table:table-cell table:style-name="ce17" office:value-type="string" calcext:value-type="string">
            <text:p>163 ÷ 64</text:p>
          </table:table-cell>
          <table:table-cell table:style-name="ce17" table:formula="of:=163/64" office:value-type="float" office:value="2.546875" calcext:value-type="float">
            <text:p>2.546875</text:p>
          </table:table-cell>
          <table:table-cell table:style-name="ce15" table:formula="of:=ABS([.L297]-[.N297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5625" calcext:value-type="float">
            <text:p>2.5625</text:p>
          </table:table-cell>
          <table:table-cell table:style-name="ce17" office:value-type="string" calcext:value-type="string">
            <text:p>41 ÷ 16</text:p>
          </table:table-cell>
          <table:table-cell table:style-name="ce17" table:formula="of:=41/16" office:value-type="float" office:value="2.5625" calcext:value-type="float">
            <text:p>2.5625</text:p>
          </table:table-cell>
          <table:table-cell table:style-name="ce15" table:formula="of:=ABS([.L298]-[.N298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578125" calcext:value-type="float">
            <text:p>2.578125</text:p>
          </table:table-cell>
          <table:table-cell table:style-name="ce17" office:value-type="string" calcext:value-type="string">
            <text:p>165 ÷ 64</text:p>
          </table:table-cell>
          <table:table-cell table:style-name="ce17" table:formula="of:=165/64" office:value-type="float" office:value="2.578125" calcext:value-type="float">
            <text:p>2.578125</text:p>
          </table:table-cell>
          <table:table-cell table:style-name="ce15" table:formula="of:=ABS([.L299]-[.N299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59375" calcext:value-type="float">
            <text:p>2.59375</text:p>
          </table:table-cell>
          <table:table-cell table:style-name="ce17" office:value-type="string" calcext:value-type="string">
            <text:p>83 ÷ 32</text:p>
          </table:table-cell>
          <table:table-cell table:style-name="ce17" table:formula="of:=83/32" office:value-type="float" office:value="2.59375" calcext:value-type="float">
            <text:p>2.59375</text:p>
          </table:table-cell>
          <table:table-cell table:style-name="ce15" table:formula="of:=ABS([.L300]-[.N300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609375" calcext:value-type="float">
            <text:p>2.609375</text:p>
          </table:table-cell>
          <table:table-cell table:style-name="ce17" office:value-type="string" calcext:value-type="string">
            <text:p>167 ÷ 64</text:p>
          </table:table-cell>
          <table:table-cell table:style-name="ce17" table:formula="of:=167/64" office:value-type="float" office:value="2.609375" calcext:value-type="float">
            <text:p>2.609375</text:p>
          </table:table-cell>
          <table:table-cell table:style-name="ce15" table:formula="of:=ABS([.L301]-[.N301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625" calcext:value-type="float">
            <text:p>2.625</text:p>
          </table:table-cell>
          <table:table-cell table:style-name="ce17" office:value-type="string" calcext:value-type="string">
            <text:p>21 ÷ 8</text:p>
          </table:table-cell>
          <table:table-cell table:style-name="ce17" table:formula="of:=21/8" office:value-type="float" office:value="2.625" calcext:value-type="float">
            <text:p>2.625</text:p>
          </table:table-cell>
          <table:table-cell table:style-name="ce15" table:formula="of:=ABS([.L302]-[.N302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640625" calcext:value-type="float">
            <text:p>2.640625</text:p>
          </table:table-cell>
          <table:table-cell table:style-name="ce17" office:value-type="string" calcext:value-type="string">
            <text:p>169 ÷ 64</text:p>
          </table:table-cell>
          <table:table-cell table:style-name="ce17" table:formula="of:=169/64" office:value-type="float" office:value="2.640625" calcext:value-type="float">
            <text:p>2.640625</text:p>
          </table:table-cell>
          <table:table-cell table:style-name="ce15" table:formula="of:=ABS([.L303]-[.N303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65625" calcext:value-type="float">
            <text:p>2.65625</text:p>
          </table:table-cell>
          <table:table-cell table:style-name="ce17" office:value-type="string" calcext:value-type="string">
            <text:p>85 ÷ 32</text:p>
          </table:table-cell>
          <table:table-cell table:style-name="ce17" table:formula="of:=85/32" office:value-type="float" office:value="2.65625" calcext:value-type="float">
            <text:p>2.65625</text:p>
          </table:table-cell>
          <table:table-cell table:style-name="ce15" table:formula="of:=ABS([.L304]-[.N304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671875" calcext:value-type="float">
            <text:p>2.671875</text:p>
          </table:table-cell>
          <table:table-cell table:style-name="ce17" office:value-type="string" calcext:value-type="string">
            <text:p>171 ÷ 64</text:p>
          </table:table-cell>
          <table:table-cell table:style-name="ce17" table:formula="of:=171/64" office:value-type="float" office:value="2.671875" calcext:value-type="float">
            <text:p>2.671875</text:p>
          </table:table-cell>
          <table:table-cell table:style-name="ce15" table:formula="of:=ABS([.L305]-[.N305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6875" calcext:value-type="float">
            <text:p>2.6875</text:p>
          </table:table-cell>
          <table:table-cell table:style-name="ce17" office:value-type="string" calcext:value-type="string">
            <text:p>43 ÷ 16</text:p>
          </table:table-cell>
          <table:table-cell table:style-name="ce17" table:formula="of:=43/16" office:value-type="float" office:value="2.6875" calcext:value-type="float">
            <text:p>2.6875</text:p>
          </table:table-cell>
          <table:table-cell table:style-name="ce15" table:formula="of:=ABS([.L306]-[.N306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703125" calcext:value-type="float">
            <text:p>2.703125</text:p>
          </table:table-cell>
          <table:table-cell table:style-name="ce17" office:value-type="string" calcext:value-type="string">
            <text:p>173 ÷ 64</text:p>
          </table:table-cell>
          <table:table-cell table:style-name="ce17" table:formula="of:=173/64" office:value-type="float" office:value="2.703125" calcext:value-type="float">
            <text:p>2.703125</text:p>
          </table:table-cell>
          <table:table-cell table:style-name="ce15" table:formula="of:=ABS([.L307]-[.N307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71875" calcext:value-type="float">
            <text:p>2.71875</text:p>
          </table:table-cell>
          <table:table-cell table:style-name="ce17" office:value-type="string" calcext:value-type="string">
            <text:p>87 ÷ 32</text:p>
          </table:table-cell>
          <table:table-cell table:style-name="ce17" table:formula="of:=87/32" office:value-type="float" office:value="2.71875" calcext:value-type="float">
            <text:p>2.71875</text:p>
          </table:table-cell>
          <table:table-cell table:style-name="ce15" table:formula="of:=ABS([.L308]-[.N308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734375" calcext:value-type="float">
            <text:p>2.734375</text:p>
          </table:table-cell>
          <table:table-cell table:style-name="ce17" office:value-type="string" calcext:value-type="string">
            <text:p>175 ÷ 64</text:p>
          </table:table-cell>
          <table:table-cell table:style-name="ce17" table:formula="of:=175/64" office:value-type="float" office:value="2.734375" calcext:value-type="float">
            <text:p>2.734375</text:p>
          </table:table-cell>
          <table:table-cell table:style-name="ce15" table:formula="of:=ABS([.L309]-[.N309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75" calcext:value-type="float">
            <text:p>2.75</text:p>
          </table:table-cell>
          <table:table-cell table:style-name="ce17" office:value-type="string" calcext:value-type="string">
            <text:p>11 ÷ 4</text:p>
          </table:table-cell>
          <table:table-cell table:style-name="ce17" table:formula="of:=11/4" office:value-type="float" office:value="2.75" calcext:value-type="float">
            <text:p>2.75</text:p>
          </table:table-cell>
          <table:table-cell table:style-name="ce15" table:formula="of:=ABS([.L310]-[.N310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765625" calcext:value-type="float">
            <text:p>2.765625</text:p>
          </table:table-cell>
          <table:table-cell table:style-name="ce17" office:value-type="string" calcext:value-type="string">
            <text:p>177 ÷ 64</text:p>
          </table:table-cell>
          <table:table-cell table:style-name="ce17" table:formula="of:=177/64" office:value-type="float" office:value="2.765625" calcext:value-type="float">
            <text:p>2.765625</text:p>
          </table:table-cell>
          <table:table-cell table:style-name="ce15" table:formula="of:=ABS([.L311]-[.N311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78125" calcext:value-type="float">
            <text:p>2.78125</text:p>
          </table:table-cell>
          <table:table-cell table:style-name="ce17" office:value-type="string" calcext:value-type="string">
            <text:p>89 ÷ 32</text:p>
          </table:table-cell>
          <table:table-cell table:style-name="ce17" table:formula="of:=89/32" office:value-type="float" office:value="2.78125" calcext:value-type="float">
            <text:p>2.78125</text:p>
          </table:table-cell>
          <table:table-cell table:style-name="ce15" table:formula="of:=ABS([.L312]-[.N312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796875" calcext:value-type="float">
            <text:p>2.796875</text:p>
          </table:table-cell>
          <table:table-cell table:style-name="ce17" office:value-type="string" calcext:value-type="string">
            <text:p>179 ÷ 64</text:p>
          </table:table-cell>
          <table:table-cell table:style-name="ce17" table:formula="of:=179/64" office:value-type="float" office:value="2.796875" calcext:value-type="float">
            <text:p>2.796875</text:p>
          </table:table-cell>
          <table:table-cell table:style-name="ce15" table:formula="of:=ABS([.L313]-[.N313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8125" calcext:value-type="float">
            <text:p>2.8125</text:p>
          </table:table-cell>
          <table:table-cell table:style-name="ce17" office:value-type="string" calcext:value-type="string">
            <text:p>45 ÷ 16</text:p>
          </table:table-cell>
          <table:table-cell table:style-name="ce17" table:formula="of:=45/16" office:value-type="float" office:value="2.8125" calcext:value-type="float">
            <text:p>2.8125</text:p>
          </table:table-cell>
          <table:table-cell table:style-name="ce15" table:formula="of:=ABS([.L314]-[.N314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828125" calcext:value-type="float">
            <text:p>2.828125</text:p>
          </table:table-cell>
          <table:table-cell table:style-name="ce17" office:value-type="string" calcext:value-type="string">
            <text:p>181 ÷ 64</text:p>
          </table:table-cell>
          <table:table-cell table:style-name="ce17" table:formula="of:=181/64" office:value-type="float" office:value="2.828125" calcext:value-type="float">
            <text:p>2.828125</text:p>
          </table:table-cell>
          <table:table-cell table:style-name="ce15" table:formula="of:=ABS([.L315]-[.N315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84375" calcext:value-type="float">
            <text:p>2.84375</text:p>
          </table:table-cell>
          <table:table-cell table:style-name="ce17" office:value-type="string" calcext:value-type="string">
            <text:p>91 ÷ 32</text:p>
          </table:table-cell>
          <table:table-cell table:style-name="ce17" table:formula="of:=91/32" office:value-type="float" office:value="2.84375" calcext:value-type="float">
            <text:p>2.84375</text:p>
          </table:table-cell>
          <table:table-cell table:style-name="ce15" table:formula="of:=ABS([.L316]-[.N316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859375" calcext:value-type="float">
            <text:p>2.859375</text:p>
          </table:table-cell>
          <table:table-cell table:style-name="ce17" office:value-type="string" calcext:value-type="string">
            <text:p>183 ÷ 64</text:p>
          </table:table-cell>
          <table:table-cell table:style-name="ce17" table:formula="of:=183/64" office:value-type="float" office:value="2.859375" calcext:value-type="float">
            <text:p>2.859375</text:p>
          </table:table-cell>
          <table:table-cell table:style-name="ce15" table:formula="of:=ABS([.L317]-[.N317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875" calcext:value-type="float">
            <text:p>2.875</text:p>
          </table:table-cell>
          <table:table-cell table:style-name="ce17" office:value-type="string" calcext:value-type="string">
            <text:p>23 ÷ 8</text:p>
          </table:table-cell>
          <table:table-cell table:style-name="ce17" table:formula="of:=23/8" office:value-type="float" office:value="2.875" calcext:value-type="float">
            <text:p>2.875</text:p>
          </table:table-cell>
          <table:table-cell table:style-name="ce15" table:formula="of:=ABS([.L318]-[.N318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890625" calcext:value-type="float">
            <text:p>2.890625</text:p>
          </table:table-cell>
          <table:table-cell table:style-name="ce17" office:value-type="string" calcext:value-type="string">
            <text:p>185 ÷ 64</text:p>
          </table:table-cell>
          <table:table-cell table:style-name="ce17" table:formula="of:=185/64" office:value-type="float" office:value="2.890625" calcext:value-type="float">
            <text:p>2.890625</text:p>
          </table:table-cell>
          <table:table-cell table:style-name="ce15" table:formula="of:=ABS([.L319]-[.N319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90625" calcext:value-type="float">
            <text:p>2.90625</text:p>
          </table:table-cell>
          <table:table-cell table:style-name="ce17" office:value-type="string" calcext:value-type="string">
            <text:p>93 ÷ 32</text:p>
          </table:table-cell>
          <table:table-cell table:style-name="ce17" table:formula="of:=93/32" office:value-type="float" office:value="2.90625" calcext:value-type="float">
            <text:p>2.90625</text:p>
          </table:table-cell>
          <table:table-cell table:style-name="ce15" table:formula="of:=ABS([.L320]-[.N320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921875" calcext:value-type="float">
            <text:p>2.921875</text:p>
          </table:table-cell>
          <table:table-cell table:style-name="ce17" office:value-type="string" calcext:value-type="string">
            <text:p>187 ÷ 64</text:p>
          </table:table-cell>
          <table:table-cell table:style-name="ce17" table:formula="of:=187/64" office:value-type="float" office:value="2.921875" calcext:value-type="float">
            <text:p>2.921875</text:p>
          </table:table-cell>
          <table:table-cell table:style-name="ce15" table:formula="of:=ABS([.L321]-[.N321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9375" calcext:value-type="float">
            <text:p>2.9375</text:p>
          </table:table-cell>
          <table:table-cell table:style-name="ce17" office:value-type="string" calcext:value-type="string">
            <text:p>47 ÷ 16</text:p>
          </table:table-cell>
          <table:table-cell table:style-name="ce17" table:formula="of:=47/16" office:value-type="float" office:value="2.9375" calcext:value-type="float">
            <text:p>2.9375</text:p>
          </table:table-cell>
          <table:table-cell table:style-name="ce15" table:formula="of:=ABS([.L322]-[.N322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953125" calcext:value-type="float">
            <text:p>2.953125</text:p>
          </table:table-cell>
          <table:table-cell table:style-name="ce17" office:value-type="string" calcext:value-type="string">
            <text:p>189 ÷ 64</text:p>
          </table:table-cell>
          <table:table-cell table:style-name="ce17" table:formula="of:=189/64" office:value-type="float" office:value="2.953125" calcext:value-type="float">
            <text:p>2.953125</text:p>
          </table:table-cell>
          <table:table-cell table:style-name="ce15" table:formula="of:=ABS([.L323]-[.N323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96875" calcext:value-type="float">
            <text:p>2.96875</text:p>
          </table:table-cell>
          <table:table-cell table:style-name="ce17" office:value-type="string" calcext:value-type="string">
            <text:p>95 ÷ 32</text:p>
          </table:table-cell>
          <table:table-cell table:style-name="ce17" table:formula="of:=95/32" office:value-type="float" office:value="2.96875" calcext:value-type="float">
            <text:p>2.96875</text:p>
          </table:table-cell>
          <table:table-cell table:style-name="ce15" table:formula="of:=ABS([.L324]-[.N324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.984375" calcext:value-type="float">
            <text:p>2.984375</text:p>
          </table:table-cell>
          <table:table-cell table:style-name="ce17" office:value-type="string" calcext:value-type="string">
            <text:p>191 ÷ 64</text:p>
          </table:table-cell>
          <table:table-cell table:style-name="ce17" table:formula="of:=191/64" office:value-type="float" office:value="2.984375" calcext:value-type="float">
            <text:p>2.984375</text:p>
          </table:table-cell>
          <table:table-cell table:style-name="ce15" table:formula="of:=ABS([.L325]-[.N325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" calcext:value-type="float">
            <text:p>3</text:p>
          </table:table-cell>
          <table:table-cell table:style-name="ce17" office:value-type="string" calcext:value-type="string">
            <text:p>3 ÷ 1</text:p>
          </table:table-cell>
          <table:table-cell table:style-name="ce17" table:formula="of:=3/1" office:value-type="float" office:value="3" calcext:value-type="float">
            <text:p>3</text:p>
          </table:table-cell>
          <table:table-cell table:style-name="ce15" table:formula="of:=ABS([.L326]-[.N326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015625" calcext:value-type="float">
            <text:p>3.015625</text:p>
          </table:table-cell>
          <table:table-cell table:style-name="ce17" office:value-type="string" calcext:value-type="string">
            <text:p>193 ÷ 64</text:p>
          </table:table-cell>
          <table:table-cell table:style-name="ce17" table:formula="of:=193/64" office:value-type="float" office:value="3.015625" calcext:value-type="float">
            <text:p>3.015625</text:p>
          </table:table-cell>
          <table:table-cell table:style-name="ce15" table:formula="of:=ABS([.L327]-[.N327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03125" calcext:value-type="float">
            <text:p>3.03125</text:p>
          </table:table-cell>
          <table:table-cell table:style-name="ce17" office:value-type="string" calcext:value-type="string">
            <text:p>97 ÷ 32</text:p>
          </table:table-cell>
          <table:table-cell table:style-name="ce17" table:formula="of:=97/32" office:value-type="float" office:value="3.03125" calcext:value-type="float">
            <text:p>3.03125</text:p>
          </table:table-cell>
          <table:table-cell table:style-name="ce15" table:formula="of:=ABS([.L328]-[.N328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046875" calcext:value-type="float">
            <text:p>3.046875</text:p>
          </table:table-cell>
          <table:table-cell table:style-name="ce17" office:value-type="string" calcext:value-type="string">
            <text:p>195 ÷ 64</text:p>
          </table:table-cell>
          <table:table-cell table:style-name="ce17" table:formula="of:=195/64" office:value-type="float" office:value="3.046875" calcext:value-type="float">
            <text:p>3.046875</text:p>
          </table:table-cell>
          <table:table-cell table:style-name="ce15" table:formula="of:=ABS([.L329]-[.N329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0625" calcext:value-type="float">
            <text:p>3.0625</text:p>
          </table:table-cell>
          <table:table-cell table:style-name="ce17" office:value-type="string" calcext:value-type="string">
            <text:p>49 ÷ 16</text:p>
          </table:table-cell>
          <table:table-cell table:style-name="ce17" table:formula="of:=49/16" office:value-type="float" office:value="3.0625" calcext:value-type="float">
            <text:p>3.0625</text:p>
          </table:table-cell>
          <table:table-cell table:style-name="ce15" table:formula="of:=ABS([.L330]-[.N330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078125" calcext:value-type="float">
            <text:p>3.078125</text:p>
          </table:table-cell>
          <table:table-cell table:style-name="ce17" office:value-type="string" calcext:value-type="string">
            <text:p>197 ÷ 64</text:p>
          </table:table-cell>
          <table:table-cell table:style-name="ce17" table:formula="of:=197/64" office:value-type="float" office:value="3.078125" calcext:value-type="float">
            <text:p>3.078125</text:p>
          </table:table-cell>
          <table:table-cell table:style-name="ce15" table:formula="of:=ABS([.L331]-[.N331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09375" calcext:value-type="float">
            <text:p>3.09375</text:p>
          </table:table-cell>
          <table:table-cell table:style-name="ce17" office:value-type="string" calcext:value-type="string">
            <text:p>99 ÷ 32</text:p>
          </table:table-cell>
          <table:table-cell table:style-name="ce17" table:formula="of:=99/32" office:value-type="float" office:value="3.09375" calcext:value-type="float">
            <text:p>3.09375</text:p>
          </table:table-cell>
          <table:table-cell table:style-name="ce15" table:formula="of:=ABS([.L332]-[.N332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109375" calcext:value-type="float">
            <text:p>3.109375</text:p>
          </table:table-cell>
          <table:table-cell table:style-name="ce17" office:value-type="string" calcext:value-type="string">
            <text:p>199 ÷ 64</text:p>
          </table:table-cell>
          <table:table-cell table:style-name="ce17" table:formula="of:=199/64" office:value-type="float" office:value="3.109375" calcext:value-type="float">
            <text:p>3.109375</text:p>
          </table:table-cell>
          <table:table-cell table:style-name="ce15" table:formula="of:=ABS([.L333]-[.N333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125" calcext:value-type="float">
            <text:p>3.125</text:p>
          </table:table-cell>
          <table:table-cell table:style-name="ce17" office:value-type="string" calcext:value-type="string">
            <text:p>25 ÷ 8</text:p>
          </table:table-cell>
          <table:table-cell table:style-name="ce17" table:formula="of:=25/8" office:value-type="float" office:value="3.125" calcext:value-type="float">
            <text:p>3.125</text:p>
          </table:table-cell>
          <table:table-cell table:style-name="ce15" table:formula="of:=ABS([.L334]-[.N334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140625" calcext:value-type="float">
            <text:p>3.140625</text:p>
          </table:table-cell>
          <table:table-cell table:style-name="ce17" office:value-type="string" calcext:value-type="string">
            <text:p>201 ÷ 64</text:p>
          </table:table-cell>
          <table:table-cell table:style-name="ce17" table:formula="of:=201/64" office:value-type="float" office:value="3.140625" calcext:value-type="float">
            <text:p>3.140625</text:p>
          </table:table-cell>
          <table:table-cell table:style-name="ce15" table:formula="of:=ABS([.L335]-[.N335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15625" calcext:value-type="float">
            <text:p>3.15625</text:p>
          </table:table-cell>
          <table:table-cell table:style-name="ce17" office:value-type="string" calcext:value-type="string">
            <text:p>101 ÷ 32</text:p>
          </table:table-cell>
          <table:table-cell table:style-name="ce17" table:formula="of:=101/32" office:value-type="float" office:value="3.15625" calcext:value-type="float">
            <text:p>3.15625</text:p>
          </table:table-cell>
          <table:table-cell table:style-name="ce15" table:formula="of:=ABS([.L336]-[.N336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171875" calcext:value-type="float">
            <text:p>3.171875</text:p>
          </table:table-cell>
          <table:table-cell table:style-name="ce17" office:value-type="string" calcext:value-type="string">
            <text:p>203 ÷ 64</text:p>
          </table:table-cell>
          <table:table-cell table:style-name="ce17" table:formula="of:=203/64" office:value-type="float" office:value="3.171875" calcext:value-type="float">
            <text:p>3.171875</text:p>
          </table:table-cell>
          <table:table-cell table:style-name="ce15" table:formula="of:=ABS([.L337]-[.N337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1875" calcext:value-type="float">
            <text:p>3.1875</text:p>
          </table:table-cell>
          <table:table-cell table:style-name="ce17" office:value-type="string" calcext:value-type="string">
            <text:p>51 ÷ 16</text:p>
          </table:table-cell>
          <table:table-cell table:style-name="ce17" table:formula="of:=51/16" office:value-type="float" office:value="3.1875" calcext:value-type="float">
            <text:p>3.1875</text:p>
          </table:table-cell>
          <table:table-cell table:style-name="ce15" table:formula="of:=ABS([.L338]-[.N338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203125" calcext:value-type="float">
            <text:p>3.203125</text:p>
          </table:table-cell>
          <table:table-cell table:style-name="ce17" office:value-type="string" calcext:value-type="string">
            <text:p>205 ÷ 64</text:p>
          </table:table-cell>
          <table:table-cell table:style-name="ce17" table:formula="of:=205/64" office:value-type="float" office:value="3.203125" calcext:value-type="float">
            <text:p>3.203125</text:p>
          </table:table-cell>
          <table:table-cell table:style-name="ce15" table:formula="of:=ABS([.L339]-[.N339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21875" calcext:value-type="float">
            <text:p>3.21875</text:p>
          </table:table-cell>
          <table:table-cell table:style-name="ce17" office:value-type="string" calcext:value-type="string">
            <text:p>103 ÷ 32</text:p>
          </table:table-cell>
          <table:table-cell table:style-name="ce17" table:formula="of:=103/32" office:value-type="float" office:value="3.21875" calcext:value-type="float">
            <text:p>3.21875</text:p>
          </table:table-cell>
          <table:table-cell table:style-name="ce15" table:formula="of:=ABS([.L340]-[.N340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234375" calcext:value-type="float">
            <text:p>3.234375</text:p>
          </table:table-cell>
          <table:table-cell table:style-name="ce17" office:value-type="string" calcext:value-type="string">
            <text:p>207 ÷ 64</text:p>
          </table:table-cell>
          <table:table-cell table:style-name="ce17" table:formula="of:=207/64" office:value-type="float" office:value="3.234375" calcext:value-type="float">
            <text:p>3.234375</text:p>
          </table:table-cell>
          <table:table-cell table:style-name="ce15" table:formula="of:=ABS([.L341]-[.N341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25" calcext:value-type="float">
            <text:p>3.25</text:p>
          </table:table-cell>
          <table:table-cell table:style-name="ce17" office:value-type="string" calcext:value-type="string">
            <text:p>13 ÷ 4</text:p>
          </table:table-cell>
          <table:table-cell table:style-name="ce17" table:formula="of:=13/4" office:value-type="float" office:value="3.25" calcext:value-type="float">
            <text:p>3.25</text:p>
          </table:table-cell>
          <table:table-cell table:style-name="ce15" table:formula="of:=ABS([.L342]-[.N342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265625" calcext:value-type="float">
            <text:p>3.265625</text:p>
          </table:table-cell>
          <table:table-cell table:style-name="ce17" office:value-type="string" calcext:value-type="string">
            <text:p>209 ÷ 64</text:p>
          </table:table-cell>
          <table:table-cell table:style-name="ce17" table:formula="of:=209/64" office:value-type="float" office:value="3.265625" calcext:value-type="float">
            <text:p>3.265625</text:p>
          </table:table-cell>
          <table:table-cell table:style-name="ce15" table:formula="of:=ABS([.L343]-[.N343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28125" calcext:value-type="float">
            <text:p>3.28125</text:p>
          </table:table-cell>
          <table:table-cell table:style-name="ce17" office:value-type="string" calcext:value-type="string">
            <text:p>105 ÷ 32</text:p>
          </table:table-cell>
          <table:table-cell table:style-name="ce17" table:formula="of:=105/32" office:value-type="float" office:value="3.28125" calcext:value-type="float">
            <text:p>3.28125</text:p>
          </table:table-cell>
          <table:table-cell table:style-name="ce15" table:formula="of:=ABS([.L344]-[.N344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296875" calcext:value-type="float">
            <text:p>3.296875</text:p>
          </table:table-cell>
          <table:table-cell table:style-name="ce17" office:value-type="string" calcext:value-type="string">
            <text:p>211 ÷ 64</text:p>
          </table:table-cell>
          <table:table-cell table:style-name="ce17" table:formula="of:=211/64" office:value-type="float" office:value="3.296875" calcext:value-type="float">
            <text:p>3.296875</text:p>
          </table:table-cell>
          <table:table-cell table:style-name="ce15" table:formula="of:=ABS([.L345]-[.N345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3125" calcext:value-type="float">
            <text:p>3.3125</text:p>
          </table:table-cell>
          <table:table-cell table:style-name="ce17" office:value-type="string" calcext:value-type="string">
            <text:p>53 ÷ 16</text:p>
          </table:table-cell>
          <table:table-cell table:style-name="ce17" table:formula="of:=53/16" office:value-type="float" office:value="3.3125" calcext:value-type="float">
            <text:p>3.3125</text:p>
          </table:table-cell>
          <table:table-cell table:style-name="ce15" table:formula="of:=ABS([.L346]-[.N346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328125" calcext:value-type="float">
            <text:p>3.328125</text:p>
          </table:table-cell>
          <table:table-cell table:style-name="ce17" office:value-type="string" calcext:value-type="string">
            <text:p>213 ÷ 64</text:p>
          </table:table-cell>
          <table:table-cell table:style-name="ce17" table:formula="of:=213/64" office:value-type="float" office:value="3.328125" calcext:value-type="float">
            <text:p>3.328125</text:p>
          </table:table-cell>
          <table:table-cell table:style-name="ce15" table:formula="of:=ABS([.L347]-[.N347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34375" calcext:value-type="float">
            <text:p>3.34375</text:p>
          </table:table-cell>
          <table:table-cell table:style-name="ce17" office:value-type="string" calcext:value-type="string">
            <text:p>107 ÷ 32</text:p>
          </table:table-cell>
          <table:table-cell table:style-name="ce17" table:formula="of:=107/32" office:value-type="float" office:value="3.34375" calcext:value-type="float">
            <text:p>3.34375</text:p>
          </table:table-cell>
          <table:table-cell table:style-name="ce15" table:formula="of:=ABS([.L348]-[.N348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359375" calcext:value-type="float">
            <text:p>3.359375</text:p>
          </table:table-cell>
          <table:table-cell table:style-name="ce17" office:value-type="string" calcext:value-type="string">
            <text:p>215 ÷ 64</text:p>
          </table:table-cell>
          <table:table-cell table:style-name="ce17" table:formula="of:=215/64" office:value-type="float" office:value="3.359375" calcext:value-type="float">
            <text:p>3.359375</text:p>
          </table:table-cell>
          <table:table-cell table:style-name="ce15" table:formula="of:=ABS([.L349]-[.N349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375" calcext:value-type="float">
            <text:p>3.375</text:p>
          </table:table-cell>
          <table:table-cell table:style-name="ce17" office:value-type="string" calcext:value-type="string">
            <text:p>27 ÷ 8</text:p>
          </table:table-cell>
          <table:table-cell table:style-name="ce17" table:formula="of:=27/8" office:value-type="float" office:value="3.375" calcext:value-type="float">
            <text:p>3.375</text:p>
          </table:table-cell>
          <table:table-cell table:style-name="ce15" table:formula="of:=ABS([.L350]-[.N350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390625" calcext:value-type="float">
            <text:p>3.390625</text:p>
          </table:table-cell>
          <table:table-cell table:style-name="ce17" office:value-type="string" calcext:value-type="string">
            <text:p>217 ÷ 64</text:p>
          </table:table-cell>
          <table:table-cell table:style-name="ce17" table:formula="of:=217/64" office:value-type="float" office:value="3.390625" calcext:value-type="float">
            <text:p>3.390625</text:p>
          </table:table-cell>
          <table:table-cell table:style-name="ce15" table:formula="of:=ABS([.L351]-[.N351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40625" calcext:value-type="float">
            <text:p>3.40625</text:p>
          </table:table-cell>
          <table:table-cell table:style-name="ce17" office:value-type="string" calcext:value-type="string">
            <text:p>109 ÷ 32</text:p>
          </table:table-cell>
          <table:table-cell table:style-name="ce17" table:formula="of:=109/32" office:value-type="float" office:value="3.40625" calcext:value-type="float">
            <text:p>3.40625</text:p>
          </table:table-cell>
          <table:table-cell table:style-name="ce15" table:formula="of:=ABS([.L352]-[.N352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421875" calcext:value-type="float">
            <text:p>3.421875</text:p>
          </table:table-cell>
          <table:table-cell table:style-name="ce17" office:value-type="string" calcext:value-type="string">
            <text:p>219 ÷ 64</text:p>
          </table:table-cell>
          <table:table-cell table:style-name="ce17" table:formula="of:=219/64" office:value-type="float" office:value="3.421875" calcext:value-type="float">
            <text:p>3.421875</text:p>
          </table:table-cell>
          <table:table-cell table:style-name="ce15" table:formula="of:=ABS([.L353]-[.N353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4375" calcext:value-type="float">
            <text:p>3.4375</text:p>
          </table:table-cell>
          <table:table-cell table:style-name="ce17" office:value-type="string" calcext:value-type="string">
            <text:p>55 ÷ 16</text:p>
          </table:table-cell>
          <table:table-cell table:style-name="ce17" table:formula="of:=55/16" office:value-type="float" office:value="3.4375" calcext:value-type="float">
            <text:p>3.4375</text:p>
          </table:table-cell>
          <table:table-cell table:style-name="ce15" table:formula="of:=ABS([.L354]-[.N354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453125" calcext:value-type="float">
            <text:p>3.453125</text:p>
          </table:table-cell>
          <table:table-cell table:style-name="ce17" office:value-type="string" calcext:value-type="string">
            <text:p>221 ÷ 64</text:p>
          </table:table-cell>
          <table:table-cell table:style-name="ce17" table:formula="of:=221/64" office:value-type="float" office:value="3.453125" calcext:value-type="float">
            <text:p>3.453125</text:p>
          </table:table-cell>
          <table:table-cell table:style-name="ce15" table:formula="of:=ABS([.L355]-[.N355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46875" calcext:value-type="float">
            <text:p>3.46875</text:p>
          </table:table-cell>
          <table:table-cell table:style-name="ce17" office:value-type="string" calcext:value-type="string">
            <text:p>111 ÷ 32</text:p>
          </table:table-cell>
          <table:table-cell table:style-name="ce17" table:formula="of:=111/32" office:value-type="float" office:value="3.46875" calcext:value-type="float">
            <text:p>3.46875</text:p>
          </table:table-cell>
          <table:table-cell table:style-name="ce15" table:formula="of:=ABS([.L356]-[.N356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484375" calcext:value-type="float">
            <text:p>3.484375</text:p>
          </table:table-cell>
          <table:table-cell table:style-name="ce17" office:value-type="string" calcext:value-type="string">
            <text:p>223 ÷ 64</text:p>
          </table:table-cell>
          <table:table-cell table:style-name="ce17" table:formula="of:=223/64" office:value-type="float" office:value="3.484375" calcext:value-type="float">
            <text:p>3.484375</text:p>
          </table:table-cell>
          <table:table-cell table:style-name="ce15" table:formula="of:=ABS([.L357]-[.N357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5" calcext:value-type="float">
            <text:p>3.5</text:p>
          </table:table-cell>
          <table:table-cell table:style-name="ce17" office:value-type="string" calcext:value-type="string">
            <text:p>7 ÷ 2</text:p>
          </table:table-cell>
          <table:table-cell table:style-name="ce17" table:formula="of:=7/2" office:value-type="float" office:value="3.5" calcext:value-type="float">
            <text:p>3.5</text:p>
          </table:table-cell>
          <table:table-cell table:style-name="ce15" table:formula="of:=ABS([.L358]-[.N358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515625" calcext:value-type="float">
            <text:p>3.515625</text:p>
          </table:table-cell>
          <table:table-cell table:style-name="ce17" office:value-type="string" calcext:value-type="string">
            <text:p>225 ÷ 64</text:p>
          </table:table-cell>
          <table:table-cell table:style-name="ce17" table:formula="of:=225/64" office:value-type="float" office:value="3.515625" calcext:value-type="float">
            <text:p>3.515625</text:p>
          </table:table-cell>
          <table:table-cell table:style-name="ce15" table:formula="of:=ABS([.L359]-[.N359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53125" calcext:value-type="float">
            <text:p>3.53125</text:p>
          </table:table-cell>
          <table:table-cell table:style-name="ce17" office:value-type="string" calcext:value-type="string">
            <text:p>113 ÷ 32</text:p>
          </table:table-cell>
          <table:table-cell table:style-name="ce17" table:formula="of:=113/32" office:value-type="float" office:value="3.53125" calcext:value-type="float">
            <text:p>3.53125</text:p>
          </table:table-cell>
          <table:table-cell table:style-name="ce15" table:formula="of:=ABS([.L360]-[.N360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546875" calcext:value-type="float">
            <text:p>3.546875</text:p>
          </table:table-cell>
          <table:table-cell table:style-name="ce17" office:value-type="string" calcext:value-type="string">
            <text:p>227 ÷ 64</text:p>
          </table:table-cell>
          <table:table-cell table:style-name="ce17" table:formula="of:=227/64" office:value-type="float" office:value="3.546875" calcext:value-type="float">
            <text:p>3.546875</text:p>
          </table:table-cell>
          <table:table-cell table:style-name="ce15" table:formula="of:=ABS([.L361]-[.N361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5625" calcext:value-type="float">
            <text:p>3.5625</text:p>
          </table:table-cell>
          <table:table-cell table:style-name="ce17" office:value-type="string" calcext:value-type="string">
            <text:p>57 ÷ 16</text:p>
          </table:table-cell>
          <table:table-cell table:style-name="ce17" table:formula="of:=57/16" office:value-type="float" office:value="3.5625" calcext:value-type="float">
            <text:p>3.5625</text:p>
          </table:table-cell>
          <table:table-cell table:style-name="ce15" table:formula="of:=ABS([.L362]-[.N362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578125" calcext:value-type="float">
            <text:p>3.578125</text:p>
          </table:table-cell>
          <table:table-cell table:style-name="ce17" office:value-type="string" calcext:value-type="string">
            <text:p>229 ÷ 64</text:p>
          </table:table-cell>
          <table:table-cell table:style-name="ce17" table:formula="of:=229/64" office:value-type="float" office:value="3.578125" calcext:value-type="float">
            <text:p>3.578125</text:p>
          </table:table-cell>
          <table:table-cell table:style-name="ce15" table:formula="of:=ABS([.L363]-[.N363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59375" calcext:value-type="float">
            <text:p>3.59375</text:p>
          </table:table-cell>
          <table:table-cell table:style-name="ce17" office:value-type="string" calcext:value-type="string">
            <text:p>115 ÷ 32</text:p>
          </table:table-cell>
          <table:table-cell table:style-name="ce17" table:formula="of:=115/32" office:value-type="float" office:value="3.59375" calcext:value-type="float">
            <text:p>3.59375</text:p>
          </table:table-cell>
          <table:table-cell table:style-name="ce15" table:formula="of:=ABS([.L364]-[.N364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609375" calcext:value-type="float">
            <text:p>3.609375</text:p>
          </table:table-cell>
          <table:table-cell table:style-name="ce17" office:value-type="string" calcext:value-type="string">
            <text:p>231 ÷ 64</text:p>
          </table:table-cell>
          <table:table-cell table:style-name="ce17" table:formula="of:=231/64" office:value-type="float" office:value="3.609375" calcext:value-type="float">
            <text:p>3.609375</text:p>
          </table:table-cell>
          <table:table-cell table:style-name="ce15" table:formula="of:=ABS([.L365]-[.N365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625" calcext:value-type="float">
            <text:p>3.625</text:p>
          </table:table-cell>
          <table:table-cell table:style-name="ce17" office:value-type="string" calcext:value-type="string">
            <text:p>29 ÷ 8</text:p>
          </table:table-cell>
          <table:table-cell table:style-name="ce17" table:formula="of:=29/8" office:value-type="float" office:value="3.625" calcext:value-type="float">
            <text:p>3.625</text:p>
          </table:table-cell>
          <table:table-cell table:style-name="ce15" table:formula="of:=ABS([.L366]-[.N366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640625" calcext:value-type="float">
            <text:p>3.640625</text:p>
          </table:table-cell>
          <table:table-cell table:style-name="ce17" office:value-type="string" calcext:value-type="string">
            <text:p>233 ÷ 64</text:p>
          </table:table-cell>
          <table:table-cell table:style-name="ce17" table:formula="of:=233/64" office:value-type="float" office:value="3.640625" calcext:value-type="float">
            <text:p>3.640625</text:p>
          </table:table-cell>
          <table:table-cell table:style-name="ce15" table:formula="of:=ABS([.L367]-[.N367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65625" calcext:value-type="float">
            <text:p>3.65625</text:p>
          </table:table-cell>
          <table:table-cell table:style-name="ce17" office:value-type="string" calcext:value-type="string">
            <text:p>117 ÷ 32</text:p>
          </table:table-cell>
          <table:table-cell table:style-name="ce17" table:formula="of:=117/32" office:value-type="float" office:value="3.65625" calcext:value-type="float">
            <text:p>3.65625</text:p>
          </table:table-cell>
          <table:table-cell table:style-name="ce15" table:formula="of:=ABS([.L368]-[.N368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671875" calcext:value-type="float">
            <text:p>3.671875</text:p>
          </table:table-cell>
          <table:table-cell table:style-name="ce17" office:value-type="string" calcext:value-type="string">
            <text:p>235 ÷ 64</text:p>
          </table:table-cell>
          <table:table-cell table:style-name="ce17" table:formula="of:=235/64" office:value-type="float" office:value="3.671875" calcext:value-type="float">
            <text:p>3.671875</text:p>
          </table:table-cell>
          <table:table-cell table:style-name="ce15" table:formula="of:=ABS([.L369]-[.N369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6875" calcext:value-type="float">
            <text:p>3.6875</text:p>
          </table:table-cell>
          <table:table-cell table:style-name="ce17" office:value-type="string" calcext:value-type="string">
            <text:p>59 ÷ 16</text:p>
          </table:table-cell>
          <table:table-cell table:style-name="ce17" table:formula="of:=59/16" office:value-type="float" office:value="3.6875" calcext:value-type="float">
            <text:p>3.6875</text:p>
          </table:table-cell>
          <table:table-cell table:style-name="ce15" table:formula="of:=ABS([.L370]-[.N370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703125" calcext:value-type="float">
            <text:p>3.703125</text:p>
          </table:table-cell>
          <table:table-cell table:style-name="ce17" office:value-type="string" calcext:value-type="string">
            <text:p>237 ÷ 64</text:p>
          </table:table-cell>
          <table:table-cell table:style-name="ce17" table:formula="of:=237/64" office:value-type="float" office:value="3.703125" calcext:value-type="float">
            <text:p>3.703125</text:p>
          </table:table-cell>
          <table:table-cell table:style-name="ce15" table:formula="of:=ABS([.L371]-[.N371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71875" calcext:value-type="float">
            <text:p>3.71875</text:p>
          </table:table-cell>
          <table:table-cell table:style-name="ce17" office:value-type="string" calcext:value-type="string">
            <text:p>119 ÷ 32</text:p>
          </table:table-cell>
          <table:table-cell table:style-name="ce17" table:formula="of:=119/32" office:value-type="float" office:value="3.71875" calcext:value-type="float">
            <text:p>3.71875</text:p>
          </table:table-cell>
          <table:table-cell table:style-name="ce15" table:formula="of:=ABS([.L372]-[.N372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734375" calcext:value-type="float">
            <text:p>3.734375</text:p>
          </table:table-cell>
          <table:table-cell table:style-name="ce17" office:value-type="string" calcext:value-type="string">
            <text:p>239 ÷ 64</text:p>
          </table:table-cell>
          <table:table-cell table:style-name="ce17" table:formula="of:=239/64" office:value-type="float" office:value="3.734375" calcext:value-type="float">
            <text:p>3.734375</text:p>
          </table:table-cell>
          <table:table-cell table:style-name="ce15" table:formula="of:=ABS([.L373]-[.N373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75" calcext:value-type="float">
            <text:p>3.75</text:p>
          </table:table-cell>
          <table:table-cell table:style-name="ce17" office:value-type="string" calcext:value-type="string">
            <text:p>15 ÷ 4</text:p>
          </table:table-cell>
          <table:table-cell table:style-name="ce17" table:formula="of:=15/4" office:value-type="float" office:value="3.75" calcext:value-type="float">
            <text:p>3.75</text:p>
          </table:table-cell>
          <table:table-cell table:style-name="ce15" table:formula="of:=ABS([.L374]-[.N374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765625" calcext:value-type="float">
            <text:p>3.765625</text:p>
          </table:table-cell>
          <table:table-cell table:style-name="ce17" office:value-type="string" calcext:value-type="string">
            <text:p>241 ÷ 64</text:p>
          </table:table-cell>
          <table:table-cell table:style-name="ce17" table:formula="of:=241/64" office:value-type="float" office:value="3.765625" calcext:value-type="float">
            <text:p>3.765625</text:p>
          </table:table-cell>
          <table:table-cell table:style-name="ce15" table:formula="of:=ABS([.L375]-[.N375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78125" calcext:value-type="float">
            <text:p>3.78125</text:p>
          </table:table-cell>
          <table:table-cell table:style-name="ce17" office:value-type="string" calcext:value-type="string">
            <text:p>121 ÷ 32</text:p>
          </table:table-cell>
          <table:table-cell table:style-name="ce17" table:formula="of:=121/32" office:value-type="float" office:value="3.78125" calcext:value-type="float">
            <text:p>3.78125</text:p>
          </table:table-cell>
          <table:table-cell table:style-name="ce15" table:formula="of:=ABS([.L376]-[.N376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796875" calcext:value-type="float">
            <text:p>3.796875</text:p>
          </table:table-cell>
          <table:table-cell table:style-name="ce17" office:value-type="string" calcext:value-type="string">
            <text:p>243 ÷ 64</text:p>
          </table:table-cell>
          <table:table-cell table:style-name="ce17" table:formula="of:=243/64" office:value-type="float" office:value="3.796875" calcext:value-type="float">
            <text:p>3.796875</text:p>
          </table:table-cell>
          <table:table-cell table:style-name="ce15" table:formula="of:=ABS([.L377]-[.N377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8125" calcext:value-type="float">
            <text:p>3.8125</text:p>
          </table:table-cell>
          <table:table-cell table:style-name="ce17" office:value-type="string" calcext:value-type="string">
            <text:p>61 ÷ 16</text:p>
          </table:table-cell>
          <table:table-cell table:style-name="ce17" table:formula="of:=61/16" office:value-type="float" office:value="3.8125" calcext:value-type="float">
            <text:p>3.8125</text:p>
          </table:table-cell>
          <table:table-cell table:style-name="ce15" table:formula="of:=ABS([.L378]-[.N378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828125" calcext:value-type="float">
            <text:p>3.828125</text:p>
          </table:table-cell>
          <table:table-cell table:style-name="ce17" office:value-type="string" calcext:value-type="string">
            <text:p>245 ÷ 64</text:p>
          </table:table-cell>
          <table:table-cell table:style-name="ce17" table:formula="of:=245/64" office:value-type="float" office:value="3.828125" calcext:value-type="float">
            <text:p>3.828125</text:p>
          </table:table-cell>
          <table:table-cell table:style-name="ce15" table:formula="of:=ABS([.L379]-[.N379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84375" calcext:value-type="float">
            <text:p>3.84375</text:p>
          </table:table-cell>
          <table:table-cell table:style-name="ce17" office:value-type="string" calcext:value-type="string">
            <text:p>123 ÷ 32</text:p>
          </table:table-cell>
          <table:table-cell table:style-name="ce17" table:formula="of:=123/32" office:value-type="float" office:value="3.84375" calcext:value-type="float">
            <text:p>3.84375</text:p>
          </table:table-cell>
          <table:table-cell table:style-name="ce15" table:formula="of:=ABS([.L380]-[.N380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859375" calcext:value-type="float">
            <text:p>3.859375</text:p>
          </table:table-cell>
          <table:table-cell table:style-name="ce17" office:value-type="string" calcext:value-type="string">
            <text:p>247 ÷ 64</text:p>
          </table:table-cell>
          <table:table-cell table:style-name="ce17" table:formula="of:=247/64" office:value-type="float" office:value="3.859375" calcext:value-type="float">
            <text:p>3.859375</text:p>
          </table:table-cell>
          <table:table-cell table:style-name="ce15" table:formula="of:=ABS([.L381]-[.N381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875" calcext:value-type="float">
            <text:p>3.875</text:p>
          </table:table-cell>
          <table:table-cell table:style-name="ce17" office:value-type="string" calcext:value-type="string">
            <text:p>31 ÷ 8</text:p>
          </table:table-cell>
          <table:table-cell table:style-name="ce17" table:formula="of:=31/8" office:value-type="float" office:value="3.875" calcext:value-type="float">
            <text:p>3.875</text:p>
          </table:table-cell>
          <table:table-cell table:style-name="ce15" table:formula="of:=ABS([.L382]-[.N382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890625" calcext:value-type="float">
            <text:p>3.890625</text:p>
          </table:table-cell>
          <table:table-cell table:style-name="ce17" office:value-type="string" calcext:value-type="string">
            <text:p>249 ÷ 64</text:p>
          </table:table-cell>
          <table:table-cell table:style-name="ce17" table:formula="of:=249/64" office:value-type="float" office:value="3.890625" calcext:value-type="float">
            <text:p>3.890625</text:p>
          </table:table-cell>
          <table:table-cell table:style-name="ce15" table:formula="of:=ABS([.L383]-[.N383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90625" calcext:value-type="float">
            <text:p>3.90625</text:p>
          </table:table-cell>
          <table:table-cell table:style-name="ce17" office:value-type="string" calcext:value-type="string">
            <text:p>125 ÷ 32</text:p>
          </table:table-cell>
          <table:table-cell table:style-name="ce17" table:formula="of:=125/32" office:value-type="float" office:value="3.90625" calcext:value-type="float">
            <text:p>3.90625</text:p>
          </table:table-cell>
          <table:table-cell table:style-name="ce15" table:formula="of:=ABS([.L384]-[.N384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921875" calcext:value-type="float">
            <text:p>3.921875</text:p>
          </table:table-cell>
          <table:table-cell table:style-name="ce17" office:value-type="string" calcext:value-type="string">
            <text:p>251 ÷ 64</text:p>
          </table:table-cell>
          <table:table-cell table:style-name="ce17" table:formula="of:=251/64" office:value-type="float" office:value="3.921875" calcext:value-type="float">
            <text:p>3.921875</text:p>
          </table:table-cell>
          <table:table-cell table:style-name="ce15" table:formula="of:=ABS([.L385]-[.N385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9375" calcext:value-type="float">
            <text:p>3.9375</text:p>
          </table:table-cell>
          <table:table-cell table:style-name="ce17" office:value-type="string" calcext:value-type="string">
            <text:p>63 ÷ 16</text:p>
          </table:table-cell>
          <table:table-cell table:style-name="ce17" table:formula="of:=63/16" office:value-type="float" office:value="3.9375" calcext:value-type="float">
            <text:p>3.9375</text:p>
          </table:table-cell>
          <table:table-cell table:style-name="ce15" table:formula="of:=ABS([.L386]-[.N386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953125" calcext:value-type="float">
            <text:p>3.953125</text:p>
          </table:table-cell>
          <table:table-cell table:style-name="ce17" office:value-type="string" calcext:value-type="string">
            <text:p>253 ÷ 64</text:p>
          </table:table-cell>
          <table:table-cell table:style-name="ce17" table:formula="of:=253/64" office:value-type="float" office:value="3.953125" calcext:value-type="float">
            <text:p>3.953125</text:p>
          </table:table-cell>
          <table:table-cell table:style-name="ce15" table:formula="of:=ABS([.L387]-[.N387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96875" calcext:value-type="float">
            <text:p>3.96875</text:p>
          </table:table-cell>
          <table:table-cell table:style-name="ce17" office:value-type="string" calcext:value-type="string">
            <text:p>127 ÷ 32</text:p>
          </table:table-cell>
          <table:table-cell table:style-name="ce17" table:formula="of:=127/32" office:value-type="float" office:value="3.96875" calcext:value-type="float">
            <text:p>3.96875</text:p>
          </table:table-cell>
          <table:table-cell table:style-name="ce15" table:formula="of:=ABS([.L388]-[.N388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.984375" calcext:value-type="float">
            <text:p>3.984375</text:p>
          </table:table-cell>
          <table:table-cell table:style-name="ce17" office:value-type="string" calcext:value-type="string">
            <text:p>255 ÷ 64</text:p>
          </table:table-cell>
          <table:table-cell table:style-name="ce17" table:formula="of:=255/64" office:value-type="float" office:value="3.984375" calcext:value-type="float">
            <text:p>3.984375</text:p>
          </table:table-cell>
          <table:table-cell table:style-name="ce15" table:formula="of:=ABS([.L389]-[.N389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" calcext:value-type="float">
            <text:p>4</text:p>
          </table:table-cell>
          <table:table-cell table:style-name="ce17" office:value-type="string" calcext:value-type="string">
            <text:p>4 ÷ 1</text:p>
          </table:table-cell>
          <table:table-cell table:style-name="ce17" table:formula="of:=4/1" office:value-type="float" office:value="4" calcext:value-type="float">
            <text:p>4</text:p>
          </table:table-cell>
          <table:table-cell table:style-name="ce15" table:formula="of:=ABS([.L390]-[.N390])" office:value-type="float" office:value="0" calcext:value-type="float">
            <text:p>0</text:p>
          </table:table-cell>
          <table:table-cell table:style-name="ce19" office:value-type="string" calcext:value-type="string">
            <text:p>1 ÷ 64</text:p>
          </table:table-cell>
          <table:table-cell table:style-name="ce27"/>
          <table:table-cell table:style-name="ce40"/>
          <table:table-cell table:style-name="ce49"/>
          <table:table-cell table:style-name="ce58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.03125" calcext:value-type="float">
            <text:p>4.03125</text:p>
          </table:table-cell>
          <table:table-cell table:style-name="ce17" office:value-type="string" calcext:value-type="string">
            <text:p>129 ÷ 32</text:p>
          </table:table-cell>
          <table:table-cell table:style-name="ce17" table:formula="of:=129/32" office:value-type="float" office:value="4.03125" calcext:value-type="float">
            <text:p>4.03125</text:p>
          </table:table-cell>
          <table:table-cell table:style-name="ce15" table:formula="of:=ABS([.L391]-[.N391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table-cell table:style-name="ce23" office:value-type="string" calcext:value-type="string" table:number-columns-spanned="4" table:number-rows-spanned="127">
            <text:p>129 values 1 ÷ 32 apart from 256 ÷ 64 (4) through 256 ÷ 32 (8)</text:p>
          </table:table-cell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.0625" calcext:value-type="float">
            <text:p>4.0625</text:p>
          </table:table-cell>
          <table:table-cell table:style-name="ce17" office:value-type="string" calcext:value-type="string">
            <text:p>65 ÷ 16</text:p>
          </table:table-cell>
          <table:table-cell table:style-name="ce17" table:formula="of:=65/16" office:value-type="float" office:value="4.0625" calcext:value-type="float">
            <text:p>4.0625</text:p>
          </table:table-cell>
          <table:table-cell table:style-name="ce15" table:formula="of:=ABS([.L392]-[.N392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.09375" calcext:value-type="float">
            <text:p>4.09375</text:p>
          </table:table-cell>
          <table:table-cell table:style-name="ce17" office:value-type="string" calcext:value-type="string">
            <text:p>131 ÷ 32</text:p>
          </table:table-cell>
          <table:table-cell table:style-name="ce17" table:formula="of:=131/32" office:value-type="float" office:value="4.09375" calcext:value-type="float">
            <text:p>4.09375</text:p>
          </table:table-cell>
          <table:table-cell table:style-name="ce15" table:formula="of:=ABS([.L393]-[.N393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.125" calcext:value-type="float">
            <text:p>4.125</text:p>
          </table:table-cell>
          <table:table-cell table:style-name="ce17" office:value-type="string" calcext:value-type="string">
            <text:p>33 ÷ 8</text:p>
          </table:table-cell>
          <table:table-cell table:style-name="ce17" table:formula="of:=33/8" office:value-type="float" office:value="4.125" calcext:value-type="float">
            <text:p>4.125</text:p>
          </table:table-cell>
          <table:table-cell table:style-name="ce15" table:formula="of:=ABS([.L394]-[.N394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.15625" calcext:value-type="float">
            <text:p>4.15625</text:p>
          </table:table-cell>
          <table:table-cell table:style-name="ce17" office:value-type="string" calcext:value-type="string">
            <text:p>133 ÷ 32</text:p>
          </table:table-cell>
          <table:table-cell table:style-name="ce17" table:formula="of:=133/32" office:value-type="float" office:value="4.15625" calcext:value-type="float">
            <text:p>4.15625</text:p>
          </table:table-cell>
          <table:table-cell table:style-name="ce15" table:formula="of:=ABS([.L395]-[.N395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.1875" calcext:value-type="float">
            <text:p>4.1875</text:p>
          </table:table-cell>
          <table:table-cell table:style-name="ce17" office:value-type="string" calcext:value-type="string">
            <text:p>67 ÷ 16</text:p>
          </table:table-cell>
          <table:table-cell table:style-name="ce17" table:formula="of:=67/16" office:value-type="float" office:value="4.1875" calcext:value-type="float">
            <text:p>4.1875</text:p>
          </table:table-cell>
          <table:table-cell table:style-name="ce15" table:formula="of:=ABS([.L396]-[.N396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.21875" calcext:value-type="float">
            <text:p>4.21875</text:p>
          </table:table-cell>
          <table:table-cell table:style-name="ce17" office:value-type="string" calcext:value-type="string">
            <text:p>135 ÷ 32</text:p>
          </table:table-cell>
          <table:table-cell table:style-name="ce17" table:formula="of:=135/32" office:value-type="float" office:value="4.21875" calcext:value-type="float">
            <text:p>4.21875</text:p>
          </table:table-cell>
          <table:table-cell table:style-name="ce15" table:formula="of:=ABS([.L397]-[.N397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.25" calcext:value-type="float">
            <text:p>4.25</text:p>
          </table:table-cell>
          <table:table-cell table:style-name="ce17" office:value-type="string" calcext:value-type="string">
            <text:p>17 ÷ 4</text:p>
          </table:table-cell>
          <table:table-cell table:style-name="ce17" table:formula="of:=17/4" office:value-type="float" office:value="4.25" calcext:value-type="float">
            <text:p>4.25</text:p>
          </table:table-cell>
          <table:table-cell table:style-name="ce15" table:formula="of:=ABS([.L398]-[.N398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.28125" calcext:value-type="float">
            <text:p>4.28125</text:p>
          </table:table-cell>
          <table:table-cell table:style-name="ce17" office:value-type="string" calcext:value-type="string">
            <text:p>137 ÷ 32</text:p>
          </table:table-cell>
          <table:table-cell table:style-name="ce17" table:formula="of:=137/32" office:value-type="float" office:value="4.28125" calcext:value-type="float">
            <text:p>4.28125</text:p>
          </table:table-cell>
          <table:table-cell table:style-name="ce15" table:formula="of:=ABS([.L399]-[.N399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.3125" calcext:value-type="float">
            <text:p>4.3125</text:p>
          </table:table-cell>
          <table:table-cell table:style-name="ce17" office:value-type="string" calcext:value-type="string">
            <text:p>69 ÷ 16</text:p>
          </table:table-cell>
          <table:table-cell table:style-name="ce17" table:formula="of:=69/16" office:value-type="float" office:value="4.3125" calcext:value-type="float">
            <text:p>4.3125</text:p>
          </table:table-cell>
          <table:table-cell table:style-name="ce15" table:formula="of:=ABS([.L400]-[.N400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.34375" calcext:value-type="float">
            <text:p>4.34375</text:p>
          </table:table-cell>
          <table:table-cell table:style-name="ce17" office:value-type="string" calcext:value-type="string">
            <text:p>139 ÷ 32</text:p>
          </table:table-cell>
          <table:table-cell table:style-name="ce17" table:formula="of:=139/32" office:value-type="float" office:value="4.34375" calcext:value-type="float">
            <text:p>4.34375</text:p>
          </table:table-cell>
          <table:table-cell table:style-name="ce15" table:formula="of:=ABS([.L401]-[.N401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.375" calcext:value-type="float">
            <text:p>4.375</text:p>
          </table:table-cell>
          <table:table-cell table:style-name="ce17" office:value-type="string" calcext:value-type="string">
            <text:p>35 ÷ 8</text:p>
          </table:table-cell>
          <table:table-cell table:style-name="ce17" table:formula="of:=35/8" office:value-type="float" office:value="4.375" calcext:value-type="float">
            <text:p>4.375</text:p>
          </table:table-cell>
          <table:table-cell table:style-name="ce15" table:formula="of:=ABS([.L402]-[.N402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.40625" calcext:value-type="float">
            <text:p>4.40625</text:p>
          </table:table-cell>
          <table:table-cell table:style-name="ce17" office:value-type="string" calcext:value-type="string">
            <text:p>141 ÷ 32</text:p>
          </table:table-cell>
          <table:table-cell table:style-name="ce17" table:formula="of:=141/32" office:value-type="float" office:value="4.40625" calcext:value-type="float">
            <text:p>4.40625</text:p>
          </table:table-cell>
          <table:table-cell table:style-name="ce15" table:formula="of:=ABS([.L403]-[.N403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.4375" calcext:value-type="float">
            <text:p>4.4375</text:p>
          </table:table-cell>
          <table:table-cell table:style-name="ce17" office:value-type="string" calcext:value-type="string">
            <text:p>71 ÷ 16</text:p>
          </table:table-cell>
          <table:table-cell table:style-name="ce17" table:formula="of:=71/16" office:value-type="float" office:value="4.4375" calcext:value-type="float">
            <text:p>4.4375</text:p>
          </table:table-cell>
          <table:table-cell table:style-name="ce15" table:formula="of:=ABS([.L404]-[.N404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.46875" calcext:value-type="float">
            <text:p>4.46875</text:p>
          </table:table-cell>
          <table:table-cell table:style-name="ce17" office:value-type="string" calcext:value-type="string">
            <text:p>143 ÷ 32</text:p>
          </table:table-cell>
          <table:table-cell table:style-name="ce17" table:formula="of:=143/32" office:value-type="float" office:value="4.46875" calcext:value-type="float">
            <text:p>4.46875</text:p>
          </table:table-cell>
          <table:table-cell table:style-name="ce15" table:formula="of:=ABS([.L405]-[.N405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.5" calcext:value-type="float">
            <text:p>4.5</text:p>
          </table:table-cell>
          <table:table-cell table:style-name="ce17" office:value-type="string" calcext:value-type="string">
            <text:p>9 ÷ 2</text:p>
          </table:table-cell>
          <table:table-cell table:style-name="ce17" table:formula="of:=9/2" office:value-type="float" office:value="4.5" calcext:value-type="float">
            <text:p>4.5</text:p>
          </table:table-cell>
          <table:table-cell table:style-name="ce15" table:formula="of:=ABS([.L406]-[.N406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.53125" calcext:value-type="float">
            <text:p>4.53125</text:p>
          </table:table-cell>
          <table:table-cell table:style-name="ce17" office:value-type="string" calcext:value-type="string">
            <text:p>145 ÷ 32</text:p>
          </table:table-cell>
          <table:table-cell table:style-name="ce17" table:formula="of:=145/32" office:value-type="float" office:value="4.53125" calcext:value-type="float">
            <text:p>4.53125</text:p>
          </table:table-cell>
          <table:table-cell table:style-name="ce15" table:formula="of:=ABS([.L407]-[.N407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.5625" calcext:value-type="float">
            <text:p>4.5625</text:p>
          </table:table-cell>
          <table:table-cell table:style-name="ce17" office:value-type="string" calcext:value-type="string">
            <text:p>73 ÷ 16</text:p>
          </table:table-cell>
          <table:table-cell table:style-name="ce17" table:formula="of:=73/16" office:value-type="float" office:value="4.5625" calcext:value-type="float">
            <text:p>4.5625</text:p>
          </table:table-cell>
          <table:table-cell table:style-name="ce15" table:formula="of:=ABS([.L408]-[.N408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.59375" calcext:value-type="float">
            <text:p>4.59375</text:p>
          </table:table-cell>
          <table:table-cell table:style-name="ce17" office:value-type="string" calcext:value-type="string">
            <text:p>147 ÷ 32</text:p>
          </table:table-cell>
          <table:table-cell table:style-name="ce17" table:formula="of:=147/32" office:value-type="float" office:value="4.59375" calcext:value-type="float">
            <text:p>4.59375</text:p>
          </table:table-cell>
          <table:table-cell table:style-name="ce15" table:formula="of:=ABS([.L409]-[.N409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.625" calcext:value-type="float">
            <text:p>4.625</text:p>
          </table:table-cell>
          <table:table-cell table:style-name="ce17" office:value-type="string" calcext:value-type="string">
            <text:p>37 ÷ 8</text:p>
          </table:table-cell>
          <table:table-cell table:style-name="ce17" table:formula="of:=37/8" office:value-type="float" office:value="4.625" calcext:value-type="float">
            <text:p>4.625</text:p>
          </table:table-cell>
          <table:table-cell table:style-name="ce15" table:formula="of:=ABS([.L410]-[.N410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.65625" calcext:value-type="float">
            <text:p>4.65625</text:p>
          </table:table-cell>
          <table:table-cell table:style-name="ce17" office:value-type="string" calcext:value-type="string">
            <text:p>149 ÷ 32</text:p>
          </table:table-cell>
          <table:table-cell table:style-name="ce17" table:formula="of:=149/32" office:value-type="float" office:value="4.65625" calcext:value-type="float">
            <text:p>4.65625</text:p>
          </table:table-cell>
          <table:table-cell table:style-name="ce15" table:formula="of:=ABS([.L411]-[.N411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.6875" calcext:value-type="float">
            <text:p>4.6875</text:p>
          </table:table-cell>
          <table:table-cell table:style-name="ce17" office:value-type="string" calcext:value-type="string">
            <text:p>75 ÷ 16</text:p>
          </table:table-cell>
          <table:table-cell table:style-name="ce17" table:formula="of:=75/16" office:value-type="float" office:value="4.6875" calcext:value-type="float">
            <text:p>4.6875</text:p>
          </table:table-cell>
          <table:table-cell table:style-name="ce15" table:formula="of:=ABS([.L412]-[.N412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.71875" calcext:value-type="float">
            <text:p>4.71875</text:p>
          </table:table-cell>
          <table:table-cell table:style-name="ce17" office:value-type="string" calcext:value-type="string">
            <text:p>151 ÷ 32</text:p>
          </table:table-cell>
          <table:table-cell table:style-name="ce17" table:formula="of:=151/32" office:value-type="float" office:value="4.71875" calcext:value-type="float">
            <text:p>4.71875</text:p>
          </table:table-cell>
          <table:table-cell table:style-name="ce15" table:formula="of:=ABS([.L413]-[.N413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.75" calcext:value-type="float">
            <text:p>4.75</text:p>
          </table:table-cell>
          <table:table-cell table:style-name="ce17" office:value-type="string" calcext:value-type="string">
            <text:p>19 ÷ 4</text:p>
          </table:table-cell>
          <table:table-cell table:style-name="ce17" table:formula="of:=19/4" office:value-type="float" office:value="4.75" calcext:value-type="float">
            <text:p>4.75</text:p>
          </table:table-cell>
          <table:table-cell table:style-name="ce15" table:formula="of:=ABS([.L414]-[.N414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.78125" calcext:value-type="float">
            <text:p>4.78125</text:p>
          </table:table-cell>
          <table:table-cell table:style-name="ce17" office:value-type="string" calcext:value-type="string">
            <text:p>153 ÷ 32</text:p>
          </table:table-cell>
          <table:table-cell table:style-name="ce17" table:formula="of:=153/32" office:value-type="float" office:value="4.78125" calcext:value-type="float">
            <text:p>4.78125</text:p>
          </table:table-cell>
          <table:table-cell table:style-name="ce15" table:formula="of:=ABS([.L415]-[.N415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.8125" calcext:value-type="float">
            <text:p>4.8125</text:p>
          </table:table-cell>
          <table:table-cell table:style-name="ce17" office:value-type="string" calcext:value-type="string">
            <text:p>77 ÷ 16</text:p>
          </table:table-cell>
          <table:table-cell table:style-name="ce17" table:formula="of:=77/16" office:value-type="float" office:value="4.8125" calcext:value-type="float">
            <text:p>4.8125</text:p>
          </table:table-cell>
          <table:table-cell table:style-name="ce15" table:formula="of:=ABS([.L416]-[.N416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.84375" calcext:value-type="float">
            <text:p>4.84375</text:p>
          </table:table-cell>
          <table:table-cell table:style-name="ce17" office:value-type="string" calcext:value-type="string">
            <text:p>155 ÷ 32</text:p>
          </table:table-cell>
          <table:table-cell table:style-name="ce17" table:formula="of:=155/32" office:value-type="float" office:value="4.84375" calcext:value-type="float">
            <text:p>4.84375</text:p>
          </table:table-cell>
          <table:table-cell table:style-name="ce15" table:formula="of:=ABS([.L417]-[.N417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.875" calcext:value-type="float">
            <text:p>4.875</text:p>
          </table:table-cell>
          <table:table-cell table:style-name="ce17" office:value-type="string" calcext:value-type="string">
            <text:p>39 ÷ 8</text:p>
          </table:table-cell>
          <table:table-cell table:style-name="ce17" table:formula="of:=39/8" office:value-type="float" office:value="4.875" calcext:value-type="float">
            <text:p>4.875</text:p>
          </table:table-cell>
          <table:table-cell table:style-name="ce15" table:formula="of:=ABS([.L418]-[.N418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.90625" calcext:value-type="float">
            <text:p>4.90625</text:p>
          </table:table-cell>
          <table:table-cell table:style-name="ce17" office:value-type="string" calcext:value-type="string">
            <text:p>157 ÷ 32</text:p>
          </table:table-cell>
          <table:table-cell table:style-name="ce17" table:formula="of:=157/32" office:value-type="float" office:value="4.90625" calcext:value-type="float">
            <text:p>4.90625</text:p>
          </table:table-cell>
          <table:table-cell table:style-name="ce15" table:formula="of:=ABS([.L419]-[.N419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.9375" calcext:value-type="float">
            <text:p>4.9375</text:p>
          </table:table-cell>
          <table:table-cell table:style-name="ce17" office:value-type="string" calcext:value-type="string">
            <text:p>79 ÷ 16</text:p>
          </table:table-cell>
          <table:table-cell table:style-name="ce17" table:formula="of:=79/16" office:value-type="float" office:value="4.9375" calcext:value-type="float">
            <text:p>4.9375</text:p>
          </table:table-cell>
          <table:table-cell table:style-name="ce15" table:formula="of:=ABS([.L420]-[.N420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.96875" calcext:value-type="float">
            <text:p>4.96875</text:p>
          </table:table-cell>
          <table:table-cell table:style-name="ce17" office:value-type="string" calcext:value-type="string">
            <text:p>159 ÷ 32</text:p>
          </table:table-cell>
          <table:table-cell table:style-name="ce17" table:formula="of:=159/32" office:value-type="float" office:value="4.96875" calcext:value-type="float">
            <text:p>4.96875</text:p>
          </table:table-cell>
          <table:table-cell table:style-name="ce15" table:formula="of:=ABS([.L421]-[.N421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" calcext:value-type="float">
            <text:p>5</text:p>
          </table:table-cell>
          <table:table-cell table:style-name="ce17" office:value-type="string" calcext:value-type="string">
            <text:p>5 ÷ 1</text:p>
          </table:table-cell>
          <table:table-cell table:style-name="ce17" table:formula="of:=5/1" office:value-type="float" office:value="5" calcext:value-type="float">
            <text:p>5</text:p>
          </table:table-cell>
          <table:table-cell table:style-name="ce15" table:formula="of:=ABS([.L422]-[.N422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.03125" calcext:value-type="float">
            <text:p>5.03125</text:p>
          </table:table-cell>
          <table:table-cell table:style-name="ce17" office:value-type="string" calcext:value-type="string">
            <text:p>161 ÷ 32</text:p>
          </table:table-cell>
          <table:table-cell table:style-name="ce17" table:formula="of:=161/32" office:value-type="float" office:value="5.03125" calcext:value-type="float">
            <text:p>5.03125</text:p>
          </table:table-cell>
          <table:table-cell table:style-name="ce15" table:formula="of:=ABS([.L423]-[.N423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.0625" calcext:value-type="float">
            <text:p>5.0625</text:p>
          </table:table-cell>
          <table:table-cell table:style-name="ce17" office:value-type="string" calcext:value-type="string">
            <text:p>81 ÷ 16</text:p>
          </table:table-cell>
          <table:table-cell table:style-name="ce17" table:formula="of:=81/16" office:value-type="float" office:value="5.0625" calcext:value-type="float">
            <text:p>5.0625</text:p>
          </table:table-cell>
          <table:table-cell table:style-name="ce15" table:formula="of:=ABS([.L424]-[.N424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.09375" calcext:value-type="float">
            <text:p>5.09375</text:p>
          </table:table-cell>
          <table:table-cell table:style-name="ce17" office:value-type="string" calcext:value-type="string">
            <text:p>163 ÷ 32</text:p>
          </table:table-cell>
          <table:table-cell table:style-name="ce17" table:formula="of:=163/32" office:value-type="float" office:value="5.09375" calcext:value-type="float">
            <text:p>5.09375</text:p>
          </table:table-cell>
          <table:table-cell table:style-name="ce15" table:formula="of:=ABS([.L425]-[.N425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.125" calcext:value-type="float">
            <text:p>5.125</text:p>
          </table:table-cell>
          <table:table-cell table:style-name="ce17" office:value-type="string" calcext:value-type="string">
            <text:p>41 ÷ 8</text:p>
          </table:table-cell>
          <table:table-cell table:style-name="ce17" table:formula="of:=41/8" office:value-type="float" office:value="5.125" calcext:value-type="float">
            <text:p>5.125</text:p>
          </table:table-cell>
          <table:table-cell table:style-name="ce15" table:formula="of:=ABS([.L426]-[.N426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.15625" calcext:value-type="float">
            <text:p>5.15625</text:p>
          </table:table-cell>
          <table:table-cell table:style-name="ce17" office:value-type="string" calcext:value-type="string">
            <text:p>165 ÷ 32</text:p>
          </table:table-cell>
          <table:table-cell table:style-name="ce17" table:formula="of:=165/32" office:value-type="float" office:value="5.15625" calcext:value-type="float">
            <text:p>5.15625</text:p>
          </table:table-cell>
          <table:table-cell table:style-name="ce15" table:formula="of:=ABS([.L427]-[.N427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.1875" calcext:value-type="float">
            <text:p>5.1875</text:p>
          </table:table-cell>
          <table:table-cell table:style-name="ce17" office:value-type="string" calcext:value-type="string">
            <text:p>83 ÷ 16</text:p>
          </table:table-cell>
          <table:table-cell table:style-name="ce17" table:formula="of:=83/16" office:value-type="float" office:value="5.1875" calcext:value-type="float">
            <text:p>5.1875</text:p>
          </table:table-cell>
          <table:table-cell table:style-name="ce15" table:formula="of:=ABS([.L428]-[.N428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.21875" calcext:value-type="float">
            <text:p>5.21875</text:p>
          </table:table-cell>
          <table:table-cell table:style-name="ce17" office:value-type="string" calcext:value-type="string">
            <text:p>167 ÷ 32</text:p>
          </table:table-cell>
          <table:table-cell table:style-name="ce17" table:formula="of:=167/32" office:value-type="float" office:value="5.21875" calcext:value-type="float">
            <text:p>5.21875</text:p>
          </table:table-cell>
          <table:table-cell table:style-name="ce15" table:formula="of:=ABS([.L429]-[.N429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.25" calcext:value-type="float">
            <text:p>5.25</text:p>
          </table:table-cell>
          <table:table-cell table:style-name="ce17" office:value-type="string" calcext:value-type="string">
            <text:p>21 ÷ 4</text:p>
          </table:table-cell>
          <table:table-cell table:style-name="ce17" table:formula="of:=21/4" office:value-type="float" office:value="5.25" calcext:value-type="float">
            <text:p>5.25</text:p>
          </table:table-cell>
          <table:table-cell table:style-name="ce15" table:formula="of:=ABS([.L430]-[.N430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.28125" calcext:value-type="float">
            <text:p>5.28125</text:p>
          </table:table-cell>
          <table:table-cell table:style-name="ce17" office:value-type="string" calcext:value-type="string">
            <text:p>169 ÷ 32</text:p>
          </table:table-cell>
          <table:table-cell table:style-name="ce17" table:formula="of:=169/32" office:value-type="float" office:value="5.28125" calcext:value-type="float">
            <text:p>5.28125</text:p>
          </table:table-cell>
          <table:table-cell table:style-name="ce15" table:formula="of:=ABS([.L431]-[.N431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.3125" calcext:value-type="float">
            <text:p>5.3125</text:p>
          </table:table-cell>
          <table:table-cell table:style-name="ce17" office:value-type="string" calcext:value-type="string">
            <text:p>85 ÷ 16</text:p>
          </table:table-cell>
          <table:table-cell table:style-name="ce17" table:formula="of:=85/16" office:value-type="float" office:value="5.3125" calcext:value-type="float">
            <text:p>5.3125</text:p>
          </table:table-cell>
          <table:table-cell table:style-name="ce15" table:formula="of:=ABS([.L432]-[.N432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.34375" calcext:value-type="float">
            <text:p>5.34375</text:p>
          </table:table-cell>
          <table:table-cell table:style-name="ce17" office:value-type="string" calcext:value-type="string">
            <text:p>171 ÷ 32</text:p>
          </table:table-cell>
          <table:table-cell table:style-name="ce17" table:formula="of:=171/32" office:value-type="float" office:value="5.34375" calcext:value-type="float">
            <text:p>5.34375</text:p>
          </table:table-cell>
          <table:table-cell table:style-name="ce15" table:formula="of:=ABS([.L433]-[.N433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.375" calcext:value-type="float">
            <text:p>5.375</text:p>
          </table:table-cell>
          <table:table-cell table:style-name="ce17" office:value-type="string" calcext:value-type="string">
            <text:p>43 ÷ 8</text:p>
          </table:table-cell>
          <table:table-cell table:style-name="ce17" table:formula="of:=43/8" office:value-type="float" office:value="5.375" calcext:value-type="float">
            <text:p>5.375</text:p>
          </table:table-cell>
          <table:table-cell table:style-name="ce15" table:formula="of:=ABS([.L434]-[.N434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.40625" calcext:value-type="float">
            <text:p>5.40625</text:p>
          </table:table-cell>
          <table:table-cell table:style-name="ce17" office:value-type="string" calcext:value-type="string">
            <text:p>173 ÷ 32</text:p>
          </table:table-cell>
          <table:table-cell table:style-name="ce17" table:formula="of:=173/32" office:value-type="float" office:value="5.40625" calcext:value-type="float">
            <text:p>5.40625</text:p>
          </table:table-cell>
          <table:table-cell table:style-name="ce15" table:formula="of:=ABS([.L435]-[.N435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.4375" calcext:value-type="float">
            <text:p>5.4375</text:p>
          </table:table-cell>
          <table:table-cell table:style-name="ce17" office:value-type="string" calcext:value-type="string">
            <text:p>87 ÷ 16</text:p>
          </table:table-cell>
          <table:table-cell table:style-name="ce17" table:formula="of:=87/16" office:value-type="float" office:value="5.4375" calcext:value-type="float">
            <text:p>5.4375</text:p>
          </table:table-cell>
          <table:table-cell table:style-name="ce15" table:formula="of:=ABS([.L436]-[.N436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.46875" calcext:value-type="float">
            <text:p>5.46875</text:p>
          </table:table-cell>
          <table:table-cell table:style-name="ce17" office:value-type="string" calcext:value-type="string">
            <text:p>175 ÷ 32</text:p>
          </table:table-cell>
          <table:table-cell table:style-name="ce17" table:formula="of:=175/32" office:value-type="float" office:value="5.46875" calcext:value-type="float">
            <text:p>5.46875</text:p>
          </table:table-cell>
          <table:table-cell table:style-name="ce15" table:formula="of:=ABS([.L437]-[.N437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.5" calcext:value-type="float">
            <text:p>5.5</text:p>
          </table:table-cell>
          <table:table-cell table:style-name="ce17" office:value-type="string" calcext:value-type="string">
            <text:p>11 ÷ 2</text:p>
          </table:table-cell>
          <table:table-cell table:style-name="ce17" table:formula="of:=11/2" office:value-type="float" office:value="5.5" calcext:value-type="float">
            <text:p>5.5</text:p>
          </table:table-cell>
          <table:table-cell table:style-name="ce15" table:formula="of:=ABS([.L438]-[.N438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.53125" calcext:value-type="float">
            <text:p>5.53125</text:p>
          </table:table-cell>
          <table:table-cell table:style-name="ce17" office:value-type="string" calcext:value-type="string">
            <text:p>177 ÷ 32</text:p>
          </table:table-cell>
          <table:table-cell table:style-name="ce17" table:formula="of:=177/32" office:value-type="float" office:value="5.53125" calcext:value-type="float">
            <text:p>5.53125</text:p>
          </table:table-cell>
          <table:table-cell table:style-name="ce15" table:formula="of:=ABS([.L439]-[.N439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.5625" calcext:value-type="float">
            <text:p>5.5625</text:p>
          </table:table-cell>
          <table:table-cell table:style-name="ce17" office:value-type="string" calcext:value-type="string">
            <text:p>89 ÷ 16</text:p>
          </table:table-cell>
          <table:table-cell table:style-name="ce17" table:formula="of:=89/16" office:value-type="float" office:value="5.5625" calcext:value-type="float">
            <text:p>5.5625</text:p>
          </table:table-cell>
          <table:table-cell table:style-name="ce15" table:formula="of:=ABS([.L440]-[.N440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.59375" calcext:value-type="float">
            <text:p>5.59375</text:p>
          </table:table-cell>
          <table:table-cell table:style-name="ce17" office:value-type="string" calcext:value-type="string">
            <text:p>179 ÷ 32</text:p>
          </table:table-cell>
          <table:table-cell table:style-name="ce17" table:formula="of:=179/32" office:value-type="float" office:value="5.59375" calcext:value-type="float">
            <text:p>5.59375</text:p>
          </table:table-cell>
          <table:table-cell table:style-name="ce15" table:formula="of:=ABS([.L441]-[.N441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.625" calcext:value-type="float">
            <text:p>5.625</text:p>
          </table:table-cell>
          <table:table-cell table:style-name="ce17" office:value-type="string" calcext:value-type="string">
            <text:p>45 ÷ 8</text:p>
          </table:table-cell>
          <table:table-cell table:style-name="ce17" table:formula="of:=45/8" office:value-type="float" office:value="5.625" calcext:value-type="float">
            <text:p>5.625</text:p>
          </table:table-cell>
          <table:table-cell table:style-name="ce15" table:formula="of:=ABS([.L442]-[.N442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.65625" calcext:value-type="float">
            <text:p>5.65625</text:p>
          </table:table-cell>
          <table:table-cell table:style-name="ce17" office:value-type="string" calcext:value-type="string">
            <text:p>181 ÷ 32</text:p>
          </table:table-cell>
          <table:table-cell table:style-name="ce17" table:formula="of:=181/32" office:value-type="float" office:value="5.65625" calcext:value-type="float">
            <text:p>5.65625</text:p>
          </table:table-cell>
          <table:table-cell table:style-name="ce15" table:formula="of:=ABS([.L443]-[.N443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.6875" calcext:value-type="float">
            <text:p>5.6875</text:p>
          </table:table-cell>
          <table:table-cell table:style-name="ce17" office:value-type="string" calcext:value-type="string">
            <text:p>91 ÷ 16</text:p>
          </table:table-cell>
          <table:table-cell table:style-name="ce17" table:formula="of:=91/16" office:value-type="float" office:value="5.6875" calcext:value-type="float">
            <text:p>5.6875</text:p>
          </table:table-cell>
          <table:table-cell table:style-name="ce15" table:formula="of:=ABS([.L444]-[.N444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.71875" calcext:value-type="float">
            <text:p>5.71875</text:p>
          </table:table-cell>
          <table:table-cell table:style-name="ce17" office:value-type="string" calcext:value-type="string">
            <text:p>183 ÷ 32</text:p>
          </table:table-cell>
          <table:table-cell table:style-name="ce17" table:formula="of:=183/32" office:value-type="float" office:value="5.71875" calcext:value-type="float">
            <text:p>5.71875</text:p>
          </table:table-cell>
          <table:table-cell table:style-name="ce15" table:formula="of:=ABS([.L445]-[.N445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.75" calcext:value-type="float">
            <text:p>5.75</text:p>
          </table:table-cell>
          <table:table-cell table:style-name="ce17" office:value-type="string" calcext:value-type="string">
            <text:p>23 ÷ 4</text:p>
          </table:table-cell>
          <table:table-cell table:style-name="ce17" table:formula="of:=23/4" office:value-type="float" office:value="5.75" calcext:value-type="float">
            <text:p>5.75</text:p>
          </table:table-cell>
          <table:table-cell table:style-name="ce15" table:formula="of:=ABS([.L446]-[.N446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.78125" calcext:value-type="float">
            <text:p>5.78125</text:p>
          </table:table-cell>
          <table:table-cell table:style-name="ce17" office:value-type="string" calcext:value-type="string">
            <text:p>185 ÷ 32</text:p>
          </table:table-cell>
          <table:table-cell table:style-name="ce17" table:formula="of:=185/32" office:value-type="float" office:value="5.78125" calcext:value-type="float">
            <text:p>5.78125</text:p>
          </table:table-cell>
          <table:table-cell table:style-name="ce15" table:formula="of:=ABS([.L447]-[.N447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.8125" calcext:value-type="float">
            <text:p>5.8125</text:p>
          </table:table-cell>
          <table:table-cell table:style-name="ce17" office:value-type="string" calcext:value-type="string">
            <text:p>93 ÷ 16</text:p>
          </table:table-cell>
          <table:table-cell table:style-name="ce17" table:formula="of:=93/16" office:value-type="float" office:value="5.8125" calcext:value-type="float">
            <text:p>5.8125</text:p>
          </table:table-cell>
          <table:table-cell table:style-name="ce15" table:formula="of:=ABS([.L448]-[.N448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.84375" calcext:value-type="float">
            <text:p>5.84375</text:p>
          </table:table-cell>
          <table:table-cell table:style-name="ce17" office:value-type="string" calcext:value-type="string">
            <text:p>187 ÷ 32</text:p>
          </table:table-cell>
          <table:table-cell table:style-name="ce17" table:formula="of:=187/32" office:value-type="float" office:value="5.84375" calcext:value-type="float">
            <text:p>5.84375</text:p>
          </table:table-cell>
          <table:table-cell table:style-name="ce15" table:formula="of:=ABS([.L449]-[.N449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.875" calcext:value-type="float">
            <text:p>5.875</text:p>
          </table:table-cell>
          <table:table-cell table:style-name="ce17" office:value-type="string" calcext:value-type="string">
            <text:p>47 ÷ 8</text:p>
          </table:table-cell>
          <table:table-cell table:style-name="ce17" table:formula="of:=47/8" office:value-type="float" office:value="5.875" calcext:value-type="float">
            <text:p>5.875</text:p>
          </table:table-cell>
          <table:table-cell table:style-name="ce15" table:formula="of:=ABS([.L450]-[.N450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.90625" calcext:value-type="float">
            <text:p>5.90625</text:p>
          </table:table-cell>
          <table:table-cell table:style-name="ce17" office:value-type="string" calcext:value-type="string">
            <text:p>189 ÷ 32</text:p>
          </table:table-cell>
          <table:table-cell table:style-name="ce17" table:formula="of:=189/32" office:value-type="float" office:value="5.90625" calcext:value-type="float">
            <text:p>5.90625</text:p>
          </table:table-cell>
          <table:table-cell table:style-name="ce15" table:formula="of:=ABS([.L451]-[.N451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.9375" calcext:value-type="float">
            <text:p>5.9375</text:p>
          </table:table-cell>
          <table:table-cell table:style-name="ce17" office:value-type="string" calcext:value-type="string">
            <text:p>95 ÷ 16</text:p>
          </table:table-cell>
          <table:table-cell table:style-name="ce17" table:formula="of:=95/16" office:value-type="float" office:value="5.9375" calcext:value-type="float">
            <text:p>5.9375</text:p>
          </table:table-cell>
          <table:table-cell table:style-name="ce15" table:formula="of:=ABS([.L452]-[.N452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.96875" calcext:value-type="float">
            <text:p>5.96875</text:p>
          </table:table-cell>
          <table:table-cell table:style-name="ce17" office:value-type="string" calcext:value-type="string">
            <text:p>191 ÷ 32</text:p>
          </table:table-cell>
          <table:table-cell table:style-name="ce17" table:formula="of:=191/32" office:value-type="float" office:value="5.96875" calcext:value-type="float">
            <text:p>5.96875</text:p>
          </table:table-cell>
          <table:table-cell table:style-name="ce15" table:formula="of:=ABS([.L453]-[.N453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" calcext:value-type="float">
            <text:p>6</text:p>
          </table:table-cell>
          <table:table-cell table:style-name="ce17" office:value-type="string" calcext:value-type="string">
            <text:p>6 ÷ 1</text:p>
          </table:table-cell>
          <table:table-cell table:style-name="ce17" table:formula="of:=6/1" office:value-type="float" office:value="6" calcext:value-type="float">
            <text:p>6</text:p>
          </table:table-cell>
          <table:table-cell table:style-name="ce15" table:formula="of:=ABS([.L454]-[.N454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.03125" calcext:value-type="float">
            <text:p>6.03125</text:p>
          </table:table-cell>
          <table:table-cell table:style-name="ce17" office:value-type="string" calcext:value-type="string">
            <text:p>193 ÷ 32</text:p>
          </table:table-cell>
          <table:table-cell table:style-name="ce17" table:formula="of:=193/32" office:value-type="float" office:value="6.03125" calcext:value-type="float">
            <text:p>6.03125</text:p>
          </table:table-cell>
          <table:table-cell table:style-name="ce15" table:formula="of:=ABS([.L455]-[.N455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.0625" calcext:value-type="float">
            <text:p>6.0625</text:p>
          </table:table-cell>
          <table:table-cell table:style-name="ce17" office:value-type="string" calcext:value-type="string">
            <text:p>97 ÷ 16</text:p>
          </table:table-cell>
          <table:table-cell table:style-name="ce17" table:formula="of:=97/16" office:value-type="float" office:value="6.0625" calcext:value-type="float">
            <text:p>6.0625</text:p>
          </table:table-cell>
          <table:table-cell table:style-name="ce15" table:formula="of:=ABS([.L456]-[.N456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.09375" calcext:value-type="float">
            <text:p>6.09375</text:p>
          </table:table-cell>
          <table:table-cell table:style-name="ce17" office:value-type="string" calcext:value-type="string">
            <text:p>195 ÷ 32</text:p>
          </table:table-cell>
          <table:table-cell table:style-name="ce17" table:formula="of:=195/32" office:value-type="float" office:value="6.09375" calcext:value-type="float">
            <text:p>6.09375</text:p>
          </table:table-cell>
          <table:table-cell table:style-name="ce15" table:formula="of:=ABS([.L457]-[.N457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.125" calcext:value-type="float">
            <text:p>6.125</text:p>
          </table:table-cell>
          <table:table-cell table:style-name="ce17" office:value-type="string" calcext:value-type="string">
            <text:p>49 ÷ 8</text:p>
          </table:table-cell>
          <table:table-cell table:style-name="ce17" table:formula="of:=49/8" office:value-type="float" office:value="6.125" calcext:value-type="float">
            <text:p>6.125</text:p>
          </table:table-cell>
          <table:table-cell table:style-name="ce15" table:formula="of:=ABS([.L458]-[.N458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.15625" calcext:value-type="float">
            <text:p>6.15625</text:p>
          </table:table-cell>
          <table:table-cell table:style-name="ce17" office:value-type="string" calcext:value-type="string">
            <text:p>197 ÷ 32</text:p>
          </table:table-cell>
          <table:table-cell table:style-name="ce17" table:formula="of:=197/32" office:value-type="float" office:value="6.15625" calcext:value-type="float">
            <text:p>6.15625</text:p>
          </table:table-cell>
          <table:table-cell table:style-name="ce15" table:formula="of:=ABS([.L459]-[.N459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.1875" calcext:value-type="float">
            <text:p>6.1875</text:p>
          </table:table-cell>
          <table:table-cell table:style-name="ce17" office:value-type="string" calcext:value-type="string">
            <text:p>99 ÷ 16</text:p>
          </table:table-cell>
          <table:table-cell table:style-name="ce17" table:formula="of:=99/16" office:value-type="float" office:value="6.1875" calcext:value-type="float">
            <text:p>6.1875</text:p>
          </table:table-cell>
          <table:table-cell table:style-name="ce15" table:formula="of:=ABS([.L460]-[.N460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.21875" calcext:value-type="float">
            <text:p>6.21875</text:p>
          </table:table-cell>
          <table:table-cell table:style-name="ce17" office:value-type="string" calcext:value-type="string">
            <text:p>199 ÷ 32</text:p>
          </table:table-cell>
          <table:table-cell table:style-name="ce17" table:formula="of:=199/32" office:value-type="float" office:value="6.21875" calcext:value-type="float">
            <text:p>6.21875</text:p>
          </table:table-cell>
          <table:table-cell table:style-name="ce15" table:formula="of:=ABS([.L461]-[.N461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.25" calcext:value-type="float">
            <text:p>6.25</text:p>
          </table:table-cell>
          <table:table-cell table:style-name="ce17" office:value-type="string" calcext:value-type="string">
            <text:p>25 ÷ 4</text:p>
          </table:table-cell>
          <table:table-cell table:style-name="ce17" table:formula="of:=25/4" office:value-type="float" office:value="6.25" calcext:value-type="float">
            <text:p>6.25</text:p>
          </table:table-cell>
          <table:table-cell table:style-name="ce15" table:formula="of:=ABS([.L462]-[.N462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.28125" calcext:value-type="float">
            <text:p>6.28125</text:p>
          </table:table-cell>
          <table:table-cell table:style-name="ce17" office:value-type="string" calcext:value-type="string">
            <text:p>201 ÷ 32</text:p>
          </table:table-cell>
          <table:table-cell table:style-name="ce17" table:formula="of:=201/32" office:value-type="float" office:value="6.28125" calcext:value-type="float">
            <text:p>6.28125</text:p>
          </table:table-cell>
          <table:table-cell table:style-name="ce15" table:formula="of:=ABS([.L463]-[.N463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.3125" calcext:value-type="float">
            <text:p>6.3125</text:p>
          </table:table-cell>
          <table:table-cell table:style-name="ce17" office:value-type="string" calcext:value-type="string">
            <text:p>101 ÷ 16</text:p>
          </table:table-cell>
          <table:table-cell table:style-name="ce17" table:formula="of:=101/16" office:value-type="float" office:value="6.3125" calcext:value-type="float">
            <text:p>6.3125</text:p>
          </table:table-cell>
          <table:table-cell table:style-name="ce15" table:formula="of:=ABS([.L464]-[.N464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.34375" calcext:value-type="float">
            <text:p>6.34375</text:p>
          </table:table-cell>
          <table:table-cell table:style-name="ce17" office:value-type="string" calcext:value-type="string">
            <text:p>203 ÷ 32</text:p>
          </table:table-cell>
          <table:table-cell table:style-name="ce17" table:formula="of:=203/32" office:value-type="float" office:value="6.34375" calcext:value-type="float">
            <text:p>6.34375</text:p>
          </table:table-cell>
          <table:table-cell table:style-name="ce15" table:formula="of:=ABS([.L465]-[.N465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.375" calcext:value-type="float">
            <text:p>6.375</text:p>
          </table:table-cell>
          <table:table-cell table:style-name="ce17" office:value-type="string" calcext:value-type="string">
            <text:p>51 ÷ 8</text:p>
          </table:table-cell>
          <table:table-cell table:style-name="ce17" table:formula="of:=51/8" office:value-type="float" office:value="6.375" calcext:value-type="float">
            <text:p>6.375</text:p>
          </table:table-cell>
          <table:table-cell table:style-name="ce15" table:formula="of:=ABS([.L466]-[.N466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.40625" calcext:value-type="float">
            <text:p>6.40625</text:p>
          </table:table-cell>
          <table:table-cell table:style-name="ce17" office:value-type="string" calcext:value-type="string">
            <text:p>205 ÷ 32</text:p>
          </table:table-cell>
          <table:table-cell table:style-name="ce17" table:formula="of:=205/32" office:value-type="float" office:value="6.40625" calcext:value-type="float">
            <text:p>6.40625</text:p>
          </table:table-cell>
          <table:table-cell table:style-name="ce15" table:formula="of:=ABS([.L467]-[.N467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.4375" calcext:value-type="float">
            <text:p>6.4375</text:p>
          </table:table-cell>
          <table:table-cell table:style-name="ce17" office:value-type="string" calcext:value-type="string">
            <text:p>103 ÷ 16</text:p>
          </table:table-cell>
          <table:table-cell table:style-name="ce17" table:formula="of:=103/16" office:value-type="float" office:value="6.4375" calcext:value-type="float">
            <text:p>6.4375</text:p>
          </table:table-cell>
          <table:table-cell table:style-name="ce15" table:formula="of:=ABS([.L468]-[.N468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.46875" calcext:value-type="float">
            <text:p>6.46875</text:p>
          </table:table-cell>
          <table:table-cell table:style-name="ce17" office:value-type="string" calcext:value-type="string">
            <text:p>207 ÷ 32</text:p>
          </table:table-cell>
          <table:table-cell table:style-name="ce17" table:formula="of:=207/32" office:value-type="float" office:value="6.46875" calcext:value-type="float">
            <text:p>6.46875</text:p>
          </table:table-cell>
          <table:table-cell table:style-name="ce15" table:formula="of:=ABS([.L469]-[.N469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.5" calcext:value-type="float">
            <text:p>6.5</text:p>
          </table:table-cell>
          <table:table-cell table:style-name="ce17" office:value-type="string" calcext:value-type="string">
            <text:p>13 ÷ 2</text:p>
          </table:table-cell>
          <table:table-cell table:style-name="ce17" table:formula="of:=13/2" office:value-type="float" office:value="6.5" calcext:value-type="float">
            <text:p>6.5</text:p>
          </table:table-cell>
          <table:table-cell table:style-name="ce15" table:formula="of:=ABS([.L470]-[.N470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.53125" calcext:value-type="float">
            <text:p>6.53125</text:p>
          </table:table-cell>
          <table:table-cell table:style-name="ce17" office:value-type="string" calcext:value-type="string">
            <text:p>209 ÷ 32</text:p>
          </table:table-cell>
          <table:table-cell table:style-name="ce17" table:formula="of:=209/32" office:value-type="float" office:value="6.53125" calcext:value-type="float">
            <text:p>6.53125</text:p>
          </table:table-cell>
          <table:table-cell table:style-name="ce15" table:formula="of:=ABS([.L471]-[.N471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.5625" calcext:value-type="float">
            <text:p>6.5625</text:p>
          </table:table-cell>
          <table:table-cell table:style-name="ce17" office:value-type="string" calcext:value-type="string">
            <text:p>105 ÷ 16</text:p>
          </table:table-cell>
          <table:table-cell table:style-name="ce17" table:formula="of:=105/16" office:value-type="float" office:value="6.5625" calcext:value-type="float">
            <text:p>6.5625</text:p>
          </table:table-cell>
          <table:table-cell table:style-name="ce15" table:formula="of:=ABS([.L472]-[.N472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.59375" calcext:value-type="float">
            <text:p>6.59375</text:p>
          </table:table-cell>
          <table:table-cell table:style-name="ce17" office:value-type="string" calcext:value-type="string">
            <text:p>211 ÷ 32</text:p>
          </table:table-cell>
          <table:table-cell table:style-name="ce17" table:formula="of:=211/32" office:value-type="float" office:value="6.59375" calcext:value-type="float">
            <text:p>6.59375</text:p>
          </table:table-cell>
          <table:table-cell table:style-name="ce15" table:formula="of:=ABS([.L473]-[.N473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.625" calcext:value-type="float">
            <text:p>6.625</text:p>
          </table:table-cell>
          <table:table-cell table:style-name="ce17" office:value-type="string" calcext:value-type="string">
            <text:p>53 ÷ 8</text:p>
          </table:table-cell>
          <table:table-cell table:style-name="ce17" table:formula="of:=53/8" office:value-type="float" office:value="6.625" calcext:value-type="float">
            <text:p>6.625</text:p>
          </table:table-cell>
          <table:table-cell table:style-name="ce15" table:formula="of:=ABS([.L474]-[.N474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.65625" calcext:value-type="float">
            <text:p>6.65625</text:p>
          </table:table-cell>
          <table:table-cell table:style-name="ce17" office:value-type="string" calcext:value-type="string">
            <text:p>213 ÷ 32</text:p>
          </table:table-cell>
          <table:table-cell table:style-name="ce17" table:formula="of:=213/32" office:value-type="float" office:value="6.65625" calcext:value-type="float">
            <text:p>6.65625</text:p>
          </table:table-cell>
          <table:table-cell table:style-name="ce15" table:formula="of:=ABS([.L475]-[.N475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.6875" calcext:value-type="float">
            <text:p>6.6875</text:p>
          </table:table-cell>
          <table:table-cell table:style-name="ce17" office:value-type="string" calcext:value-type="string">
            <text:p>107 ÷ 16</text:p>
          </table:table-cell>
          <table:table-cell table:style-name="ce17" table:formula="of:=107/16" office:value-type="float" office:value="6.6875" calcext:value-type="float">
            <text:p>6.6875</text:p>
          </table:table-cell>
          <table:table-cell table:style-name="ce15" table:formula="of:=ABS([.L476]-[.N476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.71875" calcext:value-type="float">
            <text:p>6.71875</text:p>
          </table:table-cell>
          <table:table-cell table:style-name="ce17" office:value-type="string" calcext:value-type="string">
            <text:p>215 ÷ 32</text:p>
          </table:table-cell>
          <table:table-cell table:style-name="ce17" table:formula="of:=215/32" office:value-type="float" office:value="6.71875" calcext:value-type="float">
            <text:p>6.71875</text:p>
          </table:table-cell>
          <table:table-cell table:style-name="ce15" table:formula="of:=ABS([.L477]-[.N477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.75" calcext:value-type="float">
            <text:p>6.75</text:p>
          </table:table-cell>
          <table:table-cell table:style-name="ce17" office:value-type="string" calcext:value-type="string">
            <text:p>27 ÷ 4</text:p>
          </table:table-cell>
          <table:table-cell table:style-name="ce17" table:formula="of:=27/4" office:value-type="float" office:value="6.75" calcext:value-type="float">
            <text:p>6.75</text:p>
          </table:table-cell>
          <table:table-cell table:style-name="ce15" table:formula="of:=ABS([.L478]-[.N478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.78125" calcext:value-type="float">
            <text:p>6.78125</text:p>
          </table:table-cell>
          <table:table-cell table:style-name="ce17" office:value-type="string" calcext:value-type="string">
            <text:p>217 ÷ 32</text:p>
          </table:table-cell>
          <table:table-cell table:style-name="ce17" table:formula="of:=217/32" office:value-type="float" office:value="6.78125" calcext:value-type="float">
            <text:p>6.78125</text:p>
          </table:table-cell>
          <table:table-cell table:style-name="ce15" table:formula="of:=ABS([.L479]-[.N479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.8125" calcext:value-type="float">
            <text:p>6.8125</text:p>
          </table:table-cell>
          <table:table-cell table:style-name="ce17" office:value-type="string" calcext:value-type="string">
            <text:p>109 ÷ 16</text:p>
          </table:table-cell>
          <table:table-cell table:style-name="ce17" table:formula="of:=109/16" office:value-type="float" office:value="6.8125" calcext:value-type="float">
            <text:p>6.8125</text:p>
          </table:table-cell>
          <table:table-cell table:style-name="ce15" table:formula="of:=ABS([.L480]-[.N480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.84375" calcext:value-type="float">
            <text:p>6.84375</text:p>
          </table:table-cell>
          <table:table-cell table:style-name="ce17" office:value-type="string" calcext:value-type="string">
            <text:p>219 ÷ 32</text:p>
          </table:table-cell>
          <table:table-cell table:style-name="ce17" table:formula="of:=219/32" office:value-type="float" office:value="6.84375" calcext:value-type="float">
            <text:p>6.84375</text:p>
          </table:table-cell>
          <table:table-cell table:style-name="ce15" table:formula="of:=ABS([.L481]-[.N481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.875" calcext:value-type="float">
            <text:p>6.875</text:p>
          </table:table-cell>
          <table:table-cell table:style-name="ce17" office:value-type="string" calcext:value-type="string">
            <text:p>55 ÷ 8</text:p>
          </table:table-cell>
          <table:table-cell table:style-name="ce17" table:formula="of:=55/8" office:value-type="float" office:value="6.875" calcext:value-type="float">
            <text:p>6.875</text:p>
          </table:table-cell>
          <table:table-cell table:style-name="ce15" table:formula="of:=ABS([.L482]-[.N482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.90625" calcext:value-type="float">
            <text:p>6.90625</text:p>
          </table:table-cell>
          <table:table-cell table:style-name="ce17" office:value-type="string" calcext:value-type="string">
            <text:p>221 ÷ 32</text:p>
          </table:table-cell>
          <table:table-cell table:style-name="ce17" table:formula="of:=221/32" office:value-type="float" office:value="6.90625" calcext:value-type="float">
            <text:p>6.90625</text:p>
          </table:table-cell>
          <table:table-cell table:style-name="ce15" table:formula="of:=ABS([.L483]-[.N483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.9375" calcext:value-type="float">
            <text:p>6.9375</text:p>
          </table:table-cell>
          <table:table-cell table:style-name="ce17" office:value-type="string" calcext:value-type="string">
            <text:p>111 ÷ 16</text:p>
          </table:table-cell>
          <table:table-cell table:style-name="ce17" table:formula="of:=111/16" office:value-type="float" office:value="6.9375" calcext:value-type="float">
            <text:p>6.9375</text:p>
          </table:table-cell>
          <table:table-cell table:style-name="ce15" table:formula="of:=ABS([.L484]-[.N484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.96875" calcext:value-type="float">
            <text:p>6.96875</text:p>
          </table:table-cell>
          <table:table-cell table:style-name="ce17" office:value-type="string" calcext:value-type="string">
            <text:p>223 ÷ 32</text:p>
          </table:table-cell>
          <table:table-cell table:style-name="ce17" table:formula="of:=223/32" office:value-type="float" office:value="6.96875" calcext:value-type="float">
            <text:p>6.96875</text:p>
          </table:table-cell>
          <table:table-cell table:style-name="ce15" table:formula="of:=ABS([.L485]-[.N485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7" calcext:value-type="float">
            <text:p>7</text:p>
          </table:table-cell>
          <table:table-cell table:style-name="ce17" office:value-type="string" calcext:value-type="string">
            <text:p>7 ÷ 1</text:p>
          </table:table-cell>
          <table:table-cell table:style-name="ce17" table:formula="of:=7/1" office:value-type="float" office:value="7" calcext:value-type="float">
            <text:p>7</text:p>
          </table:table-cell>
          <table:table-cell table:style-name="ce15" table:formula="of:=ABS([.L486]-[.N486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7.03125" calcext:value-type="float">
            <text:p>7.03125</text:p>
          </table:table-cell>
          <table:table-cell table:style-name="ce17" office:value-type="string" calcext:value-type="string">
            <text:p>225 ÷ 32</text:p>
          </table:table-cell>
          <table:table-cell table:style-name="ce17" table:formula="of:=225/32" office:value-type="float" office:value="7.03125" calcext:value-type="float">
            <text:p>7.03125</text:p>
          </table:table-cell>
          <table:table-cell table:style-name="ce15" table:formula="of:=ABS([.L487]-[.N487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7.0625" calcext:value-type="float">
            <text:p>7.0625</text:p>
          </table:table-cell>
          <table:table-cell table:style-name="ce17" office:value-type="string" calcext:value-type="string">
            <text:p>113 ÷ 16</text:p>
          </table:table-cell>
          <table:table-cell table:style-name="ce17" table:formula="of:=113/16" office:value-type="float" office:value="7.0625" calcext:value-type="float">
            <text:p>7.0625</text:p>
          </table:table-cell>
          <table:table-cell table:style-name="ce15" table:formula="of:=ABS([.L488]-[.N488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7.09375" calcext:value-type="float">
            <text:p>7.09375</text:p>
          </table:table-cell>
          <table:table-cell table:style-name="ce17" office:value-type="string" calcext:value-type="string">
            <text:p>227 ÷ 32</text:p>
          </table:table-cell>
          <table:table-cell table:style-name="ce17" table:formula="of:=227/32" office:value-type="float" office:value="7.09375" calcext:value-type="float">
            <text:p>7.09375</text:p>
          </table:table-cell>
          <table:table-cell table:style-name="ce15" table:formula="of:=ABS([.L489]-[.N489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7.125" calcext:value-type="float">
            <text:p>7.125</text:p>
          </table:table-cell>
          <table:table-cell table:style-name="ce17" office:value-type="string" calcext:value-type="string">
            <text:p>57 ÷ 8</text:p>
          </table:table-cell>
          <table:table-cell table:style-name="ce17" table:formula="of:=57/8" office:value-type="float" office:value="7.125" calcext:value-type="float">
            <text:p>7.125</text:p>
          </table:table-cell>
          <table:table-cell table:style-name="ce15" table:formula="of:=ABS([.L490]-[.N490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7.15625" calcext:value-type="float">
            <text:p>7.15625</text:p>
          </table:table-cell>
          <table:table-cell table:style-name="ce17" office:value-type="string" calcext:value-type="string">
            <text:p>229 ÷ 32</text:p>
          </table:table-cell>
          <table:table-cell table:style-name="ce17" table:formula="of:=229/32" office:value-type="float" office:value="7.15625" calcext:value-type="float">
            <text:p>7.15625</text:p>
          </table:table-cell>
          <table:table-cell table:style-name="ce15" table:formula="of:=ABS([.L491]-[.N491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7.1875" calcext:value-type="float">
            <text:p>7.1875</text:p>
          </table:table-cell>
          <table:table-cell table:style-name="ce17" office:value-type="string" calcext:value-type="string">
            <text:p>115 ÷ 16</text:p>
          </table:table-cell>
          <table:table-cell table:style-name="ce17" table:formula="of:=115/16" office:value-type="float" office:value="7.1875" calcext:value-type="float">
            <text:p>7.1875</text:p>
          </table:table-cell>
          <table:table-cell table:style-name="ce15" table:formula="of:=ABS([.L492]-[.N492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7.21875" calcext:value-type="float">
            <text:p>7.21875</text:p>
          </table:table-cell>
          <table:table-cell table:style-name="ce17" office:value-type="string" calcext:value-type="string">
            <text:p>231 ÷ 32</text:p>
          </table:table-cell>
          <table:table-cell table:style-name="ce17" table:formula="of:=231/32" office:value-type="float" office:value="7.21875" calcext:value-type="float">
            <text:p>7.21875</text:p>
          </table:table-cell>
          <table:table-cell table:style-name="ce15" table:formula="of:=ABS([.L493]-[.N493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7.25" calcext:value-type="float">
            <text:p>7.25</text:p>
          </table:table-cell>
          <table:table-cell table:style-name="ce17" office:value-type="string" calcext:value-type="string">
            <text:p>29 ÷ 4</text:p>
          </table:table-cell>
          <table:table-cell table:style-name="ce17" table:formula="of:=29/4" office:value-type="float" office:value="7.25" calcext:value-type="float">
            <text:p>7.25</text:p>
          </table:table-cell>
          <table:table-cell table:style-name="ce15" table:formula="of:=ABS([.L494]-[.N494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7.28125" calcext:value-type="float">
            <text:p>7.28125</text:p>
          </table:table-cell>
          <table:table-cell table:style-name="ce17" office:value-type="string" calcext:value-type="string">
            <text:p>233 ÷ 32</text:p>
          </table:table-cell>
          <table:table-cell table:style-name="ce17" table:formula="of:=233/32" office:value-type="float" office:value="7.28125" calcext:value-type="float">
            <text:p>7.28125</text:p>
          </table:table-cell>
          <table:table-cell table:style-name="ce15" table:formula="of:=ABS([.L495]-[.N495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7.3125" calcext:value-type="float">
            <text:p>7.3125</text:p>
          </table:table-cell>
          <table:table-cell table:style-name="ce17" office:value-type="string" calcext:value-type="string">
            <text:p>117 ÷ 16</text:p>
          </table:table-cell>
          <table:table-cell table:style-name="ce17" table:formula="of:=117/16" office:value-type="float" office:value="7.3125" calcext:value-type="float">
            <text:p>7.3125</text:p>
          </table:table-cell>
          <table:table-cell table:style-name="ce15" table:formula="of:=ABS([.L496]-[.N496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7.34375" calcext:value-type="float">
            <text:p>7.34375</text:p>
          </table:table-cell>
          <table:table-cell table:style-name="ce17" office:value-type="string" calcext:value-type="string">
            <text:p>235 ÷ 32</text:p>
          </table:table-cell>
          <table:table-cell table:style-name="ce17" table:formula="of:=235/32" office:value-type="float" office:value="7.34375" calcext:value-type="float">
            <text:p>7.34375</text:p>
          </table:table-cell>
          <table:table-cell table:style-name="ce15" table:formula="of:=ABS([.L497]-[.N497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7.375" calcext:value-type="float">
            <text:p>7.375</text:p>
          </table:table-cell>
          <table:table-cell table:style-name="ce17" office:value-type="string" calcext:value-type="string">
            <text:p>59 ÷ 8</text:p>
          </table:table-cell>
          <table:table-cell table:style-name="ce17" table:formula="of:=59/8" office:value-type="float" office:value="7.375" calcext:value-type="float">
            <text:p>7.375</text:p>
          </table:table-cell>
          <table:table-cell table:style-name="ce15" table:formula="of:=ABS([.L498]-[.N498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7.40625" calcext:value-type="float">
            <text:p>7.40625</text:p>
          </table:table-cell>
          <table:table-cell table:style-name="ce17" office:value-type="string" calcext:value-type="string">
            <text:p>237 ÷ 32</text:p>
          </table:table-cell>
          <table:table-cell table:style-name="ce17" table:formula="of:=237/32" office:value-type="float" office:value="7.40625" calcext:value-type="float">
            <text:p>7.40625</text:p>
          </table:table-cell>
          <table:table-cell table:style-name="ce15" table:formula="of:=ABS([.L499]-[.N499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7.4375" calcext:value-type="float">
            <text:p>7.4375</text:p>
          </table:table-cell>
          <table:table-cell table:style-name="ce17" office:value-type="string" calcext:value-type="string">
            <text:p>119 ÷ 16</text:p>
          </table:table-cell>
          <table:table-cell table:style-name="ce17" table:formula="of:=119/16" office:value-type="float" office:value="7.4375" calcext:value-type="float">
            <text:p>7.4375</text:p>
          </table:table-cell>
          <table:table-cell table:style-name="ce15" table:formula="of:=ABS([.L500]-[.N500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7.46875" calcext:value-type="float">
            <text:p>7.46875</text:p>
          </table:table-cell>
          <table:table-cell table:style-name="ce17" office:value-type="string" calcext:value-type="string">
            <text:p>239 ÷ 32</text:p>
          </table:table-cell>
          <table:table-cell table:style-name="ce17" table:formula="of:=239/32" office:value-type="float" office:value="7.46875" calcext:value-type="float">
            <text:p>7.46875</text:p>
          </table:table-cell>
          <table:table-cell table:style-name="ce15" table:formula="of:=ABS([.L501]-[.N501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7.5" calcext:value-type="float">
            <text:p>7.5</text:p>
          </table:table-cell>
          <table:table-cell table:style-name="ce17" office:value-type="string" calcext:value-type="string">
            <text:p>15 ÷ 2</text:p>
          </table:table-cell>
          <table:table-cell table:style-name="ce17" table:formula="of:=15/2" office:value-type="float" office:value="7.5" calcext:value-type="float">
            <text:p>7.5</text:p>
          </table:table-cell>
          <table:table-cell table:style-name="ce15" table:formula="of:=ABS([.L502]-[.N502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7.53125" calcext:value-type="float">
            <text:p>7.53125</text:p>
          </table:table-cell>
          <table:table-cell table:style-name="ce17" office:value-type="string" calcext:value-type="string">
            <text:p>241 ÷ 32</text:p>
          </table:table-cell>
          <table:table-cell table:style-name="ce17" table:formula="of:=241/32" office:value-type="float" office:value="7.53125" calcext:value-type="float">
            <text:p>7.53125</text:p>
          </table:table-cell>
          <table:table-cell table:style-name="ce15" table:formula="of:=ABS([.L503]-[.N503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7.5625" calcext:value-type="float">
            <text:p>7.5625</text:p>
          </table:table-cell>
          <table:table-cell table:style-name="ce17" office:value-type="string" calcext:value-type="string">
            <text:p>121 ÷ 16</text:p>
          </table:table-cell>
          <table:table-cell table:style-name="ce17" table:formula="of:=121/16" office:value-type="float" office:value="7.5625" calcext:value-type="float">
            <text:p>7.5625</text:p>
          </table:table-cell>
          <table:table-cell table:style-name="ce15" table:formula="of:=ABS([.L504]-[.N504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7.59375" calcext:value-type="float">
            <text:p>7.59375</text:p>
          </table:table-cell>
          <table:table-cell table:style-name="ce17" office:value-type="string" calcext:value-type="string">
            <text:p>243 ÷ 32</text:p>
          </table:table-cell>
          <table:table-cell table:style-name="ce17" table:formula="of:=243/32" office:value-type="float" office:value="7.59375" calcext:value-type="float">
            <text:p>7.59375</text:p>
          </table:table-cell>
          <table:table-cell table:style-name="ce15" table:formula="of:=ABS([.L505]-[.N505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7.625" calcext:value-type="float">
            <text:p>7.625</text:p>
          </table:table-cell>
          <table:table-cell table:style-name="ce17" office:value-type="string" calcext:value-type="string">
            <text:p>61 ÷ 8</text:p>
          </table:table-cell>
          <table:table-cell table:style-name="ce17" table:formula="of:=61/8" office:value-type="float" office:value="7.625" calcext:value-type="float">
            <text:p>7.625</text:p>
          </table:table-cell>
          <table:table-cell table:style-name="ce15" table:formula="of:=ABS([.L506]-[.N506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7.65625" calcext:value-type="float">
            <text:p>7.65625</text:p>
          </table:table-cell>
          <table:table-cell table:style-name="ce17" office:value-type="string" calcext:value-type="string">
            <text:p>245 ÷ 32</text:p>
          </table:table-cell>
          <table:table-cell table:style-name="ce17" table:formula="of:=245/32" office:value-type="float" office:value="7.65625" calcext:value-type="float">
            <text:p>7.65625</text:p>
          </table:table-cell>
          <table:table-cell table:style-name="ce15" table:formula="of:=ABS([.L507]-[.N507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7.6875" calcext:value-type="float">
            <text:p>7.6875</text:p>
          </table:table-cell>
          <table:table-cell table:style-name="ce17" office:value-type="string" calcext:value-type="string">
            <text:p>123 ÷ 16</text:p>
          </table:table-cell>
          <table:table-cell table:style-name="ce17" table:formula="of:=123/16" office:value-type="float" office:value="7.6875" calcext:value-type="float">
            <text:p>7.6875</text:p>
          </table:table-cell>
          <table:table-cell table:style-name="ce15" table:formula="of:=ABS([.L508]-[.N508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7.71875" calcext:value-type="float">
            <text:p>7.71875</text:p>
          </table:table-cell>
          <table:table-cell table:style-name="ce17" office:value-type="string" calcext:value-type="string">
            <text:p>247 ÷ 32</text:p>
          </table:table-cell>
          <table:table-cell table:style-name="ce17" table:formula="of:=247/32" office:value-type="float" office:value="7.71875" calcext:value-type="float">
            <text:p>7.71875</text:p>
          </table:table-cell>
          <table:table-cell table:style-name="ce15" table:formula="of:=ABS([.L509]-[.N509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7.75" calcext:value-type="float">
            <text:p>7.75</text:p>
          </table:table-cell>
          <table:table-cell table:style-name="ce17" office:value-type="string" calcext:value-type="string">
            <text:p>31 ÷ 4</text:p>
          </table:table-cell>
          <table:table-cell table:style-name="ce17" table:formula="of:=31/4" office:value-type="float" office:value="7.75" calcext:value-type="float">
            <text:p>7.75</text:p>
          </table:table-cell>
          <table:table-cell table:style-name="ce15" table:formula="of:=ABS([.L510]-[.N510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7.78125" calcext:value-type="float">
            <text:p>7.78125</text:p>
          </table:table-cell>
          <table:table-cell table:style-name="ce17" office:value-type="string" calcext:value-type="string">
            <text:p>249 ÷ 32</text:p>
          </table:table-cell>
          <table:table-cell table:style-name="ce17" table:formula="of:=249/32" office:value-type="float" office:value="7.78125" calcext:value-type="float">
            <text:p>7.78125</text:p>
          </table:table-cell>
          <table:table-cell table:style-name="ce15" table:formula="of:=ABS([.L511]-[.N511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7.8125" calcext:value-type="float">
            <text:p>7.8125</text:p>
          </table:table-cell>
          <table:table-cell table:style-name="ce17" office:value-type="string" calcext:value-type="string">
            <text:p>125 ÷ 16</text:p>
          </table:table-cell>
          <table:table-cell table:style-name="ce17" table:formula="of:=125/16" office:value-type="float" office:value="7.8125" calcext:value-type="float">
            <text:p>7.8125</text:p>
          </table:table-cell>
          <table:table-cell table:style-name="ce15" table:formula="of:=ABS([.L512]-[.N512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7.84375" calcext:value-type="float">
            <text:p>7.84375</text:p>
          </table:table-cell>
          <table:table-cell table:style-name="ce17" office:value-type="string" calcext:value-type="string">
            <text:p>251 ÷ 32</text:p>
          </table:table-cell>
          <table:table-cell table:style-name="ce17" table:formula="of:=251/32" office:value-type="float" office:value="7.84375" calcext:value-type="float">
            <text:p>7.84375</text:p>
          </table:table-cell>
          <table:table-cell table:style-name="ce15" table:formula="of:=ABS([.L513]-[.N513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7.875" calcext:value-type="float">
            <text:p>7.875</text:p>
          </table:table-cell>
          <table:table-cell table:style-name="ce17" office:value-type="string" calcext:value-type="string">
            <text:p>63 ÷ 8</text:p>
          </table:table-cell>
          <table:table-cell table:style-name="ce17" table:formula="of:=63/8" office:value-type="float" office:value="7.875" calcext:value-type="float">
            <text:p>7.875</text:p>
          </table:table-cell>
          <table:table-cell table:style-name="ce15" table:formula="of:=ABS([.L514]-[.N514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7.90625" calcext:value-type="float">
            <text:p>7.90625</text:p>
          </table:table-cell>
          <table:table-cell table:style-name="ce17" office:value-type="string" calcext:value-type="string">
            <text:p>253 ÷ 32</text:p>
          </table:table-cell>
          <table:table-cell table:style-name="ce17" table:formula="of:=253/32" office:value-type="float" office:value="7.90625" calcext:value-type="float">
            <text:p>7.90625</text:p>
          </table:table-cell>
          <table:table-cell table:style-name="ce15" table:formula="of:=ABS([.L515]-[.N515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7.9375" calcext:value-type="float">
            <text:p>7.9375</text:p>
          </table:table-cell>
          <table:table-cell table:style-name="ce17" office:value-type="string" calcext:value-type="string">
            <text:p>127 ÷ 16</text:p>
          </table:table-cell>
          <table:table-cell table:style-name="ce17" table:formula="of:=127/16" office:value-type="float" office:value="7.9375" calcext:value-type="float">
            <text:p>7.9375</text:p>
          </table:table-cell>
          <table:table-cell table:style-name="ce15" table:formula="of:=ABS([.L516]-[.N516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7.96875" calcext:value-type="float">
            <text:p>7.96875</text:p>
          </table:table-cell>
          <table:table-cell table:style-name="ce17" office:value-type="string" calcext:value-type="string">
            <text:p>255 ÷ 32</text:p>
          </table:table-cell>
          <table:table-cell table:style-name="ce17" table:formula="of:=255/32" office:value-type="float" office:value="7.96875" calcext:value-type="float">
            <text:p>7.96875</text:p>
          </table:table-cell>
          <table:table-cell table:style-name="ce15" table:formula="of:=ABS([.L517]-[.N517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covered-table-cell table:style-name="ce23"/>
          <table:covered-table-cell table:number-columns-repeated="3" table:style-name="ce4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8" calcext:value-type="float">
            <text:p>8</text:p>
          </table:table-cell>
          <table:table-cell table:style-name="ce17" office:value-type="string" calcext:value-type="string">
            <text:p>8 ÷ 1</text:p>
          </table:table-cell>
          <table:table-cell table:style-name="ce17" table:formula="of:=8/1" office:value-type="float" office:value="8" calcext:value-type="float">
            <text:p>8</text:p>
          </table:table-cell>
          <table:table-cell table:style-name="ce15" table:formula="of:=ABS([.L518]-[.N518])" office:value-type="float" office:value="0" calcext:value-type="float">
            <text:p>0</text:p>
          </table:table-cell>
          <table:table-cell table:style-name="ce20" office:value-type="string" calcext:value-type="string">
            <text:p>1 ÷ 32</text:p>
          </table:table-cell>
          <table:table-cell table:style-name="ce28"/>
          <table:table-cell table:style-name="ce42"/>
          <table:table-cell table:style-name="ce50"/>
          <table:table-cell table:style-name="ce59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8.0625" calcext:value-type="float">
            <text:p>8.0625</text:p>
          </table:table-cell>
          <table:table-cell table:style-name="ce17" office:value-type="string" calcext:value-type="string">
            <text:p>129 ÷ 16</text:p>
          </table:table-cell>
          <table:table-cell table:style-name="ce17" table:formula="of:=129/16" office:value-type="float" office:value="8.0625" calcext:value-type="float">
            <text:p>8.0625</text:p>
          </table:table-cell>
          <table:table-cell table:style-name="ce15" table:formula="of:=ABS([.L519]-[.N519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table-cell table:style-name="ce29" office:value-type="string" calcext:value-type="string" table:number-columns-spanned="4" table:number-rows-spanned="127">
            <text:p>129 values 1 ÷ 16 apart from 256 ÷ 32 (8) through 256 ÷ 16 (16)</text:p>
          </table:table-cell>
          <table:covered-table-cell table:style-name="ce43"/>
          <table:covered-table-cell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8.125" calcext:value-type="float">
            <text:p>8.125</text:p>
          </table:table-cell>
          <table:table-cell table:style-name="ce17" office:value-type="string" calcext:value-type="string">
            <text:p>65 ÷ 8</text:p>
          </table:table-cell>
          <table:table-cell table:style-name="ce17" table:formula="of:=65/8" office:value-type="float" office:value="8.125" calcext:value-type="float">
            <text:p>8.125</text:p>
          </table:table-cell>
          <table:table-cell table:style-name="ce15" table:formula="of:=ABS([.L520]-[.N520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8.1875" calcext:value-type="float">
            <text:p>8.1875</text:p>
          </table:table-cell>
          <table:table-cell table:style-name="ce17" office:value-type="string" calcext:value-type="string">
            <text:p>131 ÷ 16</text:p>
          </table:table-cell>
          <table:table-cell table:style-name="ce17" table:formula="of:=131/16" office:value-type="float" office:value="8.1875" calcext:value-type="float">
            <text:p>8.1875</text:p>
          </table:table-cell>
          <table:table-cell table:style-name="ce15" table:formula="of:=ABS([.L521]-[.N521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8.25" calcext:value-type="float">
            <text:p>8.25</text:p>
          </table:table-cell>
          <table:table-cell table:style-name="ce17" office:value-type="string" calcext:value-type="string">
            <text:p>33 ÷ 4</text:p>
          </table:table-cell>
          <table:table-cell table:style-name="ce17" table:formula="of:=33/4" office:value-type="float" office:value="8.25" calcext:value-type="float">
            <text:p>8.25</text:p>
          </table:table-cell>
          <table:table-cell table:style-name="ce15" table:formula="of:=ABS([.L522]-[.N522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8.3125" calcext:value-type="float">
            <text:p>8.3125</text:p>
          </table:table-cell>
          <table:table-cell table:style-name="ce17" office:value-type="string" calcext:value-type="string">
            <text:p>133 ÷ 16</text:p>
          </table:table-cell>
          <table:table-cell table:style-name="ce17" table:formula="of:=133/16" office:value-type="float" office:value="8.3125" calcext:value-type="float">
            <text:p>8.3125</text:p>
          </table:table-cell>
          <table:table-cell table:style-name="ce15" table:formula="of:=ABS([.L523]-[.N523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8.375" calcext:value-type="float">
            <text:p>8.375</text:p>
          </table:table-cell>
          <table:table-cell table:style-name="ce17" office:value-type="string" calcext:value-type="string">
            <text:p>67 ÷ 8</text:p>
          </table:table-cell>
          <table:table-cell table:style-name="ce17" table:formula="of:=67/8" office:value-type="float" office:value="8.375" calcext:value-type="float">
            <text:p>8.375</text:p>
          </table:table-cell>
          <table:table-cell table:style-name="ce15" table:formula="of:=ABS([.L524]-[.N524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8.4375" calcext:value-type="float">
            <text:p>8.4375</text:p>
          </table:table-cell>
          <table:table-cell table:style-name="ce17" office:value-type="string" calcext:value-type="string">
            <text:p>135 ÷ 16</text:p>
          </table:table-cell>
          <table:table-cell table:style-name="ce17" table:formula="of:=135/16" office:value-type="float" office:value="8.4375" calcext:value-type="float">
            <text:p>8.4375</text:p>
          </table:table-cell>
          <table:table-cell table:style-name="ce15" table:formula="of:=ABS([.L525]-[.N525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8.5" calcext:value-type="float">
            <text:p>8.5</text:p>
          </table:table-cell>
          <table:table-cell table:style-name="ce17" office:value-type="string" calcext:value-type="string">
            <text:p>17 ÷ 2</text:p>
          </table:table-cell>
          <table:table-cell table:style-name="ce17" table:formula="of:=17/2" office:value-type="float" office:value="8.5" calcext:value-type="float">
            <text:p>8.5</text:p>
          </table:table-cell>
          <table:table-cell table:style-name="ce15" table:formula="of:=ABS([.L526]-[.N526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8.5625" calcext:value-type="float">
            <text:p>8.5625</text:p>
          </table:table-cell>
          <table:table-cell table:style-name="ce17" office:value-type="string" calcext:value-type="string">
            <text:p>137 ÷ 16</text:p>
          </table:table-cell>
          <table:table-cell table:style-name="ce17" table:formula="of:=137/16" office:value-type="float" office:value="8.5625" calcext:value-type="float">
            <text:p>8.5625</text:p>
          </table:table-cell>
          <table:table-cell table:style-name="ce15" table:formula="of:=ABS([.L527]-[.N527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8.625" calcext:value-type="float">
            <text:p>8.625</text:p>
          </table:table-cell>
          <table:table-cell table:style-name="ce17" office:value-type="string" calcext:value-type="string">
            <text:p>69 ÷ 8</text:p>
          </table:table-cell>
          <table:table-cell table:style-name="ce17" table:formula="of:=69/8" office:value-type="float" office:value="8.625" calcext:value-type="float">
            <text:p>8.625</text:p>
          </table:table-cell>
          <table:table-cell table:style-name="ce15" table:formula="of:=ABS([.L528]-[.N528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8.6875" calcext:value-type="float">
            <text:p>8.6875</text:p>
          </table:table-cell>
          <table:table-cell table:style-name="ce17" office:value-type="string" calcext:value-type="string">
            <text:p>139 ÷ 16</text:p>
          </table:table-cell>
          <table:table-cell table:style-name="ce17" table:formula="of:=139/16" office:value-type="float" office:value="8.6875" calcext:value-type="float">
            <text:p>8.6875</text:p>
          </table:table-cell>
          <table:table-cell table:style-name="ce15" table:formula="of:=ABS([.L529]-[.N529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8.75" calcext:value-type="float">
            <text:p>8.75</text:p>
          </table:table-cell>
          <table:table-cell table:style-name="ce17" office:value-type="string" calcext:value-type="string">
            <text:p>35 ÷ 4</text:p>
          </table:table-cell>
          <table:table-cell table:style-name="ce17" table:formula="of:=35/4" office:value-type="float" office:value="8.75" calcext:value-type="float">
            <text:p>8.75</text:p>
          </table:table-cell>
          <table:table-cell table:style-name="ce15" table:formula="of:=ABS([.L530]-[.N530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8.8125" calcext:value-type="float">
            <text:p>8.8125</text:p>
          </table:table-cell>
          <table:table-cell table:style-name="ce17" office:value-type="string" calcext:value-type="string">
            <text:p>141 ÷ 16</text:p>
          </table:table-cell>
          <table:table-cell table:style-name="ce17" table:formula="of:=141/16" office:value-type="float" office:value="8.8125" calcext:value-type="float">
            <text:p>8.8125</text:p>
          </table:table-cell>
          <table:table-cell table:style-name="ce15" table:formula="of:=ABS([.L531]-[.N531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8.875" calcext:value-type="float">
            <text:p>8.875</text:p>
          </table:table-cell>
          <table:table-cell table:style-name="ce17" office:value-type="string" calcext:value-type="string">
            <text:p>71 ÷ 8</text:p>
          </table:table-cell>
          <table:table-cell table:style-name="ce17" table:formula="of:=71/8" office:value-type="float" office:value="8.875" calcext:value-type="float">
            <text:p>8.875</text:p>
          </table:table-cell>
          <table:table-cell table:style-name="ce15" table:formula="of:=ABS([.L532]-[.N532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8.9375" calcext:value-type="float">
            <text:p>8.9375</text:p>
          </table:table-cell>
          <table:table-cell table:style-name="ce17" office:value-type="string" calcext:value-type="string">
            <text:p>143 ÷ 16</text:p>
          </table:table-cell>
          <table:table-cell table:style-name="ce17" table:formula="of:=143/16" office:value-type="float" office:value="8.9375" calcext:value-type="float">
            <text:p>8.9375</text:p>
          </table:table-cell>
          <table:table-cell table:style-name="ce15" table:formula="of:=ABS([.L533]-[.N533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9" calcext:value-type="float">
            <text:p>9</text:p>
          </table:table-cell>
          <table:table-cell table:style-name="ce17" office:value-type="string" calcext:value-type="string">
            <text:p>9 ÷ 1</text:p>
          </table:table-cell>
          <table:table-cell table:style-name="ce17" table:formula="of:=9/1" office:value-type="float" office:value="9" calcext:value-type="float">
            <text:p>9</text:p>
          </table:table-cell>
          <table:table-cell table:style-name="ce15" table:formula="of:=ABS([.L534]-[.N534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9.0625" calcext:value-type="float">
            <text:p>9.0625</text:p>
          </table:table-cell>
          <table:table-cell table:style-name="ce17" office:value-type="string" calcext:value-type="string">
            <text:p>145 ÷ 16</text:p>
          </table:table-cell>
          <table:table-cell table:style-name="ce17" table:formula="of:=145/16" office:value-type="float" office:value="9.0625" calcext:value-type="float">
            <text:p>9.0625</text:p>
          </table:table-cell>
          <table:table-cell table:style-name="ce15" table:formula="of:=ABS([.L535]-[.N535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9.125" calcext:value-type="float">
            <text:p>9.125</text:p>
          </table:table-cell>
          <table:table-cell table:style-name="ce17" office:value-type="string" calcext:value-type="string">
            <text:p>73 ÷ 8</text:p>
          </table:table-cell>
          <table:table-cell table:style-name="ce17" table:formula="of:=73/8" office:value-type="float" office:value="9.125" calcext:value-type="float">
            <text:p>9.125</text:p>
          </table:table-cell>
          <table:table-cell table:style-name="ce15" table:formula="of:=ABS([.L536]-[.N536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9.1875" calcext:value-type="float">
            <text:p>9.1875</text:p>
          </table:table-cell>
          <table:table-cell table:style-name="ce17" office:value-type="string" calcext:value-type="string">
            <text:p>147 ÷ 16</text:p>
          </table:table-cell>
          <table:table-cell table:style-name="ce17" table:formula="of:=147/16" office:value-type="float" office:value="9.1875" calcext:value-type="float">
            <text:p>9.1875</text:p>
          </table:table-cell>
          <table:table-cell table:style-name="ce15" table:formula="of:=ABS([.L537]-[.N537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9.25" calcext:value-type="float">
            <text:p>9.25</text:p>
          </table:table-cell>
          <table:table-cell table:style-name="ce17" office:value-type="string" calcext:value-type="string">
            <text:p>37 ÷ 4</text:p>
          </table:table-cell>
          <table:table-cell table:style-name="ce17" table:formula="of:=37/4" office:value-type="float" office:value="9.25" calcext:value-type="float">
            <text:p>9.25</text:p>
          </table:table-cell>
          <table:table-cell table:style-name="ce15" table:formula="of:=ABS([.L538]-[.N538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9.3125" calcext:value-type="float">
            <text:p>9.3125</text:p>
          </table:table-cell>
          <table:table-cell table:style-name="ce17" office:value-type="string" calcext:value-type="string">
            <text:p>149 ÷ 16</text:p>
          </table:table-cell>
          <table:table-cell table:style-name="ce17" table:formula="of:=149/16" office:value-type="float" office:value="9.3125" calcext:value-type="float">
            <text:p>9.3125</text:p>
          </table:table-cell>
          <table:table-cell table:style-name="ce15" table:formula="of:=ABS([.L539]-[.N539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9.375" calcext:value-type="float">
            <text:p>9.375</text:p>
          </table:table-cell>
          <table:table-cell table:style-name="ce17" office:value-type="string" calcext:value-type="string">
            <text:p>75 ÷ 8</text:p>
          </table:table-cell>
          <table:table-cell table:style-name="ce17" table:formula="of:=75/8" office:value-type="float" office:value="9.375" calcext:value-type="float">
            <text:p>9.375</text:p>
          </table:table-cell>
          <table:table-cell table:style-name="ce15" table:formula="of:=ABS([.L540]-[.N540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9.4375" calcext:value-type="float">
            <text:p>9.4375</text:p>
          </table:table-cell>
          <table:table-cell table:style-name="ce17" office:value-type="string" calcext:value-type="string">
            <text:p>151 ÷ 16</text:p>
          </table:table-cell>
          <table:table-cell table:style-name="ce17" table:formula="of:=151/16" office:value-type="float" office:value="9.4375" calcext:value-type="float">
            <text:p>9.4375</text:p>
          </table:table-cell>
          <table:table-cell table:style-name="ce15" table:formula="of:=ABS([.L541]-[.N541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9.5" calcext:value-type="float">
            <text:p>9.5</text:p>
          </table:table-cell>
          <table:table-cell table:style-name="ce17" office:value-type="string" calcext:value-type="string">
            <text:p>19 ÷ 2</text:p>
          </table:table-cell>
          <table:table-cell table:style-name="ce17" table:formula="of:=19/2" office:value-type="float" office:value="9.5" calcext:value-type="float">
            <text:p>9.5</text:p>
          </table:table-cell>
          <table:table-cell table:style-name="ce15" table:formula="of:=ABS([.L542]-[.N542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9.5625" calcext:value-type="float">
            <text:p>9.5625</text:p>
          </table:table-cell>
          <table:table-cell table:style-name="ce17" office:value-type="string" calcext:value-type="string">
            <text:p>153 ÷ 16</text:p>
          </table:table-cell>
          <table:table-cell table:style-name="ce17" table:formula="of:=153/16" office:value-type="float" office:value="9.5625" calcext:value-type="float">
            <text:p>9.5625</text:p>
          </table:table-cell>
          <table:table-cell table:style-name="ce15" table:formula="of:=ABS([.L543]-[.N543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9.625" calcext:value-type="float">
            <text:p>9.625</text:p>
          </table:table-cell>
          <table:table-cell table:style-name="ce17" office:value-type="string" calcext:value-type="string">
            <text:p>77 ÷ 8</text:p>
          </table:table-cell>
          <table:table-cell table:style-name="ce17" table:formula="of:=77/8" office:value-type="float" office:value="9.625" calcext:value-type="float">
            <text:p>9.625</text:p>
          </table:table-cell>
          <table:table-cell table:style-name="ce15" table:formula="of:=ABS([.L544]-[.N544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9.6875" calcext:value-type="float">
            <text:p>9.6875</text:p>
          </table:table-cell>
          <table:table-cell table:style-name="ce17" office:value-type="string" calcext:value-type="string">
            <text:p>155 ÷ 16</text:p>
          </table:table-cell>
          <table:table-cell table:style-name="ce17" table:formula="of:=155/16" office:value-type="float" office:value="9.6875" calcext:value-type="float">
            <text:p>9.6875</text:p>
          </table:table-cell>
          <table:table-cell table:style-name="ce15" table:formula="of:=ABS([.L545]-[.N545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9.75" calcext:value-type="float">
            <text:p>9.75</text:p>
          </table:table-cell>
          <table:table-cell table:style-name="ce17" office:value-type="string" calcext:value-type="string">
            <text:p>39 ÷ 4</text:p>
          </table:table-cell>
          <table:table-cell table:style-name="ce17" table:formula="of:=39/4" office:value-type="float" office:value="9.75" calcext:value-type="float">
            <text:p>9.75</text:p>
          </table:table-cell>
          <table:table-cell table:style-name="ce15" table:formula="of:=ABS([.L546]-[.N546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9.8125" calcext:value-type="float">
            <text:p>9.8125</text:p>
          </table:table-cell>
          <table:table-cell table:style-name="ce17" office:value-type="string" calcext:value-type="string">
            <text:p>157 ÷ 16</text:p>
          </table:table-cell>
          <table:table-cell table:style-name="ce17" table:formula="of:=157/16" office:value-type="float" office:value="9.8125" calcext:value-type="float">
            <text:p>9.8125</text:p>
          </table:table-cell>
          <table:table-cell table:style-name="ce15" table:formula="of:=ABS([.L547]-[.N547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9.875" calcext:value-type="float">
            <text:p>9.875</text:p>
          </table:table-cell>
          <table:table-cell table:style-name="ce17" office:value-type="string" calcext:value-type="string">
            <text:p>79 ÷ 8</text:p>
          </table:table-cell>
          <table:table-cell table:style-name="ce17" table:formula="of:=79/8" office:value-type="float" office:value="9.875" calcext:value-type="float">
            <text:p>9.875</text:p>
          </table:table-cell>
          <table:table-cell table:style-name="ce15" table:formula="of:=ABS([.L548]-[.N548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9.9375" calcext:value-type="float">
            <text:p>9.9375</text:p>
          </table:table-cell>
          <table:table-cell table:style-name="ce17" office:value-type="string" calcext:value-type="string">
            <text:p>159 ÷ 16</text:p>
          </table:table-cell>
          <table:table-cell table:style-name="ce17" table:formula="of:=159/16" office:value-type="float" office:value="9.9375" calcext:value-type="float">
            <text:p>9.9375</text:p>
          </table:table-cell>
          <table:table-cell table:style-name="ce15" table:formula="of:=ABS([.L549]-[.N549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0" calcext:value-type="float">
            <text:p>10</text:p>
          </table:table-cell>
          <table:table-cell table:style-name="ce17" office:value-type="string" calcext:value-type="string">
            <text:p>10 ÷ 1</text:p>
          </table:table-cell>
          <table:table-cell table:style-name="ce17" table:formula="of:=10/1" office:value-type="float" office:value="10" calcext:value-type="float">
            <text:p>10</text:p>
          </table:table-cell>
          <table:table-cell table:style-name="ce15" table:formula="of:=ABS([.L550]-[.N550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0.0625" calcext:value-type="float">
            <text:p>10.0625</text:p>
          </table:table-cell>
          <table:table-cell table:style-name="ce17" office:value-type="string" calcext:value-type="string">
            <text:p>161 ÷ 16</text:p>
          </table:table-cell>
          <table:table-cell table:style-name="ce17" table:formula="of:=161/16" office:value-type="float" office:value="10.0625" calcext:value-type="float">
            <text:p>10.0625</text:p>
          </table:table-cell>
          <table:table-cell table:style-name="ce15" table:formula="of:=ABS([.L551]-[.N551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0.125" calcext:value-type="float">
            <text:p>10.125</text:p>
          </table:table-cell>
          <table:table-cell table:style-name="ce17" office:value-type="string" calcext:value-type="string">
            <text:p>81 ÷ 8</text:p>
          </table:table-cell>
          <table:table-cell table:style-name="ce17" table:formula="of:=81/8" office:value-type="float" office:value="10.125" calcext:value-type="float">
            <text:p>10.125</text:p>
          </table:table-cell>
          <table:table-cell table:style-name="ce15" table:formula="of:=ABS([.L552]-[.N552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0.1875" calcext:value-type="float">
            <text:p>10.1875</text:p>
          </table:table-cell>
          <table:table-cell table:style-name="ce17" office:value-type="string" calcext:value-type="string">
            <text:p>163 ÷ 16</text:p>
          </table:table-cell>
          <table:table-cell table:style-name="ce17" table:formula="of:=163/16" office:value-type="float" office:value="10.1875" calcext:value-type="float">
            <text:p>10.1875</text:p>
          </table:table-cell>
          <table:table-cell table:style-name="ce15" table:formula="of:=ABS([.L553]-[.N553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0.25" calcext:value-type="float">
            <text:p>10.25</text:p>
          </table:table-cell>
          <table:table-cell table:style-name="ce17" office:value-type="string" calcext:value-type="string">
            <text:p>41 ÷ 4</text:p>
          </table:table-cell>
          <table:table-cell table:style-name="ce17" table:formula="of:=41/4" office:value-type="float" office:value="10.25" calcext:value-type="float">
            <text:p>10.25</text:p>
          </table:table-cell>
          <table:table-cell table:style-name="ce15" table:formula="of:=ABS([.L554]-[.N554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0.3125" calcext:value-type="float">
            <text:p>10.3125</text:p>
          </table:table-cell>
          <table:table-cell table:style-name="ce17" office:value-type="string" calcext:value-type="string">
            <text:p>165 ÷ 16</text:p>
          </table:table-cell>
          <table:table-cell table:style-name="ce17" table:formula="of:=165/16" office:value-type="float" office:value="10.3125" calcext:value-type="float">
            <text:p>10.3125</text:p>
          </table:table-cell>
          <table:table-cell table:style-name="ce15" table:formula="of:=ABS([.L555]-[.N555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0.375" calcext:value-type="float">
            <text:p>10.375</text:p>
          </table:table-cell>
          <table:table-cell table:style-name="ce17" office:value-type="string" calcext:value-type="string">
            <text:p>83 ÷ 8</text:p>
          </table:table-cell>
          <table:table-cell table:style-name="ce17" table:formula="of:=83/8" office:value-type="float" office:value="10.375" calcext:value-type="float">
            <text:p>10.375</text:p>
          </table:table-cell>
          <table:table-cell table:style-name="ce15" table:formula="of:=ABS([.L556]-[.N556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0.4375" calcext:value-type="float">
            <text:p>10.4375</text:p>
          </table:table-cell>
          <table:table-cell table:style-name="ce17" office:value-type="string" calcext:value-type="string">
            <text:p>167 ÷ 16</text:p>
          </table:table-cell>
          <table:table-cell table:style-name="ce17" table:formula="of:=167/16" office:value-type="float" office:value="10.4375" calcext:value-type="float">
            <text:p>10.4375</text:p>
          </table:table-cell>
          <table:table-cell table:style-name="ce15" table:formula="of:=ABS([.L557]-[.N557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0.5" calcext:value-type="float">
            <text:p>10.5</text:p>
          </table:table-cell>
          <table:table-cell table:style-name="ce17" office:value-type="string" calcext:value-type="string">
            <text:p>21 ÷ 2</text:p>
          </table:table-cell>
          <table:table-cell table:style-name="ce17" table:formula="of:=21/2" office:value-type="float" office:value="10.5" calcext:value-type="float">
            <text:p>10.5</text:p>
          </table:table-cell>
          <table:table-cell table:style-name="ce15" table:formula="of:=ABS([.L558]-[.N558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0.5625" calcext:value-type="float">
            <text:p>10.5625</text:p>
          </table:table-cell>
          <table:table-cell table:style-name="ce17" office:value-type="string" calcext:value-type="string">
            <text:p>169 ÷ 16</text:p>
          </table:table-cell>
          <table:table-cell table:style-name="ce17" table:formula="of:=169/16" office:value-type="float" office:value="10.5625" calcext:value-type="float">
            <text:p>10.5625</text:p>
          </table:table-cell>
          <table:table-cell table:style-name="ce15" table:formula="of:=ABS([.L559]-[.N559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0.625" calcext:value-type="float">
            <text:p>10.625</text:p>
          </table:table-cell>
          <table:table-cell table:style-name="ce17" office:value-type="string" calcext:value-type="string">
            <text:p>85 ÷ 8</text:p>
          </table:table-cell>
          <table:table-cell table:style-name="ce17" table:formula="of:=85/8" office:value-type="float" office:value="10.625" calcext:value-type="float">
            <text:p>10.625</text:p>
          </table:table-cell>
          <table:table-cell table:style-name="ce15" table:formula="of:=ABS([.L560]-[.N560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0.6875" calcext:value-type="float">
            <text:p>10.6875</text:p>
          </table:table-cell>
          <table:table-cell table:style-name="ce17" office:value-type="string" calcext:value-type="string">
            <text:p>171 ÷ 16</text:p>
          </table:table-cell>
          <table:table-cell table:style-name="ce17" table:formula="of:=171/16" office:value-type="float" office:value="10.6875" calcext:value-type="float">
            <text:p>10.6875</text:p>
          </table:table-cell>
          <table:table-cell table:style-name="ce15" table:formula="of:=ABS([.L561]-[.N561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0.75" calcext:value-type="float">
            <text:p>10.75</text:p>
          </table:table-cell>
          <table:table-cell table:style-name="ce17" office:value-type="string" calcext:value-type="string">
            <text:p>43 ÷ 4</text:p>
          </table:table-cell>
          <table:table-cell table:style-name="ce17" table:formula="of:=43/4" office:value-type="float" office:value="10.75" calcext:value-type="float">
            <text:p>10.75</text:p>
          </table:table-cell>
          <table:table-cell table:style-name="ce15" table:formula="of:=ABS([.L562]-[.N562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0.8125" calcext:value-type="float">
            <text:p>10.8125</text:p>
          </table:table-cell>
          <table:table-cell table:style-name="ce17" office:value-type="string" calcext:value-type="string">
            <text:p>173 ÷ 16</text:p>
          </table:table-cell>
          <table:table-cell table:style-name="ce17" table:formula="of:=173/16" office:value-type="float" office:value="10.8125" calcext:value-type="float">
            <text:p>10.8125</text:p>
          </table:table-cell>
          <table:table-cell table:style-name="ce15" table:formula="of:=ABS([.L563]-[.N563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0.875" calcext:value-type="float">
            <text:p>10.875</text:p>
          </table:table-cell>
          <table:table-cell table:style-name="ce17" office:value-type="string" calcext:value-type="string">
            <text:p>87 ÷ 8</text:p>
          </table:table-cell>
          <table:table-cell table:style-name="ce17" table:formula="of:=87/8" office:value-type="float" office:value="10.875" calcext:value-type="float">
            <text:p>10.875</text:p>
          </table:table-cell>
          <table:table-cell table:style-name="ce15" table:formula="of:=ABS([.L564]-[.N564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0.9375" calcext:value-type="float">
            <text:p>10.9375</text:p>
          </table:table-cell>
          <table:table-cell table:style-name="ce17" office:value-type="string" calcext:value-type="string">
            <text:p>175 ÷ 16</text:p>
          </table:table-cell>
          <table:table-cell table:style-name="ce17" table:formula="of:=175/16" office:value-type="float" office:value="10.9375" calcext:value-type="float">
            <text:p>10.9375</text:p>
          </table:table-cell>
          <table:table-cell table:style-name="ce15" table:formula="of:=ABS([.L565]-[.N565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1" calcext:value-type="float">
            <text:p>11</text:p>
          </table:table-cell>
          <table:table-cell table:style-name="ce17" office:value-type="string" calcext:value-type="string">
            <text:p>11 ÷ 1</text:p>
          </table:table-cell>
          <table:table-cell table:style-name="ce17" table:formula="of:=11/1" office:value-type="float" office:value="11" calcext:value-type="float">
            <text:p>11</text:p>
          </table:table-cell>
          <table:table-cell table:style-name="ce15" table:formula="of:=ABS([.L566]-[.N566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1.0625" calcext:value-type="float">
            <text:p>11.0625</text:p>
          </table:table-cell>
          <table:table-cell table:style-name="ce17" office:value-type="string" calcext:value-type="string">
            <text:p>177 ÷ 16</text:p>
          </table:table-cell>
          <table:table-cell table:style-name="ce17" table:formula="of:=177/16" office:value-type="float" office:value="11.0625" calcext:value-type="float">
            <text:p>11.0625</text:p>
          </table:table-cell>
          <table:table-cell table:style-name="ce15" table:formula="of:=ABS([.L567]-[.N567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1.125" calcext:value-type="float">
            <text:p>11.125</text:p>
          </table:table-cell>
          <table:table-cell table:style-name="ce17" office:value-type="string" calcext:value-type="string">
            <text:p>89 ÷ 8</text:p>
          </table:table-cell>
          <table:table-cell table:style-name="ce17" table:formula="of:=89/8" office:value-type="float" office:value="11.125" calcext:value-type="float">
            <text:p>11.125</text:p>
          </table:table-cell>
          <table:table-cell table:style-name="ce15" table:formula="of:=ABS([.L568]-[.N568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1.1875" calcext:value-type="float">
            <text:p>11.1875</text:p>
          </table:table-cell>
          <table:table-cell table:style-name="ce17" office:value-type="string" calcext:value-type="string">
            <text:p>179 ÷ 16</text:p>
          </table:table-cell>
          <table:table-cell table:style-name="ce17" table:formula="of:=179/16" office:value-type="float" office:value="11.1875" calcext:value-type="float">
            <text:p>11.1875</text:p>
          </table:table-cell>
          <table:table-cell table:style-name="ce15" table:formula="of:=ABS([.L569]-[.N569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1.25" calcext:value-type="float">
            <text:p>11.25</text:p>
          </table:table-cell>
          <table:table-cell table:style-name="ce17" office:value-type="string" calcext:value-type="string">
            <text:p>45 ÷ 4</text:p>
          </table:table-cell>
          <table:table-cell table:style-name="ce17" table:formula="of:=45/4" office:value-type="float" office:value="11.25" calcext:value-type="float">
            <text:p>11.25</text:p>
          </table:table-cell>
          <table:table-cell table:style-name="ce15" table:formula="of:=ABS([.L570]-[.N570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1.3125" calcext:value-type="float">
            <text:p>11.3125</text:p>
          </table:table-cell>
          <table:table-cell table:style-name="ce17" office:value-type="string" calcext:value-type="string">
            <text:p>181 ÷ 16</text:p>
          </table:table-cell>
          <table:table-cell table:style-name="ce17" table:formula="of:=181/16" office:value-type="float" office:value="11.3125" calcext:value-type="float">
            <text:p>11.3125</text:p>
          </table:table-cell>
          <table:table-cell table:style-name="ce15" table:formula="of:=ABS([.L571]-[.N571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1.375" calcext:value-type="float">
            <text:p>11.375</text:p>
          </table:table-cell>
          <table:table-cell table:style-name="ce17" office:value-type="string" calcext:value-type="string">
            <text:p>91 ÷ 8</text:p>
          </table:table-cell>
          <table:table-cell table:style-name="ce17" table:formula="of:=91/8" office:value-type="float" office:value="11.375" calcext:value-type="float">
            <text:p>11.375</text:p>
          </table:table-cell>
          <table:table-cell table:style-name="ce15" table:formula="of:=ABS([.L572]-[.N572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1.4375" calcext:value-type="float">
            <text:p>11.4375</text:p>
          </table:table-cell>
          <table:table-cell table:style-name="ce17" office:value-type="string" calcext:value-type="string">
            <text:p>183 ÷ 16</text:p>
          </table:table-cell>
          <table:table-cell table:style-name="ce17" table:formula="of:=183/16" office:value-type="float" office:value="11.4375" calcext:value-type="float">
            <text:p>11.4375</text:p>
          </table:table-cell>
          <table:table-cell table:style-name="ce15" table:formula="of:=ABS([.L573]-[.N573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1.5" calcext:value-type="float">
            <text:p>11.5</text:p>
          </table:table-cell>
          <table:table-cell table:style-name="ce17" office:value-type="string" calcext:value-type="string">
            <text:p>23 ÷ 2</text:p>
          </table:table-cell>
          <table:table-cell table:style-name="ce17" table:formula="of:=23/2" office:value-type="float" office:value="11.5" calcext:value-type="float">
            <text:p>11.5</text:p>
          </table:table-cell>
          <table:table-cell table:style-name="ce15" table:formula="of:=ABS([.L574]-[.N574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1.5625" calcext:value-type="float">
            <text:p>11.5625</text:p>
          </table:table-cell>
          <table:table-cell table:style-name="ce17" office:value-type="string" calcext:value-type="string">
            <text:p>185 ÷ 16</text:p>
          </table:table-cell>
          <table:table-cell table:style-name="ce17" table:formula="of:=185/16" office:value-type="float" office:value="11.5625" calcext:value-type="float">
            <text:p>11.5625</text:p>
          </table:table-cell>
          <table:table-cell table:style-name="ce15" table:formula="of:=ABS([.L575]-[.N575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1.625" calcext:value-type="float">
            <text:p>11.625</text:p>
          </table:table-cell>
          <table:table-cell table:style-name="ce17" office:value-type="string" calcext:value-type="string">
            <text:p>93 ÷ 8</text:p>
          </table:table-cell>
          <table:table-cell table:style-name="ce17" table:formula="of:=93/8" office:value-type="float" office:value="11.625" calcext:value-type="float">
            <text:p>11.625</text:p>
          </table:table-cell>
          <table:table-cell table:style-name="ce15" table:formula="of:=ABS([.L576]-[.N576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1.6875" calcext:value-type="float">
            <text:p>11.6875</text:p>
          </table:table-cell>
          <table:table-cell table:style-name="ce17" office:value-type="string" calcext:value-type="string">
            <text:p>187 ÷ 16</text:p>
          </table:table-cell>
          <table:table-cell table:style-name="ce17" table:formula="of:=187/16" office:value-type="float" office:value="11.6875" calcext:value-type="float">
            <text:p>11.6875</text:p>
          </table:table-cell>
          <table:table-cell table:style-name="ce15" table:formula="of:=ABS([.L577]-[.N577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1.75" calcext:value-type="float">
            <text:p>11.75</text:p>
          </table:table-cell>
          <table:table-cell table:style-name="ce17" office:value-type="string" calcext:value-type="string">
            <text:p>47 ÷ 4</text:p>
          </table:table-cell>
          <table:table-cell table:style-name="ce17" table:formula="of:=47/4" office:value-type="float" office:value="11.75" calcext:value-type="float">
            <text:p>11.75</text:p>
          </table:table-cell>
          <table:table-cell table:style-name="ce15" table:formula="of:=ABS([.L578]-[.N578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1.8125" calcext:value-type="float">
            <text:p>11.8125</text:p>
          </table:table-cell>
          <table:table-cell table:style-name="ce17" office:value-type="string" calcext:value-type="string">
            <text:p>189 ÷ 16</text:p>
          </table:table-cell>
          <table:table-cell table:style-name="ce17" table:formula="of:=189/16" office:value-type="float" office:value="11.8125" calcext:value-type="float">
            <text:p>11.8125</text:p>
          </table:table-cell>
          <table:table-cell table:style-name="ce15" table:formula="of:=ABS([.L579]-[.N579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1.875" calcext:value-type="float">
            <text:p>11.875</text:p>
          </table:table-cell>
          <table:table-cell table:style-name="ce17" office:value-type="string" calcext:value-type="string">
            <text:p>95 ÷ 8</text:p>
          </table:table-cell>
          <table:table-cell table:style-name="ce17" table:formula="of:=95/8" office:value-type="float" office:value="11.875" calcext:value-type="float">
            <text:p>11.875</text:p>
          </table:table-cell>
          <table:table-cell table:style-name="ce15" table:formula="of:=ABS([.L580]-[.N580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1.9375" calcext:value-type="float">
            <text:p>11.9375</text:p>
          </table:table-cell>
          <table:table-cell table:style-name="ce17" office:value-type="string" calcext:value-type="string">
            <text:p>191 ÷ 16</text:p>
          </table:table-cell>
          <table:table-cell table:style-name="ce17" table:formula="of:=191/16" office:value-type="float" office:value="11.9375" calcext:value-type="float">
            <text:p>11.9375</text:p>
          </table:table-cell>
          <table:table-cell table:style-name="ce15" table:formula="of:=ABS([.L581]-[.N581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2" calcext:value-type="float">
            <text:p>12</text:p>
          </table:table-cell>
          <table:table-cell table:style-name="ce17" office:value-type="string" calcext:value-type="string">
            <text:p>12 ÷ 1</text:p>
          </table:table-cell>
          <table:table-cell table:style-name="ce17" table:formula="of:=12/1" office:value-type="float" office:value="12" calcext:value-type="float">
            <text:p>12</text:p>
          </table:table-cell>
          <table:table-cell table:style-name="ce15" table:formula="of:=ABS([.L582]-[.N582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2.0625" calcext:value-type="float">
            <text:p>12.0625</text:p>
          </table:table-cell>
          <table:table-cell table:style-name="ce17" office:value-type="string" calcext:value-type="string">
            <text:p>193 ÷ 16</text:p>
          </table:table-cell>
          <table:table-cell table:style-name="ce17" table:formula="of:=193/16" office:value-type="float" office:value="12.0625" calcext:value-type="float">
            <text:p>12.0625</text:p>
          </table:table-cell>
          <table:table-cell table:style-name="ce15" table:formula="of:=ABS([.L583]-[.N583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2.125" calcext:value-type="float">
            <text:p>12.125</text:p>
          </table:table-cell>
          <table:table-cell table:style-name="ce17" office:value-type="string" calcext:value-type="string">
            <text:p>97 ÷ 8</text:p>
          </table:table-cell>
          <table:table-cell table:style-name="ce17" table:formula="of:=97/8" office:value-type="float" office:value="12.125" calcext:value-type="float">
            <text:p>12.125</text:p>
          </table:table-cell>
          <table:table-cell table:style-name="ce15" table:formula="of:=ABS([.L584]-[.N584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2.1875" calcext:value-type="float">
            <text:p>12.1875</text:p>
          </table:table-cell>
          <table:table-cell table:style-name="ce17" office:value-type="string" calcext:value-type="string">
            <text:p>195 ÷ 16</text:p>
          </table:table-cell>
          <table:table-cell table:style-name="ce17" table:formula="of:=195/16" office:value-type="float" office:value="12.1875" calcext:value-type="float">
            <text:p>12.1875</text:p>
          </table:table-cell>
          <table:table-cell table:style-name="ce15" table:formula="of:=ABS([.L585]-[.N585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2.25" calcext:value-type="float">
            <text:p>12.25</text:p>
          </table:table-cell>
          <table:table-cell table:style-name="ce17" office:value-type="string" calcext:value-type="string">
            <text:p>49 ÷ 4</text:p>
          </table:table-cell>
          <table:table-cell table:style-name="ce17" table:formula="of:=49/4" office:value-type="float" office:value="12.25" calcext:value-type="float">
            <text:p>12.25</text:p>
          </table:table-cell>
          <table:table-cell table:style-name="ce15" table:formula="of:=ABS([.L586]-[.N586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2.3125" calcext:value-type="float">
            <text:p>12.3125</text:p>
          </table:table-cell>
          <table:table-cell table:style-name="ce17" office:value-type="string" calcext:value-type="string">
            <text:p>197 ÷ 16</text:p>
          </table:table-cell>
          <table:table-cell table:style-name="ce17" table:formula="of:=197/16" office:value-type="float" office:value="12.3125" calcext:value-type="float">
            <text:p>12.3125</text:p>
          </table:table-cell>
          <table:table-cell table:style-name="ce15" table:formula="of:=ABS([.L587]-[.N587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2.375" calcext:value-type="float">
            <text:p>12.375</text:p>
          </table:table-cell>
          <table:table-cell table:style-name="ce17" office:value-type="string" calcext:value-type="string">
            <text:p>99 ÷ 8</text:p>
          </table:table-cell>
          <table:table-cell table:style-name="ce17" table:formula="of:=99/8" office:value-type="float" office:value="12.375" calcext:value-type="float">
            <text:p>12.375</text:p>
          </table:table-cell>
          <table:table-cell table:style-name="ce15" table:formula="of:=ABS([.L588]-[.N588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2.4375" calcext:value-type="float">
            <text:p>12.4375</text:p>
          </table:table-cell>
          <table:table-cell table:style-name="ce17" office:value-type="string" calcext:value-type="string">
            <text:p>199 ÷ 16</text:p>
          </table:table-cell>
          <table:table-cell table:style-name="ce17" table:formula="of:=199/16" office:value-type="float" office:value="12.4375" calcext:value-type="float">
            <text:p>12.4375</text:p>
          </table:table-cell>
          <table:table-cell table:style-name="ce15" table:formula="of:=ABS([.L589]-[.N589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2.5" calcext:value-type="float">
            <text:p>12.5</text:p>
          </table:table-cell>
          <table:table-cell table:style-name="ce17" office:value-type="string" calcext:value-type="string">
            <text:p>25 ÷ 2</text:p>
          </table:table-cell>
          <table:table-cell table:style-name="ce17" table:formula="of:=25/2" office:value-type="float" office:value="12.5" calcext:value-type="float">
            <text:p>12.5</text:p>
          </table:table-cell>
          <table:table-cell table:style-name="ce15" table:formula="of:=ABS([.L590]-[.N590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2.5625" calcext:value-type="float">
            <text:p>12.5625</text:p>
          </table:table-cell>
          <table:table-cell table:style-name="ce17" office:value-type="string" calcext:value-type="string">
            <text:p>201 ÷ 16</text:p>
          </table:table-cell>
          <table:table-cell table:style-name="ce17" table:formula="of:=201/16" office:value-type="float" office:value="12.5625" calcext:value-type="float">
            <text:p>12.5625</text:p>
          </table:table-cell>
          <table:table-cell table:style-name="ce15" table:formula="of:=ABS([.L591]-[.N591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2.625" calcext:value-type="float">
            <text:p>12.625</text:p>
          </table:table-cell>
          <table:table-cell table:style-name="ce17" office:value-type="string" calcext:value-type="string">
            <text:p>101 ÷ 8</text:p>
          </table:table-cell>
          <table:table-cell table:style-name="ce17" table:formula="of:=101/8" office:value-type="float" office:value="12.625" calcext:value-type="float">
            <text:p>12.625</text:p>
          </table:table-cell>
          <table:table-cell table:style-name="ce15" table:formula="of:=ABS([.L592]-[.N592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2.6875" calcext:value-type="float">
            <text:p>12.6875</text:p>
          </table:table-cell>
          <table:table-cell table:style-name="ce17" office:value-type="string" calcext:value-type="string">
            <text:p>203 ÷ 16</text:p>
          </table:table-cell>
          <table:table-cell table:style-name="ce17" table:formula="of:=203/16" office:value-type="float" office:value="12.6875" calcext:value-type="float">
            <text:p>12.6875</text:p>
          </table:table-cell>
          <table:table-cell table:style-name="ce15" table:formula="of:=ABS([.L593]-[.N593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2.75" calcext:value-type="float">
            <text:p>12.75</text:p>
          </table:table-cell>
          <table:table-cell table:style-name="ce17" office:value-type="string" calcext:value-type="string">
            <text:p>51 ÷ 4</text:p>
          </table:table-cell>
          <table:table-cell table:style-name="ce17" table:formula="of:=51/4" office:value-type="float" office:value="12.75" calcext:value-type="float">
            <text:p>12.75</text:p>
          </table:table-cell>
          <table:table-cell table:style-name="ce15" table:formula="of:=ABS([.L594]-[.N594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2.8125" calcext:value-type="float">
            <text:p>12.8125</text:p>
          </table:table-cell>
          <table:table-cell table:style-name="ce17" office:value-type="string" calcext:value-type="string">
            <text:p>205 ÷ 16</text:p>
          </table:table-cell>
          <table:table-cell table:style-name="ce17" table:formula="of:=205/16" office:value-type="float" office:value="12.8125" calcext:value-type="float">
            <text:p>12.8125</text:p>
          </table:table-cell>
          <table:table-cell table:style-name="ce15" table:formula="of:=ABS([.L595]-[.N595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2.875" calcext:value-type="float">
            <text:p>12.875</text:p>
          </table:table-cell>
          <table:table-cell table:style-name="ce17" office:value-type="string" calcext:value-type="string">
            <text:p>103 ÷ 8</text:p>
          </table:table-cell>
          <table:table-cell table:style-name="ce17" table:formula="of:=103/8" office:value-type="float" office:value="12.875" calcext:value-type="float">
            <text:p>12.875</text:p>
          </table:table-cell>
          <table:table-cell table:style-name="ce15" table:formula="of:=ABS([.L596]-[.N596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2.9375" calcext:value-type="float">
            <text:p>12.9375</text:p>
          </table:table-cell>
          <table:table-cell table:style-name="ce17" office:value-type="string" calcext:value-type="string">
            <text:p>207 ÷ 16</text:p>
          </table:table-cell>
          <table:table-cell table:style-name="ce17" table:formula="of:=207/16" office:value-type="float" office:value="12.9375" calcext:value-type="float">
            <text:p>12.9375</text:p>
          </table:table-cell>
          <table:table-cell table:style-name="ce15" table:formula="of:=ABS([.L597]-[.N597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3" calcext:value-type="float">
            <text:p>13</text:p>
          </table:table-cell>
          <table:table-cell table:style-name="ce17" office:value-type="string" calcext:value-type="string">
            <text:p>13 ÷ 1</text:p>
          </table:table-cell>
          <table:table-cell table:style-name="ce17" table:formula="of:=13/1" office:value-type="float" office:value="13" calcext:value-type="float">
            <text:p>13</text:p>
          </table:table-cell>
          <table:table-cell table:style-name="ce15" table:formula="of:=ABS([.L598]-[.N598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3.0625" calcext:value-type="float">
            <text:p>13.0625</text:p>
          </table:table-cell>
          <table:table-cell table:style-name="ce17" office:value-type="string" calcext:value-type="string">
            <text:p>209 ÷ 16</text:p>
          </table:table-cell>
          <table:table-cell table:style-name="ce17" table:formula="of:=209/16" office:value-type="float" office:value="13.0625" calcext:value-type="float">
            <text:p>13.0625</text:p>
          </table:table-cell>
          <table:table-cell table:style-name="ce15" table:formula="of:=ABS([.L599]-[.N599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3.125" calcext:value-type="float">
            <text:p>13.125</text:p>
          </table:table-cell>
          <table:table-cell table:style-name="ce17" office:value-type="string" calcext:value-type="string">
            <text:p>105 ÷ 8</text:p>
          </table:table-cell>
          <table:table-cell table:style-name="ce17" table:formula="of:=105/8" office:value-type="float" office:value="13.125" calcext:value-type="float">
            <text:p>13.125</text:p>
          </table:table-cell>
          <table:table-cell table:style-name="ce15" table:formula="of:=ABS([.L600]-[.N600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3.1875" calcext:value-type="float">
            <text:p>13.1875</text:p>
          </table:table-cell>
          <table:table-cell table:style-name="ce17" office:value-type="string" calcext:value-type="string">
            <text:p>211 ÷ 16</text:p>
          </table:table-cell>
          <table:table-cell table:style-name="ce17" table:formula="of:=211/16" office:value-type="float" office:value="13.1875" calcext:value-type="float">
            <text:p>13.1875</text:p>
          </table:table-cell>
          <table:table-cell table:style-name="ce15" table:formula="of:=ABS([.L601]-[.N601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3.25" calcext:value-type="float">
            <text:p>13.25</text:p>
          </table:table-cell>
          <table:table-cell table:style-name="ce17" office:value-type="string" calcext:value-type="string">
            <text:p>53 ÷ 4</text:p>
          </table:table-cell>
          <table:table-cell table:style-name="ce17" table:formula="of:=53/4" office:value-type="float" office:value="13.25" calcext:value-type="float">
            <text:p>13.25</text:p>
          </table:table-cell>
          <table:table-cell table:style-name="ce15" table:formula="of:=ABS([.L602]-[.N602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3.3125" calcext:value-type="float">
            <text:p>13.3125</text:p>
          </table:table-cell>
          <table:table-cell table:style-name="ce17" office:value-type="string" calcext:value-type="string">
            <text:p>213 ÷ 16</text:p>
          </table:table-cell>
          <table:table-cell table:style-name="ce17" table:formula="of:=213/16" office:value-type="float" office:value="13.3125" calcext:value-type="float">
            <text:p>13.3125</text:p>
          </table:table-cell>
          <table:table-cell table:style-name="ce15" table:formula="of:=ABS([.L603]-[.N603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3.375" calcext:value-type="float">
            <text:p>13.375</text:p>
          </table:table-cell>
          <table:table-cell table:style-name="ce17" office:value-type="string" calcext:value-type="string">
            <text:p>107 ÷ 8</text:p>
          </table:table-cell>
          <table:table-cell table:style-name="ce17" table:formula="of:=107/8" office:value-type="float" office:value="13.375" calcext:value-type="float">
            <text:p>13.375</text:p>
          </table:table-cell>
          <table:table-cell table:style-name="ce15" table:formula="of:=ABS([.L604]-[.N604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3.4375" calcext:value-type="float">
            <text:p>13.4375</text:p>
          </table:table-cell>
          <table:table-cell table:style-name="ce17" office:value-type="string" calcext:value-type="string">
            <text:p>215 ÷ 16</text:p>
          </table:table-cell>
          <table:table-cell table:style-name="ce17" table:formula="of:=215/16" office:value-type="float" office:value="13.4375" calcext:value-type="float">
            <text:p>13.4375</text:p>
          </table:table-cell>
          <table:table-cell table:style-name="ce15" table:formula="of:=ABS([.L605]-[.N605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3.5" calcext:value-type="float">
            <text:p>13.5</text:p>
          </table:table-cell>
          <table:table-cell table:style-name="ce17" office:value-type="string" calcext:value-type="string">
            <text:p>27 ÷ 2</text:p>
          </table:table-cell>
          <table:table-cell table:style-name="ce17" table:formula="of:=27/2" office:value-type="float" office:value="13.5" calcext:value-type="float">
            <text:p>13.5</text:p>
          </table:table-cell>
          <table:table-cell table:style-name="ce15" table:formula="of:=ABS([.L606]-[.N606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3.5625" calcext:value-type="float">
            <text:p>13.5625</text:p>
          </table:table-cell>
          <table:table-cell table:style-name="ce17" office:value-type="string" calcext:value-type="string">
            <text:p>217 ÷ 16</text:p>
          </table:table-cell>
          <table:table-cell table:style-name="ce17" table:formula="of:=217/16" office:value-type="float" office:value="13.5625" calcext:value-type="float">
            <text:p>13.5625</text:p>
          </table:table-cell>
          <table:table-cell table:style-name="ce15" table:formula="of:=ABS([.L607]-[.N607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3.625" calcext:value-type="float">
            <text:p>13.625</text:p>
          </table:table-cell>
          <table:table-cell table:style-name="ce17" office:value-type="string" calcext:value-type="string">
            <text:p>109 ÷ 8</text:p>
          </table:table-cell>
          <table:table-cell table:style-name="ce17" table:formula="of:=109/8" office:value-type="float" office:value="13.625" calcext:value-type="float">
            <text:p>13.625</text:p>
          </table:table-cell>
          <table:table-cell table:style-name="ce15" table:formula="of:=ABS([.L608]-[.N608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3.6875" calcext:value-type="float">
            <text:p>13.6875</text:p>
          </table:table-cell>
          <table:table-cell table:style-name="ce17" office:value-type="string" calcext:value-type="string">
            <text:p>219 ÷ 16</text:p>
          </table:table-cell>
          <table:table-cell table:style-name="ce17" table:formula="of:=219/16" office:value-type="float" office:value="13.6875" calcext:value-type="float">
            <text:p>13.6875</text:p>
          </table:table-cell>
          <table:table-cell table:style-name="ce15" table:formula="of:=ABS([.L609]-[.N609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3.75" calcext:value-type="float">
            <text:p>13.75</text:p>
          </table:table-cell>
          <table:table-cell table:style-name="ce17" office:value-type="string" calcext:value-type="string">
            <text:p>55 ÷ 4</text:p>
          </table:table-cell>
          <table:table-cell table:style-name="ce17" table:formula="of:=55/4" office:value-type="float" office:value="13.75" calcext:value-type="float">
            <text:p>13.75</text:p>
          </table:table-cell>
          <table:table-cell table:style-name="ce15" table:formula="of:=ABS([.L610]-[.N610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3.8125" calcext:value-type="float">
            <text:p>13.8125</text:p>
          </table:table-cell>
          <table:table-cell table:style-name="ce17" office:value-type="string" calcext:value-type="string">
            <text:p>221 ÷ 16</text:p>
          </table:table-cell>
          <table:table-cell table:style-name="ce17" table:formula="of:=221/16" office:value-type="float" office:value="13.8125" calcext:value-type="float">
            <text:p>13.8125</text:p>
          </table:table-cell>
          <table:table-cell table:style-name="ce15" table:formula="of:=ABS([.L611]-[.N611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3.875" calcext:value-type="float">
            <text:p>13.875</text:p>
          </table:table-cell>
          <table:table-cell table:style-name="ce17" office:value-type="string" calcext:value-type="string">
            <text:p>111 ÷ 8</text:p>
          </table:table-cell>
          <table:table-cell table:style-name="ce17" table:formula="of:=111/8" office:value-type="float" office:value="13.875" calcext:value-type="float">
            <text:p>13.875</text:p>
          </table:table-cell>
          <table:table-cell table:style-name="ce15" table:formula="of:=ABS([.L612]-[.N612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3.9375" calcext:value-type="float">
            <text:p>13.9375</text:p>
          </table:table-cell>
          <table:table-cell table:style-name="ce17" office:value-type="string" calcext:value-type="string">
            <text:p>223 ÷ 16</text:p>
          </table:table-cell>
          <table:table-cell table:style-name="ce17" table:formula="of:=223/16" office:value-type="float" office:value="13.9375" calcext:value-type="float">
            <text:p>13.9375</text:p>
          </table:table-cell>
          <table:table-cell table:style-name="ce15" table:formula="of:=ABS([.L613]-[.N613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4" calcext:value-type="float">
            <text:p>14</text:p>
          </table:table-cell>
          <table:table-cell table:style-name="ce17" office:value-type="string" calcext:value-type="string">
            <text:p>14 ÷ 1</text:p>
          </table:table-cell>
          <table:table-cell table:style-name="ce17" table:formula="of:=14/1" office:value-type="float" office:value="14" calcext:value-type="float">
            <text:p>14</text:p>
          </table:table-cell>
          <table:table-cell table:style-name="ce15" table:formula="of:=ABS([.L614]-[.N614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4.0625" calcext:value-type="float">
            <text:p>14.0625</text:p>
          </table:table-cell>
          <table:table-cell table:style-name="ce17" office:value-type="string" calcext:value-type="string">
            <text:p>225 ÷ 16</text:p>
          </table:table-cell>
          <table:table-cell table:style-name="ce17" table:formula="of:=225/16" office:value-type="float" office:value="14.0625" calcext:value-type="float">
            <text:p>14.0625</text:p>
          </table:table-cell>
          <table:table-cell table:style-name="ce15" table:formula="of:=ABS([.L615]-[.N615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4.125" calcext:value-type="float">
            <text:p>14.125</text:p>
          </table:table-cell>
          <table:table-cell table:style-name="ce17" office:value-type="string" calcext:value-type="string">
            <text:p>113 ÷ 8</text:p>
          </table:table-cell>
          <table:table-cell table:style-name="ce17" table:formula="of:=113/8" office:value-type="float" office:value="14.125" calcext:value-type="float">
            <text:p>14.125</text:p>
          </table:table-cell>
          <table:table-cell table:style-name="ce15" table:formula="of:=ABS([.L616]-[.N616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4.1875" calcext:value-type="float">
            <text:p>14.1875</text:p>
          </table:table-cell>
          <table:table-cell table:style-name="ce17" office:value-type="string" calcext:value-type="string">
            <text:p>227 ÷ 16</text:p>
          </table:table-cell>
          <table:table-cell table:style-name="ce17" table:formula="of:=227/16" office:value-type="float" office:value="14.1875" calcext:value-type="float">
            <text:p>14.1875</text:p>
          </table:table-cell>
          <table:table-cell table:style-name="ce15" table:formula="of:=ABS([.L617]-[.N617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4.25" calcext:value-type="float">
            <text:p>14.25</text:p>
          </table:table-cell>
          <table:table-cell table:style-name="ce17" office:value-type="string" calcext:value-type="string">
            <text:p>57 ÷ 4</text:p>
          </table:table-cell>
          <table:table-cell table:style-name="ce17" table:formula="of:=57/4" office:value-type="float" office:value="14.25" calcext:value-type="float">
            <text:p>14.25</text:p>
          </table:table-cell>
          <table:table-cell table:style-name="ce15" table:formula="of:=ABS([.L618]-[.N618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4.3125" calcext:value-type="float">
            <text:p>14.3125</text:p>
          </table:table-cell>
          <table:table-cell table:style-name="ce17" office:value-type="string" calcext:value-type="string">
            <text:p>229 ÷ 16</text:p>
          </table:table-cell>
          <table:table-cell table:style-name="ce17" table:formula="of:=229/16" office:value-type="float" office:value="14.3125" calcext:value-type="float">
            <text:p>14.3125</text:p>
          </table:table-cell>
          <table:table-cell table:style-name="ce15" table:formula="of:=ABS([.L619]-[.N619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4.375" calcext:value-type="float">
            <text:p>14.375</text:p>
          </table:table-cell>
          <table:table-cell table:style-name="ce17" office:value-type="string" calcext:value-type="string">
            <text:p>115 ÷ 8</text:p>
          </table:table-cell>
          <table:table-cell table:style-name="ce17" table:formula="of:=115/8" office:value-type="float" office:value="14.375" calcext:value-type="float">
            <text:p>14.375</text:p>
          </table:table-cell>
          <table:table-cell table:style-name="ce15" table:formula="of:=ABS([.L620]-[.N620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4.4375" calcext:value-type="float">
            <text:p>14.4375</text:p>
          </table:table-cell>
          <table:table-cell table:style-name="ce17" office:value-type="string" calcext:value-type="string">
            <text:p>231 ÷ 16</text:p>
          </table:table-cell>
          <table:table-cell table:style-name="ce17" table:formula="of:=231/16" office:value-type="float" office:value="14.4375" calcext:value-type="float">
            <text:p>14.4375</text:p>
          </table:table-cell>
          <table:table-cell table:style-name="ce15" table:formula="of:=ABS([.L621]-[.N621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4.5" calcext:value-type="float">
            <text:p>14.5</text:p>
          </table:table-cell>
          <table:table-cell table:style-name="ce17" office:value-type="string" calcext:value-type="string">
            <text:p>29 ÷ 2</text:p>
          </table:table-cell>
          <table:table-cell table:style-name="ce17" table:formula="of:=29/2" office:value-type="float" office:value="14.5" calcext:value-type="float">
            <text:p>14.5</text:p>
          </table:table-cell>
          <table:table-cell table:style-name="ce15" table:formula="of:=ABS([.L622]-[.N622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4.5625" calcext:value-type="float">
            <text:p>14.5625</text:p>
          </table:table-cell>
          <table:table-cell table:style-name="ce17" office:value-type="string" calcext:value-type="string">
            <text:p>233 ÷ 16</text:p>
          </table:table-cell>
          <table:table-cell table:style-name="ce17" table:formula="of:=233/16" office:value-type="float" office:value="14.5625" calcext:value-type="float">
            <text:p>14.5625</text:p>
          </table:table-cell>
          <table:table-cell table:style-name="ce15" table:formula="of:=ABS([.L623]-[.N623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4.625" calcext:value-type="float">
            <text:p>14.625</text:p>
          </table:table-cell>
          <table:table-cell table:style-name="ce17" office:value-type="string" calcext:value-type="string">
            <text:p>117 ÷ 8</text:p>
          </table:table-cell>
          <table:table-cell table:style-name="ce17" table:formula="of:=117/8" office:value-type="float" office:value="14.625" calcext:value-type="float">
            <text:p>14.625</text:p>
          </table:table-cell>
          <table:table-cell table:style-name="ce15" table:formula="of:=ABS([.L624]-[.N624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4.6875" calcext:value-type="float">
            <text:p>14.6875</text:p>
          </table:table-cell>
          <table:table-cell table:style-name="ce17" office:value-type="string" calcext:value-type="string">
            <text:p>235 ÷ 16</text:p>
          </table:table-cell>
          <table:table-cell table:style-name="ce17" table:formula="of:=235/16" office:value-type="float" office:value="14.6875" calcext:value-type="float">
            <text:p>14.6875</text:p>
          </table:table-cell>
          <table:table-cell table:style-name="ce15" table:formula="of:=ABS([.L625]-[.N625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4.75" calcext:value-type="float">
            <text:p>14.75</text:p>
          </table:table-cell>
          <table:table-cell table:style-name="ce17" office:value-type="string" calcext:value-type="string">
            <text:p>59 ÷ 4</text:p>
          </table:table-cell>
          <table:table-cell table:style-name="ce17" table:formula="of:=59/4" office:value-type="float" office:value="14.75" calcext:value-type="float">
            <text:p>14.75</text:p>
          </table:table-cell>
          <table:table-cell table:style-name="ce15" table:formula="of:=ABS([.L626]-[.N626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4.8125" calcext:value-type="float">
            <text:p>14.8125</text:p>
          </table:table-cell>
          <table:table-cell table:style-name="ce17" office:value-type="string" calcext:value-type="string">
            <text:p>237 ÷ 16</text:p>
          </table:table-cell>
          <table:table-cell table:style-name="ce17" table:formula="of:=237/16" office:value-type="float" office:value="14.8125" calcext:value-type="float">
            <text:p>14.8125</text:p>
          </table:table-cell>
          <table:table-cell table:style-name="ce15" table:formula="of:=ABS([.L627]-[.N627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4.875" calcext:value-type="float">
            <text:p>14.875</text:p>
          </table:table-cell>
          <table:table-cell table:style-name="ce17" office:value-type="string" calcext:value-type="string">
            <text:p>119 ÷ 8</text:p>
          </table:table-cell>
          <table:table-cell table:style-name="ce17" table:formula="of:=119/8" office:value-type="float" office:value="14.875" calcext:value-type="float">
            <text:p>14.875</text:p>
          </table:table-cell>
          <table:table-cell table:style-name="ce15" table:formula="of:=ABS([.L628]-[.N628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4.9375" calcext:value-type="float">
            <text:p>14.9375</text:p>
          </table:table-cell>
          <table:table-cell table:style-name="ce17" office:value-type="string" calcext:value-type="string">
            <text:p>239 ÷ 16</text:p>
          </table:table-cell>
          <table:table-cell table:style-name="ce17" table:formula="of:=239/16" office:value-type="float" office:value="14.9375" calcext:value-type="float">
            <text:p>14.9375</text:p>
          </table:table-cell>
          <table:table-cell table:style-name="ce15" table:formula="of:=ABS([.L629]-[.N629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5" calcext:value-type="float">
            <text:p>15</text:p>
          </table:table-cell>
          <table:table-cell table:style-name="ce17" office:value-type="string" calcext:value-type="string">
            <text:p>15 ÷ 1</text:p>
          </table:table-cell>
          <table:table-cell table:style-name="ce17" table:formula="of:=15/1" office:value-type="float" office:value="15" calcext:value-type="float">
            <text:p>15</text:p>
          </table:table-cell>
          <table:table-cell table:style-name="ce15" table:formula="of:=ABS([.L630]-[.N630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5.0625" calcext:value-type="float">
            <text:p>15.0625</text:p>
          </table:table-cell>
          <table:table-cell table:style-name="ce17" office:value-type="string" calcext:value-type="string">
            <text:p>241 ÷ 16</text:p>
          </table:table-cell>
          <table:table-cell table:style-name="ce17" table:formula="of:=241/16" office:value-type="float" office:value="15.0625" calcext:value-type="float">
            <text:p>15.0625</text:p>
          </table:table-cell>
          <table:table-cell table:style-name="ce15" table:formula="of:=ABS([.L631]-[.N631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5.125" calcext:value-type="float">
            <text:p>15.125</text:p>
          </table:table-cell>
          <table:table-cell table:style-name="ce17" office:value-type="string" calcext:value-type="string">
            <text:p>121 ÷ 8</text:p>
          </table:table-cell>
          <table:table-cell table:style-name="ce17" table:formula="of:=121/8" office:value-type="float" office:value="15.125" calcext:value-type="float">
            <text:p>15.125</text:p>
          </table:table-cell>
          <table:table-cell table:style-name="ce15" table:formula="of:=ABS([.L632]-[.N632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5.1875" calcext:value-type="float">
            <text:p>15.1875</text:p>
          </table:table-cell>
          <table:table-cell table:style-name="ce17" office:value-type="string" calcext:value-type="string">
            <text:p>243 ÷ 16</text:p>
          </table:table-cell>
          <table:table-cell table:style-name="ce17" table:formula="of:=243/16" office:value-type="float" office:value="15.1875" calcext:value-type="float">
            <text:p>15.1875</text:p>
          </table:table-cell>
          <table:table-cell table:style-name="ce15" table:formula="of:=ABS([.L633]-[.N633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5.25" calcext:value-type="float">
            <text:p>15.25</text:p>
          </table:table-cell>
          <table:table-cell table:style-name="ce17" office:value-type="string" calcext:value-type="string">
            <text:p>61 ÷ 4</text:p>
          </table:table-cell>
          <table:table-cell table:style-name="ce17" table:formula="of:=61/4" office:value-type="float" office:value="15.25" calcext:value-type="float">
            <text:p>15.25</text:p>
          </table:table-cell>
          <table:table-cell table:style-name="ce15" table:formula="of:=ABS([.L634]-[.N634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5.3125" calcext:value-type="float">
            <text:p>15.3125</text:p>
          </table:table-cell>
          <table:table-cell table:style-name="ce17" office:value-type="string" calcext:value-type="string">
            <text:p>245 ÷ 16</text:p>
          </table:table-cell>
          <table:table-cell table:style-name="ce17" table:formula="of:=245/16" office:value-type="float" office:value="15.3125" calcext:value-type="float">
            <text:p>15.3125</text:p>
          </table:table-cell>
          <table:table-cell table:style-name="ce15" table:formula="of:=ABS([.L635]-[.N635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5.375" calcext:value-type="float">
            <text:p>15.375</text:p>
          </table:table-cell>
          <table:table-cell table:style-name="ce17" office:value-type="string" calcext:value-type="string">
            <text:p>123 ÷ 8</text:p>
          </table:table-cell>
          <table:table-cell table:style-name="ce17" table:formula="of:=123/8" office:value-type="float" office:value="15.375" calcext:value-type="float">
            <text:p>15.375</text:p>
          </table:table-cell>
          <table:table-cell table:style-name="ce15" table:formula="of:=ABS([.L636]-[.N636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5.4375" calcext:value-type="float">
            <text:p>15.4375</text:p>
          </table:table-cell>
          <table:table-cell table:style-name="ce17" office:value-type="string" calcext:value-type="string">
            <text:p>247 ÷ 16</text:p>
          </table:table-cell>
          <table:table-cell table:style-name="ce17" table:formula="of:=247/16" office:value-type="float" office:value="15.4375" calcext:value-type="float">
            <text:p>15.4375</text:p>
          </table:table-cell>
          <table:table-cell table:style-name="ce15" table:formula="of:=ABS([.L637]-[.N637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5.5" calcext:value-type="float">
            <text:p>15.5</text:p>
          </table:table-cell>
          <table:table-cell table:style-name="ce17" office:value-type="string" calcext:value-type="string">
            <text:p>31 ÷ 2</text:p>
          </table:table-cell>
          <table:table-cell table:style-name="ce17" table:formula="of:=31/2" office:value-type="float" office:value="15.5" calcext:value-type="float">
            <text:p>15.5</text:p>
          </table:table-cell>
          <table:table-cell table:style-name="ce15" table:formula="of:=ABS([.L638]-[.N638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5.5625" calcext:value-type="float">
            <text:p>15.5625</text:p>
          </table:table-cell>
          <table:table-cell table:style-name="ce17" office:value-type="string" calcext:value-type="string">
            <text:p>249 ÷ 16</text:p>
          </table:table-cell>
          <table:table-cell table:style-name="ce17" table:formula="of:=249/16" office:value-type="float" office:value="15.5625" calcext:value-type="float">
            <text:p>15.5625</text:p>
          </table:table-cell>
          <table:table-cell table:style-name="ce15" table:formula="of:=ABS([.L639]-[.N639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5.625" calcext:value-type="float">
            <text:p>15.625</text:p>
          </table:table-cell>
          <table:table-cell table:style-name="ce17" office:value-type="string" calcext:value-type="string">
            <text:p>125 ÷ 8</text:p>
          </table:table-cell>
          <table:table-cell table:style-name="ce17" table:formula="of:=125/8" office:value-type="float" office:value="15.625" calcext:value-type="float">
            <text:p>15.625</text:p>
          </table:table-cell>
          <table:table-cell table:style-name="ce15" table:formula="of:=ABS([.L640]-[.N640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5.6875" calcext:value-type="float">
            <text:p>15.6875</text:p>
          </table:table-cell>
          <table:table-cell table:style-name="ce17" office:value-type="string" calcext:value-type="string">
            <text:p>251 ÷ 16</text:p>
          </table:table-cell>
          <table:table-cell table:style-name="ce17" table:formula="of:=251/16" office:value-type="float" office:value="15.6875" calcext:value-type="float">
            <text:p>15.6875</text:p>
          </table:table-cell>
          <table:table-cell table:style-name="ce15" table:formula="of:=ABS([.L641]-[.N641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5.75" calcext:value-type="float">
            <text:p>15.75</text:p>
          </table:table-cell>
          <table:table-cell table:style-name="ce17" office:value-type="string" calcext:value-type="string">
            <text:p>63 ÷ 4</text:p>
          </table:table-cell>
          <table:table-cell table:style-name="ce17" table:formula="of:=63/4" office:value-type="float" office:value="15.75" calcext:value-type="float">
            <text:p>15.75</text:p>
          </table:table-cell>
          <table:table-cell table:style-name="ce15" table:formula="of:=ABS([.L642]-[.N642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5.8125" calcext:value-type="float">
            <text:p>15.8125</text:p>
          </table:table-cell>
          <table:table-cell table:style-name="ce17" office:value-type="string" calcext:value-type="string">
            <text:p>253 ÷ 16</text:p>
          </table:table-cell>
          <table:table-cell table:style-name="ce17" table:formula="of:=253/16" office:value-type="float" office:value="15.8125" calcext:value-type="float">
            <text:p>15.8125</text:p>
          </table:table-cell>
          <table:table-cell table:style-name="ce15" table:formula="of:=ABS([.L643]-[.N643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5.875" calcext:value-type="float">
            <text:p>15.875</text:p>
          </table:table-cell>
          <table:table-cell table:style-name="ce17" office:value-type="string" calcext:value-type="string">
            <text:p>127 ÷ 8</text:p>
          </table:table-cell>
          <table:table-cell table:style-name="ce17" table:formula="of:=127/8" office:value-type="float" office:value="15.875" calcext:value-type="float">
            <text:p>15.875</text:p>
          </table:table-cell>
          <table:table-cell table:style-name="ce15" table:formula="of:=ABS([.L644]-[.N644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5.9375" calcext:value-type="float">
            <text:p>15.9375</text:p>
          </table:table-cell>
          <table:table-cell table:style-name="ce17" office:value-type="string" calcext:value-type="string">
            <text:p>255 ÷ 16</text:p>
          </table:table-cell>
          <table:table-cell table:style-name="ce17" table:formula="of:=255/16" office:value-type="float" office:value="15.9375" calcext:value-type="float">
            <text:p>15.9375</text:p>
          </table:table-cell>
          <table:table-cell table:style-name="ce15" table:formula="of:=ABS([.L645]-[.N645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covered-table-cell table:style-name="ce26"/>
          <table:covered-table-cell table:style-name="ce39"/>
          <table:covered-table-cell table:style-name="ce47"/>
          <table:covered-table-cell table:style-name="ce60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16 ÷ 1</text:p>
          </table:table-cell>
          <table:table-cell table:style-name="ce17" table:formula="of:=16/1" office:value-type="float" office:value="16" calcext:value-type="float">
            <text:p>16</text:p>
          </table:table-cell>
          <table:table-cell table:style-name="ce15" table:formula="of:=ABS([.L646]-[.N646])" office:value-type="float" office:value="0" calcext:value-type="float">
            <text:p>0</text:p>
          </table:table-cell>
          <table:table-cell table:style-name="ce19" office:value-type="string" calcext:value-type="string">
            <text:p>1 ÷ 16</text:p>
          </table:table-cell>
          <table:table-cell table:style-name="ce30"/>
          <table:table-cell table:style-name="ce44"/>
          <table:table-cell table:style-name="ce51"/>
          <table:table-cell table:style-name="ce61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6.125" calcext:value-type="float">
            <text:p>16.125</text:p>
          </table:table-cell>
          <table:table-cell table:style-name="ce17" office:value-type="string" calcext:value-type="string">
            <text:p>129 ÷ 8</text:p>
          </table:table-cell>
          <table:table-cell table:style-name="ce17" table:formula="of:=129/8" office:value-type="float" office:value="16.125" calcext:value-type="float">
            <text:p>16.125</text:p>
          </table:table-cell>
          <table:table-cell table:style-name="ce15" table:formula="of:=ABS([.L647]-[.N647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table-cell table:style-name="ce22" office:value-type="string" calcext:value-type="string" table:number-columns-spanned="4" table:number-rows-spanned="127">
            <text:p>129 values 1 ÷ 8 apart from 256 ÷ 16 (16) through 256 ÷ 8 (32)</text:p>
          </table:table-cell>
          <table:covered-table-cell table:style-name="ce36"/>
          <table:covered-table-cell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6.25" calcext:value-type="float">
            <text:p>16.25</text:p>
          </table:table-cell>
          <table:table-cell table:style-name="ce17" office:value-type="string" calcext:value-type="string">
            <text:p>65 ÷ 4</text:p>
          </table:table-cell>
          <table:table-cell table:style-name="ce17" table:formula="of:=65/4" office:value-type="float" office:value="16.25" calcext:value-type="float">
            <text:p>16.25</text:p>
          </table:table-cell>
          <table:table-cell table:style-name="ce15" table:formula="of:=ABS([.L648]-[.N648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6.375" calcext:value-type="float">
            <text:p>16.375</text:p>
          </table:table-cell>
          <table:table-cell table:style-name="ce17" office:value-type="string" calcext:value-type="string">
            <text:p>131 ÷ 8</text:p>
          </table:table-cell>
          <table:table-cell table:style-name="ce17" table:formula="of:=131/8" office:value-type="float" office:value="16.375" calcext:value-type="float">
            <text:p>16.375</text:p>
          </table:table-cell>
          <table:table-cell table:style-name="ce15" table:formula="of:=ABS([.L649]-[.N649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6.5" calcext:value-type="float">
            <text:p>16.5</text:p>
          </table:table-cell>
          <table:table-cell table:style-name="ce17" office:value-type="string" calcext:value-type="string">
            <text:p>33 ÷ 2</text:p>
          </table:table-cell>
          <table:table-cell table:style-name="ce17" table:formula="of:=33/2" office:value-type="float" office:value="16.5" calcext:value-type="float">
            <text:p>16.5</text:p>
          </table:table-cell>
          <table:table-cell table:style-name="ce15" table:formula="of:=ABS([.L650]-[.N650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6.625" calcext:value-type="float">
            <text:p>16.625</text:p>
          </table:table-cell>
          <table:table-cell table:style-name="ce17" office:value-type="string" calcext:value-type="string">
            <text:p>133 ÷ 8</text:p>
          </table:table-cell>
          <table:table-cell table:style-name="ce17" table:formula="of:=133/8" office:value-type="float" office:value="16.625" calcext:value-type="float">
            <text:p>16.625</text:p>
          </table:table-cell>
          <table:table-cell table:style-name="ce15" table:formula="of:=ABS([.L651]-[.N651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6.75" calcext:value-type="float">
            <text:p>16.75</text:p>
          </table:table-cell>
          <table:table-cell table:style-name="ce17" office:value-type="string" calcext:value-type="string">
            <text:p>67 ÷ 4</text:p>
          </table:table-cell>
          <table:table-cell table:style-name="ce17" table:formula="of:=67/4" office:value-type="float" office:value="16.75" calcext:value-type="float">
            <text:p>16.75</text:p>
          </table:table-cell>
          <table:table-cell table:style-name="ce15" table:formula="of:=ABS([.L652]-[.N652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6.875" calcext:value-type="float">
            <text:p>16.875</text:p>
          </table:table-cell>
          <table:table-cell table:style-name="ce17" office:value-type="string" calcext:value-type="string">
            <text:p>135 ÷ 8</text:p>
          </table:table-cell>
          <table:table-cell table:style-name="ce17" table:formula="of:=135/8" office:value-type="float" office:value="16.875" calcext:value-type="float">
            <text:p>16.875</text:p>
          </table:table-cell>
          <table:table-cell table:style-name="ce15" table:formula="of:=ABS([.L653]-[.N653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7" calcext:value-type="float">
            <text:p>17</text:p>
          </table:table-cell>
          <table:table-cell table:style-name="ce17" office:value-type="string" calcext:value-type="string">
            <text:p>17 ÷ 1</text:p>
          </table:table-cell>
          <table:table-cell table:style-name="ce17" table:formula="of:=17/1" office:value-type="float" office:value="17" calcext:value-type="float">
            <text:p>17</text:p>
          </table:table-cell>
          <table:table-cell table:style-name="ce15" table:formula="of:=ABS([.L654]-[.N654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7.125" calcext:value-type="float">
            <text:p>17.125</text:p>
          </table:table-cell>
          <table:table-cell table:style-name="ce17" office:value-type="string" calcext:value-type="string">
            <text:p>137 ÷ 8</text:p>
          </table:table-cell>
          <table:table-cell table:style-name="ce17" table:formula="of:=137/8" office:value-type="float" office:value="17.125" calcext:value-type="float">
            <text:p>17.125</text:p>
          </table:table-cell>
          <table:table-cell table:style-name="ce15" table:formula="of:=ABS([.L655]-[.N655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7.25" calcext:value-type="float">
            <text:p>17.25</text:p>
          </table:table-cell>
          <table:table-cell table:style-name="ce17" office:value-type="string" calcext:value-type="string">
            <text:p>69 ÷ 4</text:p>
          </table:table-cell>
          <table:table-cell table:style-name="ce17" table:formula="of:=69/4" office:value-type="float" office:value="17.25" calcext:value-type="float">
            <text:p>17.25</text:p>
          </table:table-cell>
          <table:table-cell table:style-name="ce15" table:formula="of:=ABS([.L656]-[.N656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7.375" calcext:value-type="float">
            <text:p>17.375</text:p>
          </table:table-cell>
          <table:table-cell table:style-name="ce17" office:value-type="string" calcext:value-type="string">
            <text:p>139 ÷ 8</text:p>
          </table:table-cell>
          <table:table-cell table:style-name="ce17" table:formula="of:=139/8" office:value-type="float" office:value="17.375" calcext:value-type="float">
            <text:p>17.375</text:p>
          </table:table-cell>
          <table:table-cell table:style-name="ce15" table:formula="of:=ABS([.L657]-[.N657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7.5" calcext:value-type="float">
            <text:p>17.5</text:p>
          </table:table-cell>
          <table:table-cell table:style-name="ce17" office:value-type="string" calcext:value-type="string">
            <text:p>35 ÷ 2</text:p>
          </table:table-cell>
          <table:table-cell table:style-name="ce17" table:formula="of:=35/2" office:value-type="float" office:value="17.5" calcext:value-type="float">
            <text:p>17.5</text:p>
          </table:table-cell>
          <table:table-cell table:style-name="ce15" table:formula="of:=ABS([.L658]-[.N658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7.625" calcext:value-type="float">
            <text:p>17.625</text:p>
          </table:table-cell>
          <table:table-cell table:style-name="ce17" office:value-type="string" calcext:value-type="string">
            <text:p>141 ÷ 8</text:p>
          </table:table-cell>
          <table:table-cell table:style-name="ce17" table:formula="of:=141/8" office:value-type="float" office:value="17.625" calcext:value-type="float">
            <text:p>17.625</text:p>
          </table:table-cell>
          <table:table-cell table:style-name="ce15" table:formula="of:=ABS([.L659]-[.N659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7.75" calcext:value-type="float">
            <text:p>17.75</text:p>
          </table:table-cell>
          <table:table-cell table:style-name="ce17" office:value-type="string" calcext:value-type="string">
            <text:p>71 ÷ 4</text:p>
          </table:table-cell>
          <table:table-cell table:style-name="ce17" table:formula="of:=71/4" office:value-type="float" office:value="17.75" calcext:value-type="float">
            <text:p>17.75</text:p>
          </table:table-cell>
          <table:table-cell table:style-name="ce15" table:formula="of:=ABS([.L660]-[.N660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7.875" calcext:value-type="float">
            <text:p>17.875</text:p>
          </table:table-cell>
          <table:table-cell table:style-name="ce17" office:value-type="string" calcext:value-type="string">
            <text:p>143 ÷ 8</text:p>
          </table:table-cell>
          <table:table-cell table:style-name="ce17" table:formula="of:=143/8" office:value-type="float" office:value="17.875" calcext:value-type="float">
            <text:p>17.875</text:p>
          </table:table-cell>
          <table:table-cell table:style-name="ce15" table:formula="of:=ABS([.L661]-[.N661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8" calcext:value-type="float">
            <text:p>18</text:p>
          </table:table-cell>
          <table:table-cell table:style-name="ce17" office:value-type="string" calcext:value-type="string">
            <text:p>18 ÷ 1</text:p>
          </table:table-cell>
          <table:table-cell table:style-name="ce17" table:formula="of:=18/1" office:value-type="float" office:value="18" calcext:value-type="float">
            <text:p>18</text:p>
          </table:table-cell>
          <table:table-cell table:style-name="ce15" table:formula="of:=ABS([.L662]-[.N662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8.125" calcext:value-type="float">
            <text:p>18.125</text:p>
          </table:table-cell>
          <table:table-cell table:style-name="ce17" office:value-type="string" calcext:value-type="string">
            <text:p>145 ÷ 8</text:p>
          </table:table-cell>
          <table:table-cell table:style-name="ce17" table:formula="of:=145/8" office:value-type="float" office:value="18.125" calcext:value-type="float">
            <text:p>18.125</text:p>
          </table:table-cell>
          <table:table-cell table:style-name="ce15" table:formula="of:=ABS([.L663]-[.N663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8.25" calcext:value-type="float">
            <text:p>18.25</text:p>
          </table:table-cell>
          <table:table-cell table:style-name="ce17" office:value-type="string" calcext:value-type="string">
            <text:p>73 ÷ 4</text:p>
          </table:table-cell>
          <table:table-cell table:style-name="ce17" table:formula="of:=73/4" office:value-type="float" office:value="18.25" calcext:value-type="float">
            <text:p>18.25</text:p>
          </table:table-cell>
          <table:table-cell table:style-name="ce15" table:formula="of:=ABS([.L664]-[.N664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8.375" calcext:value-type="float">
            <text:p>18.375</text:p>
          </table:table-cell>
          <table:table-cell table:style-name="ce17" office:value-type="string" calcext:value-type="string">
            <text:p>147 ÷ 8</text:p>
          </table:table-cell>
          <table:table-cell table:style-name="ce17" table:formula="of:=147/8" office:value-type="float" office:value="18.375" calcext:value-type="float">
            <text:p>18.375</text:p>
          </table:table-cell>
          <table:table-cell table:style-name="ce15" table:formula="of:=ABS([.L665]-[.N665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8.5" calcext:value-type="float">
            <text:p>18.5</text:p>
          </table:table-cell>
          <table:table-cell table:style-name="ce17" office:value-type="string" calcext:value-type="string">
            <text:p>37 ÷ 2</text:p>
          </table:table-cell>
          <table:table-cell table:style-name="ce17" table:formula="of:=37/2" office:value-type="float" office:value="18.5" calcext:value-type="float">
            <text:p>18.5</text:p>
          </table:table-cell>
          <table:table-cell table:style-name="ce15" table:formula="of:=ABS([.L666]-[.N666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8.625" calcext:value-type="float">
            <text:p>18.625</text:p>
          </table:table-cell>
          <table:table-cell table:style-name="ce17" office:value-type="string" calcext:value-type="string">
            <text:p>149 ÷ 8</text:p>
          </table:table-cell>
          <table:table-cell table:style-name="ce17" table:formula="of:=149/8" office:value-type="float" office:value="18.625" calcext:value-type="float">
            <text:p>18.625</text:p>
          </table:table-cell>
          <table:table-cell table:style-name="ce15" table:formula="of:=ABS([.L667]-[.N667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8.75" calcext:value-type="float">
            <text:p>18.75</text:p>
          </table:table-cell>
          <table:table-cell table:style-name="ce17" office:value-type="string" calcext:value-type="string">
            <text:p>75 ÷ 4</text:p>
          </table:table-cell>
          <table:table-cell table:style-name="ce17" table:formula="of:=75/4" office:value-type="float" office:value="18.75" calcext:value-type="float">
            <text:p>18.75</text:p>
          </table:table-cell>
          <table:table-cell table:style-name="ce15" table:formula="of:=ABS([.L668]-[.N668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8.875" calcext:value-type="float">
            <text:p>18.875</text:p>
          </table:table-cell>
          <table:table-cell table:style-name="ce17" office:value-type="string" calcext:value-type="string">
            <text:p>151 ÷ 8</text:p>
          </table:table-cell>
          <table:table-cell table:style-name="ce17" table:formula="of:=151/8" office:value-type="float" office:value="18.875" calcext:value-type="float">
            <text:p>18.875</text:p>
          </table:table-cell>
          <table:table-cell table:style-name="ce15" table:formula="of:=ABS([.L669]-[.N669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9" calcext:value-type="float">
            <text:p>19</text:p>
          </table:table-cell>
          <table:table-cell table:style-name="ce17" office:value-type="string" calcext:value-type="string">
            <text:p>19 ÷ 1</text:p>
          </table:table-cell>
          <table:table-cell table:style-name="ce17" table:formula="of:=19/1" office:value-type="float" office:value="19" calcext:value-type="float">
            <text:p>19</text:p>
          </table:table-cell>
          <table:table-cell table:style-name="ce15" table:formula="of:=ABS([.L670]-[.N670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9.125" calcext:value-type="float">
            <text:p>19.125</text:p>
          </table:table-cell>
          <table:table-cell table:style-name="ce17" office:value-type="string" calcext:value-type="string">
            <text:p>153 ÷ 8</text:p>
          </table:table-cell>
          <table:table-cell table:style-name="ce17" table:formula="of:=153/8" office:value-type="float" office:value="19.125" calcext:value-type="float">
            <text:p>19.125</text:p>
          </table:table-cell>
          <table:table-cell table:style-name="ce15" table:formula="of:=ABS([.L671]-[.N671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9.25" calcext:value-type="float">
            <text:p>19.25</text:p>
          </table:table-cell>
          <table:table-cell table:style-name="ce17" office:value-type="string" calcext:value-type="string">
            <text:p>77 ÷ 4</text:p>
          </table:table-cell>
          <table:table-cell table:style-name="ce17" table:formula="of:=77/4" office:value-type="float" office:value="19.25" calcext:value-type="float">
            <text:p>19.25</text:p>
          </table:table-cell>
          <table:table-cell table:style-name="ce15" table:formula="of:=ABS([.L672]-[.N672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9.375" calcext:value-type="float">
            <text:p>19.375</text:p>
          </table:table-cell>
          <table:table-cell table:style-name="ce17" office:value-type="string" calcext:value-type="string">
            <text:p>155 ÷ 8</text:p>
          </table:table-cell>
          <table:table-cell table:style-name="ce17" table:formula="of:=155/8" office:value-type="float" office:value="19.375" calcext:value-type="float">
            <text:p>19.375</text:p>
          </table:table-cell>
          <table:table-cell table:style-name="ce15" table:formula="of:=ABS([.L673]-[.N673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9.5" calcext:value-type="float">
            <text:p>19.5</text:p>
          </table:table-cell>
          <table:table-cell table:style-name="ce17" office:value-type="string" calcext:value-type="string">
            <text:p>39 ÷ 2</text:p>
          </table:table-cell>
          <table:table-cell table:style-name="ce17" table:formula="of:=39/2" office:value-type="float" office:value="19.5" calcext:value-type="float">
            <text:p>19.5</text:p>
          </table:table-cell>
          <table:table-cell table:style-name="ce15" table:formula="of:=ABS([.L674]-[.N674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9.625" calcext:value-type="float">
            <text:p>19.625</text:p>
          </table:table-cell>
          <table:table-cell table:style-name="ce17" office:value-type="string" calcext:value-type="string">
            <text:p>157 ÷ 8</text:p>
          </table:table-cell>
          <table:table-cell table:style-name="ce17" table:formula="of:=157/8" office:value-type="float" office:value="19.625" calcext:value-type="float">
            <text:p>19.625</text:p>
          </table:table-cell>
          <table:table-cell table:style-name="ce15" table:formula="of:=ABS([.L675]-[.N675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9.75" calcext:value-type="float">
            <text:p>19.75</text:p>
          </table:table-cell>
          <table:table-cell table:style-name="ce17" office:value-type="string" calcext:value-type="string">
            <text:p>79 ÷ 4</text:p>
          </table:table-cell>
          <table:table-cell table:style-name="ce17" table:formula="of:=79/4" office:value-type="float" office:value="19.75" calcext:value-type="float">
            <text:p>19.75</text:p>
          </table:table-cell>
          <table:table-cell table:style-name="ce15" table:formula="of:=ABS([.L676]-[.N676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9.875" calcext:value-type="float">
            <text:p>19.875</text:p>
          </table:table-cell>
          <table:table-cell table:style-name="ce17" office:value-type="string" calcext:value-type="string">
            <text:p>159 ÷ 8</text:p>
          </table:table-cell>
          <table:table-cell table:style-name="ce17" table:formula="of:=159/8" office:value-type="float" office:value="19.875" calcext:value-type="float">
            <text:p>19.875</text:p>
          </table:table-cell>
          <table:table-cell table:style-name="ce15" table:formula="of:=ABS([.L677]-[.N677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0" calcext:value-type="float">
            <text:p>20</text:p>
          </table:table-cell>
          <table:table-cell table:style-name="ce17" office:value-type="string" calcext:value-type="string">
            <text:p>20 ÷ 1</text:p>
          </table:table-cell>
          <table:table-cell table:style-name="ce17" table:formula="of:=20/1" office:value-type="float" office:value="20" calcext:value-type="float">
            <text:p>20</text:p>
          </table:table-cell>
          <table:table-cell table:style-name="ce15" table:formula="of:=ABS([.L678]-[.N678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0.125" calcext:value-type="float">
            <text:p>20.125</text:p>
          </table:table-cell>
          <table:table-cell table:style-name="ce17" office:value-type="string" calcext:value-type="string">
            <text:p>161 ÷ 8</text:p>
          </table:table-cell>
          <table:table-cell table:style-name="ce17" table:formula="of:=161/8" office:value-type="float" office:value="20.125" calcext:value-type="float">
            <text:p>20.125</text:p>
          </table:table-cell>
          <table:table-cell table:style-name="ce15" table:formula="of:=ABS([.L679]-[.N679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0.25" calcext:value-type="float">
            <text:p>20.25</text:p>
          </table:table-cell>
          <table:table-cell table:style-name="ce17" office:value-type="string" calcext:value-type="string">
            <text:p>81 ÷ 4</text:p>
          </table:table-cell>
          <table:table-cell table:style-name="ce17" table:formula="of:=81/4" office:value-type="float" office:value="20.25" calcext:value-type="float">
            <text:p>20.25</text:p>
          </table:table-cell>
          <table:table-cell table:style-name="ce15" table:formula="of:=ABS([.L680]-[.N680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0.375" calcext:value-type="float">
            <text:p>20.375</text:p>
          </table:table-cell>
          <table:table-cell table:style-name="ce17" office:value-type="string" calcext:value-type="string">
            <text:p>163 ÷ 8</text:p>
          </table:table-cell>
          <table:table-cell table:style-name="ce17" table:formula="of:=163/8" office:value-type="float" office:value="20.375" calcext:value-type="float">
            <text:p>20.375</text:p>
          </table:table-cell>
          <table:table-cell table:style-name="ce15" table:formula="of:=ABS([.L681]-[.N681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0.5" calcext:value-type="float">
            <text:p>20.5</text:p>
          </table:table-cell>
          <table:table-cell table:style-name="ce17" office:value-type="string" calcext:value-type="string">
            <text:p>41 ÷ 2</text:p>
          </table:table-cell>
          <table:table-cell table:style-name="ce17" table:formula="of:=41/2" office:value-type="float" office:value="20.5" calcext:value-type="float">
            <text:p>20.5</text:p>
          </table:table-cell>
          <table:table-cell table:style-name="ce15" table:formula="of:=ABS([.L682]-[.N682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0.625" calcext:value-type="float">
            <text:p>20.625</text:p>
          </table:table-cell>
          <table:table-cell table:style-name="ce17" office:value-type="string" calcext:value-type="string">
            <text:p>165 ÷ 8</text:p>
          </table:table-cell>
          <table:table-cell table:style-name="ce17" table:formula="of:=165/8" office:value-type="float" office:value="20.625" calcext:value-type="float">
            <text:p>20.625</text:p>
          </table:table-cell>
          <table:table-cell table:style-name="ce15" table:formula="of:=ABS([.L683]-[.N683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0.75" calcext:value-type="float">
            <text:p>20.75</text:p>
          </table:table-cell>
          <table:table-cell table:style-name="ce17" office:value-type="string" calcext:value-type="string">
            <text:p>83 ÷ 4</text:p>
          </table:table-cell>
          <table:table-cell table:style-name="ce17" table:formula="of:=83/4" office:value-type="float" office:value="20.75" calcext:value-type="float">
            <text:p>20.75</text:p>
          </table:table-cell>
          <table:table-cell table:style-name="ce15" table:formula="of:=ABS([.L684]-[.N684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0.875" calcext:value-type="float">
            <text:p>20.875</text:p>
          </table:table-cell>
          <table:table-cell table:style-name="ce17" office:value-type="string" calcext:value-type="string">
            <text:p>167 ÷ 8</text:p>
          </table:table-cell>
          <table:table-cell table:style-name="ce17" table:formula="of:=167/8" office:value-type="float" office:value="20.875" calcext:value-type="float">
            <text:p>20.875</text:p>
          </table:table-cell>
          <table:table-cell table:style-name="ce15" table:formula="of:=ABS([.L685]-[.N685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1" calcext:value-type="float">
            <text:p>21</text:p>
          </table:table-cell>
          <table:table-cell table:style-name="ce17" office:value-type="string" calcext:value-type="string">
            <text:p>21 ÷ 1</text:p>
          </table:table-cell>
          <table:table-cell table:style-name="ce17" table:formula="of:=21/1" office:value-type="float" office:value="21" calcext:value-type="float">
            <text:p>21</text:p>
          </table:table-cell>
          <table:table-cell table:style-name="ce15" table:formula="of:=ABS([.L686]-[.N686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1.125" calcext:value-type="float">
            <text:p>21.125</text:p>
          </table:table-cell>
          <table:table-cell table:style-name="ce17" office:value-type="string" calcext:value-type="string">
            <text:p>169 ÷ 8</text:p>
          </table:table-cell>
          <table:table-cell table:style-name="ce17" table:formula="of:=169/8" office:value-type="float" office:value="21.125" calcext:value-type="float">
            <text:p>21.125</text:p>
          </table:table-cell>
          <table:table-cell table:style-name="ce15" table:formula="of:=ABS([.L687]-[.N687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1.25" calcext:value-type="float">
            <text:p>21.25</text:p>
          </table:table-cell>
          <table:table-cell table:style-name="ce17" office:value-type="string" calcext:value-type="string">
            <text:p>85 ÷ 4</text:p>
          </table:table-cell>
          <table:table-cell table:style-name="ce17" table:formula="of:=85/4" office:value-type="float" office:value="21.25" calcext:value-type="float">
            <text:p>21.25</text:p>
          </table:table-cell>
          <table:table-cell table:style-name="ce15" table:formula="of:=ABS([.L688]-[.N688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1.375" calcext:value-type="float">
            <text:p>21.375</text:p>
          </table:table-cell>
          <table:table-cell table:style-name="ce17" office:value-type="string" calcext:value-type="string">
            <text:p>171 ÷ 8</text:p>
          </table:table-cell>
          <table:table-cell table:style-name="ce17" table:formula="of:=171/8" office:value-type="float" office:value="21.375" calcext:value-type="float">
            <text:p>21.375</text:p>
          </table:table-cell>
          <table:table-cell table:style-name="ce15" table:formula="of:=ABS([.L689]-[.N689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1.5" calcext:value-type="float">
            <text:p>21.5</text:p>
          </table:table-cell>
          <table:table-cell table:style-name="ce17" office:value-type="string" calcext:value-type="string">
            <text:p>43 ÷ 2</text:p>
          </table:table-cell>
          <table:table-cell table:style-name="ce17" table:formula="of:=43/2" office:value-type="float" office:value="21.5" calcext:value-type="float">
            <text:p>21.5</text:p>
          </table:table-cell>
          <table:table-cell table:style-name="ce15" table:formula="of:=ABS([.L690]-[.N690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1.625" calcext:value-type="float">
            <text:p>21.625</text:p>
          </table:table-cell>
          <table:table-cell table:style-name="ce17" office:value-type="string" calcext:value-type="string">
            <text:p>173 ÷ 8</text:p>
          </table:table-cell>
          <table:table-cell table:style-name="ce17" table:formula="of:=173/8" office:value-type="float" office:value="21.625" calcext:value-type="float">
            <text:p>21.625</text:p>
          </table:table-cell>
          <table:table-cell table:style-name="ce15" table:formula="of:=ABS([.L691]-[.N691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1.75" calcext:value-type="float">
            <text:p>21.75</text:p>
          </table:table-cell>
          <table:table-cell table:style-name="ce17" office:value-type="string" calcext:value-type="string">
            <text:p>87 ÷ 4</text:p>
          </table:table-cell>
          <table:table-cell table:style-name="ce17" table:formula="of:=87/4" office:value-type="float" office:value="21.75" calcext:value-type="float">
            <text:p>21.75</text:p>
          </table:table-cell>
          <table:table-cell table:style-name="ce15" table:formula="of:=ABS([.L692]-[.N692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1.875" calcext:value-type="float">
            <text:p>21.875</text:p>
          </table:table-cell>
          <table:table-cell table:style-name="ce17" office:value-type="string" calcext:value-type="string">
            <text:p>175 ÷ 8</text:p>
          </table:table-cell>
          <table:table-cell table:style-name="ce17" table:formula="of:=175/8" office:value-type="float" office:value="21.875" calcext:value-type="float">
            <text:p>21.875</text:p>
          </table:table-cell>
          <table:table-cell table:style-name="ce15" table:formula="of:=ABS([.L693]-[.N693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2" calcext:value-type="float">
            <text:p>22</text:p>
          </table:table-cell>
          <table:table-cell table:style-name="ce17" office:value-type="string" calcext:value-type="string">
            <text:p>22 ÷ 1</text:p>
          </table:table-cell>
          <table:table-cell table:style-name="ce17" table:formula="of:=22/1" office:value-type="float" office:value="22" calcext:value-type="float">
            <text:p>22</text:p>
          </table:table-cell>
          <table:table-cell table:style-name="ce15" table:formula="of:=ABS([.L694]-[.N694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2.125" calcext:value-type="float">
            <text:p>22.125</text:p>
          </table:table-cell>
          <table:table-cell table:style-name="ce17" office:value-type="string" calcext:value-type="string">
            <text:p>177 ÷ 8</text:p>
          </table:table-cell>
          <table:table-cell table:style-name="ce17" table:formula="of:=177/8" office:value-type="float" office:value="22.125" calcext:value-type="float">
            <text:p>22.125</text:p>
          </table:table-cell>
          <table:table-cell table:style-name="ce15" table:formula="of:=ABS([.L695]-[.N695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2.25" calcext:value-type="float">
            <text:p>22.25</text:p>
          </table:table-cell>
          <table:table-cell table:style-name="ce17" office:value-type="string" calcext:value-type="string">
            <text:p>89 ÷ 4</text:p>
          </table:table-cell>
          <table:table-cell table:style-name="ce17" table:formula="of:=89/4" office:value-type="float" office:value="22.25" calcext:value-type="float">
            <text:p>22.25</text:p>
          </table:table-cell>
          <table:table-cell table:style-name="ce15" table:formula="of:=ABS([.L696]-[.N696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2.375" calcext:value-type="float">
            <text:p>22.375</text:p>
          </table:table-cell>
          <table:table-cell table:style-name="ce17" office:value-type="string" calcext:value-type="string">
            <text:p>179 ÷ 8</text:p>
          </table:table-cell>
          <table:table-cell table:style-name="ce17" table:formula="of:=179/8" office:value-type="float" office:value="22.375" calcext:value-type="float">
            <text:p>22.375</text:p>
          </table:table-cell>
          <table:table-cell table:style-name="ce15" table:formula="of:=ABS([.L697]-[.N697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2.5" calcext:value-type="float">
            <text:p>22.5</text:p>
          </table:table-cell>
          <table:table-cell table:style-name="ce17" office:value-type="string" calcext:value-type="string">
            <text:p>45 ÷ 2</text:p>
          </table:table-cell>
          <table:table-cell table:style-name="ce17" table:formula="of:=45/2" office:value-type="float" office:value="22.5" calcext:value-type="float">
            <text:p>22.5</text:p>
          </table:table-cell>
          <table:table-cell table:style-name="ce15" table:formula="of:=ABS([.L698]-[.N698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2.625" calcext:value-type="float">
            <text:p>22.625</text:p>
          </table:table-cell>
          <table:table-cell table:style-name="ce17" office:value-type="string" calcext:value-type="string">
            <text:p>181 ÷ 8</text:p>
          </table:table-cell>
          <table:table-cell table:style-name="ce17" table:formula="of:=181/8" office:value-type="float" office:value="22.625" calcext:value-type="float">
            <text:p>22.625</text:p>
          </table:table-cell>
          <table:table-cell table:style-name="ce15" table:formula="of:=ABS([.L699]-[.N699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2.75" calcext:value-type="float">
            <text:p>22.75</text:p>
          </table:table-cell>
          <table:table-cell table:style-name="ce17" office:value-type="string" calcext:value-type="string">
            <text:p>91 ÷ 4</text:p>
          </table:table-cell>
          <table:table-cell table:style-name="ce17" table:formula="of:=91/4" office:value-type="float" office:value="22.75" calcext:value-type="float">
            <text:p>22.75</text:p>
          </table:table-cell>
          <table:table-cell table:style-name="ce15" table:formula="of:=ABS([.L700]-[.N700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2.875" calcext:value-type="float">
            <text:p>22.875</text:p>
          </table:table-cell>
          <table:table-cell table:style-name="ce17" office:value-type="string" calcext:value-type="string">
            <text:p>183 ÷ 8</text:p>
          </table:table-cell>
          <table:table-cell table:style-name="ce17" table:formula="of:=183/8" office:value-type="float" office:value="22.875" calcext:value-type="float">
            <text:p>22.875</text:p>
          </table:table-cell>
          <table:table-cell table:style-name="ce15" table:formula="of:=ABS([.L701]-[.N701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3" calcext:value-type="float">
            <text:p>23</text:p>
          </table:table-cell>
          <table:table-cell table:style-name="ce17" office:value-type="string" calcext:value-type="string">
            <text:p>23 ÷ 1</text:p>
          </table:table-cell>
          <table:table-cell table:style-name="ce17" table:formula="of:=23/1" office:value-type="float" office:value="23" calcext:value-type="float">
            <text:p>23</text:p>
          </table:table-cell>
          <table:table-cell table:style-name="ce15" table:formula="of:=ABS([.L702]-[.N702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3.125" calcext:value-type="float">
            <text:p>23.125</text:p>
          </table:table-cell>
          <table:table-cell table:style-name="ce17" office:value-type="string" calcext:value-type="string">
            <text:p>185 ÷ 8</text:p>
          </table:table-cell>
          <table:table-cell table:style-name="ce17" table:formula="of:=185/8" office:value-type="float" office:value="23.125" calcext:value-type="float">
            <text:p>23.125</text:p>
          </table:table-cell>
          <table:table-cell table:style-name="ce15" table:formula="of:=ABS([.L703]-[.N703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3.25" calcext:value-type="float">
            <text:p>23.25</text:p>
          </table:table-cell>
          <table:table-cell table:style-name="ce17" office:value-type="string" calcext:value-type="string">
            <text:p>93 ÷ 4</text:p>
          </table:table-cell>
          <table:table-cell table:style-name="ce17" table:formula="of:=93/4" office:value-type="float" office:value="23.25" calcext:value-type="float">
            <text:p>23.25</text:p>
          </table:table-cell>
          <table:table-cell table:style-name="ce15" table:formula="of:=ABS([.L704]-[.N704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3.375" calcext:value-type="float">
            <text:p>23.375</text:p>
          </table:table-cell>
          <table:table-cell table:style-name="ce17" office:value-type="string" calcext:value-type="string">
            <text:p>187 ÷ 8</text:p>
          </table:table-cell>
          <table:table-cell table:style-name="ce17" table:formula="of:=187/8" office:value-type="float" office:value="23.375" calcext:value-type="float">
            <text:p>23.375</text:p>
          </table:table-cell>
          <table:table-cell table:style-name="ce15" table:formula="of:=ABS([.L705]-[.N705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3.5" calcext:value-type="float">
            <text:p>23.5</text:p>
          </table:table-cell>
          <table:table-cell table:style-name="ce17" office:value-type="string" calcext:value-type="string">
            <text:p>47 ÷ 2</text:p>
          </table:table-cell>
          <table:table-cell table:style-name="ce17" table:formula="of:=47/2" office:value-type="float" office:value="23.5" calcext:value-type="float">
            <text:p>23.5</text:p>
          </table:table-cell>
          <table:table-cell table:style-name="ce15" table:formula="of:=ABS([.L706]-[.N706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3.625" calcext:value-type="float">
            <text:p>23.625</text:p>
          </table:table-cell>
          <table:table-cell table:style-name="ce17" office:value-type="string" calcext:value-type="string">
            <text:p>189 ÷ 8</text:p>
          </table:table-cell>
          <table:table-cell table:style-name="ce17" table:formula="of:=189/8" office:value-type="float" office:value="23.625" calcext:value-type="float">
            <text:p>23.625</text:p>
          </table:table-cell>
          <table:table-cell table:style-name="ce15" table:formula="of:=ABS([.L707]-[.N707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3.75" calcext:value-type="float">
            <text:p>23.75</text:p>
          </table:table-cell>
          <table:table-cell table:style-name="ce17" office:value-type="string" calcext:value-type="string">
            <text:p>95 ÷ 4</text:p>
          </table:table-cell>
          <table:table-cell table:style-name="ce17" table:formula="of:=95/4" office:value-type="float" office:value="23.75" calcext:value-type="float">
            <text:p>23.75</text:p>
          </table:table-cell>
          <table:table-cell table:style-name="ce15" table:formula="of:=ABS([.L708]-[.N708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3.875" calcext:value-type="float">
            <text:p>23.875</text:p>
          </table:table-cell>
          <table:table-cell table:style-name="ce17" office:value-type="string" calcext:value-type="string">
            <text:p>191 ÷ 8</text:p>
          </table:table-cell>
          <table:table-cell table:style-name="ce17" table:formula="of:=191/8" office:value-type="float" office:value="23.875" calcext:value-type="float">
            <text:p>23.875</text:p>
          </table:table-cell>
          <table:table-cell table:style-name="ce15" table:formula="of:=ABS([.L709]-[.N709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4" calcext:value-type="float">
            <text:p>24</text:p>
          </table:table-cell>
          <table:table-cell table:style-name="ce17" office:value-type="string" calcext:value-type="string">
            <text:p>24 ÷ 1</text:p>
          </table:table-cell>
          <table:table-cell table:style-name="ce17" table:formula="of:=24/1" office:value-type="float" office:value="24" calcext:value-type="float">
            <text:p>24</text:p>
          </table:table-cell>
          <table:table-cell table:style-name="ce15" table:formula="of:=ABS([.L710]-[.N710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4.125" calcext:value-type="float">
            <text:p>24.125</text:p>
          </table:table-cell>
          <table:table-cell table:style-name="ce17" office:value-type="string" calcext:value-type="string">
            <text:p>193 ÷ 8</text:p>
          </table:table-cell>
          <table:table-cell table:style-name="ce17" table:formula="of:=193/8" office:value-type="float" office:value="24.125" calcext:value-type="float">
            <text:p>24.125</text:p>
          </table:table-cell>
          <table:table-cell table:style-name="ce15" table:formula="of:=ABS([.L711]-[.N711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4.25" calcext:value-type="float">
            <text:p>24.25</text:p>
          </table:table-cell>
          <table:table-cell table:style-name="ce17" office:value-type="string" calcext:value-type="string">
            <text:p>97 ÷ 4</text:p>
          </table:table-cell>
          <table:table-cell table:style-name="ce17" table:formula="of:=97/4" office:value-type="float" office:value="24.25" calcext:value-type="float">
            <text:p>24.25</text:p>
          </table:table-cell>
          <table:table-cell table:style-name="ce15" table:formula="of:=ABS([.L712]-[.N712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4.375" calcext:value-type="float">
            <text:p>24.375</text:p>
          </table:table-cell>
          <table:table-cell table:style-name="ce17" office:value-type="string" calcext:value-type="string">
            <text:p>195 ÷ 8</text:p>
          </table:table-cell>
          <table:table-cell table:style-name="ce17" table:formula="of:=195/8" office:value-type="float" office:value="24.375" calcext:value-type="float">
            <text:p>24.375</text:p>
          </table:table-cell>
          <table:table-cell table:style-name="ce15" table:formula="of:=ABS([.L713]-[.N713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4.5" calcext:value-type="float">
            <text:p>24.5</text:p>
          </table:table-cell>
          <table:table-cell table:style-name="ce17" office:value-type="string" calcext:value-type="string">
            <text:p>49 ÷ 2</text:p>
          </table:table-cell>
          <table:table-cell table:style-name="ce17" table:formula="of:=49/2" office:value-type="float" office:value="24.5" calcext:value-type="float">
            <text:p>24.5</text:p>
          </table:table-cell>
          <table:table-cell table:style-name="ce15" table:formula="of:=ABS([.L714]-[.N714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4.625" calcext:value-type="float">
            <text:p>24.625</text:p>
          </table:table-cell>
          <table:table-cell table:style-name="ce17" office:value-type="string" calcext:value-type="string">
            <text:p>197 ÷ 8</text:p>
          </table:table-cell>
          <table:table-cell table:style-name="ce17" table:formula="of:=197/8" office:value-type="float" office:value="24.625" calcext:value-type="float">
            <text:p>24.625</text:p>
          </table:table-cell>
          <table:table-cell table:style-name="ce15" table:formula="of:=ABS([.L715]-[.N715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4.75" calcext:value-type="float">
            <text:p>24.75</text:p>
          </table:table-cell>
          <table:table-cell table:style-name="ce17" office:value-type="string" calcext:value-type="string">
            <text:p>99 ÷ 4</text:p>
          </table:table-cell>
          <table:table-cell table:style-name="ce17" table:formula="of:=99/4" office:value-type="float" office:value="24.75" calcext:value-type="float">
            <text:p>24.75</text:p>
          </table:table-cell>
          <table:table-cell table:style-name="ce15" table:formula="of:=ABS([.L716]-[.N716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4.875" calcext:value-type="float">
            <text:p>24.875</text:p>
          </table:table-cell>
          <table:table-cell table:style-name="ce17" office:value-type="string" calcext:value-type="string">
            <text:p>199 ÷ 8</text:p>
          </table:table-cell>
          <table:table-cell table:style-name="ce17" table:formula="of:=199/8" office:value-type="float" office:value="24.875" calcext:value-type="float">
            <text:p>24.875</text:p>
          </table:table-cell>
          <table:table-cell table:style-name="ce15" table:formula="of:=ABS([.L717]-[.N717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5" calcext:value-type="float">
            <text:p>25</text:p>
          </table:table-cell>
          <table:table-cell table:style-name="ce17" office:value-type="string" calcext:value-type="string">
            <text:p>25 ÷ 1</text:p>
          </table:table-cell>
          <table:table-cell table:style-name="ce17" table:formula="of:=25/1" office:value-type="float" office:value="25" calcext:value-type="float">
            <text:p>25</text:p>
          </table:table-cell>
          <table:table-cell table:style-name="ce15" table:formula="of:=ABS([.L718]-[.N718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5.125" calcext:value-type="float">
            <text:p>25.125</text:p>
          </table:table-cell>
          <table:table-cell table:style-name="ce17" office:value-type="string" calcext:value-type="string">
            <text:p>201 ÷ 8</text:p>
          </table:table-cell>
          <table:table-cell table:style-name="ce17" table:formula="of:=201/8" office:value-type="float" office:value="25.125" calcext:value-type="float">
            <text:p>25.125</text:p>
          </table:table-cell>
          <table:table-cell table:style-name="ce15" table:formula="of:=ABS([.L719]-[.N719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5.25" calcext:value-type="float">
            <text:p>25.25</text:p>
          </table:table-cell>
          <table:table-cell table:style-name="ce17" office:value-type="string" calcext:value-type="string">
            <text:p>101 ÷ 4</text:p>
          </table:table-cell>
          <table:table-cell table:style-name="ce17" table:formula="of:=101/4" office:value-type="float" office:value="25.25" calcext:value-type="float">
            <text:p>25.25</text:p>
          </table:table-cell>
          <table:table-cell table:style-name="ce15" table:formula="of:=ABS([.L720]-[.N720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5.375" calcext:value-type="float">
            <text:p>25.375</text:p>
          </table:table-cell>
          <table:table-cell table:style-name="ce17" office:value-type="string" calcext:value-type="string">
            <text:p>203 ÷ 8</text:p>
          </table:table-cell>
          <table:table-cell table:style-name="ce17" table:formula="of:=203/8" office:value-type="float" office:value="25.375" calcext:value-type="float">
            <text:p>25.375</text:p>
          </table:table-cell>
          <table:table-cell table:style-name="ce15" table:formula="of:=ABS([.L721]-[.N721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5.5" calcext:value-type="float">
            <text:p>25.5</text:p>
          </table:table-cell>
          <table:table-cell table:style-name="ce17" office:value-type="string" calcext:value-type="string">
            <text:p>51 ÷ 2</text:p>
          </table:table-cell>
          <table:table-cell table:style-name="ce17" table:formula="of:=51/2" office:value-type="float" office:value="25.5" calcext:value-type="float">
            <text:p>25.5</text:p>
          </table:table-cell>
          <table:table-cell table:style-name="ce15" table:formula="of:=ABS([.L722]-[.N722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5.625" calcext:value-type="float">
            <text:p>25.625</text:p>
          </table:table-cell>
          <table:table-cell table:style-name="ce17" office:value-type="string" calcext:value-type="string">
            <text:p>205 ÷ 8</text:p>
          </table:table-cell>
          <table:table-cell table:style-name="ce17" table:formula="of:=205/8" office:value-type="float" office:value="25.625" calcext:value-type="float">
            <text:p>25.625</text:p>
          </table:table-cell>
          <table:table-cell table:style-name="ce15" table:formula="of:=ABS([.L723]-[.N723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5.75" calcext:value-type="float">
            <text:p>25.75</text:p>
          </table:table-cell>
          <table:table-cell table:style-name="ce17" office:value-type="string" calcext:value-type="string">
            <text:p>103 ÷ 4</text:p>
          </table:table-cell>
          <table:table-cell table:style-name="ce17" table:formula="of:=103/4" office:value-type="float" office:value="25.75" calcext:value-type="float">
            <text:p>25.75</text:p>
          </table:table-cell>
          <table:table-cell table:style-name="ce15" table:formula="of:=ABS([.L724]-[.N724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5.875" calcext:value-type="float">
            <text:p>25.875</text:p>
          </table:table-cell>
          <table:table-cell table:style-name="ce17" office:value-type="string" calcext:value-type="string">
            <text:p>207 ÷ 8</text:p>
          </table:table-cell>
          <table:table-cell table:style-name="ce17" table:formula="of:=207/8" office:value-type="float" office:value="25.875" calcext:value-type="float">
            <text:p>25.875</text:p>
          </table:table-cell>
          <table:table-cell table:style-name="ce15" table:formula="of:=ABS([.L725]-[.N725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6" calcext:value-type="float">
            <text:p>26</text:p>
          </table:table-cell>
          <table:table-cell table:style-name="ce17" office:value-type="string" calcext:value-type="string">
            <text:p>26 ÷ 1</text:p>
          </table:table-cell>
          <table:table-cell table:style-name="ce17" table:formula="of:=26/1" office:value-type="float" office:value="26" calcext:value-type="float">
            <text:p>26</text:p>
          </table:table-cell>
          <table:table-cell table:style-name="ce15" table:formula="of:=ABS([.L726]-[.N726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6.125" calcext:value-type="float">
            <text:p>26.125</text:p>
          </table:table-cell>
          <table:table-cell table:style-name="ce17" office:value-type="string" calcext:value-type="string">
            <text:p>209 ÷ 8</text:p>
          </table:table-cell>
          <table:table-cell table:style-name="ce17" table:formula="of:=209/8" office:value-type="float" office:value="26.125" calcext:value-type="float">
            <text:p>26.125</text:p>
          </table:table-cell>
          <table:table-cell table:style-name="ce15" table:formula="of:=ABS([.L727]-[.N727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6.25" calcext:value-type="float">
            <text:p>26.25</text:p>
          </table:table-cell>
          <table:table-cell table:style-name="ce17" office:value-type="string" calcext:value-type="string">
            <text:p>105 ÷ 4</text:p>
          </table:table-cell>
          <table:table-cell table:style-name="ce17" table:formula="of:=105/4" office:value-type="float" office:value="26.25" calcext:value-type="float">
            <text:p>26.25</text:p>
          </table:table-cell>
          <table:table-cell table:style-name="ce15" table:formula="of:=ABS([.L728]-[.N728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6.375" calcext:value-type="float">
            <text:p>26.375</text:p>
          </table:table-cell>
          <table:table-cell table:style-name="ce17" office:value-type="string" calcext:value-type="string">
            <text:p>211 ÷ 8</text:p>
          </table:table-cell>
          <table:table-cell table:style-name="ce17" table:formula="of:=211/8" office:value-type="float" office:value="26.375" calcext:value-type="float">
            <text:p>26.375</text:p>
          </table:table-cell>
          <table:table-cell table:style-name="ce15" table:formula="of:=ABS([.L729]-[.N729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6.5" calcext:value-type="float">
            <text:p>26.5</text:p>
          </table:table-cell>
          <table:table-cell table:style-name="ce17" office:value-type="string" calcext:value-type="string">
            <text:p>53 ÷ 2</text:p>
          </table:table-cell>
          <table:table-cell table:style-name="ce17" table:formula="of:=53/2" office:value-type="float" office:value="26.5" calcext:value-type="float">
            <text:p>26.5</text:p>
          </table:table-cell>
          <table:table-cell table:style-name="ce15" table:formula="of:=ABS([.L730]-[.N730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6.625" calcext:value-type="float">
            <text:p>26.625</text:p>
          </table:table-cell>
          <table:table-cell table:style-name="ce17" office:value-type="string" calcext:value-type="string">
            <text:p>213 ÷ 8</text:p>
          </table:table-cell>
          <table:table-cell table:style-name="ce17" table:formula="of:=213/8" office:value-type="float" office:value="26.625" calcext:value-type="float">
            <text:p>26.625</text:p>
          </table:table-cell>
          <table:table-cell table:style-name="ce15" table:formula="of:=ABS([.L731]-[.N731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6.75" calcext:value-type="float">
            <text:p>26.75</text:p>
          </table:table-cell>
          <table:table-cell table:style-name="ce17" office:value-type="string" calcext:value-type="string">
            <text:p>107 ÷ 4</text:p>
          </table:table-cell>
          <table:table-cell table:style-name="ce17" table:formula="of:=107/4" office:value-type="float" office:value="26.75" calcext:value-type="float">
            <text:p>26.75</text:p>
          </table:table-cell>
          <table:table-cell table:style-name="ce15" table:formula="of:=ABS([.L732]-[.N732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6.875" calcext:value-type="float">
            <text:p>26.875</text:p>
          </table:table-cell>
          <table:table-cell table:style-name="ce17" office:value-type="string" calcext:value-type="string">
            <text:p>215 ÷ 8</text:p>
          </table:table-cell>
          <table:table-cell table:style-name="ce17" table:formula="of:=215/8" office:value-type="float" office:value="26.875" calcext:value-type="float">
            <text:p>26.875</text:p>
          </table:table-cell>
          <table:table-cell table:style-name="ce15" table:formula="of:=ABS([.L733]-[.N733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27 ÷ 1</text:p>
          </table:table-cell>
          <table:table-cell table:style-name="ce17" table:formula="of:=27/1" office:value-type="float" office:value="27" calcext:value-type="float">
            <text:p>27</text:p>
          </table:table-cell>
          <table:table-cell table:style-name="ce15" table:formula="of:=ABS([.L734]-[.N734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7.125" calcext:value-type="float">
            <text:p>27.125</text:p>
          </table:table-cell>
          <table:table-cell table:style-name="ce17" office:value-type="string" calcext:value-type="string">
            <text:p>217 ÷ 8</text:p>
          </table:table-cell>
          <table:table-cell table:style-name="ce17" table:formula="of:=217/8" office:value-type="float" office:value="27.125" calcext:value-type="float">
            <text:p>27.125</text:p>
          </table:table-cell>
          <table:table-cell table:style-name="ce15" table:formula="of:=ABS([.L735]-[.N735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7.25" calcext:value-type="float">
            <text:p>27.25</text:p>
          </table:table-cell>
          <table:table-cell table:style-name="ce17" office:value-type="string" calcext:value-type="string">
            <text:p>109 ÷ 4</text:p>
          </table:table-cell>
          <table:table-cell table:style-name="ce17" table:formula="of:=109/4" office:value-type="float" office:value="27.25" calcext:value-type="float">
            <text:p>27.25</text:p>
          </table:table-cell>
          <table:table-cell table:style-name="ce15" table:formula="of:=ABS([.L736]-[.N736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7.375" calcext:value-type="float">
            <text:p>27.375</text:p>
          </table:table-cell>
          <table:table-cell table:style-name="ce17" office:value-type="string" calcext:value-type="string">
            <text:p>219 ÷ 8</text:p>
          </table:table-cell>
          <table:table-cell table:style-name="ce17" table:formula="of:=219/8" office:value-type="float" office:value="27.375" calcext:value-type="float">
            <text:p>27.375</text:p>
          </table:table-cell>
          <table:table-cell table:style-name="ce15" table:formula="of:=ABS([.L737]-[.N737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7.5" calcext:value-type="float">
            <text:p>27.5</text:p>
          </table:table-cell>
          <table:table-cell table:style-name="ce17" office:value-type="string" calcext:value-type="string">
            <text:p>55 ÷ 2</text:p>
          </table:table-cell>
          <table:table-cell table:style-name="ce17" table:formula="of:=55/2" office:value-type="float" office:value="27.5" calcext:value-type="float">
            <text:p>27.5</text:p>
          </table:table-cell>
          <table:table-cell table:style-name="ce15" table:formula="of:=ABS([.L738]-[.N738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7.625" calcext:value-type="float">
            <text:p>27.625</text:p>
          </table:table-cell>
          <table:table-cell table:style-name="ce17" office:value-type="string" calcext:value-type="string">
            <text:p>221 ÷ 8</text:p>
          </table:table-cell>
          <table:table-cell table:style-name="ce17" table:formula="of:=221/8" office:value-type="float" office:value="27.625" calcext:value-type="float">
            <text:p>27.625</text:p>
          </table:table-cell>
          <table:table-cell table:style-name="ce15" table:formula="of:=ABS([.L739]-[.N739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7.75" calcext:value-type="float">
            <text:p>27.75</text:p>
          </table:table-cell>
          <table:table-cell table:style-name="ce17" office:value-type="string" calcext:value-type="string">
            <text:p>111 ÷ 4</text:p>
          </table:table-cell>
          <table:table-cell table:style-name="ce17" table:formula="of:=111/4" office:value-type="float" office:value="27.75" calcext:value-type="float">
            <text:p>27.75</text:p>
          </table:table-cell>
          <table:table-cell table:style-name="ce15" table:formula="of:=ABS([.L740]-[.N740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7.875" calcext:value-type="float">
            <text:p>27.875</text:p>
          </table:table-cell>
          <table:table-cell table:style-name="ce17" office:value-type="string" calcext:value-type="string">
            <text:p>223 ÷ 8</text:p>
          </table:table-cell>
          <table:table-cell table:style-name="ce17" table:formula="of:=223/8" office:value-type="float" office:value="27.875" calcext:value-type="float">
            <text:p>27.875</text:p>
          </table:table-cell>
          <table:table-cell table:style-name="ce15" table:formula="of:=ABS([.L741]-[.N741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8" calcext:value-type="float">
            <text:p>28</text:p>
          </table:table-cell>
          <table:table-cell table:style-name="ce17" office:value-type="string" calcext:value-type="string">
            <text:p>28 ÷ 1</text:p>
          </table:table-cell>
          <table:table-cell table:style-name="ce17" table:formula="of:=28/1" office:value-type="float" office:value="28" calcext:value-type="float">
            <text:p>28</text:p>
          </table:table-cell>
          <table:table-cell table:style-name="ce15" table:formula="of:=ABS([.L742]-[.N742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8.125" calcext:value-type="float">
            <text:p>28.125</text:p>
          </table:table-cell>
          <table:table-cell table:style-name="ce17" office:value-type="string" calcext:value-type="string">
            <text:p>225 ÷ 8</text:p>
          </table:table-cell>
          <table:table-cell table:style-name="ce17" table:formula="of:=225/8" office:value-type="float" office:value="28.125" calcext:value-type="float">
            <text:p>28.125</text:p>
          </table:table-cell>
          <table:table-cell table:style-name="ce15" table:formula="of:=ABS([.L743]-[.N743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8.25" calcext:value-type="float">
            <text:p>28.25</text:p>
          </table:table-cell>
          <table:table-cell table:style-name="ce17" office:value-type="string" calcext:value-type="string">
            <text:p>113 ÷ 4</text:p>
          </table:table-cell>
          <table:table-cell table:style-name="ce17" table:formula="of:=113/4" office:value-type="float" office:value="28.25" calcext:value-type="float">
            <text:p>28.25</text:p>
          </table:table-cell>
          <table:table-cell table:style-name="ce15" table:formula="of:=ABS([.L744]-[.N744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8.375" calcext:value-type="float">
            <text:p>28.375</text:p>
          </table:table-cell>
          <table:table-cell table:style-name="ce17" office:value-type="string" calcext:value-type="string">
            <text:p>227 ÷ 8</text:p>
          </table:table-cell>
          <table:table-cell table:style-name="ce17" table:formula="of:=227/8" office:value-type="float" office:value="28.375" calcext:value-type="float">
            <text:p>28.375</text:p>
          </table:table-cell>
          <table:table-cell table:style-name="ce15" table:formula="of:=ABS([.L745]-[.N745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8.5" calcext:value-type="float">
            <text:p>28.5</text:p>
          </table:table-cell>
          <table:table-cell table:style-name="ce17" office:value-type="string" calcext:value-type="string">
            <text:p>57 ÷ 2</text:p>
          </table:table-cell>
          <table:table-cell table:style-name="ce17" table:formula="of:=57/2" office:value-type="float" office:value="28.5" calcext:value-type="float">
            <text:p>28.5</text:p>
          </table:table-cell>
          <table:table-cell table:style-name="ce15" table:formula="of:=ABS([.L746]-[.N746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8.625" calcext:value-type="float">
            <text:p>28.625</text:p>
          </table:table-cell>
          <table:table-cell table:style-name="ce17" office:value-type="string" calcext:value-type="string">
            <text:p>229 ÷ 8</text:p>
          </table:table-cell>
          <table:table-cell table:style-name="ce17" table:formula="of:=229/8" office:value-type="float" office:value="28.625" calcext:value-type="float">
            <text:p>28.625</text:p>
          </table:table-cell>
          <table:table-cell table:style-name="ce15" table:formula="of:=ABS([.L747]-[.N747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8.75" calcext:value-type="float">
            <text:p>28.75</text:p>
          </table:table-cell>
          <table:table-cell table:style-name="ce17" office:value-type="string" calcext:value-type="string">
            <text:p>115 ÷ 4</text:p>
          </table:table-cell>
          <table:table-cell table:style-name="ce17" table:formula="of:=115/4" office:value-type="float" office:value="28.75" calcext:value-type="float">
            <text:p>28.75</text:p>
          </table:table-cell>
          <table:table-cell table:style-name="ce15" table:formula="of:=ABS([.L748]-[.N748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8.875" calcext:value-type="float">
            <text:p>28.875</text:p>
          </table:table-cell>
          <table:table-cell table:style-name="ce17" office:value-type="string" calcext:value-type="string">
            <text:p>231 ÷ 8</text:p>
          </table:table-cell>
          <table:table-cell table:style-name="ce17" table:formula="of:=231/8" office:value-type="float" office:value="28.875" calcext:value-type="float">
            <text:p>28.875</text:p>
          </table:table-cell>
          <table:table-cell table:style-name="ce15" table:formula="of:=ABS([.L749]-[.N749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9" calcext:value-type="float">
            <text:p>29</text:p>
          </table:table-cell>
          <table:table-cell table:style-name="ce17" office:value-type="string" calcext:value-type="string">
            <text:p>29 ÷ 1</text:p>
          </table:table-cell>
          <table:table-cell table:style-name="ce17" table:formula="of:=29/1" office:value-type="float" office:value="29" calcext:value-type="float">
            <text:p>29</text:p>
          </table:table-cell>
          <table:table-cell table:style-name="ce15" table:formula="of:=ABS([.L750]-[.N750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9.125" calcext:value-type="float">
            <text:p>29.125</text:p>
          </table:table-cell>
          <table:table-cell table:style-name="ce17" office:value-type="string" calcext:value-type="string">
            <text:p>233 ÷ 8</text:p>
          </table:table-cell>
          <table:table-cell table:style-name="ce17" table:formula="of:=233/8" office:value-type="float" office:value="29.125" calcext:value-type="float">
            <text:p>29.125</text:p>
          </table:table-cell>
          <table:table-cell table:style-name="ce15" table:formula="of:=ABS([.L751]-[.N751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9.25" calcext:value-type="float">
            <text:p>29.25</text:p>
          </table:table-cell>
          <table:table-cell table:style-name="ce17" office:value-type="string" calcext:value-type="string">
            <text:p>117 ÷ 4</text:p>
          </table:table-cell>
          <table:table-cell table:style-name="ce17" table:formula="of:=117/4" office:value-type="float" office:value="29.25" calcext:value-type="float">
            <text:p>29.25</text:p>
          </table:table-cell>
          <table:table-cell table:style-name="ce15" table:formula="of:=ABS([.L752]-[.N752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9.375" calcext:value-type="float">
            <text:p>29.375</text:p>
          </table:table-cell>
          <table:table-cell table:style-name="ce17" office:value-type="string" calcext:value-type="string">
            <text:p>235 ÷ 8</text:p>
          </table:table-cell>
          <table:table-cell table:style-name="ce17" table:formula="of:=235/8" office:value-type="float" office:value="29.375" calcext:value-type="float">
            <text:p>29.375</text:p>
          </table:table-cell>
          <table:table-cell table:style-name="ce15" table:formula="of:=ABS([.L753]-[.N753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9.5" calcext:value-type="float">
            <text:p>29.5</text:p>
          </table:table-cell>
          <table:table-cell table:style-name="ce17" office:value-type="string" calcext:value-type="string">
            <text:p>59 ÷ 2</text:p>
          </table:table-cell>
          <table:table-cell table:style-name="ce17" table:formula="of:=59/2" office:value-type="float" office:value="29.5" calcext:value-type="float">
            <text:p>29.5</text:p>
          </table:table-cell>
          <table:table-cell table:style-name="ce15" table:formula="of:=ABS([.L754]-[.N754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9.625" calcext:value-type="float">
            <text:p>29.625</text:p>
          </table:table-cell>
          <table:table-cell table:style-name="ce17" office:value-type="string" calcext:value-type="string">
            <text:p>237 ÷ 8</text:p>
          </table:table-cell>
          <table:table-cell table:style-name="ce17" table:formula="of:=237/8" office:value-type="float" office:value="29.625" calcext:value-type="float">
            <text:p>29.625</text:p>
          </table:table-cell>
          <table:table-cell table:style-name="ce15" table:formula="of:=ABS([.L755]-[.N755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9.75" calcext:value-type="float">
            <text:p>29.75</text:p>
          </table:table-cell>
          <table:table-cell table:style-name="ce17" office:value-type="string" calcext:value-type="string">
            <text:p>119 ÷ 4</text:p>
          </table:table-cell>
          <table:table-cell table:style-name="ce17" table:formula="of:=119/4" office:value-type="float" office:value="29.75" calcext:value-type="float">
            <text:p>29.75</text:p>
          </table:table-cell>
          <table:table-cell table:style-name="ce15" table:formula="of:=ABS([.L756]-[.N756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9.875" calcext:value-type="float">
            <text:p>29.875</text:p>
          </table:table-cell>
          <table:table-cell table:style-name="ce17" office:value-type="string" calcext:value-type="string">
            <text:p>239 ÷ 8</text:p>
          </table:table-cell>
          <table:table-cell table:style-name="ce17" table:formula="of:=239/8" office:value-type="float" office:value="29.875" calcext:value-type="float">
            <text:p>29.875</text:p>
          </table:table-cell>
          <table:table-cell table:style-name="ce15" table:formula="of:=ABS([.L757]-[.N757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0" calcext:value-type="float">
            <text:p>30</text:p>
          </table:table-cell>
          <table:table-cell table:style-name="ce17" office:value-type="string" calcext:value-type="string">
            <text:p>30 ÷ 1</text:p>
          </table:table-cell>
          <table:table-cell table:style-name="ce17" table:formula="of:=30/1" office:value-type="float" office:value="30" calcext:value-type="float">
            <text:p>30</text:p>
          </table:table-cell>
          <table:table-cell table:style-name="ce15" table:formula="of:=ABS([.L758]-[.N758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0.125" calcext:value-type="float">
            <text:p>30.125</text:p>
          </table:table-cell>
          <table:table-cell table:style-name="ce17" office:value-type="string" calcext:value-type="string">
            <text:p>241 ÷ 8</text:p>
          </table:table-cell>
          <table:table-cell table:style-name="ce17" table:formula="of:=241/8" office:value-type="float" office:value="30.125" calcext:value-type="float">
            <text:p>30.125</text:p>
          </table:table-cell>
          <table:table-cell table:style-name="ce15" table:formula="of:=ABS([.L759]-[.N759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0.25" calcext:value-type="float">
            <text:p>30.25</text:p>
          </table:table-cell>
          <table:table-cell table:style-name="ce17" office:value-type="string" calcext:value-type="string">
            <text:p>121 ÷ 4</text:p>
          </table:table-cell>
          <table:table-cell table:style-name="ce17" table:formula="of:=121/4" office:value-type="float" office:value="30.25" calcext:value-type="float">
            <text:p>30.25</text:p>
          </table:table-cell>
          <table:table-cell table:style-name="ce15" table:formula="of:=ABS([.L760]-[.N760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0.375" calcext:value-type="float">
            <text:p>30.375</text:p>
          </table:table-cell>
          <table:table-cell table:style-name="ce17" office:value-type="string" calcext:value-type="string">
            <text:p>243 ÷ 8</text:p>
          </table:table-cell>
          <table:table-cell table:style-name="ce17" table:formula="of:=243/8" office:value-type="float" office:value="30.375" calcext:value-type="float">
            <text:p>30.375</text:p>
          </table:table-cell>
          <table:table-cell table:style-name="ce15" table:formula="of:=ABS([.L761]-[.N761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0.5" calcext:value-type="float">
            <text:p>30.5</text:p>
          </table:table-cell>
          <table:table-cell table:style-name="ce17" office:value-type="string" calcext:value-type="string">
            <text:p>61 ÷ 2</text:p>
          </table:table-cell>
          <table:table-cell table:style-name="ce17" table:formula="of:=61/2" office:value-type="float" office:value="30.5" calcext:value-type="float">
            <text:p>30.5</text:p>
          </table:table-cell>
          <table:table-cell table:style-name="ce15" table:formula="of:=ABS([.L762]-[.N762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0.625" calcext:value-type="float">
            <text:p>30.625</text:p>
          </table:table-cell>
          <table:table-cell table:style-name="ce17" office:value-type="string" calcext:value-type="string">
            <text:p>245 ÷ 8</text:p>
          </table:table-cell>
          <table:table-cell table:style-name="ce17" table:formula="of:=245/8" office:value-type="float" office:value="30.625" calcext:value-type="float">
            <text:p>30.625</text:p>
          </table:table-cell>
          <table:table-cell table:style-name="ce15" table:formula="of:=ABS([.L763]-[.N763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0.75" calcext:value-type="float">
            <text:p>30.75</text:p>
          </table:table-cell>
          <table:table-cell table:style-name="ce17" office:value-type="string" calcext:value-type="string">
            <text:p>123 ÷ 4</text:p>
          </table:table-cell>
          <table:table-cell table:style-name="ce17" table:formula="of:=123/4" office:value-type="float" office:value="30.75" calcext:value-type="float">
            <text:p>30.75</text:p>
          </table:table-cell>
          <table:table-cell table:style-name="ce15" table:formula="of:=ABS([.L764]-[.N764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0.875" calcext:value-type="float">
            <text:p>30.875</text:p>
          </table:table-cell>
          <table:table-cell table:style-name="ce17" office:value-type="string" calcext:value-type="string">
            <text:p>247 ÷ 8</text:p>
          </table:table-cell>
          <table:table-cell table:style-name="ce17" table:formula="of:=247/8" office:value-type="float" office:value="30.875" calcext:value-type="float">
            <text:p>30.875</text:p>
          </table:table-cell>
          <table:table-cell table:style-name="ce15" table:formula="of:=ABS([.L765]-[.N765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1" calcext:value-type="float">
            <text:p>31</text:p>
          </table:table-cell>
          <table:table-cell table:style-name="ce17" office:value-type="string" calcext:value-type="string">
            <text:p>31 ÷ 1</text:p>
          </table:table-cell>
          <table:table-cell table:style-name="ce17" table:formula="of:=31/1" office:value-type="float" office:value="31" calcext:value-type="float">
            <text:p>31</text:p>
          </table:table-cell>
          <table:table-cell table:style-name="ce15" table:formula="of:=ABS([.L766]-[.N766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1.125" calcext:value-type="float">
            <text:p>31.125</text:p>
          </table:table-cell>
          <table:table-cell table:style-name="ce17" office:value-type="string" calcext:value-type="string">
            <text:p>249 ÷ 8</text:p>
          </table:table-cell>
          <table:table-cell table:style-name="ce17" table:formula="of:=249/8" office:value-type="float" office:value="31.125" calcext:value-type="float">
            <text:p>31.125</text:p>
          </table:table-cell>
          <table:table-cell table:style-name="ce15" table:formula="of:=ABS([.L767]-[.N767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1.25" calcext:value-type="float">
            <text:p>31.25</text:p>
          </table:table-cell>
          <table:table-cell table:style-name="ce17" office:value-type="string" calcext:value-type="string">
            <text:p>125 ÷ 4</text:p>
          </table:table-cell>
          <table:table-cell table:style-name="ce17" table:formula="of:=125/4" office:value-type="float" office:value="31.25" calcext:value-type="float">
            <text:p>31.25</text:p>
          </table:table-cell>
          <table:table-cell table:style-name="ce15" table:formula="of:=ABS([.L768]-[.N768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1.375" calcext:value-type="float">
            <text:p>31.375</text:p>
          </table:table-cell>
          <table:table-cell table:style-name="ce17" office:value-type="string" calcext:value-type="string">
            <text:p>251 ÷ 8</text:p>
          </table:table-cell>
          <table:table-cell table:style-name="ce17" table:formula="of:=251/8" office:value-type="float" office:value="31.375" calcext:value-type="float">
            <text:p>31.375</text:p>
          </table:table-cell>
          <table:table-cell table:style-name="ce15" table:formula="of:=ABS([.L769]-[.N769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1.5" calcext:value-type="float">
            <text:p>31.5</text:p>
          </table:table-cell>
          <table:table-cell table:style-name="ce17" office:value-type="string" calcext:value-type="string">
            <text:p>63 ÷ 2</text:p>
          </table:table-cell>
          <table:table-cell table:style-name="ce17" table:formula="of:=63/2" office:value-type="float" office:value="31.5" calcext:value-type="float">
            <text:p>31.5</text:p>
          </table:table-cell>
          <table:table-cell table:style-name="ce15" table:formula="of:=ABS([.L770]-[.N770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1.625" calcext:value-type="float">
            <text:p>31.625</text:p>
          </table:table-cell>
          <table:table-cell table:style-name="ce17" office:value-type="string" calcext:value-type="string">
            <text:p>253 ÷ 8</text:p>
          </table:table-cell>
          <table:table-cell table:style-name="ce17" table:formula="of:=253/8" office:value-type="float" office:value="31.625" calcext:value-type="float">
            <text:p>31.625</text:p>
          </table:table-cell>
          <table:table-cell table:style-name="ce15" table:formula="of:=ABS([.L771]-[.N771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1.75" calcext:value-type="float">
            <text:p>31.75</text:p>
          </table:table-cell>
          <table:table-cell table:style-name="ce17" office:value-type="string" calcext:value-type="string">
            <text:p>127 ÷ 4</text:p>
          </table:table-cell>
          <table:table-cell table:style-name="ce17" table:formula="of:=127/4" office:value-type="float" office:value="31.75" calcext:value-type="float">
            <text:p>31.75</text:p>
          </table:table-cell>
          <table:table-cell table:style-name="ce15" table:formula="of:=ABS([.L772]-[.N772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1.875" calcext:value-type="float">
            <text:p>31.875</text:p>
          </table:table-cell>
          <table:table-cell table:style-name="ce17" office:value-type="string" calcext:value-type="string">
            <text:p>255 ÷ 8</text:p>
          </table:table-cell>
          <table:table-cell table:style-name="ce17" table:formula="of:=255/8" office:value-type="float" office:value="31.875" calcext:value-type="float">
            <text:p>31.875</text:p>
          </table:table-cell>
          <table:table-cell table:style-name="ce15" table:formula="of:=ABS([.L773]-[.N773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covered-table-cell table:style-name="ce23"/>
          <table:covered-table-cell table:style-name="ce37"/>
          <table:covered-table-cell table:style-name="ce52"/>
          <table:covered-table-cell table:style-name="ce62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2" calcext:value-type="float">
            <text:p>32</text:p>
          </table:table-cell>
          <table:table-cell table:style-name="ce17" office:value-type="string" calcext:value-type="string">
            <text:p>32 ÷ 1</text:p>
          </table:table-cell>
          <table:table-cell table:style-name="ce17" table:formula="of:=32/1" office:value-type="float" office:value="32" calcext:value-type="float">
            <text:p>32</text:p>
          </table:table-cell>
          <table:table-cell table:style-name="ce15" table:formula="of:=ABS([.L774]-[.N774])" office:value-type="float" office:value="0" calcext:value-type="float">
            <text:p>0</text:p>
          </table:table-cell>
          <table:table-cell table:style-name="ce21" office:value-type="string" calcext:value-type="string">
            <text:p>1 ÷ 8</text:p>
          </table:table-cell>
          <table:table-cell table:style-name="ce28"/>
          <table:table-cell table:style-name="ce42"/>
          <table:table-cell table:style-name="ce50"/>
          <table:table-cell table:style-name="ce59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2.25" calcext:value-type="float">
            <text:p>32.25</text:p>
          </table:table-cell>
          <table:table-cell table:style-name="ce17" office:value-type="string" calcext:value-type="string">
            <text:p>129 ÷ 4</text:p>
          </table:table-cell>
          <table:table-cell table:style-name="ce17" table:formula="of:=129/4" office:value-type="float" office:value="32.25" calcext:value-type="float">
            <text:p>32.25</text:p>
          </table:table-cell>
          <table:table-cell table:style-name="ce15" table:formula="of:=ABS([.L775]-[.N775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table-cell table:style-name="ce29" office:value-type="string" calcext:value-type="string" table:number-columns-spanned="4" table:number-rows-spanned="127">
            <text:p>129 values 1 ÷ 4 apart from 256 ÷ 8 (32) through 256 ÷ 4 (64)</text:p>
          </table:table-cell>
          <table:covered-table-cell table:style-name="ce43"/>
          <table:covered-table-cell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2.5" calcext:value-type="float">
            <text:p>32.5</text:p>
          </table:table-cell>
          <table:table-cell table:style-name="ce17" office:value-type="string" calcext:value-type="string">
            <text:p>65 ÷ 2</text:p>
          </table:table-cell>
          <table:table-cell table:style-name="ce17" table:formula="of:=65/2" office:value-type="float" office:value="32.5" calcext:value-type="float">
            <text:p>32.5</text:p>
          </table:table-cell>
          <table:table-cell table:style-name="ce15" table:formula="of:=ABS([.L776]-[.N776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2.75" calcext:value-type="float">
            <text:p>32.75</text:p>
          </table:table-cell>
          <table:table-cell table:style-name="ce17" office:value-type="string" calcext:value-type="string">
            <text:p>131 ÷ 4</text:p>
          </table:table-cell>
          <table:table-cell table:style-name="ce17" table:formula="of:=131/4" office:value-type="float" office:value="32.75" calcext:value-type="float">
            <text:p>32.75</text:p>
          </table:table-cell>
          <table:table-cell table:style-name="ce15" table:formula="of:=ABS([.L777]-[.N777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3" calcext:value-type="float">
            <text:p>33</text:p>
          </table:table-cell>
          <table:table-cell table:style-name="ce17" office:value-type="string" calcext:value-type="string">
            <text:p>33 ÷ 1</text:p>
          </table:table-cell>
          <table:table-cell table:style-name="ce17" table:formula="of:=33/1" office:value-type="float" office:value="33" calcext:value-type="float">
            <text:p>33</text:p>
          </table:table-cell>
          <table:table-cell table:style-name="ce15" table:formula="of:=ABS([.L778]-[.N778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3.25" calcext:value-type="float">
            <text:p>33.25</text:p>
          </table:table-cell>
          <table:table-cell table:style-name="ce17" office:value-type="string" calcext:value-type="string">
            <text:p>133 ÷ 4</text:p>
          </table:table-cell>
          <table:table-cell table:style-name="ce17" table:formula="of:=133/4" office:value-type="float" office:value="33.25" calcext:value-type="float">
            <text:p>33.25</text:p>
          </table:table-cell>
          <table:table-cell table:style-name="ce15" table:formula="of:=ABS([.L779]-[.N779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3.5" calcext:value-type="float">
            <text:p>33.5</text:p>
          </table:table-cell>
          <table:table-cell table:style-name="ce17" office:value-type="string" calcext:value-type="string">
            <text:p>67 ÷ 2</text:p>
          </table:table-cell>
          <table:table-cell table:style-name="ce17" table:formula="of:=67/2" office:value-type="float" office:value="33.5" calcext:value-type="float">
            <text:p>33.5</text:p>
          </table:table-cell>
          <table:table-cell table:style-name="ce15" table:formula="of:=ABS([.L780]-[.N780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3.75" calcext:value-type="float">
            <text:p>33.75</text:p>
          </table:table-cell>
          <table:table-cell table:style-name="ce17" office:value-type="string" calcext:value-type="string">
            <text:p>135 ÷ 4</text:p>
          </table:table-cell>
          <table:table-cell table:style-name="ce17" table:formula="of:=135/4" office:value-type="float" office:value="33.75" calcext:value-type="float">
            <text:p>33.75</text:p>
          </table:table-cell>
          <table:table-cell table:style-name="ce15" table:formula="of:=ABS([.L781]-[.N781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4" calcext:value-type="float">
            <text:p>34</text:p>
          </table:table-cell>
          <table:table-cell table:style-name="ce17" office:value-type="string" calcext:value-type="string">
            <text:p>34 ÷ 1</text:p>
          </table:table-cell>
          <table:table-cell table:style-name="ce17" table:formula="of:=34/1" office:value-type="float" office:value="34" calcext:value-type="float">
            <text:p>34</text:p>
          </table:table-cell>
          <table:table-cell table:style-name="ce15" table:formula="of:=ABS([.L782]-[.N782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4.25" calcext:value-type="float">
            <text:p>34.25</text:p>
          </table:table-cell>
          <table:table-cell table:style-name="ce17" office:value-type="string" calcext:value-type="string">
            <text:p>137 ÷ 4</text:p>
          </table:table-cell>
          <table:table-cell table:style-name="ce17" table:formula="of:=137/4" office:value-type="float" office:value="34.25" calcext:value-type="float">
            <text:p>34.25</text:p>
          </table:table-cell>
          <table:table-cell table:style-name="ce15" table:formula="of:=ABS([.L783]-[.N783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4.5" calcext:value-type="float">
            <text:p>34.5</text:p>
          </table:table-cell>
          <table:table-cell table:style-name="ce17" office:value-type="string" calcext:value-type="string">
            <text:p>69 ÷ 2</text:p>
          </table:table-cell>
          <table:table-cell table:style-name="ce17" table:formula="of:=69/2" office:value-type="float" office:value="34.5" calcext:value-type="float">
            <text:p>34.5</text:p>
          </table:table-cell>
          <table:table-cell table:style-name="ce15" table:formula="of:=ABS([.L784]-[.N784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4.75" calcext:value-type="float">
            <text:p>34.75</text:p>
          </table:table-cell>
          <table:table-cell table:style-name="ce17" office:value-type="string" calcext:value-type="string">
            <text:p>139 ÷ 4</text:p>
          </table:table-cell>
          <table:table-cell table:style-name="ce17" table:formula="of:=139/4" office:value-type="float" office:value="34.75" calcext:value-type="float">
            <text:p>34.75</text:p>
          </table:table-cell>
          <table:table-cell table:style-name="ce15" table:formula="of:=ABS([.L785]-[.N785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5" calcext:value-type="float">
            <text:p>35</text:p>
          </table:table-cell>
          <table:table-cell table:style-name="ce17" office:value-type="string" calcext:value-type="string">
            <text:p>35 ÷ 1</text:p>
          </table:table-cell>
          <table:table-cell table:style-name="ce17" table:formula="of:=35/1" office:value-type="float" office:value="35" calcext:value-type="float">
            <text:p>35</text:p>
          </table:table-cell>
          <table:table-cell table:style-name="ce15" table:formula="of:=ABS([.L786]-[.N786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5.25" calcext:value-type="float">
            <text:p>35.25</text:p>
          </table:table-cell>
          <table:table-cell table:style-name="ce17" office:value-type="string" calcext:value-type="string">
            <text:p>141 ÷ 4</text:p>
          </table:table-cell>
          <table:table-cell table:style-name="ce17" table:formula="of:=141/4" office:value-type="float" office:value="35.25" calcext:value-type="float">
            <text:p>35.25</text:p>
          </table:table-cell>
          <table:table-cell table:style-name="ce15" table:formula="of:=ABS([.L787]-[.N787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5.5" calcext:value-type="float">
            <text:p>35.5</text:p>
          </table:table-cell>
          <table:table-cell table:style-name="ce17" office:value-type="string" calcext:value-type="string">
            <text:p>71 ÷ 2</text:p>
          </table:table-cell>
          <table:table-cell table:style-name="ce17" table:formula="of:=71/2" office:value-type="float" office:value="35.5" calcext:value-type="float">
            <text:p>35.5</text:p>
          </table:table-cell>
          <table:table-cell table:style-name="ce15" table:formula="of:=ABS([.L788]-[.N788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5.75" calcext:value-type="float">
            <text:p>35.75</text:p>
          </table:table-cell>
          <table:table-cell table:style-name="ce17" office:value-type="string" calcext:value-type="string">
            <text:p>143 ÷ 4</text:p>
          </table:table-cell>
          <table:table-cell table:style-name="ce17" table:formula="of:=143/4" office:value-type="float" office:value="35.75" calcext:value-type="float">
            <text:p>35.75</text:p>
          </table:table-cell>
          <table:table-cell table:style-name="ce15" table:formula="of:=ABS([.L789]-[.N789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6" calcext:value-type="float">
            <text:p>36</text:p>
          </table:table-cell>
          <table:table-cell table:style-name="ce17" office:value-type="string" calcext:value-type="string">
            <text:p>36 ÷ 1</text:p>
          </table:table-cell>
          <table:table-cell table:style-name="ce17" table:formula="of:=36/1" office:value-type="float" office:value="36" calcext:value-type="float">
            <text:p>36</text:p>
          </table:table-cell>
          <table:table-cell table:style-name="ce15" table:formula="of:=ABS([.L790]-[.N790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6.25" calcext:value-type="float">
            <text:p>36.25</text:p>
          </table:table-cell>
          <table:table-cell table:style-name="ce17" office:value-type="string" calcext:value-type="string">
            <text:p>145 ÷ 4</text:p>
          </table:table-cell>
          <table:table-cell table:style-name="ce17" table:formula="of:=145/4" office:value-type="float" office:value="36.25" calcext:value-type="float">
            <text:p>36.25</text:p>
          </table:table-cell>
          <table:table-cell table:style-name="ce15" table:formula="of:=ABS([.L791]-[.N791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6.5" calcext:value-type="float">
            <text:p>36.5</text:p>
          </table:table-cell>
          <table:table-cell table:style-name="ce17" office:value-type="string" calcext:value-type="string">
            <text:p>73 ÷ 2</text:p>
          </table:table-cell>
          <table:table-cell table:style-name="ce17" table:formula="of:=73/2" office:value-type="float" office:value="36.5" calcext:value-type="float">
            <text:p>36.5</text:p>
          </table:table-cell>
          <table:table-cell table:style-name="ce15" table:formula="of:=ABS([.L792]-[.N792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6.75" calcext:value-type="float">
            <text:p>36.75</text:p>
          </table:table-cell>
          <table:table-cell table:style-name="ce17" office:value-type="string" calcext:value-type="string">
            <text:p>147 ÷ 4</text:p>
          </table:table-cell>
          <table:table-cell table:style-name="ce17" table:formula="of:=147/4" office:value-type="float" office:value="36.75" calcext:value-type="float">
            <text:p>36.75</text:p>
          </table:table-cell>
          <table:table-cell table:style-name="ce15" table:formula="of:=ABS([.L793]-[.N793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7" calcext:value-type="float">
            <text:p>37</text:p>
          </table:table-cell>
          <table:table-cell table:style-name="ce17" office:value-type="string" calcext:value-type="string">
            <text:p>37 ÷ 1</text:p>
          </table:table-cell>
          <table:table-cell table:style-name="ce17" table:formula="of:=37/1" office:value-type="float" office:value="37" calcext:value-type="float">
            <text:p>37</text:p>
          </table:table-cell>
          <table:table-cell table:style-name="ce15" table:formula="of:=ABS([.L794]-[.N794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7.25" calcext:value-type="float">
            <text:p>37.25</text:p>
          </table:table-cell>
          <table:table-cell table:style-name="ce17" office:value-type="string" calcext:value-type="string">
            <text:p>149 ÷ 4</text:p>
          </table:table-cell>
          <table:table-cell table:style-name="ce17" table:formula="of:=149/4" office:value-type="float" office:value="37.25" calcext:value-type="float">
            <text:p>37.25</text:p>
          </table:table-cell>
          <table:table-cell table:style-name="ce15" table:formula="of:=ABS([.L795]-[.N795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7.5" calcext:value-type="float">
            <text:p>37.5</text:p>
          </table:table-cell>
          <table:table-cell table:style-name="ce17" office:value-type="string" calcext:value-type="string">
            <text:p>75 ÷ 2</text:p>
          </table:table-cell>
          <table:table-cell table:style-name="ce17" table:formula="of:=75/2" office:value-type="float" office:value="37.5" calcext:value-type="float">
            <text:p>37.5</text:p>
          </table:table-cell>
          <table:table-cell table:style-name="ce15" table:formula="of:=ABS([.L796]-[.N796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7.75" calcext:value-type="float">
            <text:p>37.75</text:p>
          </table:table-cell>
          <table:table-cell table:style-name="ce17" office:value-type="string" calcext:value-type="string">
            <text:p>151 ÷ 4</text:p>
          </table:table-cell>
          <table:table-cell table:style-name="ce17" table:formula="of:=151/4" office:value-type="float" office:value="37.75" calcext:value-type="float">
            <text:p>37.75</text:p>
          </table:table-cell>
          <table:table-cell table:style-name="ce15" table:formula="of:=ABS([.L797]-[.N797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8" calcext:value-type="float">
            <text:p>38</text:p>
          </table:table-cell>
          <table:table-cell table:style-name="ce17" office:value-type="string" calcext:value-type="string">
            <text:p>38 ÷ 1</text:p>
          </table:table-cell>
          <table:table-cell table:style-name="ce17" table:formula="of:=38/1" office:value-type="float" office:value="38" calcext:value-type="float">
            <text:p>38</text:p>
          </table:table-cell>
          <table:table-cell table:style-name="ce15" table:formula="of:=ABS([.L798]-[.N798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8.25" calcext:value-type="float">
            <text:p>38.25</text:p>
          </table:table-cell>
          <table:table-cell table:style-name="ce17" office:value-type="string" calcext:value-type="string">
            <text:p>153 ÷ 4</text:p>
          </table:table-cell>
          <table:table-cell table:style-name="ce17" table:formula="of:=153/4" office:value-type="float" office:value="38.25" calcext:value-type="float">
            <text:p>38.25</text:p>
          </table:table-cell>
          <table:table-cell table:style-name="ce15" table:formula="of:=ABS([.L799]-[.N799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8.5" calcext:value-type="float">
            <text:p>38.5</text:p>
          </table:table-cell>
          <table:table-cell table:style-name="ce17" office:value-type="string" calcext:value-type="string">
            <text:p>77 ÷ 2</text:p>
          </table:table-cell>
          <table:table-cell table:style-name="ce17" table:formula="of:=77/2" office:value-type="float" office:value="38.5" calcext:value-type="float">
            <text:p>38.5</text:p>
          </table:table-cell>
          <table:table-cell table:style-name="ce15" table:formula="of:=ABS([.L800]-[.N800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8.75" calcext:value-type="float">
            <text:p>38.75</text:p>
          </table:table-cell>
          <table:table-cell table:style-name="ce17" office:value-type="string" calcext:value-type="string">
            <text:p>155 ÷ 4</text:p>
          </table:table-cell>
          <table:table-cell table:style-name="ce17" table:formula="of:=155/4" office:value-type="float" office:value="38.75" calcext:value-type="float">
            <text:p>38.75</text:p>
          </table:table-cell>
          <table:table-cell table:style-name="ce15" table:formula="of:=ABS([.L801]-[.N801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9" calcext:value-type="float">
            <text:p>39</text:p>
          </table:table-cell>
          <table:table-cell table:style-name="ce17" office:value-type="string" calcext:value-type="string">
            <text:p>39 ÷ 1</text:p>
          </table:table-cell>
          <table:table-cell table:style-name="ce17" table:formula="of:=39/1" office:value-type="float" office:value="39" calcext:value-type="float">
            <text:p>39</text:p>
          </table:table-cell>
          <table:table-cell table:style-name="ce15" table:formula="of:=ABS([.L802]-[.N802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9.25" calcext:value-type="float">
            <text:p>39.25</text:p>
          </table:table-cell>
          <table:table-cell table:style-name="ce17" office:value-type="string" calcext:value-type="string">
            <text:p>157 ÷ 4</text:p>
          </table:table-cell>
          <table:table-cell table:style-name="ce17" table:formula="of:=157/4" office:value-type="float" office:value="39.25" calcext:value-type="float">
            <text:p>39.25</text:p>
          </table:table-cell>
          <table:table-cell table:style-name="ce15" table:formula="of:=ABS([.L803]-[.N803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9.5" calcext:value-type="float">
            <text:p>39.5</text:p>
          </table:table-cell>
          <table:table-cell table:style-name="ce17" office:value-type="string" calcext:value-type="string">
            <text:p>79 ÷ 2</text:p>
          </table:table-cell>
          <table:table-cell table:style-name="ce17" table:formula="of:=79/2" office:value-type="float" office:value="39.5" calcext:value-type="float">
            <text:p>39.5</text:p>
          </table:table-cell>
          <table:table-cell table:style-name="ce15" table:formula="of:=ABS([.L804]-[.N804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39.75" calcext:value-type="float">
            <text:p>39.75</text:p>
          </table:table-cell>
          <table:table-cell table:style-name="ce17" office:value-type="string" calcext:value-type="string">
            <text:p>159 ÷ 4</text:p>
          </table:table-cell>
          <table:table-cell table:style-name="ce17" table:formula="of:=159/4" office:value-type="float" office:value="39.75" calcext:value-type="float">
            <text:p>39.75</text:p>
          </table:table-cell>
          <table:table-cell table:style-name="ce15" table:formula="of:=ABS([.L805]-[.N805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0" calcext:value-type="float">
            <text:p>40</text:p>
          </table:table-cell>
          <table:table-cell table:style-name="ce17" office:value-type="string" calcext:value-type="string">
            <text:p>40 ÷ 1</text:p>
          </table:table-cell>
          <table:table-cell table:style-name="ce17" table:formula="of:=40/1" office:value-type="float" office:value="40" calcext:value-type="float">
            <text:p>40</text:p>
          </table:table-cell>
          <table:table-cell table:style-name="ce15" table:formula="of:=ABS([.L806]-[.N806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0.25" calcext:value-type="float">
            <text:p>40.25</text:p>
          </table:table-cell>
          <table:table-cell table:style-name="ce17" office:value-type="string" calcext:value-type="string">
            <text:p>161 ÷ 4</text:p>
          </table:table-cell>
          <table:table-cell table:style-name="ce17" table:formula="of:=161/4" office:value-type="float" office:value="40.25" calcext:value-type="float">
            <text:p>40.25</text:p>
          </table:table-cell>
          <table:table-cell table:style-name="ce15" table:formula="of:=ABS([.L807]-[.N807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0.5" calcext:value-type="float">
            <text:p>40.5</text:p>
          </table:table-cell>
          <table:table-cell table:style-name="ce17" office:value-type="string" calcext:value-type="string">
            <text:p>81 ÷ 2</text:p>
          </table:table-cell>
          <table:table-cell table:style-name="ce17" table:formula="of:=81/2" office:value-type="float" office:value="40.5" calcext:value-type="float">
            <text:p>40.5</text:p>
          </table:table-cell>
          <table:table-cell table:style-name="ce15" table:formula="of:=ABS([.L808]-[.N808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0.75" calcext:value-type="float">
            <text:p>40.75</text:p>
          </table:table-cell>
          <table:table-cell table:style-name="ce17" office:value-type="string" calcext:value-type="string">
            <text:p>163 ÷ 4</text:p>
          </table:table-cell>
          <table:table-cell table:style-name="ce17" table:formula="of:=163/4" office:value-type="float" office:value="40.75" calcext:value-type="float">
            <text:p>40.75</text:p>
          </table:table-cell>
          <table:table-cell table:style-name="ce15" table:formula="of:=ABS([.L809]-[.N809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1" calcext:value-type="float">
            <text:p>41</text:p>
          </table:table-cell>
          <table:table-cell table:style-name="ce17" office:value-type="string" calcext:value-type="string">
            <text:p>41 ÷ 1</text:p>
          </table:table-cell>
          <table:table-cell table:style-name="ce17" table:formula="of:=41/1" office:value-type="float" office:value="41" calcext:value-type="float">
            <text:p>41</text:p>
          </table:table-cell>
          <table:table-cell table:style-name="ce15" table:formula="of:=ABS([.L810]-[.N810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1.25" calcext:value-type="float">
            <text:p>41.25</text:p>
          </table:table-cell>
          <table:table-cell table:style-name="ce17" office:value-type="string" calcext:value-type="string">
            <text:p>165 ÷ 4</text:p>
          </table:table-cell>
          <table:table-cell table:style-name="ce17" table:formula="of:=165/4" office:value-type="float" office:value="41.25" calcext:value-type="float">
            <text:p>41.25</text:p>
          </table:table-cell>
          <table:table-cell table:style-name="ce15" table:formula="of:=ABS([.L811]-[.N811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1.5" calcext:value-type="float">
            <text:p>41.5</text:p>
          </table:table-cell>
          <table:table-cell table:style-name="ce17" office:value-type="string" calcext:value-type="string">
            <text:p>83 ÷ 2</text:p>
          </table:table-cell>
          <table:table-cell table:style-name="ce17" table:formula="of:=83/2" office:value-type="float" office:value="41.5" calcext:value-type="float">
            <text:p>41.5</text:p>
          </table:table-cell>
          <table:table-cell table:style-name="ce15" table:formula="of:=ABS([.L812]-[.N812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1.75" calcext:value-type="float">
            <text:p>41.75</text:p>
          </table:table-cell>
          <table:table-cell table:style-name="ce17" office:value-type="string" calcext:value-type="string">
            <text:p>167 ÷ 4</text:p>
          </table:table-cell>
          <table:table-cell table:style-name="ce17" table:formula="of:=167/4" office:value-type="float" office:value="41.75" calcext:value-type="float">
            <text:p>41.75</text:p>
          </table:table-cell>
          <table:table-cell table:style-name="ce15" table:formula="of:=ABS([.L813]-[.N813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2" calcext:value-type="float">
            <text:p>42</text:p>
          </table:table-cell>
          <table:table-cell table:style-name="ce17" office:value-type="string" calcext:value-type="string">
            <text:p>42 ÷ 1</text:p>
          </table:table-cell>
          <table:table-cell table:style-name="ce17" table:formula="of:=42/1" office:value-type="float" office:value="42" calcext:value-type="float">
            <text:p>42</text:p>
          </table:table-cell>
          <table:table-cell table:style-name="ce15" table:formula="of:=ABS([.L814]-[.N814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2.25" calcext:value-type="float">
            <text:p>42.25</text:p>
          </table:table-cell>
          <table:table-cell table:style-name="ce17" office:value-type="string" calcext:value-type="string">
            <text:p>169 ÷ 4</text:p>
          </table:table-cell>
          <table:table-cell table:style-name="ce17" table:formula="of:=169/4" office:value-type="float" office:value="42.25" calcext:value-type="float">
            <text:p>42.25</text:p>
          </table:table-cell>
          <table:table-cell table:style-name="ce15" table:formula="of:=ABS([.L815]-[.N815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2.5" calcext:value-type="float">
            <text:p>42.5</text:p>
          </table:table-cell>
          <table:table-cell table:style-name="ce17" office:value-type="string" calcext:value-type="string">
            <text:p>85 ÷ 2</text:p>
          </table:table-cell>
          <table:table-cell table:style-name="ce17" table:formula="of:=85/2" office:value-type="float" office:value="42.5" calcext:value-type="float">
            <text:p>42.5</text:p>
          </table:table-cell>
          <table:table-cell table:style-name="ce15" table:formula="of:=ABS([.L816]-[.N816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2.75" calcext:value-type="float">
            <text:p>42.75</text:p>
          </table:table-cell>
          <table:table-cell table:style-name="ce17" office:value-type="string" calcext:value-type="string">
            <text:p>171 ÷ 4</text:p>
          </table:table-cell>
          <table:table-cell table:style-name="ce17" table:formula="of:=171/4" office:value-type="float" office:value="42.75" calcext:value-type="float">
            <text:p>42.75</text:p>
          </table:table-cell>
          <table:table-cell table:style-name="ce15" table:formula="of:=ABS([.L817]-[.N817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3" calcext:value-type="float">
            <text:p>43</text:p>
          </table:table-cell>
          <table:table-cell table:style-name="ce17" office:value-type="string" calcext:value-type="string">
            <text:p>43 ÷ 1</text:p>
          </table:table-cell>
          <table:table-cell table:style-name="ce17" table:formula="of:=43/1" office:value-type="float" office:value="43" calcext:value-type="float">
            <text:p>43</text:p>
          </table:table-cell>
          <table:table-cell table:style-name="ce15" table:formula="of:=ABS([.L818]-[.N818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3.25" calcext:value-type="float">
            <text:p>43.25</text:p>
          </table:table-cell>
          <table:table-cell table:style-name="ce17" office:value-type="string" calcext:value-type="string">
            <text:p>173 ÷ 4</text:p>
          </table:table-cell>
          <table:table-cell table:style-name="ce17" table:formula="of:=173/4" office:value-type="float" office:value="43.25" calcext:value-type="float">
            <text:p>43.25</text:p>
          </table:table-cell>
          <table:table-cell table:style-name="ce15" table:formula="of:=ABS([.L819]-[.N819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3.5" calcext:value-type="float">
            <text:p>43.5</text:p>
          </table:table-cell>
          <table:table-cell table:style-name="ce17" office:value-type="string" calcext:value-type="string">
            <text:p>87 ÷ 2</text:p>
          </table:table-cell>
          <table:table-cell table:style-name="ce17" table:formula="of:=87/2" office:value-type="float" office:value="43.5" calcext:value-type="float">
            <text:p>43.5</text:p>
          </table:table-cell>
          <table:table-cell table:style-name="ce15" table:formula="of:=ABS([.L820]-[.N820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3.75" calcext:value-type="float">
            <text:p>43.75</text:p>
          </table:table-cell>
          <table:table-cell table:style-name="ce17" office:value-type="string" calcext:value-type="string">
            <text:p>175 ÷ 4</text:p>
          </table:table-cell>
          <table:table-cell table:style-name="ce17" table:formula="of:=175/4" office:value-type="float" office:value="43.75" calcext:value-type="float">
            <text:p>43.75</text:p>
          </table:table-cell>
          <table:table-cell table:style-name="ce15" table:formula="of:=ABS([.L821]-[.N821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4" calcext:value-type="float">
            <text:p>44</text:p>
          </table:table-cell>
          <table:table-cell table:style-name="ce17" office:value-type="string" calcext:value-type="string">
            <text:p>44 ÷ 1</text:p>
          </table:table-cell>
          <table:table-cell table:style-name="ce17" table:formula="of:=44/1" office:value-type="float" office:value="44" calcext:value-type="float">
            <text:p>44</text:p>
          </table:table-cell>
          <table:table-cell table:style-name="ce15" table:formula="of:=ABS([.L822]-[.N822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4.25" calcext:value-type="float">
            <text:p>44.25</text:p>
          </table:table-cell>
          <table:table-cell table:style-name="ce17" office:value-type="string" calcext:value-type="string">
            <text:p>177 ÷ 4</text:p>
          </table:table-cell>
          <table:table-cell table:style-name="ce17" table:formula="of:=177/4" office:value-type="float" office:value="44.25" calcext:value-type="float">
            <text:p>44.25</text:p>
          </table:table-cell>
          <table:table-cell table:style-name="ce15" table:formula="of:=ABS([.L823]-[.N823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4.5" calcext:value-type="float">
            <text:p>44.5</text:p>
          </table:table-cell>
          <table:table-cell table:style-name="ce17" office:value-type="string" calcext:value-type="string">
            <text:p>89 ÷ 2</text:p>
          </table:table-cell>
          <table:table-cell table:style-name="ce17" table:formula="of:=89/2" office:value-type="float" office:value="44.5" calcext:value-type="float">
            <text:p>44.5</text:p>
          </table:table-cell>
          <table:table-cell table:style-name="ce15" table:formula="of:=ABS([.L824]-[.N824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4.75" calcext:value-type="float">
            <text:p>44.75</text:p>
          </table:table-cell>
          <table:table-cell table:style-name="ce17" office:value-type="string" calcext:value-type="string">
            <text:p>179 ÷ 4</text:p>
          </table:table-cell>
          <table:table-cell table:style-name="ce17" table:formula="of:=179/4" office:value-type="float" office:value="44.75" calcext:value-type="float">
            <text:p>44.75</text:p>
          </table:table-cell>
          <table:table-cell table:style-name="ce15" table:formula="of:=ABS([.L825]-[.N825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5" calcext:value-type="float">
            <text:p>45</text:p>
          </table:table-cell>
          <table:table-cell table:style-name="ce17" office:value-type="string" calcext:value-type="string">
            <text:p>45 ÷ 1</text:p>
          </table:table-cell>
          <table:table-cell table:style-name="ce17" table:formula="of:=45/1" office:value-type="float" office:value="45" calcext:value-type="float">
            <text:p>45</text:p>
          </table:table-cell>
          <table:table-cell table:style-name="ce15" table:formula="of:=ABS([.L826]-[.N826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5.25" calcext:value-type="float">
            <text:p>45.25</text:p>
          </table:table-cell>
          <table:table-cell table:style-name="ce17" office:value-type="string" calcext:value-type="string">
            <text:p>181 ÷ 4</text:p>
          </table:table-cell>
          <table:table-cell table:style-name="ce17" table:formula="of:=181/4" office:value-type="float" office:value="45.25" calcext:value-type="float">
            <text:p>45.25</text:p>
          </table:table-cell>
          <table:table-cell table:style-name="ce15" table:formula="of:=ABS([.L827]-[.N827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5.5" calcext:value-type="float">
            <text:p>45.5</text:p>
          </table:table-cell>
          <table:table-cell table:style-name="ce17" office:value-type="string" calcext:value-type="string">
            <text:p>91 ÷ 2</text:p>
          </table:table-cell>
          <table:table-cell table:style-name="ce17" table:formula="of:=91/2" office:value-type="float" office:value="45.5" calcext:value-type="float">
            <text:p>45.5</text:p>
          </table:table-cell>
          <table:table-cell table:style-name="ce15" table:formula="of:=ABS([.L828]-[.N828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5.75" calcext:value-type="float">
            <text:p>45.75</text:p>
          </table:table-cell>
          <table:table-cell table:style-name="ce17" office:value-type="string" calcext:value-type="string">
            <text:p>183 ÷ 4</text:p>
          </table:table-cell>
          <table:table-cell table:style-name="ce17" table:formula="of:=183/4" office:value-type="float" office:value="45.75" calcext:value-type="float">
            <text:p>45.75</text:p>
          </table:table-cell>
          <table:table-cell table:style-name="ce15" table:formula="of:=ABS([.L829]-[.N829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6" calcext:value-type="float">
            <text:p>46</text:p>
          </table:table-cell>
          <table:table-cell table:style-name="ce17" office:value-type="string" calcext:value-type="string">
            <text:p>46 ÷ 1</text:p>
          </table:table-cell>
          <table:table-cell table:style-name="ce17" table:formula="of:=46/1" office:value-type="float" office:value="46" calcext:value-type="float">
            <text:p>46</text:p>
          </table:table-cell>
          <table:table-cell table:style-name="ce15" table:formula="of:=ABS([.L830]-[.N830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6.25" calcext:value-type="float">
            <text:p>46.25</text:p>
          </table:table-cell>
          <table:table-cell table:style-name="ce17" office:value-type="string" calcext:value-type="string">
            <text:p>185 ÷ 4</text:p>
          </table:table-cell>
          <table:table-cell table:style-name="ce17" table:formula="of:=185/4" office:value-type="float" office:value="46.25" calcext:value-type="float">
            <text:p>46.25</text:p>
          </table:table-cell>
          <table:table-cell table:style-name="ce15" table:formula="of:=ABS([.L831]-[.N831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6.5" calcext:value-type="float">
            <text:p>46.5</text:p>
          </table:table-cell>
          <table:table-cell table:style-name="ce17" office:value-type="string" calcext:value-type="string">
            <text:p>93 ÷ 2</text:p>
          </table:table-cell>
          <table:table-cell table:style-name="ce17" table:formula="of:=93/2" office:value-type="float" office:value="46.5" calcext:value-type="float">
            <text:p>46.5</text:p>
          </table:table-cell>
          <table:table-cell table:style-name="ce15" table:formula="of:=ABS([.L832]-[.N832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6.75" calcext:value-type="float">
            <text:p>46.75</text:p>
          </table:table-cell>
          <table:table-cell table:style-name="ce17" office:value-type="string" calcext:value-type="string">
            <text:p>187 ÷ 4</text:p>
          </table:table-cell>
          <table:table-cell table:style-name="ce17" table:formula="of:=187/4" office:value-type="float" office:value="46.75" calcext:value-type="float">
            <text:p>46.75</text:p>
          </table:table-cell>
          <table:table-cell table:style-name="ce15" table:formula="of:=ABS([.L833]-[.N833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7" calcext:value-type="float">
            <text:p>47</text:p>
          </table:table-cell>
          <table:table-cell table:style-name="ce17" office:value-type="string" calcext:value-type="string">
            <text:p>47 ÷ 1</text:p>
          </table:table-cell>
          <table:table-cell table:style-name="ce17" table:formula="of:=47/1" office:value-type="float" office:value="47" calcext:value-type="float">
            <text:p>47</text:p>
          </table:table-cell>
          <table:table-cell table:style-name="ce15" table:formula="of:=ABS([.L834]-[.N834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7.25" calcext:value-type="float">
            <text:p>47.25</text:p>
          </table:table-cell>
          <table:table-cell table:style-name="ce17" office:value-type="string" calcext:value-type="string">
            <text:p>189 ÷ 4</text:p>
          </table:table-cell>
          <table:table-cell table:style-name="ce17" table:formula="of:=189/4" office:value-type="float" office:value="47.25" calcext:value-type="float">
            <text:p>47.25</text:p>
          </table:table-cell>
          <table:table-cell table:style-name="ce15" table:formula="of:=ABS([.L835]-[.N835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7.5" calcext:value-type="float">
            <text:p>47.5</text:p>
          </table:table-cell>
          <table:table-cell table:style-name="ce17" office:value-type="string" calcext:value-type="string">
            <text:p>95 ÷ 2</text:p>
          </table:table-cell>
          <table:table-cell table:style-name="ce17" table:formula="of:=95/2" office:value-type="float" office:value="47.5" calcext:value-type="float">
            <text:p>47.5</text:p>
          </table:table-cell>
          <table:table-cell table:style-name="ce15" table:formula="of:=ABS([.L836]-[.N836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7.75" calcext:value-type="float">
            <text:p>47.75</text:p>
          </table:table-cell>
          <table:table-cell table:style-name="ce17" office:value-type="string" calcext:value-type="string">
            <text:p>191 ÷ 4</text:p>
          </table:table-cell>
          <table:table-cell table:style-name="ce17" table:formula="of:=191/4" office:value-type="float" office:value="47.75" calcext:value-type="float">
            <text:p>47.75</text:p>
          </table:table-cell>
          <table:table-cell table:style-name="ce15" table:formula="of:=ABS([.L837]-[.N837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8" calcext:value-type="float">
            <text:p>48</text:p>
          </table:table-cell>
          <table:table-cell table:style-name="ce17" office:value-type="string" calcext:value-type="string">
            <text:p>48 ÷ 1</text:p>
          </table:table-cell>
          <table:table-cell table:style-name="ce17" table:formula="of:=48/1" office:value-type="float" office:value="48" calcext:value-type="float">
            <text:p>48</text:p>
          </table:table-cell>
          <table:table-cell table:style-name="ce15" table:formula="of:=ABS([.L838]-[.N838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8.25" calcext:value-type="float">
            <text:p>48.25</text:p>
          </table:table-cell>
          <table:table-cell table:style-name="ce17" office:value-type="string" calcext:value-type="string">
            <text:p>193 ÷ 4</text:p>
          </table:table-cell>
          <table:table-cell table:style-name="ce17" table:formula="of:=193/4" office:value-type="float" office:value="48.25" calcext:value-type="float">
            <text:p>48.25</text:p>
          </table:table-cell>
          <table:table-cell table:style-name="ce15" table:formula="of:=ABS([.L839]-[.N839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8.5" calcext:value-type="float">
            <text:p>48.5</text:p>
          </table:table-cell>
          <table:table-cell table:style-name="ce17" office:value-type="string" calcext:value-type="string">
            <text:p>97 ÷ 2</text:p>
          </table:table-cell>
          <table:table-cell table:style-name="ce17" table:formula="of:=97/2" office:value-type="float" office:value="48.5" calcext:value-type="float">
            <text:p>48.5</text:p>
          </table:table-cell>
          <table:table-cell table:style-name="ce15" table:formula="of:=ABS([.L840]-[.N840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8.75" calcext:value-type="float">
            <text:p>48.75</text:p>
          </table:table-cell>
          <table:table-cell table:style-name="ce17" office:value-type="string" calcext:value-type="string">
            <text:p>195 ÷ 4</text:p>
          </table:table-cell>
          <table:table-cell table:style-name="ce17" table:formula="of:=195/4" office:value-type="float" office:value="48.75" calcext:value-type="float">
            <text:p>48.75</text:p>
          </table:table-cell>
          <table:table-cell table:style-name="ce15" table:formula="of:=ABS([.L841]-[.N841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9" calcext:value-type="float">
            <text:p>49</text:p>
          </table:table-cell>
          <table:table-cell table:style-name="ce17" office:value-type="string" calcext:value-type="string">
            <text:p>49 ÷ 1</text:p>
          </table:table-cell>
          <table:table-cell table:style-name="ce17" table:formula="of:=49/1" office:value-type="float" office:value="49" calcext:value-type="float">
            <text:p>49</text:p>
          </table:table-cell>
          <table:table-cell table:style-name="ce15" table:formula="of:=ABS([.L842]-[.N842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9.25" calcext:value-type="float">
            <text:p>49.25</text:p>
          </table:table-cell>
          <table:table-cell table:style-name="ce17" office:value-type="string" calcext:value-type="string">
            <text:p>197 ÷ 4</text:p>
          </table:table-cell>
          <table:table-cell table:style-name="ce17" table:formula="of:=197/4" office:value-type="float" office:value="49.25" calcext:value-type="float">
            <text:p>49.25</text:p>
          </table:table-cell>
          <table:table-cell table:style-name="ce15" table:formula="of:=ABS([.L843]-[.N843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9.5" calcext:value-type="float">
            <text:p>49.5</text:p>
          </table:table-cell>
          <table:table-cell table:style-name="ce17" office:value-type="string" calcext:value-type="string">
            <text:p>99 ÷ 2</text:p>
          </table:table-cell>
          <table:table-cell table:style-name="ce17" table:formula="of:=99/2" office:value-type="float" office:value="49.5" calcext:value-type="float">
            <text:p>49.5</text:p>
          </table:table-cell>
          <table:table-cell table:style-name="ce15" table:formula="of:=ABS([.L844]-[.N844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49.75" calcext:value-type="float">
            <text:p>49.75</text:p>
          </table:table-cell>
          <table:table-cell table:style-name="ce17" office:value-type="string" calcext:value-type="string">
            <text:p>199 ÷ 4</text:p>
          </table:table-cell>
          <table:table-cell table:style-name="ce17" table:formula="of:=199/4" office:value-type="float" office:value="49.75" calcext:value-type="float">
            <text:p>49.75</text:p>
          </table:table-cell>
          <table:table-cell table:style-name="ce15" table:formula="of:=ABS([.L845]-[.N845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0" calcext:value-type="float">
            <text:p>50</text:p>
          </table:table-cell>
          <table:table-cell table:style-name="ce17" office:value-type="string" calcext:value-type="string">
            <text:p>50 ÷ 1</text:p>
          </table:table-cell>
          <table:table-cell table:style-name="ce17" table:formula="of:=50/1" office:value-type="float" office:value="50" calcext:value-type="float">
            <text:p>50</text:p>
          </table:table-cell>
          <table:table-cell table:style-name="ce15" table:formula="of:=ABS([.L846]-[.N846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0.25" calcext:value-type="float">
            <text:p>50.25</text:p>
          </table:table-cell>
          <table:table-cell table:style-name="ce17" office:value-type="string" calcext:value-type="string">
            <text:p>201 ÷ 4</text:p>
          </table:table-cell>
          <table:table-cell table:style-name="ce17" table:formula="of:=201/4" office:value-type="float" office:value="50.25" calcext:value-type="float">
            <text:p>50.25</text:p>
          </table:table-cell>
          <table:table-cell table:style-name="ce15" table:formula="of:=ABS([.L847]-[.N847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0.5" calcext:value-type="float">
            <text:p>50.5</text:p>
          </table:table-cell>
          <table:table-cell table:style-name="ce17" office:value-type="string" calcext:value-type="string">
            <text:p>101 ÷ 2</text:p>
          </table:table-cell>
          <table:table-cell table:style-name="ce17" table:formula="of:=101/2" office:value-type="float" office:value="50.5" calcext:value-type="float">
            <text:p>50.5</text:p>
          </table:table-cell>
          <table:table-cell table:style-name="ce15" table:formula="of:=ABS([.L848]-[.N848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0.75" calcext:value-type="float">
            <text:p>50.75</text:p>
          </table:table-cell>
          <table:table-cell table:style-name="ce17" office:value-type="string" calcext:value-type="string">
            <text:p>203 ÷ 4</text:p>
          </table:table-cell>
          <table:table-cell table:style-name="ce17" table:formula="of:=203/4" office:value-type="float" office:value="50.75" calcext:value-type="float">
            <text:p>50.75</text:p>
          </table:table-cell>
          <table:table-cell table:style-name="ce15" table:formula="of:=ABS([.L849]-[.N849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1" calcext:value-type="float">
            <text:p>51</text:p>
          </table:table-cell>
          <table:table-cell table:style-name="ce17" office:value-type="string" calcext:value-type="string">
            <text:p>51 ÷ 1</text:p>
          </table:table-cell>
          <table:table-cell table:style-name="ce17" table:formula="of:=51/1" office:value-type="float" office:value="51" calcext:value-type="float">
            <text:p>51</text:p>
          </table:table-cell>
          <table:table-cell table:style-name="ce15" table:formula="of:=ABS([.L850]-[.N850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1.25" calcext:value-type="float">
            <text:p>51.25</text:p>
          </table:table-cell>
          <table:table-cell table:style-name="ce17" office:value-type="string" calcext:value-type="string">
            <text:p>205 ÷ 4</text:p>
          </table:table-cell>
          <table:table-cell table:style-name="ce17" table:formula="of:=205/4" office:value-type="float" office:value="51.25" calcext:value-type="float">
            <text:p>51.25</text:p>
          </table:table-cell>
          <table:table-cell table:style-name="ce15" table:formula="of:=ABS([.L851]-[.N851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1.5" calcext:value-type="float">
            <text:p>51.5</text:p>
          </table:table-cell>
          <table:table-cell table:style-name="ce17" office:value-type="string" calcext:value-type="string">
            <text:p>103 ÷ 2</text:p>
          </table:table-cell>
          <table:table-cell table:style-name="ce17" table:formula="of:=103/2" office:value-type="float" office:value="51.5" calcext:value-type="float">
            <text:p>51.5</text:p>
          </table:table-cell>
          <table:table-cell table:style-name="ce15" table:formula="of:=ABS([.L852]-[.N852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1.75" calcext:value-type="float">
            <text:p>51.75</text:p>
          </table:table-cell>
          <table:table-cell table:style-name="ce17" office:value-type="string" calcext:value-type="string">
            <text:p>207 ÷ 4</text:p>
          </table:table-cell>
          <table:table-cell table:style-name="ce17" table:formula="of:=207/4" office:value-type="float" office:value="51.75" calcext:value-type="float">
            <text:p>51.75</text:p>
          </table:table-cell>
          <table:table-cell table:style-name="ce15" table:formula="of:=ABS([.L853]-[.N853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2" calcext:value-type="float">
            <text:p>52</text:p>
          </table:table-cell>
          <table:table-cell table:style-name="ce17" office:value-type="string" calcext:value-type="string">
            <text:p>52 ÷ 1</text:p>
          </table:table-cell>
          <table:table-cell table:style-name="ce17" table:formula="of:=52/1" office:value-type="float" office:value="52" calcext:value-type="float">
            <text:p>52</text:p>
          </table:table-cell>
          <table:table-cell table:style-name="ce15" table:formula="of:=ABS([.L854]-[.N854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2.25" calcext:value-type="float">
            <text:p>52.25</text:p>
          </table:table-cell>
          <table:table-cell table:style-name="ce17" office:value-type="string" calcext:value-type="string">
            <text:p>209 ÷ 4</text:p>
          </table:table-cell>
          <table:table-cell table:style-name="ce17" table:formula="of:=209/4" office:value-type="float" office:value="52.25" calcext:value-type="float">
            <text:p>52.25</text:p>
          </table:table-cell>
          <table:table-cell table:style-name="ce15" table:formula="of:=ABS([.L855]-[.N855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2.5" calcext:value-type="float">
            <text:p>52.5</text:p>
          </table:table-cell>
          <table:table-cell table:style-name="ce17" office:value-type="string" calcext:value-type="string">
            <text:p>105 ÷ 2</text:p>
          </table:table-cell>
          <table:table-cell table:style-name="ce17" table:formula="of:=105/2" office:value-type="float" office:value="52.5" calcext:value-type="float">
            <text:p>52.5</text:p>
          </table:table-cell>
          <table:table-cell table:style-name="ce15" table:formula="of:=ABS([.L856]-[.N856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2.75" calcext:value-type="float">
            <text:p>52.75</text:p>
          </table:table-cell>
          <table:table-cell table:style-name="ce17" office:value-type="string" calcext:value-type="string">
            <text:p>211 ÷ 4</text:p>
          </table:table-cell>
          <table:table-cell table:style-name="ce17" table:formula="of:=211/4" office:value-type="float" office:value="52.75" calcext:value-type="float">
            <text:p>52.75</text:p>
          </table:table-cell>
          <table:table-cell table:style-name="ce15" table:formula="of:=ABS([.L857]-[.N857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3" calcext:value-type="float">
            <text:p>53</text:p>
          </table:table-cell>
          <table:table-cell table:style-name="ce17" office:value-type="string" calcext:value-type="string">
            <text:p>53 ÷ 1</text:p>
          </table:table-cell>
          <table:table-cell table:style-name="ce17" table:formula="of:=53/1" office:value-type="float" office:value="53" calcext:value-type="float">
            <text:p>53</text:p>
          </table:table-cell>
          <table:table-cell table:style-name="ce15" table:formula="of:=ABS([.L858]-[.N858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3.25" calcext:value-type="float">
            <text:p>53.25</text:p>
          </table:table-cell>
          <table:table-cell table:style-name="ce17" office:value-type="string" calcext:value-type="string">
            <text:p>213 ÷ 4</text:p>
          </table:table-cell>
          <table:table-cell table:style-name="ce17" table:formula="of:=213/4" office:value-type="float" office:value="53.25" calcext:value-type="float">
            <text:p>53.25</text:p>
          </table:table-cell>
          <table:table-cell table:style-name="ce15" table:formula="of:=ABS([.L859]-[.N859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3.5" calcext:value-type="float">
            <text:p>53.5</text:p>
          </table:table-cell>
          <table:table-cell table:style-name="ce17" office:value-type="string" calcext:value-type="string">
            <text:p>107 ÷ 2</text:p>
          </table:table-cell>
          <table:table-cell table:style-name="ce17" table:formula="of:=107/2" office:value-type="float" office:value="53.5" calcext:value-type="float">
            <text:p>53.5</text:p>
          </table:table-cell>
          <table:table-cell table:style-name="ce15" table:formula="of:=ABS([.L860]-[.N860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3.75" calcext:value-type="float">
            <text:p>53.75</text:p>
          </table:table-cell>
          <table:table-cell table:style-name="ce17" office:value-type="string" calcext:value-type="string">
            <text:p>215 ÷ 4</text:p>
          </table:table-cell>
          <table:table-cell table:style-name="ce17" table:formula="of:=215/4" office:value-type="float" office:value="53.75" calcext:value-type="float">
            <text:p>53.75</text:p>
          </table:table-cell>
          <table:table-cell table:style-name="ce15" table:formula="of:=ABS([.L861]-[.N861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4" calcext:value-type="float">
            <text:p>54</text:p>
          </table:table-cell>
          <table:table-cell table:style-name="ce17" office:value-type="string" calcext:value-type="string">
            <text:p>54 ÷ 1</text:p>
          </table:table-cell>
          <table:table-cell table:style-name="ce17" table:formula="of:=54/1" office:value-type="float" office:value="54" calcext:value-type="float">
            <text:p>54</text:p>
          </table:table-cell>
          <table:table-cell table:style-name="ce15" table:formula="of:=ABS([.L862]-[.N862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4.25" calcext:value-type="float">
            <text:p>54.25</text:p>
          </table:table-cell>
          <table:table-cell table:style-name="ce17" office:value-type="string" calcext:value-type="string">
            <text:p>217 ÷ 4</text:p>
          </table:table-cell>
          <table:table-cell table:style-name="ce17" table:formula="of:=217/4" office:value-type="float" office:value="54.25" calcext:value-type="float">
            <text:p>54.25</text:p>
          </table:table-cell>
          <table:table-cell table:style-name="ce15" table:formula="of:=ABS([.L863]-[.N863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4.5" calcext:value-type="float">
            <text:p>54.5</text:p>
          </table:table-cell>
          <table:table-cell table:style-name="ce17" office:value-type="string" calcext:value-type="string">
            <text:p>109 ÷ 2</text:p>
          </table:table-cell>
          <table:table-cell table:style-name="ce17" table:formula="of:=109/2" office:value-type="float" office:value="54.5" calcext:value-type="float">
            <text:p>54.5</text:p>
          </table:table-cell>
          <table:table-cell table:style-name="ce15" table:formula="of:=ABS([.L864]-[.N864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4.75" calcext:value-type="float">
            <text:p>54.75</text:p>
          </table:table-cell>
          <table:table-cell table:style-name="ce17" office:value-type="string" calcext:value-type="string">
            <text:p>219 ÷ 4</text:p>
          </table:table-cell>
          <table:table-cell table:style-name="ce17" table:formula="of:=219/4" office:value-type="float" office:value="54.75" calcext:value-type="float">
            <text:p>54.75</text:p>
          </table:table-cell>
          <table:table-cell table:style-name="ce15" table:formula="of:=ABS([.L865]-[.N865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5" calcext:value-type="float">
            <text:p>55</text:p>
          </table:table-cell>
          <table:table-cell table:style-name="ce17" office:value-type="string" calcext:value-type="string">
            <text:p>55 ÷ 1</text:p>
          </table:table-cell>
          <table:table-cell table:style-name="ce17" table:formula="of:=55/1" office:value-type="float" office:value="55" calcext:value-type="float">
            <text:p>55</text:p>
          </table:table-cell>
          <table:table-cell table:style-name="ce15" table:formula="of:=ABS([.L866]-[.N866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5.25" calcext:value-type="float">
            <text:p>55.25</text:p>
          </table:table-cell>
          <table:table-cell table:style-name="ce17" office:value-type="string" calcext:value-type="string">
            <text:p>221 ÷ 4</text:p>
          </table:table-cell>
          <table:table-cell table:style-name="ce17" table:formula="of:=221/4" office:value-type="float" office:value="55.25" calcext:value-type="float">
            <text:p>55.25</text:p>
          </table:table-cell>
          <table:table-cell table:style-name="ce15" table:formula="of:=ABS([.L867]-[.N867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5.5" calcext:value-type="float">
            <text:p>55.5</text:p>
          </table:table-cell>
          <table:table-cell table:style-name="ce17" office:value-type="string" calcext:value-type="string">
            <text:p>111 ÷ 2</text:p>
          </table:table-cell>
          <table:table-cell table:style-name="ce17" table:formula="of:=111/2" office:value-type="float" office:value="55.5" calcext:value-type="float">
            <text:p>55.5</text:p>
          </table:table-cell>
          <table:table-cell table:style-name="ce15" table:formula="of:=ABS([.L868]-[.N868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5.75" calcext:value-type="float">
            <text:p>55.75</text:p>
          </table:table-cell>
          <table:table-cell table:style-name="ce17" office:value-type="string" calcext:value-type="string">
            <text:p>223 ÷ 4</text:p>
          </table:table-cell>
          <table:table-cell table:style-name="ce17" table:formula="of:=223/4" office:value-type="float" office:value="55.75" calcext:value-type="float">
            <text:p>55.75</text:p>
          </table:table-cell>
          <table:table-cell table:style-name="ce15" table:formula="of:=ABS([.L869]-[.N869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6" calcext:value-type="float">
            <text:p>56</text:p>
          </table:table-cell>
          <table:table-cell table:style-name="ce17" office:value-type="string" calcext:value-type="string">
            <text:p>56 ÷ 1</text:p>
          </table:table-cell>
          <table:table-cell table:style-name="ce17" table:formula="of:=56/1" office:value-type="float" office:value="56" calcext:value-type="float">
            <text:p>56</text:p>
          </table:table-cell>
          <table:table-cell table:style-name="ce15" table:formula="of:=ABS([.L870]-[.N870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6.25" calcext:value-type="float">
            <text:p>56.25</text:p>
          </table:table-cell>
          <table:table-cell table:style-name="ce17" office:value-type="string" calcext:value-type="string">
            <text:p>225 ÷ 4</text:p>
          </table:table-cell>
          <table:table-cell table:style-name="ce17" table:formula="of:=225/4" office:value-type="float" office:value="56.25" calcext:value-type="float">
            <text:p>56.25</text:p>
          </table:table-cell>
          <table:table-cell table:style-name="ce15" table:formula="of:=ABS([.L871]-[.N871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6.5" calcext:value-type="float">
            <text:p>56.5</text:p>
          </table:table-cell>
          <table:table-cell table:style-name="ce17" office:value-type="string" calcext:value-type="string">
            <text:p>113 ÷ 2</text:p>
          </table:table-cell>
          <table:table-cell table:style-name="ce17" table:formula="of:=113/2" office:value-type="float" office:value="56.5" calcext:value-type="float">
            <text:p>56.5</text:p>
          </table:table-cell>
          <table:table-cell table:style-name="ce15" table:formula="of:=ABS([.L872]-[.N872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6.75" calcext:value-type="float">
            <text:p>56.75</text:p>
          </table:table-cell>
          <table:table-cell table:style-name="ce17" office:value-type="string" calcext:value-type="string">
            <text:p>227 ÷ 4</text:p>
          </table:table-cell>
          <table:table-cell table:style-name="ce17" table:formula="of:=227/4" office:value-type="float" office:value="56.75" calcext:value-type="float">
            <text:p>56.75</text:p>
          </table:table-cell>
          <table:table-cell table:style-name="ce15" table:formula="of:=ABS([.L873]-[.N873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7" calcext:value-type="float">
            <text:p>57</text:p>
          </table:table-cell>
          <table:table-cell table:style-name="ce17" office:value-type="string" calcext:value-type="string">
            <text:p>57 ÷ 1</text:p>
          </table:table-cell>
          <table:table-cell table:style-name="ce17" table:formula="of:=57/1" office:value-type="float" office:value="57" calcext:value-type="float">
            <text:p>57</text:p>
          </table:table-cell>
          <table:table-cell table:style-name="ce15" table:formula="of:=ABS([.L874]-[.N874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7.25" calcext:value-type="float">
            <text:p>57.25</text:p>
          </table:table-cell>
          <table:table-cell table:style-name="ce17" office:value-type="string" calcext:value-type="string">
            <text:p>229 ÷ 4</text:p>
          </table:table-cell>
          <table:table-cell table:style-name="ce17" table:formula="of:=229/4" office:value-type="float" office:value="57.25" calcext:value-type="float">
            <text:p>57.25</text:p>
          </table:table-cell>
          <table:table-cell table:style-name="ce15" table:formula="of:=ABS([.L875]-[.N875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7.5" calcext:value-type="float">
            <text:p>57.5</text:p>
          </table:table-cell>
          <table:table-cell table:style-name="ce17" office:value-type="string" calcext:value-type="string">
            <text:p>115 ÷ 2</text:p>
          </table:table-cell>
          <table:table-cell table:style-name="ce17" table:formula="of:=115/2" office:value-type="float" office:value="57.5" calcext:value-type="float">
            <text:p>57.5</text:p>
          </table:table-cell>
          <table:table-cell table:style-name="ce15" table:formula="of:=ABS([.L876]-[.N876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7.75" calcext:value-type="float">
            <text:p>57.75</text:p>
          </table:table-cell>
          <table:table-cell table:style-name="ce17" office:value-type="string" calcext:value-type="string">
            <text:p>231 ÷ 4</text:p>
          </table:table-cell>
          <table:table-cell table:style-name="ce17" table:formula="of:=231/4" office:value-type="float" office:value="57.75" calcext:value-type="float">
            <text:p>57.75</text:p>
          </table:table-cell>
          <table:table-cell table:style-name="ce15" table:formula="of:=ABS([.L877]-[.N877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8" calcext:value-type="float">
            <text:p>58</text:p>
          </table:table-cell>
          <table:table-cell table:style-name="ce17" office:value-type="string" calcext:value-type="string">
            <text:p>58 ÷ 1</text:p>
          </table:table-cell>
          <table:table-cell table:style-name="ce17" table:formula="of:=58/1" office:value-type="float" office:value="58" calcext:value-type="float">
            <text:p>58</text:p>
          </table:table-cell>
          <table:table-cell table:style-name="ce15" table:formula="of:=ABS([.L878]-[.N878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8.25" calcext:value-type="float">
            <text:p>58.25</text:p>
          </table:table-cell>
          <table:table-cell table:style-name="ce17" office:value-type="string" calcext:value-type="string">
            <text:p>233 ÷ 4</text:p>
          </table:table-cell>
          <table:table-cell table:style-name="ce17" table:formula="of:=233/4" office:value-type="float" office:value="58.25" calcext:value-type="float">
            <text:p>58.25</text:p>
          </table:table-cell>
          <table:table-cell table:style-name="ce15" table:formula="of:=ABS([.L879]-[.N879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8.5" calcext:value-type="float">
            <text:p>58.5</text:p>
          </table:table-cell>
          <table:table-cell table:style-name="ce17" office:value-type="string" calcext:value-type="string">
            <text:p>117 ÷ 2</text:p>
          </table:table-cell>
          <table:table-cell table:style-name="ce17" table:formula="of:=117/2" office:value-type="float" office:value="58.5" calcext:value-type="float">
            <text:p>58.5</text:p>
          </table:table-cell>
          <table:table-cell table:style-name="ce15" table:formula="of:=ABS([.L880]-[.N880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8.75" calcext:value-type="float">
            <text:p>58.75</text:p>
          </table:table-cell>
          <table:table-cell table:style-name="ce17" office:value-type="string" calcext:value-type="string">
            <text:p>235 ÷ 4</text:p>
          </table:table-cell>
          <table:table-cell table:style-name="ce17" table:formula="of:=235/4" office:value-type="float" office:value="58.75" calcext:value-type="float">
            <text:p>58.75</text:p>
          </table:table-cell>
          <table:table-cell table:style-name="ce15" table:formula="of:=ABS([.L881]-[.N881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9" calcext:value-type="float">
            <text:p>59</text:p>
          </table:table-cell>
          <table:table-cell table:style-name="ce17" office:value-type="string" calcext:value-type="string">
            <text:p>59 ÷ 1</text:p>
          </table:table-cell>
          <table:table-cell table:style-name="ce17" table:formula="of:=59/1" office:value-type="float" office:value="59" calcext:value-type="float">
            <text:p>59</text:p>
          </table:table-cell>
          <table:table-cell table:style-name="ce15" table:formula="of:=ABS([.L882]-[.N882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9.25" calcext:value-type="float">
            <text:p>59.25</text:p>
          </table:table-cell>
          <table:table-cell table:style-name="ce17" office:value-type="string" calcext:value-type="string">
            <text:p>237 ÷ 4</text:p>
          </table:table-cell>
          <table:table-cell table:style-name="ce17" table:formula="of:=237/4" office:value-type="float" office:value="59.25" calcext:value-type="float">
            <text:p>59.25</text:p>
          </table:table-cell>
          <table:table-cell table:style-name="ce15" table:formula="of:=ABS([.L883]-[.N883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9.5" calcext:value-type="float">
            <text:p>59.5</text:p>
          </table:table-cell>
          <table:table-cell table:style-name="ce17" office:value-type="string" calcext:value-type="string">
            <text:p>119 ÷ 2</text:p>
          </table:table-cell>
          <table:table-cell table:style-name="ce17" table:formula="of:=119/2" office:value-type="float" office:value="59.5" calcext:value-type="float">
            <text:p>59.5</text:p>
          </table:table-cell>
          <table:table-cell table:style-name="ce15" table:formula="of:=ABS([.L884]-[.N884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59.75" calcext:value-type="float">
            <text:p>59.75</text:p>
          </table:table-cell>
          <table:table-cell table:style-name="ce17" office:value-type="string" calcext:value-type="string">
            <text:p>239 ÷ 4</text:p>
          </table:table-cell>
          <table:table-cell table:style-name="ce17" table:formula="of:=239/4" office:value-type="float" office:value="59.75" calcext:value-type="float">
            <text:p>59.75</text:p>
          </table:table-cell>
          <table:table-cell table:style-name="ce15" table:formula="of:=ABS([.L885]-[.N885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0" calcext:value-type="float">
            <text:p>60</text:p>
          </table:table-cell>
          <table:table-cell table:style-name="ce17" office:value-type="string" calcext:value-type="string">
            <text:p>60 ÷ 1</text:p>
          </table:table-cell>
          <table:table-cell table:style-name="ce17" table:formula="of:=60/1" office:value-type="float" office:value="60" calcext:value-type="float">
            <text:p>60</text:p>
          </table:table-cell>
          <table:table-cell table:style-name="ce15" table:formula="of:=ABS([.L886]-[.N886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0.25" calcext:value-type="float">
            <text:p>60.25</text:p>
          </table:table-cell>
          <table:table-cell table:style-name="ce17" office:value-type="string" calcext:value-type="string">
            <text:p>241 ÷ 4</text:p>
          </table:table-cell>
          <table:table-cell table:style-name="ce17" table:formula="of:=241/4" office:value-type="float" office:value="60.25" calcext:value-type="float">
            <text:p>60.25</text:p>
          </table:table-cell>
          <table:table-cell table:style-name="ce15" table:formula="of:=ABS([.L887]-[.N887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0.5" calcext:value-type="float">
            <text:p>60.5</text:p>
          </table:table-cell>
          <table:table-cell table:style-name="ce17" office:value-type="string" calcext:value-type="string">
            <text:p>121 ÷ 2</text:p>
          </table:table-cell>
          <table:table-cell table:style-name="ce17" table:formula="of:=121/2" office:value-type="float" office:value="60.5" calcext:value-type="float">
            <text:p>60.5</text:p>
          </table:table-cell>
          <table:table-cell table:style-name="ce15" table:formula="of:=ABS([.L888]-[.N888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0.75" calcext:value-type="float">
            <text:p>60.75</text:p>
          </table:table-cell>
          <table:table-cell table:style-name="ce17" office:value-type="string" calcext:value-type="string">
            <text:p>243 ÷ 4</text:p>
          </table:table-cell>
          <table:table-cell table:style-name="ce17" table:formula="of:=243/4" office:value-type="float" office:value="60.75" calcext:value-type="float">
            <text:p>60.75</text:p>
          </table:table-cell>
          <table:table-cell table:style-name="ce15" table:formula="of:=ABS([.L889]-[.N889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1" calcext:value-type="float">
            <text:p>61</text:p>
          </table:table-cell>
          <table:table-cell table:style-name="ce17" office:value-type="string" calcext:value-type="string">
            <text:p>61 ÷ 1</text:p>
          </table:table-cell>
          <table:table-cell table:style-name="ce17" table:formula="of:=61/1" office:value-type="float" office:value="61" calcext:value-type="float">
            <text:p>61</text:p>
          </table:table-cell>
          <table:table-cell table:style-name="ce15" table:formula="of:=ABS([.L890]-[.N890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1.25" calcext:value-type="float">
            <text:p>61.25</text:p>
          </table:table-cell>
          <table:table-cell table:style-name="ce17" office:value-type="string" calcext:value-type="string">
            <text:p>245 ÷ 4</text:p>
          </table:table-cell>
          <table:table-cell table:style-name="ce17" table:formula="of:=245/4" office:value-type="float" office:value="61.25" calcext:value-type="float">
            <text:p>61.25</text:p>
          </table:table-cell>
          <table:table-cell table:style-name="ce15" table:formula="of:=ABS([.L891]-[.N891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1.5" calcext:value-type="float">
            <text:p>61.5</text:p>
          </table:table-cell>
          <table:table-cell table:style-name="ce17" office:value-type="string" calcext:value-type="string">
            <text:p>123 ÷ 2</text:p>
          </table:table-cell>
          <table:table-cell table:style-name="ce17" table:formula="of:=123/2" office:value-type="float" office:value="61.5" calcext:value-type="float">
            <text:p>61.5</text:p>
          </table:table-cell>
          <table:table-cell table:style-name="ce15" table:formula="of:=ABS([.L892]-[.N892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1.75" calcext:value-type="float">
            <text:p>61.75</text:p>
          </table:table-cell>
          <table:table-cell table:style-name="ce17" office:value-type="string" calcext:value-type="string">
            <text:p>247 ÷ 4</text:p>
          </table:table-cell>
          <table:table-cell table:style-name="ce17" table:formula="of:=247/4" office:value-type="float" office:value="61.75" calcext:value-type="float">
            <text:p>61.75</text:p>
          </table:table-cell>
          <table:table-cell table:style-name="ce15" table:formula="of:=ABS([.L893]-[.N893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2" calcext:value-type="float">
            <text:p>62</text:p>
          </table:table-cell>
          <table:table-cell table:style-name="ce17" office:value-type="string" calcext:value-type="string">
            <text:p>62 ÷ 1</text:p>
          </table:table-cell>
          <table:table-cell table:style-name="ce17" table:formula="of:=62/1" office:value-type="float" office:value="62" calcext:value-type="float">
            <text:p>62</text:p>
          </table:table-cell>
          <table:table-cell table:style-name="ce15" table:formula="of:=ABS([.L894]-[.N894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2.25" calcext:value-type="float">
            <text:p>62.25</text:p>
          </table:table-cell>
          <table:table-cell table:style-name="ce17" office:value-type="string" calcext:value-type="string">
            <text:p>249 ÷ 4</text:p>
          </table:table-cell>
          <table:table-cell table:style-name="ce17" table:formula="of:=249/4" office:value-type="float" office:value="62.25" calcext:value-type="float">
            <text:p>62.25</text:p>
          </table:table-cell>
          <table:table-cell table:style-name="ce15" table:formula="of:=ABS([.L895]-[.N895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2.5" calcext:value-type="float">
            <text:p>62.5</text:p>
          </table:table-cell>
          <table:table-cell table:style-name="ce17" office:value-type="string" calcext:value-type="string">
            <text:p>125 ÷ 2</text:p>
          </table:table-cell>
          <table:table-cell table:style-name="ce17" table:formula="of:=125/2" office:value-type="float" office:value="62.5" calcext:value-type="float">
            <text:p>62.5</text:p>
          </table:table-cell>
          <table:table-cell table:style-name="ce15" table:formula="of:=ABS([.L896]-[.N896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2.75" calcext:value-type="float">
            <text:p>62.75</text:p>
          </table:table-cell>
          <table:table-cell table:style-name="ce17" office:value-type="string" calcext:value-type="string">
            <text:p>251 ÷ 4</text:p>
          </table:table-cell>
          <table:table-cell table:style-name="ce17" table:formula="of:=251/4" office:value-type="float" office:value="62.75" calcext:value-type="float">
            <text:p>62.75</text:p>
          </table:table-cell>
          <table:table-cell table:style-name="ce15" table:formula="of:=ABS([.L897]-[.N897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3" calcext:value-type="float">
            <text:p>63</text:p>
          </table:table-cell>
          <table:table-cell table:style-name="ce17" office:value-type="string" calcext:value-type="string">
            <text:p>63 ÷ 1</text:p>
          </table:table-cell>
          <table:table-cell table:style-name="ce17" table:formula="of:=63/1" office:value-type="float" office:value="63" calcext:value-type="float">
            <text:p>63</text:p>
          </table:table-cell>
          <table:table-cell table:style-name="ce15" table:formula="of:=ABS([.L898]-[.N898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3.25" calcext:value-type="float">
            <text:p>63.25</text:p>
          </table:table-cell>
          <table:table-cell table:style-name="ce17" office:value-type="string" calcext:value-type="string">
            <text:p>253 ÷ 4</text:p>
          </table:table-cell>
          <table:table-cell table:style-name="ce17" table:formula="of:=253/4" office:value-type="float" office:value="63.25" calcext:value-type="float">
            <text:p>63.25</text:p>
          </table:table-cell>
          <table:table-cell table:style-name="ce15" table:formula="of:=ABS([.L899]-[.N899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3.5" calcext:value-type="float">
            <text:p>63.5</text:p>
          </table:table-cell>
          <table:table-cell table:style-name="ce17" office:value-type="string" calcext:value-type="string">
            <text:p>127 ÷ 2</text:p>
          </table:table-cell>
          <table:table-cell table:style-name="ce17" table:formula="of:=127/2" office:value-type="float" office:value="63.5" calcext:value-type="float">
            <text:p>63.5</text:p>
          </table:table-cell>
          <table:table-cell table:style-name="ce15" table:formula="of:=ABS([.L900]-[.N900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3.75" calcext:value-type="float">
            <text:p>63.75</text:p>
          </table:table-cell>
          <table:table-cell table:style-name="ce17" office:value-type="string" calcext:value-type="string">
            <text:p>255 ÷ 4</text:p>
          </table:table-cell>
          <table:table-cell table:style-name="ce17" table:formula="of:=255/4" office:value-type="float" office:value="63.75" calcext:value-type="float">
            <text:p>63.75</text:p>
          </table:table-cell>
          <table:table-cell table:style-name="ce15" table:formula="of:=ABS([.L901]-[.N901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covered-table-cell table:style-name="ce26"/>
          <table:covered-table-cell table:style-name="ce39"/>
          <table:covered-table-cell table:style-name="ce47"/>
          <table:covered-table-cell table:style-name="ce60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4" calcext:value-type="float">
            <text:p>64</text:p>
          </table:table-cell>
          <table:table-cell table:style-name="ce17" office:value-type="string" calcext:value-type="string">
            <text:p>64 ÷ 1</text:p>
          </table:table-cell>
          <table:table-cell table:style-name="ce17" table:formula="of:=64/1" office:value-type="float" office:value="64" calcext:value-type="float">
            <text:p>64</text:p>
          </table:table-cell>
          <table:table-cell table:style-name="ce15" table:formula="of:=ABS([.L902]-[.N902])" office:value-type="float" office:value="0" calcext:value-type="float">
            <text:p>0</text:p>
          </table:table-cell>
          <table:table-cell table:style-name="ce19" office:value-type="string" calcext:value-type="string">
            <text:p>1 ÷ 4</text:p>
          </table:table-cell>
          <table:table-cell table:style-name="ce31"/>
          <table:table-cell table:style-name="ce45"/>
          <table:table-cell table:style-name="ce42"/>
          <table:table-cell table:style-name="ce63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4.5" calcext:value-type="float">
            <text:p>64.5</text:p>
          </table:table-cell>
          <table:table-cell table:style-name="ce17" office:value-type="string" calcext:value-type="string">
            <text:p>129 ÷ 2</text:p>
          </table:table-cell>
          <table:table-cell table:style-name="ce17" table:formula="of:=129/2" office:value-type="float" office:value="64.5" calcext:value-type="float">
            <text:p>64.5</text:p>
          </table:table-cell>
          <table:table-cell table:style-name="ce15" table:formula="of:=ABS([.L903]-[.N903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table-cell table:style-name="ce22" office:value-type="string" calcext:value-type="string" table:number-columns-spanned="4" table:number-rows-spanned="127">
            <text:p>129 values 1 ÷ 2 apart from 256 ÷ 4 (64) through 256 ÷ 2 (128)</text:p>
          </table:table-cell>
          <table:covered-table-cell table:style-name="ce36"/>
          <table:covered-table-cell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5" calcext:value-type="float">
            <text:p>65</text:p>
          </table:table-cell>
          <table:table-cell table:style-name="ce17" office:value-type="string" calcext:value-type="string">
            <text:p>65 ÷ 1</text:p>
          </table:table-cell>
          <table:table-cell table:style-name="ce17" table:formula="of:=65/1" office:value-type="float" office:value="65" calcext:value-type="float">
            <text:p>65</text:p>
          </table:table-cell>
          <table:table-cell table:style-name="ce15" table:formula="of:=ABS([.L904]-[.N904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5.5" calcext:value-type="float">
            <text:p>65.5</text:p>
          </table:table-cell>
          <table:table-cell table:style-name="ce17" office:value-type="string" calcext:value-type="string">
            <text:p>131 ÷ 2</text:p>
          </table:table-cell>
          <table:table-cell table:style-name="ce17" table:formula="of:=131/2" office:value-type="float" office:value="65.5" calcext:value-type="float">
            <text:p>65.5</text:p>
          </table:table-cell>
          <table:table-cell table:style-name="ce15" table:formula="of:=ABS([.L905]-[.N905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6" calcext:value-type="float">
            <text:p>66</text:p>
          </table:table-cell>
          <table:table-cell table:style-name="ce17" office:value-type="string" calcext:value-type="string">
            <text:p>66 ÷ 1</text:p>
          </table:table-cell>
          <table:table-cell table:style-name="ce17" table:formula="of:=66/1" office:value-type="float" office:value="66" calcext:value-type="float">
            <text:p>66</text:p>
          </table:table-cell>
          <table:table-cell table:style-name="ce15" table:formula="of:=ABS([.L906]-[.N906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6.5" calcext:value-type="float">
            <text:p>66.5</text:p>
          </table:table-cell>
          <table:table-cell table:style-name="ce17" office:value-type="string" calcext:value-type="string">
            <text:p>133 ÷ 2</text:p>
          </table:table-cell>
          <table:table-cell table:style-name="ce17" table:formula="of:=133/2" office:value-type="float" office:value="66.5" calcext:value-type="float">
            <text:p>66.5</text:p>
          </table:table-cell>
          <table:table-cell table:style-name="ce15" table:formula="of:=ABS([.L907]-[.N907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7" calcext:value-type="float">
            <text:p>67</text:p>
          </table:table-cell>
          <table:table-cell table:style-name="ce17" office:value-type="string" calcext:value-type="string">
            <text:p>67 ÷ 1</text:p>
          </table:table-cell>
          <table:table-cell table:style-name="ce17" table:formula="of:=67/1" office:value-type="float" office:value="67" calcext:value-type="float">
            <text:p>67</text:p>
          </table:table-cell>
          <table:table-cell table:style-name="ce15" table:formula="of:=ABS([.L908]-[.N908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7.5" calcext:value-type="float">
            <text:p>67.5</text:p>
          </table:table-cell>
          <table:table-cell table:style-name="ce17" office:value-type="string" calcext:value-type="string">
            <text:p>135 ÷ 2</text:p>
          </table:table-cell>
          <table:table-cell table:style-name="ce17" table:formula="of:=135/2" office:value-type="float" office:value="67.5" calcext:value-type="float">
            <text:p>67.5</text:p>
          </table:table-cell>
          <table:table-cell table:style-name="ce15" table:formula="of:=ABS([.L909]-[.N909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8" calcext:value-type="float">
            <text:p>68</text:p>
          </table:table-cell>
          <table:table-cell table:style-name="ce17" office:value-type="string" calcext:value-type="string">
            <text:p>68 ÷ 1</text:p>
          </table:table-cell>
          <table:table-cell table:style-name="ce17" table:formula="of:=68/1" office:value-type="float" office:value="68" calcext:value-type="float">
            <text:p>68</text:p>
          </table:table-cell>
          <table:table-cell table:style-name="ce15" table:formula="of:=ABS([.L910]-[.N910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8.5" calcext:value-type="float">
            <text:p>68.5</text:p>
          </table:table-cell>
          <table:table-cell table:style-name="ce17" office:value-type="string" calcext:value-type="string">
            <text:p>137 ÷ 2</text:p>
          </table:table-cell>
          <table:table-cell table:style-name="ce17" table:formula="of:=137/2" office:value-type="float" office:value="68.5" calcext:value-type="float">
            <text:p>68.5</text:p>
          </table:table-cell>
          <table:table-cell table:style-name="ce15" table:formula="of:=ABS([.L911]-[.N911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9" calcext:value-type="float">
            <text:p>69</text:p>
          </table:table-cell>
          <table:table-cell table:style-name="ce17" office:value-type="string" calcext:value-type="string">
            <text:p>69 ÷ 1</text:p>
          </table:table-cell>
          <table:table-cell table:style-name="ce17" table:formula="of:=69/1" office:value-type="float" office:value="69" calcext:value-type="float">
            <text:p>69</text:p>
          </table:table-cell>
          <table:table-cell table:style-name="ce15" table:formula="of:=ABS([.L912]-[.N912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69.5" calcext:value-type="float">
            <text:p>69.5</text:p>
          </table:table-cell>
          <table:table-cell table:style-name="ce17" office:value-type="string" calcext:value-type="string">
            <text:p>139 ÷ 2</text:p>
          </table:table-cell>
          <table:table-cell table:style-name="ce17" table:formula="of:=139/2" office:value-type="float" office:value="69.5" calcext:value-type="float">
            <text:p>69.5</text:p>
          </table:table-cell>
          <table:table-cell table:style-name="ce15" table:formula="of:=ABS([.L913]-[.N913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70" calcext:value-type="float">
            <text:p>70</text:p>
          </table:table-cell>
          <table:table-cell table:style-name="ce17" office:value-type="string" calcext:value-type="string">
            <text:p>70 ÷ 1</text:p>
          </table:table-cell>
          <table:table-cell table:style-name="ce17" table:formula="of:=70/1" office:value-type="float" office:value="70" calcext:value-type="float">
            <text:p>70</text:p>
          </table:table-cell>
          <table:table-cell table:style-name="ce15" table:formula="of:=ABS([.L914]-[.N914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70.5" calcext:value-type="float">
            <text:p>70.5</text:p>
          </table:table-cell>
          <table:table-cell table:style-name="ce17" office:value-type="string" calcext:value-type="string">
            <text:p>141 ÷ 2</text:p>
          </table:table-cell>
          <table:table-cell table:style-name="ce17" table:formula="of:=141/2" office:value-type="float" office:value="70.5" calcext:value-type="float">
            <text:p>70.5</text:p>
          </table:table-cell>
          <table:table-cell table:style-name="ce15" table:formula="of:=ABS([.L915]-[.N915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71" calcext:value-type="float">
            <text:p>71</text:p>
          </table:table-cell>
          <table:table-cell table:style-name="ce17" office:value-type="string" calcext:value-type="string">
            <text:p>71 ÷ 1</text:p>
          </table:table-cell>
          <table:table-cell table:style-name="ce17" table:formula="of:=71/1" office:value-type="float" office:value="71" calcext:value-type="float">
            <text:p>71</text:p>
          </table:table-cell>
          <table:table-cell table:style-name="ce15" table:formula="of:=ABS([.L916]-[.N916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71.5" calcext:value-type="float">
            <text:p>71.5</text:p>
          </table:table-cell>
          <table:table-cell table:style-name="ce17" office:value-type="string" calcext:value-type="string">
            <text:p>143 ÷ 2</text:p>
          </table:table-cell>
          <table:table-cell table:style-name="ce17" table:formula="of:=143/2" office:value-type="float" office:value="71.5" calcext:value-type="float">
            <text:p>71.5</text:p>
          </table:table-cell>
          <table:table-cell table:style-name="ce15" table:formula="of:=ABS([.L917]-[.N917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72" calcext:value-type="float">
            <text:p>72</text:p>
          </table:table-cell>
          <table:table-cell table:style-name="ce17" office:value-type="string" calcext:value-type="string">
            <text:p>72 ÷ 1</text:p>
          </table:table-cell>
          <table:table-cell table:style-name="ce17" table:formula="of:=72/1" office:value-type="float" office:value="72" calcext:value-type="float">
            <text:p>72</text:p>
          </table:table-cell>
          <table:table-cell table:style-name="ce15" table:formula="of:=ABS([.L918]-[.N918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72.5" calcext:value-type="float">
            <text:p>72.5</text:p>
          </table:table-cell>
          <table:table-cell table:style-name="ce17" office:value-type="string" calcext:value-type="string">
            <text:p>145 ÷ 2</text:p>
          </table:table-cell>
          <table:table-cell table:style-name="ce17" table:formula="of:=145/2" office:value-type="float" office:value="72.5" calcext:value-type="float">
            <text:p>72.5</text:p>
          </table:table-cell>
          <table:table-cell table:style-name="ce15" table:formula="of:=ABS([.L919]-[.N919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73" calcext:value-type="float">
            <text:p>73</text:p>
          </table:table-cell>
          <table:table-cell table:style-name="ce17" office:value-type="string" calcext:value-type="string">
            <text:p>73 ÷ 1</text:p>
          </table:table-cell>
          <table:table-cell table:style-name="ce17" table:formula="of:=73/1" office:value-type="float" office:value="73" calcext:value-type="float">
            <text:p>73</text:p>
          </table:table-cell>
          <table:table-cell table:style-name="ce15" table:formula="of:=ABS([.L920]-[.N920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73.5" calcext:value-type="float">
            <text:p>73.5</text:p>
          </table:table-cell>
          <table:table-cell table:style-name="ce17" office:value-type="string" calcext:value-type="string">
            <text:p>147 ÷ 2</text:p>
          </table:table-cell>
          <table:table-cell table:style-name="ce17" table:formula="of:=147/2" office:value-type="float" office:value="73.5" calcext:value-type="float">
            <text:p>73.5</text:p>
          </table:table-cell>
          <table:table-cell table:style-name="ce15" table:formula="of:=ABS([.L921]-[.N921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74" calcext:value-type="float">
            <text:p>74</text:p>
          </table:table-cell>
          <table:table-cell table:style-name="ce17" office:value-type="string" calcext:value-type="string">
            <text:p>74 ÷ 1</text:p>
          </table:table-cell>
          <table:table-cell table:style-name="ce17" table:formula="of:=74/1" office:value-type="float" office:value="74" calcext:value-type="float">
            <text:p>74</text:p>
          </table:table-cell>
          <table:table-cell table:style-name="ce15" table:formula="of:=ABS([.L922]-[.N922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74.5" calcext:value-type="float">
            <text:p>74.5</text:p>
          </table:table-cell>
          <table:table-cell table:style-name="ce17" office:value-type="string" calcext:value-type="string">
            <text:p>149 ÷ 2</text:p>
          </table:table-cell>
          <table:table-cell table:style-name="ce17" table:formula="of:=149/2" office:value-type="float" office:value="74.5" calcext:value-type="float">
            <text:p>74.5</text:p>
          </table:table-cell>
          <table:table-cell table:style-name="ce15" table:formula="of:=ABS([.L923]-[.N923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75" calcext:value-type="float">
            <text:p>75</text:p>
          </table:table-cell>
          <table:table-cell table:style-name="ce17" office:value-type="string" calcext:value-type="string">
            <text:p>75 ÷ 1</text:p>
          </table:table-cell>
          <table:table-cell table:style-name="ce17" table:formula="of:=75/1" office:value-type="float" office:value="75" calcext:value-type="float">
            <text:p>75</text:p>
          </table:table-cell>
          <table:table-cell table:style-name="ce15" table:formula="of:=ABS([.L924]-[.N924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75.5" calcext:value-type="float">
            <text:p>75.5</text:p>
          </table:table-cell>
          <table:table-cell table:style-name="ce17" office:value-type="string" calcext:value-type="string">
            <text:p>151 ÷ 2</text:p>
          </table:table-cell>
          <table:table-cell table:style-name="ce17" table:formula="of:=151/2" office:value-type="float" office:value="75.5" calcext:value-type="float">
            <text:p>75.5</text:p>
          </table:table-cell>
          <table:table-cell table:style-name="ce15" table:formula="of:=ABS([.L925]-[.N925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76" calcext:value-type="float">
            <text:p>76</text:p>
          </table:table-cell>
          <table:table-cell table:style-name="ce17" office:value-type="string" calcext:value-type="string">
            <text:p>76 ÷ 1</text:p>
          </table:table-cell>
          <table:table-cell table:style-name="ce17" table:formula="of:=76/1" office:value-type="float" office:value="76" calcext:value-type="float">
            <text:p>76</text:p>
          </table:table-cell>
          <table:table-cell table:style-name="ce15" table:formula="of:=ABS([.L926]-[.N926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76.5" calcext:value-type="float">
            <text:p>76.5</text:p>
          </table:table-cell>
          <table:table-cell table:style-name="ce17" office:value-type="string" calcext:value-type="string">
            <text:p>153 ÷ 2</text:p>
          </table:table-cell>
          <table:table-cell table:style-name="ce17" table:formula="of:=153/2" office:value-type="float" office:value="76.5" calcext:value-type="float">
            <text:p>76.5</text:p>
          </table:table-cell>
          <table:table-cell table:style-name="ce15" table:formula="of:=ABS([.L927]-[.N927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77" calcext:value-type="float">
            <text:p>77</text:p>
          </table:table-cell>
          <table:table-cell table:style-name="ce17" office:value-type="string" calcext:value-type="string">
            <text:p>77 ÷ 1</text:p>
          </table:table-cell>
          <table:table-cell table:style-name="ce17" table:formula="of:=77/1" office:value-type="float" office:value="77" calcext:value-type="float">
            <text:p>77</text:p>
          </table:table-cell>
          <table:table-cell table:style-name="ce15" table:formula="of:=ABS([.L928]-[.N928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77.5" calcext:value-type="float">
            <text:p>77.5</text:p>
          </table:table-cell>
          <table:table-cell table:style-name="ce17" office:value-type="string" calcext:value-type="string">
            <text:p>155 ÷ 2</text:p>
          </table:table-cell>
          <table:table-cell table:style-name="ce17" table:formula="of:=155/2" office:value-type="float" office:value="77.5" calcext:value-type="float">
            <text:p>77.5</text:p>
          </table:table-cell>
          <table:table-cell table:style-name="ce15" table:formula="of:=ABS([.L929]-[.N929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78" calcext:value-type="float">
            <text:p>78</text:p>
          </table:table-cell>
          <table:table-cell table:style-name="ce17" office:value-type="string" calcext:value-type="string">
            <text:p>78 ÷ 1</text:p>
          </table:table-cell>
          <table:table-cell table:style-name="ce17" table:formula="of:=78/1" office:value-type="float" office:value="78" calcext:value-type="float">
            <text:p>78</text:p>
          </table:table-cell>
          <table:table-cell table:style-name="ce15" table:formula="of:=ABS([.L930]-[.N930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78.5" calcext:value-type="float">
            <text:p>78.5</text:p>
          </table:table-cell>
          <table:table-cell table:style-name="ce17" office:value-type="string" calcext:value-type="string">
            <text:p>157 ÷ 2</text:p>
          </table:table-cell>
          <table:table-cell table:style-name="ce17" table:formula="of:=157/2" office:value-type="float" office:value="78.5" calcext:value-type="float">
            <text:p>78.5</text:p>
          </table:table-cell>
          <table:table-cell table:style-name="ce15" table:formula="of:=ABS([.L931]-[.N931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79" calcext:value-type="float">
            <text:p>79</text:p>
          </table:table-cell>
          <table:table-cell table:style-name="ce17" office:value-type="string" calcext:value-type="string">
            <text:p>79 ÷ 1</text:p>
          </table:table-cell>
          <table:table-cell table:style-name="ce17" table:formula="of:=79/1" office:value-type="float" office:value="79" calcext:value-type="float">
            <text:p>79</text:p>
          </table:table-cell>
          <table:table-cell table:style-name="ce15" table:formula="of:=ABS([.L932]-[.N932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79.5" calcext:value-type="float">
            <text:p>79.5</text:p>
          </table:table-cell>
          <table:table-cell table:style-name="ce17" office:value-type="string" calcext:value-type="string">
            <text:p>159 ÷ 2</text:p>
          </table:table-cell>
          <table:table-cell table:style-name="ce17" table:formula="of:=159/2" office:value-type="float" office:value="79.5" calcext:value-type="float">
            <text:p>79.5</text:p>
          </table:table-cell>
          <table:table-cell table:style-name="ce15" table:formula="of:=ABS([.L933]-[.N933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80" calcext:value-type="float">
            <text:p>80</text:p>
          </table:table-cell>
          <table:table-cell table:style-name="ce17" office:value-type="string" calcext:value-type="string">
            <text:p>80 ÷ 1</text:p>
          </table:table-cell>
          <table:table-cell table:style-name="ce17" table:formula="of:=80/1" office:value-type="float" office:value="80" calcext:value-type="float">
            <text:p>80</text:p>
          </table:table-cell>
          <table:table-cell table:style-name="ce15" table:formula="of:=ABS([.L934]-[.N934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80.5" calcext:value-type="float">
            <text:p>80.5</text:p>
          </table:table-cell>
          <table:table-cell table:style-name="ce17" office:value-type="string" calcext:value-type="string">
            <text:p>161 ÷ 2</text:p>
          </table:table-cell>
          <table:table-cell table:style-name="ce17" table:formula="of:=161/2" office:value-type="float" office:value="80.5" calcext:value-type="float">
            <text:p>80.5</text:p>
          </table:table-cell>
          <table:table-cell table:style-name="ce15" table:formula="of:=ABS([.L935]-[.N935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81" calcext:value-type="float">
            <text:p>81</text:p>
          </table:table-cell>
          <table:table-cell table:style-name="ce17" office:value-type="string" calcext:value-type="string">
            <text:p>81 ÷ 1</text:p>
          </table:table-cell>
          <table:table-cell table:style-name="ce17" table:formula="of:=81/1" office:value-type="float" office:value="81" calcext:value-type="float">
            <text:p>81</text:p>
          </table:table-cell>
          <table:table-cell table:style-name="ce15" table:formula="of:=ABS([.L936]-[.N936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81.5" calcext:value-type="float">
            <text:p>81.5</text:p>
          </table:table-cell>
          <table:table-cell table:style-name="ce17" office:value-type="string" calcext:value-type="string">
            <text:p>163 ÷ 2</text:p>
          </table:table-cell>
          <table:table-cell table:style-name="ce17" table:formula="of:=163/2" office:value-type="float" office:value="81.5" calcext:value-type="float">
            <text:p>81.5</text:p>
          </table:table-cell>
          <table:table-cell table:style-name="ce15" table:formula="of:=ABS([.L937]-[.N937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82" calcext:value-type="float">
            <text:p>82</text:p>
          </table:table-cell>
          <table:table-cell table:style-name="ce17" office:value-type="string" calcext:value-type="string">
            <text:p>82 ÷ 1</text:p>
          </table:table-cell>
          <table:table-cell table:style-name="ce17" table:formula="of:=82/1" office:value-type="float" office:value="82" calcext:value-type="float">
            <text:p>82</text:p>
          </table:table-cell>
          <table:table-cell table:style-name="ce15" table:formula="of:=ABS([.L938]-[.N938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82.5" calcext:value-type="float">
            <text:p>82.5</text:p>
          </table:table-cell>
          <table:table-cell table:style-name="ce17" office:value-type="string" calcext:value-type="string">
            <text:p>165 ÷ 2</text:p>
          </table:table-cell>
          <table:table-cell table:style-name="ce17" table:formula="of:=165/2" office:value-type="float" office:value="82.5" calcext:value-type="float">
            <text:p>82.5</text:p>
          </table:table-cell>
          <table:table-cell table:style-name="ce15" table:formula="of:=ABS([.L939]-[.N939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83" calcext:value-type="float">
            <text:p>83</text:p>
          </table:table-cell>
          <table:table-cell table:style-name="ce17" office:value-type="string" calcext:value-type="string">
            <text:p>83 ÷ 1</text:p>
          </table:table-cell>
          <table:table-cell table:style-name="ce17" table:formula="of:=83/1" office:value-type="float" office:value="83" calcext:value-type="float">
            <text:p>83</text:p>
          </table:table-cell>
          <table:table-cell table:style-name="ce15" table:formula="of:=ABS([.L940]-[.N940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83.5" calcext:value-type="float">
            <text:p>83.5</text:p>
          </table:table-cell>
          <table:table-cell table:style-name="ce17" office:value-type="string" calcext:value-type="string">
            <text:p>167 ÷ 2</text:p>
          </table:table-cell>
          <table:table-cell table:style-name="ce17" table:formula="of:=167/2" office:value-type="float" office:value="83.5" calcext:value-type="float">
            <text:p>83.5</text:p>
          </table:table-cell>
          <table:table-cell table:style-name="ce15" table:formula="of:=ABS([.L941]-[.N941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84" calcext:value-type="float">
            <text:p>84</text:p>
          </table:table-cell>
          <table:table-cell table:style-name="ce17" office:value-type="string" calcext:value-type="string">
            <text:p>84 ÷ 1</text:p>
          </table:table-cell>
          <table:table-cell table:style-name="ce17" table:formula="of:=84/1" office:value-type="float" office:value="84" calcext:value-type="float">
            <text:p>84</text:p>
          </table:table-cell>
          <table:table-cell table:style-name="ce15" table:formula="of:=ABS([.L942]-[.N942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84.5" calcext:value-type="float">
            <text:p>84.5</text:p>
          </table:table-cell>
          <table:table-cell table:style-name="ce17" office:value-type="string" calcext:value-type="string">
            <text:p>169 ÷ 2</text:p>
          </table:table-cell>
          <table:table-cell table:style-name="ce17" table:formula="of:=169/2" office:value-type="float" office:value="84.5" calcext:value-type="float">
            <text:p>84.5</text:p>
          </table:table-cell>
          <table:table-cell table:style-name="ce15" table:formula="of:=ABS([.L943]-[.N943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85" calcext:value-type="float">
            <text:p>85</text:p>
          </table:table-cell>
          <table:table-cell table:style-name="ce17" office:value-type="string" calcext:value-type="string">
            <text:p>85 ÷ 1</text:p>
          </table:table-cell>
          <table:table-cell table:style-name="ce17" table:formula="of:=85/1" office:value-type="float" office:value="85" calcext:value-type="float">
            <text:p>85</text:p>
          </table:table-cell>
          <table:table-cell table:style-name="ce15" table:formula="of:=ABS([.L944]-[.N944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85.5" calcext:value-type="float">
            <text:p>85.5</text:p>
          </table:table-cell>
          <table:table-cell table:style-name="ce17" office:value-type="string" calcext:value-type="string">
            <text:p>171 ÷ 2</text:p>
          </table:table-cell>
          <table:table-cell table:style-name="ce17" table:formula="of:=171/2" office:value-type="float" office:value="85.5" calcext:value-type="float">
            <text:p>85.5</text:p>
          </table:table-cell>
          <table:table-cell table:style-name="ce15" table:formula="of:=ABS([.L945]-[.N945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86" calcext:value-type="float">
            <text:p>86</text:p>
          </table:table-cell>
          <table:table-cell table:style-name="ce17" office:value-type="string" calcext:value-type="string">
            <text:p>86 ÷ 1</text:p>
          </table:table-cell>
          <table:table-cell table:style-name="ce17" table:formula="of:=86/1" office:value-type="float" office:value="86" calcext:value-type="float">
            <text:p>86</text:p>
          </table:table-cell>
          <table:table-cell table:style-name="ce15" table:formula="of:=ABS([.L946]-[.N946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86.5" calcext:value-type="float">
            <text:p>86.5</text:p>
          </table:table-cell>
          <table:table-cell table:style-name="ce17" office:value-type="string" calcext:value-type="string">
            <text:p>173 ÷ 2</text:p>
          </table:table-cell>
          <table:table-cell table:style-name="ce17" table:formula="of:=173/2" office:value-type="float" office:value="86.5" calcext:value-type="float">
            <text:p>86.5</text:p>
          </table:table-cell>
          <table:table-cell table:style-name="ce15" table:formula="of:=ABS([.L947]-[.N947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87" calcext:value-type="float">
            <text:p>87</text:p>
          </table:table-cell>
          <table:table-cell table:style-name="ce17" office:value-type="string" calcext:value-type="string">
            <text:p>87 ÷ 1</text:p>
          </table:table-cell>
          <table:table-cell table:style-name="ce17" table:formula="of:=87/1" office:value-type="float" office:value="87" calcext:value-type="float">
            <text:p>87</text:p>
          </table:table-cell>
          <table:table-cell table:style-name="ce15" table:formula="of:=ABS([.L948]-[.N948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87.5" calcext:value-type="float">
            <text:p>87.5</text:p>
          </table:table-cell>
          <table:table-cell table:style-name="ce17" office:value-type="string" calcext:value-type="string">
            <text:p>175 ÷ 2</text:p>
          </table:table-cell>
          <table:table-cell table:style-name="ce17" table:formula="of:=175/2" office:value-type="float" office:value="87.5" calcext:value-type="float">
            <text:p>87.5</text:p>
          </table:table-cell>
          <table:table-cell table:style-name="ce15" table:formula="of:=ABS([.L949]-[.N949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88" calcext:value-type="float">
            <text:p>88</text:p>
          </table:table-cell>
          <table:table-cell table:style-name="ce17" office:value-type="string" calcext:value-type="string">
            <text:p>88 ÷ 1</text:p>
          </table:table-cell>
          <table:table-cell table:style-name="ce17" table:formula="of:=88/1" office:value-type="float" office:value="88" calcext:value-type="float">
            <text:p>88</text:p>
          </table:table-cell>
          <table:table-cell table:style-name="ce15" table:formula="of:=ABS([.L950]-[.N950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88.5" calcext:value-type="float">
            <text:p>88.5</text:p>
          </table:table-cell>
          <table:table-cell table:style-name="ce17" office:value-type="string" calcext:value-type="string">
            <text:p>177 ÷ 2</text:p>
          </table:table-cell>
          <table:table-cell table:style-name="ce17" table:formula="of:=177/2" office:value-type="float" office:value="88.5" calcext:value-type="float">
            <text:p>88.5</text:p>
          </table:table-cell>
          <table:table-cell table:style-name="ce15" table:formula="of:=ABS([.L951]-[.N951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89" calcext:value-type="float">
            <text:p>89</text:p>
          </table:table-cell>
          <table:table-cell table:style-name="ce17" office:value-type="string" calcext:value-type="string">
            <text:p>89 ÷ 1</text:p>
          </table:table-cell>
          <table:table-cell table:style-name="ce17" table:formula="of:=89/1" office:value-type="float" office:value="89" calcext:value-type="float">
            <text:p>89</text:p>
          </table:table-cell>
          <table:table-cell table:style-name="ce15" table:formula="of:=ABS([.L952]-[.N952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89.5" calcext:value-type="float">
            <text:p>89.5</text:p>
          </table:table-cell>
          <table:table-cell table:style-name="ce17" office:value-type="string" calcext:value-type="string">
            <text:p>179 ÷ 2</text:p>
          </table:table-cell>
          <table:table-cell table:style-name="ce17" table:formula="of:=179/2" office:value-type="float" office:value="89.5" calcext:value-type="float">
            <text:p>89.5</text:p>
          </table:table-cell>
          <table:table-cell table:style-name="ce15" table:formula="of:=ABS([.L953]-[.N953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90" calcext:value-type="float">
            <text:p>90</text:p>
          </table:table-cell>
          <table:table-cell table:style-name="ce17" office:value-type="string" calcext:value-type="string">
            <text:p>90 ÷ 1</text:p>
          </table:table-cell>
          <table:table-cell table:style-name="ce17" table:formula="of:=90/1" office:value-type="float" office:value="90" calcext:value-type="float">
            <text:p>90</text:p>
          </table:table-cell>
          <table:table-cell table:style-name="ce15" table:formula="of:=ABS([.L954]-[.N954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90.5" calcext:value-type="float">
            <text:p>90.5</text:p>
          </table:table-cell>
          <table:table-cell table:style-name="ce17" office:value-type="string" calcext:value-type="string">
            <text:p>181 ÷ 2</text:p>
          </table:table-cell>
          <table:table-cell table:style-name="ce17" table:formula="of:=181/2" office:value-type="float" office:value="90.5" calcext:value-type="float">
            <text:p>90.5</text:p>
          </table:table-cell>
          <table:table-cell table:style-name="ce15" table:formula="of:=ABS([.L955]-[.N955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91" calcext:value-type="float">
            <text:p>91</text:p>
          </table:table-cell>
          <table:table-cell table:style-name="ce17" office:value-type="string" calcext:value-type="string">
            <text:p>91 ÷ 1</text:p>
          </table:table-cell>
          <table:table-cell table:style-name="ce17" table:formula="of:=91/1" office:value-type="float" office:value="91" calcext:value-type="float">
            <text:p>91</text:p>
          </table:table-cell>
          <table:table-cell table:style-name="ce15" table:formula="of:=ABS([.L956]-[.N956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91.5" calcext:value-type="float">
            <text:p>91.5</text:p>
          </table:table-cell>
          <table:table-cell table:style-name="ce17" office:value-type="string" calcext:value-type="string">
            <text:p>183 ÷ 2</text:p>
          </table:table-cell>
          <table:table-cell table:style-name="ce17" table:formula="of:=183/2" office:value-type="float" office:value="91.5" calcext:value-type="float">
            <text:p>91.5</text:p>
          </table:table-cell>
          <table:table-cell table:style-name="ce15" table:formula="of:=ABS([.L957]-[.N957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92" calcext:value-type="float">
            <text:p>92</text:p>
          </table:table-cell>
          <table:table-cell table:style-name="ce17" office:value-type="string" calcext:value-type="string">
            <text:p>92 ÷ 1</text:p>
          </table:table-cell>
          <table:table-cell table:style-name="ce17" table:formula="of:=92/1" office:value-type="float" office:value="92" calcext:value-type="float">
            <text:p>92</text:p>
          </table:table-cell>
          <table:table-cell table:style-name="ce15" table:formula="of:=ABS([.L958]-[.N958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92.5" calcext:value-type="float">
            <text:p>92.5</text:p>
          </table:table-cell>
          <table:table-cell table:style-name="ce17" office:value-type="string" calcext:value-type="string">
            <text:p>185 ÷ 2</text:p>
          </table:table-cell>
          <table:table-cell table:style-name="ce17" table:formula="of:=185/2" office:value-type="float" office:value="92.5" calcext:value-type="float">
            <text:p>92.5</text:p>
          </table:table-cell>
          <table:table-cell table:style-name="ce15" table:formula="of:=ABS([.L959]-[.N959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93" calcext:value-type="float">
            <text:p>93</text:p>
          </table:table-cell>
          <table:table-cell table:style-name="ce17" office:value-type="string" calcext:value-type="string">
            <text:p>93 ÷ 1</text:p>
          </table:table-cell>
          <table:table-cell table:style-name="ce17" table:formula="of:=93/1" office:value-type="float" office:value="93" calcext:value-type="float">
            <text:p>93</text:p>
          </table:table-cell>
          <table:table-cell table:style-name="ce15" table:formula="of:=ABS([.L960]-[.N960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93.5" calcext:value-type="float">
            <text:p>93.5</text:p>
          </table:table-cell>
          <table:table-cell table:style-name="ce17" office:value-type="string" calcext:value-type="string">
            <text:p>187 ÷ 2</text:p>
          </table:table-cell>
          <table:table-cell table:style-name="ce17" table:formula="of:=187/2" office:value-type="float" office:value="93.5" calcext:value-type="float">
            <text:p>93.5</text:p>
          </table:table-cell>
          <table:table-cell table:style-name="ce15" table:formula="of:=ABS([.L961]-[.N961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94" calcext:value-type="float">
            <text:p>94</text:p>
          </table:table-cell>
          <table:table-cell table:style-name="ce17" office:value-type="string" calcext:value-type="string">
            <text:p>94 ÷ 1</text:p>
          </table:table-cell>
          <table:table-cell table:style-name="ce17" table:formula="of:=94/1" office:value-type="float" office:value="94" calcext:value-type="float">
            <text:p>94</text:p>
          </table:table-cell>
          <table:table-cell table:style-name="ce15" table:formula="of:=ABS([.L962]-[.N962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94.5" calcext:value-type="float">
            <text:p>94.5</text:p>
          </table:table-cell>
          <table:table-cell table:style-name="ce17" office:value-type="string" calcext:value-type="string">
            <text:p>189 ÷ 2</text:p>
          </table:table-cell>
          <table:table-cell table:style-name="ce17" table:formula="of:=189/2" office:value-type="float" office:value="94.5" calcext:value-type="float">
            <text:p>94.5</text:p>
          </table:table-cell>
          <table:table-cell table:style-name="ce15" table:formula="of:=ABS([.L963]-[.N963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95" calcext:value-type="float">
            <text:p>95</text:p>
          </table:table-cell>
          <table:table-cell table:style-name="ce17" office:value-type="string" calcext:value-type="string">
            <text:p>95 ÷ 1</text:p>
          </table:table-cell>
          <table:table-cell table:style-name="ce17" table:formula="of:=95/1" office:value-type="float" office:value="95" calcext:value-type="float">
            <text:p>95</text:p>
          </table:table-cell>
          <table:table-cell table:style-name="ce15" table:formula="of:=ABS([.L964]-[.N964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95.5" calcext:value-type="float">
            <text:p>95.5</text:p>
          </table:table-cell>
          <table:table-cell table:style-name="ce17" office:value-type="string" calcext:value-type="string">
            <text:p>191 ÷ 2</text:p>
          </table:table-cell>
          <table:table-cell table:style-name="ce17" table:formula="of:=191/2" office:value-type="float" office:value="95.5" calcext:value-type="float">
            <text:p>95.5</text:p>
          </table:table-cell>
          <table:table-cell table:style-name="ce15" table:formula="of:=ABS([.L965]-[.N965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96" calcext:value-type="float">
            <text:p>96</text:p>
          </table:table-cell>
          <table:table-cell table:style-name="ce17" office:value-type="string" calcext:value-type="string">
            <text:p>96 ÷ 1</text:p>
          </table:table-cell>
          <table:table-cell table:style-name="ce17" table:formula="of:=96/1" office:value-type="float" office:value="96" calcext:value-type="float">
            <text:p>96</text:p>
          </table:table-cell>
          <table:table-cell table:style-name="ce15" table:formula="of:=ABS([.L966]-[.N966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96.5" calcext:value-type="float">
            <text:p>96.5</text:p>
          </table:table-cell>
          <table:table-cell table:style-name="ce17" office:value-type="string" calcext:value-type="string">
            <text:p>193 ÷ 2</text:p>
          </table:table-cell>
          <table:table-cell table:style-name="ce17" table:formula="of:=193/2" office:value-type="float" office:value="96.5" calcext:value-type="float">
            <text:p>96.5</text:p>
          </table:table-cell>
          <table:table-cell table:style-name="ce15" table:formula="of:=ABS([.L967]-[.N967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97" calcext:value-type="float">
            <text:p>97</text:p>
          </table:table-cell>
          <table:table-cell table:style-name="ce17" office:value-type="string" calcext:value-type="string">
            <text:p>97 ÷ 1</text:p>
          </table:table-cell>
          <table:table-cell table:style-name="ce17" table:formula="of:=97/1" office:value-type="float" office:value="97" calcext:value-type="float">
            <text:p>97</text:p>
          </table:table-cell>
          <table:table-cell table:style-name="ce15" table:formula="of:=ABS([.L968]-[.N968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97.5" calcext:value-type="float">
            <text:p>97.5</text:p>
          </table:table-cell>
          <table:table-cell table:style-name="ce17" office:value-type="string" calcext:value-type="string">
            <text:p>195 ÷ 2</text:p>
          </table:table-cell>
          <table:table-cell table:style-name="ce17" table:formula="of:=195/2" office:value-type="float" office:value="97.5" calcext:value-type="float">
            <text:p>97.5</text:p>
          </table:table-cell>
          <table:table-cell table:style-name="ce15" table:formula="of:=ABS([.L969]-[.N969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98" calcext:value-type="float">
            <text:p>98</text:p>
          </table:table-cell>
          <table:table-cell table:style-name="ce17" office:value-type="string" calcext:value-type="string">
            <text:p>98 ÷ 1</text:p>
          </table:table-cell>
          <table:table-cell table:style-name="ce17" table:formula="of:=98/1" office:value-type="float" office:value="98" calcext:value-type="float">
            <text:p>98</text:p>
          </table:table-cell>
          <table:table-cell table:style-name="ce15" table:formula="of:=ABS([.L970]-[.N970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98.5" calcext:value-type="float">
            <text:p>98.5</text:p>
          </table:table-cell>
          <table:table-cell table:style-name="ce17" office:value-type="string" calcext:value-type="string">
            <text:p>197 ÷ 2</text:p>
          </table:table-cell>
          <table:table-cell table:style-name="ce17" table:formula="of:=197/2" office:value-type="float" office:value="98.5" calcext:value-type="float">
            <text:p>98.5</text:p>
          </table:table-cell>
          <table:table-cell table:style-name="ce15" table:formula="of:=ABS([.L971]-[.N971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99" calcext:value-type="float">
            <text:p>99</text:p>
          </table:table-cell>
          <table:table-cell table:style-name="ce17" office:value-type="string" calcext:value-type="string">
            <text:p>99 ÷ 1</text:p>
          </table:table-cell>
          <table:table-cell table:style-name="ce17" table:formula="of:=99/1" office:value-type="float" office:value="99" calcext:value-type="float">
            <text:p>99</text:p>
          </table:table-cell>
          <table:table-cell table:style-name="ce15" table:formula="of:=ABS([.L972]-[.N972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99.5" calcext:value-type="float">
            <text:p>99.5</text:p>
          </table:table-cell>
          <table:table-cell table:style-name="ce17" office:value-type="string" calcext:value-type="string">
            <text:p>199 ÷ 2</text:p>
          </table:table-cell>
          <table:table-cell table:style-name="ce17" table:formula="of:=199/2" office:value-type="float" office:value="99.5" calcext:value-type="float">
            <text:p>99.5</text:p>
          </table:table-cell>
          <table:table-cell table:style-name="ce15" table:formula="of:=ABS([.L973]-[.N973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00" calcext:value-type="float">
            <text:p>100</text:p>
          </table:table-cell>
          <table:table-cell table:style-name="ce17" office:value-type="string" calcext:value-type="string">
            <text:p>100 ÷ 1</text:p>
          </table:table-cell>
          <table:table-cell table:style-name="ce17" table:formula="of:=100/1" office:value-type="float" office:value="100" calcext:value-type="float">
            <text:p>100</text:p>
          </table:table-cell>
          <table:table-cell table:style-name="ce15" table:formula="of:=ABS([.L974]-[.N974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00.5" calcext:value-type="float">
            <text:p>100.5</text:p>
          </table:table-cell>
          <table:table-cell table:style-name="ce17" office:value-type="string" calcext:value-type="string">
            <text:p>201 ÷ 2</text:p>
          </table:table-cell>
          <table:table-cell table:style-name="ce17" table:formula="of:=201/2" office:value-type="float" office:value="100.5" calcext:value-type="float">
            <text:p>100.5</text:p>
          </table:table-cell>
          <table:table-cell table:style-name="ce15" table:formula="of:=ABS([.L975]-[.N975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101 ÷ 1</text:p>
          </table:table-cell>
          <table:table-cell table:style-name="ce17" table:formula="of:=101/1" office:value-type="float" office:value="101" calcext:value-type="float">
            <text:p>101</text:p>
          </table:table-cell>
          <table:table-cell table:style-name="ce15" table:formula="of:=ABS([.L976]-[.N976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01.5" calcext:value-type="float">
            <text:p>101.5</text:p>
          </table:table-cell>
          <table:table-cell table:style-name="ce17" office:value-type="string" calcext:value-type="string">
            <text:p>203 ÷ 2</text:p>
          </table:table-cell>
          <table:table-cell table:style-name="ce17" table:formula="of:=203/2" office:value-type="float" office:value="101.5" calcext:value-type="float">
            <text:p>101.5</text:p>
          </table:table-cell>
          <table:table-cell table:style-name="ce15" table:formula="of:=ABS([.L977]-[.N977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02" calcext:value-type="float">
            <text:p>102</text:p>
          </table:table-cell>
          <table:table-cell table:style-name="ce17" office:value-type="string" calcext:value-type="string">
            <text:p>102 ÷ 1</text:p>
          </table:table-cell>
          <table:table-cell table:style-name="ce17" table:formula="of:=102/1" office:value-type="float" office:value="102" calcext:value-type="float">
            <text:p>102</text:p>
          </table:table-cell>
          <table:table-cell table:style-name="ce15" table:formula="of:=ABS([.L978]-[.N978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02.5" calcext:value-type="float">
            <text:p>102.5</text:p>
          </table:table-cell>
          <table:table-cell table:style-name="ce17" office:value-type="string" calcext:value-type="string">
            <text:p>205 ÷ 2</text:p>
          </table:table-cell>
          <table:table-cell table:style-name="ce17" table:formula="of:=205/2" office:value-type="float" office:value="102.5" calcext:value-type="float">
            <text:p>102.5</text:p>
          </table:table-cell>
          <table:table-cell table:style-name="ce15" table:formula="of:=ABS([.L979]-[.N979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03" calcext:value-type="float">
            <text:p>103</text:p>
          </table:table-cell>
          <table:table-cell table:style-name="ce17" office:value-type="string" calcext:value-type="string">
            <text:p>103 ÷ 1</text:p>
          </table:table-cell>
          <table:table-cell table:style-name="ce17" table:formula="of:=103/1" office:value-type="float" office:value="103" calcext:value-type="float">
            <text:p>103</text:p>
          </table:table-cell>
          <table:table-cell table:style-name="ce15" table:formula="of:=ABS([.L980]-[.N980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03.5" calcext:value-type="float">
            <text:p>103.5</text:p>
          </table:table-cell>
          <table:table-cell table:style-name="ce17" office:value-type="string" calcext:value-type="string">
            <text:p>207 ÷ 2</text:p>
          </table:table-cell>
          <table:table-cell table:style-name="ce17" table:formula="of:=207/2" office:value-type="float" office:value="103.5" calcext:value-type="float">
            <text:p>103.5</text:p>
          </table:table-cell>
          <table:table-cell table:style-name="ce15" table:formula="of:=ABS([.L981]-[.N981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04" calcext:value-type="float">
            <text:p>104</text:p>
          </table:table-cell>
          <table:table-cell table:style-name="ce17" office:value-type="string" calcext:value-type="string">
            <text:p>104 ÷ 1</text:p>
          </table:table-cell>
          <table:table-cell table:style-name="ce17" table:formula="of:=104/1" office:value-type="float" office:value="104" calcext:value-type="float">
            <text:p>104</text:p>
          </table:table-cell>
          <table:table-cell table:style-name="ce15" table:formula="of:=ABS([.L982]-[.N982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04.5" calcext:value-type="float">
            <text:p>104.5</text:p>
          </table:table-cell>
          <table:table-cell table:style-name="ce17" office:value-type="string" calcext:value-type="string">
            <text:p>209 ÷ 2</text:p>
          </table:table-cell>
          <table:table-cell table:style-name="ce17" table:formula="of:=209/2" office:value-type="float" office:value="104.5" calcext:value-type="float">
            <text:p>104.5</text:p>
          </table:table-cell>
          <table:table-cell table:style-name="ce15" table:formula="of:=ABS([.L983]-[.N983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05" calcext:value-type="float">
            <text:p>105</text:p>
          </table:table-cell>
          <table:table-cell table:style-name="ce17" office:value-type="string" calcext:value-type="string">
            <text:p>105 ÷ 1</text:p>
          </table:table-cell>
          <table:table-cell table:style-name="ce17" table:formula="of:=105/1" office:value-type="float" office:value="105" calcext:value-type="float">
            <text:p>105</text:p>
          </table:table-cell>
          <table:table-cell table:style-name="ce15" table:formula="of:=ABS([.L984]-[.N984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05.5" calcext:value-type="float">
            <text:p>105.5</text:p>
          </table:table-cell>
          <table:table-cell table:style-name="ce17" office:value-type="string" calcext:value-type="string">
            <text:p>211 ÷ 2</text:p>
          </table:table-cell>
          <table:table-cell table:style-name="ce17" table:formula="of:=211/2" office:value-type="float" office:value="105.5" calcext:value-type="float">
            <text:p>105.5</text:p>
          </table:table-cell>
          <table:table-cell table:style-name="ce15" table:formula="of:=ABS([.L985]-[.N985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06" calcext:value-type="float">
            <text:p>106</text:p>
          </table:table-cell>
          <table:table-cell table:style-name="ce17" office:value-type="string" calcext:value-type="string">
            <text:p>106 ÷ 1</text:p>
          </table:table-cell>
          <table:table-cell table:style-name="ce17" table:formula="of:=106/1" office:value-type="float" office:value="106" calcext:value-type="float">
            <text:p>106</text:p>
          </table:table-cell>
          <table:table-cell table:style-name="ce15" table:formula="of:=ABS([.L986]-[.N986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06.5" calcext:value-type="float">
            <text:p>106.5</text:p>
          </table:table-cell>
          <table:table-cell table:style-name="ce17" office:value-type="string" calcext:value-type="string">
            <text:p>213 ÷ 2</text:p>
          </table:table-cell>
          <table:table-cell table:style-name="ce17" table:formula="of:=213/2" office:value-type="float" office:value="106.5" calcext:value-type="float">
            <text:p>106.5</text:p>
          </table:table-cell>
          <table:table-cell table:style-name="ce15" table:formula="of:=ABS([.L987]-[.N987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07" calcext:value-type="float">
            <text:p>107</text:p>
          </table:table-cell>
          <table:table-cell table:style-name="ce17" office:value-type="string" calcext:value-type="string">
            <text:p>107 ÷ 1</text:p>
          </table:table-cell>
          <table:table-cell table:style-name="ce17" table:formula="of:=107/1" office:value-type="float" office:value="107" calcext:value-type="float">
            <text:p>107</text:p>
          </table:table-cell>
          <table:table-cell table:style-name="ce15" table:formula="of:=ABS([.L988]-[.N988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07.5" calcext:value-type="float">
            <text:p>107.5</text:p>
          </table:table-cell>
          <table:table-cell table:style-name="ce17" office:value-type="string" calcext:value-type="string">
            <text:p>215 ÷ 2</text:p>
          </table:table-cell>
          <table:table-cell table:style-name="ce17" table:formula="of:=215/2" office:value-type="float" office:value="107.5" calcext:value-type="float">
            <text:p>107.5</text:p>
          </table:table-cell>
          <table:table-cell table:style-name="ce15" table:formula="of:=ABS([.L989]-[.N989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08" calcext:value-type="float">
            <text:p>108</text:p>
          </table:table-cell>
          <table:table-cell table:style-name="ce17" office:value-type="string" calcext:value-type="string">
            <text:p>108 ÷ 1</text:p>
          </table:table-cell>
          <table:table-cell table:style-name="ce17" table:formula="of:=108/1" office:value-type="float" office:value="108" calcext:value-type="float">
            <text:p>108</text:p>
          </table:table-cell>
          <table:table-cell table:style-name="ce15" table:formula="of:=ABS([.L990]-[.N990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08.5" calcext:value-type="float">
            <text:p>108.5</text:p>
          </table:table-cell>
          <table:table-cell table:style-name="ce17" office:value-type="string" calcext:value-type="string">
            <text:p>217 ÷ 2</text:p>
          </table:table-cell>
          <table:table-cell table:style-name="ce17" table:formula="of:=217/2" office:value-type="float" office:value="108.5" calcext:value-type="float">
            <text:p>108.5</text:p>
          </table:table-cell>
          <table:table-cell table:style-name="ce15" table:formula="of:=ABS([.L991]-[.N991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09" calcext:value-type="float">
            <text:p>109</text:p>
          </table:table-cell>
          <table:table-cell table:style-name="ce17" office:value-type="string" calcext:value-type="string">
            <text:p>109 ÷ 1</text:p>
          </table:table-cell>
          <table:table-cell table:style-name="ce17" table:formula="of:=109/1" office:value-type="float" office:value="109" calcext:value-type="float">
            <text:p>109</text:p>
          </table:table-cell>
          <table:table-cell table:style-name="ce15" table:formula="of:=ABS([.L992]-[.N992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09.5" calcext:value-type="float">
            <text:p>109.5</text:p>
          </table:table-cell>
          <table:table-cell table:style-name="ce17" office:value-type="string" calcext:value-type="string">
            <text:p>219 ÷ 2</text:p>
          </table:table-cell>
          <table:table-cell table:style-name="ce17" table:formula="of:=219/2" office:value-type="float" office:value="109.5" calcext:value-type="float">
            <text:p>109.5</text:p>
          </table:table-cell>
          <table:table-cell table:style-name="ce15" table:formula="of:=ABS([.L993]-[.N993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10" calcext:value-type="float">
            <text:p>110</text:p>
          </table:table-cell>
          <table:table-cell table:style-name="ce17" office:value-type="string" calcext:value-type="string">
            <text:p>110 ÷ 1</text:p>
          </table:table-cell>
          <table:table-cell table:style-name="ce17" table:formula="of:=110/1" office:value-type="float" office:value="110" calcext:value-type="float">
            <text:p>110</text:p>
          </table:table-cell>
          <table:table-cell table:style-name="ce15" table:formula="of:=ABS([.L994]-[.N994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10.5" calcext:value-type="float">
            <text:p>110.5</text:p>
          </table:table-cell>
          <table:table-cell table:style-name="ce17" office:value-type="string" calcext:value-type="string">
            <text:p>221 ÷ 2</text:p>
          </table:table-cell>
          <table:table-cell table:style-name="ce17" table:formula="of:=221/2" office:value-type="float" office:value="110.5" calcext:value-type="float">
            <text:p>110.5</text:p>
          </table:table-cell>
          <table:table-cell table:style-name="ce15" table:formula="of:=ABS([.L995]-[.N995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11" calcext:value-type="float">
            <text:p>111</text:p>
          </table:table-cell>
          <table:table-cell table:style-name="ce17" office:value-type="string" calcext:value-type="string">
            <text:p>111 ÷ 1</text:p>
          </table:table-cell>
          <table:table-cell table:style-name="ce17" table:formula="of:=111/1" office:value-type="float" office:value="111" calcext:value-type="float">
            <text:p>111</text:p>
          </table:table-cell>
          <table:table-cell table:style-name="ce15" table:formula="of:=ABS([.L996]-[.N996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11.5" calcext:value-type="float">
            <text:p>111.5</text:p>
          </table:table-cell>
          <table:table-cell table:style-name="ce17" office:value-type="string" calcext:value-type="string">
            <text:p>223 ÷ 2</text:p>
          </table:table-cell>
          <table:table-cell table:style-name="ce17" table:formula="of:=223/2" office:value-type="float" office:value="111.5" calcext:value-type="float">
            <text:p>111.5</text:p>
          </table:table-cell>
          <table:table-cell table:style-name="ce15" table:formula="of:=ABS([.L997]-[.N997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12" calcext:value-type="float">
            <text:p>112</text:p>
          </table:table-cell>
          <table:table-cell table:style-name="ce17" office:value-type="string" calcext:value-type="string">
            <text:p>112 ÷ 1</text:p>
          </table:table-cell>
          <table:table-cell table:style-name="ce17" table:formula="of:=112/1" office:value-type="float" office:value="112" calcext:value-type="float">
            <text:p>112</text:p>
          </table:table-cell>
          <table:table-cell table:style-name="ce15" table:formula="of:=ABS([.L998]-[.N998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12.5" calcext:value-type="float">
            <text:p>112.5</text:p>
          </table:table-cell>
          <table:table-cell table:style-name="ce17" office:value-type="string" calcext:value-type="string">
            <text:p>225 ÷ 2</text:p>
          </table:table-cell>
          <table:table-cell table:style-name="ce17" table:formula="of:=225/2" office:value-type="float" office:value="112.5" calcext:value-type="float">
            <text:p>112.5</text:p>
          </table:table-cell>
          <table:table-cell table:style-name="ce15" table:formula="of:=ABS([.L999]-[.N999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13" calcext:value-type="float">
            <text:p>113</text:p>
          </table:table-cell>
          <table:table-cell table:style-name="ce17" office:value-type="string" calcext:value-type="string">
            <text:p>113 ÷ 1</text:p>
          </table:table-cell>
          <table:table-cell table:style-name="ce17" table:formula="of:=113/1" office:value-type="float" office:value="113" calcext:value-type="float">
            <text:p>113</text:p>
          </table:table-cell>
          <table:table-cell table:style-name="ce15" table:formula="of:=ABS([.L1000]-[.N1000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13.5" calcext:value-type="float">
            <text:p>113.5</text:p>
          </table:table-cell>
          <table:table-cell table:style-name="ce17" office:value-type="string" calcext:value-type="string">
            <text:p>227 ÷ 2</text:p>
          </table:table-cell>
          <table:table-cell table:style-name="ce17" table:formula="of:=227/2" office:value-type="float" office:value="113.5" calcext:value-type="float">
            <text:p>113.5</text:p>
          </table:table-cell>
          <table:table-cell table:style-name="ce15" table:formula="of:=ABS([.L1001]-[.N1001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14" calcext:value-type="float">
            <text:p>114</text:p>
          </table:table-cell>
          <table:table-cell table:style-name="ce17" office:value-type="string" calcext:value-type="string">
            <text:p>114 ÷ 1</text:p>
          </table:table-cell>
          <table:table-cell table:style-name="ce17" table:formula="of:=114/1" office:value-type="float" office:value="114" calcext:value-type="float">
            <text:p>114</text:p>
          </table:table-cell>
          <table:table-cell table:style-name="ce15" table:formula="of:=ABS([.L1002]-[.N1002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14.5" calcext:value-type="float">
            <text:p>114.5</text:p>
          </table:table-cell>
          <table:table-cell table:style-name="ce17" office:value-type="string" calcext:value-type="string">
            <text:p>229 ÷ 2</text:p>
          </table:table-cell>
          <table:table-cell table:style-name="ce17" table:formula="of:=229/2" office:value-type="float" office:value="114.5" calcext:value-type="float">
            <text:p>114.5</text:p>
          </table:table-cell>
          <table:table-cell table:style-name="ce15" table:formula="of:=ABS([.L1003]-[.N1003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15" calcext:value-type="float">
            <text:p>115</text:p>
          </table:table-cell>
          <table:table-cell table:style-name="ce17" office:value-type="string" calcext:value-type="string">
            <text:p>115 ÷ 1</text:p>
          </table:table-cell>
          <table:table-cell table:style-name="ce17" table:formula="of:=115/1" office:value-type="float" office:value="115" calcext:value-type="float">
            <text:p>115</text:p>
          </table:table-cell>
          <table:table-cell table:style-name="ce15" table:formula="of:=ABS([.L1004]-[.N1004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15.5" calcext:value-type="float">
            <text:p>115.5</text:p>
          </table:table-cell>
          <table:table-cell table:style-name="ce17" office:value-type="string" calcext:value-type="string">
            <text:p>231 ÷ 2</text:p>
          </table:table-cell>
          <table:table-cell table:style-name="ce17" table:formula="of:=231/2" office:value-type="float" office:value="115.5" calcext:value-type="float">
            <text:p>115.5</text:p>
          </table:table-cell>
          <table:table-cell table:style-name="ce15" table:formula="of:=ABS([.L1005]-[.N1005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16" calcext:value-type="float">
            <text:p>116</text:p>
          </table:table-cell>
          <table:table-cell table:style-name="ce17" office:value-type="string" calcext:value-type="string">
            <text:p>116 ÷ 1</text:p>
          </table:table-cell>
          <table:table-cell table:style-name="ce17" table:formula="of:=116/1" office:value-type="float" office:value="116" calcext:value-type="float">
            <text:p>116</text:p>
          </table:table-cell>
          <table:table-cell table:style-name="ce15" table:formula="of:=ABS([.L1006]-[.N1006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16.5" calcext:value-type="float">
            <text:p>116.5</text:p>
          </table:table-cell>
          <table:table-cell table:style-name="ce17" office:value-type="string" calcext:value-type="string">
            <text:p>233 ÷ 2</text:p>
          </table:table-cell>
          <table:table-cell table:style-name="ce17" table:formula="of:=233/2" office:value-type="float" office:value="116.5" calcext:value-type="float">
            <text:p>116.5</text:p>
          </table:table-cell>
          <table:table-cell table:style-name="ce15" table:formula="of:=ABS([.L1007]-[.N1007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17" calcext:value-type="float">
            <text:p>117</text:p>
          </table:table-cell>
          <table:table-cell table:style-name="ce17" office:value-type="string" calcext:value-type="string">
            <text:p>117 ÷ 1</text:p>
          </table:table-cell>
          <table:table-cell table:style-name="ce17" table:formula="of:=117/1" office:value-type="float" office:value="117" calcext:value-type="float">
            <text:p>117</text:p>
          </table:table-cell>
          <table:table-cell table:style-name="ce15" table:formula="of:=ABS([.L1008]-[.N1008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17.5" calcext:value-type="float">
            <text:p>117.5</text:p>
          </table:table-cell>
          <table:table-cell table:style-name="ce17" office:value-type="string" calcext:value-type="string">
            <text:p>235 ÷ 2</text:p>
          </table:table-cell>
          <table:table-cell table:style-name="ce17" table:formula="of:=235/2" office:value-type="float" office:value="117.5" calcext:value-type="float">
            <text:p>117.5</text:p>
          </table:table-cell>
          <table:table-cell table:style-name="ce15" table:formula="of:=ABS([.L1009]-[.N1009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18" calcext:value-type="float">
            <text:p>118</text:p>
          </table:table-cell>
          <table:table-cell table:style-name="ce17" office:value-type="string" calcext:value-type="string">
            <text:p>118 ÷ 1</text:p>
          </table:table-cell>
          <table:table-cell table:style-name="ce17" table:formula="of:=118/1" office:value-type="float" office:value="118" calcext:value-type="float">
            <text:p>118</text:p>
          </table:table-cell>
          <table:table-cell table:style-name="ce15" table:formula="of:=ABS([.L1010]-[.N1010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18.5" calcext:value-type="float">
            <text:p>118.5</text:p>
          </table:table-cell>
          <table:table-cell table:style-name="ce17" office:value-type="string" calcext:value-type="string">
            <text:p>237 ÷ 2</text:p>
          </table:table-cell>
          <table:table-cell table:style-name="ce17" table:formula="of:=237/2" office:value-type="float" office:value="118.5" calcext:value-type="float">
            <text:p>118.5</text:p>
          </table:table-cell>
          <table:table-cell table:style-name="ce15" table:formula="of:=ABS([.L1011]-[.N1011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19" calcext:value-type="float">
            <text:p>119</text:p>
          </table:table-cell>
          <table:table-cell table:style-name="ce17" office:value-type="string" calcext:value-type="string">
            <text:p>119 ÷ 1</text:p>
          </table:table-cell>
          <table:table-cell table:style-name="ce17" table:formula="of:=119/1" office:value-type="float" office:value="119" calcext:value-type="float">
            <text:p>119</text:p>
          </table:table-cell>
          <table:table-cell table:style-name="ce15" table:formula="of:=ABS([.L1012]-[.N1012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19.5" calcext:value-type="float">
            <text:p>119.5</text:p>
          </table:table-cell>
          <table:table-cell table:style-name="ce17" office:value-type="string" calcext:value-type="string">
            <text:p>239 ÷ 2</text:p>
          </table:table-cell>
          <table:table-cell table:style-name="ce17" table:formula="of:=239/2" office:value-type="float" office:value="119.5" calcext:value-type="float">
            <text:p>119.5</text:p>
          </table:table-cell>
          <table:table-cell table:style-name="ce15" table:formula="of:=ABS([.L1013]-[.N1013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20" calcext:value-type="float">
            <text:p>120</text:p>
          </table:table-cell>
          <table:table-cell table:style-name="ce17" office:value-type="string" calcext:value-type="string">
            <text:p>120 ÷ 1</text:p>
          </table:table-cell>
          <table:table-cell table:style-name="ce17" table:formula="of:=120/1" office:value-type="float" office:value="120" calcext:value-type="float">
            <text:p>120</text:p>
          </table:table-cell>
          <table:table-cell table:style-name="ce15" table:formula="of:=ABS([.L1014]-[.N1014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20.5" calcext:value-type="float">
            <text:p>120.5</text:p>
          </table:table-cell>
          <table:table-cell table:style-name="ce17" office:value-type="string" calcext:value-type="string">
            <text:p>241 ÷ 2</text:p>
          </table:table-cell>
          <table:table-cell table:style-name="ce17" table:formula="of:=241/2" office:value-type="float" office:value="120.5" calcext:value-type="float">
            <text:p>120.5</text:p>
          </table:table-cell>
          <table:table-cell table:style-name="ce15" table:formula="of:=ABS([.L1015]-[.N1015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21" calcext:value-type="float">
            <text:p>121</text:p>
          </table:table-cell>
          <table:table-cell table:style-name="ce17" office:value-type="string" calcext:value-type="string">
            <text:p>121 ÷ 1</text:p>
          </table:table-cell>
          <table:table-cell table:style-name="ce17" table:formula="of:=121/1" office:value-type="float" office:value="121" calcext:value-type="float">
            <text:p>121</text:p>
          </table:table-cell>
          <table:table-cell table:style-name="ce15" table:formula="of:=ABS([.L1016]-[.N1016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21.5" calcext:value-type="float">
            <text:p>121.5</text:p>
          </table:table-cell>
          <table:table-cell table:style-name="ce17" office:value-type="string" calcext:value-type="string">
            <text:p>243 ÷ 2</text:p>
          </table:table-cell>
          <table:table-cell table:style-name="ce17" table:formula="of:=243/2" office:value-type="float" office:value="121.5" calcext:value-type="float">
            <text:p>121.5</text:p>
          </table:table-cell>
          <table:table-cell table:style-name="ce15" table:formula="of:=ABS([.L1017]-[.N1017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22" calcext:value-type="float">
            <text:p>122</text:p>
          </table:table-cell>
          <table:table-cell table:style-name="ce17" office:value-type="string" calcext:value-type="string">
            <text:p>122 ÷ 1</text:p>
          </table:table-cell>
          <table:table-cell table:style-name="ce17" table:formula="of:=122/1" office:value-type="float" office:value="122" calcext:value-type="float">
            <text:p>122</text:p>
          </table:table-cell>
          <table:table-cell table:style-name="ce15" table:formula="of:=ABS([.L1018]-[.N1018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22.5" calcext:value-type="float">
            <text:p>122.5</text:p>
          </table:table-cell>
          <table:table-cell table:style-name="ce17" office:value-type="string" calcext:value-type="string">
            <text:p>245 ÷ 2</text:p>
          </table:table-cell>
          <table:table-cell table:style-name="ce17" table:formula="of:=245/2" office:value-type="float" office:value="122.5" calcext:value-type="float">
            <text:p>122.5</text:p>
          </table:table-cell>
          <table:table-cell table:style-name="ce15" table:formula="of:=ABS([.L1019]-[.N1019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23" calcext:value-type="float">
            <text:p>123</text:p>
          </table:table-cell>
          <table:table-cell table:style-name="ce17" office:value-type="string" calcext:value-type="string">
            <text:p>123 ÷ 1</text:p>
          </table:table-cell>
          <table:table-cell table:style-name="ce17" table:formula="of:=123/1" office:value-type="float" office:value="123" calcext:value-type="float">
            <text:p>123</text:p>
          </table:table-cell>
          <table:table-cell table:style-name="ce15" table:formula="of:=ABS([.L1020]-[.N1020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23.5" calcext:value-type="float">
            <text:p>123.5</text:p>
          </table:table-cell>
          <table:table-cell table:style-name="ce17" office:value-type="string" calcext:value-type="string">
            <text:p>247 ÷ 2</text:p>
          </table:table-cell>
          <table:table-cell table:style-name="ce17" table:formula="of:=247/2" office:value-type="float" office:value="123.5" calcext:value-type="float">
            <text:p>123.5</text:p>
          </table:table-cell>
          <table:table-cell table:style-name="ce15" table:formula="of:=ABS([.L1021]-[.N1021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24" calcext:value-type="float">
            <text:p>124</text:p>
          </table:table-cell>
          <table:table-cell table:style-name="ce17" office:value-type="string" calcext:value-type="string">
            <text:p>124 ÷ 1</text:p>
          </table:table-cell>
          <table:table-cell table:style-name="ce17" table:formula="of:=124/1" office:value-type="float" office:value="124" calcext:value-type="float">
            <text:p>124</text:p>
          </table:table-cell>
          <table:table-cell table:style-name="ce15" table:formula="of:=ABS([.L1022]-[.N1022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24.5" calcext:value-type="float">
            <text:p>124.5</text:p>
          </table:table-cell>
          <table:table-cell table:style-name="ce17" office:value-type="string" calcext:value-type="string">
            <text:p>249 ÷ 2</text:p>
          </table:table-cell>
          <table:table-cell table:style-name="ce17" table:formula="of:=249/2" office:value-type="float" office:value="124.5" calcext:value-type="float">
            <text:p>124.5</text:p>
          </table:table-cell>
          <table:table-cell table:style-name="ce15" table:formula="of:=ABS([.L1023]-[.N1023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25" calcext:value-type="float">
            <text:p>125</text:p>
          </table:table-cell>
          <table:table-cell table:style-name="ce17" office:value-type="string" calcext:value-type="string">
            <text:p>125 ÷ 1</text:p>
          </table:table-cell>
          <table:table-cell table:style-name="ce17" table:formula="of:=125/1" office:value-type="float" office:value="125" calcext:value-type="float">
            <text:p>125</text:p>
          </table:table-cell>
          <table:table-cell table:style-name="ce15" table:formula="of:=ABS([.L1024]-[.N1024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25.5" calcext:value-type="float">
            <text:p>125.5</text:p>
          </table:table-cell>
          <table:table-cell table:style-name="ce17" office:value-type="string" calcext:value-type="string">
            <text:p>251 ÷ 2</text:p>
          </table:table-cell>
          <table:table-cell table:style-name="ce17" table:formula="of:=251/2" office:value-type="float" office:value="125.5" calcext:value-type="float">
            <text:p>125.5</text:p>
          </table:table-cell>
          <table:table-cell table:style-name="ce15" table:formula="of:=ABS([.L1025]-[.N1025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26" calcext:value-type="float">
            <text:p>126</text:p>
          </table:table-cell>
          <table:table-cell table:style-name="ce17" office:value-type="string" calcext:value-type="string">
            <text:p>126 ÷ 1</text:p>
          </table:table-cell>
          <table:table-cell table:style-name="ce17" table:formula="of:=126/1" office:value-type="float" office:value="126" calcext:value-type="float">
            <text:p>126</text:p>
          </table:table-cell>
          <table:table-cell table:style-name="ce15" table:formula="of:=ABS([.L1026]-[.N1026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26.5" calcext:value-type="float">
            <text:p>126.5</text:p>
          </table:table-cell>
          <table:table-cell table:style-name="ce17" office:value-type="string" calcext:value-type="string">
            <text:p>253 ÷ 2</text:p>
          </table:table-cell>
          <table:table-cell table:style-name="ce17" table:formula="of:=253/2" office:value-type="float" office:value="126.5" calcext:value-type="float">
            <text:p>126.5</text:p>
          </table:table-cell>
          <table:table-cell table:style-name="ce15" table:formula="of:=ABS([.L1027]-[.N1027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27" calcext:value-type="float">
            <text:p>127</text:p>
          </table:table-cell>
          <table:table-cell table:style-name="ce17" office:value-type="string" calcext:value-type="string">
            <text:p>127 ÷ 1</text:p>
          </table:table-cell>
          <table:table-cell table:style-name="ce17" table:formula="of:=127/1" office:value-type="float" office:value="127" calcext:value-type="float">
            <text:p>127</text:p>
          </table:table-cell>
          <table:table-cell table:style-name="ce15" table:formula="of:=ABS([.L1028]-[.N1028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number-columns-repeated="2" table:style-name="ce37"/>
          <table:covered-table-cell table:style-name="ce55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27.5" calcext:value-type="float">
            <text:p>127.5</text:p>
          </table:table-cell>
          <table:table-cell table:style-name="ce17" office:value-type="string" calcext:value-type="string">
            <text:p>255 ÷ 2</text:p>
          </table:table-cell>
          <table:table-cell table:style-name="ce17" table:formula="of:=255/2" office:value-type="float" office:value="127.5" calcext:value-type="float">
            <text:p>127.5</text:p>
          </table:table-cell>
          <table:table-cell table:style-name="ce15" table:formula="of:=ABS([.L1029]-[.N1029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covered-table-cell table:style-name="ce23"/>
          <table:covered-table-cell table:style-name="ce37"/>
          <table:covered-table-cell table:style-name="ce52"/>
          <table:covered-table-cell table:style-name="ce62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28" calcext:value-type="float">
            <text:p>128</text:p>
          </table:table-cell>
          <table:table-cell table:style-name="ce17" office:value-type="string" calcext:value-type="string">
            <text:p>128 ÷ 1</text:p>
          </table:table-cell>
          <table:table-cell table:style-name="ce17" table:formula="of:=128/1" office:value-type="float" office:value="128" calcext:value-type="float">
            <text:p>128</text:p>
          </table:table-cell>
          <table:table-cell table:style-name="ce15" table:formula="of:=ABS([.L1030]-[.N1030])" office:value-type="float" office:value="0" calcext:value-type="float">
            <text:p>0</text:p>
          </table:table-cell>
          <table:table-cell table:style-name="ce21" office:value-type="string" calcext:value-type="string">
            <text:p>1 ÷ 2</text:p>
          </table:table-cell>
          <table:table-cell table:style-name="ce32"/>
          <table:table-cell table:style-name="ce46"/>
          <table:table-cell table:style-name="ce44"/>
          <table:table-cell table:style-name="ce64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29" calcext:value-type="float">
            <text:p>129</text:p>
          </table:table-cell>
          <table:table-cell table:style-name="ce17" office:value-type="string" calcext:value-type="string">
            <text:p>129 ÷ 1</text:p>
          </table:table-cell>
          <table:table-cell table:style-name="ce17" table:formula="of:=129/1" office:value-type="float" office:value="129" calcext:value-type="float">
            <text:p>129</text:p>
          </table:table-cell>
          <table:table-cell table:style-name="ce15" table:formula="of:=ABS([.L1031]-[.N1031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33" office:value-type="string" calcext:value-type="string" table:number-columns-spanned="4" table:number-rows-spanned="127">
            <text:p>128 values 1 apart from 256 ÷ 2 (128) through 255</text:p>
          </table:table-cell>
          <table:covered-table-cell table:style-name="ce43"/>
          <table:covered-table-cell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30" calcext:value-type="float">
            <text:p>130</text:p>
          </table:table-cell>
          <table:table-cell table:style-name="ce17" office:value-type="string" calcext:value-type="string">
            <text:p>130 ÷ 1</text:p>
          </table:table-cell>
          <table:table-cell table:style-name="ce17" table:formula="of:=130/1" office:value-type="float" office:value="130" calcext:value-type="float">
            <text:p>130</text:p>
          </table:table-cell>
          <table:table-cell table:style-name="ce15" table:formula="of:=ABS([.L1032]-[.N1032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31" calcext:value-type="float">
            <text:p>131</text:p>
          </table:table-cell>
          <table:table-cell table:style-name="ce17" office:value-type="string" calcext:value-type="string">
            <text:p>131 ÷ 1</text:p>
          </table:table-cell>
          <table:table-cell table:style-name="ce17" table:formula="of:=131/1" office:value-type="float" office:value="131" calcext:value-type="float">
            <text:p>131</text:p>
          </table:table-cell>
          <table:table-cell table:style-name="ce15" table:formula="of:=ABS([.L1033]-[.N1033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32" calcext:value-type="float">
            <text:p>132</text:p>
          </table:table-cell>
          <table:table-cell table:style-name="ce17" office:value-type="string" calcext:value-type="string">
            <text:p>132 ÷ 1</text:p>
          </table:table-cell>
          <table:table-cell table:style-name="ce17" table:formula="of:=132/1" office:value-type="float" office:value="132" calcext:value-type="float">
            <text:p>132</text:p>
          </table:table-cell>
          <table:table-cell table:style-name="ce15" table:formula="of:=ABS([.L1034]-[.N1034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33" calcext:value-type="float">
            <text:p>133</text:p>
          </table:table-cell>
          <table:table-cell table:style-name="ce17" office:value-type="string" calcext:value-type="string">
            <text:p>133 ÷ 1</text:p>
          </table:table-cell>
          <table:table-cell table:style-name="ce17" table:formula="of:=133/1" office:value-type="float" office:value="133" calcext:value-type="float">
            <text:p>133</text:p>
          </table:table-cell>
          <table:table-cell table:style-name="ce15" table:formula="of:=ABS([.L1035]-[.N1035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34" calcext:value-type="float">
            <text:p>134</text:p>
          </table:table-cell>
          <table:table-cell table:style-name="ce17" office:value-type="string" calcext:value-type="string">
            <text:p>134 ÷ 1</text:p>
          </table:table-cell>
          <table:table-cell table:style-name="ce17" table:formula="of:=134/1" office:value-type="float" office:value="134" calcext:value-type="float">
            <text:p>134</text:p>
          </table:table-cell>
          <table:table-cell table:style-name="ce15" table:formula="of:=ABS([.L1036]-[.N1036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35" calcext:value-type="float">
            <text:p>135</text:p>
          </table:table-cell>
          <table:table-cell table:style-name="ce17" office:value-type="string" calcext:value-type="string">
            <text:p>135 ÷ 1</text:p>
          </table:table-cell>
          <table:table-cell table:style-name="ce17" table:formula="of:=135/1" office:value-type="float" office:value="135" calcext:value-type="float">
            <text:p>135</text:p>
          </table:table-cell>
          <table:table-cell table:style-name="ce15" table:formula="of:=ABS([.L1037]-[.N1037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36" calcext:value-type="float">
            <text:p>136</text:p>
          </table:table-cell>
          <table:table-cell table:style-name="ce17" office:value-type="string" calcext:value-type="string">
            <text:p>136 ÷ 1</text:p>
          </table:table-cell>
          <table:table-cell table:style-name="ce17" table:formula="of:=136/1" office:value-type="float" office:value="136" calcext:value-type="float">
            <text:p>136</text:p>
          </table:table-cell>
          <table:table-cell table:style-name="ce15" table:formula="of:=ABS([.L1038]-[.N1038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37" calcext:value-type="float">
            <text:p>137</text:p>
          </table:table-cell>
          <table:table-cell table:style-name="ce17" office:value-type="string" calcext:value-type="string">
            <text:p>137 ÷ 1</text:p>
          </table:table-cell>
          <table:table-cell table:style-name="ce17" table:formula="of:=137/1" office:value-type="float" office:value="137" calcext:value-type="float">
            <text:p>137</text:p>
          </table:table-cell>
          <table:table-cell table:style-name="ce15" table:formula="of:=ABS([.L1039]-[.N1039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38" calcext:value-type="float">
            <text:p>138</text:p>
          </table:table-cell>
          <table:table-cell table:style-name="ce17" office:value-type="string" calcext:value-type="string">
            <text:p>138 ÷ 1</text:p>
          </table:table-cell>
          <table:table-cell table:style-name="ce17" table:formula="of:=138/1" office:value-type="float" office:value="138" calcext:value-type="float">
            <text:p>138</text:p>
          </table:table-cell>
          <table:table-cell table:style-name="ce15" table:formula="of:=ABS([.L1040]-[.N1040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39" calcext:value-type="float">
            <text:p>139</text:p>
          </table:table-cell>
          <table:table-cell table:style-name="ce17" office:value-type="string" calcext:value-type="string">
            <text:p>139 ÷ 1</text:p>
          </table:table-cell>
          <table:table-cell table:style-name="ce17" table:formula="of:=139/1" office:value-type="float" office:value="139" calcext:value-type="float">
            <text:p>139</text:p>
          </table:table-cell>
          <table:table-cell table:style-name="ce15" table:formula="of:=ABS([.L1041]-[.N1041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40" calcext:value-type="float">
            <text:p>140</text:p>
          </table:table-cell>
          <table:table-cell table:style-name="ce17" office:value-type="string" calcext:value-type="string">
            <text:p>140 ÷ 1</text:p>
          </table:table-cell>
          <table:table-cell table:style-name="ce17" table:formula="of:=140/1" office:value-type="float" office:value="140" calcext:value-type="float">
            <text:p>140</text:p>
          </table:table-cell>
          <table:table-cell table:style-name="ce15" table:formula="of:=ABS([.L1042]-[.N1042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41" calcext:value-type="float">
            <text:p>141</text:p>
          </table:table-cell>
          <table:table-cell table:style-name="ce17" office:value-type="string" calcext:value-type="string">
            <text:p>141 ÷ 1</text:p>
          </table:table-cell>
          <table:table-cell table:style-name="ce17" table:formula="of:=141/1" office:value-type="float" office:value="141" calcext:value-type="float">
            <text:p>141</text:p>
          </table:table-cell>
          <table:table-cell table:style-name="ce15" table:formula="of:=ABS([.L1043]-[.N1043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42" calcext:value-type="float">
            <text:p>142</text:p>
          </table:table-cell>
          <table:table-cell table:style-name="ce17" office:value-type="string" calcext:value-type="string">
            <text:p>142 ÷ 1</text:p>
          </table:table-cell>
          <table:table-cell table:style-name="ce17" table:formula="of:=142/1" office:value-type="float" office:value="142" calcext:value-type="float">
            <text:p>142</text:p>
          </table:table-cell>
          <table:table-cell table:style-name="ce15" table:formula="of:=ABS([.L1044]-[.N1044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43" calcext:value-type="float">
            <text:p>143</text:p>
          </table:table-cell>
          <table:table-cell table:style-name="ce17" office:value-type="string" calcext:value-type="string">
            <text:p>143 ÷ 1</text:p>
          </table:table-cell>
          <table:table-cell table:style-name="ce17" table:formula="of:=143/1" office:value-type="float" office:value="143" calcext:value-type="float">
            <text:p>143</text:p>
          </table:table-cell>
          <table:table-cell table:style-name="ce15" table:formula="of:=ABS([.L1045]-[.N1045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44" calcext:value-type="float">
            <text:p>144</text:p>
          </table:table-cell>
          <table:table-cell table:style-name="ce17" office:value-type="string" calcext:value-type="string">
            <text:p>144 ÷ 1</text:p>
          </table:table-cell>
          <table:table-cell table:style-name="ce17" table:formula="of:=144/1" office:value-type="float" office:value="144" calcext:value-type="float">
            <text:p>144</text:p>
          </table:table-cell>
          <table:table-cell table:style-name="ce15" table:formula="of:=ABS([.L1046]-[.N1046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45" calcext:value-type="float">
            <text:p>145</text:p>
          </table:table-cell>
          <table:table-cell table:style-name="ce17" office:value-type="string" calcext:value-type="string">
            <text:p>145 ÷ 1</text:p>
          </table:table-cell>
          <table:table-cell table:style-name="ce17" table:formula="of:=145/1" office:value-type="float" office:value="145" calcext:value-type="float">
            <text:p>145</text:p>
          </table:table-cell>
          <table:table-cell table:style-name="ce15" table:formula="of:=ABS([.L1047]-[.N1047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46" calcext:value-type="float">
            <text:p>146</text:p>
          </table:table-cell>
          <table:table-cell table:style-name="ce17" office:value-type="string" calcext:value-type="string">
            <text:p>146 ÷ 1</text:p>
          </table:table-cell>
          <table:table-cell table:style-name="ce17" table:formula="of:=146/1" office:value-type="float" office:value="146" calcext:value-type="float">
            <text:p>146</text:p>
          </table:table-cell>
          <table:table-cell table:style-name="ce15" table:formula="of:=ABS([.L1048]-[.N1048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47" calcext:value-type="float">
            <text:p>147</text:p>
          </table:table-cell>
          <table:table-cell table:style-name="ce17" office:value-type="string" calcext:value-type="string">
            <text:p>147 ÷ 1</text:p>
          </table:table-cell>
          <table:table-cell table:style-name="ce17" table:formula="of:=147/1" office:value-type="float" office:value="147" calcext:value-type="float">
            <text:p>147</text:p>
          </table:table-cell>
          <table:table-cell table:style-name="ce15" table:formula="of:=ABS([.L1049]-[.N1049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48" calcext:value-type="float">
            <text:p>148</text:p>
          </table:table-cell>
          <table:table-cell table:style-name="ce17" office:value-type="string" calcext:value-type="string">
            <text:p>148 ÷ 1</text:p>
          </table:table-cell>
          <table:table-cell table:style-name="ce17" table:formula="of:=148/1" office:value-type="float" office:value="148" calcext:value-type="float">
            <text:p>148</text:p>
          </table:table-cell>
          <table:table-cell table:style-name="ce15" table:formula="of:=ABS([.L1050]-[.N1050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49" calcext:value-type="float">
            <text:p>149</text:p>
          </table:table-cell>
          <table:table-cell table:style-name="ce17" office:value-type="string" calcext:value-type="string">
            <text:p>149 ÷ 1</text:p>
          </table:table-cell>
          <table:table-cell table:style-name="ce17" table:formula="of:=149/1" office:value-type="float" office:value="149" calcext:value-type="float">
            <text:p>149</text:p>
          </table:table-cell>
          <table:table-cell table:style-name="ce15" table:formula="of:=ABS([.L1051]-[.N1051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50" calcext:value-type="float">
            <text:p>150</text:p>
          </table:table-cell>
          <table:table-cell table:style-name="ce17" office:value-type="string" calcext:value-type="string">
            <text:p>150 ÷ 1</text:p>
          </table:table-cell>
          <table:table-cell table:style-name="ce17" table:formula="of:=150/1" office:value-type="float" office:value="150" calcext:value-type="float">
            <text:p>150</text:p>
          </table:table-cell>
          <table:table-cell table:style-name="ce15" table:formula="of:=ABS([.L1052]-[.N1052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51" calcext:value-type="float">
            <text:p>151</text:p>
          </table:table-cell>
          <table:table-cell table:style-name="ce17" office:value-type="string" calcext:value-type="string">
            <text:p>151 ÷ 1</text:p>
          </table:table-cell>
          <table:table-cell table:style-name="ce17" table:formula="of:=151/1" office:value-type="float" office:value="151" calcext:value-type="float">
            <text:p>151</text:p>
          </table:table-cell>
          <table:table-cell table:style-name="ce15" table:formula="of:=ABS([.L1053]-[.N1053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52" calcext:value-type="float">
            <text:p>152</text:p>
          </table:table-cell>
          <table:table-cell table:style-name="ce17" office:value-type="string" calcext:value-type="string">
            <text:p>152 ÷ 1</text:p>
          </table:table-cell>
          <table:table-cell table:style-name="ce17" table:formula="of:=152/1" office:value-type="float" office:value="152" calcext:value-type="float">
            <text:p>152</text:p>
          </table:table-cell>
          <table:table-cell table:style-name="ce15" table:formula="of:=ABS([.L1054]-[.N1054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53" calcext:value-type="float">
            <text:p>153</text:p>
          </table:table-cell>
          <table:table-cell table:style-name="ce17" office:value-type="string" calcext:value-type="string">
            <text:p>153 ÷ 1</text:p>
          </table:table-cell>
          <table:table-cell table:style-name="ce17" table:formula="of:=153/1" office:value-type="float" office:value="153" calcext:value-type="float">
            <text:p>153</text:p>
          </table:table-cell>
          <table:table-cell table:style-name="ce15" table:formula="of:=ABS([.L1055]-[.N1055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54" calcext:value-type="float">
            <text:p>154</text:p>
          </table:table-cell>
          <table:table-cell table:style-name="ce17" office:value-type="string" calcext:value-type="string">
            <text:p>154 ÷ 1</text:p>
          </table:table-cell>
          <table:table-cell table:style-name="ce17" table:formula="of:=154/1" office:value-type="float" office:value="154" calcext:value-type="float">
            <text:p>154</text:p>
          </table:table-cell>
          <table:table-cell table:style-name="ce15" table:formula="of:=ABS([.L1056]-[.N1056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55" calcext:value-type="float">
            <text:p>155</text:p>
          </table:table-cell>
          <table:table-cell table:style-name="ce17" office:value-type="string" calcext:value-type="string">
            <text:p>155 ÷ 1</text:p>
          </table:table-cell>
          <table:table-cell table:style-name="ce17" table:formula="of:=155/1" office:value-type="float" office:value="155" calcext:value-type="float">
            <text:p>155</text:p>
          </table:table-cell>
          <table:table-cell table:style-name="ce15" table:formula="of:=ABS([.L1057]-[.N1057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56" calcext:value-type="float">
            <text:p>156</text:p>
          </table:table-cell>
          <table:table-cell table:style-name="ce17" office:value-type="string" calcext:value-type="string">
            <text:p>156 ÷ 1</text:p>
          </table:table-cell>
          <table:table-cell table:style-name="ce17" table:formula="of:=156/1" office:value-type="float" office:value="156" calcext:value-type="float">
            <text:p>156</text:p>
          </table:table-cell>
          <table:table-cell table:style-name="ce15" table:formula="of:=ABS([.L1058]-[.N1058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57" calcext:value-type="float">
            <text:p>157</text:p>
          </table:table-cell>
          <table:table-cell table:style-name="ce17" office:value-type="string" calcext:value-type="string">
            <text:p>157 ÷ 1</text:p>
          </table:table-cell>
          <table:table-cell table:style-name="ce17" table:formula="of:=157/1" office:value-type="float" office:value="157" calcext:value-type="float">
            <text:p>157</text:p>
          </table:table-cell>
          <table:table-cell table:style-name="ce15" table:formula="of:=ABS([.L1059]-[.N1059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58" calcext:value-type="float">
            <text:p>158</text:p>
          </table:table-cell>
          <table:table-cell table:style-name="ce17" office:value-type="string" calcext:value-type="string">
            <text:p>158 ÷ 1</text:p>
          </table:table-cell>
          <table:table-cell table:style-name="ce17" table:formula="of:=158/1" office:value-type="float" office:value="158" calcext:value-type="float">
            <text:p>158</text:p>
          </table:table-cell>
          <table:table-cell table:style-name="ce15" table:formula="of:=ABS([.L1060]-[.N1060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59" calcext:value-type="float">
            <text:p>159</text:p>
          </table:table-cell>
          <table:table-cell table:style-name="ce17" office:value-type="string" calcext:value-type="string">
            <text:p>159 ÷ 1</text:p>
          </table:table-cell>
          <table:table-cell table:style-name="ce17" table:formula="of:=159/1" office:value-type="float" office:value="159" calcext:value-type="float">
            <text:p>159</text:p>
          </table:table-cell>
          <table:table-cell table:style-name="ce15" table:formula="of:=ABS([.L1061]-[.N1061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60" calcext:value-type="float">
            <text:p>160</text:p>
          </table:table-cell>
          <table:table-cell table:style-name="ce17" office:value-type="string" calcext:value-type="string">
            <text:p>160 ÷ 1</text:p>
          </table:table-cell>
          <table:table-cell table:style-name="ce17" table:formula="of:=160/1" office:value-type="float" office:value="160" calcext:value-type="float">
            <text:p>160</text:p>
          </table:table-cell>
          <table:table-cell table:style-name="ce15" table:formula="of:=ABS([.L1062]-[.N1062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61" calcext:value-type="float">
            <text:p>161</text:p>
          </table:table-cell>
          <table:table-cell table:style-name="ce17" office:value-type="string" calcext:value-type="string">
            <text:p>161 ÷ 1</text:p>
          </table:table-cell>
          <table:table-cell table:style-name="ce17" table:formula="of:=161/1" office:value-type="float" office:value="161" calcext:value-type="float">
            <text:p>161</text:p>
          </table:table-cell>
          <table:table-cell table:style-name="ce15" table:formula="of:=ABS([.L1063]-[.N1063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62" calcext:value-type="float">
            <text:p>162</text:p>
          </table:table-cell>
          <table:table-cell table:style-name="ce17" office:value-type="string" calcext:value-type="string">
            <text:p>162 ÷ 1</text:p>
          </table:table-cell>
          <table:table-cell table:style-name="ce17" table:formula="of:=162/1" office:value-type="float" office:value="162" calcext:value-type="float">
            <text:p>162</text:p>
          </table:table-cell>
          <table:table-cell table:style-name="ce15" table:formula="of:=ABS([.L1064]-[.N1064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63" calcext:value-type="float">
            <text:p>163</text:p>
          </table:table-cell>
          <table:table-cell table:style-name="ce17" office:value-type="string" calcext:value-type="string">
            <text:p>163 ÷ 1</text:p>
          </table:table-cell>
          <table:table-cell table:style-name="ce17" table:formula="of:=163/1" office:value-type="float" office:value="163" calcext:value-type="float">
            <text:p>163</text:p>
          </table:table-cell>
          <table:table-cell table:style-name="ce15" table:formula="of:=ABS([.L1065]-[.N1065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64" calcext:value-type="float">
            <text:p>164</text:p>
          </table:table-cell>
          <table:table-cell table:style-name="ce17" office:value-type="string" calcext:value-type="string">
            <text:p>164 ÷ 1</text:p>
          </table:table-cell>
          <table:table-cell table:style-name="ce17" table:formula="of:=164/1" office:value-type="float" office:value="164" calcext:value-type="float">
            <text:p>164</text:p>
          </table:table-cell>
          <table:table-cell table:style-name="ce15" table:formula="of:=ABS([.L1066]-[.N1066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65" calcext:value-type="float">
            <text:p>165</text:p>
          </table:table-cell>
          <table:table-cell table:style-name="ce17" office:value-type="string" calcext:value-type="string">
            <text:p>165 ÷ 1</text:p>
          </table:table-cell>
          <table:table-cell table:style-name="ce17" table:formula="of:=165/1" office:value-type="float" office:value="165" calcext:value-type="float">
            <text:p>165</text:p>
          </table:table-cell>
          <table:table-cell table:style-name="ce15" table:formula="of:=ABS([.L1067]-[.N1067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66" calcext:value-type="float">
            <text:p>166</text:p>
          </table:table-cell>
          <table:table-cell table:style-name="ce17" office:value-type="string" calcext:value-type="string">
            <text:p>166 ÷ 1</text:p>
          </table:table-cell>
          <table:table-cell table:style-name="ce17" table:formula="of:=166/1" office:value-type="float" office:value="166" calcext:value-type="float">
            <text:p>166</text:p>
          </table:table-cell>
          <table:table-cell table:style-name="ce15" table:formula="of:=ABS([.L1068]-[.N1068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67" calcext:value-type="float">
            <text:p>167</text:p>
          </table:table-cell>
          <table:table-cell table:style-name="ce17" office:value-type="string" calcext:value-type="string">
            <text:p>167 ÷ 1</text:p>
          </table:table-cell>
          <table:table-cell table:style-name="ce17" table:formula="of:=167/1" office:value-type="float" office:value="167" calcext:value-type="float">
            <text:p>167</text:p>
          </table:table-cell>
          <table:table-cell table:style-name="ce15" table:formula="of:=ABS([.L1069]-[.N1069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68" calcext:value-type="float">
            <text:p>168</text:p>
          </table:table-cell>
          <table:table-cell table:style-name="ce17" office:value-type="string" calcext:value-type="string">
            <text:p>168 ÷ 1</text:p>
          </table:table-cell>
          <table:table-cell table:style-name="ce17" table:formula="of:=168/1" office:value-type="float" office:value="168" calcext:value-type="float">
            <text:p>168</text:p>
          </table:table-cell>
          <table:table-cell table:style-name="ce15" table:formula="of:=ABS([.L1070]-[.N1070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69" calcext:value-type="float">
            <text:p>169</text:p>
          </table:table-cell>
          <table:table-cell table:style-name="ce17" office:value-type="string" calcext:value-type="string">
            <text:p>169 ÷ 1</text:p>
          </table:table-cell>
          <table:table-cell table:style-name="ce17" table:formula="of:=169/1" office:value-type="float" office:value="169" calcext:value-type="float">
            <text:p>169</text:p>
          </table:table-cell>
          <table:table-cell table:style-name="ce15" table:formula="of:=ABS([.L1071]-[.N1071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70" calcext:value-type="float">
            <text:p>170</text:p>
          </table:table-cell>
          <table:table-cell table:style-name="ce17" office:value-type="string" calcext:value-type="string">
            <text:p>170 ÷ 1</text:p>
          </table:table-cell>
          <table:table-cell table:style-name="ce17" table:formula="of:=170/1" office:value-type="float" office:value="170" calcext:value-type="float">
            <text:p>170</text:p>
          </table:table-cell>
          <table:table-cell table:style-name="ce15" table:formula="of:=ABS([.L1072]-[.N1072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71" calcext:value-type="float">
            <text:p>171</text:p>
          </table:table-cell>
          <table:table-cell table:style-name="ce17" office:value-type="string" calcext:value-type="string">
            <text:p>171 ÷ 1</text:p>
          </table:table-cell>
          <table:table-cell table:style-name="ce17" table:formula="of:=171/1" office:value-type="float" office:value="171" calcext:value-type="float">
            <text:p>171</text:p>
          </table:table-cell>
          <table:table-cell table:style-name="ce15" table:formula="of:=ABS([.L1073]-[.N1073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72" calcext:value-type="float">
            <text:p>172</text:p>
          </table:table-cell>
          <table:table-cell table:style-name="ce17" office:value-type="string" calcext:value-type="string">
            <text:p>172 ÷ 1</text:p>
          </table:table-cell>
          <table:table-cell table:style-name="ce17" table:formula="of:=172/1" office:value-type="float" office:value="172" calcext:value-type="float">
            <text:p>172</text:p>
          </table:table-cell>
          <table:table-cell table:style-name="ce15" table:formula="of:=ABS([.L1074]-[.N1074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73" calcext:value-type="float">
            <text:p>173</text:p>
          </table:table-cell>
          <table:table-cell table:style-name="ce17" office:value-type="string" calcext:value-type="string">
            <text:p>173 ÷ 1</text:p>
          </table:table-cell>
          <table:table-cell table:style-name="ce17" table:formula="of:=173/1" office:value-type="float" office:value="173" calcext:value-type="float">
            <text:p>173</text:p>
          </table:table-cell>
          <table:table-cell table:style-name="ce15" table:formula="of:=ABS([.L1075]-[.N1075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74" calcext:value-type="float">
            <text:p>174</text:p>
          </table:table-cell>
          <table:table-cell table:style-name="ce17" office:value-type="string" calcext:value-type="string">
            <text:p>174 ÷ 1</text:p>
          </table:table-cell>
          <table:table-cell table:style-name="ce17" table:formula="of:=174/1" office:value-type="float" office:value="174" calcext:value-type="float">
            <text:p>174</text:p>
          </table:table-cell>
          <table:table-cell table:style-name="ce15" table:formula="of:=ABS([.L1076]-[.N1076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75" calcext:value-type="float">
            <text:p>175</text:p>
          </table:table-cell>
          <table:table-cell table:style-name="ce17" office:value-type="string" calcext:value-type="string">
            <text:p>175 ÷ 1</text:p>
          </table:table-cell>
          <table:table-cell table:style-name="ce17" table:formula="of:=175/1" office:value-type="float" office:value="175" calcext:value-type="float">
            <text:p>175</text:p>
          </table:table-cell>
          <table:table-cell table:style-name="ce15" table:formula="of:=ABS([.L1077]-[.N1077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76" calcext:value-type="float">
            <text:p>176</text:p>
          </table:table-cell>
          <table:table-cell table:style-name="ce17" office:value-type="string" calcext:value-type="string">
            <text:p>176 ÷ 1</text:p>
          </table:table-cell>
          <table:table-cell table:style-name="ce17" table:formula="of:=176/1" office:value-type="float" office:value="176" calcext:value-type="float">
            <text:p>176</text:p>
          </table:table-cell>
          <table:table-cell table:style-name="ce15" table:formula="of:=ABS([.L1078]-[.N1078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77" calcext:value-type="float">
            <text:p>177</text:p>
          </table:table-cell>
          <table:table-cell table:style-name="ce17" office:value-type="string" calcext:value-type="string">
            <text:p>177 ÷ 1</text:p>
          </table:table-cell>
          <table:table-cell table:style-name="ce17" table:formula="of:=177/1" office:value-type="float" office:value="177" calcext:value-type="float">
            <text:p>177</text:p>
          </table:table-cell>
          <table:table-cell table:style-name="ce15" table:formula="of:=ABS([.L1079]-[.N1079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78" calcext:value-type="float">
            <text:p>178</text:p>
          </table:table-cell>
          <table:table-cell table:style-name="ce17" office:value-type="string" calcext:value-type="string">
            <text:p>178 ÷ 1</text:p>
          </table:table-cell>
          <table:table-cell table:style-name="ce17" table:formula="of:=178/1" office:value-type="float" office:value="178" calcext:value-type="float">
            <text:p>178</text:p>
          </table:table-cell>
          <table:table-cell table:style-name="ce15" table:formula="of:=ABS([.L1080]-[.N1080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79" calcext:value-type="float">
            <text:p>179</text:p>
          </table:table-cell>
          <table:table-cell table:style-name="ce17" office:value-type="string" calcext:value-type="string">
            <text:p>179 ÷ 1</text:p>
          </table:table-cell>
          <table:table-cell table:style-name="ce17" table:formula="of:=179/1" office:value-type="float" office:value="179" calcext:value-type="float">
            <text:p>179</text:p>
          </table:table-cell>
          <table:table-cell table:style-name="ce15" table:formula="of:=ABS([.L1081]-[.N1081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80" calcext:value-type="float">
            <text:p>180</text:p>
          </table:table-cell>
          <table:table-cell table:style-name="ce17" office:value-type="string" calcext:value-type="string">
            <text:p>180 ÷ 1</text:p>
          </table:table-cell>
          <table:table-cell table:style-name="ce17" table:formula="of:=180/1" office:value-type="float" office:value="180" calcext:value-type="float">
            <text:p>180</text:p>
          </table:table-cell>
          <table:table-cell table:style-name="ce15" table:formula="of:=ABS([.L1082]-[.N1082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81" calcext:value-type="float">
            <text:p>181</text:p>
          </table:table-cell>
          <table:table-cell table:style-name="ce17" office:value-type="string" calcext:value-type="string">
            <text:p>181 ÷ 1</text:p>
          </table:table-cell>
          <table:table-cell table:style-name="ce17" table:formula="of:=181/1" office:value-type="float" office:value="181" calcext:value-type="float">
            <text:p>181</text:p>
          </table:table-cell>
          <table:table-cell table:style-name="ce15" table:formula="of:=ABS([.L1083]-[.N1083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82" calcext:value-type="float">
            <text:p>182</text:p>
          </table:table-cell>
          <table:table-cell table:style-name="ce17" office:value-type="string" calcext:value-type="string">
            <text:p>182 ÷ 1</text:p>
          </table:table-cell>
          <table:table-cell table:style-name="ce17" table:formula="of:=182/1" office:value-type="float" office:value="182" calcext:value-type="float">
            <text:p>182</text:p>
          </table:table-cell>
          <table:table-cell table:style-name="ce15" table:formula="of:=ABS([.L1084]-[.N1084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83" calcext:value-type="float">
            <text:p>183</text:p>
          </table:table-cell>
          <table:table-cell table:style-name="ce17" office:value-type="string" calcext:value-type="string">
            <text:p>183 ÷ 1</text:p>
          </table:table-cell>
          <table:table-cell table:style-name="ce17" table:formula="of:=183/1" office:value-type="float" office:value="183" calcext:value-type="float">
            <text:p>183</text:p>
          </table:table-cell>
          <table:table-cell table:style-name="ce15" table:formula="of:=ABS([.L1085]-[.N1085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84" calcext:value-type="float">
            <text:p>184</text:p>
          </table:table-cell>
          <table:table-cell table:style-name="ce17" office:value-type="string" calcext:value-type="string">
            <text:p>184 ÷ 1</text:p>
          </table:table-cell>
          <table:table-cell table:style-name="ce17" table:formula="of:=184/1" office:value-type="float" office:value="184" calcext:value-type="float">
            <text:p>184</text:p>
          </table:table-cell>
          <table:table-cell table:style-name="ce15" table:formula="of:=ABS([.L1086]-[.N1086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85" calcext:value-type="float">
            <text:p>185</text:p>
          </table:table-cell>
          <table:table-cell table:style-name="ce17" office:value-type="string" calcext:value-type="string">
            <text:p>185 ÷ 1</text:p>
          </table:table-cell>
          <table:table-cell table:style-name="ce17" table:formula="of:=185/1" office:value-type="float" office:value="185" calcext:value-type="float">
            <text:p>185</text:p>
          </table:table-cell>
          <table:table-cell table:style-name="ce15" table:formula="of:=ABS([.L1087]-[.N1087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86" calcext:value-type="float">
            <text:p>186</text:p>
          </table:table-cell>
          <table:table-cell table:style-name="ce17" office:value-type="string" calcext:value-type="string">
            <text:p>186 ÷ 1</text:p>
          </table:table-cell>
          <table:table-cell table:style-name="ce17" table:formula="of:=186/1" office:value-type="float" office:value="186" calcext:value-type="float">
            <text:p>186</text:p>
          </table:table-cell>
          <table:table-cell table:style-name="ce15" table:formula="of:=ABS([.L1088]-[.N1088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87" calcext:value-type="float">
            <text:p>187</text:p>
          </table:table-cell>
          <table:table-cell table:style-name="ce17" office:value-type="string" calcext:value-type="string">
            <text:p>187 ÷ 1</text:p>
          </table:table-cell>
          <table:table-cell table:style-name="ce17" table:formula="of:=187/1" office:value-type="float" office:value="187" calcext:value-type="float">
            <text:p>187</text:p>
          </table:table-cell>
          <table:table-cell table:style-name="ce15" table:formula="of:=ABS([.L1089]-[.N1089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88" calcext:value-type="float">
            <text:p>188</text:p>
          </table:table-cell>
          <table:table-cell table:style-name="ce17" office:value-type="string" calcext:value-type="string">
            <text:p>188 ÷ 1</text:p>
          </table:table-cell>
          <table:table-cell table:style-name="ce17" table:formula="of:=188/1" office:value-type="float" office:value="188" calcext:value-type="float">
            <text:p>188</text:p>
          </table:table-cell>
          <table:table-cell table:style-name="ce15" table:formula="of:=ABS([.L1090]-[.N1090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89" calcext:value-type="float">
            <text:p>189</text:p>
          </table:table-cell>
          <table:table-cell table:style-name="ce17" office:value-type="string" calcext:value-type="string">
            <text:p>189 ÷ 1</text:p>
          </table:table-cell>
          <table:table-cell table:style-name="ce17" table:formula="of:=189/1" office:value-type="float" office:value="189" calcext:value-type="float">
            <text:p>189</text:p>
          </table:table-cell>
          <table:table-cell table:style-name="ce15" table:formula="of:=ABS([.L1091]-[.N1091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90" calcext:value-type="float">
            <text:p>190</text:p>
          </table:table-cell>
          <table:table-cell table:style-name="ce17" office:value-type="string" calcext:value-type="string">
            <text:p>190 ÷ 1</text:p>
          </table:table-cell>
          <table:table-cell table:style-name="ce17" table:formula="of:=190/1" office:value-type="float" office:value="190" calcext:value-type="float">
            <text:p>190</text:p>
          </table:table-cell>
          <table:table-cell table:style-name="ce15" table:formula="of:=ABS([.L1092]-[.N1092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91" calcext:value-type="float">
            <text:p>191</text:p>
          </table:table-cell>
          <table:table-cell table:style-name="ce17" office:value-type="string" calcext:value-type="string">
            <text:p>191 ÷ 1</text:p>
          </table:table-cell>
          <table:table-cell table:style-name="ce17" table:formula="of:=191/1" office:value-type="float" office:value="191" calcext:value-type="float">
            <text:p>191</text:p>
          </table:table-cell>
          <table:table-cell table:style-name="ce15" table:formula="of:=ABS([.L1093]-[.N1093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92" calcext:value-type="float">
            <text:p>192</text:p>
          </table:table-cell>
          <table:table-cell table:style-name="ce17" office:value-type="string" calcext:value-type="string">
            <text:p>192 ÷ 1</text:p>
          </table:table-cell>
          <table:table-cell table:style-name="ce17" table:formula="of:=192/1" office:value-type="float" office:value="192" calcext:value-type="float">
            <text:p>192</text:p>
          </table:table-cell>
          <table:table-cell table:style-name="ce15" table:formula="of:=ABS([.L1094]-[.N1094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93" calcext:value-type="float">
            <text:p>193</text:p>
          </table:table-cell>
          <table:table-cell table:style-name="ce17" office:value-type="string" calcext:value-type="string">
            <text:p>193 ÷ 1</text:p>
          </table:table-cell>
          <table:table-cell table:style-name="ce17" table:formula="of:=193/1" office:value-type="float" office:value="193" calcext:value-type="float">
            <text:p>193</text:p>
          </table:table-cell>
          <table:table-cell table:style-name="ce15" table:formula="of:=ABS([.L1095]-[.N1095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94" calcext:value-type="float">
            <text:p>194</text:p>
          </table:table-cell>
          <table:table-cell table:style-name="ce17" office:value-type="string" calcext:value-type="string">
            <text:p>194 ÷ 1</text:p>
          </table:table-cell>
          <table:table-cell table:style-name="ce17" table:formula="of:=194/1" office:value-type="float" office:value="194" calcext:value-type="float">
            <text:p>194</text:p>
          </table:table-cell>
          <table:table-cell table:style-name="ce15" table:formula="of:=ABS([.L1096]-[.N1096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95" calcext:value-type="float">
            <text:p>195</text:p>
          </table:table-cell>
          <table:table-cell table:style-name="ce17" office:value-type="string" calcext:value-type="string">
            <text:p>195 ÷ 1</text:p>
          </table:table-cell>
          <table:table-cell table:style-name="ce17" table:formula="of:=195/1" office:value-type="float" office:value="195" calcext:value-type="float">
            <text:p>195</text:p>
          </table:table-cell>
          <table:table-cell table:style-name="ce15" table:formula="of:=ABS([.L1097]-[.N1097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96" calcext:value-type="float">
            <text:p>196</text:p>
          </table:table-cell>
          <table:table-cell table:style-name="ce17" office:value-type="string" calcext:value-type="string">
            <text:p>196 ÷ 1</text:p>
          </table:table-cell>
          <table:table-cell table:style-name="ce17" table:formula="of:=196/1" office:value-type="float" office:value="196" calcext:value-type="float">
            <text:p>196</text:p>
          </table:table-cell>
          <table:table-cell table:style-name="ce15" table:formula="of:=ABS([.L1098]-[.N1098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97" calcext:value-type="float">
            <text:p>197</text:p>
          </table:table-cell>
          <table:table-cell table:style-name="ce17" office:value-type="string" calcext:value-type="string">
            <text:p>197 ÷ 1</text:p>
          </table:table-cell>
          <table:table-cell table:style-name="ce17" table:formula="of:=197/1" office:value-type="float" office:value="197" calcext:value-type="float">
            <text:p>197</text:p>
          </table:table-cell>
          <table:table-cell table:style-name="ce15" table:formula="of:=ABS([.L1099]-[.N1099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98" calcext:value-type="float">
            <text:p>198</text:p>
          </table:table-cell>
          <table:table-cell table:style-name="ce17" office:value-type="string" calcext:value-type="string">
            <text:p>198 ÷ 1</text:p>
          </table:table-cell>
          <table:table-cell table:style-name="ce17" table:formula="of:=198/1" office:value-type="float" office:value="198" calcext:value-type="float">
            <text:p>198</text:p>
          </table:table-cell>
          <table:table-cell table:style-name="ce15" table:formula="of:=ABS([.L1100]-[.N1100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199" calcext:value-type="float">
            <text:p>199</text:p>
          </table:table-cell>
          <table:table-cell table:style-name="ce17" office:value-type="string" calcext:value-type="string">
            <text:p>199 ÷ 1</text:p>
          </table:table-cell>
          <table:table-cell table:style-name="ce17" table:formula="of:=199/1" office:value-type="float" office:value="199" calcext:value-type="float">
            <text:p>199</text:p>
          </table:table-cell>
          <table:table-cell table:style-name="ce15" table:formula="of:=ABS([.L1101]-[.N1101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00" calcext:value-type="float">
            <text:p>200</text:p>
          </table:table-cell>
          <table:table-cell table:style-name="ce17" office:value-type="string" calcext:value-type="string">
            <text:p>200 ÷ 1</text:p>
          </table:table-cell>
          <table:table-cell table:style-name="ce17" table:formula="of:=200/1" office:value-type="float" office:value="200" calcext:value-type="float">
            <text:p>200</text:p>
          </table:table-cell>
          <table:table-cell table:style-name="ce15" table:formula="of:=ABS([.L1102]-[.N1102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01" calcext:value-type="float">
            <text:p>201</text:p>
          </table:table-cell>
          <table:table-cell table:style-name="ce17" office:value-type="string" calcext:value-type="string">
            <text:p>201 ÷ 1</text:p>
          </table:table-cell>
          <table:table-cell table:style-name="ce17" table:formula="of:=201/1" office:value-type="float" office:value="201" calcext:value-type="float">
            <text:p>201</text:p>
          </table:table-cell>
          <table:table-cell table:style-name="ce15" table:formula="of:=ABS([.L1103]-[.N1103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02" calcext:value-type="float">
            <text:p>202</text:p>
          </table:table-cell>
          <table:table-cell table:style-name="ce17" office:value-type="string" calcext:value-type="string">
            <text:p>202 ÷ 1</text:p>
          </table:table-cell>
          <table:table-cell table:style-name="ce17" table:formula="of:=202/1" office:value-type="float" office:value="202" calcext:value-type="float">
            <text:p>202</text:p>
          </table:table-cell>
          <table:table-cell table:style-name="ce15" table:formula="of:=ABS([.L1104]-[.N1104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03" calcext:value-type="float">
            <text:p>203</text:p>
          </table:table-cell>
          <table:table-cell table:style-name="ce17" office:value-type="string" calcext:value-type="string">
            <text:p>203 ÷ 1</text:p>
          </table:table-cell>
          <table:table-cell table:style-name="ce17" table:formula="of:=203/1" office:value-type="float" office:value="203" calcext:value-type="float">
            <text:p>203</text:p>
          </table:table-cell>
          <table:table-cell table:style-name="ce15" table:formula="of:=ABS([.L1105]-[.N1105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04" calcext:value-type="float">
            <text:p>204</text:p>
          </table:table-cell>
          <table:table-cell table:style-name="ce17" office:value-type="string" calcext:value-type="string">
            <text:p>204 ÷ 1</text:p>
          </table:table-cell>
          <table:table-cell table:style-name="ce17" table:formula="of:=204/1" office:value-type="float" office:value="204" calcext:value-type="float">
            <text:p>204</text:p>
          </table:table-cell>
          <table:table-cell table:style-name="ce15" table:formula="of:=ABS([.L1106]-[.N1106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05" calcext:value-type="float">
            <text:p>205</text:p>
          </table:table-cell>
          <table:table-cell table:style-name="ce17" office:value-type="string" calcext:value-type="string">
            <text:p>205 ÷ 1</text:p>
          </table:table-cell>
          <table:table-cell table:style-name="ce17" table:formula="of:=205/1" office:value-type="float" office:value="205" calcext:value-type="float">
            <text:p>205</text:p>
          </table:table-cell>
          <table:table-cell table:style-name="ce15" table:formula="of:=ABS([.L1107]-[.N1107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06" calcext:value-type="float">
            <text:p>206</text:p>
          </table:table-cell>
          <table:table-cell table:style-name="ce17" office:value-type="string" calcext:value-type="string">
            <text:p>206 ÷ 1</text:p>
          </table:table-cell>
          <table:table-cell table:style-name="ce17" table:formula="of:=206/1" office:value-type="float" office:value="206" calcext:value-type="float">
            <text:p>206</text:p>
          </table:table-cell>
          <table:table-cell table:style-name="ce15" table:formula="of:=ABS([.L1108]-[.N1108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07" calcext:value-type="float">
            <text:p>207</text:p>
          </table:table-cell>
          <table:table-cell table:style-name="ce17" office:value-type="string" calcext:value-type="string">
            <text:p>207 ÷ 1</text:p>
          </table:table-cell>
          <table:table-cell table:style-name="ce17" table:formula="of:=207/1" office:value-type="float" office:value="207" calcext:value-type="float">
            <text:p>207</text:p>
          </table:table-cell>
          <table:table-cell table:style-name="ce15" table:formula="of:=ABS([.L1109]-[.N1109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08" calcext:value-type="float">
            <text:p>208</text:p>
          </table:table-cell>
          <table:table-cell table:style-name="ce17" office:value-type="string" calcext:value-type="string">
            <text:p>208 ÷ 1</text:p>
          </table:table-cell>
          <table:table-cell table:style-name="ce17" table:formula="of:=208/1" office:value-type="float" office:value="208" calcext:value-type="float">
            <text:p>208</text:p>
          </table:table-cell>
          <table:table-cell table:style-name="ce15" table:formula="of:=ABS([.L1110]-[.N1110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09" calcext:value-type="float">
            <text:p>209</text:p>
          </table:table-cell>
          <table:table-cell table:style-name="ce17" office:value-type="string" calcext:value-type="string">
            <text:p>209 ÷ 1</text:p>
          </table:table-cell>
          <table:table-cell table:style-name="ce17" table:formula="of:=209/1" office:value-type="float" office:value="209" calcext:value-type="float">
            <text:p>209</text:p>
          </table:table-cell>
          <table:table-cell table:style-name="ce15" table:formula="of:=ABS([.L1111]-[.N1111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10" calcext:value-type="float">
            <text:p>210</text:p>
          </table:table-cell>
          <table:table-cell table:style-name="ce17" office:value-type="string" calcext:value-type="string">
            <text:p>210 ÷ 1</text:p>
          </table:table-cell>
          <table:table-cell table:style-name="ce17" table:formula="of:=210/1" office:value-type="float" office:value="210" calcext:value-type="float">
            <text:p>210</text:p>
          </table:table-cell>
          <table:table-cell table:style-name="ce15" table:formula="of:=ABS([.L1112]-[.N1112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11" calcext:value-type="float">
            <text:p>211</text:p>
          </table:table-cell>
          <table:table-cell table:style-name="ce17" office:value-type="string" calcext:value-type="string">
            <text:p>211 ÷ 1</text:p>
          </table:table-cell>
          <table:table-cell table:style-name="ce17" table:formula="of:=211/1" office:value-type="float" office:value="211" calcext:value-type="float">
            <text:p>211</text:p>
          </table:table-cell>
          <table:table-cell table:style-name="ce15" table:formula="of:=ABS([.L1113]-[.N1113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12" calcext:value-type="float">
            <text:p>212</text:p>
          </table:table-cell>
          <table:table-cell table:style-name="ce17" office:value-type="string" calcext:value-type="string">
            <text:p>212 ÷ 1</text:p>
          </table:table-cell>
          <table:table-cell table:style-name="ce17" table:formula="of:=212/1" office:value-type="float" office:value="212" calcext:value-type="float">
            <text:p>212</text:p>
          </table:table-cell>
          <table:table-cell table:style-name="ce15" table:formula="of:=ABS([.L1114]-[.N1114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13" calcext:value-type="float">
            <text:p>213</text:p>
          </table:table-cell>
          <table:table-cell table:style-name="ce17" office:value-type="string" calcext:value-type="string">
            <text:p>213 ÷ 1</text:p>
          </table:table-cell>
          <table:table-cell table:style-name="ce17" table:formula="of:=213/1" office:value-type="float" office:value="213" calcext:value-type="float">
            <text:p>213</text:p>
          </table:table-cell>
          <table:table-cell table:style-name="ce15" table:formula="of:=ABS([.L1115]-[.N1115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14" calcext:value-type="float">
            <text:p>214</text:p>
          </table:table-cell>
          <table:table-cell table:style-name="ce17" office:value-type="string" calcext:value-type="string">
            <text:p>214 ÷ 1</text:p>
          </table:table-cell>
          <table:table-cell table:style-name="ce17" table:formula="of:=214/1" office:value-type="float" office:value="214" calcext:value-type="float">
            <text:p>214</text:p>
          </table:table-cell>
          <table:table-cell table:style-name="ce15" table:formula="of:=ABS([.L1116]-[.N1116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15" calcext:value-type="float">
            <text:p>215</text:p>
          </table:table-cell>
          <table:table-cell table:style-name="ce17" office:value-type="string" calcext:value-type="string">
            <text:p>215 ÷ 1</text:p>
          </table:table-cell>
          <table:table-cell table:style-name="ce17" table:formula="of:=215/1" office:value-type="float" office:value="215" calcext:value-type="float">
            <text:p>215</text:p>
          </table:table-cell>
          <table:table-cell table:style-name="ce15" table:formula="of:=ABS([.L1117]-[.N1117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16" calcext:value-type="float">
            <text:p>216</text:p>
          </table:table-cell>
          <table:table-cell table:style-name="ce17" office:value-type="string" calcext:value-type="string">
            <text:p>216 ÷ 1</text:p>
          </table:table-cell>
          <table:table-cell table:style-name="ce17" table:formula="of:=216/1" office:value-type="float" office:value="216" calcext:value-type="float">
            <text:p>216</text:p>
          </table:table-cell>
          <table:table-cell table:style-name="ce15" table:formula="of:=ABS([.L1118]-[.N1118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17" calcext:value-type="float">
            <text:p>217</text:p>
          </table:table-cell>
          <table:table-cell table:style-name="ce17" office:value-type="string" calcext:value-type="string">
            <text:p>217 ÷ 1</text:p>
          </table:table-cell>
          <table:table-cell table:style-name="ce17" table:formula="of:=217/1" office:value-type="float" office:value="217" calcext:value-type="float">
            <text:p>217</text:p>
          </table:table-cell>
          <table:table-cell table:style-name="ce15" table:formula="of:=ABS([.L1119]-[.N1119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18" calcext:value-type="float">
            <text:p>218</text:p>
          </table:table-cell>
          <table:table-cell table:style-name="ce17" office:value-type="string" calcext:value-type="string">
            <text:p>218 ÷ 1</text:p>
          </table:table-cell>
          <table:table-cell table:style-name="ce17" table:formula="of:=218/1" office:value-type="float" office:value="218" calcext:value-type="float">
            <text:p>218</text:p>
          </table:table-cell>
          <table:table-cell table:style-name="ce15" table:formula="of:=ABS([.L1120]-[.N1120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19" calcext:value-type="float">
            <text:p>219</text:p>
          </table:table-cell>
          <table:table-cell table:style-name="ce17" office:value-type="string" calcext:value-type="string">
            <text:p>219 ÷ 1</text:p>
          </table:table-cell>
          <table:table-cell table:style-name="ce17" table:formula="of:=219/1" office:value-type="float" office:value="219" calcext:value-type="float">
            <text:p>219</text:p>
          </table:table-cell>
          <table:table-cell table:style-name="ce15" table:formula="of:=ABS([.L1121]-[.N1121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20" calcext:value-type="float">
            <text:p>220</text:p>
          </table:table-cell>
          <table:table-cell table:style-name="ce17" office:value-type="string" calcext:value-type="string">
            <text:p>220 ÷ 1</text:p>
          </table:table-cell>
          <table:table-cell table:style-name="ce17" table:formula="of:=220/1" office:value-type="float" office:value="220" calcext:value-type="float">
            <text:p>220</text:p>
          </table:table-cell>
          <table:table-cell table:style-name="ce15" table:formula="of:=ABS([.L1122]-[.N1122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21" calcext:value-type="float">
            <text:p>221</text:p>
          </table:table-cell>
          <table:table-cell table:style-name="ce17" office:value-type="string" calcext:value-type="string">
            <text:p>221 ÷ 1</text:p>
          </table:table-cell>
          <table:table-cell table:style-name="ce17" table:formula="of:=221/1" office:value-type="float" office:value="221" calcext:value-type="float">
            <text:p>221</text:p>
          </table:table-cell>
          <table:table-cell table:style-name="ce15" table:formula="of:=ABS([.L1123]-[.N1123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22" calcext:value-type="float">
            <text:p>222</text:p>
          </table:table-cell>
          <table:table-cell table:style-name="ce17" office:value-type="string" calcext:value-type="string">
            <text:p>222 ÷ 1</text:p>
          </table:table-cell>
          <table:table-cell table:style-name="ce17" table:formula="of:=222/1" office:value-type="float" office:value="222" calcext:value-type="float">
            <text:p>222</text:p>
          </table:table-cell>
          <table:table-cell table:style-name="ce15" table:formula="of:=ABS([.L1124]-[.N1124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23" calcext:value-type="float">
            <text:p>223</text:p>
          </table:table-cell>
          <table:table-cell table:style-name="ce17" office:value-type="string" calcext:value-type="string">
            <text:p>223 ÷ 1</text:p>
          </table:table-cell>
          <table:table-cell table:style-name="ce17" table:formula="of:=223/1" office:value-type="float" office:value="223" calcext:value-type="float">
            <text:p>223</text:p>
          </table:table-cell>
          <table:table-cell table:style-name="ce15" table:formula="of:=ABS([.L1125]-[.N1125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24" calcext:value-type="float">
            <text:p>224</text:p>
          </table:table-cell>
          <table:table-cell table:style-name="ce17" office:value-type="string" calcext:value-type="string">
            <text:p>224 ÷ 1</text:p>
          </table:table-cell>
          <table:table-cell table:style-name="ce17" table:formula="of:=224/1" office:value-type="float" office:value="224" calcext:value-type="float">
            <text:p>224</text:p>
          </table:table-cell>
          <table:table-cell table:style-name="ce15" table:formula="of:=ABS([.L1126]-[.N1126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25" calcext:value-type="float">
            <text:p>225</text:p>
          </table:table-cell>
          <table:table-cell table:style-name="ce17" office:value-type="string" calcext:value-type="string">
            <text:p>225 ÷ 1</text:p>
          </table:table-cell>
          <table:table-cell table:style-name="ce17" table:formula="of:=225/1" office:value-type="float" office:value="225" calcext:value-type="float">
            <text:p>225</text:p>
          </table:table-cell>
          <table:table-cell table:style-name="ce15" table:formula="of:=ABS([.L1127]-[.N1127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26" calcext:value-type="float">
            <text:p>226</text:p>
          </table:table-cell>
          <table:table-cell table:style-name="ce17" office:value-type="string" calcext:value-type="string">
            <text:p>226 ÷ 1</text:p>
          </table:table-cell>
          <table:table-cell table:style-name="ce17" table:formula="of:=226/1" office:value-type="float" office:value="226" calcext:value-type="float">
            <text:p>226</text:p>
          </table:table-cell>
          <table:table-cell table:style-name="ce15" table:formula="of:=ABS([.L1128]-[.N1128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27" calcext:value-type="float">
            <text:p>227</text:p>
          </table:table-cell>
          <table:table-cell table:style-name="ce17" office:value-type="string" calcext:value-type="string">
            <text:p>227 ÷ 1</text:p>
          </table:table-cell>
          <table:table-cell table:style-name="ce17" table:formula="of:=227/1" office:value-type="float" office:value="227" calcext:value-type="float">
            <text:p>227</text:p>
          </table:table-cell>
          <table:table-cell table:style-name="ce15" table:formula="of:=ABS([.L1129]-[.N1129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28" calcext:value-type="float">
            <text:p>228</text:p>
          </table:table-cell>
          <table:table-cell table:style-name="ce17" office:value-type="string" calcext:value-type="string">
            <text:p>228 ÷ 1</text:p>
          </table:table-cell>
          <table:table-cell table:style-name="ce17" table:formula="of:=228/1" office:value-type="float" office:value="228" calcext:value-type="float">
            <text:p>228</text:p>
          </table:table-cell>
          <table:table-cell table:style-name="ce15" table:formula="of:=ABS([.L1130]-[.N1130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29" calcext:value-type="float">
            <text:p>229</text:p>
          </table:table-cell>
          <table:table-cell table:style-name="ce17" office:value-type="string" calcext:value-type="string">
            <text:p>229 ÷ 1</text:p>
          </table:table-cell>
          <table:table-cell table:style-name="ce17" table:formula="of:=229/1" office:value-type="float" office:value="229" calcext:value-type="float">
            <text:p>229</text:p>
          </table:table-cell>
          <table:table-cell table:style-name="ce15" table:formula="of:=ABS([.L1131]-[.N1131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30" calcext:value-type="float">
            <text:p>230</text:p>
          </table:table-cell>
          <table:table-cell table:style-name="ce17" office:value-type="string" calcext:value-type="string">
            <text:p>230 ÷ 1</text:p>
          </table:table-cell>
          <table:table-cell table:style-name="ce17" table:formula="of:=230/1" office:value-type="float" office:value="230" calcext:value-type="float">
            <text:p>230</text:p>
          </table:table-cell>
          <table:table-cell table:style-name="ce15" table:formula="of:=ABS([.L1132]-[.N1132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31" calcext:value-type="float">
            <text:p>231</text:p>
          </table:table-cell>
          <table:table-cell table:style-name="ce17" office:value-type="string" calcext:value-type="string">
            <text:p>231 ÷ 1</text:p>
          </table:table-cell>
          <table:table-cell table:style-name="ce17" table:formula="of:=231/1" office:value-type="float" office:value="231" calcext:value-type="float">
            <text:p>231</text:p>
          </table:table-cell>
          <table:table-cell table:style-name="ce15" table:formula="of:=ABS([.L1133]-[.N1133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32" calcext:value-type="float">
            <text:p>232</text:p>
          </table:table-cell>
          <table:table-cell table:style-name="ce17" office:value-type="string" calcext:value-type="string">
            <text:p>232 ÷ 1</text:p>
          </table:table-cell>
          <table:table-cell table:style-name="ce17" table:formula="of:=232/1" office:value-type="float" office:value="232" calcext:value-type="float">
            <text:p>232</text:p>
          </table:table-cell>
          <table:table-cell table:style-name="ce15" table:formula="of:=ABS([.L1134]-[.N1134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33" calcext:value-type="float">
            <text:p>233</text:p>
          </table:table-cell>
          <table:table-cell table:style-name="ce17" office:value-type="string" calcext:value-type="string">
            <text:p>233 ÷ 1</text:p>
          </table:table-cell>
          <table:table-cell table:style-name="ce17" table:formula="of:=233/1" office:value-type="float" office:value="233" calcext:value-type="float">
            <text:p>233</text:p>
          </table:table-cell>
          <table:table-cell table:style-name="ce15" table:formula="of:=ABS([.L1135]-[.N1135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34" calcext:value-type="float">
            <text:p>234</text:p>
          </table:table-cell>
          <table:table-cell table:style-name="ce17" office:value-type="string" calcext:value-type="string">
            <text:p>234 ÷ 1</text:p>
          </table:table-cell>
          <table:table-cell table:style-name="ce17" table:formula="of:=234/1" office:value-type="float" office:value="234" calcext:value-type="float">
            <text:p>234</text:p>
          </table:table-cell>
          <table:table-cell table:style-name="ce15" table:formula="of:=ABS([.L1136]-[.N1136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35" calcext:value-type="float">
            <text:p>235</text:p>
          </table:table-cell>
          <table:table-cell table:style-name="ce17" office:value-type="string" calcext:value-type="string">
            <text:p>235 ÷ 1</text:p>
          </table:table-cell>
          <table:table-cell table:style-name="ce17" table:formula="of:=235/1" office:value-type="float" office:value="235" calcext:value-type="float">
            <text:p>235</text:p>
          </table:table-cell>
          <table:table-cell table:style-name="ce15" table:formula="of:=ABS([.L1137]-[.N1137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36" calcext:value-type="float">
            <text:p>236</text:p>
          </table:table-cell>
          <table:table-cell table:style-name="ce17" office:value-type="string" calcext:value-type="string">
            <text:p>236 ÷ 1</text:p>
          </table:table-cell>
          <table:table-cell table:style-name="ce17" table:formula="of:=236/1" office:value-type="float" office:value="236" calcext:value-type="float">
            <text:p>236</text:p>
          </table:table-cell>
          <table:table-cell table:style-name="ce15" table:formula="of:=ABS([.L1138]-[.N1138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37" calcext:value-type="float">
            <text:p>237</text:p>
          </table:table-cell>
          <table:table-cell table:style-name="ce17" office:value-type="string" calcext:value-type="string">
            <text:p>237 ÷ 1</text:p>
          </table:table-cell>
          <table:table-cell table:style-name="ce17" table:formula="of:=237/1" office:value-type="float" office:value="237" calcext:value-type="float">
            <text:p>237</text:p>
          </table:table-cell>
          <table:table-cell table:style-name="ce15" table:formula="of:=ABS([.L1139]-[.N1139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38" calcext:value-type="float">
            <text:p>238</text:p>
          </table:table-cell>
          <table:table-cell table:style-name="ce17" office:value-type="string" calcext:value-type="string">
            <text:p>238 ÷ 1</text:p>
          </table:table-cell>
          <table:table-cell table:style-name="ce17" table:formula="of:=238/1" office:value-type="float" office:value="238" calcext:value-type="float">
            <text:p>238</text:p>
          </table:table-cell>
          <table:table-cell table:style-name="ce15" table:formula="of:=ABS([.L1140]-[.N1140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39" calcext:value-type="float">
            <text:p>239</text:p>
          </table:table-cell>
          <table:table-cell table:style-name="ce17" office:value-type="string" calcext:value-type="string">
            <text:p>239 ÷ 1</text:p>
          </table:table-cell>
          <table:table-cell table:style-name="ce17" table:formula="of:=239/1" office:value-type="float" office:value="239" calcext:value-type="float">
            <text:p>239</text:p>
          </table:table-cell>
          <table:table-cell table:style-name="ce15" table:formula="of:=ABS([.L1141]-[.N1141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40" calcext:value-type="float">
            <text:p>240</text:p>
          </table:table-cell>
          <table:table-cell table:style-name="ce17" office:value-type="string" calcext:value-type="string">
            <text:p>240 ÷ 1</text:p>
          </table:table-cell>
          <table:table-cell table:style-name="ce17" table:formula="of:=240/1" office:value-type="float" office:value="240" calcext:value-type="float">
            <text:p>240</text:p>
          </table:table-cell>
          <table:table-cell table:style-name="ce15" table:formula="of:=ABS([.L1142]-[.N1142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41" calcext:value-type="float">
            <text:p>241</text:p>
          </table:table-cell>
          <table:table-cell table:style-name="ce17" office:value-type="string" calcext:value-type="string">
            <text:p>241 ÷ 1</text:p>
          </table:table-cell>
          <table:table-cell table:style-name="ce17" table:formula="of:=241/1" office:value-type="float" office:value="241" calcext:value-type="float">
            <text:p>241</text:p>
          </table:table-cell>
          <table:table-cell table:style-name="ce15" table:formula="of:=ABS([.L1143]-[.N1143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42" calcext:value-type="float">
            <text:p>242</text:p>
          </table:table-cell>
          <table:table-cell table:style-name="ce17" office:value-type="string" calcext:value-type="string">
            <text:p>242 ÷ 1</text:p>
          </table:table-cell>
          <table:table-cell table:style-name="ce17" table:formula="of:=242/1" office:value-type="float" office:value="242" calcext:value-type="float">
            <text:p>242</text:p>
          </table:table-cell>
          <table:table-cell table:style-name="ce15" table:formula="of:=ABS([.L1144]-[.N1144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43" calcext:value-type="float">
            <text:p>243</text:p>
          </table:table-cell>
          <table:table-cell table:style-name="ce17" office:value-type="string" calcext:value-type="string">
            <text:p>243 ÷ 1</text:p>
          </table:table-cell>
          <table:table-cell table:style-name="ce17" table:formula="of:=243/1" office:value-type="float" office:value="243" calcext:value-type="float">
            <text:p>243</text:p>
          </table:table-cell>
          <table:table-cell table:style-name="ce15" table:formula="of:=ABS([.L1145]-[.N1145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44" calcext:value-type="float">
            <text:p>244</text:p>
          </table:table-cell>
          <table:table-cell table:style-name="ce17" office:value-type="string" calcext:value-type="string">
            <text:p>244 ÷ 1</text:p>
          </table:table-cell>
          <table:table-cell table:style-name="ce17" table:formula="of:=244/1" office:value-type="float" office:value="244" calcext:value-type="float">
            <text:p>244</text:p>
          </table:table-cell>
          <table:table-cell table:style-name="ce15" table:formula="of:=ABS([.L1146]-[.N1146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45" calcext:value-type="float">
            <text:p>245</text:p>
          </table:table-cell>
          <table:table-cell table:style-name="ce17" office:value-type="string" calcext:value-type="string">
            <text:p>245 ÷ 1</text:p>
          </table:table-cell>
          <table:table-cell table:style-name="ce17" table:formula="of:=245/1" office:value-type="float" office:value="245" calcext:value-type="float">
            <text:p>245</text:p>
          </table:table-cell>
          <table:table-cell table:style-name="ce15" table:formula="of:=ABS([.L1147]-[.N1147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46" calcext:value-type="float">
            <text:p>246</text:p>
          </table:table-cell>
          <table:table-cell table:style-name="ce17" office:value-type="string" calcext:value-type="string">
            <text:p>246 ÷ 1</text:p>
          </table:table-cell>
          <table:table-cell table:style-name="ce17" table:formula="of:=246/1" office:value-type="float" office:value="246" calcext:value-type="float">
            <text:p>246</text:p>
          </table:table-cell>
          <table:table-cell table:style-name="ce15" table:formula="of:=ABS([.L1148]-[.N1148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47" calcext:value-type="float">
            <text:p>247</text:p>
          </table:table-cell>
          <table:table-cell table:style-name="ce17" office:value-type="string" calcext:value-type="string">
            <text:p>247 ÷ 1</text:p>
          </table:table-cell>
          <table:table-cell table:style-name="ce17" table:formula="of:=247/1" office:value-type="float" office:value="247" calcext:value-type="float">
            <text:p>247</text:p>
          </table:table-cell>
          <table:table-cell table:style-name="ce15" table:formula="of:=ABS([.L1149]-[.N1149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48" calcext:value-type="float">
            <text:p>248</text:p>
          </table:table-cell>
          <table:table-cell table:style-name="ce17" office:value-type="string" calcext:value-type="string">
            <text:p>248 ÷ 1</text:p>
          </table:table-cell>
          <table:table-cell table:style-name="ce17" table:formula="of:=248/1" office:value-type="float" office:value="248" calcext:value-type="float">
            <text:p>248</text:p>
          </table:table-cell>
          <table:table-cell table:style-name="ce15" table:formula="of:=ABS([.L1150]-[.N1150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49" calcext:value-type="float">
            <text:p>249</text:p>
          </table:table-cell>
          <table:table-cell table:style-name="ce17" office:value-type="string" calcext:value-type="string">
            <text:p>249 ÷ 1</text:p>
          </table:table-cell>
          <table:table-cell table:style-name="ce17" table:formula="of:=249/1" office:value-type="float" office:value="249" calcext:value-type="float">
            <text:p>249</text:p>
          </table:table-cell>
          <table:table-cell table:style-name="ce15" table:formula="of:=ABS([.L1151]-[.N1151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50" calcext:value-type="float">
            <text:p>250</text:p>
          </table:table-cell>
          <table:table-cell table:style-name="ce17" office:value-type="string" calcext:value-type="string">
            <text:p>250 ÷ 1</text:p>
          </table:table-cell>
          <table:table-cell table:style-name="ce17" table:formula="of:=250/1" office:value-type="float" office:value="250" calcext:value-type="float">
            <text:p>250</text:p>
          </table:table-cell>
          <table:table-cell table:style-name="ce15" table:formula="of:=ABS([.L1152]-[.N1152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51" calcext:value-type="float">
            <text:p>251</text:p>
          </table:table-cell>
          <table:table-cell table:style-name="ce17" office:value-type="string" calcext:value-type="string">
            <text:p>251 ÷ 1</text:p>
          </table:table-cell>
          <table:table-cell table:style-name="ce17" table:formula="of:=251/1" office:value-type="float" office:value="251" calcext:value-type="float">
            <text:p>251</text:p>
          </table:table-cell>
          <table:table-cell table:style-name="ce15" table:formula="of:=ABS([.L1153]-[.N1153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52" calcext:value-type="float">
            <text:p>252</text:p>
          </table:table-cell>
          <table:table-cell table:style-name="ce17" office:value-type="string" calcext:value-type="string">
            <text:p>252 ÷ 1</text:p>
          </table:table-cell>
          <table:table-cell table:style-name="ce17" table:formula="of:=252/1" office:value-type="float" office:value="252" calcext:value-type="float">
            <text:p>252</text:p>
          </table:table-cell>
          <table:table-cell table:style-name="ce15" table:formula="of:=ABS([.L1154]-[.N1154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53" calcext:value-type="float">
            <text:p>253</text:p>
          </table:table-cell>
          <table:table-cell table:style-name="ce17" office:value-type="string" calcext:value-type="string">
            <text:p>253 ÷ 1</text:p>
          </table:table-cell>
          <table:table-cell table:style-name="ce17" table:formula="of:=253/1" office:value-type="float" office:value="253" calcext:value-type="float">
            <text:p>253</text:p>
          </table:table-cell>
          <table:table-cell table:style-name="ce15" table:formula="of:=ABS([.L1155]-[.N1155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54" calcext:value-type="float">
            <text:p>254</text:p>
          </table:table-cell>
          <table:table-cell table:style-name="ce17" office:value-type="string" calcext:value-type="string">
            <text:p>254 ÷ 1</text:p>
          </table:table-cell>
          <table:table-cell table:style-name="ce17" table:formula="of:=254/1" office:value-type="float" office:value="254" calcext:value-type="float">
            <text:p>254</text:p>
          </table:table-cell>
          <table:table-cell table:style-name="ce15" table:formula="of:=ABS([.L1156]-[.N1156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26"/>
          <table:covered-table-cell table:number-columns-repeated="2" table:style-name="ce39"/>
          <table:covered-table-cell table:style-name="ce57"/>
          <table:table-cell table:number-columns-repeated="1004"/>
        </table:table-row>
        <table:table-row table:style-name="ro1">
          <table:table-cell table:number-columns-repeated="11"/>
          <table:table-cell table:style-name="ce5" office:value-type="float" office:value="255" calcext:value-type="float">
            <text:p>255</text:p>
          </table:table-cell>
          <table:table-cell table:style-name="ce17" office:value-type="string" calcext:value-type="string">
            <text:p>255 ÷ 1</text:p>
          </table:table-cell>
          <table:table-cell table:style-name="ce17" table:formula="of:=255/1" office:value-type="float" office:value="255" calcext:value-type="float">
            <text:p>255</text:p>
          </table:table-cell>
          <table:table-cell table:style-name="ce15" table:formula="of:=ABS([.L1157]-[.N1157])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covered-table-cell table:style-name="ce34"/>
          <table:covered-table-cell table:number-columns-repeated="2" table:style-name="ce47"/>
          <table:covered-table-cell table:style-name="ce60"/>
          <table:table-cell table:number-columns-repeated="1004"/>
        </table:table-row>
        <table:table-row table:style-name="ro1" table:number-rows-repeated="104741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_xlnm.Extract" table:base-cell-address="$'Unsigned 8 bit'.$A$1" table:expression="'unsigned 8 bit'!#ref!"/>
          <table:named-range table:name="_xlnm._FilterDatabase" table:base-cell-address="$'Unsigned 8 bit'.$A$1" table:cell-range-address="$'Unsigned 8 bit'.$L$5:.$U$261"/>
        </table:named-expressions>
      </table:table>
      <table:named-expressions/>
      <table:database-ranges>
        <table:database-range table:name="__Anonymous_Sheet_DB__0" table:target-range-address="'Unsigned 8 bit'.L5:'Unsigned 8 bit'.U26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7" loext:min-decimal-places="7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nsigned_20_8_20_bit" style:display-name="PageStyle_Unsigned 8 bi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user</dc:creator>
    <meta:creation-date>2020-02-11T02:08:19</meta:creation-date>
    <dc:date>2020-02-12T03:20:51</dc:date>
    <meta:generator>LibreOffice/6.2.8.2$Windows_X86_64 LibreOffice_project/f82ddfca21ebc1e222a662a32b25c0c9d20169ee</meta:generator>
    <meta:document-statistic meta:table-count="1" meta:cell-count="808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